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261cm"/>
    </style:style>
    <style:style style:name="co2" style:family="table-column">
      <style:table-column-properties fo:break-before="auto" style:column-width="1.533cm"/>
    </style:style>
    <style:style style:name="co3" style:family="table-column">
      <style:table-column-properties fo:break-before="auto" style:column-width="1.995cm"/>
    </style:style>
    <style:style style:name="co4" style:family="table-column">
      <style:table-column-properties fo:break-before="auto" style:column-width="2.432cm"/>
    </style:style>
    <style:style style:name="co5" style:family="table-column">
      <style:table-column-properties fo:break-before="auto" style:column-width="1.071cm"/>
    </style:style>
    <style:style style:name="co6" style:family="table-column">
      <style:table-column-properties fo:break-before="auto" style:column-width="1.342cm"/>
    </style:style>
    <style:style style:name="co7" style:family="table-column">
      <style:table-column-properties fo:break-before="auto" style:column-width="8.368cm"/>
    </style:style>
    <style:style style:name="co8" style:family="table-column">
      <style:table-column-properties fo:break-before="auto" style:column-width="3.956cm"/>
    </style:style>
    <style:style style:name="co9" style:family="table-column">
      <style:table-column-properties fo:break-before="auto" style:column-width="57.997cm"/>
    </style:style>
    <style:style style:name="co10" style:family="table-column">
      <style:table-column-properties fo:break-before="auto" style:column-width="3.521cm"/>
    </style:style>
    <style:style style:name="co11" style:family="table-column">
      <style:table-column-properties fo:break-before="auto" style:column-width="1.178cm"/>
    </style:style>
    <style:style style:name="co12" style:family="table-column">
      <style:table-column-properties fo:break-before="auto" style:column-width="1.942cm"/>
    </style:style>
    <style:style style:name="co13" style:family="table-column">
      <style:table-column-properties fo:break-before="auto" style:column-width="10.003cm"/>
    </style:style>
    <style:style style:name="co14" style:family="table-column">
      <style:table-column-properties fo:break-before="auto" style:column-width="2.104cm"/>
    </style:style>
    <style:style style:name="co15" style:family="table-column">
      <style:table-column-properties fo:break-before="auto" style:column-width="3.766cm"/>
    </style:style>
    <style:style style:name="co16"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3.605cm" fo:break-before="auto" style:use-optimal-row-height="true"/>
    </style:style>
    <style:style style:name="ro7" style:family="table-row">
      <style:table-row-properties style:row-height="2.42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BI_mst_lq_Q"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6"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 table:default-cell-style-name="Default"/>
        <table:table-column table:style-name="co15" table:default-cell-style-name="Default"/>
        <table:table-column table:style-name="co3" table:default-cell-style-name="Default"/>
        <table:table-row table:style-name="ro1">
          <table:table-cell office:value-type="string" calcext:value-type="string">
            <text:p>idsatz</text:p>
          </table:table-cell>
          <table:table-cell office:value-type="string" calcext:value-type="string">
            <text:p>idsrcobj</text:p>
          </table:table-cell>
          <table:table-cell office:value-type="string" calcext:value-type="string">
            <text:p>idsrccls</text:p>
          </table:table-cell>
          <table:table-cell office:value-type="string" calcext:value-type="string">
            <text:p>namowner</text:p>
          </table:table-cell>
          <table:table-cell office:value-type="string" calcext:value-type="string">
            <text:p>idprz</text:p>
          </table:table-cell>
          <table:table-cell office:value-type="string" calcext:value-type="string">
            <text:p>objkey</text:p>
          </table:table-cell>
          <table:table-cell office:value-type="string" calcext:value-type="string">
            <text:p>objnam</text:p>
          </table:table-cell>
          <table:table-cell office:value-type="string" calcext:value-type="string">
            <text:p>objbez</text:p>
          </table:table-cell>
          <table:table-cell office:value-type="string" calcext:value-type="string">
            <text:p>objtyp</text:p>
          </table:table-cell>
          <table:table-cell office:value-type="string" calcext:value-type="string">
            <text:p>objbem</text:p>
          </table:table-cell>
          <table:table-cell office:value-type="string" calcext:value-type="string">
            <text:p>dtbeg</text:p>
          </table:table-cell>
          <table:table-cell office:value-type="string" calcext:value-type="string">
            <text:p>dtend</text:p>
          </table:table-cell>
          <table:table-cell office:value-type="string" calcext:value-type="string">
            <text:p>eucode</text:p>
          </table:table-cell>
          <table:table-cell office:value-type="string" calcext:value-type="string">
            <text:p>geometry</text:p>
          </table:table-cell>
          <table:table-cell office:value-type="string" calcext:value-type="string">
            <text:p>klass</text:p>
          </table:table-cell>
          <table:table-cell office:value-type="string" calcext:value-type="string">
            <text:p>hoehe</text:p>
          </table:table-cell>
          <table:table-cell office:value-type="string" calcext:value-type="string">
            <text:p>gebietstyp</text:p>
          </table:table-cell>
          <table:table-cell office:value-type="string" calcext:value-type="string">
            <text:p>idcls</text:p>
          </table:table-cell>
        </table:table-row>
        <table:table-row table:style-name="ro1">
          <table:table-cell office:value-type="float" office:value="2318" calcext:value-type="float">
            <text:p>2318</text:p>
          </table:table-cell>
          <table:table-cell office:value-type="string" calcext:value-type="string">
            <text:p>ACBU</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ACBU</text:p>
          </table:table-cell>
          <table:table-cell office:value-type="string" calcext:value-type="string">
            <text:p>Aachen - Burtscheid</text:p>
          </table:table-cell>
          <table:table-cell/>
          <table:table-cell office:value-type="string" calcext:value-type="string">
            <text:p>Luftqualitätsmessstelle</text:p>
          </table:table-cell>
          <table:table-cell office:value-type="string" calcext:value-type="string">
            <text:p>Die Station steht im südlichen Teil der Stadt Aachen in einem Wohngebiet. Direkte Schadstoffbeeinflussung durch Kfz-Verkehr kann ausgeschlossen werden. Hausbrandemissionen möglich (alter Baubestand). Außer Wohnbebauung ist nach Süden hin nur noch Waldgebiet (z.B. Aachener Wald, Freyenter Wald und Augustiner Wald) als Landschaft vorzufinden. Die Stadt Eupen liegt ca. 20km südlich. <text:s/>Die Station ist frei anströmbar.</text:p>
          </table:table-cell>
          <table:table-cell table:number-columns-repeated="3"/>
          <table:table-cell office:value-type="string" calcext:value-type="string">
            <text:p>0101000020E8640000000000007404124100000000BD775541</text:p>
          </table:table-cell>
          <table:table-cell/>
          <table:table-cell office:value-type="float" office:value="180" calcext:value-type="float">
            <text:p>180</text:p>
          </table:table-cell>
          <table:table-cell/>
          <table:table-cell office:value-type="float" office:value="103211000" calcext:value-type="float">
            <text:p>103211000</text:p>
          </table:table-cell>
        </table:table-row>
        <table:table-row table:style-name="ro1">
          <table:table-cell office:value-type="float" office:value="2319" calcext:value-type="float">
            <text:p>2319</text:p>
          </table:table-cell>
          <table:table-cell office:value-type="string" calcext:value-type="string">
            <text:p>ACMI</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ACMI</text:p>
          </table:table-cell>
          <table:table-cell office:value-type="string" calcext:value-type="string">
            <text:p>Aachen - Mitte</text:p>
          </table:table-cell>
          <table:table-cell/>
          <table:table-cell office:value-type="string" calcext:value-type="string">
            <text:p>Luftqualitätsmessstelle</text:p>
          </table:table-cell>
          <table:table-cell office:value-type="string" calcext:value-type="string">
            <text:p>Verkehrsbezogene Meßstation mit sehr großem Verkehrsaufkommen. Die Lage der Meßstation ist ortsmittig der Stadt Aachen an einer Zentrum umgebenden Ringstraße. Gewerbegebiete liegen nordwestlich, nordöstlich und östlich der Station. <text:s/>Die Station ist nicht frei anströmbar.</text:p>
          </table:table-cell>
          <table:table-cell table:number-columns-repeated="3"/>
          <table:table-cell office:value-type="string" calcext:value-type="string">
            <text:p>0101000020E86400000000000080FB1141000000C0E2785541</text:p>
          </table:table-cell>
          <table:table-cell/>
          <table:table-cell office:value-type="float" office:value="160" calcext:value-type="float">
            <text:p>160</text:p>
          </table:table-cell>
          <table:table-cell/>
          <table:table-cell office:value-type="float" office:value="103211000" calcext:value-type="float">
            <text:p>103211000</text:p>
          </table:table-cell>
        </table:table-row>
        <table:table-row table:style-name="ro1">
          <table:table-cell office:value-type="float" office:value="2320" calcext:value-type="float">
            <text:p>2320</text:p>
          </table:table-cell>
          <table:table-cell office:value-type="string" calcext:value-type="string">
            <text:p>ACR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ACRE</text:p>
          </table:table-cell>
          <table:table-cell office:value-type="string" calcext:value-type="string">
            <text:p>Aachen - Rothe Erde</text:p>
          </table:table-cell>
          <table:table-cell/>
          <table:table-cell office:value-type="string" calcext:value-type="string">
            <text:p>Luftqualitätsmessstelle</text:p>
          </table:table-cell>
          <table:table-cell office:value-type="string" calcext:value-type="string">
            <text:p>Die Station steht in einem Gewerbe- und Wohngebiet. Nur geringe Beaufschlagung durch Kfz.-Verkehr, da die Station am Ende einer Sackstraße aufgestellt ist. Der Meßplatz liegt ca. 4km östlich von der Stadtmitte. Keine erkennbaren Emittenten im Nahbereich. <text:s/>Die Station ist nicht frei anströmbar.</text:p>
          </table:table-cell>
          <table:table-cell table:number-columns-repeated="3"/>
          <table:table-cell office:value-type="string" calcext:value-type="string">
            <text:p>0101000020E8640000000000009432124100000080E9785541</text:p>
          </table:table-cell>
          <table:table-cell/>
          <table:table-cell office:value-type="float" office:value="190" calcext:value-type="float">
            <text:p>190</text:p>
          </table:table-cell>
          <table:table-cell/>
          <table:table-cell office:value-type="float" office:value="103211000" calcext:value-type="float">
            <text:p>103211000</text:p>
          </table:table-cell>
        </table:table-row>
        <table:table-row table:style-name="ro1">
          <table:table-cell office:value-type="float" office:value="2321" calcext:value-type="float">
            <text:p>2321</text:p>
          </table:table-cell>
          <table:table-cell office:value-type="string" calcext:value-type="string">
            <text:p>AHAU</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AHAU</text:p>
          </table:table-cell>
          <table:table-cell office:value-type="string" calcext:value-type="string">
            <text:p>Ahaus</text:p>
          </table:table-cell>
          <table:table-cell/>
          <table:table-cell office:value-type="string" calcext:value-type="string">
            <text:p>Luftqualitätsmessstelle</text:p>
          </table:table-cell>
          <table:table-cell office:value-type="string" calcext:value-type="string">
            <text:p>Die Station steht am nördlichen Rand von Ahaus auf dem Gelände der Berufsbildungsstätte. Ca. 500 m südöstlich, abgetrennt von der Wohnbebauung durch die Bundesstr. 70, befindet sich ein großes Gewerbegebiet mit zahlreichen Betrieben unterschiedlichster Branchen (Metall, Kunststoff, Farben, Holz, Beton...). Das weitere Umfeld ist ländlicher Struktur. Eine Kläranlage ca. 500 m nördlich der Station ist noch zu nennen. Die Station ist frei anströmbar.</text:p>
          </table:table-cell>
          <table:table-cell table:number-columns-repeated="3"/>
          <table:table-cell table:style-name="ce1" office:value-type="string" calcext:value-type="string">
            <text:p>0101000020E864000000000000203816410000000065055641</text:p>
          </table:table-cell>
          <table:table-cell/>
          <table:table-cell office:value-type="float" office:value="48" calcext:value-type="float">
            <text:p>48</text:p>
          </table:table-cell>
          <table:table-cell/>
          <table:table-cell office:value-type="float" office:value="103211000" calcext:value-type="float">
            <text:p>103211000</text:p>
          </table:table-cell>
        </table:table-row>
        <table:table-row table:style-name="ro1">
          <table:table-cell office:value-type="float" office:value="2322" calcext:value-type="float">
            <text:p>2322</text:p>
          </table:table-cell>
          <table:table-cell office:value-type="string" calcext:value-type="string">
            <text:p>AHL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AHLE</text:p>
          </table:table-cell>
          <table:table-cell office:value-type="string" calcext:value-type="string">
            <text:p>Ahlen - Außenbereich</text:p>
          </table:table-cell>
          <table:table-cell/>
          <table:table-cell office:value-type="string" calcext:value-type="string">
            <text:p>Luftqualitätsmessstelle</text:p>
          </table:table-cell>
          <table:table-cell office:value-type="string" calcext:value-type="string">
            <text:p>Der Messplatz liegt im westlichen Bereich der Stadt. Das Stadtzentrum befindet sich ca. 2 km westlich. Gewerbe- und Fabrikationsbetriebe sind hauptsächlich westlich bis nordöstlich in ca. 1 km Abstand zur Messstation angesiedelt. Ca 1,5 km südlich ist die Zechenanlage Westfalen mit den Schächten I und II. Die Stadt Hamm liegt ca. 10 km südwestlich und die Stadt Beckum ca. 10 km östlich. <text:s/>Die Station ist frei anströmbar (Städtischer Fuhrpark)</text:p>
          </table:table-cell>
          <table:table-cell table:number-columns-repeated="3"/>
          <table:table-cell office:value-type="string" calcext:value-type="string">
            <text:p>0101000020E864000000000000C0F7194100000000DBE05541</text:p>
          </table:table-cell>
          <table:table-cell/>
          <table:table-cell office:value-type="float" office:value="85" calcext:value-type="float">
            <text:p>85</text:p>
          </table:table-cell>
          <table:table-cell/>
          <table:table-cell office:value-type="float" office:value="103211000" calcext:value-type="float">
            <text:p>103211000</text:p>
          </table:table-cell>
        </table:table-row>
        <table:table-row table:style-name="ro1">
          <table:table-cell office:value-type="float" office:value="2323" calcext:value-type="float">
            <text:p>2323</text:p>
          </table:table-cell>
          <table:table-cell office:value-type="string" calcext:value-type="string">
            <text:p>ALB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ALBE</text:p>
          </table:table-cell>
          <table:table-cell office:value-type="string" calcext:value-type="string">
            <text:p>Altenberge</text:p>
          </table:table-cell>
          <table:table-cell/>
          <table:table-cell office:value-type="string" calcext:value-type="string">
            <text:p>Luftqualitätsmessstelle</text:p>
          </table:table-cell>
          <table:table-cell office:value-type="string" calcext:value-type="string">
            <text:p>Die Station steht ortsmittig auf dem Vorplatz des Rathauses. Hier führt unmittelbar die Landstr. L 579 vorbei, die Greven mit dem Zubringer nach Münster verbindet. Ca. 12000 Fahrzeuge fahren täglich durch den Ort. Ein Industriegebiet befindet sich sowohl ca. 1 km südwestlich wie nordöstlich zur Station (Metallverarbeitung). Das gesamte Umfeld ist ländlicher Natur. Die Station ist frei anströmbar.</text:p>
          </table:table-cell>
          <table:table-cell table:number-columns-repeated="3"/>
          <table:table-cell office:value-type="string" calcext:value-type="string">
            <text:p>0101000020E864000000000000981C1841000000802A005641</text:p>
          </table:table-cell>
          <table:table-cell/>
          <table:table-cell office:value-type="float" office:value="100" calcext:value-type="float">
            <text:p>100</text:p>
          </table:table-cell>
          <table:table-cell/>
          <table:table-cell office:value-type="float" office:value="103211000" calcext:value-type="float">
            <text:p>103211000</text:p>
          </table:table-cell>
        </table:table-row>
        <table:table-row table:style-name="ro1">
          <table:table-cell office:value-type="float" office:value="2324" calcext:value-type="float">
            <text:p>2324</text:p>
          </table:table-cell>
          <table:table-cell office:value-type="string" calcext:value-type="string">
            <text:p>ALD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ALDE</text:p>
          </table:table-cell>
          <table:table-cell office:value-type="string" calcext:value-type="string">
            <text:p>Aldenhoven</text:p>
          </table:table-cell>
          <table:table-cell/>
          <table:table-cell office:value-type="string" calcext:value-type="string">
            <text:p>Luftqualitätsmessstelle</text:p>
          </table:table-cell>
          <table:table-cell office:value-type="string" calcext:value-type="string">
            <text:p>Die Station steht ortsmittig auf einem PKW-Parkplatz. Das direkte Umfeld ist reine Wohnbebauung, das weitere Umfeld ländlicher Struktur. An Emittenten sind eine Farbfabrik (Oellers immex) ca. 300 m südlich und die Autobahn A 44, die im Abstand von ca. 1 km von Nord nach West um den Ort führt, zu nennen. Nach Eschweiler ist es ca. 9 km in südlicher Richtung weit. Dazwischen erstreckt sich das riesige Braunkohle-Tageabbaugebiet-Inden sowie das Kraftwerk Weisweiler (ca. 7 km)</text:p>
          </table:table-cell>
          <table:table-cell table:number-columns-repeated="3"/>
          <table:table-cell office:value-type="string" calcext:value-type="string">
            <text:p>0101000020E8640000000000006CDD1241000000C086855541</text:p>
          </table:table-cell>
          <table:table-cell/>
          <table:table-cell office:value-type="float" office:value="110" calcext:value-type="float">
            <text:p>110</text:p>
          </table:table-cell>
          <table:table-cell/>
          <table:table-cell office:value-type="float" office:value="103211000" calcext:value-type="float">
            <text:p>103211000</text:p>
          </table:table-cell>
        </table:table-row>
        <table:table-row table:style-name="ro1">
          <table:table-cell office:value-type="float" office:value="2325" calcext:value-type="float">
            <text:p>2325</text:p>
          </table:table-cell>
          <table:table-cell office:value-type="string" calcext:value-type="string">
            <text:p>ALP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ALPE</text:p>
          </table:table-cell>
          <table:table-cell office:value-type="string" calcext:value-type="string">
            <text:p>Alpen</text:p>
          </table:table-cell>
          <table:table-cell/>
          <table:table-cell office:value-type="string" calcext:value-type="string">
            <text:p>Luftqualitätsmessstelle</text:p>
          </table:table-cell>
          <table:table-cell office:value-type="string" calcext:value-type="string">
            <text:p>Die Station steht am nodöstlichen Rand von Alpen auf dem Gelände eine Pumpenwerks. Am nördlichen und östlichen Rand Alpens befinden sich zwei Gewerbegebiete ohne ersichtliche Emittenten. Das gesamte weitere Umfeld Alpens ist ländlicher Struktur. Zu den Solvey-Werken (Fluor, Alkali, Kunstoffe, Derivate) ist es ca. 4 km in südöstlicher Richtung weit. Die stark befahrene Ortsduchgangsstraße verläuft ca. 70 m und die Umgehungsstraße B58 ca. 750 m südöstlich an der Station vorbei. Die BAB A57 befindet sich ca. 2,2 km südlich der Station. Die Station ist frei anströmbar.</text:p>
          </table:table-cell>
          <table:table-cell table:number-columns-repeated="3"/>
          <table:table-cell office:value-type="string" calcext:value-type="string">
            <text:p>0101000020E86400000000000044061441000000006BCF5541</text:p>
          </table:table-cell>
          <table:table-cell/>
          <table:table-cell office:value-type="float" office:value="22" calcext:value-type="float">
            <text:p>22</text:p>
          </table:table-cell>
          <table:table-cell/>
          <table:table-cell office:value-type="float" office:value="103211000" calcext:value-type="float">
            <text:p>103211000</text:p>
          </table:table-cell>
        </table:table-row>
        <table:table-row table:style-name="ro1">
          <table:table-cell office:value-type="float" office:value="2326" calcext:value-type="float">
            <text:p>2326</text:p>
          </table:table-cell>
          <table:table-cell office:value-type="string" calcext:value-type="string">
            <text:p>ALT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ALTE</text:p>
          </table:table-cell>
          <table:table-cell office:value-type="string" calcext:value-type="string">
            <text:p>Altendorf</text:p>
          </table:table-cell>
          <table:table-cell/>
          <table:table-cell office:value-type="string" calcext:value-type="string">
            <text:p>Luftqualitätsmessstelle</text:p>
          </table:table-cell>
          <table:table-cell office:value-type="string" calcext:value-type="string">
            <text:p>Die Station steht ca. 3,5 km westlich des Stadtkerns am Ende einer Sackgasse auf einem Schulgelände. Umgeben ist die Station von reiner Wohnbebauung. Die stark befahrene B231 (Verbindung Essen - Ober-hausen) verläuft ca. 250 m nördlich an der Station vorbei. Im Osten (ca. 1,5 km Entfernung) befinden sich die großen Krupp-Hallen mit metallverarbeitender Industrie (Stahl, Aluminium, Titan). Ca. 3,5 km nördlich zur Station ist als Emittent noch eine Aluminium-Hütte zu nennen. Das Gelände ist flach und eben, die Station frei anströmbar. <text:s/>Bemerkungen: Durch einen nahegelegenen Sportplatz kann es bei Trockenperioden zu erhöhten Staubkonzentrationen aus südlicher Richtung kommen. <text:s/>Messung im Zuge der Neukonzeption LUQS2000 eingestellt</text:p>
          </table:table-cell>
          <table:table-cell table:number-columns-repeated="2"/>
          <table:table-cell office:value-type="string" calcext:value-type="string">
            <text:p>DENW025</text:p>
          </table:table-cell>
          <table:table-cell office:value-type="string" calcext:value-type="string">
            <text:p>0101000020E864000000000000D8E41541000000401EC15541</text:p>
          </table:table-cell>
          <table:table-cell office:value-type="string" calcext:value-type="string">
            <text:p>Hintergrund</text:p>
          </table:table-cell>
          <table:table-cell office:value-type="float" office:value="70" calcext:value-type="float">
            <text:p>70</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327" calcext:value-type="float">
            <text:p>2327</text:p>
          </table:table-cell>
          <table:table-cell office:value-type="string" calcext:value-type="string">
            <text:p>ARBR</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ARBR</text:p>
          </table:table-cell>
          <table:table-cell office:value-type="string" calcext:value-type="string">
            <text:p>Arnsberg</text:p>
          </table:table-cell>
          <table:table-cell/>
          <table:table-cell office:value-type="string" calcext:value-type="string">
            <text:p>Luftqualitätsmessstelle</text:p>
          </table:table-cell>
          <table:table-cell office:value-type="string" calcext:value-type="string">
            <text:p>Die Station steht im Stadtteil Bruchhausen auf dem Gelände der Stadtwerke. Nach Arnsberg selbst ist es ca. 5,5 km südöstlich weit. An Emittenten kommen ein Gewerbe-/ Industriegebiert (Duropal) ca. 500 m östlich und die Degassa Werke ca. 3,5 km südöstlich in Frage. Weiter ist eine Mülldeponie im Vorort Meschede ca. 2 km südsüdwestlich zu nennen. Straßenimmissionen können von der A 445 und der B7/229 bzw. 500 <text:s/>100 m nördlich gemessen werden. Arnsberg befindet sich in einer Tallage, die sich von Nordwest nach Südost erstreckt. Die bewaldeten Hänge steigen auf 300 - 350 m an. Die Station ist frei anströmbar.</text:p>
          </table:table-cell>
          <table:table-cell table:number-columns-repeated="3"/>
          <table:table-cell office:value-type="string" calcext:value-type="string">
            <text:p>0101000020E864000000000000C44B1A410000004065BC5541</text:p>
          </table:table-cell>
          <table:table-cell/>
          <table:table-cell office:value-type="float" office:value="170" calcext:value-type="float">
            <text:p>170</text:p>
          </table:table-cell>
          <table:table-cell/>
          <table:table-cell office:value-type="float" office:value="103211000" calcext:value-type="float">
            <text:p>103211000</text:p>
          </table:table-cell>
        </table:table-row>
        <table:table-row table:style-name="ro1">
          <table:table-cell office:value-type="float" office:value="2328" calcext:value-type="float">
            <text:p>2328</text:p>
          </table:table-cell>
          <table:table-cell office:value-type="string" calcext:value-type="string">
            <text:p>ARNH</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ARNH</text:p>
          </table:table-cell>
          <table:table-cell office:value-type="string" calcext:value-type="string">
            <text:p>Arnsberg - Neheim-Hüsten</text:p>
          </table:table-cell>
          <table:table-cell/>
          <table:table-cell office:value-type="string" calcext:value-type="string">
            <text:p>Luftqualitätsmessstelle</text:p>
          </table:table-cell>
          <table:table-cell office:value-type="string" calcext:value-type="string">
            <text:p>Die Station steht im nördlichen Teil des Ortsteiles Neheim-Hüsten auf einem Schulhof innerhalb eines Wohnbezirkes. Ca. 500m nördlich Industrie- und Gewerbeanlagen, ebenso ca. 500m und 1500m süd- und südöstlich. Geringer Kfz-Verkehr im Umfeld der Station. Die BAB 445 verläuft ca. 900m westlich und ca. 1km südlich. Das Umfeld besteht hauptsächlich aus Waldbestand. Südöstlich liegt in ca. 7km Entfernung die Stadt Arnsberg. Die Station ist <text:s/>n i c h t <text:s/>frei anströmbar.</text:p>
          </table:table-cell>
          <table:table-cell table:number-columns-repeated="3"/>
          <table:table-cell office:value-type="string" calcext:value-type="string">
            <text:p>0101000020E86400000000000040241A4100000080CEBE5541</text:p>
          </table:table-cell>
          <table:table-cell/>
          <table:table-cell office:value-type="float" office:value="215" calcext:value-type="float">
            <text:p>215</text:p>
          </table:table-cell>
          <table:table-cell/>
          <table:table-cell office:value-type="float" office:value="103211000" calcext:value-type="float">
            <text:p>103211000</text:p>
          </table:table-cell>
        </table:table-row>
        <table:table-row table:style-name="ro1">
          <table:table-cell office:value-type="float" office:value="2329" calcext:value-type="float">
            <text:p>2329</text:p>
          </table:table-cell>
          <table:table-cell office:value-type="string" calcext:value-type="string">
            <text:p>ASCH</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ASCH</text:p>
          </table:table-cell>
          <table:table-cell office:value-type="string" calcext:value-type="string">
            <text:p>Ascheberg</text:p>
          </table:table-cell>
          <table:table-cell/>
          <table:table-cell office:value-type="string" calcext:value-type="string">
            <text:p>Luftqualitätsmessstelle</text:p>
          </table:table-cell>
          <table:table-cell office:value-type="string" calcext:value-type="string">
            <text:p>Die Station steht im Südwesten der Gemeinde auf dem Schützenplatz (Asche). Ca. 600 m nordwestlich bzw. 1 km nördlich befinden sich 2 Gewerbegebiete mit metallverarbeitenden Betrieben. Das gesamte Umfeld Aschebergs ist ländlicher Natur. Größere Emittenten sind nicht zu finden. Die BAB A 1 verläuft von Süd nach Nord ca. 1,5 km östlich an derStation vorbei. Zur B 58 ist es ca. 800 m weit (nördlich).</text:p>
          </table:table-cell>
          <table:table-cell table:number-columns-repeated="3"/>
          <table:table-cell office:value-type="string" calcext:value-type="string">
            <text:p>0101000020E864000000000000C8B11841000000C0B4E35541</text:p>
          </table:table-cell>
          <table:table-cell/>
          <table:table-cell office:value-type="float" office:value="66" calcext:value-type="float">
            <text:p>66</text:p>
          </table:table-cell>
          <table:table-cell/>
          <table:table-cell office:value-type="float" office:value="103211000" calcext:value-type="float">
            <text:p>103211000</text:p>
          </table:table-cell>
        </table:table-row>
        <table:table-row table:style-name="ro1">
          <table:table-cell office:value-type="float" office:value="2330" calcext:value-type="float">
            <text:p>2330</text:p>
          </table:table-cell>
          <table:table-cell office:value-type="string" calcext:value-type="string">
            <text:p>ASS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ASSE</text:p>
          </table:table-cell>
          <table:table-cell office:value-type="string" calcext:value-type="string">
            <text:p>Asseln</text:p>
          </table:table-cell>
          <table:table-cell/>
          <table:table-cell office:value-type="string" calcext:value-type="string">
            <text:p>Luftqualitätsmessstelle</text:p>
          </table:table-cell>
          <table:table-cell office:value-type="string" calcext:value-type="string">
            <text:p>Die Station steht im östlichen Vorort der Stadt Dortmund am Rande einer ehemaligen Zechensiedlung. Ca. 2 km südlich zur Station verläuft die BAB A44. Südöstlich (ca. 1,5 km Entfernung) befindet sich der Verkehrs-landeplatz Dortmund/Wickede. Das weitere Umfeld mit großen Feldern kann man als ländlich bezeichnen. Das Gelände ist flach und eben, östlich der Station stehen jedoch hohe Bäume (Abstand ca. 30 m), die die freie Anströmung beeinträchtigen können. <text:s/>Bemerkungen: Da es sich im Umfeld um eine Zechensiedlung handelt, ist mögliche Kohlefeuerung zu beachten. <text:s/>Zwei Meßperioden</text:p>
          </table:table-cell>
          <table:table-cell table:number-columns-repeated="2"/>
          <table:table-cell office:value-type="string" calcext:value-type="string">
            <text:p>DENW009</text:p>
          </table:table-cell>
          <table:table-cell office:value-type="string" calcext:value-type="string">
            <text:p>0101000020E864000000000000F08E18410000004040C75541</text:p>
          </table:table-cell>
          <table:table-cell office:value-type="string" calcext:value-type="string">
            <text:p>Hintergrund</text:p>
          </table:table-cell>
          <table:table-cell office:value-type="float" office:value="85" calcext:value-type="float">
            <text:p>85</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331" calcext:value-type="float">
            <text:p>2331</text:p>
          </table:table-cell>
          <table:table-cell office:value-type="string" calcext:value-type="string">
            <text:p>ATT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ATTE</text:p>
          </table:table-cell>
          <table:table-cell office:value-type="string" calcext:value-type="string">
            <text:p>Attendorn</text:p>
          </table:table-cell>
          <table:table-cell/>
          <table:table-cell office:value-type="string" calcext:value-type="string">
            <text:p>Luftqualitätsmessstelle</text:p>
          </table:table-cell>
          <table:table-cell office:value-type="string" calcext:value-type="string">
            <text:p>Die Station steht am nordöstlichen Rand Attendorns auf dem Gelände des Technischen Hilfswerk. Zum Ortskern ist es ca. 1 km südwestlich. Er liegt ca. 10m tiefer. Auf dem Weg dorthin befinden sich die Viega Werke (Metallverarbeitung). Ein Gewerbegebiet erstreckt sich ca. 500 m östlich zur Station. Verkehrsimmissionen können von der ca. 800 m südlich gelegenen Umgehungsstr. (Meinerzhagen-Finnentrop) zu erwarten sein. Das weiträumige Umfeld ist ländlicher Struktur. Die Station ist frei anströmbar</text:p>
          </table:table-cell>
          <table:table-cell table:number-columns-repeated="3"/>
          <table:table-cell office:value-type="string" calcext:value-type="string">
            <text:p>0101000020E86400000000000050E0194100000040469D5541</text:p>
          </table:table-cell>
          <table:table-cell/>
          <table:table-cell office:value-type="float" office:value="292" calcext:value-type="float">
            <text:p>292</text:p>
          </table:table-cell>
          <table:table-cell/>
          <table:table-cell office:value-type="float" office:value="103211000" calcext:value-type="float">
            <text:p>103211000</text:p>
          </table:table-cell>
        </table:table-row>
        <table:table-row table:style-name="ro1">
          <table:table-cell office:value-type="float" office:value="2332" calcext:value-type="float">
            <text:p>2332</text:p>
          </table:table-cell>
          <table:table-cell office:value-type="string" calcext:value-type="string">
            <text:p>BBAG</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BBAG</text:p>
          </table:table-cell>
          <table:table-cell office:value-type="string" calcext:value-type="string">
            <text:p>Bonn Bad Godesberg Rheinanleger</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8CA1164100000040B06D5541</text:p>
          </table:table-cell>
          <table:table-cell/>
          <table:table-cell office:value-type="float" office:value="48" calcext:value-type="float">
            <text:p>48</text:p>
          </table:table-cell>
          <table:table-cell/>
          <table:table-cell office:value-type="float" office:value="103211000" calcext:value-type="float">
            <text:p>103211000</text:p>
          </table:table-cell>
        </table:table-row>
        <table:table-row table:style-name="ro1">
          <table:table-cell office:value-type="float" office:value="2333" calcext:value-type="float">
            <text:p>2333</text:p>
          </table:table-cell>
          <table:table-cell office:value-type="string" calcext:value-type="string">
            <text:p>BBER</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BBER</text:p>
          </table:table-cell>
          <table:table-cell office:value-type="string" calcext:value-type="string">
            <text:p>Bad Berleburg</text:p>
          </table:table-cell>
          <table:table-cell/>
          <table:table-cell office:value-type="string" calcext:value-type="string">
            <text:p>Luftqualitätsmessstelle</text:p>
          </table:table-cell>
          <table:table-cell office:value-type="string" calcext:value-type="string">
            <text:p>Die Station steht im Norden von Bad Berleburg am Rand des städtischen Bauhofs. Der Kurort erstreckt sich auf einer Länge von ca. 4 km von Nord nach Süd durch ein Tal, dessen seitlich bewaldeten Hänge auf einer Höhe von ca. 600 m ansteigen. Am nördlichen und südlichen Ende befinden sich einzelne Gewerbebetriebe (überwiegend Kfz-Niederlassungen). Als einziger Emittent käme ein Kunststoffdekorwerk am südlichen Ende in Frage. Verkehrsimmissionen sind vielleicht von der B 480 zu erwarten, die zugleich Ortsdurchgangsstr. ist. Die Station ist frei anströmbar.</text:p>
          </table:table-cell>
          <table:table-cell table:number-columns-repeated="3"/>
          <table:table-cell office:value-type="string" calcext:value-type="string">
            <text:p>0101000020E86400000000000050F11B410000004000945541</text:p>
          </table:table-cell>
          <table:table-cell/>
          <table:table-cell office:value-type="float" office:value="440" calcext:value-type="float">
            <text:p>440</text:p>
          </table:table-cell>
          <table:table-cell/>
          <table:table-cell office:value-type="float" office:value="103211000" calcext:value-type="float">
            <text:p>103211000</text:p>
          </table:table-cell>
        </table:table-row>
        <table:table-row table:style-name="ro1">
          <table:table-cell office:value-type="float" office:value="2334" calcext:value-type="float">
            <text:p>2334</text:p>
          </table:table-cell>
          <table:table-cell office:value-type="string" calcext:value-type="string">
            <text:p>BEKU</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BEKU</text:p>
          </table:table-cell>
          <table:table-cell office:value-type="string" calcext:value-type="string">
            <text:p>Beckum</text:p>
          </table:table-cell>
          <table:table-cell/>
          <table:table-cell office:value-type="string" calcext:value-type="string">
            <text:p>Luftqualitätsmessstelle</text:p>
          </table:table-cell>
          <table:table-cell office:value-type="string" calcext:value-type="string">
            <text:p>Parkplatz Overbergschule</text:p>
          </table:table-cell>
          <table:table-cell table:number-columns-repeated="3"/>
          <table:table-cell office:value-type="string" calcext:value-type="string">
            <text:p>0101000020E864000000000000EC801A4100000000FFDF5541</text:p>
          </table:table-cell>
          <table:table-cell table:number-columns-repeated="3"/>
          <table:table-cell office:value-type="float" office:value="103211000" calcext:value-type="float">
            <text:p>103211000</text:p>
          </table:table-cell>
        </table:table-row>
        <table:table-row table:style-name="ro1">
          <table:table-cell office:value-type="float" office:value="2335" calcext:value-type="float">
            <text:p>2335</text:p>
          </table:table-cell>
          <table:table-cell office:value-type="string" calcext:value-type="string">
            <text:p>BERG</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BERG</text:p>
          </table:table-cell>
          <table:table-cell office:value-type="string" calcext:value-type="string">
            <text:p>Bergkamen</text:p>
          </table:table-cell>
          <table:table-cell/>
          <table:table-cell office:value-type="string" calcext:value-type="string">
            <text:p>Luftqualitätsmessstelle</text:p>
          </table:table-cell>
          <table:table-cell office:value-type="string" calcext:value-type="string">
            <text:p>Die Station steht am nördlichen Rand des Ortes, am Ende einer Sackgasse auf einem unbefestigten kleinen Parkplatz. Südlich in einer Entfernung von ca. 2,5 km zur Station verläuft die BAB A2, östlich in gleicher Entfernung die BAB A3. Die Bundesstraße B233 führt ebenfalls östlich in einer Entfernung von ca. 400 m an der Station vorbei. Das Umfeld des Ortes ist geprägt von Heidelandschaften, durchsetzt mit Schachtanlagen des Steinkohlebergbaus. (Werne 3, Grillo 3 und 4 sowie Grimberg 1 bis 4 - Abstand zur Station ca. 2 - 5 km). Das Gelände ist flach und eben, die Station frei anströmbar. <text:s/>Messung im Zuge der Neukonzeption LUQS2000 eingestellt.</text:p>
          </table:table-cell>
          <table:table-cell table:number-columns-repeated="2"/>
          <table:table-cell office:value-type="string" calcext:value-type="string">
            <text:p>DENW003</text:p>
          </table:table-cell>
          <table:table-cell office:value-type="string" calcext:value-type="string">
            <text:p>0101000020E8640000000000001CD2184100000040FDD15541</text:p>
          </table:table-cell>
          <table:table-cell office:value-type="string" calcext:value-type="string">
            <text:p>Hintergrund</text:p>
          </table:table-cell>
          <table:table-cell office:value-type="float" office:value="72" calcext:value-type="float">
            <text:p>72</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336" calcext:value-type="float">
            <text:p>2336</text:p>
          </table:table-cell>
          <table:table-cell office:value-type="string" calcext:value-type="string">
            <text:p>BEV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BEVE</text:p>
          </table:table-cell>
          <table:table-cell office:value-type="string" calcext:value-type="string">
            <text:p>Beverungen</text:p>
          </table:table-cell>
          <table:table-cell/>
          <table:table-cell office:value-type="string" calcext:value-type="string">
            <text:p>Luftqualitätsmessstelle</text:p>
          </table:table-cell>
          <table:table-cell office:value-type="string" calcext:value-type="string">
            <text:p>Die Station steht im nördlich gelegenen Industriegebiet der Stadt Beverungen auf dem Gelände der Stadtwerke. Umlagert ist die Station von mehreren in Frage kommenden Emittenten (westlich Textilveredlung, östlich Beton- und Zementfabrik, nördlich Holzverarbeitung - dahinter eine Kläranlage). Nach Süden gelangt man zum Ortskern Beverungen, mit reiner Wohnbebauung. Das weiter gesamte Umfeld ist ländlicher Struktur. Die Station ist frei anströmbar.</text:p>
          </table:table-cell>
          <table:table-cell table:number-columns-repeated="3"/>
          <table:table-cell office:value-type="string" calcext:value-type="string">
            <text:p>0101000020E864000000000000700E2041000000C09FD65541</text:p>
          </table:table-cell>
          <table:table-cell/>
          <table:table-cell office:value-type="float" office:value="98" calcext:value-type="float">
            <text:p>98</text:p>
          </table:table-cell>
          <table:table-cell/>
          <table:table-cell office:value-type="float" office:value="103211000" calcext:value-type="float">
            <text:p>103211000</text:p>
          </table:table-cell>
        </table:table-row>
        <table:table-row table:style-name="ro1">
          <table:table-cell office:value-type="float" office:value="2337" calcext:value-type="float">
            <text:p>2337</text:p>
          </table:table-cell>
          <table:table-cell office:value-type="string" calcext:value-type="string">
            <text:p>BGBA</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BGBA</text:p>
          </table:table-cell>
          <table:table-cell office:value-type="string" calcext:value-type="string">
            <text:p>Berg.-Gladbach</text:p>
          </table:table-cell>
          <table:table-cell/>
          <table:table-cell office:value-type="string" calcext:value-type="string">
            <text:p>Luftqualitätsmessstelle</text:p>
          </table:table-cell>
          <table:table-cell office:value-type="string" calcext:value-type="string">
            <text:p>Der Meßplatz liegt ca. 20 m östlich der stark befahrenen Landstraße L 288 (Bensberger Str.). Verkehrsstauungen durch Ampelschaltung sind möglich. Industriegebiete sind ca. 1 km nordwestlich und ca. 800 m südlich. Das Umfeld der Station besteht hauptsächlich aus Wohnbebauung. Der Meßstandort dient hauptsächlich zur Erfassung von Verkehrsimmissionen. Die Station ist frei anströmbar.</text:p>
          </table:table-cell>
          <table:table-cell table:number-columns-repeated="3"/>
          <table:table-cell office:value-type="string" calcext:value-type="string">
            <text:p>0101000020E8640000000000006088164100000080408D5541</text:p>
          </table:table-cell>
          <table:table-cell/>
          <table:table-cell office:value-type="float" office:value="102" calcext:value-type="float">
            <text:p>102</text:p>
          </table:table-cell>
          <table:table-cell/>
          <table:table-cell office:value-type="float" office:value="103211000" calcext:value-type="float">
            <text:p>103211000</text:p>
          </table:table-cell>
        </table:table-row>
        <table:table-row table:style-name="ro1">
          <table:table-cell office:value-type="float" office:value="2338" calcext:value-type="float">
            <text:p>2338</text:p>
          </table:table-cell>
          <table:table-cell office:value-type="string" calcext:value-type="string">
            <text:p>BGO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BGOS</text:p>
          </table:table-cell>
          <table:table-cell office:value-type="string" calcext:value-type="string">
            <text:p>Bergisch Gladbach Odenthaler Straße</text:p>
          </table:table-cell>
          <table:table-cell/>
          <table:table-cell office:value-type="string" calcext:value-type="string">
            <text:p>Luftqualitätsmessstelle</text:p>
          </table:table-cell>
          <table:table-cell table:number-columns-repeated="3"/>
          <table:table-cell office:value-type="string" calcext:value-type="string">
            <text:p>DENW396</text:p>
          </table:table-cell>
          <table:table-cell office:value-type="string" calcext:value-type="string">
            <text:p>0101000020E864000000000000F0871641000000407F8E5541</text:p>
          </table:table-cell>
          <table:table-cell office:value-type="string" calcext:value-type="string">
            <text:p>Verkehr</text:p>
          </table:table-cell>
          <table:table-cell office:value-type="float" office:value="93" calcext:value-type="float">
            <text:p>93</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261" calcext:value-type="float">
            <text:p>2261</text:p>
          </table:table-cell>
          <table:table-cell office:value-type="string" calcext:value-type="string">
            <text:p>BIAB</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0557" calcext:value-type="float">
            <text:p>40557</text:p>
          </table:table-cell>
          <table:table-cell office:value-type="string" calcext:value-type="string">
            <text:p>BIAB</text:p>
          </table:table-cell>
          <table:table-cell office:value-type="string" calcext:value-type="string">
            <text:p>Bielefeld August-Bebel-Straße 79</text:p>
          </table:table-cell>
          <table:table-cell/>
          <table:table-cell office:value-type="string" calcext:value-type="string">
            <text:p>Luftqualitätsmessstelle</text:p>
          </table:table-cell>
          <table:table-cell office:value-type="string" calcext:value-type="string">
            <text:p>Die NO2-Passivsammler sind mit einem Abstandshalter an dem Fallrohr einer Regenrinne vor Hausnr. 79 der August-Bebel-Straße, welche dreispurig ist und im Bereich des Messpunktes von Norden nach Süden verläuft, befestigt. Die Häuser im Bereich des Messpunktes sind 4-geschossig. Die Bebauung ist überwiegend geschlossen. Die August-Bebel-Straße ist eine Verbindungsstraße, zwischen der B66 im Süden und der B61 im Norden am Stadtkern vorbei. In ca. 750 m WNW verläuft die B61 von NO nach SW, in welche zahlreiche Landstraßen wie die L557 in ca. 920 m NNO, die L783 in ca. 810 m WNW, die L785 in ca. 1 km WSW oder die L778 in ca. 630 m NNO einmünden. Die B61 knickt in ca. 900 m NW rechts ab und unterführt die August-Bebel-Straße in ca. 530 m N. Die größte Zuleitungsstraße vom Autobahnkreuz der A2/A33 in ca. 6,3 km OSO zur B61 stellt die B66 in ca. 1,2 km SSW dar. Die B61 wird zusätzlich noch von der A33 in ca. 7,1 km SW gespeist. In ca. 550 m O verläuft die Wilhelm-Bertelsmann-Straße (K14). Westlich vom Messpunkt verläuft eine Bahntrasse, welche den Hbf. in ca. 600 m NW passiert. Es gibt vereinzelt Industrie-und Gewerbegebiete im Bereich des Messpunktes: In ca. 400 m NO beginnt ein Industriegebiet und zieht sich weiter Richtung Nordwesten, wo sich ein Gewerbegebiet anschließt. In ca. 1,43 km SW beginnt ein weiteres Gewerbegebiet, welches sich entlang der Bahntrasse an der B61 weiter Richtung Südwesten zieht. In ca. 2,4 km SO liegen verstreut weitere Gewerbegebiete.</text:p>
          </table:table-cell>
          <table:table-cell table:number-columns-repeated="2"/>
          <table:table-cell office:value-type="string" calcext:value-type="string">
            <text:p>DENW412</text:p>
          </table:table-cell>
          <table:table-cell office:value-type="string" calcext:value-type="string">
            <text:p>0101000020E86400000000000054971C41000000C0E0FC5541</text:p>
          </table:table-cell>
          <table:table-cell office:value-type="string" calcext:value-type="string">
            <text:p>Verkehr</text:p>
          </table:table-cell>
          <table:table-cell office:value-type="float" office:value="109" calcext:value-type="float">
            <text:p>109</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339" calcext:value-type="float">
            <text:p>2339</text:p>
          </table:table-cell>
          <table:table-cell office:value-type="string" calcext:value-type="string">
            <text:p>BIBR</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BIBR</text:p>
          </table:table-cell>
          <table:table-cell office:value-type="string" calcext:value-type="string">
            <text:p>Bielefeld - Brake</text:p>
          </table:table-cell>
          <table:table-cell/>
          <table:table-cell office:value-type="string" calcext:value-type="string">
            <text:p>Luftqualitätsmessstelle</text:p>
          </table:table-cell>
          <table:table-cell office:value-type="string" calcext:value-type="string">
            <text:p>Die Station steht ca. 6 km nordöstlich des Ortskerns im Vorort Brake auf dem Parkplatz der freiwilligen Feuerwehr. Das direkte Umfeld ist reine Wohnbebauung. An Emittenten ist eine Müllverbrennungsanlage ca. 2,5 km südlich der Station zu nennen. Die stark befahrene B 61 (Bielefeld-Herford) verläuft in Nord-Süd_Richtung ca. 500 m östlich an der Station vorbei. Die Station ist frei anströmbar.</text:p>
          </table:table-cell>
          <table:table-cell table:number-columns-repeated="3"/>
          <table:table-cell office:value-type="string" calcext:value-type="string">
            <text:p>0101000020E864000000000000B0DF1C4100000080D9015641</text:p>
          </table:table-cell>
          <table:table-cell/>
          <table:table-cell office:value-type="float" office:value="83" calcext:value-type="float">
            <text:p>83</text:p>
          </table:table-cell>
          <table:table-cell/>
          <table:table-cell office:value-type="float" office:value="103211000" calcext:value-type="float">
            <text:p>103211000</text:p>
          </table:table-cell>
        </table:table-row>
        <table:table-row table:style-name="ro1">
          <table:table-cell office:value-type="float" office:value="2340" calcext:value-type="float">
            <text:p>2340</text:p>
          </table:table-cell>
          <table:table-cell office:value-type="string" calcext:value-type="string">
            <text:p>BIBW</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BIBW</text:p>
          </table:table-cell>
          <table:table-cell office:value-type="string" calcext:value-type="string">
            <text:p>Bielefeld - Brackwede</text:p>
          </table:table-cell>
          <table:table-cell/>
          <table:table-cell office:value-type="string" calcext:value-type="string">
            <text:p>Luftqualitätsmessstelle</text:p>
          </table:table-cell>
          <table:table-cell office:value-type="string" calcext:value-type="string">
            <text:p>Die Station steht im südwestlich gelegenen Vorort Brackwede, ca. 6 km vom Ortskern auf dem unteren Parkplatz des Hallenschwimmbades. Gegenüber der Station ca. 100 m östlich befindet sich ein Betonmischwerk, ca. 1 km südöstlich zur Station stehen die Mannesmann Röhrenwerke. Das nordöstliche Umfeld ist Wohnbebauung, im Südwesten befinden sich zahlreiche Gewerbebetriebe. Die stark befahrene Bundesstr. 61/68 verläuft ca. 100 m nördlich an der Station vorbei. Die Station ist frei anströmbar.</text:p>
          </table:table-cell>
          <table:table-cell table:number-columns-repeated="3"/>
          <table:table-cell office:value-type="string" calcext:value-type="string">
            <text:p>0101000020E8640000000000004C691C4100000000F6F75541</text:p>
          </table:table-cell>
          <table:table-cell/>
          <table:table-cell office:value-type="float" office:value="115" calcext:value-type="float">
            <text:p>115</text:p>
          </table:table-cell>
          <table:table-cell/>
          <table:table-cell office:value-type="float" office:value="103211000" calcext:value-type="float">
            <text:p>103211000</text:p>
          </table:table-cell>
        </table:table-row>
        <table:table-row table:style-name="ro1">
          <table:table-cell office:value-type="float" office:value="2341" calcext:value-type="float">
            <text:p>2341</text:p>
          </table:table-cell>
          <table:table-cell office:value-type="string" calcext:value-type="string">
            <text:p>BID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BIDE</text:p>
          </table:table-cell>
          <table:table-cell office:value-type="string" calcext:value-type="string">
            <text:p>Bielefeld Detmolder Straße 9</text:p>
          </table:table-cell>
          <table:table-cell/>
          <table:table-cell office:value-type="string" calcext:value-type="string">
            <text:p>Luftqualitätsmessstelle</text:p>
          </table:table-cell>
          <table:table-cell table:number-columns-repeated="3"/>
          <table:table-cell office:value-type="string" calcext:value-type="string">
            <text:p>DENW146</text:p>
          </table:table-cell>
          <table:table-cell office:value-type="string" calcext:value-type="string">
            <text:p>0101000020E864000000000000D48F1C4100000040BDFB5541</text:p>
          </table:table-cell>
          <table:table-cell office:value-type="string" calcext:value-type="string">
            <text:p>Verkehr</text:p>
          </table:table-cell>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342" calcext:value-type="float">
            <text:p>2342</text:p>
          </table:table-cell>
          <table:table-cell office:value-type="string" calcext:value-type="string">
            <text:p>BIGD</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BIGD</text:p>
          </table:table-cell>
          <table:table-cell office:value-type="string" calcext:value-type="string">
            <text:p>Bielefeld - Großdornberg</text:p>
          </table:table-cell>
          <table:table-cell/>
          <table:table-cell office:value-type="string" calcext:value-type="string">
            <text:p>Luftqualitätsmessstelle</text:p>
          </table:table-cell>
          <table:table-cell office:value-type="string" calcext:value-type="string">
            <text:p>Die Station steht auf dem Gelände der freiwilligen Feuerwehr ca. 4,5 km westlich (WSW) des Ortskerns von Bielefeld. Das gesamte Umfeld ist ländlicher Natur (Teutoburger Wald). Emittenten sind nicht zu finden. Die Station ist frei anströmbar.</text:p>
          </table:table-cell>
          <table:table-cell table:number-columns-repeated="3"/>
          <table:table-cell office:value-type="string" calcext:value-type="string">
            <text:p>0101000020E8640000000000004C461C41000000C0B9FE5541</text:p>
          </table:table-cell>
          <table:table-cell/>
          <table:table-cell office:value-type="float" office:value="120" calcext:value-type="float">
            <text:p>120</text:p>
          </table:table-cell>
          <table:table-cell/>
          <table:table-cell office:value-type="float" office:value="103211000" calcext:value-type="float">
            <text:p>103211000</text:p>
          </table:table-cell>
        </table:table-row>
        <table:table-row table:style-name="ro1">
          <table:table-cell office:value-type="float" office:value="2262" calcext:value-type="float">
            <text:p>2262</text:p>
          </table:table-cell>
          <table:table-cell office:value-type="string" calcext:value-type="string">
            <text:p>BIKR</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0557" calcext:value-type="float">
            <text:p>40557</text:p>
          </table:table-cell>
          <table:table-cell office:value-type="string" calcext:value-type="string">
            <text:p>BIKR</text:p>
          </table:table-cell>
          <table:table-cell office:value-type="string" calcext:value-type="string">
            <text:p>Bielefeld Kreuzstraße 7</text:p>
          </table:table-cell>
          <table:table-cell/>
          <table:table-cell office:value-type="string" calcext:value-type="string">
            <text:p>Luftqualitätsmessstelle</text:p>
          </table:table-cell>
          <table:table-cell office:value-type="string" calcext:value-type="string">
            <text:p>Die NO2-Passivsammler sind mit einem Abstandshalter an einem Parkhinweisschild vor Hausnr. 7 der Kreuzstraße (B66), welche vierspurig ist und im Bereich des Messpunktes von WNW nach OSO verläuft, befestigt. Mittig der Straße werden die Fahrbahnen durch zwei Straßenbahnspuren getrennt. Im Bereich des Messpunkts sind die Gebäude 3-geschossig. Die Bebauung ist uneinheitlich und teilweise unterbrochen. In ca. 405 m WNW knickt die B66 in einem großen Verkehrsknotenpunkt ab und speist die B61 in ca. 550 m WNW, welche als größte Verkehrsader Bielefelds die Stadt von Nordosten nach Südwesten kreuzt. Parallel zur B66 verläuft eine Bahntrasse in ca. 530 m WNW, welche in knapp über 1 km NNW zum Hbf verläuft. Die B66 dient als Zuleitungsstraße von der A2 in ca. 6,5 km OSO in die B61, welche zusätzlich noch von der A33 in ca. 5,85 km SW gespeist wird. Darüber hinaus münden zahlreiche Landstraßen wie die L778 in ca. 880 m W, die L785 in ca. 820 m NNW oder die L783 in ca. 1,4 km N in die B61. In die B66 münden die K11 in 850 m SO, die K13 in 1,6 km SO und die L788 in 2,35 km Richtung SO. Es gibt ein paar Industrie-und Gewerbegebiete im Bereich des Messpunktes: Ca. 2 km N erstreckt sich ein kleineres Industriegebiet weiter in Richtung SO. Ab ca. 2,5 km O erstrecken sich vereinzelte Gewerbegebiete und ebenso ab ca. 550 m W entlang der Bahntrassen Richtung SW.</text:p>
          </table:table-cell>
          <table:table-cell table:number-columns-repeated="2"/>
          <table:table-cell office:value-type="string" calcext:value-type="string">
            <text:p>DENW413</text:p>
          </table:table-cell>
          <table:table-cell office:value-type="string" calcext:value-type="string">
            <text:p>0101000020E864000000000000308D1C4100000080DDFB5541</text:p>
          </table:table-cell>
          <table:table-cell office:value-type="string" calcext:value-type="string">
            <text:p>Verkehr</text:p>
          </table:table-cell>
          <table:table-cell office:value-type="float" office:value="123" calcext:value-type="float">
            <text:p>123</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263" calcext:value-type="float">
            <text:p>2263</text:p>
          </table:table-cell>
          <table:table-cell office:value-type="string" calcext:value-type="string">
            <text:p>BISH3</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0557" calcext:value-type="float">
            <text:p>40557</text:p>
          </table:table-cell>
          <table:table-cell office:value-type="string" calcext:value-type="string">
            <text:p>BISH3</text:p>
          </table:table-cell>
          <table:table-cell office:value-type="string" calcext:value-type="string">
            <text:p>Bielefeld Stapenhorststraße 14</text:p>
          </table:table-cell>
          <table:table-cell/>
          <table:table-cell office:value-type="string" calcext:value-type="string">
            <text:p>Luftqualitätsmessstelle</text:p>
          </table:table-cell>
          <table:table-cell office:value-type="string" calcext:value-type="string">
            <text:p>Die NO2-Passivsammler sind mit einem Abstandshalter an einem Parkhinweisschild vor Hausnr. 14 der Stapenhorststraße (L785), welche zweispurig ist und im Bereich des Messpunkts von NW nach SO verläuft, befestigt. Im Bereich des Messpunkts sind die Gebäude 4-geschossig. Die Bebauung ist uneinheitlich und teilweise unterbrochen. In ca. 110 m OSO verläuft die B61, welche sich als Hauptverkehrsader von NO nach SW mitten durch Bielefeld zieht. Die Stapenhorststraße untertunnelt die B61, wird dort in ca. 160 m OSO zur B66 und mündet in einen großen Verkehrsknotenpunkt, welcher den Verkehr in ca. 630 m S sowohl auf die B66 als auch auf die B61 verteilt. Die B66 dient wiederum als Zuleitungsstraße von der A2 in ca. 7 km OSO zur B61, welche zusätzlich von der A33 in ca. 6,35 km SSW gespeist wird. Neben der L785 münden mehrere Landstraßen in die B61: Die L783 in ca.640 m NNO, die L778 in ca. 940 m SSW und die L557 in ca. 1,69 km NO. In ca. 160 m OSO verläuft eine große Bahntrasse parallel zur B61, welche in ca. 320 m NO in den Hbf mündet. Es gibt vereinzelte Industrie-und Gewerbegebiete im Bereich des Messpunktes: Ca. 1,35 km NNO befindet sich ein Industriegebiet, welches sich weiter über die Bahntrasse und die B61 hinweg Richtung Südosten zieht. In ca. 630 m S befinden sich Gewerbegebiete, welche sich entlang der Bahntrasse an der B61 weiter Richtung Südwesten ziehen und in ca. 2,8 km OSO erstrecken sich vereinzelte Gewerbegebiete weiter in die ostsüdöstliche Richtung.</text:p>
          </table:table-cell>
          <table:table-cell table:number-columns-repeated="2"/>
          <table:table-cell office:value-type="string" calcext:value-type="string">
            <text:p>DENW414</text:p>
          </table:table-cell>
          <table:table-cell office:value-type="string" calcext:value-type="string">
            <text:p>0101000020E864000000000000D8861C4100000000ACFC5541</text:p>
          </table:table-cell>
          <table:table-cell office:value-type="string" calcext:value-type="string">
            <text:p>Verkehr</text:p>
          </table:table-cell>
          <table:table-cell office:value-type="float" office:value="121" calcext:value-type="float">
            <text:p>121</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343" calcext:value-type="float">
            <text:p>2343</text:p>
          </table:table-cell>
          <table:table-cell office:value-type="string" calcext:value-type="string">
            <text:p>BIST</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BIST</text:p>
          </table:table-cell>
          <table:table-cell office:value-type="string" calcext:value-type="string">
            <text:p>Bielefeld - Stieghorst</text:p>
          </table:table-cell>
          <table:table-cell/>
          <table:table-cell office:value-type="string" calcext:value-type="string">
            <text:p>Luftqualitätsmessstelle</text:p>
          </table:table-cell>
          <table:table-cell office:value-type="string" calcext:value-type="string">
            <text:p>Die Station steht vor der Stadtbibliothek im Bereich der Gesamtschule Stieghorst ca. 4 km südöstlich des Ortskerns. Das direkte Umfeld ist reine Wohnbebauung. An Emittenten ist eine Müllverbrennungsanlage ca. 4,5 km nördlich zu nennen. Die Autobahn A2 verläuft in nordsüdlicher Richtung ca. 2 km östlich und die B68 in westöstlicher Richtung ca. 200 m südlich an der Station vorbei. Die Station ist frei anströmbar.</text:p>
          </table:table-cell>
          <table:table-cell table:number-columns-repeated="3"/>
          <table:table-cell office:value-type="string" calcext:value-type="string">
            <text:p>0101000020E86400000000000010C61C41000000C02AFA5541</text:p>
          </table:table-cell>
          <table:table-cell/>
          <table:table-cell office:value-type="float" office:value="125" calcext:value-type="float">
            <text:p>125</text:p>
          </table:table-cell>
          <table:table-cell/>
          <table:table-cell office:value-type="float" office:value="103211000" calcext:value-type="float">
            <text:p>103211000</text:p>
          </table:table-cell>
        </table:table-row>
        <table:table-row table:style-name="ro1">
          <table:table-cell office:value-type="float" office:value="2344" calcext:value-type="float">
            <text:p>2344</text:p>
          </table:table-cell>
          <table:table-cell office:value-type="string" calcext:value-type="string">
            <text:p>BLIP</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BLIP</text:p>
          </table:table-cell>
          <table:table-cell office:value-type="string" calcext:value-type="string">
            <text:p>Bad-Lippspringe</text:p>
          </table:table-cell>
          <table:table-cell/>
          <table:table-cell office:value-type="string" calcext:value-type="string">
            <text:p>Luftqualitätsmessstelle</text:p>
          </table:table-cell>
          <table:table-cell office:value-type="string" calcext:value-type="string">
            <text:p>Die Station steht am westlichen Rand von Bad Lippspringe im Gewerbegebiet Vorderflöß. Grund der Messung sind Geruchs- und Immissionsbeschwerden der im Gewerbegebiet ansässigen Bewohner, die von den Möbelwerken Stammschoer (ca. 300m westlich zur Station) hervorgerufen werden sollen. Ein weiteres Gewerbegebiet befindet sich ca. 700m südöstlich der Station. Zum Ortskern des Kurortes ist es ca. 1,5 Km in östlicher Richtung. Verkehrsimmissionen könnten von der stark befahrenen Bundesstraße 1, die ca. 500 m nordwestlich an der Station vorbei läuft, gemesen werden. Das gesamte Umfeld Bad Lippspringe ist ländlicher Struktur.</text:p>
          </table:table-cell>
          <table:table-cell table:number-columns-repeated="3"/>
          <table:table-cell office:value-type="string" calcext:value-type="string">
            <text:p>0101000020E864000000000000709B1A410000008059E25541</text:p>
          </table:table-cell>
          <table:table-cell/>
          <table:table-cell office:value-type="float" office:value="133" calcext:value-type="float">
            <text:p>133</text:p>
          </table:table-cell>
          <table:table-cell/>
          <table:table-cell office:value-type="float" office:value="103211000" calcext:value-type="float">
            <text:p>103211000</text:p>
          </table:table-cell>
        </table:table-row>
        <table:table-row table:style-name="ro1">
          <table:table-cell office:value-type="float" office:value="2345" calcext:value-type="float">
            <text:p>2345</text:p>
          </table:table-cell>
          <table:table-cell office:value-type="string" calcext:value-type="string">
            <text:p>BLOM</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BLOM</text:p>
          </table:table-cell>
          <table:table-cell office:value-type="string" calcext:value-type="string">
            <text:p>Blomberg</text:p>
          </table:table-cell>
          <table:table-cell/>
          <table:table-cell office:value-type="string" calcext:value-type="string">
            <text:p>Luftqualitätsmessstelle</text:p>
          </table:table-cell>
          <table:table-cell office:value-type="string" calcext:value-type="string">
            <text:p>Die Station steht am nordöstlichen Rand Blombergs auf dem Sportplatz des Schul- und Sportzentrums. Der Ortskern liegt auf einer Höhe von ca. 157 m etwa 1 km südwestlich der Station. Ein Gewerbegebiet mit einer Holzfabrik und Ziegelei befindet sich ca. 1,3 km südlich bzw. südsüdwestlich der Station. Die stark befahrene Bundesstr. 1 verläuft ebenfalls südlich ca. 1,1 km an der Station vorbei. Aus Nordost ist die Station nicht frei anströmbar, da das Gelände weiter ansteigt (bis 290 m) und bewaldet ist.</text:p>
          </table:table-cell>
          <table:table-cell table:number-columns-repeated="3"/>
          <table:table-cell office:value-type="string" calcext:value-type="string">
            <text:p>0101000020E86400000000000048F91E410000004054F45541</text:p>
          </table:table-cell>
          <table:table-cell/>
          <table:table-cell office:value-type="float" office:value="210" calcext:value-type="float">
            <text:p>210</text:p>
          </table:table-cell>
          <table:table-cell/>
          <table:table-cell office:value-type="float" office:value="103211000" calcext:value-type="float">
            <text:p>103211000</text:p>
          </table:table-cell>
        </table:table-row>
        <table:table-row table:style-name="ro1">
          <table:table-cell office:value-type="float" office:value="2346" calcext:value-type="float">
            <text:p>2346</text:p>
          </table:table-cell>
          <table:table-cell office:value-type="string" calcext:value-type="string">
            <text:p>BMIT</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BMIT</text:p>
          </table:table-cell>
          <table:table-cell office:value-type="string" calcext:value-type="string">
            <text:p>Bottrop - Mitte</text:p>
          </table:table-cell>
          <table:table-cell/>
          <table:table-cell office:value-type="string" calcext:value-type="string">
            <text:p>Luftqualitätsmessstelle</text:p>
          </table:table-cell>
          <table:table-cell office:value-type="string" calcext:value-type="string">
            <text:p>Die Station steht im Zentrum Bottrops auf dem Innenparkplatz der Verwaltung. Die Station ist umringt von 4geschossigen Gebäuden, die mindestens 25 m von der Station entfernt stehen. Zu den Emittenten Alu-Hütte Essen und Essener Stadthafen ist es 4 km in südöstlicher Richtung weit. Die Bottroper Kokerei "Prosper" ist ca 3 km östlich gelegen, ca. 1 km dahinter befindet sich die Essener-Müllverbrennungsanlage. Hauptverkehrsstraßen sind rund um die Station aber mindestens 100 m entfernt.</text:p>
          </table:table-cell>
          <table:table-cell table:number-columns-repeated="3"/>
          <table:table-cell office:value-type="string" calcext:value-type="string">
            <text:p>0101000020E86400000000000084BD1541000000C05CC85541</text:p>
          </table:table-cell>
          <table:table-cell/>
          <table:table-cell office:value-type="float" office:value="65" calcext:value-type="float">
            <text:p>65</text:p>
          </table:table-cell>
          <table:table-cell/>
          <table:table-cell office:value-type="float" office:value="103211000" calcext:value-type="float">
            <text:p>103211000</text:p>
          </table:table-cell>
        </table:table-row>
        <table:table-row table:style-name="ro1">
          <table:table-cell office:value-type="float" office:value="2347" calcext:value-type="float">
            <text:p>2347</text:p>
          </table:table-cell>
          <table:table-cell office:value-type="string" calcext:value-type="string">
            <text:p>BNEU</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BNEU</text:p>
          </table:table-cell>
          <table:table-cell office:value-type="string" calcext:value-type="string">
            <text:p>Bergneustadt</text:p>
          </table:table-cell>
          <table:table-cell/>
          <table:table-cell office:value-type="string" calcext:value-type="string">
            <text:p>Luftqualitätsmessstelle</text:p>
          </table:table-cell>
          <table:table-cell office:value-type="string" calcext:value-type="string">
            <text:p>Schulhof des Schulzentrums an der Jahnstraße</text:p>
          </table:table-cell>
          <table:table-cell table:number-columns-repeated="3"/>
          <table:table-cell office:value-type="string" calcext:value-type="string">
            <text:p>0101000020E864000000000000B4C1184100000000BB905541</text:p>
          </table:table-cell>
          <table:table-cell table:number-columns-repeated="3"/>
          <table:table-cell office:value-type="float" office:value="103211000" calcext:value-type="float">
            <text:p>103211000</text:p>
          </table:table-cell>
        </table:table-row>
        <table:table-row table:style-name="ro1">
          <table:table-cell office:value-type="float" office:value="2348" calcext:value-type="float">
            <text:p>2348</text:p>
          </table:table-cell>
          <table:table-cell office:value-type="string" calcext:value-type="string">
            <text:p>BOCH</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BOCH</text:p>
          </table:table-cell>
          <table:table-cell office:value-type="string" calcext:value-type="string">
            <text:p>Bochum</text:p>
          </table:table-cell>
          <table:table-cell/>
          <table:table-cell office:value-type="string" calcext:value-type="string">
            <text:p>Luftqualitätsmessstelle</text:p>
          </table:table-cell>
          <table:table-cell office:value-type="string" calcext:value-type="string">
            <text:p>Die Station steht ca. 1,2 km südöstlich des Stadtkerns in einer Sackgasse auf einem Wiesengelände. Die stark befahrene B226 verläuft ca. 300 m nördlich an der Station vorbei. In gleicher Richtung (Entfernung ca. 2,5 km) befindet sich die BAB A40 (Ruhrschnellweg). Das nähere Umfeld ist reine Wohnbebauung. Ca. 2 km westlich beginnen die großen Krupp- Anlagen (Bochumer Verein) mit Gießereien, Hüttenwerk und Metallverarbeitung. 2 km nördlich stehen weitere Industrieanlagen. Das Gelände ist flach und eben, die Station frei anströmbar. <text:s/>Messung im Zuge der Neukonzeption LUQS2000 eingestellt.</text:p>
          </table:table-cell>
          <table:table-cell table:number-columns-repeated="2"/>
          <table:table-cell office:value-type="string" calcext:value-type="string">
            <text:p>DENW027</text:p>
          </table:table-cell>
          <table:table-cell office:value-type="string" calcext:value-type="string">
            <text:p>0101000020E864000000000000DC0917410000004020C25541</text:p>
          </table:table-cell>
          <table:table-cell office:value-type="string" calcext:value-type="string">
            <text:p>Hintergrund</text:p>
          </table:table-cell>
          <table:table-cell office:value-type="float" office:value="85" calcext:value-type="float">
            <text:p>85</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349" calcext:value-type="float">
            <text:p>2349</text:p>
          </table:table-cell>
          <table:table-cell office:value-type="string" calcext:value-type="string">
            <text:p>BOCW</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BOCW</text:p>
          </table:table-cell>
          <table:table-cell office:value-type="string" calcext:value-type="string">
            <text:p>Bocholt Wertherstraße</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B8261441000000C058EA5541</text:p>
          </table:table-cell>
          <table:table-cell office:value-type="string" calcext:value-type="string">
            <text:p>Hintergrund</text:p>
          </table:table-cell>
          <table:table-cell office:value-type="float" office:value="20" calcext:value-type="float">
            <text:p>20</text:p>
          </table:table-cell>
          <table:table-cell office:value-type="string" calcext:value-type="string">
            <text:p>ländlich stadtnah</text:p>
          </table:table-cell>
          <table:table-cell office:value-type="float" office:value="103211000" calcext:value-type="float">
            <text:p>103211000</text:p>
          </table:table-cell>
        </table:table-row>
        <table:table-row table:style-name="ro1">
          <table:table-cell office:value-type="float" office:value="2264" calcext:value-type="float">
            <text:p>2264</text:p>
          </table:table-cell>
          <table:table-cell office:value-type="string" calcext:value-type="string">
            <text:p>BODO</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0557" calcext:value-type="float">
            <text:p>40557</text:p>
          </table:table-cell>
          <table:table-cell office:value-type="string" calcext:value-type="string">
            <text:p>BODO</text:p>
          </table:table-cell>
          <table:table-cell office:value-type="string" calcext:value-type="string">
            <text:p>Bochum Dorstener Straße 229</text:p>
          </table:table-cell>
          <table:table-cell/>
          <table:table-cell office:value-type="string" calcext:value-type="string">
            <text:p>Luftqualitätsmessstelle</text:p>
          </table:table-cell>
          <table:table-cell office:value-type="string" calcext:value-type="string">
            <text:p>Die NO2-Passivsammler sind an einem Strommast vor Hausnr. 229 der dreispurigen, von Nordwesten nach Südosten verlaufenden Dorstener Straße (B226) befestigt. Die Häuser im Bereich des Messpunkts sind 4-geschossig und stellen mit Ausnahme einer Lücke auf der gegenüberliegenden Seite eine durchgehende Bebauung dar. In ca. 160 m Richtung NW verläuft die A40, welche sich in ca. 1,65 km Richtung SW mit der A448 kreuzt. In ca. 1,5 km Richtung SW dient die L633 als Zuleitung in die L654. 1,5 km Richtung O befindet sich die L551. Sowohl die L654 als auch die L551 dienen neben der Dorstener Straße als Zuleitung zur Innenstadt. In ca. 80 m Richtung NW mündet die K2 in die Dorstener Straße. In 680 m Richtung O und 1,05 km Richtung S verlaufen zwei Nebenbahntrassen und 2,8 km Richtung SO die Hauptbahntrasse. Es gibt mehrere Industrie-und Gewerbegebiete im Bereich des Messpunkts: Ein kleines Industriegebiet in ca. 200 m Richtung N und ein weiteres in ca. 330 m Richtung SW. Ein großes Industriegebiet erstreckt sich in ca. 1,8 km Richtung SW und ist per Bahntrasse mit dem Schienennetz verbunden.</text:p>
          </table:table-cell>
          <table:table-cell table:number-columns-repeated="2"/>
          <table:table-cell office:value-type="string" calcext:value-type="string">
            <text:p>DENW406</text:p>
          </table:table-cell>
          <table:table-cell office:value-type="string" calcext:value-type="string">
            <text:p>0101000020E864000000000000E8D9164100000080A1C45541</text:p>
          </table:table-cell>
          <table:table-cell office:value-type="string" calcext:value-type="string">
            <text:p>Verkehr</text:p>
          </table:table-cell>
          <table:table-cell office:value-type="float" office:value="74" calcext:value-type="float">
            <text:p>74</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350" calcext:value-type="float">
            <text:p>2350</text:p>
          </table:table-cell>
          <table:table-cell office:value-type="string" calcext:value-type="string">
            <text:p>BOEB</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BOEB</text:p>
          </table:table-cell>
          <table:table-cell office:value-type="string" calcext:value-type="string">
            <text:p>Bönen Böingholzstraße</text:p>
          </table:table-cell>
          <table:table-cell/>
          <table:table-cell office:value-type="string" calcext:value-type="string">
            <text:p>Luftqualitätsmessstelle</text:p>
          </table:table-cell>
          <table:table-cell table:number-columns-repeated="3"/>
          <table:table-cell office:value-type="string" calcext:value-type="string">
            <text:p>DENW265</text:p>
          </table:table-cell>
          <table:table-cell office:value-type="string" calcext:value-type="string">
            <text:p>0101000020E864000000000000903A1941000000C06FD05541</text:p>
          </table:table-cell>
          <table:table-cell office:value-type="string" calcext:value-type="string">
            <text:p>Verkehr</text:p>
          </table:table-cell>
          <table:table-cell office:value-type="float" office:value="80" calcext:value-type="float">
            <text:p>80</text:p>
          </table:table-cell>
          <table:table-cell office:value-type="string" calcext:value-type="string">
            <text:p>ländlich regional</text:p>
          </table:table-cell>
          <table:table-cell office:value-type="float" office:value="103211000" calcext:value-type="float">
            <text:p>103211000</text:p>
          </table:table-cell>
        </table:table-row>
        <table:table-row table:style-name="ro1">
          <table:table-cell office:value-type="float" office:value="2351" calcext:value-type="float">
            <text:p>2351</text:p>
          </table:table-cell>
          <table:table-cell office:value-type="string" calcext:value-type="string">
            <text:p>BOEN</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BOEN</text:p>
          </table:table-cell>
          <table:table-cell office:value-type="string" calcext:value-type="string">
            <text:p>Bönen Bönener Straße</text:p>
          </table:table-cell>
          <table:table-cell/>
          <table:table-cell office:value-type="string" calcext:value-type="string">
            <text:p>Luftqualitätsmessstelle</text:p>
          </table:table-cell>
          <table:table-cell office:value-type="string" calcext:value-type="string">
            <text:p>Bei BOEN handelt es sich um eine Sondermessstation, die den Einfluss der Autobahn auf die Luftqualität im umliegenden Wohngebiet ermitteln soll. Die NO2-Passivsammler sind an einem Fahnenmast im Garten des Grundstückes Nr. 54 befestigt. Der Garten befindet sich direkt vor der Lärmschutzwand (ca. 22 m entfernt) der Autobahn A 2. In östlicher Richtung befindet sich in 70 m Entfernung die Landstraße L 665 und in 150 m Entfernung ein Industrie und Gewerbegebiet. In unmittelbarer Nähe befindet sich keine verkehrsreiche Kreuzung.</text:p>
          </table:table-cell>
          <table:table-cell table:number-columns-repeated="2"/>
          <table:table-cell office:value-type="string" calcext:value-type="string">
            <text:p>DENW230</text:p>
          </table:table-cell>
          <table:table-cell office:value-type="string" calcext:value-type="string">
            <text:p>0101000020E8640000000000004C3C19410000004075D05541</text:p>
          </table:table-cell>
          <table:table-cell office:value-type="string" calcext:value-type="string">
            <text:p>Verkehr</text:p>
          </table:table-cell>
          <table:table-cell office:value-type="float" office:value="78" calcext:value-type="float">
            <text:p>78</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352" calcext:value-type="float">
            <text:p>2352</text:p>
          </table:table-cell>
          <table:table-cell office:value-type="string" calcext:value-type="string">
            <text:p>BOF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BOFE</text:p>
          </table:table-cell>
          <table:table-cell office:value-type="string" calcext:value-type="string">
            <text:p>Bottrop-Feldhausen</text:p>
          </table:table-cell>
          <table:table-cell/>
          <table:table-cell office:value-type="string" calcext:value-type="string">
            <text:p>Luftqualitätsmessstelle</text:p>
          </table:table-cell>
          <table:table-cell office:value-type="string" calcext:value-type="string">
            <text:p>Die Station steht ca. 10 km nordöstlich vom Zentrum Bottrop in der Vorortsiedlung Feldhausen auf einem befestigten Parkstreifen. Nach Gladbeck ist es ca. 4,5 km in südlicher Richtung. Ebenfalls in südlicher Richtung ca. 2 km zur Station befand sich auf dem Gelände der KVR mit angrenzenden Phenolwerken der Februar-Standort Gladbeck-Zweckel (GLAZ). Grund der Messung ist der Zubringer (Verkehr) zum Movie Park Gelände der ca. 200m nördlich an der Station vorbeiläuft und in den Sommermonaten ständig überlastet ist. Die Autobahn A31 verläuft ca. 2 km westlich an der Station vorbei. Das Kraftwerk Scholven und die VEBA-Chemie befinden sich ca. 3,5 km südöstlich zur Station.</text:p>
          </table:table-cell>
          <table:table-cell table:number-columns-repeated="3"/>
          <table:table-cell office:value-type="string" calcext:value-type="string">
            <text:p>0101000020E86400000000000008EF154100000040D2D15541</text:p>
          </table:table-cell>
          <table:table-cell/>
          <table:table-cell office:value-type="float" office:value="57" calcext:value-type="float">
            <text:p>57</text:p>
          </table:table-cell>
          <table:table-cell/>
          <table:table-cell office:value-type="float" office:value="103211000" calcext:value-type="float">
            <text:p>103211000</text:p>
          </table:table-cell>
        </table:table-row>
        <table:table-row table:style-name="ro1">
          <table:table-cell office:value-type="float" office:value="2353" calcext:value-type="float">
            <text:p>2353</text:p>
          </table:table-cell>
          <table:table-cell office:value-type="string" calcext:value-type="string">
            <text:p>BOF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BOFS</text:p>
          </table:table-cell>
          <table:table-cell office:value-type="string" calcext:value-type="string">
            <text:p>Bochum Feuerbachstraße</text:p>
          </table:table-cell>
          <table:table-cell/>
          <table:table-cell office:value-type="string" calcext:value-type="string">
            <text:p>Luftqualitätsmessstelle</text:p>
          </table:table-cell>
          <table:table-cell table:number-columns-repeated="3"/>
          <table:table-cell office:value-type="string" calcext:value-type="string">
            <text:p>DENW298</text:p>
          </table:table-cell>
          <table:table-cell office:value-type="string" calcext:value-type="string">
            <text:p>0101000020E864000000000000D0E51641000000C0D6C05541</text:p>
          </table:table-cell>
          <table:table-cell office:value-type="string" calcext:value-type="string">
            <text:p>Verkehr</text:p>
          </table:table-cell>
          <table:table-cell office:value-type="float" office:value="107" calcext:value-type="float">
            <text:p>107</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354" calcext:value-type="float">
            <text:p>2354</text:p>
          </table:table-cell>
          <table:table-cell office:value-type="string" calcext:value-type="string">
            <text:p>BOG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BOGE</text:p>
          </table:table-cell>
          <table:table-cell office:value-type="string" calcext:value-type="string">
            <text:p>Bochum-Gerthe</text:p>
          </table:table-cell>
          <table:table-cell/>
          <table:table-cell office:value-type="string" calcext:value-type="string">
            <text:p>Luftqualitätsmessstelle</text:p>
          </table:table-cell>
          <table:table-cell office:value-type="string" calcext:value-type="string">
            <text:p>Die Station steht im nördlich gelegenden Stadtteil auf dem Gelände der Friedhofsverwaltung. Der östliche Teil um die Station herum ist ländlicher Struktur. Im Norden und Süden ist reine Wohnbebauung zu finden. Zu erwähnen wären noch zwei Gewerbegebiete (1,5 km Nordost, 500 m Südwest). Die Station ist frei anströmbar.</text:p>
          </table:table-cell>
          <table:table-cell table:number-columns-repeated="3"/>
          <table:table-cell office:value-type="string" calcext:value-type="string">
            <text:p>0101000020E864000000000000E0411741000000C07CC65541</text:p>
          </table:table-cell>
          <table:table-cell/>
          <table:table-cell office:value-type="float" office:value="130" calcext:value-type="float">
            <text:p>130</text:p>
          </table:table-cell>
          <table:table-cell/>
          <table:table-cell office:value-type="float" office:value="103211000" calcext:value-type="float">
            <text:p>103211000</text:p>
          </table:table-cell>
        </table:table-row>
        <table:table-row table:style-name="ro1">
          <table:table-cell office:value-type="float" office:value="2265" calcext:value-type="float">
            <text:p>2265</text:p>
          </table:table-cell>
          <table:table-cell office:value-type="string" calcext:value-type="string">
            <text:p>BOHH</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0557" calcext:value-type="float">
            <text:p>40557</text:p>
          </table:table-cell>
          <table:table-cell office:value-type="string" calcext:value-type="string">
            <text:p>BOHH</text:p>
          </table:table-cell>
          <table:table-cell office:value-type="string" calcext:value-type="string">
            <text:p>Bochum Herner Straße 226</text:p>
          </table:table-cell>
          <table:table-cell/>
          <table:table-cell office:value-type="string" calcext:value-type="string">
            <text:p>Luftqualitätsmessstelle</text:p>
          </table:table-cell>
          <table:table-cell office:value-type="string" calcext:value-type="string">
            <text:p>Die NO2-Passivsammler sind mit einem Abstandshalter an einem Lichtmast vor Hausnr. 226 der fünfspurigen, von Norden nach Süden verlaufenden Herner Straße (L551) befestigt. Die Häuser sind 1-4-geschossig. Der Straßenabschnitt ist beidseitig, allerdings uneinheitlich bebaut und weist Lücken auf. Die Herner Straße ist eine Verbindungsstraße zwischen der A40 und der A43 und stellt eine starke Verkürzung zwischen beiden Autobahnen dar. In ca. 200 m südlicher Richtung befindet sich die A40, welche sich in ca. 4,05 km Richtung O mit der A43 kreuzt und in ca. 3,1 km Richtung SW eine Anbindung für die A448 darstellt. Neben der Herner Straße dienen die B226, 1,22 km Richtung SSW, und die L654, 1,98 km Richtung SO, als direkte Zuleitungen aus jeweils zwei verschiedenen Richtungen in den Bochumer Innenstadtring. In ca. 40 m nördlicher Richtung kreuzt sich die Herner Straße mit der K16, welche wiederum als Verbindungsstraße der Herner Straße mit der B226 und der L654 dient. In ca. 770 m Richtung W und 1,25km Richtung S verlaufen Nebenbahntrassen und in ca. 2,4 km Richtung SO die Hauptbahntrasse. Es gibt mehrere Industrie-und Gewerbegebiete im Bereich des Messpunkts: Ein Industriegebiet ca. 130 m Richtung NW und ein Gewerbegebiet 250 m Richtung W. Große Industriegebiete erstrecken sich ab 2-3 km Richtung SW vom Messpunkt aus und sind teilweise per Bahntrasse an das Schienennetz angebunden.</text:p>
          </table:table-cell>
          <table:table-cell table:number-columns-repeated="2"/>
          <table:table-cell office:value-type="string" calcext:value-type="string">
            <text:p>DENW407</text:p>
          </table:table-cell>
          <table:table-cell office:value-type="string" calcext:value-type="string">
            <text:p>0101000020E86400000000000068F116410000004034C55541</text:p>
          </table:table-cell>
          <table:table-cell office:value-type="string" calcext:value-type="string">
            <text:p>Verkehr</text:p>
          </table:table-cell>
          <table:table-cell office:value-type="float" office:value="72" calcext:value-type="float">
            <text:p>72</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355" calcext:value-type="float">
            <text:p>2355</text:p>
          </table:table-cell>
          <table:table-cell office:value-type="string" calcext:value-type="string">
            <text:p>BOKI</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BOKI</text:p>
          </table:table-cell>
          <table:table-cell office:value-type="string" calcext:value-type="string">
            <text:p>Bottrop - Kirchhellen</text:p>
          </table:table-cell>
          <table:table-cell/>
          <table:table-cell office:value-type="string" calcext:value-type="string">
            <text:p>Luftqualitätsmessstelle</text:p>
          </table:table-cell>
          <table:table-cell office:value-type="string" calcext:value-type="string">
            <text:p>Bezirkssportanlage</text:p>
          </table:table-cell>
          <table:table-cell table:number-columns-repeated="3"/>
          <table:table-cell office:value-type="string" calcext:value-type="string">
            <text:p>0101000020E86400000000000008C0154100000040F9D05541</text:p>
          </table:table-cell>
          <table:table-cell/>
          <table:table-cell office:value-type="float" office:value="53" calcext:value-type="float">
            <text:p>53</text:p>
          </table:table-cell>
          <table:table-cell/>
          <table:table-cell office:value-type="float" office:value="103211000" calcext:value-type="float">
            <text:p>103211000</text:p>
          </table:table-cell>
        </table:table-row>
        <table:table-row table:style-name="ro1">
          <table:table-cell office:value-type="float" office:value="1027" calcext:value-type="float">
            <text:p>1027</text:p>
          </table:table-cell>
          <table:table-cell office:value-type="string" calcext:value-type="string">
            <text:p>BOR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BORE</text:p>
          </table:table-cell>
          <table:table-cell office:value-type="string" calcext:value-type="string">
            <text:p>Bonn Reuterstraße</text:p>
          </table:table-cell>
          <table:table-cell/>
          <table:table-cell office:value-type="string" calcext:value-type="string">
            <text:p>Luftqualitätsmessstelle</text:p>
          </table:table-cell>
          <table:table-cell office:value-type="string" calcext:value-type="string">
            <text:p>Die ORSA- und NO2-Passivsammler sind am Mast des Straßenschildes Ecke Reuterstraße / Hartsteinstraße (vor der Hausnummer 2, gegenüber der Reuterstr. 24) befestigt. Es handelt sich hierbei um eine von West nach Ost verlaufende 4-spurige Straße, die als Zubringer für die in ca. 1 km in westlicher Richtung befindliche BAB A565 dient. Ca. 950 m nördlich befindet sich der Hauptbahnhof. Es gibt im Bereich nord-westlich des Messpunktes in ca. 1,5 km mehrere große Gewerbegebiete . Der Messpunkt befindet sich ca. 1,4 km westlich des Rheins. Westlich in ca. 550 m kreuzt die Kreisstraße K1 und in ca. 1,4 km östlich mündet die Reuterstraße in die Bundesstraße B9.</text:p>
          </table:table-cell>
          <table:table-cell table:number-columns-repeated="2"/>
          <table:table-cell office:value-type="string" calcext:value-type="string">
            <text:p>DENW175</text:p>
          </table:table-cell>
          <table:table-cell office:value-type="string" calcext:value-type="string">
            <text:p>0101000020E864000000000000CC51164100000080F7705541</text:p>
          </table:table-cell>
          <table:table-cell office:value-type="string" calcext:value-type="string">
            <text:p>Verkehr</text:p>
          </table:table-cell>
          <table:table-cell office:value-type="float" office:value="65" calcext:value-type="float">
            <text:p>65</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356" calcext:value-type="float">
            <text:p>2356</text:p>
          </table:table-cell>
          <table:table-cell office:value-type="string" calcext:value-type="string">
            <text:p>BORH</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BORH</text:p>
          </table:table-cell>
          <table:table-cell office:value-type="string" calcext:value-type="string">
            <text:p>Bad Oeynhausen Eidinghausen</text:p>
          </table:table-cell>
          <table:table-cell/>
          <table:table-cell office:value-type="string" calcext:value-type="string">
            <text:p>Luftqualitätsmessstelle</text:p>
          </table:table-cell>
          <table:table-cell office:value-type="string" calcext:value-type="string">
            <text:p>Parkplatz vor dem Rathaus</text:p>
          </table:table-cell>
          <table:table-cell table:number-columns-repeated="3"/>
          <table:table-cell office:value-type="string" calcext:value-type="string">
            <text:p>0101000020E86400000000000074B01D41000000C0CD105641</text:p>
          </table:table-cell>
          <table:table-cell/>
          <table:table-cell office:value-type="float" office:value="60" calcext:value-type="float">
            <text:p>60</text:p>
          </table:table-cell>
          <table:table-cell/>
          <table:table-cell office:value-type="float" office:value="103211000" calcext:value-type="float">
            <text:p>103211000</text:p>
          </table:table-cell>
        </table:table-row>
        <table:table-row table:style-name="ro1">
          <table:table-cell office:value-type="float" office:value="2357" calcext:value-type="float">
            <text:p>2357</text:p>
          </table:table-cell>
          <table:table-cell office:value-type="string" calcext:value-type="string">
            <text:p>BORK</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BORK</text:p>
          </table:table-cell>
          <table:table-cell office:value-type="string" calcext:value-type="string">
            <text:p>Borken</text:p>
          </table:table-cell>
          <table:table-cell/>
          <table:table-cell office:value-type="string" calcext:value-type="string">
            <text:p>Luftqualitätsmessstelle</text:p>
          </table:table-cell>
          <table:table-cell office:value-type="string" calcext:value-type="string">
            <text:p>Die Station steht neben dem Bahnhofsparkplatz auf einer Grünfläche ca. 1 km nordöstlich des Stadtzentrums. Die B67 verläuft ca. 35 m westlich an der Station vorbei. Wohngebiete mit kleineren Gewerbebetrieben prägen das Umfeld. <text:s/>Das Gelände ist flach und eben, die Station frei anströmbar.</text:p>
          </table:table-cell>
          <table:table-cell table:number-columns-repeated="2"/>
          <table:table-cell office:value-type="string" calcext:value-type="string">
            <text:p>DENW073</text:p>
          </table:table-cell>
          <table:table-cell office:value-type="string" calcext:value-type="string">
            <text:p>0101000020E8640000000000008088154100000000C4EB5541</text:p>
          </table:table-cell>
          <table:table-cell office:value-type="string" calcext:value-type="string">
            <text:p>Hintergrund</text:p>
          </table:table-cell>
          <table:table-cell office:value-type="float" office:value="42" calcext:value-type="float">
            <text:p>42</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358" calcext:value-type="float">
            <text:p>2358</text:p>
          </table:table-cell>
          <table:table-cell office:value-type="string" calcext:value-type="string">
            <text:p>BOS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BOSE</text:p>
          </table:table-cell>
          <table:table-cell office:value-type="string" calcext:value-type="string">
            <text:p>Bornheim-Sechtem</text:p>
          </table:table-cell>
          <table:table-cell/>
          <table:table-cell office:value-type="string" calcext:value-type="string">
            <text:p>Luftqualitätsmessstelle</text:p>
          </table:table-cell>
          <table:table-cell office:value-type="string" calcext:value-type="string">
            <text:p>Die Station steht ca. 4 km nordwestlich von Bornheim ortsmittig im Vorort Sechtem. Ein kleines Gewerbegebiet befindet sich ca. 700 m nördlich des Standortes. Das direkte Umfeld ist reine Wohnbebauung, umgeben von Wiesen und Feldern. Die Degussa-Werke in Wesseling sind ca. 4 km nordöstlich entfernt. Das Gelände ist flach und eben, die Station ist frei anströmbar. Nächste LUQS-Station Wesseling ca. 4 km nördlich</text:p>
          </table:table-cell>
          <table:table-cell table:number-columns-repeated="3"/>
          <table:table-cell office:value-type="string" calcext:value-type="string">
            <text:p>0101000020E86400000000000094B41541000000809B785541</text:p>
          </table:table-cell>
          <table:table-cell/>
          <table:table-cell office:value-type="float" office:value="66" calcext:value-type="float">
            <text:p>66</text:p>
          </table:table-cell>
          <table:table-cell/>
          <table:table-cell office:value-type="float" office:value="103211000" calcext:value-type="float">
            <text:p>103211000</text:p>
          </table:table-cell>
        </table:table-row>
        <table:table-row table:style-name="ro1">
          <table:table-cell office:value-type="float" office:value="2359" calcext:value-type="float">
            <text:p>2359</text:p>
          </table:table-cell>
          <table:table-cell office:value-type="string" calcext:value-type="string">
            <text:p>BOST</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BOST</text:p>
          </table:table-cell>
          <table:table-cell office:value-type="string" calcext:value-type="string">
            <text:p>Bochum-Stahlhausen</text:p>
          </table:table-cell>
          <table:table-cell/>
          <table:table-cell office:value-type="string" calcext:value-type="string">
            <text:p>Luftqualitätsmessstelle</text:p>
          </table:table-cell>
          <table:table-cell office:value-type="string" calcext:value-type="string">
            <text:p>Die Station steht am nördlichen Rand eines Wohngebietes auf einem Schulgeländen. Zur Innenstadt Bochums ist es ca. 2 km in östlicher Richtung weit. Das zu untersuchende Edelstahlwerk "Krupp Nirosta" befindet sich in einer Entfernung von ca. 800 m südwestlich zur Station. Hohe Baumbestände sowie das Schulgebäude (Entfernung ca. 50 m) liegen zwischen dem Werk und der Messstelle. Verkehrsimmissionen können von der ca. 400 m westlich verlaufenden Autobahn A40 gemessen werden. <text:s/>Nächste LUQS-Station Herne ca. 6 km nordöstlich.</text:p>
          </table:table-cell>
          <table:table-cell table:number-columns-repeated="2"/>
          <table:table-cell office:value-type="string" calcext:value-type="string">
            <text:p>DENW117</text:p>
          </table:table-cell>
          <table:table-cell office:value-type="string" calcext:value-type="string">
            <text:p>0101000020E86400000000000078D416410000000056C35541</text:p>
          </table:table-cell>
          <table:table-cell office:value-type="string" calcext:value-type="string">
            <text:p>Industrie</text:p>
          </table:table-cell>
          <table:table-cell office:value-type="float" office:value="57" calcext:value-type="float">
            <text:p>57</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360" calcext:value-type="float">
            <text:p>2360</text:p>
          </table:table-cell>
          <table:table-cell office:value-type="string" calcext:value-type="string">
            <text:p>BOT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BOTE</text:p>
          </table:table-cell>
          <table:table-cell office:value-type="string" calcext:value-type="string">
            <text:p>Bottrop-Ebel</text:p>
          </table:table-cell>
          <table:table-cell/>
          <table:table-cell office:value-type="string" calcext:value-type="string">
            <text:p>Luftqualitätsmessstelle</text:p>
          </table:table-cell>
          <table:table-cell office:value-type="string" calcext:value-type="string">
            <text:p>Die Station steht ca. 2Km südöstlich des Stadtkern im Vorort Ebel auf dem Gelände einer Kläranlage. Diese befindet sich in einer alten Zechensiedlung, die z.Z saniert wird. Östlich der Station am Rande des Wohngebietes befindet sich eine Metall-Schredderanlage, dahinter ein Tanklager der Veba Oel AG. In der selben Richtung <text:s/>schließt sich das Hafengebiet des Rhein-Herne Kanals auf Essener Gebiet (Riesige Kohlehalden) an. Die Aluminum-Hütte steht ca.1,5Km südöstlich der Station. Im Norden ist noch das Gewerbegebiet Lehmkuhle zu nennen (Entfernung ca.700m). Verkehrimmissionen könnten von Autobahn A42 ca.170m nördlich und der stark befahrenen Verbindungsstraße Essen-Bottrop L631 gemessen werden.</text:p>
          </table:table-cell>
          <table:table-cell table:number-columns-repeated="3"/>
          <table:table-cell office:value-type="string" calcext:value-type="string">
            <text:p>0101000020E864000000000000F4CE1541000000002CC65541</text:p>
          </table:table-cell>
          <table:table-cell/>
          <table:table-cell office:value-type="float" office:value="36" calcext:value-type="float">
            <text:p>36</text:p>
          </table:table-cell>
          <table:table-cell/>
          <table:table-cell office:value-type="float" office:value="103211000" calcext:value-type="float">
            <text:p>103211000</text:p>
          </table:table-cell>
        </table:table-row>
        <table:table-row table:style-name="ro2">
          <table:table-cell office:value-type="float" office:value="412" calcext:value-type="float">
            <text:p>412</text:p>
          </table:table-cell>
          <table:table-cell office:value-type="string" calcext:value-type="string">
            <text:p>BOTT</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BOTT</text:p>
          </table:table-cell>
          <table:table-cell office:value-type="string" calcext:value-type="string">
            <text:p>Bottrop-Welheim</text:p>
          </table:table-cell>
          <table:table-cell/>
          <table:table-cell office:value-type="string" calcext:value-type="string">
            <text:p>Luftqualitätsmessstelle</text:p>
          </table:table-cell>
          <table:table-cell office:value-type="string" calcext:value-type="string">
            <text:p>Der Messcontainer steht auf der Grünfläche eines Schulgeländes.</text:p>
            <text:p>Die Bundesstraße B 224 verläuft östlich in etwa 1 km Entfernung in Nord-Süd-Richtung. Südwestlich, in ca. 700 m Entfernung zur Station beginnt das Gelände einer Kokerei.</text:p>
            <text:p>Ein Industrieareal und das Hafengebiet des Rhein-Herne-Kanals im Stadtgebiet Essen und Bottrop schließen sich an. Die Windmesshöhe über Grund beträgt 22 Meter.</text:p>
          </table:table-cell>
          <table:table-cell table:number-columns-repeated="2"/>
          <table:table-cell office:value-type="string" calcext:value-type="string">
            <text:p>DENW021</text:p>
          </table:table-cell>
          <table:table-cell office:value-type="string" calcext:value-type="string">
            <text:p>0101000020E864000000000000A0F31541000000006CC85541</text:p>
          </table:table-cell>
          <table:table-cell office:value-type="string" calcext:value-type="string">
            <text:p>Industrie</text:p>
          </table:table-cell>
          <table:table-cell office:value-type="float" office:value="30" calcext:value-type="float">
            <text:p>30</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361" calcext:value-type="float">
            <text:p>2361</text:p>
          </table:table-cell>
          <table:table-cell office:value-type="string" calcext:value-type="string">
            <text:p>BOW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BOW2</text:p>
          </table:table-cell>
          <table:table-cell office:value-type="string" calcext:value-type="string">
            <text:p>Amtmann-Krayenfeld Schule</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C85B17410000000008C45541</text:p>
          </table:table-cell>
          <table:table-cell table:number-columns-repeated="3"/>
          <table:table-cell office:value-type="float" office:value="103211000" calcext:value-type="float">
            <text:p>103211000</text:p>
          </table:table-cell>
        </table:table-row>
        <table:table-row table:style-name="ro1">
          <table:table-cell office:value-type="float" office:value="2362" calcext:value-type="float">
            <text:p>2362</text:p>
          </table:table-cell>
          <table:table-cell office:value-type="string" calcext:value-type="string">
            <text:p>BRAC</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BRAC</text:p>
          </table:table-cell>
          <table:table-cell office:value-type="string" calcext:value-type="string">
            <text:p>Brüggen - Bracht</text:p>
          </table:table-cell>
          <table:table-cell/>
          <table:table-cell office:value-type="string" calcext:value-type="string">
            <text:p>Luftqualitätsmessstelle</text:p>
          </table:table-cell>
          <table:table-cell office:value-type="string" calcext:value-type="string">
            <text:p>Die Station steht im westlichen Teil der Ortschaft Bracht ca. 1 km östlich eines Gewerbegebietes. Im Umfeld sind hauptsächlich landwirtschaftliche Flächen. 7,5 km nördlich liegt die Stadt Venlo und ca. 15 km südwestlich die Stadt Roermond. Bis auf das Gewerbegebiet im Umfeld sind keine weiteren Emmittenten erkennbar. Die Beaufschlagung der Station durch Kfz-Emmissionen ist möglich. Die Station ist frei anstömbar.</text:p>
          </table:table-cell>
          <table:table-cell table:number-columns-repeated="3"/>
          <table:table-cell office:value-type="string" calcext:value-type="string">
            <text:p>0101000020E864000000000000FC90124100000040C0AF5541</text:p>
          </table:table-cell>
          <table:table-cell/>
          <table:table-cell office:value-type="float" office:value="52" calcext:value-type="float">
            <text:p>52</text:p>
          </table:table-cell>
          <table:table-cell/>
          <table:table-cell office:value-type="float" office:value="103211000" calcext:value-type="float">
            <text:p>103211000</text:p>
          </table:table-cell>
        </table:table-row>
        <table:table-row table:style-name="ro1">
          <table:table-cell office:value-type="float" office:value="2363" calcext:value-type="float">
            <text:p>2363</text:p>
          </table:table-cell>
          <table:table-cell office:value-type="string" calcext:value-type="string">
            <text:p>BRAM</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BRAM</text:p>
          </table:table-cell>
          <table:table-cell office:value-type="string" calcext:value-type="string">
            <text:p>Brambauer</text:p>
          </table:table-cell>
          <table:table-cell/>
          <table:table-cell office:value-type="string" calcext:value-type="string">
            <text:p>Luftqualitätsmessstelle</text:p>
          </table:table-cell>
          <table:table-cell office:value-type="string" calcext:value-type="string">
            <text:p>Die Station steht am nördlichen Rand des Ortes neben einem unbefestigten Parkplatz gegenüber einem Freibad und Rasensportplatz. 500 m nordöstlich zur Station befindet sich die Steinkohleschachtanlage 4 der Zeche Minister Achenbach. Ein großes Kraftwerk schließt sich ca. 2,5 km in gleicher Richtung an. Südlich in ca. 1,5 km Entfernung zur Station befinden sich weitere Schachtanlagen der genannten Zeche. Die BAB A2 verläuft in einem Abstand von ca. 2,5 km ebenfalls südlich an der Station vorbei. Das weitere Umfeld der Station könnte man als ländlich umschreiben. Das Gelände ist flach und eben. Aus Norden ist die Station jedoch nicht frei anströmbar, da das Sportgelände mit hohen Pappeln (Abstand ca. 10 m zur Station) eingefaßt ist. <text:s/>Bemerkungen: Bei Trockenperioden ist durch den Parkplatz mit erhöhten Staubkonzentrationen aus südlicher Richtung zu rechnen <text:s/>Messung im Zuge der Neukonzeption LUQS2000 eingestellt</text:p>
          </table:table-cell>
          <table:table-cell table:number-columns-repeated="2"/>
          <table:table-cell office:value-type="string" calcext:value-type="string">
            <text:p>DENW005</text:p>
          </table:table-cell>
          <table:table-cell office:value-type="string" calcext:value-type="string">
            <text:p>0101000020E86400000000000084F2174100000080FDCF5541</text:p>
          </table:table-cell>
          <table:table-cell office:value-type="string" calcext:value-type="string">
            <text:p>Hintergrund</text:p>
          </table:table-cell>
          <table:table-cell office:value-type="float" office:value="90" calcext:value-type="float">
            <text:p>90</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364" calcext:value-type="float">
            <text:p>2364</text:p>
          </table:table-cell>
          <table:table-cell office:value-type="string" calcext:value-type="string">
            <text:p>BRH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BRH2</text:p>
          </table:table-cell>
          <table:table-cell office:value-type="string" calcext:value-type="string">
            <text:p>Brühl</text:p>
          </table:table-cell>
          <table:table-cell/>
          <table:table-cell office:value-type="string" calcext:value-type="string">
            <text:p>Luftqualitätsmessstelle</text:p>
          </table:table-cell>
          <table:table-cell office:value-type="string" calcext:value-type="string">
            <text:p>Die Station steht etwa im Zentrum der Stadt Brühl in Nähe einer verkehrsreichen, ampelgesteuerten Kreuzung. Industrieanlagen und Gewerbegebiete hauptsächlich östlich und nördlich der Station, Braunkohlentageabbau ca. 4km westlich mit dem Kraftwerk "Goldenberg-Werk", Wesseling und Godorf mit den bekannten Industrieanlagen ca. 5 km östlich bis südöstlich. Die Messungen zielen hauptsächlich auf Verkehrsimmissionen ab. Die Station ist <text:s/>n i c h t <text:s/>frei anströmbar.</text:p>
          </table:table-cell>
          <table:table-cell table:number-columns-repeated="3"/>
          <table:table-cell office:value-type="string" calcext:value-type="string">
            <text:p>0101000020E864000000000000A8801541000000402A7D5541</text:p>
          </table:table-cell>
          <table:table-cell/>
          <table:table-cell office:value-type="float" office:value="65" calcext:value-type="float">
            <text:p>65</text:p>
          </table:table-cell>
          <table:table-cell/>
          <table:table-cell office:value-type="float" office:value="103211000" calcext:value-type="float">
            <text:p>103211000</text:p>
          </table:table-cell>
        </table:table-row>
        <table:table-row table:style-name="ro1">
          <table:table-cell office:value-type="float" office:value="2365" calcext:value-type="float">
            <text:p>2365</text:p>
          </table:table-cell>
          <table:table-cell office:value-type="string" calcext:value-type="string">
            <text:p>BRI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BRI2</text:p>
          </table:table-cell>
          <table:table-cell office:value-type="string" calcext:value-type="string">
            <text:p>Brilon</text:p>
          </table:table-cell>
          <table:table-cell/>
          <table:table-cell office:value-type="string" calcext:value-type="string">
            <text:p>Luftqualitätsmessstelle</text:p>
          </table:table-cell>
          <table:table-cell office:value-type="string" calcext:value-type="string">
            <text:p>Die Station steht im Nordosten von Brilon in einem Gewerbegebiet auf dem Gelände der Straßenmeisterei. Ca. 100 m westlich befindet sich ein Kieswerk und eine Leichtmetallgießerei, östlich (Entfernung ca. 300 m) ist ein großes Spanplattenwerk zu nennen. Brilon selbst liegt in einem breiträumigen Tal, daß von West nach Ost verläuft. Hauptverkehrsstraßen werden um Brilon herum umgeleitet. Die Bundesstraße 7 führt ca. 200 m südlich an der Station vorbei.</text:p>
          </table:table-cell>
          <table:table-cell table:number-columns-repeated="3"/>
          <table:table-cell office:value-type="string" calcext:value-type="string">
            <text:p>0101000020E864000000000000F0CC1C41000000008EB95541</text:p>
          </table:table-cell>
          <table:table-cell/>
          <table:table-cell office:value-type="float" office:value="415" calcext:value-type="float">
            <text:p>415</text:p>
          </table:table-cell>
          <table:table-cell/>
          <table:table-cell office:value-type="float" office:value="103211000" calcext:value-type="float">
            <text:p>103211000</text:p>
          </table:table-cell>
        </table:table-row>
        <table:table-row table:style-name="ro1">
          <table:table-cell office:value-type="float" office:value="2366" calcext:value-type="float">
            <text:p>2366</text:p>
          </table:table-cell>
          <table:table-cell office:value-type="string" calcext:value-type="string">
            <text:p>BRUC</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BRUC</text:p>
          </table:table-cell>
          <table:table-cell office:value-type="string" calcext:value-type="string">
            <text:p>Bruckhausen</text:p>
          </table:table-cell>
          <table:table-cell/>
          <table:table-cell office:value-type="string" calcext:value-type="string">
            <text:p>Luftqualitätsmessstelle</text:p>
          </table:table-cell>
          <table:table-cell office:value-type="string" calcext:value-type="string">
            <text:p>Die Station steht ca. 4 km nördlich des Ortszentrums Dinslaken im südlich gelegenen Vorort von Hünxe (ca. 4,5 km) in einer Gartenanlage. Ca. 2 km östlich verläuft die BAB A2. Das nähere Umfeld ist reine Wohnbebauung. Umgeben ist die Gemeinde bis auf den südlichen Teil von Wiesen, Feldern, Heideland und Waldgebieten. Ca. 2 km südlich beginnen die ersten Vororte von Dinslaken mit der Steinkohlezechenanlage Lohberg 1 und 2. Sonstige Emittenten sind im Umfeld nicht zu finden. Das Gebiet ist flach und eben, die Station frei anströmbar. <text:s/>Messung im Zuge der Neukonzeption LUQS2000 eingestellt.</text:p>
          </table:table-cell>
          <table:table-cell table:number-columns-repeated="2"/>
          <table:table-cell office:value-type="string" calcext:value-type="string">
            <text:p>DENW032</text:p>
          </table:table-cell>
          <table:table-cell office:value-type="string" calcext:value-type="string">
            <text:p>0101000020E8640000000000002006154100000000BDD05541</text:p>
          </table:table-cell>
          <table:table-cell office:value-type="string" calcext:value-type="string">
            <text:p>Hintergrund</text:p>
          </table:table-cell>
          <table:table-cell office:value-type="float" office:value="32" calcext:value-type="float">
            <text:p>32</text:p>
          </table:table-cell>
          <table:table-cell office:value-type="string" calcext:value-type="string">
            <text:p>ländlich stadtnah</text:p>
          </table:table-cell>
          <table:table-cell office:value-type="float" office:value="103211000" calcext:value-type="float">
            <text:p>103211000</text:p>
          </table:table-cell>
        </table:table-row>
        <table:table-row table:style-name="ro1">
          <table:table-cell office:value-type="float" office:value="2367" calcext:value-type="float">
            <text:p>2367</text:p>
          </table:table-cell>
          <table:table-cell office:value-type="string" calcext:value-type="string">
            <text:p>BSB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BSBS</text:p>
          </table:table-cell>
          <table:table-cell office:value-type="string" calcext:value-type="string">
            <text:p>Bad Salzuflen Beetstraße</text:p>
          </table:table-cell>
          <table:table-cell/>
          <table:table-cell office:value-type="string" calcext:value-type="string">
            <text:p>Luftqualitätsmessstelle</text:p>
          </table:table-cell>
          <table:table-cell table:number-columns-repeated="3"/>
          <table:table-cell office:value-type="string" calcext:value-type="string">
            <text:p>DENW322</text:p>
          </table:table-cell>
          <table:table-cell office:value-type="string" calcext:value-type="string">
            <text:p>0101000020E8640000000000008C7F1D41000000C024035641</text:p>
          </table:table-cell>
          <table:table-cell office:value-type="string" calcext:value-type="string">
            <text:p>Verkehr</text:p>
          </table:table-cell>
          <table:table-cell office:value-type="float" office:value="97" calcext:value-type="float">
            <text:p>97</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368" calcext:value-type="float">
            <text:p>2368</text:p>
          </table:table-cell>
          <table:table-cell office:value-type="string" calcext:value-type="string">
            <text:p>BSUB</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BSUB</text:p>
          </table:table-cell>
          <table:table-cell office:value-type="string" calcext:value-type="string">
            <text:p>Bad Salzuflen Bahnhofstraße</text:p>
          </table:table-cell>
          <table:table-cell/>
          <table:table-cell office:value-type="string" calcext:value-type="string">
            <text:p>Luftqualitätsmessstelle</text:p>
          </table:table-cell>
          <table:table-cell table:number-columns-repeated="3"/>
          <table:table-cell office:value-type="string" calcext:value-type="string">
            <text:p>DENW323</text:p>
          </table:table-cell>
          <table:table-cell office:value-type="string" calcext:value-type="string">
            <text:p>0101000020E86400000000000024731D4100000080D6025641</text:p>
          </table:table-cell>
          <table:table-cell office:value-type="string" calcext:value-type="string">
            <text:p>Verkehr</text:p>
          </table:table-cell>
          <table:table-cell office:value-type="float" office:value="76" calcext:value-type="float">
            <text:p>76</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369" calcext:value-type="float">
            <text:p>2369</text:p>
          </table:table-cell>
          <table:table-cell office:value-type="string" calcext:value-type="string">
            <text:p>BUDB</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BUDB</text:p>
          </table:table-cell>
          <table:table-cell office:value-type="string" calcext:value-type="string">
            <text:p>Budberg</text:p>
          </table:table-cell>
          <table:table-cell/>
          <table:table-cell office:value-type="string" calcext:value-type="string">
            <text:p>Luftqualitätsmessstelle</text:p>
          </table:table-cell>
          <table:table-cell office:value-type="string" calcext:value-type="string">
            <text:p>Die Station steht ca. 3 km südöstlich von Rheinberg mittig in der Gemeinde an einer kleinen Nebenstraße. Umgeben ist die Gemeinde von Wiesen und Feldern sowie von zahlreichen Kies- und Sandgruben. Ca. 2,3 km westlich verläuft die stark befahrene B57. Ein Salzbergwerk (Solvay), ca. 5 km nordwestlich, wäre als Emittent erwähnenswert. Das Gelände ist flach und eben, die Station bis auf die südliche Richtung frei anströmbar. Hier stehen hohe Birken (Entfernung ca. 10 - 15 m), die die Messungen beeinträchtigen könnten. <text:s/>Messung im Zuge der Neukonzeption LUQS2000 eingestellt.</text:p>
          </table:table-cell>
          <table:table-cell table:number-columns-repeated="2"/>
          <table:table-cell office:value-type="string" calcext:value-type="string">
            <text:p>DENW033</text:p>
          </table:table-cell>
          <table:table-cell office:value-type="string" calcext:value-type="string">
            <text:p>0101000020E86400000000000010861441000000C0D5C95541</text:p>
          </table:table-cell>
          <table:table-cell office:value-type="string" calcext:value-type="string">
            <text:p>Hintergrund</text:p>
          </table:table-cell>
          <table:table-cell office:value-type="float" office:value="25" calcext:value-type="float">
            <text:p>25</text:p>
          </table:table-cell>
          <table:table-cell office:value-type="string" calcext:value-type="string">
            <text:p>ländlich stadtnah</text:p>
          </table:table-cell>
          <table:table-cell office:value-type="float" office:value="103211000" calcext:value-type="float">
            <text:p>103211000</text:p>
          </table:table-cell>
        </table:table-row>
        <table:table-row table:style-name="ro1">
          <table:table-cell office:value-type="float" office:value="2370" calcext:value-type="float">
            <text:p>2370</text:p>
          </table:table-cell>
          <table:table-cell office:value-type="string" calcext:value-type="string">
            <text:p>BUER</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BUER</text:p>
          </table:table-cell>
          <table:table-cell office:value-type="string" calcext:value-type="string">
            <text:p>Büren</text:p>
          </table:table-cell>
          <table:table-cell/>
          <table:table-cell office:value-type="string" calcext:value-type="string">
            <text:p>Luftqualitätsmessstelle</text:p>
          </table:table-cell>
          <table:table-cell office:value-type="string" calcext:value-type="string">
            <text:p>Die Station steht am nördlichen Rand des Ortes unmittelbar neben dem Bauhof. der Ort selbst liegt in einer Senke ca. 200 m über NN. Einzelne Industriebetriebe erstrecken sich vom Nordwesten bis Südosten um die Ortschaft. Nördlich ca. 250 m zur Station befindet sich ein Sägewert, sowie 500 m in gleicher Richtung ein Getreidelager.</text:p>
          </table:table-cell>
          <table:table-cell table:number-columns-repeated="3"/>
          <table:table-cell office:value-type="string" calcext:value-type="string">
            <text:p>0101000020E86400000000000090AF1C410000008023CA5541</text:p>
          </table:table-cell>
          <table:table-cell/>
          <table:table-cell office:value-type="float" office:value="230" calcext:value-type="float">
            <text:p>230</text:p>
          </table:table-cell>
          <table:table-cell/>
          <table:table-cell office:value-type="float" office:value="103211000" calcext:value-type="float">
            <text:p>103211000</text:p>
          </table:table-cell>
        </table:table-row>
        <table:table-row table:style-name="ro1">
          <table:table-cell office:value-type="float" office:value="2371" calcext:value-type="float">
            <text:p>2371</text:p>
          </table:table-cell>
          <table:table-cell office:value-type="string" calcext:value-type="string">
            <text:p>BUR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BUR2</text:p>
          </table:table-cell>
          <table:table-cell office:value-type="string" calcext:value-type="string">
            <text:p>Burscheid</text:p>
          </table:table-cell>
          <table:table-cell/>
          <table:table-cell office:value-type="string" calcext:value-type="string">
            <text:p>Luftqualitätsmessstelle</text:p>
          </table:table-cell>
          <table:table-cell office:value-type="string" calcext:value-type="string">
            <text:p>Die Station steht westlich der Ortsmitte auf dem Bauhof. Nördlich und westlich zur Station ist ein metallverarbeitendes Industriegebiet vorgelagert. Ca. 1,5 km südöstlich zur Station befinden sich zwei Motorenwerke. Die Autobahn A1 verläuft ebenfalls in südöstlicher Richtung (2 km zur Station) um Burscheid herum. Die Station ist frei anströmbar.</text:p>
          </table:table-cell>
          <table:table-cell table:number-columns-repeated="3"/>
          <table:table-cell table:style-name="ce1" office:value-type="string" calcext:value-type="string">
            <text:p>0101000020E864000000000000486516410000004094985541</text:p>
          </table:table-cell>
          <table:table-cell/>
          <table:table-cell office:value-type="float" office:value="180" calcext:value-type="float">
            <text:p>180</text:p>
          </table:table-cell>
          <table:table-cell/>
          <table:table-cell office:value-type="float" office:value="103211000" calcext:value-type="float">
            <text:p>103211000</text:p>
          </table:table-cell>
        </table:table-row>
        <table:table-row table:style-name="ro1">
          <table:table-cell office:value-type="float" office:value="2372" calcext:value-type="float">
            <text:p>2372</text:p>
          </table:table-cell>
          <table:table-cell office:value-type="string" calcext:value-type="string">
            <text:p>CAR6</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CAR6</text:p>
          </table:table-cell>
          <table:table-cell office:value-type="string" calcext:value-type="string">
            <text:p>Castrop-Rauxel</text:p>
          </table:table-cell>
          <table:table-cell/>
          <table:table-cell office:value-type="string" calcext:value-type="string">
            <text:p>Luftqualitätsmessstelle</text:p>
          </table:table-cell>
          <table:table-cell office:value-type="string" calcext:value-type="string">
            <text:p>Die Station steht auf dem Gelände der Rütgers Chemical AG. Das Werksgelände setzt sich in nördlicher und östlicher Richtung fort. Der südliche Bereich ist reine Wohnbebauung, der westliche Teil eher ländlicher Struktur.</text:p>
          </table:table-cell>
          <table:table-cell table:number-columns-repeated="3"/>
          <table:table-cell office:value-type="string" calcext:value-type="string">
            <text:p>0101000020E864000000000000B84E17410000004038CD5541</text:p>
          </table:table-cell>
          <table:table-cell/>
          <table:table-cell office:value-type="float" office:value="59" calcext:value-type="float">
            <text:p>59</text:p>
          </table:table-cell>
          <table:table-cell/>
          <table:table-cell office:value-type="float" office:value="103211000" calcext:value-type="float">
            <text:p>103211000</text:p>
          </table:table-cell>
        </table:table-row>
        <table:table-row table:style-name="ro1">
          <table:table-cell office:value-type="float" office:value="2373" calcext:value-type="float">
            <text:p>2373</text:p>
          </table:table-cell>
          <table:table-cell office:value-type="string" calcext:value-type="string">
            <text:p>CARA</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CARA</text:p>
          </table:table-cell>
          <table:table-cell office:value-type="string" calcext:value-type="string">
            <text:p>Castrop-Rauxel</text:p>
          </table:table-cell>
          <table:table-cell/>
          <table:table-cell office:value-type="string" calcext:value-type="string">
            <text:p>Luftqualitätsmessstelle</text:p>
          </table:table-cell>
          <table:table-cell office:value-type="string" calcext:value-type="string">
            <text:p>Die Station steht am südwestlichen Rand des Vororts Habinghorst auf einem verdichteten Ascheparkplatz der Rütgers-Werke (VfT Teerverwertung - heute Rütgers Chemical AG). Diese schließen sich unmittelbar in südlicher Richtung an die Station an und sind Grund für die Wiederholungsmessung aus 2001/2002. Nördlich und südlich zur Station befindet sich reine Wohnbebauung. Der nordwestliche und südöstliche Raum um die Station herum ist ländlicher Struktur. Die chemischen Werke der Gewerkschaft Viktoria befinden sich ca.2Km östlich der Station. Verkehrsimmissionen könnten von der stark befahrenen Bundesstraße 235 gemessen werden, die ca. 70m östlich an der Station vorbeiführt. Im Umfeld befindet sich hoher Baumbestand, so dass die Windrichtung beeinflusst werden kann.</text:p>
          </table:table-cell>
          <table:table-cell table:number-columns-repeated="2"/>
          <table:table-cell office:value-type="string" calcext:value-type="string">
            <text:p>DENW113</text:p>
          </table:table-cell>
          <table:table-cell office:value-type="string" calcext:value-type="string">
            <text:p>0101000020E8640000000000007C57174100000000CCCD5541</text:p>
          </table:table-cell>
          <table:table-cell office:value-type="string" calcext:value-type="string">
            <text:p>Industrie</text:p>
          </table:table-cell>
          <table:table-cell office:value-type="float" office:value="58" calcext:value-type="float">
            <text:p>58</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374" calcext:value-type="float">
            <text:p>2374</text:p>
          </table:table-cell>
          <table:table-cell office:value-type="string" calcext:value-type="string">
            <text:p>CARA1</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CARA1</text:p>
          </table:table-cell>
          <table:table-cell office:value-type="string" calcext:value-type="string">
            <text:p>Castrop-Rauxel (1)</text:p>
          </table:table-cell>
          <table:table-cell/>
          <table:table-cell office:value-type="string" calcext:value-type="string">
            <text:p>Luftqualitätsmessstelle</text:p>
          </table:table-cell>
          <table:table-cell table:number-columns-repeated="3"/>
          <table:table-cell office:value-type="string" calcext:value-type="string">
            <text:p>DENW122</text:p>
          </table:table-cell>
          <table:table-cell office:value-type="string" calcext:value-type="string">
            <text:p>0101000020E864000000000000BC571741000000C0CECD5541</text:p>
          </table:table-cell>
          <table:table-cell office:value-type="string" calcext:value-type="string">
            <text:p>Industrie</text:p>
          </table:table-cell>
          <table:table-cell office:value-type="float" office:value="58" calcext:value-type="float">
            <text:p>58</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375" calcext:value-type="float">
            <text:p>2375</text:p>
          </table:table-cell>
          <table:table-cell office:value-type="string" calcext:value-type="string">
            <text:p>CARA10</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CARA10</text:p>
          </table:table-cell>
          <table:table-cell office:value-type="string" calcext:value-type="string">
            <text:p>Castrop-Rauxel 10</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D04F1741000000803ACD5541</text:p>
          </table:table-cell>
          <table:table-cell table:number-columns-repeated="3"/>
          <table:table-cell office:value-type="float" office:value="103211000" calcext:value-type="float">
            <text:p>103211000</text:p>
          </table:table-cell>
        </table:table-row>
        <table:table-row table:style-name="ro1">
          <table:table-cell office:value-type="float" office:value="2376" calcext:value-type="float">
            <text:p>2376</text:p>
          </table:table-cell>
          <table:table-cell office:value-type="string" calcext:value-type="string">
            <text:p>CARA11</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CARA11</text:p>
          </table:table-cell>
          <table:table-cell office:value-type="string" calcext:value-type="string">
            <text:p>Castrop-Rauxel Rüttgers Kanal Werkstor</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CC4F1741000000C03BCD5541</text:p>
          </table:table-cell>
          <table:table-cell table:number-columns-repeated="3"/>
          <table:table-cell office:value-type="float" office:value="103211000" calcext:value-type="float">
            <text:p>103211000</text:p>
          </table:table-cell>
        </table:table-row>
        <table:table-row table:style-name="ro1">
          <table:table-cell office:value-type="float" office:value="2377" calcext:value-type="float">
            <text:p>2377</text:p>
          </table:table-cell>
          <table:table-cell office:value-type="string" calcext:value-type="string">
            <text:p>CARA1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CARA12</text:p>
          </table:table-cell>
          <table:table-cell office:value-type="string" calcext:value-type="string">
            <text:p>Castrop-Rauxel Kanal Am Salzbach / Vördestr.</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404C17410000008013CD5541</text:p>
          </table:table-cell>
          <table:table-cell table:number-columns-repeated="3"/>
          <table:table-cell office:value-type="float" office:value="103211000" calcext:value-type="float">
            <text:p>103211000</text:p>
          </table:table-cell>
        </table:table-row>
        <table:table-row table:style-name="ro1">
          <table:table-cell office:value-type="float" office:value="2378" calcext:value-type="float">
            <text:p>2378</text:p>
          </table:table-cell>
          <table:table-cell office:value-type="string" calcext:value-type="string">
            <text:p>CARA13</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CARA13</text:p>
          </table:table-cell>
          <table:table-cell office:value-type="string" calcext:value-type="string">
            <text:p>Castrop-Rauxel Rüttgers</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F05017410000000039CD5541</text:p>
          </table:table-cell>
          <table:table-cell table:number-columns-repeated="3"/>
          <table:table-cell office:value-type="float" office:value="103211000" calcext:value-type="float">
            <text:p>103211000</text:p>
          </table:table-cell>
        </table:table-row>
        <table:table-row table:style-name="ro1">
          <table:table-cell office:value-type="float" office:value="2379" calcext:value-type="float">
            <text:p>2379</text:p>
          </table:table-cell>
          <table:table-cell office:value-type="string" calcext:value-type="string">
            <text:p>CARA14</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CARA14</text:p>
          </table:table-cell>
          <table:table-cell office:value-type="string" calcext:value-type="string">
            <text:p>Castrop-Rauxel städt. Kanal Vördestr.</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684C1741000000C010CD5541</text:p>
          </table:table-cell>
          <table:table-cell table:number-columns-repeated="3"/>
          <table:table-cell office:value-type="float" office:value="103211000" calcext:value-type="float">
            <text:p>103211000</text:p>
          </table:table-cell>
        </table:table-row>
        <table:table-row table:style-name="ro1">
          <table:table-cell office:value-type="float" office:value="2380" calcext:value-type="float">
            <text:p>2380</text:p>
          </table:table-cell>
          <table:table-cell office:value-type="string" calcext:value-type="string">
            <text:p>CARA15</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CARA15</text:p>
          </table:table-cell>
          <table:table-cell office:value-type="string" calcext:value-type="string">
            <text:p>Castrop-Rauxel Kanal Salzbach Hafenstr.</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3C4A1741000000C00DCD5541</text:p>
          </table:table-cell>
          <table:table-cell table:number-columns-repeated="3"/>
          <table:table-cell office:value-type="float" office:value="103211000" calcext:value-type="float">
            <text:p>103211000</text:p>
          </table:table-cell>
        </table:table-row>
        <table:table-row table:style-name="ro1">
          <table:table-cell office:value-type="float" office:value="2381" calcext:value-type="float">
            <text:p>2381</text:p>
          </table:table-cell>
          <table:table-cell office:value-type="string" calcext:value-type="string">
            <text:p>CARA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CARA2</text:p>
          </table:table-cell>
          <table:table-cell office:value-type="string" calcext:value-type="string">
            <text:p>Castrop-Rauxel (2)</text:p>
          </table:table-cell>
          <table:table-cell/>
          <table:table-cell office:value-type="string" calcext:value-type="string">
            <text:p>Luftqualitätsmessstelle</text:p>
          </table:table-cell>
          <table:table-cell table:number-columns-repeated="3"/>
          <table:table-cell office:value-type="string" calcext:value-type="string">
            <text:p>DENW123</text:p>
          </table:table-cell>
          <table:table-cell office:value-type="string" calcext:value-type="string">
            <text:p>0101000020E864000000000000105917410000000010CE5541</text:p>
          </table:table-cell>
          <table:table-cell office:value-type="string" calcext:value-type="string">
            <text:p>Industrie</text:p>
          </table:table-cell>
          <table:table-cell office:value-type="float" office:value="58" calcext:value-type="float">
            <text:p>58</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382" calcext:value-type="float">
            <text:p>2382</text:p>
          </table:table-cell>
          <table:table-cell office:value-type="string" calcext:value-type="string">
            <text:p>CARA3</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CARA3</text:p>
          </table:table-cell>
          <table:table-cell office:value-type="string" calcext:value-type="string">
            <text:p>Castrop-Rauxel (3)</text:p>
          </table:table-cell>
          <table:table-cell/>
          <table:table-cell office:value-type="string" calcext:value-type="string">
            <text:p>Luftqualitätsmessstelle</text:p>
          </table:table-cell>
          <table:table-cell table:number-columns-repeated="3"/>
          <table:table-cell office:value-type="string" calcext:value-type="string">
            <text:p>DENW124</text:p>
          </table:table-cell>
          <table:table-cell office:value-type="string" calcext:value-type="string">
            <text:p>0101000020E864000000000000805917410000004047CD5541</text:p>
          </table:table-cell>
          <table:table-cell office:value-type="string" calcext:value-type="string">
            <text:p>Industrie</text:p>
          </table:table-cell>
          <table:table-cell office:value-type="float" office:value="58" calcext:value-type="float">
            <text:p>58</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383" calcext:value-type="float">
            <text:p>2383</text:p>
          </table:table-cell>
          <table:table-cell office:value-type="string" calcext:value-type="string">
            <text:p>CARA4</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CARA4</text:p>
          </table:table-cell>
          <table:table-cell office:value-type="string" calcext:value-type="string">
            <text:p>Castrop-Rauxel (4)</text:p>
          </table:table-cell>
          <table:table-cell/>
          <table:table-cell office:value-type="string" calcext:value-type="string">
            <text:p>Luftqualitätsmessstelle</text:p>
          </table:table-cell>
          <table:table-cell table:number-columns-repeated="3"/>
          <table:table-cell office:value-type="string" calcext:value-type="string">
            <text:p>DENW125</text:p>
          </table:table-cell>
          <table:table-cell office:value-type="string" calcext:value-type="string">
            <text:p>0101000020E8640000000000005C5B174100000040C1CC5541</text:p>
          </table:table-cell>
          <table:table-cell office:value-type="string" calcext:value-type="string">
            <text:p>Industrie</text:p>
          </table:table-cell>
          <table:table-cell office:value-type="float" office:value="58" calcext:value-type="float">
            <text:p>58</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384" calcext:value-type="float">
            <text:p>2384</text:p>
          </table:table-cell>
          <table:table-cell office:value-type="string" calcext:value-type="string">
            <text:p>CARA5</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CARA5</text:p>
          </table:table-cell>
          <table:table-cell office:value-type="string" calcext:value-type="string">
            <text:p>Castrop-Rauxel (5)</text:p>
          </table:table-cell>
          <table:table-cell/>
          <table:table-cell office:value-type="string" calcext:value-type="string">
            <text:p>Luftqualitätsmessstelle</text:p>
          </table:table-cell>
          <table:table-cell table:number-columns-repeated="3"/>
          <table:table-cell office:value-type="string" calcext:value-type="string">
            <text:p>DENW126</text:p>
          </table:table-cell>
          <table:table-cell office:value-type="string" calcext:value-type="string">
            <text:p>0101000020E86400000000000084531741000000C0CBCC5541</text:p>
          </table:table-cell>
          <table:table-cell office:value-type="string" calcext:value-type="string">
            <text:p>Industrie</text:p>
          </table:table-cell>
          <table:table-cell office:value-type="float" office:value="58" calcext:value-type="float">
            <text:p>58</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385" calcext:value-type="float">
            <text:p>2385</text:p>
          </table:table-cell>
          <table:table-cell office:value-type="string" calcext:value-type="string">
            <text:p>CARA7</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CARA7</text:p>
          </table:table-cell>
          <table:table-cell office:value-type="string" calcext:value-type="string">
            <text:p>Castrop-Rauxel (7)</text:p>
          </table:table-cell>
          <table:table-cell/>
          <table:table-cell office:value-type="string" calcext:value-type="string">
            <text:p>Luftqualitätsmessstelle</text:p>
          </table:table-cell>
          <table:table-cell table:number-columns-repeated="3"/>
          <table:table-cell office:value-type="string" calcext:value-type="string">
            <text:p>DENW128</text:p>
          </table:table-cell>
          <table:table-cell office:value-type="string" calcext:value-type="string">
            <text:p>0101000020E864000000000000AC57174100000080FCCD5541</text:p>
          </table:table-cell>
          <table:table-cell office:value-type="string" calcext:value-type="string">
            <text:p>Industrie</text:p>
          </table:table-cell>
          <table:table-cell office:value-type="float" office:value="58" calcext:value-type="float">
            <text:p>58</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386" calcext:value-type="float">
            <text:p>2386</text:p>
          </table:table-cell>
          <table:table-cell office:value-type="string" calcext:value-type="string">
            <text:p>CARA8</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CARA8</text:p>
          </table:table-cell>
          <table:table-cell office:value-type="string" calcext:value-type="string">
            <text:p>Castrop-Rauxel Am Salzbach</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704C17410000004013CD5541</text:p>
          </table:table-cell>
          <table:table-cell table:number-columns-repeated="3"/>
          <table:table-cell office:value-type="float" office:value="103211000" calcext:value-type="float">
            <text:p>103211000</text:p>
          </table:table-cell>
        </table:table-row>
        <table:table-row table:style-name="ro1">
          <table:table-cell office:value-type="float" office:value="2387" calcext:value-type="float">
            <text:p>2387</text:p>
          </table:table-cell>
          <table:table-cell office:value-type="string" calcext:value-type="string">
            <text:p>CARA9</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CARA9</text:p>
          </table:table-cell>
          <table:table-cell office:value-type="string" calcext:value-type="string">
            <text:p>Castrop-Rauxel Hafenstr.</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504A1741000000400DCD5541</text:p>
          </table:table-cell>
          <table:table-cell/>
          <table:table-cell office:value-type="float" office:value="58" calcext:value-type="float">
            <text:p>58</text:p>
          </table:table-cell>
          <table:table-cell/>
          <table:table-cell office:value-type="float" office:value="103211000" calcext:value-type="float">
            <text:p>103211000</text:p>
          </table:table-cell>
        </table:table-row>
        <table:table-row table:style-name="ro1">
          <table:table-cell office:value-type="float" office:value="2388" calcext:value-type="float">
            <text:p>2388</text:p>
          </table:table-cell>
          <table:table-cell office:value-type="string" calcext:value-type="string">
            <text:p>CARW</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CARW</text:p>
          </table:table-cell>
          <table:table-cell office:value-type="string" calcext:value-type="string">
            <text:p>Castrop-Rauxel Wartburgstraße</text:p>
          </table:table-cell>
          <table:table-cell/>
          <table:table-cell office:value-type="string" calcext:value-type="string">
            <text:p>Luftqualitätsmessstelle</text:p>
          </table:table-cell>
          <table:table-cell table:number-columns-repeated="3"/>
          <table:table-cell office:value-type="string" calcext:value-type="string">
            <text:p>DENW264</text:p>
          </table:table-cell>
          <table:table-cell office:value-type="string" calcext:value-type="string">
            <text:p>0101000020E8640000000000006457174100000000C2CD5541</text:p>
          </table:table-cell>
          <table:table-cell office:value-type="string" calcext:value-type="string">
            <text:p>Industrie</text:p>
          </table:table-cell>
          <table:table-cell office:value-type="float" office:value="58" calcext:value-type="float">
            <text:p>58</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389" calcext:value-type="float">
            <text:p>2389</text:p>
          </table:table-cell>
          <table:table-cell office:value-type="string" calcext:value-type="string">
            <text:p>COF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COFE</text:p>
          </table:table-cell>
          <table:table-cell office:value-type="string" calcext:value-type="string">
            <text:p>Coesfeld</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4CCB16410000000020F55541</text:p>
          </table:table-cell>
          <table:table-cell/>
          <table:table-cell office:value-type="float" office:value="70" calcext:value-type="float">
            <text:p>70</text:p>
          </table:table-cell>
          <table:table-cell/>
          <table:table-cell office:value-type="float" office:value="103211000" calcext:value-type="float">
            <text:p>103211000</text:p>
          </table:table-cell>
        </table:table-row>
        <table:table-row table:style-name="ro1">
          <table:table-cell office:value-type="float" office:value="2390" calcext:value-type="float">
            <text:p>2390</text:p>
          </table:table-cell>
          <table:table-cell office:value-type="string" calcext:value-type="string">
            <text:p>CRL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CRLS</text:p>
          </table:table-cell>
          <table:table-cell office:value-type="string" calcext:value-type="string">
            <text:p>Castrop-Rauxel Lange Straße</text:p>
          </table:table-cell>
          <table:table-cell/>
          <table:table-cell office:value-type="string" calcext:value-type="string">
            <text:p>Luftqualitätsmessstelle</text:p>
          </table:table-cell>
          <table:table-cell table:number-columns-repeated="3"/>
          <table:table-cell office:value-type="string" calcext:value-type="string">
            <text:p>DENW274</text:p>
          </table:table-cell>
          <table:table-cell office:value-type="string" calcext:value-type="string">
            <text:p>0101000020E8640000000000003C5E17410000008024CE5541</text:p>
          </table:table-cell>
          <table:table-cell office:value-type="string" calcext:value-type="string">
            <text:p>Verkehr</text:p>
          </table:table-cell>
          <table:table-cell office:value-type="float" office:value="58" calcext:value-type="float">
            <text:p>58</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391" calcext:value-type="float">
            <text:p>2391</text:p>
          </table:table-cell>
          <table:table-cell office:value-type="string" calcext:value-type="string">
            <text:p>DABA</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DABA</text:p>
          </table:table-cell>
          <table:table-cell office:value-type="string" calcext:value-type="string">
            <text:p>Datteln Bahnhof</text:p>
          </table:table-cell>
          <table:table-cell/>
          <table:table-cell office:value-type="string" calcext:value-type="string">
            <text:p>Luftqualitätsmessstelle</text:p>
          </table:table-cell>
          <table:table-cell table:number-columns-repeated="3"/>
          <table:table-cell office:value-type="string" calcext:value-type="string">
            <text:p>DENW129</text:p>
          </table:table-cell>
          <table:table-cell office:value-type="string" calcext:value-type="string">
            <text:p>0101000020E864000000000000946C1741000000807CD25541</text:p>
          </table:table-cell>
          <table:table-cell office:value-type="string" calcext:value-type="string">
            <text:p>Industrie</text:p>
          </table:table-cell>
          <table:table-cell office:value-type="float" office:value="39" calcext:value-type="float">
            <text:p>39</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392" calcext:value-type="float">
            <text:p>2392</text:p>
          </table:table-cell>
          <table:table-cell office:value-type="string" calcext:value-type="string">
            <text:p>DASR</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DASR</text:p>
          </table:table-cell>
          <table:table-cell office:value-type="string" calcext:value-type="string">
            <text:p>Düsseldorf Akademienstr Ecke Rheinort</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E80415410000000022A85541</text:p>
          </table:table-cell>
          <table:table-cell table:number-columns-repeated="3"/>
          <table:table-cell office:value-type="float" office:value="103211000" calcext:value-type="float">
            <text:p>103211000</text:p>
          </table:table-cell>
        </table:table-row>
        <table:table-row table:style-name="ro1">
          <table:table-cell office:value-type="float" office:value="2393" calcext:value-type="float">
            <text:p>2393</text:p>
          </table:table-cell>
          <table:table-cell office:value-type="string" calcext:value-type="string">
            <text:p>DBUP</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DBUP</text:p>
          </table:table-cell>
          <table:table-cell office:value-type="string" calcext:value-type="string">
            <text:p>Düsseldorf Burgplatz</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54051541000000C064A85541</text:p>
          </table:table-cell>
          <table:table-cell/>
          <table:table-cell office:value-type="float" office:value="35" calcext:value-type="float">
            <text:p>35</text:p>
          </table:table-cell>
          <table:table-cell/>
          <table:table-cell office:value-type="float" office:value="103211000" calcext:value-type="float">
            <text:p>103211000</text:p>
          </table:table-cell>
        </table:table-row>
        <table:table-row table:style-name="ro1">
          <table:table-cell office:value-type="float" office:value="2394" calcext:value-type="float">
            <text:p>2394</text:p>
          </table:table-cell>
          <table:table-cell office:value-type="string" calcext:value-type="string">
            <text:p>DBUR</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DBUR</text:p>
          </table:table-cell>
          <table:table-cell office:value-type="string" calcext:value-type="string">
            <text:p>Düsseldorf <text:s/>Burgplatz Rheinpromenade</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180415410000000066A85541</text:p>
          </table:table-cell>
          <table:table-cell/>
          <table:table-cell office:value-type="float" office:value="32" calcext:value-type="float">
            <text:p>32</text:p>
          </table:table-cell>
          <table:table-cell/>
          <table:table-cell office:value-type="float" office:value="103211000" calcext:value-type="float">
            <text:p>103211000</text:p>
          </table:table-cell>
        </table:table-row>
        <table:table-row table:style-name="ro1">
          <table:table-cell office:value-type="float" office:value="2395" calcext:value-type="float">
            <text:p>2395</text:p>
          </table:table-cell>
          <table:table-cell office:value-type="string" calcext:value-type="string">
            <text:p>DBUR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DBUR2</text:p>
          </table:table-cell>
          <table:table-cell office:value-type="string" calcext:value-type="string">
            <text:p>Düsseldorf Rheinpromenade 2</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AC0215410000000017A85541</text:p>
          </table:table-cell>
          <table:table-cell table:number-columns-repeated="3"/>
          <table:table-cell office:value-type="float" office:value="103211000" calcext:value-type="float">
            <text:p>103211000</text:p>
          </table:table-cell>
        </table:table-row>
        <table:table-row table:style-name="ro1">
          <table:table-cell office:value-type="float" office:value="2396" calcext:value-type="float">
            <text:p>2396</text:p>
          </table:table-cell>
          <table:table-cell office:value-type="string" calcext:value-type="string">
            <text:p>DBU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DBUS</text:p>
          </table:table-cell>
          <table:table-cell office:value-type="string" calcext:value-type="string">
            <text:p>Duisburg-Angerhausen</text:p>
          </table:table-cell>
          <table:table-cell/>
          <table:table-cell office:value-type="string" calcext:value-type="string">
            <text:p>Luftqualitätsmessstelle</text:p>
          </table:table-cell>
          <table:table-cell table:number-columns-repeated="3"/>
          <table:table-cell office:value-type="string" calcext:value-type="string">
            <text:p>DENW111</text:p>
          </table:table-cell>
          <table:table-cell office:value-type="string" calcext:value-type="string">
            <text:p>0101000020E8640000000000005CE61441000000C0F4B85541</text:p>
          </table:table-cell>
          <table:table-cell office:value-type="string" calcext:value-type="string">
            <text:p>Industrie</text:p>
          </table:table-cell>
          <table:table-cell office:value-type="float" office:value="33" calcext:value-type="float">
            <text:p>33</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397" calcext:value-type="float">
            <text:p>2397</text:p>
          </table:table-cell>
          <table:table-cell office:value-type="string" calcext:value-type="string">
            <text:p>DD40</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DD40</text:p>
          </table:table-cell>
          <table:table-cell office:value-type="string" calcext:value-type="string">
            <text:p>Düsseldorf/Corneliusstr.</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0011154100000040DDA65541</text:p>
          </table:table-cell>
          <table:table-cell office:value-type="string" calcext:value-type="string">
            <text:p>Verkehr</text:p>
          </table:table-cell>
          <table:table-cell office:value-type="float" office:value="37" calcext:value-type="float">
            <text:p>37</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398" calcext:value-type="float">
            <text:p>2398</text:p>
          </table:table-cell>
          <table:table-cell office:value-type="string" calcext:value-type="string">
            <text:p>DDK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DDKS</text:p>
          </table:table-cell>
          <table:table-cell office:value-type="string" calcext:value-type="string">
            <text:p>Düsseldorf Kaiserstraße 23</text:p>
          </table:table-cell>
          <table:table-cell/>
          <table:table-cell office:value-type="string" calcext:value-type="string">
            <text:p>Luftqualitätsmessstelle</text:p>
          </table:table-cell>
          <table:table-cell office:value-type="string" calcext:value-type="string">
            <text:p>Die Passivsammlerhalterungsdose ist mit einem Abstandshalter an einem Schildermast in 2,70 m Höhe vor Haus-Nr. 23 angebracht. Die Kaiserstraße ist Teil der L55 und im Bereich des Messortes 6-spurig (3 Fahrspuren pro Seite). In der Mitte der Straße befinden sich Straßenbahnschienen. Die umliegenden Häuser sind mehrgeschossig und bis zu 20 m hoch. Die A44 befindet sich ca. 4,6 km nördlich und die A46 4,6 km südlich des Messpunktes. Die A57 führt 9,7 km westlich und die A3 9,2 km östlich am Messpunkt vorbei.</text:p>
          </table:table-cell>
          <table:table-cell table:number-columns-repeated="2"/>
          <table:table-cell office:value-type="string" calcext:value-type="string">
            <text:p>DENW391</text:p>
          </table:table-cell>
          <table:table-cell office:value-type="string" calcext:value-type="string">
            <text:p>0101000020E864000000000000500D1541000000401AA95541</text:p>
          </table:table-cell>
          <table:table-cell office:value-type="string" calcext:value-type="string">
            <text:p>Verkehr</text:p>
          </table:table-cell>
          <table:table-cell office:value-type="float" office:value="39" calcext:value-type="float">
            <text:p>39</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1904" calcext:value-type="float">
            <text:p>1904</text:p>
          </table:table-cell>
          <table:table-cell office:value-type="string" calcext:value-type="string">
            <text:p>DDLB</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DDLB</text:p>
          </table:table-cell>
          <table:table-cell office:value-type="string" calcext:value-type="string">
            <text:p>Düsseldorf Ludenberger Straße</text:p>
          </table:table-cell>
          <table:table-cell/>
          <table:table-cell office:value-type="string" calcext:value-type="string">
            <text:p>Luftqualitätsmessstelle</text:p>
          </table:table-cell>
          <table:table-cell office:value-type="string" calcext:value-type="string">
            <text:p>Die NO2-Passivsammler befinden sich am Mast eines Halteverbotschildes vor Hausnr. 38. Die Bundesstraße B7 ist eine von Nord-West nach Süd-Ost verlaufende in diesem Bereich 4-spurig Straße. Das direkte Umfeld besteht aus mehrgeschossiger Wohnbebauung und Läden. Es gibt im Bereich süd-westlich des Messpunktes in ca. 660 m mehrere Gewerbegebiete. Ca. 347 m westlich befindet sich eine Eisenbahnlinie. Süd-östlich in ca. 60 m beginnt die Landstraße L404. In ca. 400 m östlich kreuzt die Kreisstraße K7. Die Bundesstraße B7 kreuzt in 800 m westlich die Landstraße L392 Nördlich in ca. 3,5 km befindet sich die BAB A44.</text:p>
          </table:table-cell>
          <table:table-cell table:number-columns-repeated="2"/>
          <table:table-cell office:value-type="string" calcext:value-type="string">
            <text:p>DENW340</text:p>
          </table:table-cell>
          <table:table-cell office:value-type="string" calcext:value-type="string">
            <text:p>0101000020E8640000000000003449154100000040BBA95541</text:p>
          </table:table-cell>
          <table:table-cell office:value-type="string" calcext:value-type="string">
            <text:p>Verkehr</text:p>
          </table:table-cell>
          <table:table-cell office:value-type="float" office:value="53" calcext:value-type="float">
            <text:p>53</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399" calcext:value-type="float">
            <text:p>2399</text:p>
          </table:table-cell>
          <table:table-cell office:value-type="string" calcext:value-type="string">
            <text:p>DDNO</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DDNO</text:p>
          </table:table-cell>
          <table:table-cell office:value-type="string" calcext:value-type="string">
            <text:p>Düsseldorf Norfer Straße</text:p>
          </table:table-cell>
          <table:table-cell/>
          <table:table-cell office:value-type="string" calcext:value-type="string">
            <text:p>Luftqualitätsmessstelle</text:p>
          </table:table-cell>
          <table:table-cell table:number-columns-repeated="3"/>
          <table:table-cell office:value-type="string" calcext:value-type="string">
            <text:p>DENW362</text:p>
          </table:table-cell>
          <table:table-cell office:value-type="string" calcext:value-type="string">
            <text:p>0101000020E86400000000000080F81441000000807CA55541</text:p>
          </table:table-cell>
          <table:table-cell office:value-type="string" calcext:value-type="string">
            <text:p>Hintergrund</text:p>
          </table:table-cell>
          <table:table-cell office:value-type="float" office:value="36" calcext:value-type="float">
            <text:p>36</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400" calcext:value-type="float">
            <text:p>2400</text:p>
          </table:table-cell>
          <table:table-cell office:value-type="string" calcext:value-type="string">
            <text:p>DDVD</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DDVD</text:p>
          </table:table-cell>
          <table:table-cell office:value-type="string" calcext:value-type="string">
            <text:p>Düsseldorf Volmerswerther Deich</text:p>
          </table:table-cell>
          <table:table-cell/>
          <table:table-cell office:value-type="string" calcext:value-type="string">
            <text:p>Luftqualitätsmessstelle</text:p>
          </table:table-cell>
          <table:table-cell table:number-columns-repeated="3"/>
          <table:table-cell office:value-type="string" calcext:value-type="string">
            <text:p>DENW339</text:p>
          </table:table-cell>
          <table:table-cell office:value-type="string" calcext:value-type="string">
            <text:p>0101000020E864000000000000ECF5144100000000C4A35541</text:p>
          </table:table-cell>
          <table:table-cell office:value-type="string" calcext:value-type="string">
            <text:p>Hintergrund</text:p>
          </table:table-cell>
          <table:table-cell office:value-type="float" office:value="34" calcext:value-type="float">
            <text:p>34</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401" calcext:value-type="float">
            <text:p>2401</text:p>
          </table:table-cell>
          <table:table-cell office:value-type="string" calcext:value-type="string">
            <text:p>DETM</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DETM</text:p>
          </table:table-cell>
          <table:table-cell office:value-type="string" calcext:value-type="string">
            <text:p>Detmold - Innenstadt</text:p>
          </table:table-cell>
          <table:table-cell/>
          <table:table-cell office:value-type="string" calcext:value-type="string">
            <text:p>Luftqualitätsmessstelle</text:p>
          </table:table-cell>
          <table:table-cell office:value-type="string" calcext:value-type="string">
            <text:p>Die Station steht auf dem Innenhof der Feuerwehr, ca. 1 km nordwestlich des Ortskerns. Das Feuerwehrgelände ist umlagert von zahlreichen klein- und mittelständigen Betrieben. Eine große Kläranlage befindet sich ca. 250 m westlich der Station. Die Station ist frei anströmbar.</text:p>
          </table:table-cell>
          <table:table-cell table:number-columns-repeated="3"/>
          <table:table-cell office:value-type="string" calcext:value-type="string">
            <text:p>0101000020E864000000000000ACF31D410000008059F45541</text:p>
          </table:table-cell>
          <table:table-cell/>
          <table:table-cell office:value-type="float" office:value="135" calcext:value-type="float">
            <text:p>135</text:p>
          </table:table-cell>
          <table:table-cell/>
          <table:table-cell office:value-type="float" office:value="103211000" calcext:value-type="float">
            <text:p>103211000</text:p>
          </table:table-cell>
        </table:table-row>
        <table:table-row table:style-name="ro1">
          <table:table-cell office:value-type="float" office:value="2402" calcext:value-type="float">
            <text:p>2402</text:p>
          </table:table-cell>
          <table:table-cell office:value-type="string" calcext:value-type="string">
            <text:p>DHB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DHBS</text:p>
          </table:table-cell>
          <table:table-cell office:value-type="string" calcext:value-type="string">
            <text:p>Dinslaken Hans-Böckler-Straße 9</text:p>
          </table:table-cell>
          <table:table-cell/>
          <table:table-cell office:value-type="string" calcext:value-type="string">
            <text:p>Luftqualitätsmessstelle</text:p>
          </table:table-cell>
          <table:table-cell office:value-type="string" calcext:value-type="string">
            <text:p>Der NO2- Passivsammler sind am Mast eines Hinweisschildes vor einer Feuerwache an der in nord-südlicher Richtung verlaufende L 1 befestigt. Der Messpunkt befindet sich ca. 200 m westlich der MCS Engineering GmbH (seid 2012 Efficient Provider Services GmbH) mit anschließendem Gewerbegebiet. In nördlicher Richtung befindet sich in ca. 300 m eine Eisenbahntrasse (Bahnhof) und in 800 m ein Gewerbegebiet Dinslaken-Mitte.</text:p>
          </table:table-cell>
          <table:table-cell table:number-columns-repeated="2"/>
          <table:table-cell office:value-type="string" calcext:value-type="string">
            <text:p>DENW262</text:p>
          </table:table-cell>
          <table:table-cell office:value-type="string" calcext:value-type="string">
            <text:p>0101000020E864000000000000DCF61441000000C0D4CC5541</text:p>
          </table:table-cell>
          <table:table-cell office:value-type="string" calcext:value-type="string">
            <text:p>Verkehr</text:p>
          </table:table-cell>
          <table:table-cell office:value-type="float" office:value="31" calcext:value-type="float">
            <text:p>31</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1628" calcext:value-type="float">
            <text:p>1628</text:p>
          </table:table-cell>
          <table:table-cell office:value-type="string" calcext:value-type="string">
            <text:p>DHU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DHUE</text:p>
          </table:table-cell>
          <table:table-cell office:value-type="string" calcext:value-type="string">
            <text:p>Dinslaken Hünxer Straße</text:p>
          </table:table-cell>
          <table:table-cell/>
          <table:table-cell office:value-type="string" calcext:value-type="string">
            <text:p>Luftqualitätsmessstelle</text:p>
          </table:table-cell>
          <table:table-cell office:value-type="string" calcext:value-type="string">
            <text:p>Die NO2-Passivammler befinden sich an einer Laterne vor Hausummer 42 an der in nord-südlicher Richtung verlaufenden L1. Der Messpunkt befindet sich ca. 200 m nord-westlich der MCS Engineering GmbH (seid 2012 Efficient Provider Services GmbH) mit anschließendem Gewerbegebiet. Die anliegenden Häuser sind mehrgeschossig. In nord-östlicher Richtung befindet sich in ca. 80 m eine Eisenbahntrasse und in nördlicher Richtung in 250 m ein Gewerbegebiet Dinslaken-Mitte.</text:p>
          </table:table-cell>
          <table:table-cell table:number-columns-repeated="2"/>
          <table:table-cell office:value-type="string" calcext:value-type="string">
            <text:p>DENW275</text:p>
          </table:table-cell>
          <table:table-cell office:value-type="string" calcext:value-type="string">
            <text:p>0101000020E86400000000000098F814410000004002CD5541</text:p>
          </table:table-cell>
          <table:table-cell office:value-type="string" calcext:value-type="string">
            <text:p>Verkehr</text:p>
          </table:table-cell>
          <table:table-cell office:value-type="float" office:value="30" calcext:value-type="float">
            <text:p>30</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403" calcext:value-type="float">
            <text:p>2403</text:p>
          </table:table-cell>
          <table:table-cell office:value-type="string" calcext:value-type="string">
            <text:p>DLOH</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DLOH</text:p>
          </table:table-cell>
          <table:table-cell office:value-type="string" calcext:value-type="string">
            <text:p>Düsseldorf-Lohausen</text:p>
          </table:table-cell>
          <table:table-cell/>
          <table:table-cell office:value-type="string" calcext:value-type="string">
            <text:p>Luftqualitätsmessstelle</text:p>
          </table:table-cell>
          <table:table-cell office:value-type="string" calcext:value-type="string">
            <text:p>Die Station steht im nördlich gelegenen Stadtteil Lohausen auf einem Spielplatz. Das gesamte Umfeld besteht aus einer Wohnsiedlung mit Eigenheimen. Die Bundesstraße 8 verläuft von Nord nach Süd ca.150m westlich an der Station vorbei. Zur A44 ist es ca. 230m in nördlicher Richtung weit. Dahinter erstreckt sich das Düsseldorfer Flughafengelände.</text:p>
          </table:table-cell>
          <table:table-cell table:number-columns-repeated="2"/>
          <table:table-cell office:value-type="string" calcext:value-type="string">
            <text:p>DENW330</text:p>
          </table:table-cell>
          <table:table-cell office:value-type="string" calcext:value-type="string">
            <text:p>0101000020E86400000000000024F414410000000004AD5541</text:p>
          </table:table-cell>
          <table:table-cell office:value-type="string" calcext:value-type="string">
            <text:p>Hintergrund</text:p>
          </table:table-cell>
          <table:table-cell office:value-type="float" office:value="40" calcext:value-type="float">
            <text:p>40</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2">
          <table:table-cell office:value-type="float" office:value="431" calcext:value-type="float">
            <text:p>431</text:p>
          </table:table-cell>
          <table:table-cell office:value-type="string" calcext:value-type="string">
            <text:p>DMD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DMD2</text:p>
          </table:table-cell>
          <table:table-cell office:value-type="string" calcext:value-type="string">
            <text:p>Dortmund-Eving</text:p>
          </table:table-cell>
          <table:table-cell/>
          <table:table-cell office:value-type="string" calcext:value-type="string">
            <text:p>Luftqualitätsmessstelle</text:p>
          </table:table-cell>
          <table:table-cell office:value-type="string" calcext:value-type="string">
            <text:p>Die Station steht auf einem Parkplatz mit wassergebundener Schotterdecke in einer Nebenstraße der B 54, ca. 3 km nördlich des Stadtkerns.</text:p>
            <text:p>Ca. 50 m westlich verläuft die Bundesstraße B 54 von Süd nach Nord. Im direkten Stationsumfeld befinden sich mehrere Kfz-Betriebe. Im weiteren Umfeld befinden sich zahlreiche Gewerbebetriebe.</text:p>
            <text:p>Die Dortmunder Hafenanlagen liegen etwa 1 km südwestlich.</text:p>
          </table:table-cell>
          <table:table-cell table:number-columns-repeated="2"/>
          <table:table-cell office:value-type="string" calcext:value-type="string">
            <text:p>DENW008</text:p>
          </table:table-cell>
          <table:table-cell office:value-type="string" calcext:value-type="string">
            <text:p>0101000020E864000000000000D8FC174100000000D1C85541</text:p>
          </table:table-cell>
          <table:table-cell office:value-type="string" calcext:value-type="string">
            <text:p>Hintergrund</text:p>
          </table:table-cell>
          <table:table-cell office:value-type="float" office:value="71" calcext:value-type="float">
            <text:p>71</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1679" calcext:value-type="float">
            <text:p>1679</text:p>
          </table:table-cell>
          <table:table-cell office:value-type="string" calcext:value-type="string">
            <text:p>DNE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DNES</text:p>
          </table:table-cell>
          <table:table-cell office:value-type="string" calcext:value-type="string">
            <text:p>Düren Euskirchener Straße</text:p>
          </table:table-cell>
          <table:table-cell/>
          <table:table-cell office:value-type="string" calcext:value-type="string">
            <text:p>Luftqualitätsmessstelle</text:p>
          </table:table-cell>
          <table:table-cell office:value-type="string" calcext:value-type="string">
            <text:p>Die NO2-Passivammler befinden sich an einer Laterne vor Hausummer 16 an der Bundesstraße B56, die in nord-südlicher Richtung über den ca. 50 m entfernten Kreis-Verkehr (Friedrich-Ebert-Platz) verläuft. Im Kreisverkehr kreuzt die Bundesstraße B 264. Ca. 5 km nördlich vom Messpunkt verläuft die A 4 in Richtung Aachen und Köln. Die anliegenden Häuser sind mehrgeschossig.</text:p>
          </table:table-cell>
          <table:table-cell table:number-columns-repeated="2"/>
          <table:table-cell office:value-type="string" calcext:value-type="string">
            <text:p>DENW266</text:p>
          </table:table-cell>
          <table:table-cell office:value-type="string" calcext:value-type="string">
            <text:p>0101000020E8640000000000002CBE134100000000107B5541</text:p>
          </table:table-cell>
          <table:table-cell office:value-type="string" calcext:value-type="string">
            <text:p>Verkehr</text:p>
          </table:table-cell>
          <table:table-cell office:value-type="float" office:value="143" calcext:value-type="float">
            <text:p>143</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404" calcext:value-type="float">
            <text:p>2404</text:p>
          </table:table-cell>
          <table:table-cell office:value-type="string" calcext:value-type="string">
            <text:p>DNMI</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DNMI</text:p>
          </table:table-cell>
          <table:table-cell office:value-type="string" calcext:value-type="string">
            <text:p>Düren - Mitte</text:p>
          </table:table-cell>
          <table:table-cell/>
          <table:table-cell office:value-type="string" calcext:value-type="string">
            <text:p>Luftqualitätsmessstelle</text:p>
          </table:table-cell>
          <table:table-cell office:value-type="string" calcext:value-type="string">
            <text:p>Verkehrsbezogene Meßstation. Die Station steht an einer stark befahrenen Straße in Nähe einer Ampelanlage, ca. 10m vom Straßenrand. Der Standort ist ortmittig gelegen. Gewerbegebiete liegen hauptsächlich im nordwestlichen Bereich. Weiter Emittenten sind nicht erkennbar. <text:s/>Die Station ist frei anströmbar.</text:p>
          </table:table-cell>
          <table:table-cell table:number-columns-repeated="3"/>
          <table:table-cell office:value-type="string" calcext:value-type="string">
            <text:p>0101000020E86400000000000094B51341000000C03B7B5541</text:p>
          </table:table-cell>
          <table:table-cell/>
          <table:table-cell office:value-type="float" office:value="135" calcext:value-type="float">
            <text:p>135</text:p>
          </table:table-cell>
          <table:table-cell/>
          <table:table-cell office:value-type="float" office:value="103211000" calcext:value-type="float">
            <text:p>103211000</text:p>
          </table:table-cell>
        </table:table-row>
        <table:table-row table:style-name="ro1">
          <table:table-cell office:value-type="float" office:value="2405" calcext:value-type="float">
            <text:p>2405</text:p>
          </table:table-cell>
          <table:table-cell office:value-type="string" calcext:value-type="string">
            <text:p>DNSD</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DNSD</text:p>
          </table:table-cell>
          <table:table-cell office:value-type="string" calcext:value-type="string">
            <text:p>Düren - Süd</text:p>
          </table:table-cell>
          <table:table-cell/>
          <table:table-cell office:value-type="string" calcext:value-type="string">
            <text:p>Luftqualitätsmessstelle</text:p>
          </table:table-cell>
          <table:table-cell office:value-type="string" calcext:value-type="string">
            <text:p>Die Station steht im südlichen Zipfel der Stadt Düren, ca. 2,5km vom Stadtzentrum in einem Wohngebiet. Ein kleines Gewerbegebiet ca. 2km südlich. Beaufschlagung durch Kfz.-Verkehr ist als gering anzusehen. Im Umfeld keine erkennbaren Emittenten. <text:s/>Die Station ist frei anströmbar.</text:p>
          </table:table-cell>
          <table:table-cell table:number-columns-repeated="3"/>
          <table:table-cell office:value-type="string" calcext:value-type="string">
            <text:p>0101000020E864000000000000E8B91341000000807B795541</text:p>
          </table:table-cell>
          <table:table-cell/>
          <table:table-cell office:value-type="float" office:value="135" calcext:value-type="float">
            <text:p>135</text:p>
          </table:table-cell>
          <table:table-cell/>
          <table:table-cell office:value-type="float" office:value="103211000" calcext:value-type="float">
            <text:p>103211000</text:p>
          </table:table-cell>
        </table:table-row>
        <table:table-row table:style-name="ro1">
          <table:table-cell office:value-type="float" office:value="2406" calcext:value-type="float">
            <text:p>2406</text:p>
          </table:table-cell>
          <table:table-cell office:value-type="string" calcext:value-type="string">
            <text:p>DODO</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DODO</text:p>
          </table:table-cell>
          <table:table-cell office:value-type="string" calcext:value-type="string">
            <text:p>Dortmund-Dorstfeld</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14D5174100000080F0C45541</text:p>
          </table:table-cell>
          <table:table-cell office:value-type="string" calcext:value-type="string">
            <text:p>Hintergrund</text:p>
          </table:table-cell>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407" calcext:value-type="float">
            <text:p>2407</text:p>
          </table:table-cell>
          <table:table-cell office:value-type="string" calcext:value-type="string">
            <text:p>DOHA11</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DOHA11</text:p>
          </table:table-cell>
          <table:table-cell office:value-type="string" calcext:value-type="string">
            <text:p>Dortmund-Hafen, Fredenbaumpark</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84EE1741000000C0BFC85541</text:p>
          </table:table-cell>
          <table:table-cell table:number-columns-repeated="3"/>
          <table:table-cell office:value-type="float" office:value="103211000" calcext:value-type="float">
            <text:p>103211000</text:p>
          </table:table-cell>
        </table:table-row>
        <table:table-row table:style-name="ro1">
          <table:table-cell office:value-type="float" office:value="2408" calcext:value-type="float">
            <text:p>2408</text:p>
          </table:table-cell>
          <table:table-cell office:value-type="string" calcext:value-type="string">
            <text:p>DOHO</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DOHO</text:p>
          </table:table-cell>
          <table:table-cell office:value-type="string" calcext:value-type="string">
            <text:p>Dortmund-Hörde 2</text:p>
          </table:table-cell>
          <table:table-cell/>
          <table:table-cell office:value-type="string" calcext:value-type="string">
            <text:p>Luftqualitätsmessstelle</text:p>
          </table:table-cell>
          <table:table-cell office:value-type="string" calcext:value-type="string">
            <text:p>Die Station steht im südöstlichen Bereich der Stadt Dortmund. Der Meßplatz ist auf einer Freifläche mit nördlich anschließender Wohnbebauung. Nach Süden grenzt der Meßplatz direkt an das Hoesch-Stahlwerk an. Bedingt durch die nach Norden hin ansteigende Hanglage sind die Ansaugstutzen der Station in Höhe der Hallendächer und auch zum Teil der Kaminhöhe des Stahlwerkes. Abstand zur Stahlwerkmitte ca. 400 m. Verkehrsbeeinflussung besteht nicht.</text:p>
          </table:table-cell>
          <table:table-cell table:number-columns-repeated="2"/>
          <table:table-cell office:value-type="string" calcext:value-type="string">
            <text:p>DENW103</text:p>
          </table:table-cell>
          <table:table-cell office:value-type="string" calcext:value-type="string">
            <text:p>0101000020E8640000000000006C3418410000008015C45541</text:p>
          </table:table-cell>
          <table:table-cell office:value-type="string" calcext:value-type="string">
            <text:p>Industrie</text:p>
          </table:table-cell>
          <table:table-cell office:value-type="float" office:value="125" calcext:value-type="float">
            <text:p>125</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409" calcext:value-type="float">
            <text:p>2409</text:p>
          </table:table-cell>
          <table:table-cell office:value-type="string" calcext:value-type="string">
            <text:p>DOK1</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DOK1</text:p>
          </table:table-cell>
          <table:table-cell office:value-type="string" calcext:value-type="string">
            <text:p>Dortmund Kokerei 1</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C40F184100000040F0C75541</text:p>
          </table:table-cell>
          <table:table-cell table:number-columns-repeated="3"/>
          <table:table-cell office:value-type="float" office:value="103211000" calcext:value-type="float">
            <text:p>103211000</text:p>
          </table:table-cell>
        </table:table-row>
        <table:table-row table:style-name="ro1">
          <table:table-cell office:value-type="float" office:value="2410" calcext:value-type="float">
            <text:p>2410</text:p>
          </table:table-cell>
          <table:table-cell office:value-type="string" calcext:value-type="string">
            <text:p>DOK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DOK2</text:p>
          </table:table-cell>
          <table:table-cell office:value-type="string" calcext:value-type="string">
            <text:p>Dortmund Kokerei 2</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301C1841000000C0F8C75541</text:p>
          </table:table-cell>
          <table:table-cell table:number-columns-repeated="3"/>
          <table:table-cell office:value-type="float" office:value="103211000" calcext:value-type="float">
            <text:p>103211000</text:p>
          </table:table-cell>
        </table:table-row>
        <table:table-row table:style-name="ro1">
          <table:table-cell office:value-type="float" office:value="2411" calcext:value-type="float">
            <text:p>2411</text:p>
          </table:table-cell>
          <table:table-cell office:value-type="string" calcext:value-type="string">
            <text:p>DOK3</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DOK3</text:p>
          </table:table-cell>
          <table:table-cell office:value-type="string" calcext:value-type="string">
            <text:p>Dortmund Kokerei 3</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88191841000000806EC95541</text:p>
          </table:table-cell>
          <table:table-cell table:number-columns-repeated="3"/>
          <table:table-cell office:value-type="float" office:value="103211000" calcext:value-type="float">
            <text:p>103211000</text:p>
          </table:table-cell>
        </table:table-row>
        <table:table-row table:style-name="ro1">
          <table:table-cell office:value-type="float" office:value="2412" calcext:value-type="float">
            <text:p>2412</text:p>
          </table:table-cell>
          <table:table-cell office:value-type="string" calcext:value-type="string">
            <text:p>DOK4</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DOK4</text:p>
          </table:table-cell>
          <table:table-cell office:value-type="string" calcext:value-type="string">
            <text:p>Dortmund Kokerei 4</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643918410000000012C95541</text:p>
          </table:table-cell>
          <table:table-cell table:number-columns-repeated="3"/>
          <table:table-cell office:value-type="float" office:value="103211000" calcext:value-type="float">
            <text:p>103211000</text:p>
          </table:table-cell>
        </table:table-row>
        <table:table-row table:style-name="ro1">
          <table:table-cell office:value-type="float" office:value="2413" calcext:value-type="float">
            <text:p>2413</text:p>
          </table:table-cell>
          <table:table-cell office:value-type="string" calcext:value-type="string">
            <text:p>DOK5</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DOK5</text:p>
          </table:table-cell>
          <table:table-cell office:value-type="string" calcext:value-type="string">
            <text:p>Dortmund Kokerei 5</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043A18410000008051CA5541</text:p>
          </table:table-cell>
          <table:table-cell table:number-columns-repeated="3"/>
          <table:table-cell office:value-type="float" office:value="103211000" calcext:value-type="float">
            <text:p>103211000</text:p>
          </table:table-cell>
        </table:table-row>
        <table:table-row table:style-name="ro1">
          <table:table-cell office:value-type="float" office:value="2414" calcext:value-type="float">
            <text:p>2414</text:p>
          </table:table-cell>
          <table:table-cell office:value-type="string" calcext:value-type="string">
            <text:p>DOKK</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DOKK</text:p>
          </table:table-cell>
          <table:table-cell office:value-type="string" calcext:value-type="string">
            <text:p>Dortmund Kokerei</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0C231841000000C04AC95541</text:p>
          </table:table-cell>
          <table:table-cell/>
          <table:table-cell office:value-type="float" office:value="85" calcext:value-type="float">
            <text:p>85</text:p>
          </table:table-cell>
          <table:table-cell/>
          <table:table-cell office:value-type="float" office:value="103211000" calcext:value-type="float">
            <text:p>103211000</text:p>
          </table:table-cell>
        </table:table-row>
        <table:table-row table:style-name="ro1">
          <table:table-cell office:value-type="float" office:value="2268" calcext:value-type="float">
            <text:p>2268</text:p>
          </table:table-cell>
          <table:table-cell office:value-type="string" calcext:value-type="string">
            <text:p>DOMM</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0557" calcext:value-type="float">
            <text:p>40557</text:p>
          </table:table-cell>
          <table:table-cell office:value-type="string" calcext:value-type="string">
            <text:p>DOMM</text:p>
          </table:table-cell>
          <table:table-cell office:value-type="string" calcext:value-type="string">
            <text:p>Dortmund Märkische Straße 57</text:p>
          </table:table-cell>
          <table:table-cell/>
          <table:table-cell office:value-type="string" calcext:value-type="string">
            <text:p>Luftqualitätsmessstelle</text:p>
          </table:table-cell>
          <table:table-cell office:value-type="string" calcext:value-type="string">
            <text:p>Die NO2-Passivsammler sind an einem Lichtmast per Ausleger vor Hausnr. 57 der Straße Märkische Straße (L672), welche vierspurig ist und von Nordwesten nach Südosten verläuft, befestigt. Die Häuser im Bereich des Messpunktes sind 4-geschossig und stellen eine beidseitige, durchgehende Bebauung dar. In ca. 400 m W verläuft die B54, mit der sich die L672 in ca. 510 m NW kreuzt. Die Märkische Straße dient als Zuleitungsstraße von der B1 in ca. 770 m SO in die B54. Die B54 ist, von N und S kommend, Zuleitungsstraße und Teil des inneren Stadtrings der Dortmunder Innenstadt, welcher sich in ca. 550 m NW vom Messpunkt befindet. Zwei Landstraßen münden in den inneren Stadtring aus jeweils zwei entgegengesetzten Richtungen: Die L684 in ca. 950 m WNW und die L663 in ca. 1 km NNO. In ca. 60 m SO schließt die K17 an die Märkische Straße als Anbindungsstraße an die L663 an. Nebenbahntrassen verlaufen in ca. 350 NNW und in ca. 1,5 km SSW eine Hauptbahntrasse in ca. 1,53 km NNW, welche sich in einem großen Bahntrassenkreuz in ca. 2,7 km W vereinen. Es gibt mehrere Industrie-und Gewerbegebiete im Bereich des Messpunkts: Der Dortmunder Hafen beginnt in 2,95 km NW, ist mit Bahntrassen an das Schienennetz angebunden und hat zum S hin Anbindung an ein Industriegebiet. Ein größeres Industrie-und Gewerbegebiet erstreckt sich in ca. 1,3 km NNO mehrere Kilometer nach O hin und ein kleineres Gewerbegebiet in ca. 100-150 m im O.</text:p>
          </table:table-cell>
          <table:table-cell table:number-columns-repeated="2"/>
          <table:table-cell office:value-type="string" calcext:value-type="string">
            <text:p>DENW409</text:p>
          </table:table-cell>
          <table:table-cell office:value-type="string" calcext:value-type="string">
            <text:p>0101000020E864000000000000D00D1841000000C065C55541</text:p>
          </table:table-cell>
          <table:table-cell office:value-type="string" calcext:value-type="string">
            <text:p>Verkehr</text:p>
          </table:table-cell>
          <table:table-cell office:value-type="float" office:value="111" calcext:value-type="float">
            <text:p>111</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415" calcext:value-type="float">
            <text:p>2415</text:p>
          </table:table-cell>
          <table:table-cell office:value-type="string" calcext:value-type="string">
            <text:p>DORM</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DORM</text:p>
          </table:table-cell>
          <table:table-cell office:value-type="string" calcext:value-type="string">
            <text:p>Dormagen-Horrem</text:p>
          </table:table-cell>
          <table:table-cell/>
          <table:table-cell office:value-type="string" calcext:value-type="string">
            <text:p>Luftqualitätsmessstelle</text:p>
          </table:table-cell>
          <table:table-cell office:value-type="string" calcext:value-type="string">
            <text:p>Die Station steht an einem Sportgelände am nordwestlichen Stadtrand Dormagens, etwa 300 m östlich der BAB A57. Die Bayer Werke Dormagen mit einem vorgelagerten Gewerbegebiet sind etwa 2 km südöstlich entfernt. Das nähere Stationsumfeld besteht aus landwirtschaftlich genutzten Flächen, durchsetzt mit Kiesgruben. Wohngebiete befinden sich südlich und südöstlich der Station.</text:p>
          </table:table-cell>
          <table:table-cell table:number-columns-repeated="2"/>
          <table:table-cell office:value-type="string" calcext:value-type="string">
            <text:p>DENW050</text:p>
          </table:table-cell>
          <table:table-cell office:value-type="string" calcext:value-type="string">
            <text:p>0101000020E86400000000000060221541000000C0E39A5541</text:p>
          </table:table-cell>
          <table:table-cell office:value-type="string" calcext:value-type="string">
            <text:p>Hintergrund</text:p>
          </table:table-cell>
          <table:table-cell office:value-type="float" office:value="44" calcext:value-type="float">
            <text:p>44</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416" calcext:value-type="float">
            <text:p>2416</text:p>
          </table:table-cell>
          <table:table-cell office:value-type="string" calcext:value-type="string">
            <text:p>DOR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DORS</text:p>
          </table:table-cell>
          <table:table-cell office:value-type="string" calcext:value-type="string">
            <text:p>Dorsten</text:p>
          </table:table-cell>
          <table:table-cell/>
          <table:table-cell office:value-type="string" calcext:value-type="string">
            <text:p>Luftqualitätsmessstelle</text:p>
          </table:table-cell>
          <table:table-cell office:value-type="string" calcext:value-type="string">
            <text:p>Die Station steht am nordöstlichen Rand der Stadt hinter einer Schule auf einem Sportgelände. Ca. 1 km westlich verläuft die B224. Außer Wohnbebauung mit mehreren Gewerbegebieten befindet sich noch ein Steinkohleschacht der Zeche Fürst Leopold ca. 600 m südöstlich zur Station. Das nord- und östliche Gebiet ist Weide- und Ackerland. Nennenswerte Emittenten sind nicht zu erwähnen. Das Gelände ist flach und eben, die Station frei anströmbar. <text:s/>Bemerkungen: Durch den anliegenden Aschensportplatz können bei Trockenperioden erhöhte Staubimmissionen aus südlicher Richtung auftreten. <text:s/>Messung im Zuge der Neukonzeption LUQS2000 eingestellt.</text:p>
          </table:table-cell>
          <table:table-cell table:number-columns-repeated="2"/>
          <table:table-cell office:value-type="string" calcext:value-type="string">
            <text:p>DENW016</text:p>
          </table:table-cell>
          <table:table-cell office:value-type="string" calcext:value-type="string">
            <text:p>0101000020E8640000000000002CF91541000000C0E8D85541</text:p>
          </table:table-cell>
          <table:table-cell office:value-type="string" calcext:value-type="string">
            <text:p>Hintergrund</text:p>
          </table:table-cell>
          <table:table-cell office:value-type="float" office:value="33" calcext:value-type="float">
            <text:p>33</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417" calcext:value-type="float">
            <text:p>2417</text:p>
          </table:table-cell>
          <table:table-cell office:value-type="string" calcext:value-type="string">
            <text:p>DORT</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DORT</text:p>
          </table:table-cell>
          <table:table-cell office:value-type="string" calcext:value-type="string">
            <text:p>Dortmund</text:p>
          </table:table-cell>
          <table:table-cell/>
          <table:table-cell office:value-type="string" calcext:value-type="string">
            <text:p>Luftqualitätsmessstelle</text:p>
          </table:table-cell>
          <table:table-cell office:value-type="string" calcext:value-type="string">
            <text:p>Auf dem Schulgelände. TEMES-Station umgesetzt nach DMD2.</text:p>
          </table:table-cell>
          <table:table-cell table:number-columns-repeated="3"/>
          <table:table-cell office:value-type="string" calcext:value-type="string">
            <text:p>0101000020E8640000000000002C0318410000008008C85541</text:p>
          </table:table-cell>
          <table:table-cell/>
          <table:table-cell office:value-type="float" office:value="74" calcext:value-type="float">
            <text:p>74</text:p>
          </table:table-cell>
          <table:table-cell/>
          <table:table-cell office:value-type="float" office:value="103211000" calcext:value-type="float">
            <text:p>103211000</text:p>
          </table:table-cell>
        </table:table-row>
        <table:table-row table:style-name="ro1">
          <table:table-cell office:value-type="float" office:value="2418" calcext:value-type="float">
            <text:p>2418</text:p>
          </table:table-cell>
          <table:table-cell office:value-type="string" calcext:value-type="string">
            <text:p>DUBR</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DUBR</text:p>
          </table:table-cell>
          <table:table-cell office:value-type="string" calcext:value-type="string">
            <text:p>Duisburg-Bruckhausen</text:p>
          </table:table-cell>
          <table:table-cell/>
          <table:table-cell office:value-type="string" calcext:value-type="string">
            <text:p>Luftqualitätsmessstelle</text:p>
          </table:table-cell>
          <table:table-cell office:value-type="string" calcext:value-type="string">
            <text:p>Die Station steht ca. 20 m östlich einer außer Betrieb genommenen Kokerei an einer vierspurigen Hauptverkehrsstraße. Nach Norden geht das Kokereigelände in die Thyssen Stahlwerke über. Weiter nördlich befindet sich die Kokerei Schwelgern. Das östliche und südliche Stationsumfeld besteht aus Wohnbebauung. Die BAB A42 verläuft ca. 500 m südlich der Station in Ost-West-Richtung.</text:p>
          </table:table-cell>
          <table:table-cell table:number-columns-repeated="2"/>
          <table:table-cell office:value-type="string" calcext:value-type="string">
            <text:p>DENW102</text:p>
          </table:table-cell>
          <table:table-cell office:value-type="string" calcext:value-type="string">
            <text:p>0101000020E864000000000000A4EC14410000000098C45541</text:p>
          </table:table-cell>
          <table:table-cell office:value-type="string" calcext:value-type="string">
            <text:p>Industrie</text:p>
          </table:table-cell>
          <table:table-cell office:value-type="float" office:value="29" calcext:value-type="float">
            <text:p>29</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419" calcext:value-type="float">
            <text:p>2419</text:p>
          </table:table-cell>
          <table:table-cell office:value-type="string" calcext:value-type="string">
            <text:p>DUDF1</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DUDF1</text:p>
          </table:table-cell>
          <table:table-cell office:value-type="string" calcext:value-type="string">
            <text:p>Düsseldorf (Flughafen 1)</text:p>
          </table:table-cell>
          <table:table-cell/>
          <table:table-cell office:value-type="string" calcext:value-type="string">
            <text:p>Luftqualitätsmessstelle</text:p>
          </table:table-cell>
          <table:table-cell table:number-columns-repeated="3"/>
          <table:table-cell office:value-type="string" calcext:value-type="string">
            <text:p>DENW343</text:p>
          </table:table-cell>
          <table:table-cell office:value-type="string" calcext:value-type="string">
            <text:p>0101000020E8640000000000001C021541000000C03DAD5541</text:p>
          </table:table-cell>
          <table:table-cell office:value-type="string" calcext:value-type="string">
            <text:p>Hintergrund</text:p>
          </table:table-cell>
          <table:table-cell office:value-type="float" office:value="40" calcext:value-type="float">
            <text:p>40</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420" calcext:value-type="float">
            <text:p>2420</text:p>
          </table:table-cell>
          <table:table-cell office:value-type="string" calcext:value-type="string">
            <text:p>DUDF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DUDF2</text:p>
          </table:table-cell>
          <table:table-cell office:value-type="string" calcext:value-type="string">
            <text:p>Düsseldorf (Flughafen 2)</text:p>
          </table:table-cell>
          <table:table-cell/>
          <table:table-cell office:value-type="string" calcext:value-type="string">
            <text:p>Luftqualitätsmessstelle</text:p>
          </table:table-cell>
          <table:table-cell table:number-columns-repeated="3"/>
          <table:table-cell office:value-type="string" calcext:value-type="string">
            <text:p>DENW344</text:p>
          </table:table-cell>
          <table:table-cell office:value-type="string" calcext:value-type="string">
            <text:p>0101000020E86400000000000034FF144100000000F4AC5541</text:p>
          </table:table-cell>
          <table:table-cell office:value-type="string" calcext:value-type="string">
            <text:p>Hintergrund</text:p>
          </table:table-cell>
          <table:table-cell office:value-type="float" office:value="41" calcext:value-type="float">
            <text:p>41</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421" calcext:value-type="float">
            <text:p>2421</text:p>
          </table:table-cell>
          <table:table-cell office:value-type="string" calcext:value-type="string">
            <text:p>DUDF4</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DUDF4</text:p>
          </table:table-cell>
          <table:table-cell office:value-type="string" calcext:value-type="string">
            <text:p>Düsseldorf (Flughafen 4)</text:p>
          </table:table-cell>
          <table:table-cell/>
          <table:table-cell office:value-type="string" calcext:value-type="string">
            <text:p>Luftqualitätsmessstelle</text:p>
          </table:table-cell>
          <table:table-cell table:number-columns-repeated="3"/>
          <table:table-cell office:value-type="string" calcext:value-type="string">
            <text:p>DENW346</text:p>
          </table:table-cell>
          <table:table-cell office:value-type="string" calcext:value-type="string">
            <text:p>0101000020E86400000000000010051541000000002CAC5541</text:p>
          </table:table-cell>
          <table:table-cell office:value-type="string" calcext:value-type="string">
            <text:p>Hintergrund</text:p>
          </table:table-cell>
          <table:table-cell office:value-type="float" office:value="42" calcext:value-type="float">
            <text:p>42</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422" calcext:value-type="float">
            <text:p>2422</text:p>
          </table:table-cell>
          <table:table-cell office:value-type="string" calcext:value-type="string">
            <text:p>DUDF6</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DUDF6</text:p>
          </table:table-cell>
          <table:table-cell office:value-type="string" calcext:value-type="string">
            <text:p>Düsseldorf (Flughafen 6)</text:p>
          </table:table-cell>
          <table:table-cell/>
          <table:table-cell office:value-type="string" calcext:value-type="string">
            <text:p>Luftqualitätsmessstelle</text:p>
          </table:table-cell>
          <table:table-cell table:number-columns-repeated="3"/>
          <table:table-cell office:value-type="string" calcext:value-type="string">
            <text:p>DENW348</text:p>
          </table:table-cell>
          <table:table-cell office:value-type="string" calcext:value-type="string">
            <text:p>0101000020E8640000000000006C43154100000040D1B15541</text:p>
          </table:table-cell>
          <table:table-cell office:value-type="string" calcext:value-type="string">
            <text:p>Hintergrund</text:p>
          </table:table-cell>
          <table:table-cell office:value-type="float" office:value="42" calcext:value-type="float">
            <text:p>42</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423" calcext:value-type="float">
            <text:p>2423</text:p>
          </table:table-cell>
          <table:table-cell office:value-type="string" calcext:value-type="string">
            <text:p>DUDF7</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DUDF7</text:p>
          </table:table-cell>
          <table:table-cell office:value-type="string" calcext:value-type="string">
            <text:p>Düsseldorf (Flughafen 7)</text:p>
          </table:table-cell>
          <table:table-cell/>
          <table:table-cell office:value-type="string" calcext:value-type="string">
            <text:p>Luftqualitätsmessstelle</text:p>
          </table:table-cell>
          <table:table-cell table:number-columns-repeated="3"/>
          <table:table-cell office:value-type="string" calcext:value-type="string">
            <text:p>DENW349</text:p>
          </table:table-cell>
          <table:table-cell office:value-type="string" calcext:value-type="string">
            <text:p>0101000020E864000000000000783215410000000019AF5541</text:p>
          </table:table-cell>
          <table:table-cell office:value-type="string" calcext:value-type="string">
            <text:p>Hintergrund</text:p>
          </table:table-cell>
          <table:table-cell office:value-type="float" office:value="41" calcext:value-type="float">
            <text:p>41</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424" calcext:value-type="float">
            <text:p>2424</text:p>
          </table:table-cell>
          <table:table-cell office:value-type="string" calcext:value-type="string">
            <text:p>DUDF8</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DUDF8</text:p>
          </table:table-cell>
          <table:table-cell office:value-type="string" calcext:value-type="string">
            <text:p>Düsseldorf (Flughafen 8)</text:p>
          </table:table-cell>
          <table:table-cell/>
          <table:table-cell office:value-type="string" calcext:value-type="string">
            <text:p>Luftqualitätsmessstelle</text:p>
          </table:table-cell>
          <table:table-cell table:number-columns-repeated="3"/>
          <table:table-cell office:value-type="string" calcext:value-type="string">
            <text:p>DENW350</text:p>
          </table:table-cell>
          <table:table-cell office:value-type="string" calcext:value-type="string">
            <text:p>0101000020E86400000000000058191541000000406EB05541</text:p>
          </table:table-cell>
          <table:table-cell office:value-type="string" calcext:value-type="string">
            <text:p>Hintergrund</text:p>
          </table:table-cell>
          <table:table-cell office:value-type="float" office:value="38" calcext:value-type="float">
            <text:p>38</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425" calcext:value-type="float">
            <text:p>2425</text:p>
          </table:table-cell>
          <table:table-cell office:value-type="string" calcext:value-type="string">
            <text:p>DUE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DUE2</text:p>
          </table:table-cell>
          <table:table-cell office:value-type="string" calcext:value-type="string">
            <text:p>Duisburg Ehingen (HKM)</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64C0144100000040E0B75541</text:p>
          </table:table-cell>
          <table:table-cell table:number-columns-repeated="3"/>
          <table:table-cell office:value-type="float" office:value="103211000" calcext:value-type="float">
            <text:p>103211000</text:p>
          </table:table-cell>
        </table:table-row>
        <table:table-row table:style-name="ro1">
          <table:table-cell office:value-type="float" office:value="2426" calcext:value-type="float">
            <text:p>2426</text:p>
          </table:table-cell>
          <table:table-cell office:value-type="string" calcext:value-type="string">
            <text:p>DUH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DUH2</text:p>
          </table:table-cell>
          <table:table-cell office:value-type="string" calcext:value-type="string">
            <text:p>Duisburg Hüttenheim 2</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E8DA14410000008068B75541</text:p>
          </table:table-cell>
          <table:table-cell table:number-columns-repeated="3"/>
          <table:table-cell office:value-type="float" office:value="103211000" calcext:value-type="float">
            <text:p>103211000</text:p>
          </table:table-cell>
        </table:table-row>
        <table:table-row table:style-name="ro1">
          <table:table-cell office:value-type="float" office:value="2427" calcext:value-type="float">
            <text:p>2427</text:p>
          </table:table-cell>
          <table:table-cell office:value-type="string" calcext:value-type="string">
            <text:p>DUH3</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DUH3</text:p>
          </table:table-cell>
          <table:table-cell office:value-type="string" calcext:value-type="string">
            <text:p>Duisburg-Hüttenheim Klettenweg</text:p>
          </table:table-cell>
          <table:table-cell/>
          <table:table-cell office:value-type="string" calcext:value-type="string">
            <text:p>Luftqualitätsmessstelle</text:p>
          </table:table-cell>
          <table:table-cell table:number-columns-repeated="3"/>
          <table:table-cell office:value-type="string" calcext:value-type="string">
            <text:p>DENW194</text:p>
          </table:table-cell>
          <table:table-cell office:value-type="string" calcext:value-type="string">
            <text:p>0101000020E86400000000000058DD144100000040BBB75541</text:p>
          </table:table-cell>
          <table:table-cell office:value-type="string" calcext:value-type="string">
            <text:p>Industrie</text:p>
          </table:table-cell>
          <table:table-cell office:value-type="float" office:value="33" calcext:value-type="float">
            <text:p>33</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428" calcext:value-type="float">
            <text:p>2428</text:p>
          </table:table-cell>
          <table:table-cell office:value-type="string" calcext:value-type="string">
            <text:p>DUHH</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DUHH</text:p>
          </table:table-cell>
          <table:table-cell office:value-type="string" calcext:value-type="string">
            <text:p>Duisburg-Hüttenheim</text:p>
          </table:table-cell>
          <table:table-cell/>
          <table:table-cell office:value-type="string" calcext:value-type="string">
            <text:p>Luftqualitätsmessstelle</text:p>
          </table:table-cell>
          <table:table-cell table:number-columns-repeated="3"/>
          <table:table-cell office:value-type="string" calcext:value-type="string">
            <text:p>DENW106</text:p>
          </table:table-cell>
          <table:table-cell office:value-type="string" calcext:value-type="string">
            <text:p>0101000020E8640000000000001CD41441000000C07AB75541</text:p>
          </table:table-cell>
          <table:table-cell office:value-type="string" calcext:value-type="string">
            <text:p>Industrie</text:p>
          </table:table-cell>
          <table:table-cell office:value-type="float" office:value="30" calcext:value-type="float">
            <text:p>30</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429" calcext:value-type="float">
            <text:p>2429</text:p>
          </table:table-cell>
          <table:table-cell office:value-type="string" calcext:value-type="string">
            <text:p>DUHO</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DUHO</text:p>
          </table:table-cell>
          <table:table-cell office:value-type="string" calcext:value-type="string">
            <text:p>Duisburg-Hochfeld</text:p>
          </table:table-cell>
          <table:table-cell/>
          <table:table-cell office:value-type="string" calcext:value-type="string">
            <text:p>Luftqualitätsmessstelle</text:p>
          </table:table-cell>
          <table:table-cell office:value-type="string" calcext:value-type="string">
            <text:p>Die Station steht im stadtmittig gelegenen Ortsteil Hochfeld auf einem Brachgelände der Fa. Siemens. Die Fa.DK Recycling und Roheisen GmbH (vormals Kupferhütte), die Grund der Messung ist, befindet sich ca.500m westsüdwest zur Station. In nördlicher Richtung (westlich zur Station) schließen sich große brachliegende Industrieflächen, die zur Zeit saniert werden (Große Erdbewegungen) an. Sie enden an den Ausläufern des Duisburger Außenhafens. Zudem befinden sich noch zahlreiche Industrie und Gewerbebetriebe (Metallverarbeitung) im südlichen, westlichen und nördlichen Umfeld der Station. Von Ost nach Süd erstreckt sich das Wohnviertel in Hochfeld um die Station (Entfernung ca.250m). Verkehrsimmissionen könnten von der stark befahrenen Werthauser Straße ca.200m nordwestlich gemessen werden.</text:p>
          </table:table-cell>
          <table:table-cell table:number-columns-repeated="3"/>
          <table:table-cell office:value-type="string" calcext:value-type="string">
            <text:p>0101000020E86400000000000054F714410000008004BE5541</text:p>
          </table:table-cell>
          <table:table-cell/>
          <table:table-cell office:value-type="float" office:value="32" calcext:value-type="float">
            <text:p>32</text:p>
          </table:table-cell>
          <table:table-cell/>
          <table:table-cell office:value-type="float" office:value="103211000" calcext:value-type="float">
            <text:p>103211000</text:p>
          </table:table-cell>
        </table:table-row>
        <table:table-row table:style-name="ro1">
          <table:table-cell office:value-type="float" office:value="2430" calcext:value-type="float">
            <text:p>2430</text:p>
          </table:table-cell>
          <table:table-cell office:value-type="string" calcext:value-type="string">
            <text:p>DUK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DUKS</text:p>
          </table:table-cell>
          <table:table-cell office:value-type="string" calcext:value-type="string">
            <text:p>Duisburg Kaiserswerther Straße</text:p>
          </table:table-cell>
          <table:table-cell/>
          <table:table-cell office:value-type="string" calcext:value-type="string">
            <text:p>Luftqualitätsmessstelle</text:p>
          </table:table-cell>
          <table:table-cell table:number-columns-repeated="3"/>
          <table:table-cell office:value-type="string" calcext:value-type="string">
            <text:p>DENW309</text:p>
          </table:table-cell>
          <table:table-cell office:value-type="string" calcext:value-type="string">
            <text:p>0101000020E864000000000000B0F114410000008064B95541</text:p>
          </table:table-cell>
          <table:table-cell office:value-type="string" calcext:value-type="string">
            <text:p>Hintergrund</text:p>
          </table:table-cell>
          <table:table-cell office:value-type="float" office:value="33" calcext:value-type="float">
            <text:p>33</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431" calcext:value-type="float">
            <text:p>2431</text:p>
          </table:table-cell>
          <table:table-cell office:value-type="string" calcext:value-type="string">
            <text:p>DULM</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DULM</text:p>
          </table:table-cell>
          <table:table-cell office:value-type="string" calcext:value-type="string">
            <text:p>Dülmen</text:p>
          </table:table-cell>
          <table:table-cell/>
          <table:table-cell office:value-type="string" calcext:value-type="string">
            <text:p>Luftqualitätsmessstelle</text:p>
          </table:table-cell>
          <table:table-cell office:value-type="string" calcext:value-type="string">
            <text:p>Feuerwehrgelände</text:p>
          </table:table-cell>
          <table:table-cell table:number-columns-repeated="3"/>
          <table:table-cell office:value-type="string" calcext:value-type="string">
            <text:p>0101000020E8640000000000005052174100000080F9E85541</text:p>
          </table:table-cell>
          <table:table-cell/>
          <table:table-cell office:value-type="float" office:value="72" calcext:value-type="float">
            <text:p>72</text:p>
          </table:table-cell>
          <table:table-cell/>
          <table:table-cell office:value-type="float" office:value="103211000" calcext:value-type="float">
            <text:p>103211000</text:p>
          </table:table-cell>
        </table:table-row>
        <table:table-row table:style-name="ro1">
          <table:table-cell office:value-type="float" office:value="2432" calcext:value-type="float">
            <text:p>2432</text:p>
          </table:table-cell>
          <table:table-cell office:value-type="string" calcext:value-type="string">
            <text:p>DULU</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DULU</text:p>
          </table:table-cell>
          <table:table-cell office:value-type="string" calcext:value-type="string">
            <text:p>Inden - Lucherberg</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C82D1341000000806F805541</text:p>
          </table:table-cell>
          <table:table-cell/>
          <table:table-cell office:value-type="float" office:value="110" calcext:value-type="float">
            <text:p>110</text:p>
          </table:table-cell>
          <table:table-cell/>
          <table:table-cell office:value-type="float" office:value="103211000" calcext:value-type="float">
            <text:p>103211000</text:p>
          </table:table-cell>
        </table:table-row>
        <table:table-row table:style-name="ro1">
          <table:table-cell office:value-type="float" office:value="2433" calcext:value-type="float">
            <text:p>2433</text:p>
          </table:table-cell>
          <table:table-cell office:value-type="string" calcext:value-type="string">
            <text:p>DUMA</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DUMA</text:p>
          </table:table-cell>
          <table:table-cell office:value-type="string" calcext:value-type="string">
            <text:p>Duisburg Diesterwegstraße</text:p>
          </table:table-cell>
          <table:table-cell/>
          <table:table-cell office:value-type="string" calcext:value-type="string">
            <text:p>Luftqualitätsmessstelle</text:p>
          </table:table-cell>
          <table:table-cell table:number-columns-repeated="3"/>
          <table:table-cell office:value-type="string" calcext:value-type="string">
            <text:p>DENW110</text:p>
          </table:table-cell>
          <table:table-cell office:value-type="string" calcext:value-type="string">
            <text:p>0101000020E86400000000000028FB14410000008053C65541</text:p>
          </table:table-cell>
          <table:table-cell office:value-type="string" calcext:value-type="string">
            <text:p>Industrie</text:p>
          </table:table-cell>
          <table:table-cell office:value-type="float" office:value="30" calcext:value-type="float">
            <text:p>30</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434" calcext:value-type="float">
            <text:p>2434</text:p>
          </table:table-cell>
          <table:table-cell office:value-type="string" calcext:value-type="string">
            <text:p>DUMP</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DUMP</text:p>
          </table:table-cell>
          <table:table-cell office:value-type="string" calcext:value-type="string">
            <text:p>Duisburg Anleger Max Prüss</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40D814410000000057C15541</text:p>
          </table:table-cell>
          <table:table-cell/>
          <table:table-cell office:value-type="float" office:value="20" calcext:value-type="float">
            <text:p>20</text:p>
          </table:table-cell>
          <table:table-cell/>
          <table:table-cell office:value-type="float" office:value="103211000" calcext:value-type="float">
            <text:p>103211000</text:p>
          </table:table-cell>
        </table:table-row>
        <table:table-row table:style-name="ro1">
          <table:table-cell office:value-type="float" office:value="2435" calcext:value-type="float">
            <text:p>2435</text:p>
          </table:table-cell>
          <table:table-cell office:value-type="string" calcext:value-type="string">
            <text:p>DUNO</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DUNO</text:p>
          </table:table-cell>
          <table:table-cell office:value-type="string" calcext:value-type="string">
            <text:p>Duisburg-Nord</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78171541000000C0BDC15541</text:p>
          </table:table-cell>
          <table:table-cell table:number-columns-repeated="3"/>
          <table:table-cell office:value-type="float" office:value="103211000" calcext:value-type="float">
            <text:p>103211000</text:p>
          </table:table-cell>
        </table:table-row>
        <table:table-row table:style-name="ro1">
          <table:table-cell office:value-type="float" office:value="2436" calcext:value-type="float">
            <text:p>2436</text:p>
          </table:table-cell>
          <table:table-cell office:value-type="string" calcext:value-type="string">
            <text:p>DUWA1</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DUWA1</text:p>
          </table:table-cell>
          <table:table-cell office:value-type="string" calcext:value-type="string">
            <text:p>Trafostation</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94E61441000000C0F4B85541</text:p>
          </table:table-cell>
          <table:table-cell office:value-type="string" calcext:value-type="string">
            <text:p>Industrie</text:p>
          </table:table-cell>
          <table:table-cell office:value-type="float" office:value="32" calcext:value-type="float">
            <text:p>32</text:p>
          </table:table-cell>
          <table:table-cell/>
          <table:table-cell office:value-type="float" office:value="103211000" calcext:value-type="float">
            <text:p>103211000</text:p>
          </table:table-cell>
        </table:table-row>
        <table:table-row table:style-name="ro1">
          <table:table-cell office:value-type="float" office:value="2437" calcext:value-type="float">
            <text:p>2437</text:p>
          </table:table-cell>
          <table:table-cell office:value-type="string" calcext:value-type="string">
            <text:p>DUWA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DUWA2</text:p>
          </table:table-cell>
          <table:table-cell office:value-type="string" calcext:value-type="string">
            <text:p>KGA Biegerhof</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B0F4144100000080D2B85541</text:p>
          </table:table-cell>
          <table:table-cell office:value-type="string" calcext:value-type="string">
            <text:p>Industrie</text:p>
          </table:table-cell>
          <table:table-cell table:number-columns-repeated="2"/>
          <table:table-cell office:value-type="float" office:value="103211000" calcext:value-type="float">
            <text:p>103211000</text:p>
          </table:table-cell>
        </table:table-row>
        <table:table-row table:style-name="ro1">
          <table:table-cell office:value-type="float" office:value="2438" calcext:value-type="float">
            <text:p>2438</text:p>
          </table:table-cell>
          <table:table-cell office:value-type="string" calcext:value-type="string">
            <text:p>DUWA3</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DUWA3</text:p>
          </table:table-cell>
          <table:table-cell office:value-type="string" calcext:value-type="string">
            <text:p>Duisburg-Trafostation</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94E61441000000C0F4B85541</text:p>
          </table:table-cell>
          <table:table-cell office:value-type="string" calcext:value-type="string">
            <text:p>Industrie</text:p>
          </table:table-cell>
          <table:table-cell table:number-columns-repeated="2"/>
          <table:table-cell office:value-type="float" office:value="103211000" calcext:value-type="float">
            <text:p>103211000</text:p>
          </table:table-cell>
        </table:table-row>
        <table:table-row table:style-name="ro1">
          <table:table-cell office:value-type="float" office:value="2439" calcext:value-type="float">
            <text:p>2439</text:p>
          </table:table-cell>
          <table:table-cell office:value-type="string" calcext:value-type="string">
            <text:p>DUWA4</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DUWA4</text:p>
          </table:table-cell>
          <table:table-cell office:value-type="string" calcext:value-type="string">
            <text:p>Duisburg-Kläranlage</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44E61441000000806CB85541</text:p>
          </table:table-cell>
          <table:table-cell table:number-columns-repeated="3"/>
          <table:table-cell office:value-type="float" office:value="103211000" calcext:value-type="float">
            <text:p>103211000</text:p>
          </table:table-cell>
        </table:table-row>
        <table:table-row table:style-name="ro1">
          <table:table-cell office:value-type="float" office:value="2440" calcext:value-type="float">
            <text:p>2440</text:p>
          </table:table-cell>
          <table:table-cell office:value-type="string" calcext:value-type="string">
            <text:p>DUWA5</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DUWA5</text:p>
          </table:table-cell>
          <table:table-cell office:value-type="string" calcext:value-type="string">
            <text:p>Duisburg-Süd, Kleingartenalage Biegerhof</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B0F41441000000C0D2B85541</text:p>
          </table:table-cell>
          <table:table-cell table:number-columns-repeated="3"/>
          <table:table-cell office:value-type="float" office:value="103211000" calcext:value-type="float">
            <text:p>103211000</text:p>
          </table:table-cell>
        </table:table-row>
        <table:table-row table:style-name="ro1">
          <table:table-cell office:value-type="float" office:value="2273" calcext:value-type="float">
            <text:p>2273</text:p>
          </table:table-cell>
          <table:table-cell office:value-type="string" calcext:value-type="string">
            <text:p>DWER</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0557" calcext:value-type="float">
            <text:p>40557</text:p>
          </table:table-cell>
          <table:table-cell office:value-type="string" calcext:value-type="string">
            <text:p>DWER</text:p>
          </table:table-cell>
          <table:table-cell office:value-type="string" calcext:value-type="string">
            <text:p>Düsseldorf-Eller</text:p>
          </table:table-cell>
          <table:table-cell/>
          <table:table-cell office:value-type="string" calcext:value-type="string">
            <text:p>Luftqualitätsmessstelle</text:p>
          </table:table-cell>
          <table:table-cell office:value-type="string" calcext:value-type="string">
            <text:p>Die Station steht auf einer Wiese in einem eng bebauten Wohngebiet. Das direkte Umfeld besteht aus Wohnbebauung und dem Abstellbahnhof Düsseldorf Wersten. Der Abstellbahnhof liegt ca. 25 m westlich der Station. Die BAB A 46 verläuft ca. 1 km südlich in Ost-West-Richtung. Die Bahntrasse Düsseldorf Hbf. ? Wuppertal verläuft ca. 600 m nördlich in Ost-West-Richtung.</text:p>
          </table:table-cell>
          <table:table-cell table:number-columns-repeated="2"/>
          <table:table-cell office:value-type="string" calcext:value-type="string">
            <text:p>DENW397</text:p>
          </table:table-cell>
          <table:table-cell office:value-type="string" calcext:value-type="string">
            <text:p>0101000020E864000000000000083615410000004078A55541</text:p>
          </table:table-cell>
          <table:table-cell office:value-type="string" calcext:value-type="string">
            <text:p>Hintergrund</text:p>
          </table:table-cell>
          <table:table-cell office:value-type="float" office:value="43" calcext:value-type="float">
            <text:p>43</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441" calcext:value-type="float">
            <text:p>2441</text:p>
          </table:table-cell>
          <table:table-cell office:value-type="string" calcext:value-type="string">
            <text:p>EGG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EGGE</text:p>
          </table:table-cell>
          <table:table-cell office:value-type="string" calcext:value-type="string">
            <text:p>Eggegebirge (Veldrom)</text:p>
          </table:table-cell>
          <table:table-cell/>
          <table:table-cell office:value-type="string" calcext:value-type="string">
            <text:p>Luftqualitätsmessstelle</text:p>
          </table:table-cell>
          <table:table-cell office:value-type="string" calcext:value-type="string">
            <text:p>Die Station steht etwa 1 km östlich, der durch die Ortschaft Veldrom verlaufenen Landstraße L826, an einem abgeholzten Westhang des Paderborner Staatsforstes. Auf der bewaldeten Bergkuppe, etwa 100 m von der Station entfernt, verläuft eine Zufahrtstraße. Ca. 1,5 km östlich befindet sich ein Spanplattenwerk. Das Stationsumfeld ist ländlicher Struktur. Ca. 1,5km östlich befindet sich ein Spanplattenwerk.</text:p>
          </table:table-cell>
          <table:table-cell table:number-columns-repeated="2"/>
          <table:table-cell office:value-type="string" calcext:value-type="string">
            <text:p>DENW063</text:p>
          </table:table-cell>
          <table:table-cell office:value-type="string" calcext:value-type="string">
            <text:p>0101000020E864000000000000484F1E4100000040A7E75541</text:p>
          </table:table-cell>
          <table:table-cell office:value-type="string" calcext:value-type="string">
            <text:p>Hintergrund</text:p>
          </table:table-cell>
          <table:table-cell office:value-type="float" office:value="430" calcext:value-type="float">
            <text:p>430</text:p>
          </table:table-cell>
          <table:table-cell office:value-type="string" calcext:value-type="string">
            <text:p>ländlich regional</text:p>
          </table:table-cell>
          <table:table-cell office:value-type="float" office:value="103211000" calcext:value-type="float">
            <text:p>103211000</text:p>
          </table:table-cell>
        </table:table-row>
        <table:table-row table:style-name="ro1">
          <table:table-cell office:value-type="float" office:value="2442" calcext:value-type="float">
            <text:p>2442</text:p>
          </table:table-cell>
          <table:table-cell office:value-type="string" calcext:value-type="string">
            <text:p>EHA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EHAS</text:p>
          </table:table-cell>
          <table:table-cell office:value-type="string" calcext:value-type="string">
            <text:p>Essen Hafenstraße</text:p>
          </table:table-cell>
          <table:table-cell/>
          <table:table-cell office:value-type="string" calcext:value-type="string">
            <text:p>Luftqualitätsmessstelle</text:p>
          </table:table-cell>
          <table:table-cell table:number-columns-repeated="3"/>
          <table:table-cell office:value-type="string" calcext:value-type="string">
            <text:p>DENW276</text:p>
          </table:table-cell>
          <table:table-cell office:value-type="string" calcext:value-type="string">
            <text:p>0101000020E864000000000000E4F515410000008076C45541</text:p>
          </table:table-cell>
          <table:table-cell office:value-type="string" calcext:value-type="string">
            <text:p>Verkehr</text:p>
          </table:table-cell>
          <table:table-cell office:value-type="float" office:value="35" calcext:value-type="float">
            <text:p>35</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443" calcext:value-type="float">
            <text:p>2443</text:p>
          </table:table-cell>
          <table:table-cell office:value-type="string" calcext:value-type="string">
            <text:p>EINB</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EINB</text:p>
          </table:table-cell>
          <table:table-cell office:value-type="string" calcext:value-type="string">
            <text:p>Einbrungen</text:p>
          </table:table-cell>
          <table:table-cell/>
          <table:table-cell office:value-type="string" calcext:value-type="string">
            <text:p>Luftqualitätsmessstelle</text:p>
          </table:table-cell>
          <table:table-cell office:value-type="string" calcext:value-type="string">
            <text:p>Die Station steht ca. 3,5 km nordwestlich des Düsseldorfer Flughafens Lohausen an einer Straßenkreuzung der B8. Westlich der B8 ist das Gebiet reine Wohnbebauung. Das gesamte Umfeld - abgesehen von der Wohn-bebauung - besteht in erster Linie aus Feldern und Ackerland. Erste nennenswerte Emittenten sind die Stahlwerke in Duisburg-Hüttenheim ca. 5 km nördlich. Das Gelände ist flach und eben, die Station frei anströmbar. <text:s/>Messung im Zuge der Neukonzeption LUQS2000 eingestellt</text:p>
          </table:table-cell>
          <table:table-cell table:number-columns-repeated="2"/>
          <table:table-cell office:value-type="string" calcext:value-type="string">
            <text:p>DENW044</text:p>
          </table:table-cell>
          <table:table-cell office:value-type="string" calcext:value-type="string">
            <text:p>0101000020E864000000000000ECEB1441000000C050B25541</text:p>
          </table:table-cell>
          <table:table-cell office:value-type="string" calcext:value-type="string">
            <text:p>Hintergrund</text:p>
          </table:table-cell>
          <table:table-cell office:value-type="float" office:value="33" calcext:value-type="float">
            <text:p>33</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444" calcext:value-type="float">
            <text:p>2444</text:p>
          </table:table-cell>
          <table:table-cell office:value-type="string" calcext:value-type="string">
            <text:p>EITO</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EITO</text:p>
          </table:table-cell>
          <table:table-cell office:value-type="string" calcext:value-type="string">
            <text:p>Eitorf</text:p>
          </table:table-cell>
          <table:table-cell/>
          <table:table-cell office:value-type="string" calcext:value-type="string">
            <text:p>Luftqualitätsmessstelle</text:p>
          </table:table-cell>
          <table:table-cell office:value-type="string" calcext:value-type="string">
            <text:p>Die Station steht am östlichen Rand der Ortschaft auf dem Parkplatz der Tennishallen. Der Ort liegt in einem Tal, das nur durch eine Eisenbahnlinie und einer stark befahrenen Landstraße von West nach Ost durchtrennt ist. Diese Landstraße verläuft ca. 250 m südlich an der Station vorbei. Ein großes Gewerbe- und Industriegebiet befindet sich ca. 1-2 km östlich der Station. An weiteren Emittenten sind eine Baustoffirma ca. 500 m sowie eine Garnspinnerei, Lackfabrik und Arzneimittelfabrik ca. 1 km westlich der Station zu nennen.</text:p>
          </table:table-cell>
          <table:table-cell table:number-columns-repeated="3"/>
          <table:table-cell office:value-type="string" calcext:value-type="string">
            <text:p>0101000020E86400000000000044D617410000004019765541</text:p>
          </table:table-cell>
          <table:table-cell/>
          <table:table-cell office:value-type="float" office:value="85" calcext:value-type="float">
            <text:p>85</text:p>
          </table:table-cell>
          <table:table-cell/>
          <table:table-cell office:value-type="float" office:value="103211000" calcext:value-type="float">
            <text:p>103211000</text:p>
          </table:table-cell>
        </table:table-row>
        <table:table-row table:style-name="ro1">
          <table:table-cell office:value-type="float" office:value="2445" calcext:value-type="float">
            <text:p>2445</text:p>
          </table:table-cell>
          <table:table-cell office:value-type="string" calcext:value-type="string">
            <text:p>EKAR</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EKAR</text:p>
          </table:table-cell>
          <table:table-cell office:value-type="string" calcext:value-type="string">
            <text:p>Essen - Karnap</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40161641000000404BC75541</text:p>
          </table:table-cell>
          <table:table-cell/>
          <table:table-cell office:value-type="float" office:value="40" calcext:value-type="float">
            <text:p>40</text:p>
          </table:table-cell>
          <table:table-cell/>
          <table:table-cell office:value-type="float" office:value="103211000" calcext:value-type="float">
            <text:p>103211000</text:p>
          </table:table-cell>
        </table:table-row>
        <table:table-row table:style-name="ro1">
          <table:table-cell office:value-type="float" office:value="2446" calcext:value-type="float">
            <text:p>2446</text:p>
          </table:table-cell>
          <table:table-cell office:value-type="string" calcext:value-type="string">
            <text:p>EKR1</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EKR1</text:p>
          </table:table-cell>
          <table:table-cell office:value-type="string" calcext:value-type="string">
            <text:p>E-Kray Station 1 alt KGA Bonifacius</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885C16410000004019C25541</text:p>
          </table:table-cell>
          <table:table-cell office:value-type="string" calcext:value-type="string">
            <text:p>Industrie</text:p>
          </table:table-cell>
          <table:table-cell table:number-columns-repeated="2"/>
          <table:table-cell office:value-type="float" office:value="103211000" calcext:value-type="float">
            <text:p>103211000</text:p>
          </table:table-cell>
        </table:table-row>
        <table:table-row table:style-name="ro1">
          <table:table-cell office:value-type="float" office:value="2447" calcext:value-type="float">
            <text:p>2447</text:p>
          </table:table-cell>
          <table:table-cell office:value-type="string" calcext:value-type="string">
            <text:p>EKR1a</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EKR1a</text:p>
          </table:table-cell>
          <table:table-cell office:value-type="string" calcext:value-type="string">
            <text:p>E-Kray Station 1 neu Kruckenkamp</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40601641000000C02AC25541</text:p>
          </table:table-cell>
          <table:table-cell table:number-columns-repeated="3"/>
          <table:table-cell office:value-type="float" office:value="103211000" calcext:value-type="float">
            <text:p>103211000</text:p>
          </table:table-cell>
        </table:table-row>
        <table:table-row table:style-name="ro1">
          <table:table-cell office:value-type="float" office:value="2448" calcext:value-type="float">
            <text:p>2448</text:p>
          </table:table-cell>
          <table:table-cell office:value-type="string" calcext:value-type="string">
            <text:p>EKR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EKR2</text:p>
          </table:table-cell>
          <table:table-cell office:value-type="string" calcext:value-type="string">
            <text:p>E-Kray Station 2 Fichtelstraße</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F8661641000000C0FBC25541</text:p>
          </table:table-cell>
          <table:table-cell table:number-columns-repeated="3"/>
          <table:table-cell office:value-type="float" office:value="103211000" calcext:value-type="float">
            <text:p>103211000</text:p>
          </table:table-cell>
        </table:table-row>
        <table:table-row table:style-name="ro1">
          <table:table-cell office:value-type="float" office:value="2449" calcext:value-type="float">
            <text:p>2449</text:p>
          </table:table-cell>
          <table:table-cell office:value-type="string" calcext:value-type="string">
            <text:p>EKR3</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EKR3</text:p>
          </table:table-cell>
          <table:table-cell office:value-type="string" calcext:value-type="string">
            <text:p>E-Kray Station 3 Bühmel</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D069164100000040A6C25541</text:p>
          </table:table-cell>
          <table:table-cell office:value-type="string" calcext:value-type="string">
            <text:p>Industrie</text:p>
          </table:table-cell>
          <table:table-cell table:number-columns-repeated="2"/>
          <table:table-cell office:value-type="float" office:value="103211000" calcext:value-type="float">
            <text:p>103211000</text:p>
          </table:table-cell>
        </table:table-row>
        <table:table-row table:style-name="ro1">
          <table:table-cell office:value-type="float" office:value="2450" calcext:value-type="float">
            <text:p>2450</text:p>
          </table:table-cell>
          <table:table-cell office:value-type="string" calcext:value-type="string">
            <text:p>EKRA</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EKRA</text:p>
          </table:table-cell>
          <table:table-cell office:value-type="string" calcext:value-type="string">
            <text:p>Essen Krayer Straße 94</text:p>
          </table:table-cell>
          <table:table-cell/>
          <table:table-cell office:value-type="string" calcext:value-type="string">
            <text:p>Luftqualitätsmessstelle</text:p>
          </table:table-cell>
          <table:table-cell table:number-columns-repeated="3"/>
          <table:table-cell office:value-type="string" calcext:value-type="string">
            <text:p>DENW160</text:p>
          </table:table-cell>
          <table:table-cell office:value-type="string" calcext:value-type="string">
            <text:p>0101000020E864000000000000C05D164100000080B4C05541</text:p>
          </table:table-cell>
          <table:table-cell office:value-type="string" calcext:value-type="string">
            <text:p>Verkehr</text:p>
          </table:table-cell>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275" calcext:value-type="float">
            <text:p>2275</text:p>
          </table:table-cell>
          <table:table-cell office:value-type="string" calcext:value-type="string">
            <text:p>EKRU1</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0557" calcext:value-type="float">
            <text:p>40557</text:p>
          </table:table-cell>
          <table:table-cell office:value-type="string" calcext:value-type="string">
            <text:p>EKRU1</text:p>
          </table:table-cell>
          <table:table-cell office:value-type="string" calcext:value-type="string">
            <text:p>Essen Kruppstraße 94-96</text:p>
          </table:table-cell>
          <table:table-cell/>
          <table:table-cell office:value-type="string" calcext:value-type="string">
            <text:p>Luftqualitätsmessstelle</text:p>
          </table:table-cell>
          <table:table-cell office:value-type="string" calcext:value-type="string">
            <text:p>Die Passivsammler hängen an Laterne Nr. 20 vor dem ETEC-Gebäude hinter der Lärmschutzwand zur A40. Im Bereich des Messortes ist die A40 in Fahrtrichtung dreispurig und die gegenüberliegende Straßenseite zweispurig. Die Ausfahrt E-Holsterhausen befindet sich in Fahrtrichtung 239 m vom Messort entfernt. In der Straßenmitte befindet sich die U-Bahn-Haltestelle Savignystraße.</text:p>
          </table:table-cell>
          <table:table-cell table:number-columns-repeated="2"/>
          <table:table-cell office:value-type="string" calcext:value-type="string">
            <text:p>DENW398</text:p>
          </table:table-cell>
          <table:table-cell office:value-type="string" calcext:value-type="string">
            <text:p>0101000020E864000000000000DC02164100000040BBBF5541</text:p>
          </table:table-cell>
          <table:table-cell office:value-type="string" calcext:value-type="string">
            <text:p>Verkehr</text:p>
          </table:table-cell>
          <table:table-cell office:value-type="float" office:value="95" calcext:value-type="float">
            <text:p>95</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276" calcext:value-type="float">
            <text:p>2276</text:p>
          </table:table-cell>
          <table:table-cell office:value-type="string" calcext:value-type="string">
            <text:p>EKRU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0557" calcext:value-type="float">
            <text:p>40557</text:p>
          </table:table-cell>
          <table:table-cell office:value-type="string" calcext:value-type="string">
            <text:p>EKRU2</text:p>
          </table:table-cell>
          <table:table-cell office:value-type="string" calcext:value-type="string">
            <text:p>Essen Kruppstraße 117</text:p>
          </table:table-cell>
          <table:table-cell/>
          <table:table-cell office:value-type="string" calcext:value-type="string">
            <text:p>Luftqualitätsmessstelle</text:p>
          </table:table-cell>
          <table:table-cell office:value-type="string" calcext:value-type="string">
            <text:p>Die Passivsammler hängen an Laterne Nr. 15 vor Haus-Nr. 117 hinter der Lärmschutzwand zur A40. Bei der Kruppstraße handelt es sich im Bereich des Messortes um eine von der Savignystraße aus befahrbare Anwohnerstraße. Im Bereich des Messortes ist die A40 in Fahrtrichtung zweispurig und die gegenüberliegende Straßenseite dreispurig. In der Straßenmitte befindet sich die U-Bahn-Haltestelle Savignystraße.</text:p>
          </table:table-cell>
          <table:table-cell table:number-columns-repeated="2"/>
          <table:table-cell office:value-type="string" calcext:value-type="string">
            <text:p>DENW399</text:p>
          </table:table-cell>
          <table:table-cell office:value-type="string" calcext:value-type="string">
            <text:p>0101000020E864000000000000B4021641000000C0B0BF5541</text:p>
          </table:table-cell>
          <table:table-cell office:value-type="string" calcext:value-type="string">
            <text:p>Verkehr</text:p>
          </table:table-cell>
          <table:table-cell office:value-type="float" office:value="95" calcext:value-type="float">
            <text:p>95</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451" calcext:value-type="float">
            <text:p>2451</text:p>
          </table:table-cell>
          <table:table-cell office:value-type="string" calcext:value-type="string">
            <text:p>EKRY</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EKRY</text:p>
          </table:table-cell>
          <table:table-cell office:value-type="string" calcext:value-type="string">
            <text:p>Essen-Kray</text:p>
          </table:table-cell>
          <table:table-cell/>
          <table:table-cell office:value-type="string" calcext:value-type="string">
            <text:p>Luftqualitätsmessstelle</text:p>
          </table:table-cell>
          <table:table-cell office:value-type="string" calcext:value-type="string">
            <text:p>Die Station steht im Norden des östlich gelegenen Stadtteils Essen innerhalb einer Wohnsiedlung auf einem Ascheparkplatz. Um die Wohnsiedlung herum befinden sich mehrere Entsorgungsbetriebe mit Shredderanlagen. (Fa. Richter ca.150m südöstlich und 700m nordöstlich und die Fa. CBR-Deutschland ca.200m westlich) Die Autobahn A40 verläuft ca. 550m südlich der Station. Es handelt sich um eine Wiederholungsmessung aus dem Jahr 2003. Der alte, nicht mehr mögliche Standort lag <text:s/>ca.200m nordöstlich.</text:p>
          </table:table-cell>
          <table:table-cell table:number-columns-repeated="2"/>
          <table:table-cell office:value-type="string" calcext:value-type="string">
            <text:p>DENW226</text:p>
          </table:table-cell>
          <table:table-cell office:value-type="string" calcext:value-type="string">
            <text:p>0101000020E864000000000000205D1641000000C02BC25541</text:p>
          </table:table-cell>
          <table:table-cell/>
          <table:table-cell office:value-type="float" office:value="74" calcext:value-type="float">
            <text:p>74</text:p>
          </table:table-cell>
          <table:table-cell/>
          <table:table-cell office:value-type="float" office:value="103211000" calcext:value-type="float">
            <text:p>103211000</text:p>
          </table:table-cell>
        </table:table-row>
        <table:table-row table:style-name="ro1">
          <table:table-cell office:value-type="float" office:value="2452" calcext:value-type="float">
            <text:p>2452</text:p>
          </table:table-cell>
          <table:table-cell office:value-type="string" calcext:value-type="string">
            <text:p>ELMP</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ELMP</text:p>
          </table:table-cell>
          <table:table-cell office:value-type="string" calcext:value-type="string">
            <text:p>Elmpt - Niederkrüchten</text:p>
          </table:table-cell>
          <table:table-cell/>
          <table:table-cell office:value-type="string" calcext:value-type="string">
            <text:p>Luftqualitätsmessstelle</text:p>
          </table:table-cell>
          <table:table-cell office:value-type="string" calcext:value-type="string">
            <text:p>Wegkreuzung zwischen Feldern</text:p>
          </table:table-cell>
          <table:table-cell table:number-columns-repeated="3"/>
          <table:table-cell office:value-type="string" calcext:value-type="string">
            <text:p>0101000020E864000000000000CC8712410000000048A75541</text:p>
          </table:table-cell>
          <table:table-cell/>
          <table:table-cell office:value-type="float" office:value="65" calcext:value-type="float">
            <text:p>65</text:p>
          </table:table-cell>
          <table:table-cell/>
          <table:table-cell office:value-type="float" office:value="103211000" calcext:value-type="float">
            <text:p>103211000</text:p>
          </table:table-cell>
        </table:table-row>
        <table:table-row table:style-name="ro1">
          <table:table-cell office:value-type="float" office:value="2453" calcext:value-type="float">
            <text:p>2453</text:p>
          </table:table-cell>
          <table:table-cell office:value-type="string" calcext:value-type="string">
            <text:p>ELSA</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ELSA</text:p>
          </table:table-cell>
          <table:table-cell office:value-type="string" calcext:value-type="string">
            <text:p>Elsdorf-Angelsdorf</text:p>
          </table:table-cell>
          <table:table-cell/>
          <table:table-cell office:value-type="string" calcext:value-type="string">
            <text:p>Luftqualitätsmessstelle</text:p>
          </table:table-cell>
          <table:table-cell office:value-type="string" calcext:value-type="string">
            <text:p>Die Station steht am südlichen Rand von Elsdorf an einer gering befahrenen Orteingangs-straße. Der Hambacher Tagebau (Braunkohleabbau) beginnt ca.400m südwestlich der Station. Der Ort selbst ist ländlicher Struktur mit umliegenden Feldern und Wiesen. Zu erwähnen ist noch die Zuckerfabrik Pfeifer und Langen ca.1km südöstlich zur Station. Die BAB61 verläuft ca.1,5Km nordöstlich an der Station vorbei.</text:p>
          </table:table-cell>
          <table:table-cell table:number-columns-repeated="2"/>
          <table:table-cell office:value-type="string" calcext:value-type="string">
            <text:p>DENW143</text:p>
          </table:table-cell>
          <table:table-cell office:value-type="string" calcext:value-type="string">
            <text:p>0101000020E864000000000000D4031441000000C03C895541</text:p>
          </table:table-cell>
          <table:table-cell office:value-type="string" calcext:value-type="string">
            <text:p>Industrie</text:p>
          </table:table-cell>
          <table:table-cell office:value-type="float" office:value="83" calcext:value-type="float">
            <text:p>83</text:p>
          </table:table-cell>
          <table:table-cell office:value-type="string" calcext:value-type="string">
            <text:p>ländliches Gebiet</text:p>
          </table:table-cell>
          <table:table-cell office:value-type="float" office:value="103211000" calcext:value-type="float">
            <text:p>103211000</text:p>
          </table:table-cell>
        </table:table-row>
        <table:table-row table:style-name="ro1">
          <table:table-cell office:value-type="float" office:value="2454" calcext:value-type="float">
            <text:p>2454</text:p>
          </table:table-cell>
          <table:table-cell office:value-type="string" calcext:value-type="string">
            <text:p>ELSD</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ELSD</text:p>
          </table:table-cell>
          <table:table-cell office:value-type="string" calcext:value-type="string">
            <text:p>Elsdorf</text:p>
          </table:table-cell>
          <table:table-cell/>
          <table:table-cell office:value-type="string" calcext:value-type="string">
            <text:p>Luftqualitätsmessstelle</text:p>
          </table:table-cell>
          <table:table-cell office:value-type="string" calcext:value-type="string">
            <text:p>Kläranlage am Finkelbach</text:p>
          </table:table-cell>
          <table:table-cell table:number-columns-repeated="3"/>
          <table:table-cell office:value-type="string" calcext:value-type="string">
            <text:p>0101000020E864000000000000280F144100000080CF8C5541</text:p>
          </table:table-cell>
          <table:table-cell/>
          <table:table-cell office:value-type="float" office:value="70" calcext:value-type="float">
            <text:p>70</text:p>
          </table:table-cell>
          <table:table-cell/>
          <table:table-cell office:value-type="float" office:value="103211000" calcext:value-type="float">
            <text:p>103211000</text:p>
          </table:table-cell>
        </table:table-row>
        <table:table-row table:style-name="ro1">
          <table:table-cell office:value-type="float" office:value="2455" calcext:value-type="float">
            <text:p>2455</text:p>
          </table:table-cell>
          <table:table-cell office:value-type="string" calcext:value-type="string">
            <text:p>ENGR</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ENGR</text:p>
          </table:table-cell>
          <table:table-cell office:value-type="string" calcext:value-type="string">
            <text:p>Enger</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74AC1C41000000803D095641</text:p>
          </table:table-cell>
          <table:table-cell/>
          <table:table-cell office:value-type="float" office:value="90" calcext:value-type="float">
            <text:p>90</text:p>
          </table:table-cell>
          <table:table-cell/>
          <table:table-cell office:value-type="float" office:value="103211000" calcext:value-type="float">
            <text:p>103211000</text:p>
          </table:table-cell>
        </table:table-row>
        <table:table-row table:style-name="ro1">
          <table:table-cell office:value-type="float" office:value="2456" calcext:value-type="float">
            <text:p>2456</text:p>
          </table:table-cell>
          <table:table-cell office:value-type="string" calcext:value-type="string">
            <text:p>ENNI</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ENNI</text:p>
          </table:table-cell>
          <table:table-cell office:value-type="string" calcext:value-type="string">
            <text:p>Ennigerloh</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94701A41000000C01DEC5541</text:p>
          </table:table-cell>
          <table:table-cell/>
          <table:table-cell office:value-type="float" office:value="90" calcext:value-type="float">
            <text:p>90</text:p>
          </table:table-cell>
          <table:table-cell/>
          <table:table-cell office:value-type="float" office:value="103211000" calcext:value-type="float">
            <text:p>103211000</text:p>
          </table:table-cell>
        </table:table-row>
        <table:table-row table:style-name="ro1">
          <table:table-cell office:value-type="float" office:value="2457" calcext:value-type="float">
            <text:p>2457</text:p>
          </table:table-cell>
          <table:table-cell office:value-type="string" calcext:value-type="string">
            <text:p>ERHO</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ERHO</text:p>
          </table:table-cell>
          <table:table-cell office:value-type="string" calcext:value-type="string">
            <text:p>Erkelenz-Holzweiler</text:p>
          </table:table-cell>
          <table:table-cell/>
          <table:table-cell office:value-type="string" calcext:value-type="string">
            <text:p>Luftqualitätsmessstelle</text:p>
          </table:table-cell>
          <table:table-cell office:value-type="string" calcext:value-type="string">
            <text:p>Die Station steht am westlichen Rand von Holzweiler an einer unbelebten Nebenstraße. Nach Erkelenz selbst ist es ca. 7 km in nordwestlicher Richtung. Grund der Messung ist ein Sondermüllzwischenlager der Firma Schönmackers, das ca. 200 m südwestlich zur Station steht. Hier werden unter anderem alte Lackdosen und chemische Behälter geschreddert. Das gesamte Umfeld Holzweilers ist ländlicher Struktur. Zu beachten wären eventuelle Verkehrsimmissionen von den Autobahnen A44/A61, die sich von Nord nach Süd im Abstand von 3-4 km um die Station schlängeln. Die Station ist frei anströmbar.</text:p>
          </table:table-cell>
          <table:table-cell table:number-columns-repeated="3"/>
          <table:table-cell office:value-type="string" calcext:value-type="string">
            <text:p>0101000020E8640000000000004C621341000000404B945541</text:p>
          </table:table-cell>
          <table:table-cell/>
          <table:table-cell office:value-type="float" office:value="99" calcext:value-type="float">
            <text:p>99</text:p>
          </table:table-cell>
          <table:table-cell/>
          <table:table-cell office:value-type="float" office:value="103211000" calcext:value-type="float">
            <text:p>103211000</text:p>
          </table:table-cell>
        </table:table-row>
        <table:table-row table:style-name="ro1">
          <table:table-cell office:value-type="float" office:value="2458" calcext:value-type="float">
            <text:p>2458</text:p>
          </table:table-cell>
          <table:table-cell office:value-type="string" calcext:value-type="string">
            <text:p>ERKB</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ERKB</text:p>
          </table:table-cell>
          <table:table-cell office:value-type="string" calcext:value-type="string">
            <text:p>Erkelenz - Borschemich</text:p>
          </table:table-cell>
          <table:table-cell/>
          <table:table-cell office:value-type="string" calcext:value-type="string">
            <text:p>Luftqualitätsmessstelle</text:p>
          </table:table-cell>
          <table:table-cell office:value-type="string" calcext:value-type="string">
            <text:p>Die Station steht ca. 9 km östlich von Erkelenz im Vorort Borschemich an der Einfahrt zum Feuerwehrhaus. Eingerahmt ist der Vorort von den Autobahnen A46 (ca. 2 km nördlich), A44 (Ca. 2,8 km ostlich), A61 (Ca. 750 m westlich) mit ihren Kreuzen Wanlo (ca. 2 km nördlich), Holz (ca. 3 km nordöstlich) und Jackerath (ca. 5 km südöstlich). Das gesamte Umfeld ist ländlicher Struktur (Felder und Ackerland). Der Braunkohletageabbau Garzweiler liegt ca. 6 km östlich der Station. Die Station ist frei anströmbar.</text:p>
          </table:table-cell>
          <table:table-cell table:number-columns-repeated="3"/>
          <table:table-cell office:value-type="string" calcext:value-type="string">
            <text:p>0101000020E864000000000000D08C13410000008018995541</text:p>
          </table:table-cell>
          <table:table-cell/>
          <table:table-cell office:value-type="float" office:value="78" calcext:value-type="float">
            <text:p>78</text:p>
          </table:table-cell>
          <table:table-cell/>
          <table:table-cell office:value-type="float" office:value="103211000" calcext:value-type="float">
            <text:p>103211000</text:p>
          </table:table-cell>
        </table:table-row>
        <table:table-row table:style-name="ro1">
          <table:table-cell office:value-type="float" office:value="2459" calcext:value-type="float">
            <text:p>2459</text:p>
          </table:table-cell>
          <table:table-cell office:value-type="string" calcext:value-type="string">
            <text:p>ERWT</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ERWT</text:p>
          </table:table-cell>
          <table:table-cell office:value-type="string" calcext:value-type="string">
            <text:p>Erwitte</text:p>
          </table:table-cell>
          <table:table-cell/>
          <table:table-cell office:value-type="string" calcext:value-type="string">
            <text:p>Luftqualitätsmessstelle</text:p>
          </table:table-cell>
          <table:table-cell office:value-type="string" calcext:value-type="string">
            <text:p>Alte Kennung ERWI</text:p>
          </table:table-cell>
          <table:table-cell table:number-columns-repeated="3"/>
          <table:table-cell office:value-type="string" calcext:value-type="string">
            <text:p>0101000020E864000000000000B8C51B41000000C087D05541</text:p>
          </table:table-cell>
          <table:table-cell/>
          <table:table-cell office:value-type="float" office:value="105" calcext:value-type="float">
            <text:p>105</text:p>
          </table:table-cell>
          <table:table-cell/>
          <table:table-cell office:value-type="float" office:value="103211000" calcext:value-type="float">
            <text:p>103211000</text:p>
          </table:table-cell>
        </table:table-row>
        <table:table-row table:style-name="ro1">
          <table:table-cell office:value-type="float" office:value="2460" calcext:value-type="float">
            <text:p>2460</text:p>
          </table:table-cell>
          <table:table-cell office:value-type="string" calcext:value-type="string">
            <text:p>ES40</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ES40</text:p>
          </table:table-cell>
          <table:table-cell office:value-type="string" calcext:value-type="string">
            <text:p>Essen - Stadtmitte</text:p>
          </table:table-cell>
          <table:table-cell/>
          <table:table-cell office:value-type="string" calcext:value-type="string">
            <text:p>Luftqualitätsmessstelle</text:p>
          </table:table-cell>
          <table:table-cell office:value-type="string" calcext:value-type="string">
            <text:p>Pilotmessung für 40 Abs. 2 BImSchG (23. BImSchV) mit Messungen in 1,5 und 3,5 m Höhe.</text:p>
          </table:table-cell>
          <table:table-cell table:number-columns-repeated="3"/>
          <table:table-cell office:value-type="string" calcext:value-type="string">
            <text:p>0101000020E864000000000000AC1016410000000078C05541</text:p>
          </table:table-cell>
          <table:table-cell/>
          <table:table-cell office:value-type="float" office:value="85" calcext:value-type="float">
            <text:p>85</text:p>
          </table:table-cell>
          <table:table-cell/>
          <table:table-cell office:value-type="float" office:value="103211000" calcext:value-type="float">
            <text:p>103211000</text:p>
          </table:table-cell>
        </table:table-row>
        <table:table-row table:style-name="ro1">
          <table:table-cell office:value-type="float" office:value="2461" calcext:value-type="float">
            <text:p>2461</text:p>
          </table:table-cell>
          <table:table-cell office:value-type="string" calcext:value-type="string">
            <text:p>ESCH</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ESCH</text:p>
          </table:table-cell>
          <table:table-cell office:value-type="string" calcext:value-type="string">
            <text:p>Eschweiler</text:p>
          </table:table-cell>
          <table:table-cell/>
          <table:table-cell office:value-type="string" calcext:value-type="string">
            <text:p>Luftqualitätsmessstelle</text:p>
          </table:table-cell>
          <table:table-cell office:value-type="string" calcext:value-type="string">
            <text:p>Die Station steht im Zentrum von Eschweiler auf dem Parkstreifen vor der Realschule Patternhof. Das gesamte Umfeld besteht aus Wohnbebauung, durchsetzt von mittelständigen, metallverarbeitenden Betrieben. Ein Gußwerk steht ca. 1,5 km südwestlich zur Station. <text:s/>Unmittelbar (ca. 20 m westlich der Station) befindet sich eine Stahlbaufirma. Die Industrieanlagen der Firma Rhein-Braun befinden sich ca. 2 km noröstlich. Dahinter erstreckt sich (Entfernung ca. 4 km) das Kraftwerk Weisweiler. Der Braunkohle Tagebau Inden verläuft ca. 6 km nördlich der Station. Fahrzeugimmissionen sind von der stark befahrenen Autobahn A4 Köln/Aachen zu erwarten (Entfernung ca. 1,2 km nördlich). Die Station ist frei anströmbar</text:p>
          </table:table-cell>
          <table:table-cell table:number-columns-repeated="3"/>
          <table:table-cell office:value-type="string" calcext:value-type="string">
            <text:p>0101000020E86400000000000098CC1241000000C0F77C5541</text:p>
          </table:table-cell>
          <table:table-cell/>
          <table:table-cell office:value-type="float" office:value="130" calcext:value-type="float">
            <text:p>130</text:p>
          </table:table-cell>
          <table:table-cell/>
          <table:table-cell office:value-type="float" office:value="103211000" calcext:value-type="float">
            <text:p>103211000</text:p>
          </table:table-cell>
        </table:table-row>
        <table:table-row table:style-name="ro1">
          <table:table-cell office:value-type="float" office:value="2462" calcext:value-type="float">
            <text:p>2462</text:p>
          </table:table-cell>
          <table:table-cell office:value-type="string" calcext:value-type="string">
            <text:p>ESHW</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ESHW</text:p>
          </table:table-cell>
          <table:table-cell office:value-type="string" calcext:value-type="string">
            <text:p>Eschweiler-Weisweiler</text:p>
          </table:table-cell>
          <table:table-cell/>
          <table:table-cell office:value-type="string" calcext:value-type="string">
            <text:p>Luftqualitätsmessstelle</text:p>
          </table:table-cell>
          <table:table-cell office:value-type="string" calcext:value-type="string">
            <text:p>Die Station steht im östlich gelegenen Vorort von Eschweiler (ca. 3km Entfernung) auf einem gepflasterten Platz. Unmittelbar südlich führt als abknickende Vorfahrtstraße die B264 an der Station vorbei. Ca. 250m nördlich zur Station verläuft von Ost nach West die BAB4. Dahinter liegt das große Braunkohlekraftwerk Weisweiler und eine Müllverbrennungsanlage. Der Indener Braunkohletagebau beginnt ca. 3km weiter nördlich. Westlich in einer Entfernung von ca. 500m fängt ein Industriegebiet mit zahlreichen Metallverarbeitenden Betrieben, zu dem auch das Elektrowerk Eschweiler gehört, an. Das direkte Umfeld besteht aus Wohnbebauung</text:p>
          </table:table-cell>
          <table:table-cell table:number-columns-repeated="2"/>
          <table:table-cell office:value-type="string" calcext:value-type="string">
            <text:p>DENW197</text:p>
          </table:table-cell>
          <table:table-cell office:value-type="string" calcext:value-type="string">
            <text:p>0101000020E86400000000000030FB1241000000C0427E5541</text:p>
          </table:table-cell>
          <table:table-cell/>
          <table:table-cell office:value-type="float" office:value="126" calcext:value-type="float">
            <text:p>126</text:p>
          </table:table-cell>
          <table:table-cell/>
          <table:table-cell office:value-type="float" office:value="103211000" calcext:value-type="float">
            <text:p>103211000</text:p>
          </table:table-cell>
        </table:table-row>
        <table:table-row table:style-name="ro1">
          <table:table-cell office:value-type="float" office:value="2463" calcext:value-type="float">
            <text:p>2463</text:p>
          </table:table-cell>
          <table:table-cell office:value-type="string" calcext:value-type="string">
            <text:p>ESKR</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ESKR</text:p>
          </table:table-cell>
          <table:table-cell office:value-type="string" calcext:value-type="string">
            <text:p>Essen-Kray</text:p>
          </table:table-cell>
          <table:table-cell/>
          <table:table-cell office:value-type="string" calcext:value-type="string">
            <text:p>Luftqualitätsmessstelle</text:p>
          </table:table-cell>
          <table:table-cell office:value-type="string" calcext:value-type="string">
            <text:p>Die Station steht im nördlichen Bereich Krays inmitten einer Wohnsiedlung auf einer privaten Rasenfläche. Grund der Messung sind Bürgerbeschwerden über Immissionen, die von umliegenden Metallschredderanlagen hervorgerufen werden sollen. Der 1. Schredder der Firma Richter steht ca. 200 m südsüdwestlich und er 2. Schredder ca. 500 m östlich zur Station in einem Gewerbegebiet. zur Schredderanlage der Firma Bergmann (Edelmetall) ist es ca. 250 m in westlicher Richtung weit. Der westliche und südliche Schredder sind durch Wälle und hohen Baumbewuchs gegenüber dem Wohngebiet etwas abgeschirmt. Wie man allgemein sagen muss, dass durch hohen Baumbewuchs im gesamten Umfeld eine freie Anströmung aus allen Richtungen nicht möglich ist. Zur Autobahn A40 ist es ca. 600 m in südlicher Richtung weit. Nächste LUQS-Station Essen-Ost (VESN) ca. 4 km südwestlich</text:p>
          </table:table-cell>
          <table:table-cell table:number-columns-repeated="3"/>
          <table:table-cell office:value-type="string" calcext:value-type="string">
            <text:p>0101000020E864000000000000F05F1641000000004AC25541</text:p>
          </table:table-cell>
          <table:table-cell office:value-type="string" calcext:value-type="string">
            <text:p>Industrie</text:p>
          </table:table-cell>
          <table:table-cell office:value-type="float" office:value="72" calcext:value-type="float">
            <text:p>72</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464" calcext:value-type="float">
            <text:p>2464</text:p>
          </table:table-cell>
          <table:table-cell office:value-type="string" calcext:value-type="string">
            <text:p>ESOV</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ESOV</text:p>
          </table:table-cell>
          <table:table-cell office:value-type="string" calcext:value-type="string">
            <text:p>Essen - Ostviertel</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642716410000000045C15541</text:p>
          </table:table-cell>
          <table:table-cell/>
          <table:table-cell office:value-type="float" office:value="80" calcext:value-type="float">
            <text:p>80</text:p>
          </table:table-cell>
          <table:table-cell/>
          <table:table-cell office:value-type="float" office:value="103211000" calcext:value-type="float">
            <text:p>103211000</text:p>
          </table:table-cell>
        </table:table-row>
        <table:table-row table:style-name="ro1">
          <table:table-cell office:value-type="float" office:value="2465" calcext:value-type="float">
            <text:p>2465</text:p>
          </table:table-cell>
          <table:table-cell office:value-type="string" calcext:value-type="string">
            <text:p>ESRA</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ESRA</text:p>
          </table:table-cell>
          <table:table-cell office:value-type="string" calcext:value-type="string">
            <text:p>Essen/Ruhrallee</text:p>
          </table:table-cell>
          <table:table-cell/>
          <table:table-cell office:value-type="string" calcext:value-type="string">
            <text:p>Luftqualitätsmessstelle</text:p>
          </table:table-cell>
          <table:table-cell office:value-type="string" calcext:value-type="string">
            <text:p>Die Station steht an einer vierspurigen, durch einen Mittelstreifen getrennten Hauptverkehrsstraße (Bundesstraße 227). Hohe Platanen (20-25m) entlang der Straße bilden ein Dach, sowohl über eine Fahrbahnseite der Allee wie auch über die Meßstation. Auf der gegenüberliegenden Straßenseite stehen ein bis zweistöckige Wohngebäude entlang der Straße. Die Straße selbst verläuft von Nordwest nach Südost. Zur BAB 52 ist es ca. 200 m nordwestlich und zur Essener Innenstadt ca. 2,5 km weit.</text:p>
          </table:table-cell>
          <table:table-cell table:number-columns-repeated="3"/>
          <table:table-cell office:value-type="string" calcext:value-type="string">
            <text:p>0101000020E8640000000000008C31164100000080DEBE5541</text:p>
          </table:table-cell>
          <table:table-cell/>
          <table:table-cell office:value-type="float" office:value="100" calcext:value-type="float">
            <text:p>100</text:p>
          </table:table-cell>
          <table:table-cell/>
          <table:table-cell office:value-type="float" office:value="103211000" calcext:value-type="float">
            <text:p>103211000</text:p>
          </table:table-cell>
        </table:table-row>
        <table:table-row table:style-name="ro1">
          <table:table-cell office:value-type="float" office:value="2466" calcext:value-type="float">
            <text:p>2466</text:p>
          </table:table-cell>
          <table:table-cell office:value-type="string" calcext:value-type="string">
            <text:p>EUSF</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EUSF</text:p>
          </table:table-cell>
          <table:table-cell office:value-type="string" calcext:value-type="string">
            <text:p>Euskirchen Frauenberger Straße</text:p>
          </table:table-cell>
          <table:table-cell/>
          <table:table-cell office:value-type="string" calcext:value-type="string">
            <text:p>Luftqualitätsmessstelle</text:p>
          </table:table-cell>
          <table:table-cell table:number-columns-repeated="3"/>
          <table:table-cell office:value-type="string" calcext:value-type="string">
            <text:p>DENW229</text:p>
          </table:table-cell>
          <table:table-cell office:value-type="string" calcext:value-type="string">
            <text:p>0101000020E86400000000000068F4144100000080D16A5541</text:p>
          </table:table-cell>
          <table:table-cell office:value-type="string" calcext:value-type="string">
            <text:p>Verkehr</text:p>
          </table:table-cell>
          <table:table-cell office:value-type="float" office:value="165" calcext:value-type="float">
            <text:p>165</text:p>
          </table:table-cell>
          <table:table-cell/>
          <table:table-cell office:value-type="float" office:value="103211000" calcext:value-type="float">
            <text:p>103211000</text:p>
          </table:table-cell>
        </table:table-row>
        <table:table-row table:style-name="ro1">
          <table:table-cell office:value-type="float" office:value="2467" calcext:value-type="float">
            <text:p>2467</text:p>
          </table:table-cell>
          <table:table-cell office:value-type="string" calcext:value-type="string">
            <text:p>EWER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EWER2</text:p>
          </table:table-cell>
          <table:table-cell office:value-type="string" calcext:value-type="string">
            <text:p>Essen Brückstraße 39</text:p>
          </table:table-cell>
          <table:table-cell/>
          <table:table-cell office:value-type="string" calcext:value-type="string">
            <text:p>Luftqualitätsmessstelle</text:p>
          </table:table-cell>
          <table:table-cell table:number-columns-repeated="3"/>
          <table:table-cell office:value-type="string" calcext:value-type="string">
            <text:p>DENW163</text:p>
          </table:table-cell>
          <table:table-cell office:value-type="string" calcext:value-type="string">
            <text:p>0101000020E864000000000000900716410000008072B95541</text:p>
          </table:table-cell>
          <table:table-cell office:value-type="string" calcext:value-type="string">
            <text:p>Hintergrund</text:p>
          </table:table-cell>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468" calcext:value-type="float">
            <text:p>2468</text:p>
          </table:table-cell>
          <table:table-cell office:value-type="string" calcext:value-type="string">
            <text:p>EXT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EXTE</text:p>
          </table:table-cell>
          <table:table-cell office:value-type="string" calcext:value-type="string">
            <text:p>Extertal</text:p>
          </table:table-cell>
          <table:table-cell/>
          <table:table-cell office:value-type="string" calcext:value-type="string">
            <text:p>Luftqualitätsmessstelle</text:p>
          </table:table-cell>
          <table:table-cell office:value-type="string" calcext:value-type="string">
            <text:p>Die Station steht auf dem Friedhofsparkplatz des Ortsteils Meierberg an einer wenig befahrenen Landstr.. Die Gemeinden Almena und Bösingfeld sind 3 km westlich bzw. südlich entfernt. Das gesamte Umfeld ist ländlicher Natur (Felder und Wiesen sowie verstreute Bauernhöfe). Emittenten sind nicht zu finden. Die Station ist frei anströmbar.</text:p>
          </table:table-cell>
          <table:table-cell table:number-columns-repeated="3"/>
          <table:table-cell office:value-type="string" calcext:value-type="string">
            <text:p>0101000020E864000000000000D0071F41000000004E055641</text:p>
          </table:table-cell>
          <table:table-cell/>
          <table:table-cell office:value-type="float" office:value="220" calcext:value-type="float">
            <text:p>220</text:p>
          </table:table-cell>
          <table:table-cell/>
          <table:table-cell office:value-type="float" office:value="103211000" calcext:value-type="float">
            <text:p>103211000</text:p>
          </table:table-cell>
        </table:table-row>
        <table:table-row table:style-name="ro1">
          <table:table-cell office:value-type="float" office:value="2469" calcext:value-type="float">
            <text:p>2469</text:p>
          </table:table-cell>
          <table:table-cell office:value-type="string" calcext:value-type="string">
            <text:p>EZEW</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EZEW</text:p>
          </table:table-cell>
          <table:table-cell office:value-type="string" calcext:value-type="string">
            <text:p>Erkelenz Eggerather Weg</text:p>
          </table:table-cell>
          <table:table-cell/>
          <table:table-cell office:value-type="string" calcext:value-type="string">
            <text:p>Luftqualitätsmessstelle</text:p>
          </table:table-cell>
          <table:table-cell table:number-columns-repeated="3"/>
          <table:table-cell office:value-type="string" calcext:value-type="string">
            <text:p>DENW341</text:p>
          </table:table-cell>
          <table:table-cell office:value-type="string" calcext:value-type="string">
            <text:p>0101000020E864000000000000E86813410000004048965541</text:p>
          </table:table-cell>
          <table:table-cell office:value-type="string" calcext:value-type="string">
            <text:p>Industrie</text:p>
          </table:table-cell>
          <table:table-cell office:value-type="float" office:value="90" calcext:value-type="float">
            <text:p>90</text:p>
          </table:table-cell>
          <table:table-cell office:value-type="string" calcext:value-type="string">
            <text:p>ländlich stadtnah</text:p>
          </table:table-cell>
          <table:table-cell office:value-type="float" office:value="103211000" calcext:value-type="float">
            <text:p>103211000</text:p>
          </table:table-cell>
        </table:table-row>
        <table:table-row table:style-name="ro1">
          <table:table-cell office:value-type="float" office:value="2470" calcext:value-type="float">
            <text:p>2470</text:p>
          </table:table-cell>
          <table:table-cell office:value-type="string" calcext:value-type="string">
            <text:p>FINN</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FINN</text:p>
          </table:table-cell>
          <table:table-cell office:value-type="string" calcext:value-type="string">
            <text:p>Finnentrop</text:p>
          </table:table-cell>
          <table:table-cell/>
          <table:table-cell office:value-type="string" calcext:value-type="string">
            <text:p>Luftqualitätsmessstelle</text:p>
          </table:table-cell>
          <table:table-cell office:value-type="string" calcext:value-type="string">
            <text:p>Die Station steht an einem nach Osten ansteigenden Hang an einer Ortsstraße neben dem Rathaus. Die stark befahrene Landstraße B 236 verläuft etwa 500 m von der Station entfernt im Tal. Das weitere Stationsumfeld besteht aus Wohnbebauung sowie einigen Metallverarbeitenden Betrieben. Das Gebiet um Finnentrop ist dicht bewaldet.</text:p>
          </table:table-cell>
          <table:table-cell table:number-columns-repeated="2"/>
          <table:table-cell office:value-type="string" calcext:value-type="string">
            <text:p>DENW075</text:p>
          </table:table-cell>
          <table:table-cell office:value-type="string" calcext:value-type="string">
            <text:p>0101000020E86400000000000028231A4100000000BBA05541</text:p>
          </table:table-cell>
          <table:table-cell office:value-type="string" calcext:value-type="string">
            <text:p>Hintergrund</text:p>
          </table:table-cell>
          <table:table-cell office:value-type="float" office:value="310" calcext:value-type="float">
            <text:p>310</text:p>
          </table:table-cell>
          <table:table-cell office:value-type="string" calcext:value-type="string">
            <text:p>ländlich stadtnah</text:p>
          </table:table-cell>
          <table:table-cell office:value-type="float" office:value="103211000" calcext:value-type="float">
            <text:p>103211000</text:p>
          </table:table-cell>
        </table:table-row>
        <table:table-row table:style-name="ro1">
          <table:table-cell office:value-type="float" office:value="2471" calcext:value-type="float">
            <text:p>2471</text:p>
          </table:table-cell>
          <table:table-cell office:value-type="string" calcext:value-type="string">
            <text:p>FREC</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FREC</text:p>
          </table:table-cell>
          <table:table-cell office:value-type="string" calcext:value-type="string">
            <text:p>Frechen</text:p>
          </table:table-cell>
          <table:table-cell/>
          <table:table-cell office:value-type="string" calcext:value-type="string">
            <text:p>Luftqualitätsmessstelle</text:p>
          </table:table-cell>
          <table:table-cell office:value-type="string" calcext:value-type="string">
            <text:p>Die Station steht am nördlichen Rand des Ortes an einer Stadtstraße. Das westliche und nördliche Umfeld ist geprägt von Feldern, die der landwirtschaftlichen Nutzung dienen. Westlich (Entfernung ca. 1,2 km) befindet sich ein großes Gewerbegebiet. Verkehrsbelastung ist von der ca. 1,1 km nördlich verlaufenden BAB A1 und ca 1,5 km südlich verlaufenden BAB A264 zu erwarten. Das Gelände ist flach und eben, die Station frei anströmbar. <text:s/>Bemerkungen: Wegen direkt angrenzender Felder ist bei Trockenperioden mit erhöhten Staubimmissionen zu rechnen. <text:s text:c="2"/>Messung im Zuge der Neukonzeption LUQS2000 eingestellt.</text:p>
          </table:table-cell>
          <table:table-cell table:number-columns-repeated="2"/>
          <table:table-cell office:value-type="string" calcext:value-type="string">
            <text:p>DENW057</text:p>
          </table:table-cell>
          <table:table-cell office:value-type="string" calcext:value-type="string">
            <text:p>0101000020E864000000000000B41D154100000080CC865541</text:p>
          </table:table-cell>
          <table:table-cell office:value-type="string" calcext:value-type="string">
            <text:p>Hintergrund</text:p>
          </table:table-cell>
          <table:table-cell office:value-type="float" office:value="68" calcext:value-type="float">
            <text:p>68</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472" calcext:value-type="float">
            <text:p>2472</text:p>
          </table:table-cell>
          <table:table-cell office:value-type="string" calcext:value-type="string">
            <text:p>FROH</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FROH</text:p>
          </table:table-cell>
          <table:table-cell office:value-type="string" calcext:value-type="string">
            <text:p>Frohlinde</text:p>
          </table:table-cell>
          <table:table-cell/>
          <table:table-cell office:value-type="string" calcext:value-type="string">
            <text:p>Luftqualitätsmessstelle</text:p>
          </table:table-cell>
          <table:table-cell office:value-type="string" calcext:value-type="string">
            <text:p>Die Station steht am westlichen Rand des Vorortes von Castrop-Rauxel an einer Hauptstraße. Der Stadtkern selbst ist ca. 4 km nordwestlich sowie der Stadtkern Dortmunds ca. 8 km östlich entfernt. Ca. 1,5 km westlich verläuft die BAB A45, nördlich ca. 3,5 km zur Station die BAB A42. Im Umfeld befinden sich noch einzelne Steinkohleschachtanlagen. Ansonsten ist das Gelände eher ländlich. Das Gelände ist flach und eben, die Station frei anströmbar. <text:s/>Messung im Zuge der Neukonzeption LUQS2000 eingestellt</text:p>
          </table:table-cell>
          <table:table-cell table:number-columns-repeated="2"/>
          <table:table-cell office:value-type="string" calcext:value-type="string">
            <text:p>DENW007</text:p>
          </table:table-cell>
          <table:table-cell office:value-type="string" calcext:value-type="string">
            <text:p>0101000020E86400000000000054861741000000805AC85541</text:p>
          </table:table-cell>
          <table:table-cell office:value-type="string" calcext:value-type="string">
            <text:p>Hintergrund</text:p>
          </table:table-cell>
          <table:table-cell office:value-type="float" office:value="110" calcext:value-type="float">
            <text:p>110</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473" calcext:value-type="float">
            <text:p>2473</text:p>
          </table:table-cell>
          <table:table-cell office:value-type="string" calcext:value-type="string">
            <text:p>GBFD</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GBFD</text:p>
          </table:table-cell>
          <table:table-cell office:value-type="string" calcext:value-type="string">
            <text:p>Grevenbroich Josef-Lützkirchen-Straße</text:p>
          </table:table-cell>
          <table:table-cell/>
          <table:table-cell office:value-type="string" calcext:value-type="string">
            <text:p>Luftqualitätsmessstelle</text:p>
          </table:table-cell>
          <table:table-cell table:number-columns-repeated="3"/>
          <table:table-cell office:value-type="string" calcext:value-type="string">
            <text:p>DENW308</text:p>
          </table:table-cell>
          <table:table-cell office:value-type="string" calcext:value-type="string">
            <text:p>0101000020E8640000000000007C2214410000004040955541</text:p>
          </table:table-cell>
          <table:table-cell office:value-type="string" calcext:value-type="string">
            <text:p>Industrie</text:p>
          </table:table-cell>
          <table:table-cell office:value-type="float" office:value="57" calcext:value-type="float">
            <text:p>57</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474" calcext:value-type="float">
            <text:p>2474</text:p>
          </table:table-cell>
          <table:table-cell office:value-type="string" calcext:value-type="string">
            <text:p>GEFL</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GEFL</text:p>
          </table:table-cell>
          <table:table-cell office:value-type="string" calcext:value-type="string">
            <text:p>Gelsenkirchen-Fleischerstraße</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2055164100000080F6C75541</text:p>
          </table:table-cell>
          <table:table-cell office:value-type="string" calcext:value-type="string">
            <text:p>Verkehr</text:p>
          </table:table-cell>
          <table:table-cell office:value-type="float" office:value="41" calcext:value-type="float">
            <text:p>41</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1767" calcext:value-type="float">
            <text:p>1767</text:p>
          </table:table-cell>
          <table:table-cell office:value-type="string" calcext:value-type="string">
            <text:p>GEG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GEGS</text:p>
          </table:table-cell>
          <table:table-cell office:value-type="string" calcext:value-type="string">
            <text:p>Gelsenkirchen Grothusstraße</text:p>
          </table:table-cell>
          <table:table-cell/>
          <table:table-cell office:value-type="string" calcext:value-type="string">
            <text:p>Luftqualitätsmessstelle</text:p>
          </table:table-cell>
          <table:table-cell office:value-type="string" calcext:value-type="string">
            <text:p>Die NO2-Passivsammler sind an an einem Feldgerät zur Feinsatubmessung befestigt. Das Feldgerät steht vor einen kleinen Mauer, die den Gehweg von einer Gartenanalge mit Büschen und Bäumen trennt. Der Gehweg ist teilweise durch eine Grünfläche vom Radweg getrennt. Auf dieser Grünfläche steht in mehr als 5 m Entfernung zum Feldgerät ein großer Baum. Die Krone beginnt in ca. 6 m (Stand: 07.2018). Der Messort befindet sich an der in diesem Abschnitt vierspurigen aus west-östlicher Richtung verlaufende L 633, ca. 25 m von der Einmündung Roßkamp entfernt. Der Rhein-Herne-Kanal verläuft ca. 700 m oberhalb des Messortes von SSW nach NNO und die A 42 befindet sich ca. 640 m unterhalb des Messortes und verläuft von NNO nach SSW. In nördlicher Richtung befindet sich in ca. 240 m eine Eisenbahntrasse. Es befindet sich ein Gewerbegebiet in westlicher Richtung ca. 260 m entfernt und ein weiteres Gewerbegebiet im Norden, dass zum Hafen gehört in ca. 250 m Entfernung.</text:p>
          </table:table-cell>
          <table:table-cell table:number-columns-repeated="2"/>
          <table:table-cell office:value-type="string" calcext:value-type="string">
            <text:p>DENW351</text:p>
          </table:table-cell>
          <table:table-cell office:value-type="string" calcext:value-type="string">
            <text:p>0101000020E864000000000000044E16410000004016C85541</text:p>
          </table:table-cell>
          <table:table-cell office:value-type="string" calcext:value-type="string">
            <text:p>Verkehr</text:p>
          </table:table-cell>
          <table:table-cell office:value-type="float" office:value="40" calcext:value-type="float">
            <text:p>40</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475" calcext:value-type="float">
            <text:p>2475</text:p>
          </table:table-cell>
          <table:table-cell office:value-type="string" calcext:value-type="string">
            <text:p>GEHO1</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GEHO1</text:p>
          </table:table-cell>
          <table:table-cell office:value-type="string" calcext:value-type="string">
            <text:p>Gelsenkirchen-Horst Kurt-Schumacher-Straße</text:p>
          </table:table-cell>
          <table:table-cell/>
          <table:table-cell office:value-type="string" calcext:value-type="string">
            <text:p>Luftqualitätsmessstelle</text:p>
          </table:table-cell>
          <table:table-cell table:number-columns-repeated="3"/>
          <table:table-cell office:value-type="string" calcext:value-type="string">
            <text:p>DENW324</text:p>
          </table:table-cell>
          <table:table-cell office:value-type="string" calcext:value-type="string">
            <text:p>0101000020E864000000000000A45D1641000000C033C95541</text:p>
          </table:table-cell>
          <table:table-cell office:value-type="string" calcext:value-type="string">
            <text:p>Industrie</text:p>
          </table:table-cell>
          <table:table-cell office:value-type="float" office:value="38" calcext:value-type="float">
            <text:p>38</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476" calcext:value-type="float">
            <text:p>2476</text:p>
          </table:table-cell>
          <table:table-cell office:value-type="string" calcext:value-type="string">
            <text:p>GEHO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GEHO2</text:p>
          </table:table-cell>
          <table:table-cell office:value-type="string" calcext:value-type="string">
            <text:p>Gelsenkirchen-Horst Schäferstraße</text:p>
          </table:table-cell>
          <table:table-cell/>
          <table:table-cell office:value-type="string" calcext:value-type="string">
            <text:p>Luftqualitätsmessstelle</text:p>
          </table:table-cell>
          <table:table-cell table:number-columns-repeated="3"/>
          <table:table-cell office:value-type="string" calcext:value-type="string">
            <text:p>DENW325</text:p>
          </table:table-cell>
          <table:table-cell office:value-type="string" calcext:value-type="string">
            <text:p>0101000020E864000000000000845016410000000039CA5541</text:p>
          </table:table-cell>
          <table:table-cell office:value-type="string" calcext:value-type="string">
            <text:p>Industrie</text:p>
          </table:table-cell>
          <table:table-cell office:value-type="float" office:value="32" calcext:value-type="float">
            <text:p>32</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477" calcext:value-type="float">
            <text:p>2477</text:p>
          </table:table-cell>
          <table:table-cell office:value-type="string" calcext:value-type="string">
            <text:p>GEHO3</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GEHO3</text:p>
          </table:table-cell>
          <table:table-cell office:value-type="string" calcext:value-type="string">
            <text:p>Gelsenkirchen-Horst Sutumerfeldstraße</text:p>
          </table:table-cell>
          <table:table-cell/>
          <table:table-cell office:value-type="string" calcext:value-type="string">
            <text:p>Luftqualitätsmessstelle</text:p>
          </table:table-cell>
          <table:table-cell table:number-columns-repeated="3"/>
          <table:table-cell office:value-type="string" calcext:value-type="string">
            <text:p>DENW326</text:p>
          </table:table-cell>
          <table:table-cell office:value-type="string" calcext:value-type="string">
            <text:p>0101000020E864000000000000803F164100000040AACA5541</text:p>
          </table:table-cell>
          <table:table-cell office:value-type="string" calcext:value-type="string">
            <text:p>Industrie</text:p>
          </table:table-cell>
          <table:table-cell office:value-type="float" office:value="28" calcext:value-type="float">
            <text:p>28</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478" calcext:value-type="float">
            <text:p>2478</text:p>
          </table:table-cell>
          <table:table-cell office:value-type="string" calcext:value-type="string">
            <text:p>GEHO4</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GEHO4</text:p>
          </table:table-cell>
          <table:table-cell office:value-type="string" calcext:value-type="string">
            <text:p>Gelsenkirchen-Horst Am Weidwall</text:p>
          </table:table-cell>
          <table:table-cell/>
          <table:table-cell office:value-type="string" calcext:value-type="string">
            <text:p>Luftqualitätsmessstelle</text:p>
          </table:table-cell>
          <table:table-cell table:number-columns-repeated="3"/>
          <table:table-cell office:value-type="string" calcext:value-type="string">
            <text:p>DENW327</text:p>
          </table:table-cell>
          <table:table-cell office:value-type="string" calcext:value-type="string">
            <text:p>0101000020E86400000000000070381641000000C079C95541</text:p>
          </table:table-cell>
          <table:table-cell office:value-type="string" calcext:value-type="string">
            <text:p>Industrie</text:p>
          </table:table-cell>
          <table:table-cell office:value-type="float" office:value="28" calcext:value-type="float">
            <text:p>28</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479" calcext:value-type="float">
            <text:p>2479</text:p>
          </table:table-cell>
          <table:table-cell office:value-type="string" calcext:value-type="string">
            <text:p>GEHO5</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GEHO5</text:p>
          </table:table-cell>
          <table:table-cell office:value-type="string" calcext:value-type="string">
            <text:p>Gelsenkirchen-Horst Hackhorststraße</text:p>
          </table:table-cell>
          <table:table-cell/>
          <table:table-cell office:value-type="string" calcext:value-type="string">
            <text:p>Luftqualitätsmessstelle</text:p>
          </table:table-cell>
          <table:table-cell table:number-columns-repeated="3"/>
          <table:table-cell office:value-type="string" calcext:value-type="string">
            <text:p>DENW328</text:p>
          </table:table-cell>
          <table:table-cell office:value-type="string" calcext:value-type="string">
            <text:p>0101000020E864000000000000CC4E16410000008048C85541</text:p>
          </table:table-cell>
          <table:table-cell office:value-type="string" calcext:value-type="string">
            <text:p>Industrie</text:p>
          </table:table-cell>
          <table:table-cell office:value-type="float" office:value="28" calcext:value-type="float">
            <text:p>28</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480" calcext:value-type="float">
            <text:p>2480</text:p>
          </table:table-cell>
          <table:table-cell office:value-type="string" calcext:value-type="string">
            <text:p>GEIL</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GEIL</text:p>
          </table:table-cell>
          <table:table-cell office:value-type="string" calcext:value-type="string">
            <text:p>Geilenkirchen - Bocket</text:p>
          </table:table-cell>
          <table:table-cell/>
          <table:table-cell office:value-type="string" calcext:value-type="string">
            <text:p>Luftqualitätsmessstelle</text:p>
          </table:table-cell>
          <table:table-cell office:value-type="string" calcext:value-type="string">
            <text:p>Die Station steht im Bereich einer landwirtschaftlich genutzten Fläche ca. 600 m östlich einer von West- und Ost verlaufenden Start- und Landebahn eines NATO-Flugplatzes. Geilenkirchen liegt ca. 3 km östlich vom Meßplatz. Das gesamte Umfeld wird hauptsächlich landwirtschaftlich genutzt. Industrieanlagen befinden sich nur auf niederländischem Staatsgebiet ca. 7 km westlich und südwestlich. Die Station ist frei anströmbar.</text:p>
          </table:table-cell>
          <table:table-cell table:number-columns-repeated="3"/>
          <table:table-cell office:value-type="string" calcext:value-type="string">
            <text:p>0101000020E86400000000000054F7114100000040A38D5541</text:p>
          </table:table-cell>
          <table:table-cell/>
          <table:table-cell office:value-type="float" office:value="85" calcext:value-type="float">
            <text:p>85</text:p>
          </table:table-cell>
          <table:table-cell/>
          <table:table-cell office:value-type="float" office:value="103211000" calcext:value-type="float">
            <text:p>103211000</text:p>
          </table:table-cell>
        </table:table-row>
        <table:table-row table:style-name="ro1">
          <table:table-cell office:value-type="float" office:value="2481" calcext:value-type="float">
            <text:p>2481</text:p>
          </table:table-cell>
          <table:table-cell office:value-type="string" calcext:value-type="string">
            <text:p>GERR</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GERR</text:p>
          </table:table-cell>
          <table:table-cell office:value-type="string" calcext:value-type="string">
            <text:p>Gerresheim</text:p>
          </table:table-cell>
          <table:table-cell/>
          <table:table-cell office:value-type="string" calcext:value-type="string">
            <text:p>Luftqualitätsmessstelle</text:p>
          </table:table-cell>
          <table:table-cell office:value-type="string" calcext:value-type="string">
            <text:p>Die Station steht im östlichen Stadtteil von Düsseldorf in einer Sackgasse. Umgeben ist die Station von reiner Wohnbebauung. Südwestlich schließen sich große Laubenkolonien an, dahinter ist ein großes Industriegebiet (Metallverarbeitung) angesiedelt. Südlich, ca. 1 km zur Station, befindet sich die große Düsseldorfer Glashütte. Das restliche Umfeld von Gerresheim ist ländlicher Struktur mit Wiesen, Feldern und Mischwald. In bezug auf Verkehrsimmissionen ist die BAB A3 ca. 4 km östlich sowie die B7 1,5 km nördlich zu nennen. Das Gelände ist flach und eben, die Station frei anströmbar. <text:s/>Bemerkungen: Südlich zur Station befindet sich ein Aschesportplatz. Bei Trockenperioden ist mit erhöhten Staubimmissionen zu rechnen. <text:s/>Messung im Zuge der Neukonzeption LUQS2000 eingestellt</text:p>
          </table:table-cell>
          <table:table-cell table:number-columns-repeated="2"/>
          <table:table-cell office:value-type="string" calcext:value-type="string">
            <text:p>DENW046</text:p>
          </table:table-cell>
          <table:table-cell office:value-type="string" calcext:value-type="string">
            <text:p>0101000020E8640000000000003C61154100000040D4A85541</text:p>
          </table:table-cell>
          <table:table-cell office:value-type="string" calcext:value-type="string">
            <text:p>Hintergrund</text:p>
          </table:table-cell>
          <table:table-cell office:value-type="float" office:value="60" calcext:value-type="float">
            <text:p>60</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482" calcext:value-type="float">
            <text:p>2482</text:p>
          </table:table-cell>
          <table:table-cell office:value-type="string" calcext:value-type="string">
            <text:p>GES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GESE</text:p>
          </table:table-cell>
          <table:table-cell office:value-type="string" calcext:value-type="string">
            <text:p>Geseke</text:p>
          </table:table-cell>
          <table:table-cell/>
          <table:table-cell office:value-type="string" calcext:value-type="string">
            <text:p>Luftqualitätsmessstelle</text:p>
          </table:table-cell>
          <table:table-cell office:value-type="string" calcext:value-type="string">
            <text:p>Die Station steht im nordöstlichen Bereich von Geseke an einer Sportanlage. Emittenten sind in Geseke selbst nicht zu finden (reine Wohnbebauung). Allerdings befinden sich mehrere Kalksteinwerke südlich von Geseke (1,5 - 2 km Entfernung). Verkehrsimmissionen können von der Bundesstr. 1 (ca. 600m südlich) zu erwarten sein. Das weite Umfeld von Geseke ist ländlicher Struktur. Durch die Sportanlage, können bei Trockenperioden erhöhte Staubkonzentrationen auftreten (aus südlicher Richtung). Die Station ist frei anströmbar.</text:p>
          </table:table-cell>
          <table:table-cell table:number-columns-repeated="3"/>
          <table:table-cell office:value-type="string" calcext:value-type="string">
            <text:p>0101000020E864000000000000487D1C41000000C08CD35541</text:p>
          </table:table-cell>
          <table:table-cell/>
          <table:table-cell office:value-type="float" office:value="100" calcext:value-type="float">
            <text:p>100</text:p>
          </table:table-cell>
          <table:table-cell/>
          <table:table-cell office:value-type="float" office:value="103211000" calcext:value-type="float">
            <text:p>103211000</text:p>
          </table:table-cell>
        </table:table-row>
        <table:table-row table:style-name="ro1">
          <table:table-cell office:value-type="float" office:value="2483" calcext:value-type="float">
            <text:p>2483</text:p>
          </table:table-cell>
          <table:table-cell office:value-type="string" calcext:value-type="string">
            <text:p>GLAD</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GLAD</text:p>
          </table:table-cell>
          <table:table-cell office:value-type="string" calcext:value-type="string">
            <text:p>Gladbeck</text:p>
          </table:table-cell>
          <table:table-cell/>
          <table:table-cell office:value-type="string" calcext:value-type="string">
            <text:p>Luftqualitätsmessstelle</text:p>
          </table:table-cell>
          <table:table-cell office:value-type="string" calcext:value-type="string">
            <text:p>Die Station steht ca. 1km nordöstlich des Ortskerns an einer Nebenstraße auf einem Schulgelände. Die BAB A3 verläuft ca. 2,5 km südlich, die B224 1 km südöstlich zur Station. Nordöstlich in einer Entfernung von ca. 2 km beginnen die Veba-Chemie-Werke. Steinkohleschachtanlegen und Wohnbebauung prägen das östliche und südliche Gebiet um die Station. Der südwestliche Raum besteht überwiegend aus Ackerland und Wiesen. Das Gelände ist flach und eben, die Station frei anströmbar. <text:s/>Messung im Zuge der Neukonzeption LUQS2000 eingestellt</text:p>
          </table:table-cell>
          <table:table-cell table:number-columns-repeated="2"/>
          <table:table-cell office:value-type="string" calcext:value-type="string">
            <text:p>DENW020</text:p>
          </table:table-cell>
          <table:table-cell office:value-type="string" calcext:value-type="string">
            <text:p>0101000020E864000000000000341616410000000061CE5541</text:p>
          </table:table-cell>
          <table:table-cell office:value-type="string" calcext:value-type="string">
            <text:p>Hintergrund</text:p>
          </table:table-cell>
          <table:table-cell office:value-type="float" office:value="80" calcext:value-type="float">
            <text:p>80</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484" calcext:value-type="float">
            <text:p>2484</text:p>
          </table:table-cell>
          <table:table-cell office:value-type="string" calcext:value-type="string">
            <text:p>GLAZ</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GLAZ</text:p>
          </table:table-cell>
          <table:table-cell office:value-type="string" calcext:value-type="string">
            <text:p>Gladbeck-Zweckel</text:p>
          </table:table-cell>
          <table:table-cell/>
          <table:table-cell office:value-type="string" calcext:value-type="string">
            <text:p>Luftqualitätsmessstelle</text:p>
          </table:table-cell>
          <table:table-cell office:value-type="string" calcext:value-type="string">
            <text:p>Die Station steht im nördlich angelegten Stadtteil Zweckel an einer Seitenstraße. Ca. 150 m östlich beginnen die Phenolwerke mit Dampfkraftwerk, die auf Antrag des StUA Herten durch die Bürgeriniative Zweck der Messung sind. Weiter östlich (Entfernung 2,5 - 3,5 km) schließen sich das Kraftwerk Scholven und die VEBA-Werke an. Weiter Emittenten können die Rockwoolwerke ca. 3 km südlich und die Flachglas AG ca. 3 km südwestlich sein. Der nördliche Bereich ist ländlicher Struktur. Die Station steht ca. 200m östlich von GLZW (30.4.97 bis 2.6.97)</text:p>
          </table:table-cell>
          <table:table-cell table:number-columns-repeated="3"/>
          <table:table-cell office:value-type="string" calcext:value-type="string">
            <text:p>0101000020E86400000000000098ED154100000080E3CF5541</text:p>
          </table:table-cell>
          <table:table-cell/>
          <table:table-cell office:value-type="float" office:value="65" calcext:value-type="float">
            <text:p>65</text:p>
          </table:table-cell>
          <table:table-cell/>
          <table:table-cell office:value-type="float" office:value="103211000" calcext:value-type="float">
            <text:p>103211000</text:p>
          </table:table-cell>
        </table:table-row>
        <table:table-row table:style-name="ro1">
          <table:table-cell office:value-type="float" office:value="2485" calcext:value-type="float">
            <text:p>2485</text:p>
          </table:table-cell>
          <table:table-cell office:value-type="string" calcext:value-type="string">
            <text:p>GLBK</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GLBK</text:p>
          </table:table-cell>
          <table:table-cell office:value-type="string" calcext:value-type="string">
            <text:p>Gladbeck - Brauck</text:p>
          </table:table-cell>
          <table:table-cell/>
          <table:table-cell office:value-type="string" calcext:value-type="string">
            <text:p>Luftqualitätsmessstelle</text:p>
          </table:table-cell>
          <table:table-cell office:value-type="string" calcext:value-type="string">
            <text:p>Die Station steht am westlichen Rand eines kleinen Wohngebietes (Wohnsitz der Beschwerdeführer). Das weitere Umfeld ist geprägt durch Industrieanlagen (Heizwerke, Müllverbrennung, Zechen, Kohleverflüssigungsanlage sowie Raffinerieanlagen). Im Nahbereich der Station ist kaum Kfz-Verkehr. Die BAB A2 verläuft ca. 1km nördlich und die B224 ca 1,5 km westlich. Die Station ist frei anströmbar.</text:p>
          </table:table-cell>
          <table:table-cell table:number-columns-repeated="3"/>
          <table:table-cell office:value-type="string" calcext:value-type="string">
            <text:p>0101000020E8640000000000000C101641000000C0F1CA5541</text:p>
          </table:table-cell>
          <table:table-cell/>
          <table:table-cell office:value-type="float" office:value="45" calcext:value-type="float">
            <text:p>45</text:p>
          </table:table-cell>
          <table:table-cell/>
          <table:table-cell office:value-type="float" office:value="103211000" calcext:value-type="float">
            <text:p>103211000</text:p>
          </table:table-cell>
        </table:table-row>
        <table:table-row table:style-name="ro1">
          <table:table-cell office:value-type="float" office:value="2486" calcext:value-type="float">
            <text:p>2486</text:p>
          </table:table-cell>
          <table:table-cell office:value-type="string" calcext:value-type="string">
            <text:p>GLD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GLDE</text:p>
          </table:table-cell>
          <table:table-cell office:value-type="string" calcext:value-type="string">
            <text:p>Geldern</text:p>
          </table:table-cell>
          <table:table-cell/>
          <table:table-cell office:value-type="string" calcext:value-type="string">
            <text:p>Luftqualitätsmessstelle</text:p>
          </table:table-cell>
          <table:table-cell office:value-type="string" calcext:value-type="string">
            <text:p>Die Station steht im Norden von Geldern auf dem seitlichen Parkplatz der Feuerwehr. Zur ehemaligen LRP-Meßstelle (2. Halbjahr 1990 ist es nur ca. 400 m südlicher Richtung weit. Ein Gewerbegebiet befindet sich ca. 1 km östlich der Station. Emittenten sind in Geldern nicht zu finden. Das gesamte Umfeld ist ländlicher Struktur. Immissionen können nur durch den Straßenverkehr hervorgerufen werden.</text:p>
          </table:table-cell>
          <table:table-cell table:number-columns-repeated="3"/>
          <table:table-cell office:value-type="string" calcext:value-type="string">
            <text:p>0101000020E864000000000000DC33134100000040E4C95541</text:p>
          </table:table-cell>
          <table:table-cell/>
          <table:table-cell office:value-type="float" office:value="25" calcext:value-type="float">
            <text:p>25</text:p>
          </table:table-cell>
          <table:table-cell/>
          <table:table-cell office:value-type="float" office:value="103211000" calcext:value-type="float">
            <text:p>103211000</text:p>
          </table:table-cell>
        </table:table-row>
        <table:table-row table:style-name="ro1">
          <table:table-cell office:value-type="float" office:value="2487" calcext:value-type="float">
            <text:p>2487</text:p>
          </table:table-cell>
          <table:table-cell office:value-type="string" calcext:value-type="string">
            <text:p>GLZW</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GLZW</text:p>
          </table:table-cell>
          <table:table-cell office:value-type="string" calcext:value-type="string">
            <text:p>Gladbeck - Zweckel</text:p>
          </table:table-cell>
          <table:table-cell/>
          <table:table-cell office:value-type="string" calcext:value-type="string">
            <text:p>Luftqualitätsmessstelle</text:p>
          </table:table-cell>
          <table:table-cell office:value-type="string" calcext:value-type="string">
            <text:p>Die Station steht im nördlich angelegten Stadtteil Zweckel an einer Seitenstraße. Ca. 150 m östlich beginnen die Phenolwerke mit Dampfkraftwerk, die auf Antrag des StUA Herten durch die Bürgerinitiative Zweck der Messung sind. Weiter östlich (Entfernung 2,5 - 3,5 km) schließen sich das Kraftwerk Scholven und die VEBA-Werke an. Die westliche Richtung ist durch Hochhäuser (Wohnungen des Beschwerdeführers) abgeschottet. Weitere Emittenten können die Rockwoolwerke ca. 3 km südlich und die Flachglas AG ca. 3 km südwestlich sein. Der nördliche Bereich ist ländlicher Struktur.</text:p>
          </table:table-cell>
          <table:table-cell table:number-columns-repeated="3"/>
          <table:table-cell office:value-type="string" calcext:value-type="string">
            <text:p>0101000020E864000000000000ACE9154100000080D7CF5541</text:p>
          </table:table-cell>
          <table:table-cell/>
          <table:table-cell office:value-type="float" office:value="60" calcext:value-type="float">
            <text:p>60</text:p>
          </table:table-cell>
          <table:table-cell/>
          <table:table-cell office:value-type="float" office:value="103211000" calcext:value-type="float">
            <text:p>103211000</text:p>
          </table:table-cell>
        </table:table-row>
        <table:table-row table:style-name="ro1">
          <table:table-cell office:value-type="float" office:value="2488" calcext:value-type="float">
            <text:p>2488</text:p>
          </table:table-cell>
          <table:table-cell office:value-type="string" calcext:value-type="string">
            <text:p>GRBO</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GRBO</text:p>
          </table:table-cell>
          <table:table-cell office:value-type="string" calcext:value-type="string">
            <text:p>Grevenbroich - Ost</text:p>
          </table:table-cell>
          <table:table-cell/>
          <table:table-cell office:value-type="string" calcext:value-type="string">
            <text:p>Luftqualitätsmessstelle</text:p>
          </table:table-cell>
          <table:table-cell office:value-type="string" calcext:value-type="string">
            <text:p>Die Station steht auf dem Parkplatz der Feuerwehr. 100 m östlich bzw. 700 m westlich befindet sich metallverarbeitende Industrie. 300 m südöstlicher Richtung zur Station beginnen die Vereinigten Aluminium Werke. Der südwestliche Teil ist reine Wohnbebauung, sowie der nördliche Teil ausschließlich dem Ackerbau dient. Die Autobahn A 540 verläuft ca. 1km südlich zur Station. Die Station ist frei anströmbar.</text:p>
          </table:table-cell>
          <table:table-cell table:number-columns-repeated="3"/>
          <table:table-cell office:value-type="string" calcext:value-type="string">
            <text:p>0101000020E864000000000000504F1441000000404E995541</text:p>
          </table:table-cell>
          <table:table-cell/>
          <table:table-cell office:value-type="float" office:value="58" calcext:value-type="float">
            <text:p>58</text:p>
          </table:table-cell>
          <table:table-cell/>
          <table:table-cell office:value-type="float" office:value="103211000" calcext:value-type="float">
            <text:p>103211000</text:p>
          </table:table-cell>
        </table:table-row>
        <table:table-row table:style-name="ro1">
          <table:table-cell office:value-type="float" office:value="2489" calcext:value-type="float">
            <text:p>2489</text:p>
          </table:table-cell>
          <table:table-cell office:value-type="string" calcext:value-type="string">
            <text:p>GRE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GREE</text:p>
          </table:table-cell>
          <table:table-cell office:value-type="string" calcext:value-type="string">
            <text:p>Greven</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30C718410000004049055641</text:p>
          </table:table-cell>
          <table:table-cell/>
          <table:table-cell office:value-type="float" office:value="48" calcext:value-type="float">
            <text:p>48</text:p>
          </table:table-cell>
          <table:table-cell/>
          <table:table-cell office:value-type="float" office:value="103211000" calcext:value-type="float">
            <text:p>103211000</text:p>
          </table:table-cell>
        </table:table-row>
        <table:table-row table:style-name="ro1">
          <table:table-cell office:value-type="float" office:value="2490" calcext:value-type="float">
            <text:p>2490</text:p>
          </table:table-cell>
          <table:table-cell office:value-type="string" calcext:value-type="string">
            <text:p>GREV</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GREV</text:p>
          </table:table-cell>
          <table:table-cell office:value-type="string" calcext:value-type="string">
            <text:p>Greven</text:p>
          </table:table-cell>
          <table:table-cell/>
          <table:table-cell office:value-type="string" calcext:value-type="string">
            <text:p>Luftqualitätsmessstelle</text:p>
          </table:table-cell>
          <table:table-cell office:value-type="string" calcext:value-type="string">
            <text:p>am Naturfreundehaus, Waldlichtung</text:p>
          </table:table-cell>
          <table:table-cell table:number-columns-repeated="3"/>
          <table:table-cell office:value-type="string" calcext:value-type="string">
            <text:p>0101000020E8640000000000000CEF18410000004043085641</text:p>
          </table:table-cell>
          <table:table-cell/>
          <table:table-cell office:value-type="float" office:value="45" calcext:value-type="float">
            <text:p>45</text:p>
          </table:table-cell>
          <table:table-cell/>
          <table:table-cell office:value-type="float" office:value="103211000" calcext:value-type="float">
            <text:p>103211000</text:p>
          </table:table-cell>
        </table:table-row>
        <table:table-row table:style-name="ro1">
          <table:table-cell office:value-type="float" office:value="2491" calcext:value-type="float">
            <text:p>2491</text:p>
          </table:table-cell>
          <table:table-cell office:value-type="string" calcext:value-type="string">
            <text:p>GRGU</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GRGU</text:p>
          </table:table-cell>
          <table:table-cell office:value-type="string" calcext:value-type="string">
            <text:p>Grevenbroich - Gustorf</text:p>
          </table:table-cell>
          <table:table-cell/>
          <table:table-cell office:value-type="string" calcext:value-type="string">
            <text:p>Luftqualitätsmessstelle</text:p>
          </table:table-cell>
          <table:table-cell office:value-type="string" calcext:value-type="string">
            <text:p>Die Station steht im südlich gelegenen Ortsteil Gustorf am nordwestlichen Rand eines Wohngebietes (Einfamilienhäuser). Das Kraftwerk Frimmersdorf befindet sich 2 km südlich zur Station, das Kraftwerk Neurath ist ca. 5 km südöstlich entfernt,. Ca. 4 km östlich befinden sich die Vereinigten Aluminiumwerke. Der Braunkohletagebau Garzweiler verläuft von Nord nach Süd ca. 2 km westlich an der Station vorbei. Die Autobahn A 540 verläuft ca. 700 m nördlich zur Station. Die Station ist frei anströmbar. <text:s/></text:p>
          </table:table-cell>
          <table:table-cell table:number-columns-repeated="3"/>
          <table:table-cell office:value-type="string" calcext:value-type="string">
            <text:p>0101000020E864000000000000E01914410000004065985541</text:p>
          </table:table-cell>
          <table:table-cell/>
          <table:table-cell office:value-type="float" office:value="64" calcext:value-type="float">
            <text:p>64</text:p>
          </table:table-cell>
          <table:table-cell/>
          <table:table-cell office:value-type="float" office:value="103211000" calcext:value-type="float">
            <text:p>103211000</text:p>
          </table:table-cell>
        </table:table-row>
        <table:table-row table:style-name="ro1">
          <table:table-cell office:value-type="float" office:value="2492" calcext:value-type="float">
            <text:p>2492</text:p>
          </table:table-cell>
          <table:table-cell office:value-type="string" calcext:value-type="string">
            <text:p>GRON</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GRON</text:p>
          </table:table-cell>
          <table:table-cell office:value-type="string" calcext:value-type="string">
            <text:p>Gronau</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944A1641000000C0D9125641</text:p>
          </table:table-cell>
          <table:table-cell/>
          <table:table-cell office:value-type="float" office:value="36" calcext:value-type="float">
            <text:p>36</text:p>
          </table:table-cell>
          <table:table-cell/>
          <table:table-cell office:value-type="float" office:value="103211000" calcext:value-type="float">
            <text:p>103211000</text:p>
          </table:table-cell>
        </table:table-row>
        <table:table-row table:style-name="ro1">
          <table:table-cell office:value-type="float" office:value="2493" calcext:value-type="float">
            <text:p>2493</text:p>
          </table:table-cell>
          <table:table-cell office:value-type="string" calcext:value-type="string">
            <text:p>GRW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GRWE</text:p>
          </table:table-cell>
          <table:table-cell office:value-type="string" calcext:value-type="string">
            <text:p>Grevenbroich-Wevelinghoven</text:p>
          </table:table-cell>
          <table:table-cell/>
          <table:table-cell office:value-type="string" calcext:value-type="string">
            <text:p>Luftqualitätsmessstelle</text:p>
          </table:table-cell>
          <table:table-cell office:value-type="string" calcext:value-type="string">
            <text:p>Die Station steht ca.2km nordöstlich von Grevenbroich am südöstlichen Rand des Vorortes Wevelinghoven auf einem gepflasterten Parkstreifen. Grund der Messung sind Beschwerden der Bürger über das Aluminium-Werk (VAM Hydro Aluminium) ca.2km südlich und die DvB Aufbereitungs GmbH im Industriegebiet Ost ca.1,5km südwestlich zur Station. Das direkte Umfeld der Station ist reine Wohnbebauung, umschlossen von Wiesen und Feldern. 1995 wurde eine halbjährige LRP-Messung unmittelbar vor dem Aluminiumwerk durchgeführt. MILIS-Messung fanden 1995 und 1997 in Gustorf ca. 4,5km südwestlich zur Station statt.</text:p>
          </table:table-cell>
          <table:table-cell table:number-columns-repeated="3"/>
          <table:table-cell office:value-type="string" calcext:value-type="string">
            <text:p>0101000020E8640000000000009C55144100000040BA9A5541</text:p>
          </table:table-cell>
          <table:table-cell/>
          <table:table-cell office:value-type="float" office:value="58" calcext:value-type="float">
            <text:p>58</text:p>
          </table:table-cell>
          <table:table-cell/>
          <table:table-cell office:value-type="float" office:value="103211000" calcext:value-type="float">
            <text:p>103211000</text:p>
          </table:table-cell>
        </table:table-row>
        <table:table-row table:style-name="ro1">
          <table:table-cell office:value-type="float" office:value="2494" calcext:value-type="float">
            <text:p>2494</text:p>
          </table:table-cell>
          <table:table-cell office:value-type="string" calcext:value-type="string">
            <text:p>GUEL</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GUEL</text:p>
          </table:table-cell>
          <table:table-cell office:value-type="string" calcext:value-type="string">
            <text:p>Gummersbach - Elbach</text:p>
          </table:table-cell>
          <table:table-cell/>
          <table:table-cell office:value-type="string" calcext:value-type="string">
            <text:p>Luftqualitätsmessstelle</text:p>
          </table:table-cell>
          <table:table-cell office:value-type="string" calcext:value-type="string">
            <text:p>Die Station steht auf einem Privat-Gelände neben einer Straße (nur geringer Kfz-Verkehr) in einer leichten Tallage. Das Umfeld besteht zu 90% aus Waldgebieten durchsetzt mit kleinen Ortschaften. Keine erkennbaren Emittenten. Erwähnenswert nur zwei Steinbrüche ca. 1,5 km westlich, eine Kläranlage 800 m nordwestlich. Im Umfeld der Station waren erhöhte Flechtenschäden festgestellt worden. Die Station ist frei anströmbar. Die Stadt Gummersbach ist ca. 8 km westlich.</text:p>
          </table:table-cell>
          <table:table-cell table:number-columns-repeated="3"/>
          <table:table-cell office:value-type="string" calcext:value-type="string">
            <text:p>0101000020E8640000000000006CF51741000000008D915541</text:p>
          </table:table-cell>
          <table:table-cell/>
          <table:table-cell office:value-type="float" office:value="220" calcext:value-type="float">
            <text:p>220</text:p>
          </table:table-cell>
          <table:table-cell/>
          <table:table-cell office:value-type="float" office:value="103211000" calcext:value-type="float">
            <text:p>103211000</text:p>
          </table:table-cell>
        </table:table-row>
        <table:table-row table:style-name="ro1">
          <table:table-cell office:value-type="float" office:value="2495" calcext:value-type="float">
            <text:p>2495</text:p>
          </table:table-cell>
          <table:table-cell office:value-type="string" calcext:value-type="string">
            <text:p>GUL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GUL2</text:p>
          </table:table-cell>
          <table:table-cell office:value-type="string" calcext:value-type="string">
            <text:p>Gütersloh</text:p>
          </table:table-cell>
          <table:table-cell/>
          <table:table-cell office:value-type="string" calcext:value-type="string">
            <text:p>Luftqualitätsmessstelle</text:p>
          </table:table-cell>
          <table:table-cell office:value-type="string" calcext:value-type="string">
            <text:p>Die Station steht östlich des Stadtkerns auf dem Gelände der Mieler Werke. Grund der Messung sind mögliche Emmissionen des Spannplattenwerkes Pfleiderer/Wirus2 Industrie, dass sich ca. 300m westlich der Station befindet. In diesem werkwerden Spannplatten verleimt, getrocknet und durch Verbrennung entsorgt. Weitere Wirus Werke befinden sich ca. 1KM südwestlich bzw. nordöstlich zur Station, die aber mehr zum Fertigungsbereich zählen (Möbel, Türen). Umgeben ist das nordöstliche Werk von einem grossen Gewerbegebiet. Im Süden sind noch die Bertelsmannwerke mit grossem Heizkraftwerk (ca. 750m südsüdost) zu erwähnen. Verkehrsimmissionen könnten von einer Umgehungsstrasse die ca. 70m östlich an der Station vorbeiführt gemessen werden. Die Anströmung aus nördlichen Richtungen ist durch ein 40m hohes Miele Gebäude (Entfernung ca. 100m) beeinträchtigt. Zum MILIS-Standort Sept. 1995 ist es ca. 1,5km in südwestlicher Richtung weit.</text:p>
          </table:table-cell>
          <table:table-cell table:number-columns-repeated="3"/>
          <table:table-cell office:value-type="string" calcext:value-type="string">
            <text:p>0101000020E864000000000000CC0F1C4100000080F6F05541</text:p>
          </table:table-cell>
          <table:table-cell/>
          <table:table-cell office:value-type="float" office:value="81" calcext:value-type="float">
            <text:p>81</text:p>
          </table:table-cell>
          <table:table-cell/>
          <table:table-cell office:value-type="float" office:value="103211000" calcext:value-type="float">
            <text:p>103211000</text:p>
          </table:table-cell>
        </table:table-row>
        <table:table-row table:style-name="ro1">
          <table:table-cell office:value-type="float" office:value="2496" calcext:value-type="float">
            <text:p>2496</text:p>
          </table:table-cell>
          <table:table-cell office:value-type="string" calcext:value-type="string">
            <text:p>GULO</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GULO</text:p>
          </table:table-cell>
          <table:table-cell office:value-type="string" calcext:value-type="string">
            <text:p>Gütersloh</text:p>
          </table:table-cell>
          <table:table-cell/>
          <table:table-cell office:value-type="string" calcext:value-type="string">
            <text:p>Luftqualitätsmessstelle</text:p>
          </table:table-cell>
          <table:table-cell office:value-type="string" calcext:value-type="string">
            <text:p>Die Station steht ca. 1 km vom Ortskern in südöstlicher Richtung auf dem Gelände des Wasserwerks. Zum Standort 8/91 ist es ca. 700 m in gleicher Richtung weit. 100 m nordöstlich verläuft die Güterbahnstrecke Köln-Minden. Eine metallverarbeitende Fabrik befindet sich ca. 100 m südwestlich zur Station. Nördlich, ebenfalls 100 m entfernt, befindet sich eine Holz- und Kunststoffabrik. Daran schließt sich ein großes Industriegebiet (Miele) an. Die Station ist frei anströmbar.</text:p>
          </table:table-cell>
          <table:table-cell table:number-columns-repeated="3"/>
          <table:table-cell office:value-type="string" calcext:value-type="string">
            <text:p>0101000020E86400000000000060F31B41000000C00DF05541</text:p>
          </table:table-cell>
          <table:table-cell/>
          <table:table-cell office:value-type="float" office:value="78" calcext:value-type="float">
            <text:p>78</text:p>
          </table:table-cell>
          <table:table-cell/>
          <table:table-cell office:value-type="float" office:value="103211000" calcext:value-type="float">
            <text:p>103211000</text:p>
          </table:table-cell>
        </table:table-row>
        <table:table-row table:style-name="ro1">
          <table:table-cell office:value-type="float" office:value="2278" calcext:value-type="float">
            <text:p>2278</text:p>
          </table:table-cell>
          <table:table-cell office:value-type="string" calcext:value-type="string">
            <text:p>HAEC</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0557" calcext:value-type="float">
            <text:p>40557</text:p>
          </table:table-cell>
          <table:table-cell office:value-type="string" calcext:value-type="string">
            <text:p>HAEC</text:p>
          </table:table-cell>
          <table:table-cell office:value-type="string" calcext:value-type="string">
            <text:p>Hagen Eckeseyer Str. 7</text:p>
          </table:table-cell>
          <table:table-cell/>
          <table:table-cell office:value-type="string" calcext:value-type="string">
            <text:p>Luftqualitätsmessstelle</text:p>
          </table:table-cell>
          <table:table-cell office:value-type="string" calcext:value-type="string">
            <text:p>Die NO2-Passivsammler sind an einem Schildermast Richtung Straße vor Hausnr. 7 der von Nordwesten nach Südosten verlaufenden, 5-spurigen Eckeseyer Straße befestigt. Die beiden Fahrbahnen sind durch einen Parkplatz getrennt, über dem eine Hochbrücke der B54 verläuft. Die Häuser im Bereich des Messpunktes sind 5-6-geschossig. Auf der Straßenseite des NO2-Passivsammlers ist die Bebauung durchgängig, aber auf der gegenüberliegenden Straßenseite uneinheitlich und weist Lücken auf. Dieser Abschnitt der Eckeseyer Straße dient als Verbindungsstraße von der B54 zum Stadtkern. In ca. 70 m Richtung SO mündet die Eckeseyer Straße dann in einer großen Kreuzung auf die L700 und K1. In 2,55 km Richtung NW befindet sich die A1 und in 3,2 km Richtung NO die A46, welche sich als Zubringer für die L703 mit der A45 kreuzt und das Autobahnkreuz Hagen in 3,6 km Richtung O als wichtigen Verkehrsknotenpunkt kreuzt. In ca. 100 m Richtung W vom Messpunkt aus befindet sich eine 10-15 spurige Bahntrasse. Ein großes Industriegebiet erstreckt sich nordwestlich von 300-1500 m Entfernung entlang des Volme, einem Nebenfluss der Ruhr. Das Industriegebiet ist über Bahntrassen mit dem 3,25 km entfernten Güterbahnhof in Richtung NW verbunden. Weitere Industriegebiete erstrecken sich in 170 m Richtung SW entlang des Flusses Ennepe Richtung SW und in 3,35 km Richtung NO entlang des Flusses Lenne.</text:p>
          </table:table-cell>
          <table:table-cell table:number-columns-repeated="2"/>
          <table:table-cell office:value-type="string" calcext:value-type="string">
            <text:p>DENW403</text:p>
          </table:table-cell>
          <table:table-cell office:value-type="string" calcext:value-type="string">
            <text:p>0101000020E86400000000000018FC1741000000C027B65541</text:p>
          </table:table-cell>
          <table:table-cell office:value-type="string" calcext:value-type="string">
            <text:p>Verkehr</text:p>
          </table:table-cell>
          <table:table-cell office:value-type="float" office:value="106" calcext:value-type="float">
            <text:p>106</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497" calcext:value-type="float">
            <text:p>2497</text:p>
          </table:table-cell>
          <table:table-cell office:value-type="string" calcext:value-type="string">
            <text:p>HAE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HAES</text:p>
          </table:table-cell>
          <table:table-cell office:value-type="string" calcext:value-type="string">
            <text:p>Hagen Enneper Straße</text:p>
          </table:table-cell>
          <table:table-cell/>
          <table:table-cell office:value-type="string" calcext:value-type="string">
            <text:p>Luftqualitätsmessstelle</text:p>
          </table:table-cell>
          <table:table-cell office:value-type="string" calcext:value-type="string">
            <text:p>Die NO2-Passivsammler sind an einem Mast vor Haus Nr. 140a unter Parkhinweisschildern an der aus nord-westlicher in süd-östlicher Richtung verlaufende 4-spurigen Bundesstraße B7/L700 befestigt. Das Gebäude im Bereich des Messpunktes gehört zur Brandt-Zwieback-Schokoladen GmbH &amp; CO. KG und auf der gegenüberliegenden Seite befindet sich ein größeres Gewerbegebiet (Westerbauer). In westlicher Richtung befindet sich in ca. 450m Entfernung die Kreisstraße K15 und in östlicher Richtung befindet sich in ca. 1km Entfernung die Landstraße L807. Ca. 2,5 km entfernt befindet sich in nord-westlicher Richtung die BAB A1. Es führen 3 Eisenbahnlinien vorbei, eine in ca. 75m südlich, ca. 280m südlich und ca. 360m nördlich.</text:p>
          </table:table-cell>
          <table:table-cell table:number-columns-repeated="2"/>
          <table:table-cell office:value-type="string" calcext:value-type="string">
            <text:p>DENW255</text:p>
          </table:table-cell>
          <table:table-cell office:value-type="string" calcext:value-type="string">
            <text:p>0101000020E8640000000000009CB217410000004077B35541</text:p>
          </table:table-cell>
          <table:table-cell office:value-type="string" calcext:value-type="string">
            <text:p>Verkehr</text:p>
          </table:table-cell>
          <table:table-cell office:value-type="float" office:value="140" calcext:value-type="float">
            <text:p>140</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498" calcext:value-type="float">
            <text:p>2498</text:p>
          </table:table-cell>
          <table:table-cell office:value-type="string" calcext:value-type="string">
            <text:p>HAHL</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HAHL</text:p>
          </table:table-cell>
          <table:table-cell office:value-type="string" calcext:value-type="string">
            <text:p>Hagen-Hohenlimburg</text:p>
          </table:table-cell>
          <table:table-cell/>
          <table:table-cell office:value-type="string" calcext:value-type="string">
            <text:p>Luftqualitätsmessstelle</text:p>
          </table:table-cell>
          <table:table-cell table:number-columns-repeated="3"/>
          <table:table-cell office:value-type="string" calcext:value-type="string">
            <text:p>DENW285</text:p>
          </table:table-cell>
          <table:table-cell office:value-type="string" calcext:value-type="string">
            <text:p>0101000020E864000000000000C47E18410000004020B45541</text:p>
          </table:table-cell>
          <table:table-cell office:value-type="string" calcext:value-type="string">
            <text:p>Industrie</text:p>
          </table:table-cell>
          <table:table-cell office:value-type="float" office:value="129" calcext:value-type="float">
            <text:p>129</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499" calcext:value-type="float">
            <text:p>2499</text:p>
          </table:table-cell>
          <table:table-cell office:value-type="string" calcext:value-type="string">
            <text:p>HAHO</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HAHO</text:p>
          </table:table-cell>
          <table:table-cell office:value-type="string" calcext:value-type="string">
            <text:p>Hagen-Hohenlimburg</text:p>
          </table:table-cell>
          <table:table-cell/>
          <table:table-cell office:value-type="string" calcext:value-type="string">
            <text:p>Luftqualitätsmessstelle</text:p>
          </table:table-cell>
          <table:table-cell office:value-type="string" calcext:value-type="string">
            <text:p>Die Station steht ca 6km östlich von Hagen im Stadtteil Hohenlimburg ortsmittig auf dem Parkplatz der Stadtverwaltung. Vekehrsimmissionen von den stark befahrenden umliegenden Starßen sowie reger Parkplatzbetrieb können die Messung beeinflussen. Westlich, östlich und südöstlich zur Station befinden sich zahlreiche metallverarbeitende Industriebetriebe (Bilstein-Achsen und Gelenkwellen ca. 250m nordwestlich, Krupp-Hoesch ca. 1,5 km östlich, diverse Walswerke ca. 1,5 km südöstlich). Zur Station Iserlohn-Letmathe ist es ca. 3,5 km in Richtung Nordost. Die Station ist frei anströmbar.</text:p>
          </table:table-cell>
          <table:table-cell table:number-columns-repeated="3"/>
          <table:table-cell office:value-type="string" calcext:value-type="string">
            <text:p>0101000020E864000000000000BC6C1841000000C08EB45541</text:p>
          </table:table-cell>
          <table:table-cell/>
          <table:table-cell office:value-type="float" office:value="130" calcext:value-type="float">
            <text:p>130</text:p>
          </table:table-cell>
          <table:table-cell/>
          <table:table-cell office:value-type="float" office:value="103211000" calcext:value-type="float">
            <text:p>103211000</text:p>
          </table:table-cell>
        </table:table-row>
        <table:table-row table:style-name="ro1">
          <table:table-cell office:value-type="float" office:value="2500" calcext:value-type="float">
            <text:p>2500</text:p>
          </table:table-cell>
          <table:table-cell office:value-type="string" calcext:value-type="string">
            <text:p>HAMH</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HAMH</text:p>
          </table:table-cell>
          <table:table-cell office:value-type="string" calcext:value-type="string">
            <text:p>Hamm-Hövel</text:p>
          </table:table-cell>
          <table:table-cell/>
          <table:table-cell office:value-type="string" calcext:value-type="string">
            <text:p>Luftqualitätsmessstelle</text:p>
          </table:table-cell>
          <table:table-cell office:value-type="string" calcext:value-type="string">
            <text:p>Die Station steht im ca. 4Km nordwestlich gelegenen Vorort von Hamm auf einer Grünfläche. Das direkte Umfeld ist reine Wohnbebauung. Um dieses Wohngebiet herum befinden sich in südlicher und östlicher Richtung (Entfernung 1-1,5Km) große Gewerbe- bzw Industriegebiete. Hinter dem südlich gelegenen Gebiet erstreckt sich das Hafengebiet am Datteln-Hamm-Kanal mit zahlreichen Verladeanlagen. Ca. 2 Km südwestlich zur Station befindet sich eine Mülldeponie und Verbrennungsanlage. Dahinter ca. 3,5 Km in der selben Richtung beginnen die Kraftwerke Gerstein, hier sollen Ersatzbrennstoffe verfeuert werden. Da sich die Grünfläche an der Zufahrt zum Marktplatz und zum Einkaufszentrum mit zahlreichen Parkplätzen befindet, können zu "Stoßzeiten" Verkehrsimmissionen gemessen werden.</text:p>
          </table:table-cell>
          <table:table-cell table:number-columns-repeated="3"/>
          <table:table-cell office:value-type="string" calcext:value-type="string">
            <text:p>0101000020E8640000000000004448194100000000A4D95541</text:p>
          </table:table-cell>
          <table:table-cell/>
          <table:table-cell office:value-type="float" office:value="65" calcext:value-type="float">
            <text:p>65</text:p>
          </table:table-cell>
          <table:table-cell/>
          <table:table-cell office:value-type="float" office:value="103211000" calcext:value-type="float">
            <text:p>103211000</text:p>
          </table:table-cell>
        </table:table-row>
        <table:table-row table:style-name="ro1">
          <table:table-cell office:value-type="float" office:value="2501" calcext:value-type="float">
            <text:p>2501</text:p>
          </table:table-cell>
          <table:table-cell office:value-type="string" calcext:value-type="string">
            <text:p>HAW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HAWE</text:p>
          </table:table-cell>
          <table:table-cell office:value-type="string" calcext:value-type="string">
            <text:p>Hagen-Wehringhausen</text:p>
          </table:table-cell>
          <table:table-cell/>
          <table:table-cell office:value-type="string" calcext:value-type="string">
            <text:p>Luftqualitätsmessstelle</text:p>
          </table:table-cell>
          <table:table-cell office:value-type="string" calcext:value-type="string">
            <text:p>Die Station steht im südwestlich gelegenden Ortsteil in einer Nebenstraße, ca 20 m östlich der nach Süüden verlaufenden Varta Betriebe. Nach Norden schließen sich zahlreiche Betriebe mit überwiegender Metallverarbeitung an. Der östliche Raum um die Station herum ist durch die Wohnbebauung geprägt. Straßenimsisionen könnten durch die stark befahrende Bundesstraße 7 ( ca. 100 m südwestlich ) die Messungen beeinflussen. Zu erwähnen wäre noch eine Müllverbrennung ca. 2 km nordöstlich zur Station. Durch Varta und ein angrenzendes Wohnhaus ( 3 Etagen ) ist die Station nur bedingt anströmbar.</text:p>
          </table:table-cell>
          <table:table-cell table:number-columns-repeated="3"/>
          <table:table-cell office:value-type="string" calcext:value-type="string">
            <text:p>0101000020E86400000000000044F717410000000062B55541</text:p>
          </table:table-cell>
          <table:table-cell/>
          <table:table-cell office:value-type="float" office:value="145" calcext:value-type="float">
            <text:p>145</text:p>
          </table:table-cell>
          <table:table-cell/>
          <table:table-cell office:value-type="float" office:value="103211000" calcext:value-type="float">
            <text:p>103211000</text:p>
          </table:table-cell>
        </table:table-row>
        <table:table-row table:style-name="ro1">
          <table:table-cell office:value-type="float" office:value="2502" calcext:value-type="float">
            <text:p>2502</text:p>
          </table:table-cell>
          <table:table-cell office:value-type="string" calcext:value-type="string">
            <text:p>HBM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HBME</text:p>
          </table:table-cell>
          <table:table-cell office:value-type="string" calcext:value-type="string">
            <text:p>Horn - Bad Meinberg</text:p>
          </table:table-cell>
          <table:table-cell/>
          <table:table-cell office:value-type="string" calcext:value-type="string">
            <text:p>Luftqualitätsmessstelle</text:p>
          </table:table-cell>
          <table:table-cell office:value-type="string" calcext:value-type="string">
            <text:p>Die Meßstelle liegt zwischen den Ortsteilen Horn (südwestlich) und Bad Meinberg (nordöstlich), östlich des Lippischen Waldes, Eggegebirge südlich. Ca. 600m westlich der Meßstelle ist eine große Spannplattenherstellungsfabrik (Größe ca. 1km von N nach S und ca. 500m von W nach O), eine Mülldeponie ca. 1,4km nordwestlich. <text:s/>Keine weiteren Emittenten im Nahbereich (evtl. Hausbrand). <text:s/>Die Station ist frei anströmbar.</text:p>
          </table:table-cell>
          <table:table-cell table:number-columns-repeated="3"/>
          <table:table-cell office:value-type="string" calcext:value-type="string">
            <text:p>0101000020E8640000000000003C601E4100000040A9ED5541</text:p>
          </table:table-cell>
          <table:table-cell/>
          <table:table-cell office:value-type="float" office:value="221" calcext:value-type="float">
            <text:p>221</text:p>
          </table:table-cell>
          <table:table-cell/>
          <table:table-cell office:value-type="float" office:value="103211000" calcext:value-type="float">
            <text:p>103211000</text:p>
          </table:table-cell>
        </table:table-row>
        <table:table-row table:style-name="ro1">
          <table:table-cell office:value-type="float" office:value="2503" calcext:value-type="float">
            <text:p>2503</text:p>
          </table:table-cell>
          <table:table-cell office:value-type="string" calcext:value-type="string">
            <text:p>HED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HEDE</text:p>
          </table:table-cell>
          <table:table-cell office:value-type="string" calcext:value-type="string">
            <text:p>Herdecke-Zentrum</text:p>
          </table:table-cell>
          <table:table-cell/>
          <table:table-cell office:value-type="string" calcext:value-type="string">
            <text:p>Luftqualitätsmessstelle</text:p>
          </table:table-cell>
          <table:table-cell office:value-type="string" calcext:value-type="string">
            <text:p>Die Station steht im südlich gelegenen Zentrum an der Bundesstr. B 54/234, die Witten mit Wetter und Hagen verbindet. Hohes Verkehrsaufkommen macht den Bau einer Umgehungsstr. erforderlich. Es handelt sich in diesem Fall, um eine Verkehrsmessung. Ein weiterer Verkehrsemittent ist die A 1 ca. 1 km südöstlich. Ca. 1 km westlich der Station befindet sich ein Kohlekraftwerk, ca. 500 m nordwestlich steht eine Farbenfabrik. Durch die umliegende Bebauung könnte die Windmessung beeinträchtigt werden.</text:p>
          </table:table-cell>
          <table:table-cell table:number-columns-repeated="3"/>
          <table:table-cell office:value-type="string" calcext:value-type="string">
            <text:p>0101000020E86400000000000050DA174100000080DFB95541</text:p>
          </table:table-cell>
          <table:table-cell/>
          <table:table-cell office:value-type="float" office:value="120" calcext:value-type="float">
            <text:p>120</text:p>
          </table:table-cell>
          <table:table-cell/>
          <table:table-cell office:value-type="float" office:value="103211000" calcext:value-type="float">
            <text:p>103211000</text:p>
          </table:table-cell>
        </table:table-row>
        <table:table-row table:style-name="ro1">
          <table:table-cell office:value-type="float" office:value="2504" calcext:value-type="float">
            <text:p>2504</text:p>
          </table:table-cell>
          <table:table-cell office:value-type="string" calcext:value-type="string">
            <text:p>HEIL</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HEIL</text:p>
          </table:table-cell>
          <table:table-cell office:value-type="string" calcext:value-type="string">
            <text:p>Heiligenhaus - Unterilp</text:p>
          </table:table-cell>
          <table:table-cell/>
          <table:table-cell office:value-type="string" calcext:value-type="string">
            <text:p>Luftqualitätsmessstelle</text:p>
          </table:table-cell>
          <table:table-cell office:value-type="string" calcext:value-type="string">
            <text:p>Die Station steht im westlich gelegenen Stadtteil auf dem Budeswehrdepotgelände. Westlich dieses Geländes schließt sich ein Industriegebiet mit überwiegender Metallverarbeitung an. Das restliche Umfeld ist reine Wohnbebauung. Die Bundesstraße 227 verläuft ca . 750 m südlich. Die Station ist frei anströmbar.</text:p>
          </table:table-cell>
          <table:table-cell table:number-columns-repeated="3"/>
          <table:table-cell office:value-type="string" calcext:value-type="string">
            <text:p>0101000020E86400000000000098D015410000004064B35541</text:p>
          </table:table-cell>
          <table:table-cell/>
          <table:table-cell office:value-type="float" office:value="120" calcext:value-type="float">
            <text:p>120</text:p>
          </table:table-cell>
          <table:table-cell/>
          <table:table-cell office:value-type="float" office:value="103211000" calcext:value-type="float">
            <text:p>103211000</text:p>
          </table:table-cell>
        </table:table-row>
        <table:table-row table:style-name="ro1">
          <table:table-cell office:value-type="float" office:value="2505" calcext:value-type="float">
            <text:p>2505</text:p>
          </table:table-cell>
          <table:table-cell office:value-type="string" calcext:value-type="string">
            <text:p>HENF</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HENF</text:p>
          </table:table-cell>
          <table:table-cell office:value-type="string" calcext:value-type="string">
            <text:p>Hennef</text:p>
          </table:table-cell>
          <table:table-cell/>
          <table:table-cell office:value-type="string" calcext:value-type="string">
            <text:p>Luftqualitätsmessstelle</text:p>
          </table:table-cell>
          <table:table-cell office:value-type="string" calcext:value-type="string">
            <text:p>1. Messung vom 30.03.1994 bis 02.05.1994 2. Messung vom 01.08.1996 bis 02.09.1996 3. Messung vom 30.06.2000 bis 01.08.2000 Hennef, Kleinstadt, ca. 5km östlich von Siegburg. Der Meßplatz liegt ca. 10m südlich der stark befahrenen Bundesstraße B8 (Meßursache). Gewerbegebiete befinden sich ca. 200m südlich und ca. 1,2km nordwestlich. Die BAB A560 nur geringer Kfz-Verkehr. Die Stadt Hennef liegt in einer kleinen Tallage (Sieg). Reine Verkehrsmessung. Die Station ist nicht frei anströmbar (Häuserschlucht). Bei der Aufstellung der Station wurden Dacharbeiten am Rathaus ausgeführt. Staubildung und eventuell erhöhte Meßwerte durch die Baustelle mit einspuriger Verkehrsführung und Ampelsteuerung sind wahrscheinlich.</text:p>
          </table:table-cell>
          <table:table-cell table:number-columns-repeated="3"/>
          <table:table-cell office:value-type="string" calcext:value-type="string">
            <text:p>0101000020E864000000000000E82117410000000064765541</text:p>
          </table:table-cell>
          <table:table-cell/>
          <table:table-cell office:value-type="float" office:value="69" calcext:value-type="float">
            <text:p>69</text:p>
          </table:table-cell>
          <table:table-cell/>
          <table:table-cell office:value-type="float" office:value="103211000" calcext:value-type="float">
            <text:p>103211000</text:p>
          </table:table-cell>
        </table:table-row>
        <table:table-row table:style-name="ro1">
          <table:table-cell office:value-type="float" office:value="2506" calcext:value-type="float">
            <text:p>2506</text:p>
          </table:table-cell>
          <table:table-cell office:value-type="string" calcext:value-type="string">
            <text:p>HENN</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HENN</text:p>
          </table:table-cell>
          <table:table-cell office:value-type="string" calcext:value-type="string">
            <text:p>Hennef</text:p>
          </table:table-cell>
          <table:table-cell/>
          <table:table-cell office:value-type="string" calcext:value-type="string">
            <text:p>Luftqualitätsmessstelle</text:p>
          </table:table-cell>
          <table:table-cell office:value-type="string" calcext:value-type="string">
            <text:p>Die Sation steht ca 250m südwestlich der Starßenmessung August 96 auf dem Parkstreifen der Feuerwehr. Hennef liegt in einer kleinenTallage (Sieg) ca 5 km östlich von Siegburg. Emittenten sind im näheren Umfeld nicht zu finden. Vekehrsimmisionen könnten von der Bundesstraße 8 (ca 100 m nördlich) und der BAB 560 (ca 1 km nördlich) gemessen werden. <text:s/>Zu erwähnen wäre noch ein Gewerbegebiet ca 1 km nordwestlich. Die Anströmung des Containers ist durch das 15 m südlich gelegende Feuerwehrhaus eingeschränkt.</text:p>
          </table:table-cell>
          <table:table-cell table:number-columns-repeated="3"/>
          <table:table-cell office:value-type="string" calcext:value-type="string">
            <text:p>0101000020E864000000000000B81C1741000000C05A765541</text:p>
          </table:table-cell>
          <table:table-cell/>
          <table:table-cell office:value-type="float" office:value="69" calcext:value-type="float">
            <text:p>69</text:p>
          </table:table-cell>
          <table:table-cell/>
          <table:table-cell office:value-type="float" office:value="103211000" calcext:value-type="float">
            <text:p>103211000</text:p>
          </table:table-cell>
        </table:table-row>
        <table:table-row table:style-name="ro1">
          <table:table-cell office:value-type="float" office:value="2507" calcext:value-type="float">
            <text:p>2507</text:p>
          </table:table-cell>
          <table:table-cell office:value-type="string" calcext:value-type="string">
            <text:p>HERD</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HERD</text:p>
          </table:table-cell>
          <table:table-cell office:value-type="string" calcext:value-type="string">
            <text:p>Herdecke</text:p>
          </table:table-cell>
          <table:table-cell/>
          <table:table-cell office:value-type="string" calcext:value-type="string">
            <text:p>Luftqualitätsmessstelle</text:p>
          </table:table-cell>
          <table:table-cell office:value-type="string" calcext:value-type="string">
            <text:p>Die Station steht am südlichen Hang des Vororts Kirchende auf einem Parkplatz des anliegenden Altenheims ca. 2 km nordwestlich vom Ortskern Herdecke entfernt. Hier befinden sich einige metallverarbeitende Fabriken. Eine weitere Metallfabrik liegt 1,5 km nordöstlich zur Station. In gleicher Richtung verläuft in einer Entfernung von ca. 3,5 km die Sauerlandlinie A45. Ca. 1 km östlich ist noch die stark befahrene B54/234 zu nennen. Das Umfeld kann man als bergig bezeichnen. Die Station ist jedoch frei anströmbar. <text:s/>Abgebaut für Pilotmessungen nach 40/2, Messung im Zuge der Neukonzeption LUQS2000 eingestellt.</text:p>
          </table:table-cell>
          <table:table-cell table:number-columns-repeated="2"/>
          <table:table-cell office:value-type="string" calcext:value-type="string">
            <text:p>DENW014</text:p>
          </table:table-cell>
          <table:table-cell office:value-type="string" calcext:value-type="string">
            <text:p>0101000020E864000000000000BCCA174100000000DEBB5541</text:p>
          </table:table-cell>
          <table:table-cell office:value-type="string" calcext:value-type="string">
            <text:p>Hintergrund</text:p>
          </table:table-cell>
          <table:table-cell office:value-type="float" office:value="175" calcext:value-type="float">
            <text:p>175</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508" calcext:value-type="float">
            <text:p>2508</text:p>
          </table:table-cell>
          <table:table-cell office:value-type="string" calcext:value-type="string">
            <text:p>HERN</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HERN</text:p>
          </table:table-cell>
          <table:table-cell office:value-type="string" calcext:value-type="string">
            <text:p>Herne-Süd</text:p>
          </table:table-cell>
          <table:table-cell/>
          <table:table-cell office:value-type="string" calcext:value-type="string">
            <text:p>Luftqualitätsmessstelle</text:p>
          </table:table-cell>
          <table:table-cell office:value-type="string" calcext:value-type="string">
            <text:p>Die Station steht ca. 1,5 km südlich des Ortszentrums in einer Sackgasse auf einem Schulgelände. Ca. 250 m westlich verläuft die stark befahrene B51 sowie in gleicher Richtung (Entfernung ca. 1 km) die BAB A43. Als weitere Verkehrsbeeinflussung wäre noch das Autobahnkreuz Herne (Verbindung BAB A43 und BAB A42) ca. 2,5 km nordwestlich zu nennen. Dahinter befindet sich ein großes Kraftwerk und das Herner Hafengebiet. Südlich und Südwestlich der Station gibt es noch einige Steinkohleschachtanlagen und metallverarbeitende Fabriken. Das nähere Umfeld ist reine Wohnbebauung. Das Gelände ist flach und eben, die Station frei anströmbar.</text:p>
          </table:table-cell>
          <table:table-cell table:number-columns-repeated="2"/>
          <table:table-cell office:value-type="string" calcext:value-type="string">
            <text:p>DENW023</text:p>
          </table:table-cell>
          <table:table-cell office:value-type="string" calcext:value-type="string">
            <text:p>0101000020E86400000000000070FF1641000000C02AC85541</text:p>
          </table:table-cell>
          <table:table-cell office:value-type="string" calcext:value-type="string">
            <text:p>Hintergrund</text:p>
          </table:table-cell>
          <table:table-cell office:value-type="float" office:value="70" calcext:value-type="float">
            <text:p>70</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509" calcext:value-type="float">
            <text:p>2509</text:p>
          </table:table-cell>
          <table:table-cell office:value-type="string" calcext:value-type="string">
            <text:p>HERT</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HERT</text:p>
          </table:table-cell>
          <table:table-cell office:value-type="string" calcext:value-type="string">
            <text:p>Herten-Langenbochum</text:p>
          </table:table-cell>
          <table:table-cell/>
          <table:table-cell office:value-type="string" calcext:value-type="string">
            <text:p>Luftqualitätsmessstelle</text:p>
          </table:table-cell>
          <table:table-cell office:value-type="string" calcext:value-type="string">
            <text:p>Die Station steht auf einem Schulgelände an einer Wohnstraße ca. 1,5 km nordwestlich des Ortskerns. Ca. 3 km südlich verläuft die Autobahn A3, nordwestlich in einer Entfernung von 1 km befindet sich die Zeche Schlägel und Eisen. Im Westen der Station schließen sich Felder, Wiesen und Wald (Westerholt) an, nach Osten hin befinden sich Wohnsiedlungen. Die Station steht oberhalb des Stadtkerns, das Umfeld kann man als hügelig bezeichnen. Die Station ist jedoch frei anströmbar.</text:p>
          </table:table-cell>
          <table:table-cell table:number-columns-repeated="2"/>
          <table:table-cell office:value-type="string" calcext:value-type="string">
            <text:p>DENW018</text:p>
          </table:table-cell>
          <table:table-cell office:value-type="string" calcext:value-type="string">
            <text:p>0101000020E864000000000000F8971641000000803CD05541</text:p>
          </table:table-cell>
          <table:table-cell office:value-type="string" calcext:value-type="string">
            <text:p>Hintergrund</text:p>
          </table:table-cell>
          <table:table-cell office:value-type="float" office:value="102" calcext:value-type="float">
            <text:p>102</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510" calcext:value-type="float">
            <text:p>2510</text:p>
          </table:table-cell>
          <table:table-cell office:value-type="string" calcext:value-type="string">
            <text:p>HERW</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HERW</text:p>
          </table:table-cell>
          <table:table-cell office:value-type="string" calcext:value-type="string">
            <text:p>Herne - Wanner Norden</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A8A216410000000067CA5541</text:p>
          </table:table-cell>
          <table:table-cell/>
          <table:table-cell office:value-type="float" office:value="46" calcext:value-type="float">
            <text:p>46</text:p>
          </table:table-cell>
          <table:table-cell/>
          <table:table-cell office:value-type="float" office:value="103211000" calcext:value-type="float">
            <text:p>103211000</text:p>
          </table:table-cell>
        </table:table-row>
        <table:table-row table:style-name="ro1">
          <table:table-cell office:value-type="float" office:value="2511" calcext:value-type="float">
            <text:p>2511</text:p>
          </table:table-cell>
          <table:table-cell office:value-type="string" calcext:value-type="string">
            <text:p>HESB</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HESB</text:p>
          </table:table-cell>
          <table:table-cell office:value-type="string" calcext:value-type="string">
            <text:p>Herdecke Schraberg</text:p>
          </table:table-cell>
          <table:table-cell/>
          <table:table-cell office:value-type="string" calcext:value-type="string">
            <text:p>Luftqualitätsmessstelle</text:p>
          </table:table-cell>
          <table:table-cell office:value-type="string" calcext:value-type="string">
            <text:p>Die Station steht ca.2,5Km nördlich des Zentrums von Herdecke im Vorort Schraberg am nordöstlichen Rand eines Gewerbegebietes auf einem mit Schotter befestigten Gehweg. Grund der Messung sind Beschwerden über Staubbelastungen, die von der Fa.Vorberg Bauschutt-Schradderung) erzeugt werden sollen. Der Betrieb befindet sicht ca.100m südwestlich der Messstation. Nördlich der Station erstreckt sich das Wohngebiet Semberg bis auf eine Höhe von ca. 190m. Aus dieser Richtung ist durch hohen Baumbewuchs die Station nicht frei anströmbar, was vor allem die Winddaten beeinträchtigt.</text:p>
          </table:table-cell>
          <table:table-cell table:number-columns-repeated="3"/>
          <table:table-cell office:value-type="string" calcext:value-type="string">
            <text:p>0101000020E86400000000000010E3174100000040A6BC5541</text:p>
          </table:table-cell>
          <table:table-cell/>
          <table:table-cell office:value-type="float" office:value="155" calcext:value-type="float">
            <text:p>155</text:p>
          </table:table-cell>
          <table:table-cell/>
          <table:table-cell office:value-type="float" office:value="103211000" calcext:value-type="float">
            <text:p>103211000</text:p>
          </table:table-cell>
        </table:table-row>
        <table:table-row table:style-name="ro1">
          <table:table-cell office:value-type="float" office:value="2512" calcext:value-type="float">
            <text:p>2512</text:p>
          </table:table-cell>
          <table:table-cell office:value-type="string" calcext:value-type="string">
            <text:p>HILD</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HILD</text:p>
          </table:table-cell>
          <table:table-cell office:value-type="string" calcext:value-type="string">
            <text:p>Hilden</text:p>
          </table:table-cell>
          <table:table-cell/>
          <table:table-cell office:value-type="string" calcext:value-type="string">
            <text:p>Luftqualitätsmessstelle</text:p>
          </table:table-cell>
          <table:table-cell office:value-type="string" calcext:value-type="string">
            <text:p>Die Station steht an einem Schulgelände im östlichen Teil der Stadt Hilden. 500 m östlich der Station verläuft die BAB A3. Das Umfeld ist reines Wohngebiet. Die Straße, die an der Station vorbeiläuft, wird ausschließlich vom Anliegerverkehr bzw. vom schulischen Betrieb genutzt. Das Gelände ist flach und eben, die Station frei anströmbar. <text:s/>Messung im Zuge der Neukonzeption LUQS2000 eingestellt.</text:p>
          </table:table-cell>
          <table:table-cell table:number-columns-repeated="2"/>
          <table:table-cell office:value-type="string" calcext:value-type="string">
            <text:p>DENW049</text:p>
          </table:table-cell>
          <table:table-cell office:value-type="string" calcext:value-type="string">
            <text:p>0101000020E8640000000000002CC51541000000C070A15541</text:p>
          </table:table-cell>
          <table:table-cell office:value-type="string" calcext:value-type="string">
            <text:p>Hintergrund</text:p>
          </table:table-cell>
          <table:table-cell office:value-type="float" office:value="58" calcext:value-type="float">
            <text:p>58</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513" calcext:value-type="float">
            <text:p>2513</text:p>
          </table:table-cell>
          <table:table-cell office:value-type="string" calcext:value-type="string">
            <text:p>HILM</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HILM</text:p>
          </table:table-cell>
          <table:table-cell office:value-type="string" calcext:value-type="string">
            <text:p>Hilden</text:p>
          </table:table-cell>
          <table:table-cell/>
          <table:table-cell office:value-type="string" calcext:value-type="string">
            <text:p>Luftqualitätsmessstelle</text:p>
          </table:table-cell>
          <table:table-cell office:value-type="string" calcext:value-type="string">
            <text:p>Die Station steht ca. 10m südwestlich einer stark befahrenen Straßenkreuzung (B228 und L403). Staubildung durch Ampelsteuerung möglich. Das Gewerbegebiet der Stadt beginnt ca. 1km westlich, ca. 6 km westlich liegt das Gewerbegebiet Düsseldorf-Reisholz. Die BAB A3 verläuft ca. 800 m östlich der Meßstelle. Der Stadt Hilden geht es hauptsächlich um die Erfassung von Kfz-Emmissionen. Die Station ist frei anströmbar.</text:p>
          </table:table-cell>
          <table:table-cell table:number-columns-repeated="3"/>
          <table:table-cell office:value-type="string" calcext:value-type="string">
            <text:p>0101000020E864000000000000B8B9154100000040DCA15541</text:p>
          </table:table-cell>
          <table:table-cell/>
          <table:table-cell office:value-type="float" office:value="50" calcext:value-type="float">
            <text:p>50</text:p>
          </table:table-cell>
          <table:table-cell/>
          <table:table-cell office:value-type="float" office:value="103211000" calcext:value-type="float">
            <text:p>103211000</text:p>
          </table:table-cell>
        </table:table-row>
        <table:table-row table:style-name="ro1">
          <table:table-cell office:value-type="float" office:value="2514" calcext:value-type="float">
            <text:p>2514</text:p>
          </table:table-cell>
          <table:table-cell office:value-type="string" calcext:value-type="string">
            <text:p>HOER</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HOER</text:p>
          </table:table-cell>
          <table:table-cell office:value-type="string" calcext:value-type="string">
            <text:p>Dortmund-Hörde</text:p>
          </table:table-cell>
          <table:table-cell/>
          <table:table-cell office:value-type="string" calcext:value-type="string">
            <text:p>Luftqualitätsmessstelle</text:p>
          </table:table-cell>
          <table:table-cell office:value-type="string" calcext:value-type="string">
            <text:p>Die Station steht an einer stark befahrenen Ortsstraße (Tempo 30-Zone) im südöstlichen Teil Dortmunds. Im Stationsumfeld ist Wohnbebauung und nördlich eine Parkanlage. Etwa 500m östlich der Station liegt ein Werk der Deutschen Bahn AG. Nördlich verläuft von West nach Ost in ca. 1,1km die Bundesstraße B1.</text:p>
          </table:table-cell>
          <table:table-cell table:number-columns-repeated="2"/>
          <table:table-cell office:value-type="string" calcext:value-type="string">
            <text:p>DENW011</text:p>
          </table:table-cell>
          <table:table-cell office:value-type="string" calcext:value-type="string">
            <text:p>0101000020E8640000000000003427184100000000D7C35541</text:p>
          </table:table-cell>
          <table:table-cell office:value-type="string" calcext:value-type="string">
            <text:p>Hintergrund</text:p>
          </table:table-cell>
          <table:table-cell office:value-type="float" office:value="110" calcext:value-type="float">
            <text:p>110</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515" calcext:value-type="float">
            <text:p>2515</text:p>
          </table:table-cell>
          <table:table-cell office:value-type="string" calcext:value-type="string">
            <text:p>HOFF</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HOFF</text:p>
          </table:table-cell>
          <table:table-cell office:value-type="string" calcext:value-type="string">
            <text:p>Hoffnungsthal</text:p>
          </table:table-cell>
          <table:table-cell/>
          <table:table-cell office:value-type="string" calcext:value-type="string">
            <text:p>Luftqualitätsmessstelle</text:p>
          </table:table-cell>
          <table:table-cell office:value-type="string" calcext:value-type="string">
            <text:p>Städtischer Bauhof</text:p>
          </table:table-cell>
          <table:table-cell table:number-columns-repeated="3"/>
          <table:table-cell office:value-type="string" calcext:value-type="string">
            <text:p>0101000020E86400000000000068BF164100000000DB845541</text:p>
          </table:table-cell>
          <table:table-cell/>
          <table:table-cell office:value-type="float" office:value="80" calcext:value-type="float">
            <text:p>80</text:p>
          </table:table-cell>
          <table:table-cell/>
          <table:table-cell office:value-type="float" office:value="103211000" calcext:value-type="float">
            <text:p>103211000</text:p>
          </table:table-cell>
        </table:table-row>
        <table:table-row table:style-name="ro1">
          <table:table-cell office:value-type="float" office:value="2516" calcext:value-type="float">
            <text:p>2516</text:p>
          </table:table-cell>
          <table:table-cell office:value-type="string" calcext:value-type="string">
            <text:p>HON1</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HON1</text:p>
          </table:table-cell>
          <table:table-cell office:value-type="string" calcext:value-type="string">
            <text:p>Bad Honnef Wasserkontrollstation</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D4CF164100000000C4665541</text:p>
          </table:table-cell>
          <table:table-cell/>
          <table:table-cell office:value-type="float" office:value="64" calcext:value-type="float">
            <text:p>64</text:p>
          </table:table-cell>
          <table:table-cell/>
          <table:table-cell office:value-type="float" office:value="103211000" calcext:value-type="float">
            <text:p>103211000</text:p>
          </table:table-cell>
        </table:table-row>
        <table:table-row table:style-name="ro1">
          <table:table-cell office:value-type="float" office:value="2517" calcext:value-type="float">
            <text:p>2517</text:p>
          </table:table-cell>
          <table:table-cell office:value-type="string" calcext:value-type="string">
            <text:p>HON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HON2</text:p>
          </table:table-cell>
          <table:table-cell office:value-type="string" calcext:value-type="string">
            <text:p>Bad Honnef Wasserkontrollstation 2</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4CCF164100000080BE665541</text:p>
          </table:table-cell>
          <table:table-cell/>
          <table:table-cell office:value-type="float" office:value="58" calcext:value-type="float">
            <text:p>58</text:p>
          </table:table-cell>
          <table:table-cell/>
          <table:table-cell office:value-type="float" office:value="103211000" calcext:value-type="float">
            <text:p>103211000</text:p>
          </table:table-cell>
        </table:table-row>
        <table:table-row table:style-name="ro1">
          <table:table-cell office:value-type="float" office:value="2518" calcext:value-type="float">
            <text:p>2518</text:p>
          </table:table-cell>
          <table:table-cell office:value-type="string" calcext:value-type="string">
            <text:p>HTSD</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HTSD</text:p>
          </table:table-cell>
          <table:table-cell office:value-type="string" calcext:value-type="string">
            <text:p>Herten - Süd</text:p>
          </table:table-cell>
          <table:table-cell/>
          <table:table-cell office:value-type="string" calcext:value-type="string">
            <text:p>Luftqualitätsmessstelle</text:p>
          </table:table-cell>
          <table:table-cell office:value-type="string" calcext:value-type="string">
            <text:p>Die Station steht in einem Gewerbegebiet. Im Nahbereich befinden sich die Städte Herten, Recklinghausen und Gelsenkirchen. Südwestlich des Meßplatzes, ca. 400 m <text:s/>entfernt, befindet sich eine Halde. Bei entsprechender Windrichtung ist mit erhöhter Staubbelastung zu rechnen [Aussage in diesem Bereich beschäftigter Personen]. Die Halde wird z. Zt. noch aufgeschüttet. Die Station ist frei anströmbar.</text:p>
          </table:table-cell>
          <table:table-cell table:number-columns-repeated="3"/>
          <table:table-cell office:value-type="string" calcext:value-type="string">
            <text:p>0101000020E86400000000000004C016410000000074CD5541</text:p>
          </table:table-cell>
          <table:table-cell/>
          <table:table-cell office:value-type="float" office:value="46" calcext:value-type="float">
            <text:p>46</text:p>
          </table:table-cell>
          <table:table-cell/>
          <table:table-cell office:value-type="float" office:value="103211000" calcext:value-type="float">
            <text:p>103211000</text:p>
          </table:table-cell>
        </table:table-row>
        <table:table-row table:style-name="ro1">
          <table:table-cell office:value-type="float" office:value="2519" calcext:value-type="float">
            <text:p>2519</text:p>
          </table:table-cell>
          <table:table-cell office:value-type="string" calcext:value-type="string">
            <text:p>HUKH</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HUKH</text:p>
          </table:table-cell>
          <table:table-cell office:value-type="string" calcext:value-type="string">
            <text:p>Hückelhoven - Mitte</text:p>
          </table:table-cell>
          <table:table-cell/>
          <table:table-cell office:value-type="string" calcext:value-type="string">
            <text:p>Luftqualitätsmessstelle</text:p>
          </table:table-cell>
          <table:table-cell office:value-type="string" calcext:value-type="string">
            <text:p>Die Station steht ortsmittig auf dem Vorplatz des Rathauses. Beaufschlagungen durch KFZ-Immissionen sind möglich, da die Hauptverkehrsstraße unmittelbar an der Station vorbeiführt. Die Autobahn A 46 endet ca. 1,5 km nordöstlich. Als weiterer Emittent ist die Zeche Sophia-Jacoba ca. 500 m nordwestlich zu nennen. Ein großes Gewerbegebiet mit metallverarbeitenden Betrieben befindet sich ca. 500 m südwestlich zur Station. Das größere Umfeld wird haupsächlich landwirtschaftlich genutzt.</text:p>
          </table:table-cell>
          <table:table-cell table:number-columns-repeated="3"/>
          <table:table-cell office:value-type="string" calcext:value-type="string">
            <text:p>0101000020E864000000000000E4A31241000000C0D8965541</text:p>
          </table:table-cell>
          <table:table-cell/>
          <table:table-cell office:value-type="float" office:value="60" calcext:value-type="float">
            <text:p>60</text:p>
          </table:table-cell>
          <table:table-cell/>
          <table:table-cell office:value-type="float" office:value="103211000" calcext:value-type="float">
            <text:p>103211000</text:p>
          </table:table-cell>
        </table:table-row>
        <table:table-row table:style-name="ro1">
          <table:table-cell office:value-type="float" office:value="2520" calcext:value-type="float">
            <text:p>2520</text:p>
          </table:table-cell>
          <table:table-cell office:value-type="string" calcext:value-type="string">
            <text:p>HUKM</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HUKM</text:p>
          </table:table-cell>
          <table:table-cell office:value-type="string" calcext:value-type="string">
            <text:p>Hückelhoven</text:p>
          </table:table-cell>
          <table:table-cell/>
          <table:table-cell office:value-type="string" calcext:value-type="string">
            <text:p>Luftqualitätsmessstelle</text:p>
          </table:table-cell>
          <table:table-cell office:value-type="string" calcext:value-type="string">
            <text:p>Die Station steht ortsmittig auf einem Parkplatz. Leichte Beaufschlagung durch Kfz-Immissionen möglich. Die Zeche Sophia-Jacoba liegt ca. 600 m westlich. Das Umfeld wird hauptsächlich landwirtschaftlich genutzt. Die Station ist frei anströmbar.</text:p>
          </table:table-cell>
          <table:table-cell table:number-columns-repeated="3"/>
          <table:table-cell office:value-type="string" calcext:value-type="string">
            <text:p>0101000020E864000000000000E4A31241000000C0D8965541</text:p>
          </table:table-cell>
          <table:table-cell/>
          <table:table-cell office:value-type="float" office:value="60" calcext:value-type="float">
            <text:p>60</text:p>
          </table:table-cell>
          <table:table-cell/>
          <table:table-cell office:value-type="float" office:value="103211000" calcext:value-type="float">
            <text:p>103211000</text:p>
          </table:table-cell>
        </table:table-row>
        <table:table-row table:style-name="ro1">
          <table:table-cell office:value-type="float" office:value="2521" calcext:value-type="float">
            <text:p>2521</text:p>
          </table:table-cell>
          <table:table-cell office:value-type="string" calcext:value-type="string">
            <text:p>ICK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ICKE</text:p>
          </table:table-cell>
          <table:table-cell office:value-type="string" calcext:value-type="string">
            <text:p>Castrop-Rauxel-Ickern</text:p>
          </table:table-cell>
          <table:table-cell/>
          <table:table-cell office:value-type="string" calcext:value-type="string">
            <text:p>Luftqualitätsmessstelle</text:p>
          </table:table-cell>
          <table:table-cell office:value-type="string" calcext:value-type="string">
            <text:p>Die Station steht auf dem Gelände eines Sportplatzes neben einer Schule. Ca. 250 m südlich der Station verläuft die BAB A1. 500 m östlich zur Station befindet sich die Zeche Ickern, 1,5 km südwestlich die Zeche Viktor mit einem Stickstoffwerk. Das nähere Umfeld der Station ist Wohngebiet. Unmittelbar südlich zur Station befindet sich ein PKW-Parkplatz, zugehörig zum Sportplatz, der mit hohen Bäumen eingefaßt ist. Die Belaubung reicht teilweise bis an das Hüttendach, so daß freie Anströmung aus dieser Richtung nicht gegeben ist. Das Gelände selbst ist flach und eben. <text:s/>Bemerkungen: 10 m westlich der Station befindet sich eine Schwimm-Turnhalle, zugehörig zur Schule mit einem ca. 15 m hohen Abgaskamin. Bei Trockenperioden muß mit erhöhten Staubkonzentrationen durch den Aschensportplatz gerechnet werden.</text:p>
          </table:table-cell>
          <table:table-cell table:number-columns-repeated="2"/>
          <table:table-cell office:value-type="string" calcext:value-type="string">
            <text:p>DENW004</text:p>
          </table:table-cell>
          <table:table-cell office:value-type="string" calcext:value-type="string">
            <text:p>0101000020E864000000000000308917410000004016CF5541</text:p>
          </table:table-cell>
          <table:table-cell office:value-type="string" calcext:value-type="string">
            <text:p>Hintergrund</text:p>
          </table:table-cell>
          <table:table-cell office:value-type="float" office:value="60" calcext:value-type="float">
            <text:p>60</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522" calcext:value-type="float">
            <text:p>2522</text:p>
          </table:table-cell>
          <table:table-cell office:value-type="string" calcext:value-type="string">
            <text:p>ILA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ILAS</text:p>
          </table:table-cell>
          <table:table-cell office:value-type="string" calcext:value-type="string">
            <text:p>Iserlohn Lasbeck</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A4B2184100000000C7B35541</text:p>
          </table:table-cell>
          <table:table-cell/>
          <table:table-cell office:value-type="float" office:value="180" calcext:value-type="float">
            <text:p>180</text:p>
          </table:table-cell>
          <table:table-cell/>
          <table:table-cell office:value-type="float" office:value="103211000" calcext:value-type="float">
            <text:p>103211000</text:p>
          </table:table-cell>
        </table:table-row>
        <table:table-row table:style-name="ro1">
          <table:table-cell office:value-type="float" office:value="2523" calcext:value-type="float">
            <text:p>2523</text:p>
          </table:table-cell>
          <table:table-cell office:value-type="string" calcext:value-type="string">
            <text:p>INLA</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INLA</text:p>
          </table:table-cell>
          <table:table-cell office:value-type="string" calcext:value-type="string">
            <text:p>Inden-Lamersdorf</text:p>
          </table:table-cell>
          <table:table-cell/>
          <table:table-cell office:value-type="string" calcext:value-type="string">
            <text:p>Luftqualitätsmessstelle</text:p>
          </table:table-cell>
          <table:table-cell office:value-type="string" calcext:value-type="string">
            <text:p>Die Station steht am nördlichen Rand der Ortschaft Lamersdorf in der Gemeinde Inden am Friedhof. Ca. 250m nördlich beginnt der Indener Braunkohle-Tagebau, dessen Bandsammelanlagen sich an der hiesigen Seite in westlicher Richtung erstrecken. Als weitere Emittenten kommen das Braunkohlekraftwerk ca. 1,5 bis 2 km südwestlich und die sich daneben in nördlicher Richtung erstreckenden Schlackehalden (Verbrennungsrückstände des Kraftwerkes), sowie eine dahinter liegende Müllverbrennungsanlage mit Deponie in Frage. Innerhalb der Ortschaft ca. 150m südöstlich steht ein Wellpappenwerk. Das weitere Umfeld Indens ist ländlicher Struktur. Die Autobahn A4 verläuft ca.2km südlich in Ost-West-Richtung zur Station.</text:p>
          </table:table-cell>
          <table:table-cell table:number-columns-repeated="2"/>
          <table:table-cell office:value-type="string" calcext:value-type="string">
            <text:p>DENW257</text:p>
          </table:table-cell>
          <table:table-cell office:value-type="string" calcext:value-type="string">
            <text:p>0101000020E8640000000000007C2413410000000083805541</text:p>
          </table:table-cell>
          <table:table-cell office:value-type="string" calcext:value-type="string">
            <text:p>Industrie</text:p>
          </table:table-cell>
          <table:table-cell office:value-type="float" office:value="110" calcext:value-type="float">
            <text:p>110</text:p>
          </table:table-cell>
          <table:table-cell office:value-type="string" calcext:value-type="string">
            <text:p>ländlich stadtnah</text:p>
          </table:table-cell>
          <table:table-cell office:value-type="float" office:value="103211000" calcext:value-type="float">
            <text:p>103211000</text:p>
          </table:table-cell>
        </table:table-row>
        <table:table-row table:style-name="ro1">
          <table:table-cell office:value-type="float" office:value="2524" calcext:value-type="float">
            <text:p>2524</text:p>
          </table:table-cell>
          <table:table-cell office:value-type="string" calcext:value-type="string">
            <text:p>INSH</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INSH</text:p>
          </table:table-cell>
          <table:table-cell office:value-type="string" calcext:value-type="string">
            <text:p>Inden-Schophoven</text:p>
          </table:table-cell>
          <table:table-cell/>
          <table:table-cell office:value-type="string" calcext:value-type="string">
            <text:p>Luftqualitätsmessstelle</text:p>
          </table:table-cell>
          <table:table-cell table:number-columns-repeated="3"/>
          <table:table-cell office:value-type="string" calcext:value-type="string">
            <text:p>DENW300</text:p>
          </table:table-cell>
          <table:table-cell office:value-type="string" calcext:value-type="string">
            <text:p>0101000020E864000000000000E0571341000000C03A835541</text:p>
          </table:table-cell>
          <table:table-cell office:value-type="string" calcext:value-type="string">
            <text:p>Industrie</text:p>
          </table:table-cell>
          <table:table-cell office:value-type="float" office:value="94" calcext:value-type="float">
            <text:p>94</text:p>
          </table:table-cell>
          <table:table-cell office:value-type="string" calcext:value-type="string">
            <text:p>ländliches Gebiet</text:p>
          </table:table-cell>
          <table:table-cell office:value-type="float" office:value="103211000" calcext:value-type="float">
            <text:p>103211000</text:p>
          </table:table-cell>
        </table:table-row>
        <table:table-row table:style-name="ro1">
          <table:table-cell office:value-type="float" office:value="2525" calcext:value-type="float">
            <text:p>2525</text:p>
          </table:table-cell>
          <table:table-cell office:value-type="string" calcext:value-type="string">
            <text:p>ISL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ISLE</text:p>
          </table:table-cell>
          <table:table-cell office:value-type="string" calcext:value-type="string">
            <text:p>Iserlohn-Letmathe</text:p>
          </table:table-cell>
          <table:table-cell/>
          <table:table-cell office:value-type="string" calcext:value-type="string">
            <text:p>Luftqualitätsmessstelle</text:p>
          </table:table-cell>
          <table:table-cell office:value-type="string" calcext:value-type="string">
            <text:p>Die Station steht im westlich gelegenden Stadtteil Letmathe auf dem befestigten Parkplatz der freiwilligen Feuerwehr. Der nördliche Bereich um die Station herum ist reine Wohnbebauung, wobei das Gelände bis auf ca. 180 m ansteigt. Zahlreiche in Frage kommenden Emittenten befinden sich in nährer Umgebung zur Station (Industriegebeit Ostfeld mit Metall und Kunststoffverarbeiteung ca. 1 km westlich, Bakelite ca. 400 m südlich, Krupp-Heosch Walzenwerke ca. 2 km südöstlich sowie die Eloxalwerke ca. 2 km südöstlich). Für eventuell gemessene Vekehrsimmisionen kommen die B7 ca. 20 m südlich und die A46 nördlich zur Station in Frage. Die Station ist frei anströmbar.</text:p>
          </table:table-cell>
          <table:table-cell table:number-columns-repeated="3"/>
          <table:table-cell office:value-type="string" calcext:value-type="string">
            <text:p>0101000020E864000000000000A89A184100000080CEB55541</text:p>
          </table:table-cell>
          <table:table-cell/>
          <table:table-cell office:value-type="float" office:value="135" calcext:value-type="float">
            <text:p>135</text:p>
          </table:table-cell>
          <table:table-cell/>
          <table:table-cell office:value-type="float" office:value="103211000" calcext:value-type="float">
            <text:p>103211000</text:p>
          </table:table-cell>
        </table:table-row>
        <table:table-row table:style-name="ro1">
          <table:table-cell office:value-type="float" office:value="2526" calcext:value-type="float">
            <text:p>2526</text:p>
          </table:table-cell>
          <table:table-cell office:value-type="string" calcext:value-type="string">
            <text:p>ISSU</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ISSU</text:p>
          </table:table-cell>
          <table:table-cell office:value-type="string" calcext:value-type="string">
            <text:p>Iserlohn-Sümmern</text:p>
          </table:table-cell>
          <table:table-cell/>
          <table:table-cell office:value-type="string" calcext:value-type="string">
            <text:p>Luftqualitätsmessstelle</text:p>
          </table:table-cell>
          <table:table-cell office:value-type="string" calcext:value-type="string">
            <text:p>Die Station steht ca 5 km nördlich von Iserlohn im Vorort Sümmern an einer belebten Landstraße ( Entfernung ca 15 m nördlich ). Im Norden und Süden von reiner Wohnbebauung umgeben. Nordwestlich zur Station ( Entfernung ca. 500 m ) erstreckt sich ein großes Gewerbegebiet mit einer Feuerverzinkerei, einer Destillerie, einer Metallgießerei sowie einer Entlackungs- und Kunststofffabrik. Im Südwesten ( ca. 3 km entfernt ) steht eine Müllverbrennungsanlage mit anliegendem Gewerbe. Die Station steht auf einnem Acheplatz, so daß es bei Trockenperioden zu envetuelleen zusätzlichen Staubbelastungen kommen kann.</text:p>
          </table:table-cell>
          <table:table-cell table:number-columns-repeated="3"/>
          <table:table-cell office:value-type="string" calcext:value-type="string">
            <text:p>0101000020E8640000000000002C0F1941000000C0F9BB5541</text:p>
          </table:table-cell>
          <table:table-cell/>
          <table:table-cell office:value-type="float" office:value="185" calcext:value-type="float">
            <text:p>185</text:p>
          </table:table-cell>
          <table:table-cell/>
          <table:table-cell office:value-type="float" office:value="103211000" calcext:value-type="float">
            <text:p>103211000</text:p>
          </table:table-cell>
        </table:table-row>
        <table:table-row table:style-name="ro1">
          <table:table-cell office:value-type="float" office:value="2527" calcext:value-type="float">
            <text:p>2527</text:p>
          </table:table-cell>
          <table:table-cell office:value-type="string" calcext:value-type="string">
            <text:p>JUEC</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JUEC</text:p>
          </table:table-cell>
          <table:table-cell office:value-type="string" calcext:value-type="string">
            <text:p>Jüchen</text:p>
          </table:table-cell>
          <table:table-cell/>
          <table:table-cell office:value-type="string" calcext:value-type="string">
            <text:p>Luftqualitätsmessstelle</text:p>
          </table:table-cell>
          <table:table-cell table:number-columns-repeated="3"/>
          <table:table-cell office:value-type="string" calcext:value-type="string">
            <text:p>DENW217</text:p>
          </table:table-cell>
          <table:table-cell office:value-type="string" calcext:value-type="string">
            <text:p>0101000020E8640000000000000CE1134100000000E89A5541</text:p>
          </table:table-cell>
          <table:table-cell office:value-type="string" calcext:value-type="string">
            <text:p>Industrie</text:p>
          </table:table-cell>
          <table:table-cell office:value-type="float" office:value="74" calcext:value-type="float">
            <text:p>74</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528" calcext:value-type="float">
            <text:p>2528</text:p>
          </table:table-cell>
          <table:table-cell office:value-type="string" calcext:value-type="string">
            <text:p>JUEL</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JUEL</text:p>
          </table:table-cell>
          <table:table-cell office:value-type="string" calcext:value-type="string">
            <text:p>Jülich</text:p>
          </table:table-cell>
          <table:table-cell/>
          <table:table-cell office:value-type="string" calcext:value-type="string">
            <text:p>Luftqualitätsmessstelle</text:p>
          </table:table-cell>
          <table:table-cell office:value-type="string" calcext:value-type="string">
            <text:p>Die Station steht ortmittig in einem Parkgelände ca. 1,5 km südlich bzw. 1 km südöstlich erstreckt sich ein größeres Gewerbegebiet. An das südöstliche Gewerbegebiet schließt sich eine Zuckerfabrik in südlicher Richtung an. Die BAB 44 verläuft von Nord nach Süd ca. 2 km westlich an der Station vorbei. Die Station ist im Januar frei anströmbar, da die umliegenden hohen Bäume ohne Belaubung sind.</text:p>
          </table:table-cell>
          <table:table-cell table:number-columns-repeated="3"/>
          <table:table-cell office:value-type="string" calcext:value-type="string">
            <text:p>0101000020E864000000000000E0321341000000C044885541</text:p>
          </table:table-cell>
          <table:table-cell/>
          <table:table-cell office:value-type="float" office:value="82" calcext:value-type="float">
            <text:p>82</text:p>
          </table:table-cell>
          <table:table-cell/>
          <table:table-cell office:value-type="float" office:value="103211000" calcext:value-type="float">
            <text:p>103211000</text:p>
          </table:table-cell>
        </table:table-row>
        <table:table-row table:style-name="ro1">
          <table:table-cell office:value-type="float" office:value="2529" calcext:value-type="float">
            <text:p>2529</text:p>
          </table:table-cell>
          <table:table-cell office:value-type="string" calcext:value-type="string">
            <text:p>KABA</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KABA</text:p>
          </table:table-cell>
          <table:table-cell office:value-type="string" calcext:value-type="string">
            <text:p>Kamen Bahnhofstraße</text:p>
          </table:table-cell>
          <table:table-cell/>
          <table:table-cell office:value-type="string" calcext:value-type="string">
            <text:p>Luftqualitätsmessstelle</text:p>
          </table:table-cell>
          <table:table-cell table:number-columns-repeated="3"/>
          <table:table-cell office:value-type="string" calcext:value-type="string">
            <text:p>DENW231</text:p>
          </table:table-cell>
          <table:table-cell office:value-type="string" calcext:value-type="string">
            <text:p>0101000020E8640000000000005CDD18410000000031CE5541</text:p>
          </table:table-cell>
          <table:table-cell office:value-type="string" calcext:value-type="string">
            <text:p>Verkehr</text:p>
          </table:table-cell>
          <table:table-cell office:value-type="float" office:value="61" calcext:value-type="float">
            <text:p>61</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530" calcext:value-type="float">
            <text:p>2530</text:p>
          </table:table-cell>
          <table:table-cell office:value-type="string" calcext:value-type="string">
            <text:p>KABA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KABA2</text:p>
          </table:table-cell>
          <table:table-cell office:value-type="string" calcext:value-type="string">
            <text:p>Kamen Bahnhofstraße 21</text:p>
          </table:table-cell>
          <table:table-cell/>
          <table:table-cell office:value-type="string" calcext:value-type="string">
            <text:p>Luftqualitätsmessstelle</text:p>
          </table:table-cell>
          <table:table-cell table:number-columns-repeated="3"/>
          <table:table-cell office:value-type="string" calcext:value-type="string">
            <text:p>DENW334</text:p>
          </table:table-cell>
          <table:table-cell office:value-type="string" calcext:value-type="string">
            <text:p>0101000020E86400000000000000DD1841000000402ACE5541</text:p>
          </table:table-cell>
          <table:table-cell office:value-type="string" calcext:value-type="string">
            <text:p>Verkehr</text:p>
          </table:table-cell>
          <table:table-cell office:value-type="float" office:value="62" calcext:value-type="float">
            <text:p>62</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279" calcext:value-type="float">
            <text:p>2279</text:p>
          </table:table-cell>
          <table:table-cell office:value-type="string" calcext:value-type="string">
            <text:p>KAHA</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0557" calcext:value-type="float">
            <text:p>40557</text:p>
          </table:table-cell>
          <table:table-cell office:value-type="string" calcext:value-type="string">
            <text:p>KAHA</text:p>
          </table:table-cell>
          <table:table-cell office:value-type="string" calcext:value-type="string">
            <text:p>Köln Hahnenstraße 45</text:p>
          </table:table-cell>
          <table:table-cell/>
          <table:table-cell office:value-type="string" calcext:value-type="string">
            <text:p>Luftqualitätsmessstelle</text:p>
          </table:table-cell>
          <table:table-cell office:value-type="string" calcext:value-type="string">
            <text:p>Die NO2-Passivsammler sind an einem Lichtmast vor Hausnr. 45 der vierspurigen, von Westen nach Osten verlaufenden Hahnenstraße (L111) befestigt. Im Bereich des Messpunkts sind die Häuser zweigeschossig. Die Bebauung ist uneinheitlich und teilweise unterbrochen. Die Hahnenstraße ist eine Verbindungsstraße zwischen der B9 /B55 im Westen und der B51 im Osten. Die A4 befindet sich in ca. 4,7 km Richtung SW. Die A57 kommt als Zubringerautobahn aus nordwestlicher Richtung und endet in ca. 2,9 km Richtung NW. Zusammen mit der A3 und der A4 zieht die A1 einen Ring um Köln. In ca. 770 m westlicher Richtung verlaufen Bahntrassen. In ca. 1,5 km Entfernung östlicher Richtung befindet sich der Rhein, an dessen Ufern sich mehrere Häfen und Werften befinden. Es gibt mehrere Gewerbegebiete im Bereich des Messpunktes: 2,3 km Richtung NW, ca. 2 km Richtung NO, 1,5 km Richtung S und 2,2 km Richtung SO.</text:p>
          </table:table-cell>
          <table:table-cell table:number-columns-repeated="2"/>
          <table:table-cell office:value-type="string" calcext:value-type="string">
            <text:p>DENW400</text:p>
          </table:table-cell>
          <table:table-cell office:value-type="string" calcext:value-type="string">
            <text:p>0101000020E8640000000000003CB11541000000C066885541</text:p>
          </table:table-cell>
          <table:table-cell office:value-type="string" calcext:value-type="string">
            <text:p>Verkehr</text:p>
          </table:table-cell>
          <table:table-cell office:value-type="float" office:value="51" calcext:value-type="float">
            <text:p>51</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531" calcext:value-type="float">
            <text:p>2531</text:p>
          </table:table-cell>
          <table:table-cell office:value-type="string" calcext:value-type="string">
            <text:p>KAL1</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KAL1</text:p>
          </table:table-cell>
          <table:table-cell office:value-type="string" calcext:value-type="string">
            <text:p>Kamp-Lintfort, Eyller-Berg Straße</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C80914410000004091C45541</text:p>
          </table:table-cell>
          <table:table-cell table:number-columns-repeated="3"/>
          <table:table-cell office:value-type="float" office:value="103211000" calcext:value-type="float">
            <text:p>103211000</text:p>
          </table:table-cell>
        </table:table-row>
        <table:table-row table:style-name="ro1">
          <table:table-cell office:value-type="float" office:value="2532" calcext:value-type="float">
            <text:p>2532</text:p>
          </table:table-cell>
          <table:table-cell office:value-type="string" calcext:value-type="string">
            <text:p>KAL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KAL2</text:p>
          </table:table-cell>
          <table:table-cell office:value-type="string" calcext:value-type="string">
            <text:p>Kamp-Lintfort, Carl-Friedrich-Gauß Straße</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CC0D1441000000805EC45541</text:p>
          </table:table-cell>
          <table:table-cell table:number-columns-repeated="3"/>
          <table:table-cell office:value-type="float" office:value="103211000" calcext:value-type="float">
            <text:p>103211000</text:p>
          </table:table-cell>
        </table:table-row>
        <table:table-row table:style-name="ro1">
          <table:table-cell office:value-type="float" office:value="2533" calcext:value-type="float">
            <text:p>2533</text:p>
          </table:table-cell>
          <table:table-cell office:value-type="string" calcext:value-type="string">
            <text:p>KALD</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KALD</text:p>
          </table:table-cell>
          <table:table-cell office:value-type="string" calcext:value-type="string">
            <text:p>Duisburg-Kaldenhausen</text:p>
          </table:table-cell>
          <table:table-cell/>
          <table:table-cell office:value-type="string" calcext:value-type="string">
            <text:p>Luftqualitätsmessstelle</text:p>
          </table:table-cell>
          <table:table-cell office:value-type="string" calcext:value-type="string">
            <text:p>Die Station steht im südlichen Vorort von Duisburg in einem Wohngebiet an einer Nebenstraße. Die B57 verläuft ca. 100 m östlich, die BAB A57 ca. 3 km westlich zur Station. Südlich ca. 1 km von der Station entfernt beginnen die großen Werke Uerdingen des Bayer- Konzerns, etwa 4,5 km östlich die Stahl-Hüttenwerke Rheinhausen. Die Röhrenwerke von Mannesmann liegen etwa 5 km südöstlich zur Station. Das westliche Umfeld mit Wiesen und Feldern kann man als ländlich bezeichnen. Das Gelände ist flach und eben, die Station frei anströmbar.</text:p>
          </table:table-cell>
          <table:table-cell table:number-columns-repeated="2"/>
          <table:table-cell office:value-type="string" calcext:value-type="string">
            <text:p>DENW039</text:p>
          </table:table-cell>
          <table:table-cell office:value-type="string" calcext:value-type="string">
            <text:p>0101000020E864000000000000808D1441000000002FBA5541</text:p>
          </table:table-cell>
          <table:table-cell office:value-type="string" calcext:value-type="string">
            <text:p>Hintergrund</text:p>
          </table:table-cell>
          <table:table-cell office:value-type="float" office:value="30" calcext:value-type="float">
            <text:p>30</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534" calcext:value-type="float">
            <text:p>2534</text:p>
          </table:table-cell>
          <table:table-cell office:value-type="string" calcext:value-type="string">
            <text:p>KALF</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KALF</text:p>
          </table:table-cell>
          <table:table-cell office:value-type="string" calcext:value-type="string">
            <text:p>Kamp-Lintfort</text:p>
          </table:table-cell>
          <table:table-cell/>
          <table:table-cell office:value-type="string" calcext:value-type="string">
            <text:p>Luftqualitätsmessstelle</text:p>
          </table:table-cell>
          <table:table-cell office:value-type="string" calcext:value-type="string">
            <text:p>Die Station steht im südwestlich gelegenen Ortsteil Gestfeld auf dem Vorplatz einer Realschule. Das direkte Umfeld der Station ist reine Wohnbebauung. Gewerbe u.a. mit einem Bauschuttverwertungsbetrieb hat sich ca.800m südöstlich angesiedelt. Eine der letzten noch aktiven Zechen das Bergwerk West (Friedrich-Heinrich) steht ca. 1km östlich, eine eingegrünte Mülldeponie (Eyller Berg) befindet sich ca. 700m südwestlich der Station. Davor wurde eine Motor-Cross-Strecke angelegt, von der an Wettkampftagen Emmissionen ausgehen könnten. Die B510 führt ca. 1,3km nordwestlich und die A42 ca. 3km östlich an der Station vorbei.</text:p>
          </table:table-cell>
          <table:table-cell table:number-columns-repeated="2"/>
          <table:table-cell office:value-type="string" calcext:value-type="string">
            <text:p>DENW196</text:p>
          </table:table-cell>
          <table:table-cell office:value-type="string" calcext:value-type="string">
            <text:p>0101000020E864000000000000280E1441000000C059C55541</text:p>
          </table:table-cell>
          <table:table-cell office:value-type="string" calcext:value-type="string">
            <text:p>Hintergrund</text:p>
          </table:table-cell>
          <table:table-cell office:value-type="float" office:value="27" calcext:value-type="float">
            <text:p>27</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535" calcext:value-type="float">
            <text:p>2535</text:p>
          </table:table-cell>
          <table:table-cell office:value-type="string" calcext:value-type="string">
            <text:p>KAMN</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KAMN</text:p>
          </table:table-cell>
          <table:table-cell office:value-type="string" calcext:value-type="string">
            <text:p>Kamen</text:p>
          </table:table-cell>
          <table:table-cell/>
          <table:table-cell office:value-type="string" calcext:value-type="string">
            <text:p>Luftqualitätsmessstelle</text:p>
          </table:table-cell>
          <table:table-cell office:value-type="string" calcext:value-type="string">
            <text:p>Die Station <text:s/>steht am nördlichen Rand Kamens auf dem befestigten Parkplatz des ortsansässigen Sportvereins VFL Kamen ( direktes Umfeld - Wohnbebaung ). Der Standort wurde ausgesucht um den Einfluß des naheliegenden Autobahnverkehrs auf den Ort zu untersuchen ( A2 ca 250 m nördlich, A1 ca 1,2 km östlich, Kamener Kreuz ca. 1,3 km nordöstlich ). Im südlichen Teil Kamens befindet sich ( ca 2 km zur Station ) ein Gewerbegebiet. Das weitere Umfeld ist von ländlicher Struktur. Die Station ist frei anströmbar.</text:p>
          </table:table-cell>
          <table:table-cell table:number-columns-repeated="3"/>
          <table:table-cell office:value-type="string" calcext:value-type="string">
            <text:p>0101000020E864000000000000C4E31841000000C04DCF5541</text:p>
          </table:table-cell>
          <table:table-cell/>
          <table:table-cell office:value-type="float" office:value="65" calcext:value-type="float">
            <text:p>65</text:p>
          </table:table-cell>
          <table:table-cell/>
          <table:table-cell office:value-type="float" office:value="103211000" calcext:value-type="float">
            <text:p>103211000</text:p>
          </table:table-cell>
        </table:table-row>
        <table:table-row table:style-name="ro1">
          <table:table-cell office:value-type="float" office:value="2536" calcext:value-type="float">
            <text:p>2536</text:p>
          </table:table-cell>
          <table:table-cell office:value-type="string" calcext:value-type="string">
            <text:p>KBLI1</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KBLI1</text:p>
          </table:table-cell>
          <table:table-cell office:value-type="string" calcext:value-type="string">
            <text:p>Kleve-Bimmen Ponton</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7432124100000040EEEE5541</text:p>
          </table:table-cell>
          <table:table-cell/>
          <table:table-cell office:value-type="float" office:value="8" calcext:value-type="float">
            <text:p>8</text:p>
          </table:table-cell>
          <table:table-cell/>
          <table:table-cell office:value-type="float" office:value="103211000" calcext:value-type="float">
            <text:p>103211000</text:p>
          </table:table-cell>
        </table:table-row>
        <table:table-row table:style-name="ro1">
          <table:table-cell office:value-type="float" office:value="2537" calcext:value-type="float">
            <text:p>2537</text:p>
          </table:table-cell>
          <table:table-cell office:value-type="string" calcext:value-type="string">
            <text:p>KBLI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KBLI2</text:p>
          </table:table-cell>
          <table:table-cell office:value-type="string" calcext:value-type="string">
            <text:p>Kleve-Bimmen Wasserkontrollstation</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8431124100000000C9EE5541</text:p>
          </table:table-cell>
          <table:table-cell/>
          <table:table-cell office:value-type="float" office:value="12" calcext:value-type="float">
            <text:p>12</text:p>
          </table:table-cell>
          <table:table-cell/>
          <table:table-cell office:value-type="float" office:value="103211000" calcext:value-type="float">
            <text:p>103211000</text:p>
          </table:table-cell>
        </table:table-row>
        <table:table-row table:style-name="ro1">
          <table:table-cell office:value-type="float" office:value="2538" calcext:value-type="float">
            <text:p>2538</text:p>
          </table:table-cell>
          <table:table-cell office:value-type="string" calcext:value-type="string">
            <text:p>KCL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KCLE</text:p>
          </table:table-cell>
          <table:table-cell office:value-type="string" calcext:value-type="string">
            <text:p>Köln Clevischer Ring 3</text:p>
          </table:table-cell>
          <table:table-cell/>
          <table:table-cell office:value-type="string" calcext:value-type="string">
            <text:p>Luftqualitätsmessstelle</text:p>
          </table:table-cell>
          <table:table-cell table:number-columns-repeated="3"/>
          <table:table-cell office:value-type="string" calcext:value-type="string">
            <text:p>DENW155</text:p>
          </table:table-cell>
          <table:table-cell office:value-type="string" calcext:value-type="string">
            <text:p>0101000020E86400000000000000F7154100000000378B5541</text:p>
          </table:table-cell>
          <table:table-cell office:value-type="string" calcext:value-type="string">
            <text:p>Verkehr</text:p>
          </table:table-cell>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539" calcext:value-type="float">
            <text:p>2539</text:p>
          </table:table-cell>
          <table:table-cell office:value-type="string" calcext:value-type="string">
            <text:p>KEBU</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KEBU</text:p>
          </table:table-cell>
          <table:table-cell office:value-type="string" calcext:value-type="string">
            <text:p>Kerpen-Buir</text:p>
          </table:table-cell>
          <table:table-cell/>
          <table:table-cell office:value-type="string" calcext:value-type="string">
            <text:p>Luftqualitätsmessstelle</text:p>
          </table:table-cell>
          <table:table-cell office:value-type="string" calcext:value-type="string">
            <text:p>Die Station steht ca. 8 km vom Ortszentrum Kerpen entfernt im Vorort Buir auf dem Gelände der Feuerwehr. Das Stationsumfeld besteht aus Wohnbebauung, umgeben von Wiesen und Feldern. Westnordwestlich in etwa 4,5 km Entfernung beginnt der Hambacher Braunkohletagebau. Ca. 3 km nordwestlich verläuft die BAB A 4, die Buirer Kiesgrube befindet sich nördlich, in etwa 1,5 km Entfernung.</text:p>
          </table:table-cell>
          <table:table-cell table:number-columns-repeated="2"/>
          <table:table-cell office:value-type="string" calcext:value-type="string">
            <text:p>DENW193</text:p>
          </table:table-cell>
          <table:table-cell office:value-type="string" calcext:value-type="string">
            <text:p>0101000020E864000000000000641F14410000000048815541</text:p>
          </table:table-cell>
          <table:table-cell office:value-type="string" calcext:value-type="string">
            <text:p>Industrie</text:p>
          </table:table-cell>
          <table:table-cell office:value-type="float" office:value="105" calcext:value-type="float">
            <text:p>105</text:p>
          </table:table-cell>
          <table:table-cell office:value-type="string" calcext:value-type="string">
            <text:p>ländlich stadtnah</text:p>
          </table:table-cell>
          <table:table-cell office:value-type="float" office:value="103211000" calcext:value-type="float">
            <text:p>103211000</text:p>
          </table:table-cell>
        </table:table-row>
        <table:table-row table:style-name="ro1">
          <table:table-cell office:value-type="float" office:value="2540" calcext:value-type="float">
            <text:p>2540</text:p>
          </table:table-cell>
          <table:table-cell office:value-type="string" calcext:value-type="string">
            <text:p>KERP</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KERP</text:p>
          </table:table-cell>
          <table:table-cell office:value-type="string" calcext:value-type="string">
            <text:p>Kerpen - Kerpen</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B096144100000040D7825541</text:p>
          </table:table-cell>
          <table:table-cell/>
          <table:table-cell office:value-type="float" office:value="85" calcext:value-type="float">
            <text:p>85</text:p>
          </table:table-cell>
          <table:table-cell/>
          <table:table-cell office:value-type="float" office:value="103211000" calcext:value-type="float">
            <text:p>103211000</text:p>
          </table:table-cell>
        </table:table-row>
        <table:table-row table:style-name="ro1">
          <table:table-cell office:value-type="float" office:value="2541" calcext:value-type="float">
            <text:p>2541</text:p>
          </table:table-cell>
          <table:table-cell office:value-type="string" calcext:value-type="string">
            <text:p>KEV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KEVE</text:p>
          </table:table-cell>
          <table:table-cell office:value-type="string" calcext:value-type="string">
            <text:p>Kevelaer - Kevelaer</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0CE012410000000019D05541</text:p>
          </table:table-cell>
          <table:table-cell/>
          <table:table-cell office:value-type="float" office:value="21" calcext:value-type="float">
            <text:p>21</text:p>
          </table:table-cell>
          <table:table-cell/>
          <table:table-cell office:value-type="float" office:value="103211000" calcext:value-type="float">
            <text:p>103211000</text:p>
          </table:table-cell>
        </table:table-row>
        <table:table-row table:style-name="ro1">
          <table:table-cell office:value-type="float" office:value="2542" calcext:value-type="float">
            <text:p>2542</text:p>
          </table:table-cell>
          <table:table-cell office:value-type="string" calcext:value-type="string">
            <text:p>KHOC</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KHOC</text:p>
          </table:table-cell>
          <table:table-cell office:value-type="string" calcext:value-type="string">
            <text:p>Kreuzau Hochkoppel 9</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94A0134100000000C6725541</text:p>
          </table:table-cell>
          <table:table-cell/>
          <table:table-cell office:value-type="float" office:value="185" calcext:value-type="float">
            <text:p>185</text:p>
          </table:table-cell>
          <table:table-cell/>
          <table:table-cell office:value-type="float" office:value="103211000" calcext:value-type="float">
            <text:p>103211000</text:p>
          </table:table-cell>
        </table:table-row>
        <table:table-row table:style-name="ro1">
          <table:table-cell office:value-type="float" office:value="2543" calcext:value-type="float">
            <text:p>2543</text:p>
          </table:table-cell>
          <table:table-cell office:value-type="string" calcext:value-type="string">
            <text:p>KIER</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KIER</text:p>
          </table:table-cell>
          <table:table-cell office:value-type="string" calcext:value-type="string">
            <text:p>Kierspe</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24821841000000C0469C5541</text:p>
          </table:table-cell>
          <table:table-cell/>
          <table:table-cell office:value-type="float" office:value="390" calcext:value-type="float">
            <text:p>390</text:p>
          </table:table-cell>
          <table:table-cell/>
          <table:table-cell office:value-type="float" office:value="103211000" calcext:value-type="float">
            <text:p>103211000</text:p>
          </table:table-cell>
        </table:table-row>
        <table:table-row table:style-name="ro1">
          <table:table-cell office:value-type="float" office:value="2544" calcext:value-type="float">
            <text:p>2544</text:p>
          </table:table-cell>
          <table:table-cell office:value-type="string" calcext:value-type="string">
            <text:p>KJJB</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KJJB</text:p>
          </table:table-cell>
          <table:table-cell office:value-type="string" calcext:value-type="string">
            <text:p>Köln-Junkersdorf Jungbluthbrücke</text:p>
          </table:table-cell>
          <table:table-cell/>
          <table:table-cell office:value-type="string" calcext:value-type="string">
            <text:p>Luftqualitätsmessstelle</text:p>
          </table:table-cell>
          <table:table-cell table:number-columns-repeated="3"/>
          <table:table-cell office:value-type="string" calcext:value-type="string">
            <text:p>DENW250</text:p>
          </table:table-cell>
          <table:table-cell office:value-type="string" calcext:value-type="string">
            <text:p>0101000020E864000000000000204C1541000000000F885541</text:p>
          </table:table-cell>
          <table:table-cell office:value-type="string" calcext:value-type="string">
            <text:p>Verkehr</text:p>
          </table:table-cell>
          <table:table-cell office:value-type="float" office:value="63" calcext:value-type="float">
            <text:p>63</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545" calcext:value-type="float">
            <text:p>2545</text:p>
          </table:table-cell>
          <table:table-cell office:value-type="string" calcext:value-type="string">
            <text:p>KJSH</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KJSH</text:p>
          </table:table-cell>
          <table:table-cell office:value-type="string" calcext:value-type="string">
            <text:p>Köln-Junkersdorf Statthalterhofweg 70</text:p>
          </table:table-cell>
          <table:table-cell/>
          <table:table-cell office:value-type="string" calcext:value-type="string">
            <text:p>Luftqualitätsmessstelle</text:p>
          </table:table-cell>
          <table:table-cell office:value-type="string" calcext:value-type="string">
            <text:p>Die NO2-Passivsammler sind an einem hölzernen Laternenmast vor der in Nord-Südlicher Richtung verlaufende Kreisstraße K14 vor Haus Nr. 70 befestigt. Der Laternenmast befindet sich im Bereich einer Bushaltestelle. Auf beiden Seiten der Straße des Sammlers sind die Häuser zweigeschossig. Der Messpunkt befindet sich ca. 600 m östlich der Autobahn A 1 und ca. 900 m nördlich der Autobahn A 4. Das Autobahnkreuz "Köln-West" ist ca. 1 km süd-westlich vom Messpunkt entfernt.</text:p>
          </table:table-cell>
          <table:table-cell table:number-columns-repeated="2"/>
          <table:table-cell office:value-type="string" calcext:value-type="string">
            <text:p>DENW249</text:p>
          </table:table-cell>
          <table:table-cell office:value-type="string" calcext:value-type="string">
            <text:p>0101000020E86400000000000038541541000000801D885541</text:p>
          </table:table-cell>
          <table:table-cell office:value-type="string" calcext:value-type="string">
            <text:p>Verkehr</text:p>
          </table:table-cell>
          <table:table-cell office:value-type="float" office:value="66" calcext:value-type="float">
            <text:p>66</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546" calcext:value-type="float">
            <text:p>2546</text:p>
          </table:table-cell>
          <table:table-cell office:value-type="string" calcext:value-type="string">
            <text:p>KLAN</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KLAN</text:p>
          </table:table-cell>
          <table:table-cell office:value-type="string" calcext:value-type="string">
            <text:p>Köln-Langel</text:p>
          </table:table-cell>
          <table:table-cell/>
          <table:table-cell office:value-type="string" calcext:value-type="string">
            <text:p>Luftqualitätsmessstelle</text:p>
          </table:table-cell>
          <table:table-cell table:number-columns-repeated="3"/>
          <table:table-cell office:value-type="string" calcext:value-type="string">
            <text:p>DENW149</text:p>
          </table:table-cell>
          <table:table-cell office:value-type="string" calcext:value-type="string">
            <text:p>0101000020E864000000000000E4F1154100000040767E5541</text:p>
          </table:table-cell>
          <table:table-cell office:value-type="string" calcext:value-type="string">
            <text:p>Hintergrund</text:p>
          </table:table-cell>
          <table:table-cell office:value-type="float" office:value="52" calcext:value-type="float">
            <text:p>52</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547" calcext:value-type="float">
            <text:p>2547</text:p>
          </table:table-cell>
          <table:table-cell office:value-type="string" calcext:value-type="string">
            <text:p>KLEB</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KLEB</text:p>
          </table:table-cell>
          <table:table-cell office:value-type="string" calcext:value-type="string">
            <text:p>Kamp-Lintfort Eyller-Berg-Straße</text:p>
          </table:table-cell>
          <table:table-cell/>
          <table:table-cell office:value-type="string" calcext:value-type="string">
            <text:p>Luftqualitätsmessstelle</text:p>
          </table:table-cell>
          <table:table-cell table:number-columns-repeated="3"/>
          <table:table-cell office:value-type="string" calcext:value-type="string">
            <text:p>DENW307</text:p>
          </table:table-cell>
          <table:table-cell office:value-type="string" calcext:value-type="string">
            <text:p>0101000020E864000000000000D80914410000004091C45541</text:p>
          </table:table-cell>
          <table:table-cell office:value-type="string" calcext:value-type="string">
            <text:p>Industrie</text:p>
          </table:table-cell>
          <table:table-cell office:value-type="float" office:value="25" calcext:value-type="float">
            <text:p>25</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548" calcext:value-type="float">
            <text:p>2548</text:p>
          </table:table-cell>
          <table:table-cell office:value-type="string" calcext:value-type="string">
            <text:p>KLEV</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KLEV</text:p>
          </table:table-cell>
          <table:table-cell office:value-type="string" calcext:value-type="string">
            <text:p>Kleve</text:p>
          </table:table-cell>
          <table:table-cell/>
          <table:table-cell office:value-type="string" calcext:value-type="string">
            <text:p>Luftqualitätsmessstelle</text:p>
          </table:table-cell>
          <table:table-cell office:value-type="string" calcext:value-type="string">
            <text:p>Die Station steht ca. 500m südlich des Ortskerns auf dem Parkplatz der Kreisverwaltung (Gesundheitsamt). Ca. 1-2 km nördlich und nordöstlich befinden sich mehrere Industriegebiete mit überwiegender Metallverarbeitung. Bis auf den östlichen Teil ist das direkte Umfeld der Station reine Wohnbebauung (östlich Felder und Wiesen). Die Bundesstraße B9 verläuft von Ost nach West ca. 250 m südlich an der Station vorbei. Die Station ist frei anströmbar.</text:p>
          </table:table-cell>
          <table:table-cell table:number-columns-repeated="3"/>
          <table:table-cell office:value-type="string" calcext:value-type="string">
            <text:p>0101000020E86400000000000098761241000000001EE65541</text:p>
          </table:table-cell>
          <table:table-cell/>
          <table:table-cell office:value-type="float" office:value="20" calcext:value-type="float">
            <text:p>20</text:p>
          </table:table-cell>
          <table:table-cell/>
          <table:table-cell office:value-type="float" office:value="103211000" calcext:value-type="float">
            <text:p>103211000</text:p>
          </table:table-cell>
        </table:table-row>
        <table:table-row table:style-name="ro1">
          <table:table-cell office:value-type="float" office:value="2549" calcext:value-type="float">
            <text:p>2549</text:p>
          </table:table-cell>
          <table:table-cell office:value-type="string" calcext:value-type="string">
            <text:p>KNE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KNES</text:p>
          </table:table-cell>
          <table:table-cell office:value-type="string" calcext:value-type="string">
            <text:p>Köln Neusser Straße</text:p>
          </table:table-cell>
          <table:table-cell/>
          <table:table-cell office:value-type="string" calcext:value-type="string">
            <text:p>Luftqualitätsmessstelle</text:p>
          </table:table-cell>
          <table:table-cell table:number-columns-repeated="3"/>
          <table:table-cell office:value-type="string" calcext:value-type="string">
            <text:p>DENW150</text:p>
          </table:table-cell>
          <table:table-cell office:value-type="string" calcext:value-type="string">
            <text:p>0101000020E864000000000000E4BB1541000000C0BB8C5541</text:p>
          </table:table-cell>
          <table:table-cell office:value-type="string" calcext:value-type="string">
            <text:p>Verkehr</text:p>
          </table:table-cell>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002" calcext:value-type="float">
            <text:p>2002</text:p>
          </table:table-cell>
          <table:table-cell office:value-type="string" calcext:value-type="string">
            <text:p>KNEU</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KNEU</text:p>
          </table:table-cell>
          <table:table-cell office:value-type="string" calcext:value-type="string">
            <text:p>Köln Neumarkt</text:p>
          </table:table-cell>
          <table:table-cell/>
          <table:table-cell office:value-type="string" calcext:value-type="string">
            <text:p>Luftqualitätsmessstelle</text:p>
          </table:table-cell>
          <table:table-cell office:value-type="string" calcext:value-type="string">
            <text:p>Die NO2-Passivsammler sind an Laterne vor der Haus Nr. 25 / Ecke Thieboldgasse befestigt. Es handelt sich um eine 3-spurige von West nach Ost verlaufende Einbahnstraße der Landstraße L111. Neben den Fahrbahnen verlaufen Schienen für den Bahnlinienverkehr. Die anliegenden Häuser verfügen über mehrgeschossige Wohnbebauung und Läden. Ca. 600 m westlich kreuzt die Bundesstraße B9 und in ca. 1 km östlich kreuzt die Bundesstraße B51. Neben der B51 befindet sich der Rhein. Nord-östlich befinden sich in ca. 1 km mehrere Eisenbahntrassen.</text:p>
          </table:table-cell>
          <table:table-cell table:number-columns-repeated="2"/>
          <table:table-cell office:value-type="string" calcext:value-type="string">
            <text:p>DENW151</text:p>
          </table:table-cell>
          <table:table-cell office:value-type="string" calcext:value-type="string">
            <text:p>0101000020E86400000000000088B71541000000805E885541</text:p>
          </table:table-cell>
          <table:table-cell office:value-type="string" calcext:value-type="string">
            <text:p>Verkehr</text:p>
          </table:table-cell>
          <table:table-cell office:value-type="float" office:value="56" calcext:value-type="float">
            <text:p>56</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282" calcext:value-type="float">
            <text:p>2282</text:p>
          </table:table-cell>
          <table:table-cell office:value-type="string" calcext:value-type="string">
            <text:p>KNL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0557" calcext:value-type="float">
            <text:p>40557</text:p>
          </table:table-cell>
          <table:table-cell office:value-type="string" calcext:value-type="string">
            <text:p>KNLS</text:p>
          </table:table-cell>
          <table:table-cell office:value-type="string" calcext:value-type="string">
            <text:p>Köln Luxemburger Straße 78</text:p>
          </table:table-cell>
          <table:table-cell/>
          <table:table-cell office:value-type="string" calcext:value-type="string">
            <text:p>Luftqualitätsmessstelle</text:p>
          </table:table-cell>
          <table:table-cell office:value-type="string" calcext:value-type="string">
            <text:p>Die NO2-Passivsammler sind am Strommast vor Hausnr. 78 der vierspurigen, von Nordosten nach Südwesten verlaufenden Luxemburger Straße (B265) befestigt. Die Häuser im Bereich des Messpunkts sind 6-7-geschossig und stellen eine durchgehende Bebauung dar. In ca. 470 m NO kreuzt die Luxemburger Straße die B9 und die B55 und in ca. 600 m SW die L100. Die Luxemburger Straße verbindet den Stadtkern mit der A4, welche sich ca. 3,6 km Richtung SW befindet. Die A57 kommt als Zubringerautobahn aus nordwestlicher Richtung und endet in ca. 3,85 km Richtung NW. Zusammen mit der A3 und der A4 zieht die A1 einen Ring um Köln. In 130 m Richtung NO überführt eine Bahntrasse die Luxemburger Straße per Eisenbahnbrücke, die auch im weiteren den Messpunkt im O umrundet. In ca. 1,85 km Entfernung östlicher Richtung befindet sich der Rhein, an dessen Ufer sich mehrere Häfen und Werften befinden. Es gibt mehrere Gewerbegebiete im Bereich des Messpunktes: 2,45 km NW, ca. 2,85 km NO, 150 m S, 1,15 km SO und 3,65 km O.</text:p>
          </table:table-cell>
          <table:table-cell table:number-columns-repeated="2"/>
          <table:table-cell office:value-type="string" calcext:value-type="string">
            <text:p>DENW401</text:p>
          </table:table-cell>
          <table:table-cell office:value-type="string" calcext:value-type="string">
            <text:p>0101000020E864000000000000E4AB1541000000C04D875541</text:p>
          </table:table-cell>
          <table:table-cell office:value-type="string" calcext:value-type="string">
            <text:p>Verkehr</text:p>
          </table:table-cell>
          <table:table-cell office:value-type="float" office:value="51" calcext:value-type="float">
            <text:p>51</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550" calcext:value-type="float">
            <text:p>2550</text:p>
          </table:table-cell>
          <table:table-cell office:value-type="string" calcext:value-type="string">
            <text:p>KOAN</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KOAN</text:p>
          </table:table-cell>
          <table:table-cell office:value-type="string" calcext:value-type="string">
            <text:p>Köln-Altstadt-Nord</text:p>
          </table:table-cell>
          <table:table-cell/>
          <table:table-cell office:value-type="string" calcext:value-type="string">
            <text:p>Luftqualitätsmessstelle</text:p>
          </table:table-cell>
          <table:table-cell table:number-columns-repeated="3"/>
          <table:table-cell office:value-type="string" calcext:value-type="string">
            <text:p>DENW198</text:p>
          </table:table-cell>
          <table:table-cell office:value-type="string" calcext:value-type="string">
            <text:p>0101000020E8640000000000007CB61541000000001D895541</text:p>
          </table:table-cell>
          <table:table-cell office:value-type="string" calcext:value-type="string">
            <text:p>Hintergrund</text:p>
          </table:table-cell>
          <table:table-cell office:value-type="float" office:value="57" calcext:value-type="float">
            <text:p>57</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1788" calcext:value-type="float">
            <text:p>1788</text:p>
          </table:table-cell>
          <table:table-cell office:value-type="string" calcext:value-type="string">
            <text:p>KOBG</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KOBG</text:p>
          </table:table-cell>
          <table:table-cell office:value-type="string" calcext:value-type="string">
            <text:p>Köln Bergisch Gladbacher Straße</text:p>
          </table:table-cell>
          <table:table-cell/>
          <table:table-cell office:value-type="string" calcext:value-type="string">
            <text:p>Luftqualitätsmessstelle</text:p>
          </table:table-cell>
          <table:table-cell office:value-type="string" calcext:value-type="string">
            <text:p>Der NO2-Passivsammler hängt an einer Laterne vor Hausnummer 600 in Fahrtrichtung Köln-Dellbrück/Bergisch Gladbach. Es handelt sich um eine 2-spurige Bundesstraße B 506 mit mehrgeschossiger, teils unterbrochener, Bebauung. In nördlicher Richtung befindet sich in ca. 740 m eine Eisenbahnlinie (Bahnhof) Südlich befindet sich die BAB A 4 in ca. 3,3 km und in ca. 1,1 km westlich kreuzt die BAB A 3 und in ca. 900 m östlich die Landstraße L 73.</text:p>
          </table:table-cell>
          <table:table-cell table:number-columns-repeated="2"/>
          <table:table-cell office:value-type="string" calcext:value-type="string">
            <text:p>DENW358</text:p>
          </table:table-cell>
          <table:table-cell office:value-type="string" calcext:value-type="string">
            <text:p>0101000020E86400000000000088261641000000C0F68B5541</text:p>
          </table:table-cell>
          <table:table-cell office:value-type="string" calcext:value-type="string">
            <text:p>Verkehr</text:p>
          </table:table-cell>
          <table:table-cell office:value-type="float" office:value="53" calcext:value-type="float">
            <text:p>53</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551" calcext:value-type="float">
            <text:p>2551</text:p>
          </table:table-cell>
          <table:table-cell office:value-type="string" calcext:value-type="string">
            <text:p>KOBR</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KOBR</text:p>
          </table:table-cell>
          <table:table-cell office:value-type="string" calcext:value-type="string">
            <text:p>Korschenbroich</text:p>
          </table:table-cell>
          <table:table-cell/>
          <table:table-cell office:value-type="string" calcext:value-type="string">
            <text:p>Luftqualitätsmessstelle</text:p>
          </table:table-cell>
          <table:table-cell office:value-type="string" calcext:value-type="string">
            <text:p>Der Meßcontainer steht an einer belebten Straßenkreuzung, auf dem Bürgersteig vor dem Baudezernat im Zentrum von Korschenbroich. Wohn- und Geschäftshäuser befinden sich in unmittelbarer Nähe. Die Messung zielt auf die Erfassung von Verkehrsimmissionen. Wegen der Gebäudenähe ist der Meßcontainer <text:s/>n i c h t <text:s/>frei anströmbar.</text:p>
          </table:table-cell>
          <table:table-cell table:number-columns-repeated="3"/>
          <table:table-cell office:value-type="string" calcext:value-type="string">
            <text:p>0101000020E864000000000000C4E91341000000C063A55541</text:p>
          </table:table-cell>
          <table:table-cell/>
          <table:table-cell office:value-type="float" office:value="45" calcext:value-type="float">
            <text:p>45</text:p>
          </table:table-cell>
          <table:table-cell/>
          <table:table-cell office:value-type="float" office:value="103211000" calcext:value-type="float">
            <text:p>103211000</text:p>
          </table:table-cell>
        </table:table-row>
        <table:table-row table:style-name="ro1">
          <table:table-cell office:value-type="float" office:value="2552" calcext:value-type="float">
            <text:p>2552</text:p>
          </table:table-cell>
          <table:table-cell office:value-type="string" calcext:value-type="string">
            <text:p>KOCB</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KOCB</text:p>
          </table:table-cell>
          <table:table-cell office:value-type="string" calcext:value-type="string">
            <text:p>Köln Chorbuschstraße</text:p>
          </table:table-cell>
          <table:table-cell/>
          <table:table-cell office:value-type="string" calcext:value-type="string">
            <text:p>Luftqualitätsmessstelle</text:p>
          </table:table-cell>
          <table:table-cell table:number-columns-repeated="3"/>
          <table:table-cell office:value-type="string" calcext:value-type="string">
            <text:p>DENW302</text:p>
          </table:table-cell>
          <table:table-cell office:value-type="string" calcext:value-type="string">
            <text:p>0101000020E8640000000000001C5615410000008007915541</text:p>
          </table:table-cell>
          <table:table-cell office:value-type="string" calcext:value-type="string">
            <text:p>Verkehr</text:p>
          </table:table-cell>
          <table:table-cell office:value-type="float" office:value="45" calcext:value-type="float">
            <text:p>45</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036" calcext:value-type="float">
            <text:p>2036</text:p>
          </table:table-cell>
          <table:table-cell office:value-type="string" calcext:value-type="string">
            <text:p>KODH</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KODH</text:p>
          </table:table-cell>
          <table:table-cell office:value-type="string" calcext:value-type="string">
            <text:p>Köln Dellbrücker Hauptstraße</text:p>
          </table:table-cell>
          <table:table-cell/>
          <table:table-cell office:value-type="string" calcext:value-type="string">
            <text:p>Luftqualitätsmessstelle</text:p>
          </table:table-cell>
          <table:table-cell office:value-type="string" calcext:value-type="string">
            <text:p>Die NO2-Passivsammler hängen mit Ausleger an einen Schildermast vor Haus Nr. 132. Dieses Haus hat in einer Höhe von ca. 3,30 m ein Vordach (Abstand zum Passivsammler &gt; 0,5 m). Es handelt sich um eine schmale stark befahrene Hauptstraße mit je einer Spur pro Fahrtrichtung. Die Bebauung ist merhgeschossig mit vielen Landenlokalen. Größere Industrie und Gewerbegebiete befindet sich ca. 170 m nord-östlich vom Messpunkt. In nord-westlicher Richtung befindet sich in ca. 360 m eine Eisenbahnlinie (Bahnhof). Südlich befindet sich die BAB A 4 in ca. 3,2 km und in ca. 3 km westlich die BAB A 3. Nord-westlich befindet sich noch in ca. 50 m die Bundesstraße B 506.</text:p>
          </table:table-cell>
          <table:table-cell table:number-columns-repeated="2"/>
          <table:table-cell office:value-type="string" calcext:value-type="string">
            <text:p>DENW303</text:p>
          </table:table-cell>
          <table:table-cell office:value-type="string" calcext:value-type="string">
            <text:p>0101000020E864000000000000A440164100000040C58C5541</text:p>
          </table:table-cell>
          <table:table-cell office:value-type="string" calcext:value-type="string">
            <text:p>Verkehr</text:p>
          </table:table-cell>
          <table:table-cell office:value-type="float" office:value="63" calcext:value-type="float">
            <text:p>63</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1769" calcext:value-type="float">
            <text:p>1769</text:p>
          </table:table-cell>
          <table:table-cell office:value-type="string" calcext:value-type="string">
            <text:p>KOHA</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KOHA</text:p>
          </table:table-cell>
          <table:table-cell office:value-type="string" calcext:value-type="string">
            <text:p>Köln Hauptstraße</text:p>
          </table:table-cell>
          <table:table-cell/>
          <table:table-cell office:value-type="string" calcext:value-type="string">
            <text:p>Luftqualitätsmessstelle</text:p>
          </table:table-cell>
          <table:table-cell office:value-type="string" calcext:value-type="string">
            <text:p>Die NO2-Passivsammler hängen an einer Laterne vor Haus Nr. 402 in der Landstraße L 82. Die Hauptstraße ist in diesem Bereich zweispurig und verläuft von Norden nach Süden. Die anliegenden Häuser verfügen beidseitig über mehrgeschossige Wohnbebauung und Läden. In ca. 25 m Entfernung kreuzt die Bahnhofstr. (Fußgängerzone in östlicher Richtung), dort ist ein Fußgängerübergang mit Ampelanlage vorhanden. Zur Rheinmitte (westlich) sind es ca. 300 m vom Messpunkt. Die A 59 verläuft 2,1 km östlich und in ca. 340 m südlich beginnt die Landstraße L 99. In ca. 560 m Entfernung östlicher Richtung befindet sich eine Eisenbahntrasse (Bahnhof). Ca. 500 m süd-östlich befindet sich ein Industriegebiet der Firma Saint Gobain Glass Deutschland.</text:p>
          </table:table-cell>
          <table:table-cell table:number-columns-repeated="2"/>
          <table:table-cell office:value-type="string" calcext:value-type="string">
            <text:p>DENW332</text:p>
          </table:table-cell>
          <table:table-cell office:value-type="string" calcext:value-type="string">
            <text:p>0101000020E8640000000000008C2B16410000004089825541</text:p>
          </table:table-cell>
          <table:table-cell office:value-type="string" calcext:value-type="string">
            <text:p>Verkehr</text:p>
          </table:table-cell>
          <table:table-cell office:value-type="float" office:value="55" calcext:value-type="float">
            <text:p>55</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553" calcext:value-type="float">
            <text:p>2553</text:p>
          </table:table-cell>
          <table:table-cell office:value-type="string" calcext:value-type="string">
            <text:p>KOH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KOHS</text:p>
          </table:table-cell>
          <table:table-cell office:value-type="string" calcext:value-type="string">
            <text:p>Köln Heidestraße</text:p>
          </table:table-cell>
          <table:table-cell/>
          <table:table-cell office:value-type="string" calcext:value-type="string">
            <text:p>Luftqualitätsmessstelle</text:p>
          </table:table-cell>
          <table:table-cell table:number-columns-repeated="3"/>
          <table:table-cell office:value-type="string" calcext:value-type="string">
            <text:p>DENW304</text:p>
          </table:table-cell>
          <table:table-cell office:value-type="string" calcext:value-type="string">
            <text:p>0101000020E864000000000000945F164100000040C27F5541</text:p>
          </table:table-cell>
          <table:table-cell office:value-type="string" calcext:value-type="string">
            <text:p>Verkehr</text:p>
          </table:table-cell>
          <table:table-cell office:value-type="float" office:value="56" calcext:value-type="float">
            <text:p>56</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554" calcext:value-type="float">
            <text:p>2554</text:p>
          </table:table-cell>
          <table:table-cell office:value-type="string" calcext:value-type="string">
            <text:p>KOHS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KOHS2</text:p>
          </table:table-cell>
          <table:table-cell office:value-type="string" calcext:value-type="string">
            <text:p>Köln Heidestraße 176</text:p>
          </table:table-cell>
          <table:table-cell/>
          <table:table-cell office:value-type="string" calcext:value-type="string">
            <text:p>Luftqualitätsmessstelle</text:p>
          </table:table-cell>
          <table:table-cell table:number-columns-repeated="3"/>
          <table:table-cell office:value-type="string" calcext:value-type="string">
            <text:p>DENW333</text:p>
          </table:table-cell>
          <table:table-cell office:value-type="string" calcext:value-type="string">
            <text:p>0101000020E8640000000000006C5C1641000000C0C17F5541</text:p>
          </table:table-cell>
          <table:table-cell office:value-type="string" calcext:value-type="string">
            <text:p>Verkehr</text:p>
          </table:table-cell>
          <table:table-cell office:value-type="float" office:value="56" calcext:value-type="float">
            <text:p>56</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555" calcext:value-type="float">
            <text:p>2555</text:p>
          </table:table-cell>
          <table:table-cell office:value-type="string" calcext:value-type="string">
            <text:p>KRAN</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KRAN</text:p>
          </table:table-cell>
          <table:table-cell office:value-type="string" calcext:value-type="string">
            <text:p>Kranenburg</text:p>
          </table:table-cell>
          <table:table-cell/>
          <table:table-cell office:value-type="string" calcext:value-type="string">
            <text:p>Luftqualitätsmessstelle</text:p>
          </table:table-cell>
          <table:table-cell office:value-type="string" calcext:value-type="string">
            <text:p>Die Gemeinde Kranenburg befindet sich am nordwestlichen Rand Nordrhein-Westfalens. Die Niederländische Grenze ist ca. 3km westlich entfernt. Zur Stadt Nijmegen deren Emittenten (Müllverbrennungsanlage, Krematorium Kohlekraftwerk) Grund der Messung sind, ist es ca. 11km in selber Richtung weit. Kleve befindet sich ca. 6km östlich. Die Station steht am nordwestlichen Rand der Gemeinde auf einer betonierten Fläche des Bauhofes. Das gesamte Umfeld ist ländlicher Struktur. Verkehrsimmissionen könnten von der stark befahrenen Bundesstr.9 gemessen werden, die ca. 200m nördlich der Station verläuft. Das Gewerbegebiet Nütterden (Im Hammereisen) mit metallverarbeiteten Betrieben befindet sich <text:s/>ca. 3Km östlich der Station. Die Station ist frei anströmbar. Nächste LUQS-Station: 30 Wesel ca. 42 Km südöstlich</text:p>
          </table:table-cell>
          <table:table-cell table:number-columns-repeated="3"/>
          <table:table-cell office:value-type="string" calcext:value-type="string">
            <text:p>0101000020E864000000000000D8E71141000000C097E75541</text:p>
          </table:table-cell>
          <table:table-cell/>
          <table:table-cell office:value-type="float" office:value="11" calcext:value-type="float">
            <text:p>11</text:p>
          </table:table-cell>
          <table:table-cell/>
          <table:table-cell office:value-type="float" office:value="103211000" calcext:value-type="float">
            <text:p>103211000</text:p>
          </table:table-cell>
        </table:table-row>
        <table:table-row table:style-name="ro1">
          <table:table-cell office:value-type="float" office:value="2556" calcext:value-type="float">
            <text:p>2556</text:p>
          </table:table-cell>
          <table:table-cell office:value-type="string" calcext:value-type="string">
            <text:p>KREM</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KREM</text:p>
          </table:table-cell>
          <table:table-cell office:value-type="string" calcext:value-type="string">
            <text:p>Krefeld-Mitte</text:p>
          </table:table-cell>
          <table:table-cell/>
          <table:table-cell office:value-type="string" calcext:value-type="string">
            <text:p>Luftqualitätsmessstelle</text:p>
          </table:table-cell>
          <table:table-cell office:value-type="string" calcext:value-type="string">
            <text:p>Die Station steht ca. 1,5 km südwestlich der Stadtmitte in einer Stadtgärtnerei. Die B57 verläuft ca. 1,5 km südlich der Station. Das direkte Umfeld ist Wohnbebauung, durchsetzt mit Friedhofsanlagen. Das Gelände ist flach und eben, die Station frei anströmbar. <text:s/>Messung im Zuge der Neukonzeption LUQS2000 eingestellt</text:p>
          </table:table-cell>
          <table:table-cell table:number-columns-repeated="2"/>
          <table:table-cell office:value-type="string" calcext:value-type="string">
            <text:p>DENW041</text:p>
          </table:table-cell>
          <table:table-cell office:value-type="string" calcext:value-type="string">
            <text:p>0101000020E864000000000000D01714410000008026B35541</text:p>
          </table:table-cell>
          <table:table-cell office:value-type="string" calcext:value-type="string">
            <text:p>Hintergrund</text:p>
          </table:table-cell>
          <table:table-cell office:value-type="float" office:value="39" calcext:value-type="float">
            <text:p>39</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557" calcext:value-type="float">
            <text:p>2557</text:p>
          </table:table-cell>
          <table:table-cell office:value-type="string" calcext:value-type="string">
            <text:p>KRE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KRES</text:p>
          </table:table-cell>
          <table:table-cell office:value-type="string" calcext:value-type="string">
            <text:p>Krefeld-Stahldorf</text:p>
          </table:table-cell>
          <table:table-cell/>
          <table:table-cell office:value-type="string" calcext:value-type="string">
            <text:p>Luftqualitätsmessstelle</text:p>
          </table:table-cell>
          <table:table-cell office:value-type="string" calcext:value-type="string">
            <text:p>Die Station steht auf einem Schulgelände im Stadtteil Stahldorf. Ein Edelstahlwerk der Fa. Krupp-Thyssen liegt etwa 200 m westlich der Station und verläuft weiter in südlicher Richtung. Das direkte Stationsumfeld besteht aus Wohnbebauung.</text:p>
          </table:table-cell>
          <table:table-cell table:number-columns-repeated="2"/>
          <table:table-cell office:value-type="string" calcext:value-type="string">
            <text:p>DENW115</text:p>
          </table:table-cell>
          <table:table-cell office:value-type="string" calcext:value-type="string">
            <text:p>0101000020E86400000000000058201441000000C094B15541</text:p>
          </table:table-cell>
          <table:table-cell office:value-type="string" calcext:value-type="string">
            <text:p>Industrie</text:p>
          </table:table-cell>
          <table:table-cell office:value-type="float" office:value="40" calcext:value-type="float">
            <text:p>40</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558" calcext:value-type="float">
            <text:p>2558</text:p>
          </table:table-cell>
          <table:table-cell office:value-type="string" calcext:value-type="string">
            <text:p>KRET1</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KRET1</text:p>
          </table:table-cell>
          <table:table-cell office:value-type="string" calcext:value-type="string">
            <text:p>Kreuztal Im Schloos</text:p>
          </table:table-cell>
          <table:table-cell/>
          <table:table-cell office:value-type="string" calcext:value-type="string">
            <text:p>Luftqualitätsmessstelle</text:p>
          </table:table-cell>
          <table:table-cell table:number-columns-repeated="3"/>
          <table:table-cell office:value-type="string" calcext:value-type="string">
            <text:p>DENW389</text:p>
          </table:table-cell>
          <table:table-cell office:value-type="string" calcext:value-type="string">
            <text:p>0101000020E86400000000000028221A4100000040E68D5541</text:p>
          </table:table-cell>
          <table:table-cell office:value-type="string" calcext:value-type="string">
            <text:p>Industrie</text:p>
          </table:table-cell>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559" calcext:value-type="float">
            <text:p>2559</text:p>
          </table:table-cell>
          <table:table-cell office:value-type="string" calcext:value-type="string">
            <text:p>KRET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KRET2</text:p>
          </table:table-cell>
          <table:table-cell office:value-type="string" calcext:value-type="string">
            <text:p>Kreuztal Lohmühle</text:p>
          </table:table-cell>
          <table:table-cell/>
          <table:table-cell office:value-type="string" calcext:value-type="string">
            <text:p>Luftqualitätsmessstelle</text:p>
          </table:table-cell>
          <table:table-cell table:number-columns-repeated="3"/>
          <table:table-cell office:value-type="string" calcext:value-type="string">
            <text:p>DENW390</text:p>
          </table:table-cell>
          <table:table-cell office:value-type="string" calcext:value-type="string">
            <text:p>0101000020E864000000000000BC131A4100000040788D5541</text:p>
          </table:table-cell>
          <table:table-cell office:value-type="string" calcext:value-type="string">
            <text:p>Industrie</text:p>
          </table:table-cell>
          <table:table-cell office:value-type="float" office:value="310" calcext:value-type="float">
            <text:p>310</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560" calcext:value-type="float">
            <text:p>2560</text:p>
          </table:table-cell>
          <table:table-cell office:value-type="string" calcext:value-type="string">
            <text:p>KREU</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KREU</text:p>
          </table:table-cell>
          <table:table-cell office:value-type="string" calcext:value-type="string">
            <text:p>Kreuztal</text:p>
          </table:table-cell>
          <table:table-cell/>
          <table:table-cell office:value-type="string" calcext:value-type="string">
            <text:p>Luftqualitätsmessstelle</text:p>
          </table:table-cell>
          <table:table-cell office:value-type="string" calcext:value-type="string">
            <text:p>Die Station steht auf dem seitlichen Parkstreifen des allseitig umbauten Kulturamtes (VHS Büro) an einer mäßig befahrenen Nebenstrße. Wie der Name schon sagt kreuzen sich hier zwei Täler von Nord nach Süd und Ost nach West. Im Schnittpunkt kreuzen sich die Bundesstraßen 54 und 508 (ca. 500 m nordwestlich zur Station). Die bewaldeten Hänge steige über 400 m an. Kreuztal ist durchsetzt mit klein- mittelständigen Betrieben. Als größter Emittent ist eine Verzinkerei ca. 1 km südlich zu nennen.</text:p>
          </table:table-cell>
          <table:table-cell table:number-columns-repeated="3"/>
          <table:table-cell office:value-type="string" calcext:value-type="string">
            <text:p>0101000020E864000000000000A8341A41000000408E895541</text:p>
          </table:table-cell>
          <table:table-cell/>
          <table:table-cell office:value-type="float" office:value="300" calcext:value-type="float">
            <text:p>300</text:p>
          </table:table-cell>
          <table:table-cell/>
          <table:table-cell office:value-type="float" office:value="103211000" calcext:value-type="float">
            <text:p>103211000</text:p>
          </table:table-cell>
        </table:table-row>
        <table:table-row table:style-name="ro1">
          <table:table-cell office:value-type="float" office:value="2561" calcext:value-type="float">
            <text:p>2561</text:p>
          </table:table-cell>
          <table:table-cell office:value-type="string" calcext:value-type="string">
            <text:p>KRG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KRGS</text:p>
          </table:table-cell>
          <table:table-cell office:value-type="string" calcext:value-type="string">
            <text:p>Krefeld-Gellep/Stratum</text:p>
          </table:table-cell>
          <table:table-cell/>
          <table:table-cell office:value-type="string" calcext:value-type="string">
            <text:p>Luftqualitätsmessstelle</text:p>
          </table:table-cell>
          <table:table-cell office:value-type="string" calcext:value-type="string">
            <text:p>Die Station auf dem Gelände einer Pumpstation im Ortsteil Gellep-Stratum. Das nördliche Stationsumfeld zählt zum Krefelder Binnenhafen und ist industriell geprägt. Neben metall- und Bauschutt verarbeitenden Betrieben sind Kunstdünger und Füttermittel herstellende Werke zu nennen. Südlich und südwestlich befindet sich Wohnbebauung, 25 m südwestlich verläuft eine Umgehungsstraße.</text:p>
          </table:table-cell>
          <table:table-cell table:number-columns-repeated="2"/>
          <table:table-cell office:value-type="string" calcext:value-type="string">
            <text:p>DENW142</text:p>
          </table:table-cell>
          <table:table-cell office:value-type="string" calcext:value-type="string">
            <text:p>0101000020E864000000000000CCA11441000000C01EB45541</text:p>
          </table:table-cell>
          <table:table-cell office:value-type="string" calcext:value-type="string">
            <text:p>Industrie</text:p>
          </table:table-cell>
          <table:table-cell office:value-type="float" office:value="30" calcext:value-type="float">
            <text:p>30</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562" calcext:value-type="float">
            <text:p>2562</text:p>
          </table:table-cell>
          <table:table-cell office:value-type="string" calcext:value-type="string">
            <text:p>KRIN</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KRIN</text:p>
          </table:table-cell>
          <table:table-cell office:value-type="string" calcext:value-type="string">
            <text:p>Krefeld-Inrath</text:p>
          </table:table-cell>
          <table:table-cell/>
          <table:table-cell office:value-type="string" calcext:value-type="string">
            <text:p>Luftqualitätsmessstelle</text:p>
          </table:table-cell>
          <table:table-cell office:value-type="string" calcext:value-type="string">
            <text:p>Die Station steht im nordwestlich gelegenen Vorort von Krefeld innerhalb eines Wohngebietes auf der Rasenfläche neben einer Trafostation. Das direkte Umfeld ist reine Wohnbebauung mit dreigeschossigen Mietshäusern und Eigenheimen. Immissionen könnten vom Edelstahlwerk Schmolz und Bickenbach ca. 500m nordwestlich, sowie von der Gießerei Siempelkamp ca. 200m südlich gemessen werden. Hinter der Gießerei erstreckt sich ein großes Gewerbegebiet.</text:p>
          </table:table-cell>
          <table:table-cell table:number-columns-repeated="2"/>
          <table:table-cell office:value-type="string" calcext:value-type="string">
            <text:p>DENW261</text:p>
          </table:table-cell>
          <table:table-cell office:value-type="string" calcext:value-type="string">
            <text:p>0101000020E864000000000000A404144100000080ECB65541</text:p>
          </table:table-cell>
          <table:table-cell office:value-type="string" calcext:value-type="string">
            <text:p>Industrie</text:p>
          </table:table-cell>
          <table:table-cell office:value-type="float" office:value="38" calcext:value-type="float">
            <text:p>38</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563" calcext:value-type="float">
            <text:p>2563</text:p>
          </table:table-cell>
          <table:table-cell office:value-type="string" calcext:value-type="string">
            <text:p>KSUD</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KSUD</text:p>
          </table:table-cell>
          <table:table-cell office:value-type="string" calcext:value-type="string">
            <text:p>Köln Hohenstaufenring 57A</text:p>
          </table:table-cell>
          <table:table-cell/>
          <table:table-cell office:value-type="string" calcext:value-type="string">
            <text:p>Luftqualitätsmessstelle</text:p>
          </table:table-cell>
          <table:table-cell table:number-columns-repeated="3"/>
          <table:table-cell office:value-type="string" calcext:value-type="string">
            <text:p>DENW164</text:p>
          </table:table-cell>
          <table:table-cell office:value-type="string" calcext:value-type="string">
            <text:p>0101000020E8640000000000003CAE1541000000C02C885541</text:p>
          </table:table-cell>
          <table:table-cell office:value-type="string" calcext:value-type="string">
            <text:p>Verkehr</text:p>
          </table:table-cell>
          <table:table-cell office:value-type="float" office:value="50" calcext:value-type="float">
            <text:p>50</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564" calcext:value-type="float">
            <text:p>2564</text:p>
          </table:table-cell>
          <table:table-cell office:value-type="string" calcext:value-type="string">
            <text:p>KSU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KSUE</text:p>
          </table:table-cell>
          <table:table-cell office:value-type="string" calcext:value-type="string">
            <text:p>Köln-Sürth</text:p>
          </table:table-cell>
          <table:table-cell/>
          <table:table-cell office:value-type="string" calcext:value-type="string">
            <text:p>Luftqualitätsmessstelle</text:p>
          </table:table-cell>
          <table:table-cell table:number-columns-repeated="3"/>
          <table:table-cell office:value-type="string" calcext:value-type="string">
            <text:p>DENW152</text:p>
          </table:table-cell>
          <table:table-cell office:value-type="string" calcext:value-type="string">
            <text:p>0101000020E8640000000000001CF0154100000040E3805541</text:p>
          </table:table-cell>
          <table:table-cell office:value-type="string" calcext:value-type="string">
            <text:p>Hintergrund</text:p>
          </table:table-cell>
          <table:table-cell office:value-type="float" office:value="52" calcext:value-type="float">
            <text:p>52</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565" calcext:value-type="float">
            <text:p>2565</text:p>
          </table:table-cell>
          <table:table-cell office:value-type="string" calcext:value-type="string">
            <text:p>KTUN</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KTUN</text:p>
          </table:table-cell>
          <table:table-cell office:value-type="string" calcext:value-type="string">
            <text:p>Köln Tunisstraße</text:p>
          </table:table-cell>
          <table:table-cell/>
          <table:table-cell office:value-type="string" calcext:value-type="string">
            <text:p>Luftqualitätsmessstelle</text:p>
          </table:table-cell>
          <table:table-cell table:number-columns-repeated="3"/>
          <table:table-cell office:value-type="string" calcext:value-type="string">
            <text:p>DENW153</text:p>
          </table:table-cell>
          <table:table-cell office:value-type="string" calcext:value-type="string">
            <text:p>0101000020E86400000000000050BD1541000000C0D3885541</text:p>
          </table:table-cell>
          <table:table-cell office:value-type="string" calcext:value-type="string">
            <text:p>Verkehr</text:p>
          </table:table-cell>
          <table:table-cell office:value-type="float" office:value="61" calcext:value-type="float">
            <text:p>61</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566" calcext:value-type="float">
            <text:p>2566</text:p>
          </table:table-cell>
          <table:table-cell office:value-type="string" calcext:value-type="string">
            <text:p>KTUR</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KTUR</text:p>
          </table:table-cell>
          <table:table-cell office:value-type="string" calcext:value-type="string">
            <text:p>Köln Turiner Straße 2</text:p>
          </table:table-cell>
          <table:table-cell/>
          <table:table-cell office:value-type="string" calcext:value-type="string">
            <text:p>Luftqualitätsmessstelle</text:p>
          </table:table-cell>
          <table:table-cell table:number-columns-repeated="3"/>
          <table:table-cell office:value-type="string" calcext:value-type="string">
            <text:p>DENW154</text:p>
          </table:table-cell>
          <table:table-cell office:value-type="string" calcext:value-type="string">
            <text:p>0101000020E8640000000000003CC31541000000C093895541</text:p>
          </table:table-cell>
          <table:table-cell office:value-type="string" calcext:value-type="string">
            <text:p>Verkehr</text:p>
          </table:table-cell>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567" calcext:value-type="float">
            <text:p>2567</text:p>
          </table:table-cell>
          <table:table-cell office:value-type="string" calcext:value-type="string">
            <text:p>KUER</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KUER</text:p>
          </table:table-cell>
          <table:table-cell office:value-type="string" calcext:value-type="string">
            <text:p>Kürten</text:p>
          </table:table-cell>
          <table:table-cell/>
          <table:table-cell office:value-type="string" calcext:value-type="string">
            <text:p>Luftqualitätsmessstelle</text:p>
          </table:table-cell>
          <table:table-cell office:value-type="string" calcext:value-type="string">
            <text:p>Kürten ist eine Kleingemeinde im Bergischen Land. Der Ort liegt in einem Talkessel, umgeben von bewaldeten Hängen. Geringe Verkehrsbelastung. Keine erkennbaren Emittenten. Die nächst größeren Städte oder Gemeinden sind : Bergisch-Gladbach, Wermelskirchen, Wipperfürth und Engelskirchen. Alle Orte sind über 10 km entfernt. Die Station ist frei anströmbar.</text:p>
          </table:table-cell>
          <table:table-cell table:number-columns-repeated="3"/>
          <table:table-cell office:value-type="string" calcext:value-type="string">
            <text:p>0101000020E864000000000000CC1917410000008074945541</text:p>
          </table:table-cell>
          <table:table-cell/>
          <table:table-cell office:value-type="float" office:value="170" calcext:value-type="float">
            <text:p>170</text:p>
          </table:table-cell>
          <table:table-cell/>
          <table:table-cell office:value-type="float" office:value="103211000" calcext:value-type="float">
            <text:p>103211000</text:p>
          </table:table-cell>
        </table:table-row>
        <table:table-row table:style-name="ro1">
          <table:table-cell office:value-type="float" office:value="2568" calcext:value-type="float">
            <text:p>2568</text:p>
          </table:table-cell>
          <table:table-cell office:value-type="string" calcext:value-type="string">
            <text:p>KWEI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KWEI2</text:p>
          </table:table-cell>
          <table:table-cell office:value-type="string" calcext:value-type="string">
            <text:p>Köln-Weiden An der alten Post</text:p>
          </table:table-cell>
          <table:table-cell/>
          <table:table-cell office:value-type="string" calcext:value-type="string">
            <text:p>Luftqualitätsmessstelle</text:p>
          </table:table-cell>
          <table:table-cell table:number-columns-repeated="3"/>
          <table:table-cell office:value-type="string" calcext:value-type="string">
            <text:p>DENW288</text:p>
          </table:table-cell>
          <table:table-cell office:value-type="string" calcext:value-type="string">
            <text:p>0101000020E864000000000000D439154100000040B9885541</text:p>
          </table:table-cell>
          <table:table-cell office:value-type="string" calcext:value-type="string">
            <text:p>Verkehr</text:p>
          </table:table-cell>
          <table:table-cell office:value-type="float" office:value="63" calcext:value-type="float">
            <text:p>63</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569" calcext:value-type="float">
            <text:p>2569</text:p>
          </table:table-cell>
          <table:table-cell office:value-type="string" calcext:value-type="string">
            <text:p>LAB1</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LAB1</text:p>
          </table:table-cell>
          <table:table-cell office:value-type="string" calcext:value-type="string">
            <text:p>ELAN Labor Station</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ACE115410000008085BB5541</text:p>
          </table:table-cell>
          <table:table-cell/>
          <table:table-cell office:value-type="float" office:value="153" calcext:value-type="float">
            <text:p>153</text:p>
          </table:table-cell>
          <table:table-cell/>
          <table:table-cell office:value-type="float" office:value="103211000" calcext:value-type="float">
            <text:p>103211000</text:p>
          </table:table-cell>
        </table:table-row>
        <table:table-row table:style-name="ro1">
          <table:table-cell office:value-type="float" office:value="2570" calcext:value-type="float">
            <text:p>2570</text:p>
          </table:table-cell>
          <table:table-cell office:value-type="string" calcext:value-type="string">
            <text:p>LAD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LAD2</text:p>
          </table:table-cell>
          <table:table-cell office:value-type="string" calcext:value-type="string">
            <text:p>Ladbergen</text:p>
          </table:table-cell>
          <table:table-cell/>
          <table:table-cell office:value-type="string" calcext:value-type="string">
            <text:p>Luftqualitätsmessstelle</text:p>
          </table:table-cell>
          <table:table-cell office:value-type="string" calcext:value-type="string">
            <text:p>Die Station steht außerhalb Ladbergens an einer Sportanlage. Das Stadtzentrum befindet sich etwa 1 km nordöstlich. Die BAB A 1 verläuft ca. 400 m westlich der Station in Nord-Süd-Richtung. Am nordöstlichen Ortsrand, etwa 2 km von der Station entfernt, liegt ein kleines Gewerbegebiet. Das gesamte Umfeld Ladbergens ist ländlicher Struktur.</text:p>
          </table:table-cell>
          <table:table-cell table:number-columns-repeated="2"/>
          <table:table-cell office:value-type="string" calcext:value-type="string">
            <text:p>DENW093</text:p>
          </table:table-cell>
          <table:table-cell table:style-name="ce1" office:value-type="string" calcext:value-type="string">
            <text:p>0101000020E864000000000000043219410000000007095641</text:p>
          </table:table-cell>
          <table:table-cell office:value-type="string" calcext:value-type="string">
            <text:p>Hintergrund</text:p>
          </table:table-cell>
          <table:table-cell office:value-type="float" office:value="49" calcext:value-type="float">
            <text:p>49</text:p>
          </table:table-cell>
          <table:table-cell office:value-type="string" calcext:value-type="string">
            <text:p>ländlich stadtnah</text:p>
          </table:table-cell>
          <table:table-cell office:value-type="float" office:value="103211000" calcext:value-type="float">
            <text:p>103211000</text:p>
          </table:table-cell>
        </table:table-row>
        <table:table-row table:style-name="ro1">
          <table:table-cell office:value-type="float" office:value="2571" calcext:value-type="float">
            <text:p>2571</text:p>
          </table:table-cell>
          <table:table-cell office:value-type="string" calcext:value-type="string">
            <text:p>LADB</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LADB</text:p>
          </table:table-cell>
          <table:table-cell office:value-type="string" calcext:value-type="string">
            <text:p>Ladbergen</text:p>
          </table:table-cell>
          <table:table-cell/>
          <table:table-cell office:value-type="string" calcext:value-type="string">
            <text:p>Luftqualitätsmessstelle</text:p>
          </table:table-cell>
          <table:table-cell office:value-type="string" calcext:value-type="string">
            <text:p>Die Station steht im südöstlichen Teil der Gemeinde in einer Grünanlage, Entfernung zum Ortskern ca 400 m. Die BAB A1 verläuft ca. 1 km westlich, die B475 1 km nördlich zur Station. Ca. 3,5 km westlich liegt der Verkehrsflughafen Münster/Osnabrück. Das weitere Umfeld besteht aus Heidelandschaft, Wiesen und Feldern. Größere Emittenten sind nicht zu finden. Das Gelände ist flach und eben, die Station frei anströmbar.</text:p>
          </table:table-cell>
          <table:table-cell table:number-columns-repeated="2"/>
          <table:table-cell office:value-type="string" calcext:value-type="string">
            <text:p>DENW076</text:p>
          </table:table-cell>
          <table:table-cell office:value-type="string" calcext:value-type="string">
            <text:p>0101000020E8640000000000009842194100000080A1095641</text:p>
          </table:table-cell>
          <table:table-cell office:value-type="string" calcext:value-type="string">
            <text:p>Hintergrund</text:p>
          </table:table-cell>
          <table:table-cell office:value-type="float" office:value="49" calcext:value-type="float">
            <text:p>49</text:p>
          </table:table-cell>
          <table:table-cell office:value-type="string" calcext:value-type="string">
            <text:p>ländlich stadtnah</text:p>
          </table:table-cell>
          <table:table-cell office:value-type="float" office:value="103211000" calcext:value-type="float">
            <text:p>103211000</text:p>
          </table:table-cell>
        </table:table-row>
        <table:table-row table:style-name="ro1">
          <table:table-cell office:value-type="float" office:value="2572" calcext:value-type="float">
            <text:p>2572</text:p>
          </table:table-cell>
          <table:table-cell office:value-type="string" calcext:value-type="string">
            <text:p>LANG</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LANG</text:p>
          </table:table-cell>
          <table:table-cell office:value-type="string" calcext:value-type="string">
            <text:p>Langenfeld-Reusrath</text:p>
          </table:table-cell>
          <table:table-cell/>
          <table:table-cell office:value-type="string" calcext:value-type="string">
            <text:p>Luftqualitätsmessstelle</text:p>
          </table:table-cell>
          <table:table-cell office:value-type="string" calcext:value-type="string">
            <text:p>Die Station steht an einer vorwiegend durch landwirtschaftliche Fahrzeuge genutzten Straße. Das direkte Stationsumfeld besteht aus landwirtschaftlich genutzten Flächen. Ca. 300 m südlich, sowie 1 km nordwestlich schließt sich Wohnbebauung an. Im Abstand von jeweils ca. 1 km ist die Station von den BAB A 3, A 542 und der Bundesstraße B 8 umgeben.</text:p>
          </table:table-cell>
          <table:table-cell table:number-columns-repeated="2"/>
          <table:table-cell office:value-type="string" calcext:value-type="string">
            <text:p>DENW051</text:p>
          </table:table-cell>
          <table:table-cell office:value-type="string" calcext:value-type="string">
            <text:p>0101000020E86400000000000048DE15410000000034995541</text:p>
          </table:table-cell>
          <table:table-cell office:value-type="string" calcext:value-type="string">
            <text:p>Hintergrund</text:p>
          </table:table-cell>
          <table:table-cell office:value-type="float" office:value="65" calcext:value-type="float">
            <text:p>65</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573" calcext:value-type="float">
            <text:p>2573</text:p>
          </table:table-cell>
          <table:table-cell office:value-type="string" calcext:value-type="string">
            <text:p>LAW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LAWE</text:p>
          </table:table-cell>
          <table:table-cell office:value-type="string" calcext:value-type="string">
            <text:p>Langerwehe</text:p>
          </table:table-cell>
          <table:table-cell/>
          <table:table-cell office:value-type="string" calcext:value-type="string">
            <text:p>Luftqualitätsmessstelle</text:p>
          </table:table-cell>
          <table:table-cell office:value-type="string" calcext:value-type="string">
            <text:p>Langerwehe, Kleinstadt ca. 9km westlich von Düren.Der Meßplatz liegt auf einem Parkplatz neben einer stark befahrenen Bundesstraße (B 264). Im Nahbereich keine weiteren Emittenten, außer Kfz.-Verkehr. Der Braunkohlentagebau und das Kraftwerk Weisweiler liegen ca. 6km nordwestlich. Die Autobahn <text:s/>Köln-Aachen (A 4) verläuft ca. 2,5km nördlich von der Meßstelle. Die Messung zielt ausschließlich auf den Kfz.-Verkehr ab. Die Anströmbarkeit ist eingeschränkt (Straßenschlucht mit Öffnung nach Süden).</text:p>
          </table:table-cell>
          <table:table-cell table:number-columns-repeated="3"/>
          <table:table-cell office:value-type="string" calcext:value-type="string">
            <text:p>0101000020E864000000000000302C134100000040C67C5541</text:p>
          </table:table-cell>
          <table:table-cell/>
          <table:table-cell office:value-type="float" office:value="140" calcext:value-type="float">
            <text:p>140</text:p>
          </table:table-cell>
          <table:table-cell/>
          <table:table-cell office:value-type="float" office:value="103211000" calcext:value-type="float">
            <text:p>103211000</text:p>
          </table:table-cell>
        </table:table-row>
        <table:table-row table:style-name="ro1">
          <table:table-cell office:value-type="float" office:value="2574" calcext:value-type="float">
            <text:p>2574</text:p>
          </table:table-cell>
          <table:table-cell office:value-type="string" calcext:value-type="string">
            <text:p>LBO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LBOS</text:p>
          </table:table-cell>
          <table:table-cell office:value-type="string" calcext:value-type="string">
            <text:p>Lünen Borker Straße</text:p>
          </table:table-cell>
          <table:table-cell/>
          <table:table-cell office:value-type="string" calcext:value-type="string">
            <text:p>Luftqualitätsmessstelle</text:p>
          </table:table-cell>
          <table:table-cell table:number-columns-repeated="3"/>
          <table:table-cell office:value-type="string" calcext:value-type="string">
            <text:p>DENW271</text:p>
          </table:table-cell>
          <table:table-cell office:value-type="string" calcext:value-type="string">
            <text:p>0101000020E864000000000000B0431841000000C0C6D15541</text:p>
          </table:table-cell>
          <table:table-cell office:value-type="string" calcext:value-type="string">
            <text:p>Verkehr</text:p>
          </table:table-cell>
          <table:table-cell office:value-type="float" office:value="55" calcext:value-type="float">
            <text:p>55</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575" calcext:value-type="float">
            <text:p>2575</text:p>
          </table:table-cell>
          <table:table-cell office:value-type="string" calcext:value-type="string">
            <text:p>LEAH</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LEAH</text:p>
          </table:table-cell>
          <table:table-cell office:value-type="string" calcext:value-type="string">
            <text:p>Lennestadt-Altenhund</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B0541A41000000008C9D5541</text:p>
          </table:table-cell>
          <table:table-cell/>
          <table:table-cell office:value-type="float" office:value="245" calcext:value-type="float">
            <text:p>245</text:p>
          </table:table-cell>
          <table:table-cell/>
          <table:table-cell office:value-type="float" office:value="103211000" calcext:value-type="float">
            <text:p>103211000</text:p>
          </table:table-cell>
        </table:table-row>
        <table:table-row table:style-name="ro1">
          <table:table-cell office:value-type="float" office:value="2576" calcext:value-type="float">
            <text:p>2576</text:p>
          </table:table-cell>
          <table:table-cell office:value-type="string" calcext:value-type="string">
            <text:p>LEGT</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LEGT</text:p>
          </table:table-cell>
          <table:table-cell office:value-type="string" calcext:value-type="string">
            <text:p>Lennestadt</text:p>
          </table:table-cell>
          <table:table-cell/>
          <table:table-cell office:value-type="string" calcext:value-type="string">
            <text:p>Luftqualitätsmessstelle</text:p>
          </table:table-cell>
          <table:table-cell office:value-type="string" calcext:value-type="string">
            <text:p>Die Station steht im nordwestlich gelegenen Stadtteil Grevenbrück auf dem Bauhof Theten. Mit 255 m über NN befindet sich der Meßcontainer in einer Senke, die sich von Südost nach Nordwest erstreckt (Umfeld ca. 300 - 450 m). Ca. 250 m nordwestlich befindet sich ein Kalksteinwerk, dahinter schließt sich die Wohnbebauung von Grevenbrück an. Weitere Steinbrüche mit Verarbeitungsbetrieben für den Starßenbau schließen sich an. Ein Gewerbegebiet befindet sich ca. 2 km nordöstlich zur Station. Das weitere Umfeld ist überwiegend bewaldet. Straßenimmissionen können von der ca. 200 m westlich gelegenen B 236 herkommen. Eine MILIS-Messung wurde im Januar 1993 ca. 1 km nordwestlich duchgeführt. Die Station ist frei anströmbar.</text:p>
          </table:table-cell>
          <table:table-cell table:number-columns-repeated="3"/>
          <table:table-cell office:value-type="string" calcext:value-type="string">
            <text:p>0101000020E8640000000000009C5F1A4100000000BD9C5541</text:p>
          </table:table-cell>
          <table:table-cell/>
          <table:table-cell office:value-type="float" office:value="255" calcext:value-type="float">
            <text:p>255</text:p>
          </table:table-cell>
          <table:table-cell/>
          <table:table-cell office:value-type="float" office:value="103211000" calcext:value-type="float">
            <text:p>103211000</text:p>
          </table:table-cell>
        </table:table-row>
        <table:table-row table:style-name="ro1">
          <table:table-cell office:value-type="float" office:value="2577" calcext:value-type="float">
            <text:p>2577</text:p>
          </table:table-cell>
          <table:table-cell office:value-type="string" calcext:value-type="string">
            <text:p>LEIT</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LEIT</text:p>
          </table:table-cell>
          <table:table-cell office:value-type="string" calcext:value-type="string">
            <text:p>Leithe</text:p>
          </table:table-cell>
          <table:table-cell/>
          <table:table-cell office:value-type="string" calcext:value-type="string">
            <text:p>Luftqualitätsmessstelle</text:p>
          </table:table-cell>
          <table:table-cell office:value-type="string" calcext:value-type="string">
            <text:p>Die Station steht am Ostrand der Stadt abgelegen zwischen Wiesen und Feldern hinter einem Friedhofsgelände. Das weitere Umfeld (Nord, West, Süd) ist reine Wohnbebauung, östlich setzen sich die Felder und Wiesen fort. Größere Emittenten sind im Umfeld nicht zu finden. Verkehrsbeeinflussung kann es lediglich durch die ca. 1,2 km nördlich verlaufende BAB A40 (Ruhrschnellweg) geben. Das Gelände ist flach und eben, die Station frei anströmbar. <text:s/>Messung im Zuge der Neukonzeption LUQS2000 eingestellt.</text:p>
          </table:table-cell>
          <table:table-cell table:number-columns-repeated="2"/>
          <table:table-cell office:value-type="string" calcext:value-type="string">
            <text:p>DENW026</text:p>
          </table:table-cell>
          <table:table-cell office:value-type="string" calcext:value-type="string">
            <text:p>0101000020E864000000000000146E16410000004092C05541</text:p>
          </table:table-cell>
          <table:table-cell office:value-type="string" calcext:value-type="string">
            <text:p>Hintergrund</text:p>
          </table:table-cell>
          <table:table-cell office:value-type="float" office:value="97" calcext:value-type="float">
            <text:p>97</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578" calcext:value-type="float">
            <text:p>2578</text:p>
          </table:table-cell>
          <table:table-cell office:value-type="string" calcext:value-type="string">
            <text:p>LENG</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LENG</text:p>
          </table:table-cell>
          <table:table-cell office:value-type="string" calcext:value-type="string">
            <text:p>Lengerich</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C4B91941000000C04A0F5641</text:p>
          </table:table-cell>
          <table:table-cell/>
          <table:table-cell office:value-type="float" office:value="70" calcext:value-type="float">
            <text:p>70</text:p>
          </table:table-cell>
          <table:table-cell/>
          <table:table-cell office:value-type="float" office:value="103211000" calcext:value-type="float">
            <text:p>103211000</text:p>
          </table:table-cell>
        </table:table-row>
        <table:table-row table:style-name="ro1">
          <table:table-cell office:value-type="float" office:value="2579" calcext:value-type="float">
            <text:p>2579</text:p>
          </table:table-cell>
          <table:table-cell office:value-type="string" calcext:value-type="string">
            <text:p>LEOP</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LEOP</text:p>
          </table:table-cell>
          <table:table-cell office:value-type="string" calcext:value-type="string">
            <text:p>Leopoldstal</text:p>
          </table:table-cell>
          <table:table-cell/>
          <table:table-cell office:value-type="string" calcext:value-type="string">
            <text:p>Luftqualitätsmessstelle</text:p>
          </table:table-cell>
          <table:table-cell office:value-type="string" calcext:value-type="string">
            <text:p>Leopoldstal erstreckt sich von Nord nach Süd auf ca. 2 km durch <text:s/>eine am Ostrand des Eggegebirges gelegene Schlucht. Die Hänge steigen beidseitig auf ca 270 m an. Nach Horn Bad Meinberg ist es ca. 4 km in nördlicher Richtung weit. Grund der Messung ist ein Spanplattenwerk (Kronospan), dass sich am südlichen Ausgang der Schlucht befindet. Die Station steht ca. 200 m Nordnordost des möglichen Emittenten auf dem Gelände einer Kläranlage. Weitere Emittenten kommen nicht in Betracht. Nächste LUQS-Station EGGE ca. 2 km westlich.</text:p>
          </table:table-cell>
          <table:table-cell table:number-columns-repeated="3"/>
          <table:table-cell office:value-type="string" calcext:value-type="string">
            <text:p>0101000020E864000000000000806D1E410000008052E85541</text:p>
          </table:table-cell>
          <table:table-cell/>
          <table:table-cell office:value-type="float" office:value="210" calcext:value-type="float">
            <text:p>210</text:p>
          </table:table-cell>
          <table:table-cell/>
          <table:table-cell office:value-type="float" office:value="103211000" calcext:value-type="float">
            <text:p>103211000</text:p>
          </table:table-cell>
        </table:table-row>
        <table:table-row table:style-name="ro1">
          <table:table-cell office:value-type="float" office:value="2580" calcext:value-type="float">
            <text:p>2580</text:p>
          </table:table-cell>
          <table:table-cell office:value-type="string" calcext:value-type="string">
            <text:p>LEV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LEVE</text:p>
          </table:table-cell>
          <table:table-cell office:value-type="string" calcext:value-type="string">
            <text:p>Leverkusen</text:p>
          </table:table-cell>
          <table:table-cell/>
          <table:table-cell office:value-type="string" calcext:value-type="string">
            <text:p>Luftqualitätsmessstelle</text:p>
          </table:table-cell>
          <table:table-cell office:value-type="string" calcext:value-type="string">
            <text:p>Die Station steht ca. 300 m südwetlich des Autobahnkreuzes (A3/A1) am Ende einer Sackgasse. Im direkten Umfeld sind Sportstätten und Wohnbebauung. Die großen Bayer- Werke beginnen ca. 2 km südwestlich. Metallverarbeitung finden wir ca. 700 m südöstlich. Ein großes Bahn-Reparaturwerk ca. 2,5 km nördlich ist noch erwähnenswert. Das Gelände ist flach und eben, die Station frei anströmbar. <text:s/></text:p>
          </table:table-cell>
          <table:table-cell table:number-columns-repeated="2"/>
          <table:table-cell office:value-type="string" calcext:value-type="string">
            <text:p>DENW054</text:p>
          </table:table-cell>
          <table:table-cell office:value-type="string" calcext:value-type="string">
            <text:p>0101000020E86400000000000020FC1541000000C06C935541</text:p>
          </table:table-cell>
          <table:table-cell office:value-type="string" calcext:value-type="string">
            <text:p>Hintergrund</text:p>
          </table:table-cell>
          <table:table-cell office:value-type="float" office:value="45" calcext:value-type="float">
            <text:p>45</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581" calcext:value-type="float">
            <text:p>2581</text:p>
          </table:table-cell>
          <table:table-cell office:value-type="string" calcext:value-type="string">
            <text:p>LEVQ</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LEVQ</text:p>
          </table:table-cell>
          <table:table-cell office:value-type="string" calcext:value-type="string">
            <text:p>Leverkusen Quettingen</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482B16410000004037965541</text:p>
          </table:table-cell>
          <table:table-cell table:number-columns-repeated="3"/>
          <table:table-cell office:value-type="float" office:value="103211000" calcext:value-type="float">
            <text:p>103211000</text:p>
          </table:table-cell>
        </table:table-row>
        <table:table-row table:style-name="ro1">
          <table:table-cell office:value-type="float" office:value="2582" calcext:value-type="float">
            <text:p>2582</text:p>
          </table:table-cell>
          <table:table-cell office:value-type="string" calcext:value-type="string">
            <text:p>LEVR</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LEVR</text:p>
          </table:table-cell>
          <table:table-cell office:value-type="string" calcext:value-type="string">
            <text:p>Leverkusen Rheindorf</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38C2154100000080B8955541</text:p>
          </table:table-cell>
          <table:table-cell table:number-columns-repeated="3"/>
          <table:table-cell office:value-type="float" office:value="103211000" calcext:value-type="float">
            <text:p>103211000</text:p>
          </table:table-cell>
        </table:table-row>
        <table:table-row table:style-name="ro1">
          <table:table-cell office:value-type="float" office:value="2583" calcext:value-type="float">
            <text:p>2583</text:p>
          </table:table-cell>
          <table:table-cell office:value-type="string" calcext:value-type="string">
            <text:p>LEV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LEVS</text:p>
          </table:table-cell>
          <table:table-cell office:value-type="string" calcext:value-type="string">
            <text:p>Leverkusen-Schießbergstraße</text:p>
          </table:table-cell>
          <table:table-cell/>
          <table:table-cell office:value-type="string" calcext:value-type="string">
            <text:p>Luftqualitätsmessstelle</text:p>
          </table:table-cell>
          <table:table-cell office:value-type="string" calcext:value-type="string">
            <text:p>Das Messgerät steht auf dem Parkplatz der Currenta GmbH &amp; Co. OHG (Chemiepark) an der Schießbergstraße neben einer Trafostation des Energieversorgers EVL. Die Entfernung zum Werksgelände beträgt ca.100 m.</text:p>
          </table:table-cell>
          <table:table-cell table:number-columns-repeated="3"/>
          <table:table-cell office:value-type="string" calcext:value-type="string">
            <text:p>0101000020E8640000000000001CE01541000000C06A925541</text:p>
          </table:table-cell>
          <table:table-cell/>
          <table:table-cell office:value-type="float" office:value="46" calcext:value-type="float">
            <text:p>46</text:p>
          </table:table-cell>
          <table:table-cell/>
          <table:table-cell office:value-type="float" office:value="103211000" calcext:value-type="float">
            <text:p>103211000</text:p>
          </table:table-cell>
        </table:table-row>
        <table:table-row table:style-name="ro1">
          <table:table-cell office:value-type="float" office:value="2584" calcext:value-type="float">
            <text:p>2584</text:p>
          </table:table-cell>
          <table:table-cell office:value-type="string" calcext:value-type="string">
            <text:p>LEVW</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LEVW</text:p>
          </table:table-cell>
          <table:table-cell office:value-type="string" calcext:value-type="string">
            <text:p>Leverkusen - Waldsiedlung</text:p>
          </table:table-cell>
          <table:table-cell/>
          <table:table-cell office:value-type="string" calcext:value-type="string">
            <text:p>Luftqualitätsmessstelle</text:p>
          </table:table-cell>
          <table:table-cell office:value-type="string" calcext:value-type="string">
            <text:p>Die Meßstation steht im süd-östlichsten Teil der Stadt Leverkusen in einer von hohen Bäumen umgebenen Waldlichtung (Parkplatz neben der Schule). Der Meßplatz ist am östlichen Rand der Waldsiedlung. Östlich und südlich Waldgebiet, ca. 2,5km und 5,5km westlich befinden sich die Anlagen der Bayer AG und Dynamit-Nobel. Die A3 verläuft ca. 3,5km westlich. Anmerkung: Das Umweltamt der Stadt Leverkusen vermutet im Bereich der Waldsiedlung Schadstoffansammlungen, die, bedingt durch die Lage der Siedlung, nur langsam abgebaut werden. <text:s/>Die Station ist <text:s/>n i c h t <text:s/>frei anströmbar.</text:p>
          </table:table-cell>
          <table:table-cell table:number-columns-repeated="3"/>
          <table:table-cell office:value-type="string" calcext:value-type="string">
            <text:p>0101000020E864000000000000AC381641000000808F915541</text:p>
          </table:table-cell>
          <table:table-cell/>
          <table:table-cell office:value-type="float" office:value="86" calcext:value-type="float">
            <text:p>86</text:p>
          </table:table-cell>
          <table:table-cell/>
          <table:table-cell office:value-type="float" office:value="103211000" calcext:value-type="float">
            <text:p>103211000</text:p>
          </table:table-cell>
        </table:table-row>
        <table:table-row table:style-name="ro1">
          <table:table-cell office:value-type="float" office:value="2585" calcext:value-type="float">
            <text:p>2585</text:p>
          </table:table-cell>
          <table:table-cell office:value-type="string" calcext:value-type="string">
            <text:p>LGA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LGAS</text:p>
          </table:table-cell>
          <table:table-cell office:value-type="string" calcext:value-type="string">
            <text:p>Lünen Gahmener Straße</text:p>
          </table:table-cell>
          <table:table-cell/>
          <table:table-cell office:value-type="string" calcext:value-type="string">
            <text:p>Luftqualitätsmessstelle</text:p>
          </table:table-cell>
          <table:table-cell table:number-columns-repeated="3"/>
          <table:table-cell office:value-type="string" calcext:value-type="string">
            <text:p>DENW270</text:p>
          </table:table-cell>
          <table:table-cell office:value-type="string" calcext:value-type="string">
            <text:p>0101000020E864000000000000D4331841000000C0D0CD5541</text:p>
          </table:table-cell>
          <table:table-cell office:value-type="string" calcext:value-type="string">
            <text:p>Verkehr</text:p>
          </table:table-cell>
          <table:table-cell office:value-type="float" office:value="52" calcext:value-type="float">
            <text:p>52</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586" calcext:value-type="float">
            <text:p>2586</text:p>
          </table:table-cell>
          <table:table-cell office:value-type="string" calcext:value-type="string">
            <text:p>LIEN</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LIEN</text:p>
          </table:table-cell>
          <table:table-cell office:value-type="string" calcext:value-type="string">
            <text:p>Lienen</text:p>
          </table:table-cell>
          <table:table-cell/>
          <table:table-cell office:value-type="string" calcext:value-type="string">
            <text:p>Luftqualitätsmessstelle</text:p>
          </table:table-cell>
          <table:table-cell office:value-type="string" calcext:value-type="string">
            <text:p>Der Meßcontainer steht auf dem Parkplatz der Gemeindeverwaltung im Ortskern von Lienen. Keine Verkehrsbeeinflußung. Kalksteinbrüche und ein Zementwerk befinden sich in 1bis 5 km Entfernung in westlicher Richtung. Der Container ist frei anströmbar.</text:p>
          </table:table-cell>
          <table:table-cell table:number-columns-repeated="3"/>
          <table:table-cell office:value-type="string" calcext:value-type="string">
            <text:p>0101000020E864000000000000EC3A1A41000000C0570A5641</text:p>
          </table:table-cell>
          <table:table-cell/>
          <table:table-cell office:value-type="float" office:value="85" calcext:value-type="float">
            <text:p>85</text:p>
          </table:table-cell>
          <table:table-cell/>
          <table:table-cell office:value-type="float" office:value="103211000" calcext:value-type="float">
            <text:p>103211000</text:p>
          </table:table-cell>
        </table:table-row>
        <table:table-row table:style-name="ro1">
          <table:table-cell office:value-type="float" office:value="2587" calcext:value-type="float">
            <text:p>2587</text:p>
          </table:table-cell>
          <table:table-cell office:value-type="string" calcext:value-type="string">
            <text:p>LINT</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LINT</text:p>
          </table:table-cell>
          <table:table-cell office:value-type="string" calcext:value-type="string">
            <text:p>Lintorf</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E8531541000000C07EB35541</text:p>
          </table:table-cell>
          <table:table-cell/>
          <table:table-cell office:value-type="float" office:value="45" calcext:value-type="float">
            <text:p>45</text:p>
          </table:table-cell>
          <table:table-cell/>
          <table:table-cell office:value-type="float" office:value="103211000" calcext:value-type="float">
            <text:p>103211000</text:p>
          </table:table-cell>
        </table:table-row>
        <table:table-row table:style-name="ro1">
          <table:table-cell office:value-type="float" office:value="2588" calcext:value-type="float">
            <text:p>2588</text:p>
          </table:table-cell>
          <table:table-cell office:value-type="string" calcext:value-type="string">
            <text:p>LIS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LISE</text:p>
          </table:table-cell>
          <table:table-cell office:value-type="string" calcext:value-type="string">
            <text:p>Essen-Schuir (LUA)</text:p>
          </table:table-cell>
          <table:table-cell/>
          <table:table-cell office:value-type="string" calcext:value-type="string">
            <text:p>Luftqualitätsmessstelle</text:p>
          </table:table-cell>
          <table:table-cell office:value-type="string" calcext:value-type="string">
            <text:p>Die Station steht auf dem Parkplatz des LUA-NRW im Essener Stadtteil Schuir. Westlich, in etwa 100 m Entfernung verläuft die BAB A 52. Nordwestlich, ca. 1 km entfernt, beginnt das Gelände des Flughafens Essen-Mülheim. Das weitere Stationsumfeld besteht vorwiegend aus Feldern und Wiesen.</text:p>
          </table:table-cell>
          <table:table-cell table:number-columns-repeated="2"/>
          <table:table-cell office:value-type="string" calcext:value-type="string">
            <text:p>DENW028</text:p>
          </table:table-cell>
          <table:table-cell office:value-type="string" calcext:value-type="string">
            <text:p>0101000020E86400000000000008E21541000000C079BB5541</text:p>
          </table:table-cell>
          <table:table-cell office:value-type="string" calcext:value-type="string">
            <text:p>Hintergrund</text:p>
          </table:table-cell>
          <table:table-cell office:value-type="float" office:value="153" calcext:value-type="float">
            <text:p>153</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589" calcext:value-type="float">
            <text:p>2589</text:p>
          </table:table-cell>
          <table:table-cell office:value-type="string" calcext:value-type="string">
            <text:p>LOBI</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LOBI</text:p>
          </table:table-cell>
          <table:table-cell office:value-type="string" calcext:value-type="string">
            <text:p>Lobbit-Wasserkontrollstation</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404A12410000000012EE5541</text:p>
          </table:table-cell>
          <table:table-cell/>
          <table:table-cell office:value-type="float" office:value="10" calcext:value-type="float">
            <text:p>10</text:p>
          </table:table-cell>
          <table:table-cell/>
          <table:table-cell office:value-type="float" office:value="103211000" calcext:value-type="float">
            <text:p>103211000</text:p>
          </table:table-cell>
        </table:table-row>
        <table:table-row table:style-name="ro1">
          <table:table-cell office:value-type="float" office:value="2590" calcext:value-type="float">
            <text:p>2590</text:p>
          </table:table-cell>
          <table:table-cell office:value-type="string" calcext:value-type="string">
            <text:p>LOBI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LOBI2</text:p>
          </table:table-cell>
          <table:table-cell office:value-type="string" calcext:value-type="string">
            <text:p>Lobbit-Wasserkontrollstation 2</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404A12410000000012EE5541</text:p>
          </table:table-cell>
          <table:table-cell/>
          <table:table-cell office:value-type="float" office:value="13" calcext:value-type="float">
            <text:p>13</text:p>
          </table:table-cell>
          <table:table-cell/>
          <table:table-cell office:value-type="float" office:value="103211000" calcext:value-type="float">
            <text:p>103211000</text:p>
          </table:table-cell>
        </table:table-row>
        <table:table-row table:style-name="ro1">
          <table:table-cell office:value-type="float" office:value="2591" calcext:value-type="float">
            <text:p>2591</text:p>
          </table:table-cell>
          <table:table-cell office:value-type="string" calcext:value-type="string">
            <text:p>LOEN</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LOEN</text:p>
          </table:table-cell>
          <table:table-cell office:value-type="string" calcext:value-type="string">
            <text:p>Löhne</text:p>
          </table:table-cell>
          <table:table-cell/>
          <table:table-cell office:value-type="string" calcext:value-type="string">
            <text:p>Luftqualitätsmessstelle</text:p>
          </table:table-cell>
          <table:table-cell office:value-type="string" calcext:value-type="string">
            <text:p>Die Station steht am nördlichen Rand von Löhne auf dem Parkstreifen des Wasserwerkes. Ein mittelständiges Kunstoffwerk befindet sich ca. 200 m nördlich, eine Holzfabrik ca. 50 m östlich zur Station. Das gesamte Umfeld ist Wohnbebauung mit einzelnen holz- und kunststoffverarbeitenden Betrieben (Herstellung von Küchenmöbeln). Die BAB 30 verläuft ca. 350 m südlich in West/Ost Richtung zur Station. Die Station ist frei anströmbar.</text:p>
          </table:table-cell>
          <table:table-cell table:number-columns-repeated="3"/>
          <table:table-cell office:value-type="string" calcext:value-type="string">
            <text:p>0101000020E8640000000000009C5A1D410000000019115641</text:p>
          </table:table-cell>
          <table:table-cell/>
          <table:table-cell office:value-type="float" office:value="57" calcext:value-type="float">
            <text:p>57</text:p>
          </table:table-cell>
          <table:table-cell/>
          <table:table-cell office:value-type="float" office:value="103211000" calcext:value-type="float">
            <text:p>103211000</text:p>
          </table:table-cell>
        </table:table-row>
        <table:table-row table:style-name="ro1">
          <table:table-cell office:value-type="float" office:value="2592" calcext:value-type="float">
            <text:p>2592</text:p>
          </table:table-cell>
          <table:table-cell office:value-type="string" calcext:value-type="string">
            <text:p>LSCH</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LSCH</text:p>
          </table:table-cell>
          <table:table-cell office:value-type="string" calcext:value-type="string">
            <text:p>Lüdenscheid</text:p>
          </table:table-cell>
          <table:table-cell/>
          <table:table-cell office:value-type="string" calcext:value-type="string">
            <text:p>Luftqualitätsmessstelle</text:p>
          </table:table-cell>
          <table:table-cell office:value-type="string" calcext:value-type="string">
            <text:p>Die Station steht auf dem westlich gelegenen Vorplatz der Schützenhalle im Zentrum Lüdenscheids. Der Untergrund des Vorplatzes besteht überwiegend aus Asche, so daß in Trockenperioden mit erhöhten Staubkonzentrationen gerechnet werden kann. Das direkte Umfeld der Station ist reine Wohnbebauung. Ca. 500 m westlich befinden sich einige Gewerbegebiete mit einer Drahtfabrik. Zur BAB A 45 ist es ca. 1,7 km nordöstlich weit. Aus östlicher Richtung ist die Station nicht frei anströmbar, da die Schützenhalle nur ca. 10m entfernt ist. Standort liegt ca. 50 m vom Standort LUES (01.11.88 bis 30.11.88)</text:p>
          </table:table-cell>
          <table:table-cell table:number-columns-repeated="3"/>
          <table:table-cell office:value-type="string" calcext:value-type="string">
            <text:p>0101000020E86400000000000074BB1841000000400AA65541</text:p>
          </table:table-cell>
          <table:table-cell/>
          <table:table-cell office:value-type="float" office:value="440" calcext:value-type="float">
            <text:p>440</text:p>
          </table:table-cell>
          <table:table-cell/>
          <table:table-cell office:value-type="float" office:value="103211000" calcext:value-type="float">
            <text:p>103211000</text:p>
          </table:table-cell>
        </table:table-row>
        <table:table-row table:style-name="ro1">
          <table:table-cell office:value-type="float" office:value="2593" calcext:value-type="float">
            <text:p>2593</text:p>
          </table:table-cell>
          <table:table-cell office:value-type="string" calcext:value-type="string">
            <text:p>LUEA</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LUEA</text:p>
          </table:table-cell>
          <table:table-cell office:value-type="string" calcext:value-type="string">
            <text:p>Lünen-Alstedde</text:p>
          </table:table-cell>
          <table:table-cell/>
          <table:table-cell office:value-type="string" calcext:value-type="string">
            <text:p>Luftqualitätsmessstelle</text:p>
          </table:table-cell>
          <table:table-cell office:value-type="string" calcext:value-type="string">
            <text:p>Die Station steht zentral im nordwestlich gelegenen Stadtteil Alstedde auf einer befestigten, Marktplatz ähnlichen Fläche. Das direkte Umfeld besteht aus reiner Wohnbebauung. Im Süden, um den Vorort herum, stehen einige Industrieanlagen. Zu nennen wären da die Fa. Remondis (Abfallwirtschaft) ca.1,2 km Südwest, die Steag (Steinkohlekraftwerk) ca. 1,3 km südlich und die Norddeutsche Affinerie (Kupferwerk) ca. 2,5 km Südost. Das restliche Umfeld ist ländlicher Struktur. Die Bundesstraßen B236 und B54 verlaufen ca. 1,8 bzw. 2,5 km östlich und südlich an der Station vorbei.</text:p>
          </table:table-cell>
          <table:table-cell table:number-columns-repeated="2"/>
          <table:table-cell office:value-type="string" calcext:value-type="string">
            <text:p>DENW227</text:p>
          </table:table-cell>
          <table:table-cell office:value-type="string" calcext:value-type="string">
            <text:p>0101000020E864000000000000681E1841000000C099D25541</text:p>
          </table:table-cell>
          <table:table-cell office:value-type="string" calcext:value-type="string">
            <text:p>Industrie</text:p>
          </table:table-cell>
          <table:table-cell office:value-type="float" office:value="55" calcext:value-type="float">
            <text:p>55</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594" calcext:value-type="float">
            <text:p>2594</text:p>
          </table:table-cell>
          <table:table-cell office:value-type="string" calcext:value-type="string">
            <text:p>MDEN</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MDEN</text:p>
          </table:table-cell>
          <table:table-cell office:value-type="string" calcext:value-type="string">
            <text:p>Menden</text:p>
          </table:table-cell>
          <table:table-cell/>
          <table:table-cell office:value-type="string" calcext:value-type="string">
            <text:p>Luftqualitätsmessstelle</text:p>
          </table:table-cell>
          <table:table-cell office:value-type="string" calcext:value-type="string">
            <text:p>Südseite Städt. Saalbetriebe Wilhelmshöhe</text:p>
          </table:table-cell>
          <table:table-cell table:number-columns-repeated="3"/>
          <table:table-cell office:value-type="string" calcext:value-type="string">
            <text:p>0101000020E8640000000000007867194100000080FDBD5541</text:p>
          </table:table-cell>
          <table:table-cell/>
          <table:table-cell office:value-type="float" office:value="160" calcext:value-type="float">
            <text:p>160</text:p>
          </table:table-cell>
          <table:table-cell/>
          <table:table-cell office:value-type="float" office:value="103211000" calcext:value-type="float">
            <text:p>103211000</text:p>
          </table:table-cell>
        </table:table-row>
        <table:table-row table:style-name="ro1">
          <table:table-cell office:value-type="float" office:value="2595" calcext:value-type="float">
            <text:p>2595</text:p>
          </table:table-cell>
          <table:table-cell office:value-type="string" calcext:value-type="string">
            <text:p>MEBU</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MEBU</text:p>
          </table:table-cell>
          <table:table-cell office:value-type="string" calcext:value-type="string">
            <text:p>Meerbusch</text:p>
          </table:table-cell>
          <table:table-cell/>
          <table:table-cell office:value-type="string" calcext:value-type="string">
            <text:p>Luftqualitätsmessstelle</text:p>
          </table:table-cell>
          <table:table-cell office:value-type="string" calcext:value-type="string">
            <text:p>Die Station steht im Ortsteil Osterath an einer verkehrsberuhigten Straße auf dem Parkplatz eines Schulgeländes. ca. 350 m westlich befindet sich ein großes Stahlwerk, ansonsten ist das nahe Umfeld reine Wohnbebauung. Der weitere Bereich ringsumher besteht aus landwirtschaftlich genutzten Feldern und Weideland, durchsetzt mit Sand- und Kiesgruben. <text:s/>Das Gelände ist flach und eben, die Station frei anströmbar. <text:s/>Bemerkungen: Verkehrsimmissionen können von der ca. 750 m östlich gelegenen BAB A57 und der ca. 2 km nördlich gelegenen BAB A44 kommen. <text:s/>Messung im Zuge der Neukonzeption LUQS2000 eingestellt</text:p>
          </table:table-cell>
          <table:table-cell table:number-columns-repeated="2"/>
          <table:table-cell office:value-type="string" calcext:value-type="string">
            <text:p>DENW070</text:p>
          </table:table-cell>
          <table:table-cell office:value-type="string" calcext:value-type="string">
            <text:p>0101000020E864000000000000B86E1441000000805BAD5541</text:p>
          </table:table-cell>
          <table:table-cell office:value-type="string" calcext:value-type="string">
            <text:p>Hintergrund</text:p>
          </table:table-cell>
          <table:table-cell office:value-type="float" office:value="40" calcext:value-type="float">
            <text:p>40</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596" calcext:value-type="float">
            <text:p>2596</text:p>
          </table:table-cell>
          <table:table-cell office:value-type="string" calcext:value-type="string">
            <text:p>MECH</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MECH</text:p>
          </table:table-cell>
          <table:table-cell office:value-type="string" calcext:value-type="string">
            <text:p>Mechernich</text:p>
          </table:table-cell>
          <table:table-cell/>
          <table:table-cell office:value-type="string" calcext:value-type="string">
            <text:p>Luftqualitätsmessstelle</text:p>
          </table:table-cell>
          <table:table-cell office:value-type="string" calcext:value-type="string">
            <text:p>Der Meßplatz liegt im südlichen Teil der Gemeinde Mechernich. Im Umfeld keine erkennbaren Emittenten (Kleingewerbe, Bleigruben), Voreifelgebiet. Das weitere Umfeld weitgehend Land- und Forstwirtschaft. Die Station ist frei anströmbar.</text:p>
          </table:table-cell>
          <table:table-cell table:number-columns-repeated="3"/>
          <table:table-cell office:value-type="string" calcext:value-type="string">
            <text:p>0101000020E864000000000000D0611441000000C081635541</text:p>
          </table:table-cell>
          <table:table-cell/>
          <table:table-cell office:value-type="float" office:value="300" calcext:value-type="float">
            <text:p>300</text:p>
          </table:table-cell>
          <table:table-cell/>
          <table:table-cell office:value-type="float" office:value="103211000" calcext:value-type="float">
            <text:p>103211000</text:p>
          </table:table-cell>
        </table:table-row>
        <table:table-row table:style-name="ro1">
          <table:table-cell office:value-type="float" office:value="2597" calcext:value-type="float">
            <text:p>2597</text:p>
          </table:table-cell>
          <table:table-cell office:value-type="string" calcext:value-type="string">
            <text:p>MECK</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MECK</text:p>
          </table:table-cell>
          <table:table-cell office:value-type="string" calcext:value-type="string">
            <text:p>Meckenheim</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B0F81541000000406F665541</text:p>
          </table:table-cell>
          <table:table-cell/>
          <table:table-cell office:value-type="float" office:value="174" calcext:value-type="float">
            <text:p>174</text:p>
          </table:table-cell>
          <table:table-cell/>
          <table:table-cell office:value-type="float" office:value="103211000" calcext:value-type="float">
            <text:p>103211000</text:p>
          </table:table-cell>
        </table:table-row>
        <table:table-row table:style-name="ro1">
          <table:table-cell office:value-type="float" office:value="2598" calcext:value-type="float">
            <text:p>2598</text:p>
          </table:table-cell>
          <table:table-cell office:value-type="string" calcext:value-type="string">
            <text:p>MEER</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MEER</text:p>
          </table:table-cell>
          <table:table-cell office:value-type="string" calcext:value-type="string">
            <text:p>Moers-Meerbeck</text:p>
          </table:table-cell>
          <table:table-cell/>
          <table:table-cell office:value-type="string" calcext:value-type="string">
            <text:p>Luftqualitätsmessstelle</text:p>
          </table:table-cell>
          <table:table-cell office:value-type="string" calcext:value-type="string">
            <text:p>Die Station steht am Ende einer Sackgasse in einer Zechensiedlung neben einem Pkw-Parkplatz. Ca. 1km nördlich befindet sich die Zechenanlage Rheinpreußen, südlich ca 2,5 km zur Station verläuft die BAB A2 (Ruhrgebiet/Niederlande). Ein Gewerbegebiet schließt sich 2 km westlich an. Der Duisburger Hafen mit seinen Industrieanlagen liegt etwa 6,5 km östlich. Unmittelbar östlich neben der Station befindet sich ein Sportplatz. Während Trockenperioden können erhöhte Staubimmissionen auftreten. Das Gelände ist flach und eben, die Station frei anströmbar. <text:s/>Bemerkungen: Da es sich beim Umfeld um eine Zechensiedlung handelt, ist mit Kohleofenfeuerung zu rechnen.</text:p>
          </table:table-cell>
          <table:table-cell table:number-columns-repeated="2"/>
          <table:table-cell office:value-type="string" calcext:value-type="string">
            <text:p>DENW036</text:p>
          </table:table-cell>
          <table:table-cell office:value-type="string" calcext:value-type="string">
            <text:p>0101000020E864000000000000B08B144100000080DFC15541</text:p>
          </table:table-cell>
          <table:table-cell office:value-type="string" calcext:value-type="string">
            <text:p>Hintergrund</text:p>
          </table:table-cell>
          <table:table-cell office:value-type="float" office:value="28" calcext:value-type="float">
            <text:p>28</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599" calcext:value-type="float">
            <text:p>2599</text:p>
          </table:table-cell>
          <table:table-cell office:value-type="string" calcext:value-type="string">
            <text:p>MEHA</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MEHA</text:p>
          </table:table-cell>
          <table:table-cell office:value-type="string" calcext:value-type="string">
            <text:p>Meinerzhagen</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6CC818410000004098995541</text:p>
          </table:table-cell>
          <table:table-cell/>
          <table:table-cell office:value-type="float" office:value="420" calcext:value-type="float">
            <text:p>420</text:p>
          </table:table-cell>
          <table:table-cell/>
          <table:table-cell office:value-type="float" office:value="103211000" calcext:value-type="float">
            <text:p>103211000</text:p>
          </table:table-cell>
        </table:table-row>
        <table:table-row table:style-name="ro1">
          <table:table-cell office:value-type="float" office:value="2600" calcext:value-type="float">
            <text:p>2600</text:p>
          </table:table-cell>
          <table:table-cell office:value-type="string" calcext:value-type="string">
            <text:p>MEID</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MEID</text:p>
          </table:table-cell>
          <table:table-cell office:value-type="string" calcext:value-type="string">
            <text:p>Duisburg-Meiderich</text:p>
          </table:table-cell>
          <table:table-cell/>
          <table:table-cell office:value-type="string" calcext:value-type="string">
            <text:p>Luftqualitätsmessstelle</text:p>
          </table:table-cell>
          <table:table-cell office:value-type="string" calcext:value-type="string">
            <text:p>Die Station steht auf einem unbefestigten Parkplatz vor einer Kleingartenanlage im Duisburger Stadtteil Meiderich. Westlich, ca. 1,3 km entfernt, verläuft die Autobahn A 59, 2,5 km nördlich die A 42, 2 km östlich die A 3 und 2 km südlich die A 2. Der Duisburger Hafen beginnt etwa 1,5 km südwestlich des Stationsstandortes. Chemische Industrie und Gewerbe hat sich ca. 1,5 km nordöstlich angesiedelt. Schwerindustrie befindet sich in 2 bis 5 km Entfernung in westlicher und nordwestlicher Richtung.</text:p>
          </table:table-cell>
          <table:table-cell table:number-columns-repeated="2"/>
          <table:table-cell office:value-type="string" calcext:value-type="string">
            <text:p>DENW037</text:p>
          </table:table-cell>
          <table:table-cell office:value-type="string" calcext:value-type="string">
            <text:p>0101000020E864000000000000202315410000000029C25541</text:p>
          </table:table-cell>
          <table:table-cell office:value-type="string" calcext:value-type="string">
            <text:p>Industrie</text:p>
          </table:table-cell>
          <table:table-cell office:value-type="float" office:value="30" calcext:value-type="float">
            <text:p>30</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601" calcext:value-type="float">
            <text:p>2601</text:p>
          </table:table-cell>
          <table:table-cell office:value-type="string" calcext:value-type="string">
            <text:p>MEIN</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MEIN</text:p>
          </table:table-cell>
          <table:table-cell office:value-type="string" calcext:value-type="string">
            <text:p>Meinerzhagen</text:p>
          </table:table-cell>
          <table:table-cell/>
          <table:table-cell office:value-type="string" calcext:value-type="string">
            <text:p>Luftqualitätsmessstelle</text:p>
          </table:table-cell>
          <table:table-cell office:value-type="string" calcext:value-type="string">
            <text:p>Die Station steht im Südwesten von Meinerzhagen auf dem befestigten Lehrerparkplatz des Schulzentrums "auf der Wahr". Als einziger Emittent kommen die Metallwerke der Firma Otto Fuchs ca. 500 m nordwestlich in Frage. Vekehrsimmisionnen sind nicht zu erwarten. Zur BAB45 sind es ca. 2,5 km in östlicher Richtung.</text:p>
          </table:table-cell>
          <table:table-cell table:number-columns-repeated="3"/>
          <table:table-cell office:value-type="string" calcext:value-type="string">
            <text:p>0101000020E86400000000000014B71841000000C040995541</text:p>
          </table:table-cell>
          <table:table-cell/>
          <table:table-cell office:value-type="float" office:value="450" calcext:value-type="float">
            <text:p>450</text:p>
          </table:table-cell>
          <table:table-cell/>
          <table:table-cell office:value-type="float" office:value="103211000" calcext:value-type="float">
            <text:p>103211000</text:p>
          </table:table-cell>
        </table:table-row>
        <table:table-row table:style-name="ro1">
          <table:table-cell office:value-type="float" office:value="2602" calcext:value-type="float">
            <text:p>2602</text:p>
          </table:table-cell>
          <table:table-cell office:value-type="string" calcext:value-type="string">
            <text:p>MEM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MEME</text:p>
          </table:table-cell>
          <table:table-cell office:value-type="string" calcext:value-type="string">
            <text:p>Meerbusch Meerbuscher Straße</text:p>
          </table:table-cell>
          <table:table-cell/>
          <table:table-cell office:value-type="string" calcext:value-type="string">
            <text:p>Luftqualitätsmessstelle</text:p>
          </table:table-cell>
          <table:table-cell table:number-columns-repeated="3"/>
          <table:table-cell office:value-type="string" calcext:value-type="string">
            <text:p>DENW335</text:p>
          </table:table-cell>
          <table:table-cell office:value-type="string" calcext:value-type="string">
            <text:p>0101000020E864000000000000D079144100000000FEAC5541</text:p>
          </table:table-cell>
          <table:table-cell office:value-type="string" calcext:value-type="string">
            <text:p>Verkehr</text:p>
          </table:table-cell>
          <table:table-cell office:value-type="float" office:value="40" calcext:value-type="float">
            <text:p>40</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603" calcext:value-type="float">
            <text:p>2603</text:p>
          </table:table-cell>
          <table:table-cell office:value-type="string" calcext:value-type="string">
            <text:p>MGDA</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MGDA</text:p>
          </table:table-cell>
          <table:table-cell office:value-type="string" calcext:value-type="string">
            <text:p>Mönchengladbach - Dahl</text:p>
          </table:table-cell>
          <table:table-cell/>
          <table:table-cell office:value-type="string" calcext:value-type="string">
            <text:p>Luftqualitätsmessstelle</text:p>
          </table:table-cell>
          <table:table-cell office:value-type="string" calcext:value-type="string">
            <text:p>Die Station steht ca. 1 km südlich der Station MGMI (Mönchengladbach-Mitte) und ca. 2 km nördlich des Ortskernes Mönchengladbach-Rheydt auf dem Heimgelände der Hephata (Gärtnerei). Die sich im Umfeld befindenden Emittenten sind in der Stationsbeschreibung MGMI näher erläutet. Die Station ist frei anströmbar.</text:p>
          </table:table-cell>
          <table:table-cell table:number-columns-repeated="3"/>
          <table:table-cell office:value-type="string" calcext:value-type="string">
            <text:p>0101000020E864000000000000F49113410000008091A45541</text:p>
          </table:table-cell>
          <table:table-cell/>
          <table:table-cell office:value-type="float" office:value="70" calcext:value-type="float">
            <text:p>70</text:p>
          </table:table-cell>
          <table:table-cell/>
          <table:table-cell office:value-type="float" office:value="103211000" calcext:value-type="float">
            <text:p>103211000</text:p>
          </table:table-cell>
        </table:table-row>
        <table:table-row table:style-name="ro1">
          <table:table-cell office:value-type="float" office:value="2604" calcext:value-type="float">
            <text:p>2604</text:p>
          </table:table-cell>
          <table:table-cell office:value-type="string" calcext:value-type="string">
            <text:p>MGGK</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MGGK</text:p>
          </table:table-cell>
          <table:table-cell office:value-type="string" calcext:value-type="string">
            <text:p>Mönchengladbach - Giesenkirchen</text:p>
          </table:table-cell>
          <table:table-cell/>
          <table:table-cell office:value-type="string" calcext:value-type="string">
            <text:p>Luftqualitätsmessstelle</text:p>
          </table:table-cell>
          <table:table-cell office:value-type="string" calcext:value-type="string">
            <text:p>Die Station steht im Wohngebiet des Vorortes Giesenkirchen auf einem Schulgelände. Der Ortskern Mönchengladbachs ist ca. 4 km und die Firma AEG-Kabel ca. 2 km nordwestlich entfernt. Größere Emittenten sind im Umfeld nicht zu finden. Die Station ist frei anströmbar.</text:p>
          </table:table-cell>
          <table:table-cell table:number-columns-repeated="3"/>
          <table:table-cell office:value-type="string" calcext:value-type="string">
            <text:p>0101000020E864000000000000E0D01341000000408BA15541</text:p>
          </table:table-cell>
          <table:table-cell/>
          <table:table-cell office:value-type="float" office:value="52" calcext:value-type="float">
            <text:p>52</text:p>
          </table:table-cell>
          <table:table-cell/>
          <table:table-cell office:value-type="float" office:value="103211000" calcext:value-type="float">
            <text:p>103211000</text:p>
          </table:table-cell>
        </table:table-row>
        <table:table-row table:style-name="ro1">
          <table:table-cell office:value-type="float" office:value="2605" calcext:value-type="float">
            <text:p>2605</text:p>
          </table:table-cell>
          <table:table-cell office:value-type="string" calcext:value-type="string">
            <text:p>MGGR</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MGGR</text:p>
          </table:table-cell>
          <table:table-cell office:value-type="string" calcext:value-type="string">
            <text:p>Mönchengladbach - Odenkirchen</text:p>
          </table:table-cell>
          <table:table-cell/>
          <table:table-cell office:value-type="string" calcext:value-type="string">
            <text:p>Luftqualitätsmessstelle</text:p>
          </table:table-cell>
          <table:table-cell office:value-type="string" calcext:value-type="string">
            <text:p>Die Station steht ca. 100 m westlich der Autobahn A 61 in einem Industriegebiet auf dem Gelände des LUA. Das Autobahnkreuz Wanlo befindet sich ca. 1 km südöstlich. Zum Ortskern Mönchengladbach ist es in nördlicher Richtung ca. 8,5 km weit. Größere Emittenten sind im Umfeld nicht zu finden. Die Station ist frei anströmbar.</text:p>
          </table:table-cell>
          <table:table-cell table:number-columns-repeated="3"/>
          <table:table-cell office:value-type="string" calcext:value-type="string">
            <text:p>0101000020E864000000000000B099134100000000BA9D5541</text:p>
          </table:table-cell>
          <table:table-cell/>
          <table:table-cell office:value-type="float" office:value="78" calcext:value-type="float">
            <text:p>78</text:p>
          </table:table-cell>
          <table:table-cell/>
          <table:table-cell office:value-type="float" office:value="103211000" calcext:value-type="float">
            <text:p>103211000</text:p>
          </table:table-cell>
        </table:table-row>
        <table:table-row table:style-name="ro1">
          <table:table-cell office:value-type="float" office:value="2606" calcext:value-type="float">
            <text:p>2606</text:p>
          </table:table-cell>
          <table:table-cell office:value-type="string" calcext:value-type="string">
            <text:p>MGMI</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MGMI</text:p>
          </table:table-cell>
          <table:table-cell office:value-type="string" calcext:value-type="string">
            <text:p>Mönchengladbach</text:p>
          </table:table-cell>
          <table:table-cell/>
          <table:table-cell office:value-type="string" calcext:value-type="string">
            <text:p>Luftqualitätsmessstelle</text:p>
          </table:table-cell>
          <table:table-cell office:value-type="string" calcext:value-type="string">
            <text:p>Die Station steht im Ortszentrum auf dem Schulgelände der VHS. Die Autobahnen A 52 verlaufen ca. 3,5 km nördlich und die A 61 4 km westlich zur Station. An weiteren Emittenten sind einige metallverarbeitende Betriebe ca. 1,5 km westlich und 2,5 km südöstlich (AEG-Kabel) zu nennen. Eine Textilfabrik befindet sich 1,5 km südlich der Station. Ein weiterer MILIS-Container im Rahmen der LRP-Messung befindet sich ca. 1 km südlich auf dem Hephata (Gärtnerei) Heimgelände. Die Station ist frei anströmbar.</text:p>
          </table:table-cell>
          <table:table-cell table:number-columns-repeated="3"/>
          <table:table-cell office:value-type="string" calcext:value-type="string">
            <text:p>0101000020E864000000000000D89413410000004064A55541</text:p>
          </table:table-cell>
          <table:table-cell/>
          <table:table-cell office:value-type="float" office:value="62" calcext:value-type="float">
            <text:p>62</text:p>
          </table:table-cell>
          <table:table-cell/>
          <table:table-cell office:value-type="float" office:value="103211000" calcext:value-type="float">
            <text:p>103211000</text:p>
          </table:table-cell>
        </table:table-row>
        <table:table-row table:style-name="ro1">
          <table:table-cell office:value-type="float" office:value="2607" calcext:value-type="float">
            <text:p>2607</text:p>
          </table:table-cell>
          <table:table-cell office:value-type="string" calcext:value-type="string">
            <text:p>MGWL</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MGWL</text:p>
          </table:table-cell>
          <table:table-cell office:value-type="string" calcext:value-type="string">
            <text:p>Mönchengladbach-Wanlo</text:p>
          </table:table-cell>
          <table:table-cell/>
          <table:table-cell office:value-type="string" calcext:value-type="string">
            <text:p>Luftqualitätsmessstelle</text:p>
          </table:table-cell>
          <table:table-cell table:number-columns-repeated="3"/>
          <table:table-cell office:value-type="string" calcext:value-type="string">
            <text:p>DENW359</text:p>
          </table:table-cell>
          <table:table-cell office:value-type="string" calcext:value-type="string">
            <text:p>0101000020E8640000000000004C791341000000000A9B5541</text:p>
          </table:table-cell>
          <table:table-cell office:value-type="string" calcext:value-type="string">
            <text:p>Industrie</text:p>
          </table:table-cell>
          <table:table-cell office:value-type="float" office:value="74" calcext:value-type="float">
            <text:p>74</text:p>
          </table:table-cell>
          <table:table-cell office:value-type="string" calcext:value-type="string">
            <text:p>ländlich stadtnah</text:p>
          </table:table-cell>
          <table:table-cell office:value-type="float" office:value="103211000" calcext:value-type="float">
            <text:p>103211000</text:p>
          </table:table-cell>
        </table:table-row>
        <table:table-row table:style-name="ro1">
          <table:table-cell office:value-type="float" office:value="2608" calcext:value-type="float">
            <text:p>2608</text:p>
          </table:table-cell>
          <table:table-cell office:value-type="string" calcext:value-type="string">
            <text:p>MHH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MHHS</text:p>
          </table:table-cell>
          <table:table-cell office:value-type="string" calcext:value-type="string">
            <text:p>Mülheim Hofackerstraße 46-48</text:p>
          </table:table-cell>
          <table:table-cell/>
          <table:table-cell office:value-type="string" calcext:value-type="string">
            <text:p>Luftqualitätsmessstelle</text:p>
          </table:table-cell>
          <table:table-cell table:number-columns-repeated="3"/>
          <table:table-cell office:value-type="string" calcext:value-type="string">
            <text:p>DENW301</text:p>
          </table:table-cell>
          <table:table-cell office:value-type="string" calcext:value-type="string">
            <text:p>0101000020E864000000000000C06215410000000059BE5541</text:p>
          </table:table-cell>
          <table:table-cell office:value-type="string" calcext:value-type="string">
            <text:p>Industrie</text:p>
          </table:table-cell>
          <table:table-cell office:value-type="float" office:value="38" calcext:value-type="float">
            <text:p>38</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609" calcext:value-type="float">
            <text:p>2609</text:p>
          </table:table-cell>
          <table:table-cell office:value-type="string" calcext:value-type="string">
            <text:p>MM06</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MM06</text:p>
          </table:table-cell>
          <table:table-cell office:value-type="string" calcext:value-type="string">
            <text:p>Datteln Ruhr-Zink 1</text:p>
          </table:table-cell>
          <table:table-cell/>
          <table:table-cell office:value-type="string" calcext:value-type="string">
            <text:p>Luftqualitätsmessstelle</text:p>
          </table:table-cell>
          <table:table-cell office:value-type="string" calcext:value-type="string">
            <text:p>An diesem Meßplatz werden nur SO2, Windrichtung und Windgeschwindigkeit gemessen. MM06 liegt südlich, MM07 nördlich des für die Emmissionen in Frage kommenden Betriebsgeländes. Nördlich, westlich und südlich befinden sich in unmittelbarer Nähe des Standortes etwa 3m - 6m hohe Betriebsgebäude. In östlicher Richtung steht ca. 5m Entfernung etwa 15 m hohe Laubbäume. Östlich in ca. 20 m Entfernung mündet der Rhein-Herne-Kanal, von Südwesten kommend in den von Ost-Südosten kommenden Dortmund-Ems-Kanal. Der Dortmund-Ems-Kanal verläuft weiter in nördlicher Richtung entlang des Betriebsgeländes. Im Westen verläuft in 250 m Entfernung die B 235 in Südwest-Nordostrichtung. Im Süden in etwa 400 m Entfernung verläuft in Ost-Westrichtung die L 511. Nördlich in 350 m Entfernung verläuft in Südwest-Nordostrichtung eine Eisenbahnlinie.</text:p>
          </table:table-cell>
          <table:table-cell table:number-columns-repeated="3"/>
          <table:table-cell office:value-type="string" calcext:value-type="string">
            <text:p>0101000020E86400000000000008711741000000C046D25541</text:p>
          </table:table-cell>
          <table:table-cell/>
          <table:table-cell office:value-type="float" office:value="60" calcext:value-type="float">
            <text:p>60</text:p>
          </table:table-cell>
          <table:table-cell/>
          <table:table-cell office:value-type="float" office:value="103211000" calcext:value-type="float">
            <text:p>103211000</text:p>
          </table:table-cell>
        </table:table-row>
        <table:table-row table:style-name="ro1">
          <table:table-cell office:value-type="float" office:value="2610" calcext:value-type="float">
            <text:p>2610</text:p>
          </table:table-cell>
          <table:table-cell office:value-type="string" calcext:value-type="string">
            <text:p>MM07</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MM07</text:p>
          </table:table-cell>
          <table:table-cell office:value-type="string" calcext:value-type="string">
            <text:p>Datteln Ruhr-Zink 2</text:p>
          </table:table-cell>
          <table:table-cell/>
          <table:table-cell office:value-type="string" calcext:value-type="string">
            <text:p>Luftqualitätsmessstelle</text:p>
          </table:table-cell>
          <table:table-cell office:value-type="string" calcext:value-type="string">
            <text:p>An diesem Meßplatz werden nur SO2, Windrichtung und Windgeschwindigkeit gemessen. MM06 liegt südlich, MM07 nördlich des für die Emmissionen in Frage kommenden Betriebsgeländes. Der Meßplatz steht in einer Entfernung von ca. 430 m in Nord-Nordöstlicher Richtung vom Standort MM06 unmittelbar vor einem etwa 3 m hohen Bahndamm. Die Eisenbahnlinie verläuft in Südwest-Nordostrichtung. 30 m in östlicher Richtung verläuft der Dortmund-Ems-Kanal. Die Station ist aus Osten frei anströmbar. Im Westen und Süden liegen ca. 10 m hohe Betriebsgebäude. Die b 235 verläuft westlich in etwa 370 m Entfernung.</text:p>
          </table:table-cell>
          <table:table-cell table:number-columns-repeated="3"/>
          <table:table-cell office:value-type="string" calcext:value-type="string">
            <text:p>0101000020E86400000000000044741741000000C0A3D25541</text:p>
          </table:table-cell>
          <table:table-cell/>
          <table:table-cell office:value-type="float" office:value="60" calcext:value-type="float">
            <text:p>60</text:p>
          </table:table-cell>
          <table:table-cell/>
          <table:table-cell office:value-type="float" office:value="103211000" calcext:value-type="float">
            <text:p>103211000</text:p>
          </table:table-cell>
        </table:table-row>
        <table:table-row table:style-name="ro1">
          <table:table-cell office:value-type="float" office:value="2611" calcext:value-type="float">
            <text:p>2611</text:p>
          </table:table-cell>
          <table:table-cell office:value-type="string" calcext:value-type="string">
            <text:p>MNEN</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MNEN</text:p>
          </table:table-cell>
          <table:table-cell office:value-type="string" calcext:value-type="string">
            <text:p>Menden</text:p>
          </table:table-cell>
          <table:table-cell/>
          <table:table-cell office:value-type="string" calcext:value-type="string">
            <text:p>Luftqualitätsmessstelle</text:p>
          </table:table-cell>
          <table:table-cell office:value-type="string" calcext:value-type="string">
            <text:p>Die Station steht ortsmittig auf einem befestigten Parkplatz hinter dem Bauhof. Ca. 500 m nordwestlich befindet sich ein Industriegebiet mit Gießerei und Metallverarbeitung, sowie ca. 1 km südöstlich ein Gewerbegebiet. Verkehrsimmissionen können duch den Verlauf der Westtangente B 7 / 515, die Iserlohn mit Fröndenberg verbindet (ca. 70 m nordöstlich zur Station), hervorgerufen werden. Das weiter Umfeld ist ländlicher strucktur. Die Station ist frei anströmbar.</text:p>
          </table:table-cell>
          <table:table-cell table:number-columns-repeated="3"/>
          <table:table-cell office:value-type="string" calcext:value-type="string">
            <text:p>0101000020E86400000000000084661941000000002DBD5541</text:p>
          </table:table-cell>
          <table:table-cell/>
          <table:table-cell office:value-type="float" office:value="150" calcext:value-type="float">
            <text:p>150</text:p>
          </table:table-cell>
          <table:table-cell/>
          <table:table-cell office:value-type="float" office:value="103211000" calcext:value-type="float">
            <text:p>103211000</text:p>
          </table:table-cell>
        </table:table-row>
        <table:table-row table:style-name="ro1">
          <table:table-cell office:value-type="float" office:value="2612" calcext:value-type="float">
            <text:p>2612</text:p>
          </table:table-cell>
          <table:table-cell office:value-type="string" calcext:value-type="string">
            <text:p>MOBA</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MOBA</text:p>
          </table:table-cell>
          <table:table-cell office:value-type="string" calcext:value-type="string">
            <text:p>Morsbach</text:p>
          </table:table-cell>
          <table:table-cell/>
          <table:table-cell office:value-type="string" calcext:value-type="string">
            <text:p>Luftqualitätsmessstelle</text:p>
          </table:table-cell>
          <table:table-cell office:value-type="string" calcext:value-type="string">
            <text:p>Meßort ist der Parkplatz vor dem Feuerwehr-Gerätehaus an der Waldbröler Straße. Der Abstand zur Straße beträgt ca. 10 m. Leichte Tallage. Keine erkennbaren Emittenten. Straßenverkehr mäßig (am Vormittag). Ca. 20 m südlich befindet sich eine Tankstelle, nach Osten hin ein 3-geschossiges Gebäude mit einem bewaldeten Hang dahinter. Der Standort ist gegenüber der Messung von Sept. 1989 nur um wenige Meter verschoben und steht jetzt noch windgeschützter am Gebäude. Der Container ist <text:s/>n i c h t <text:s/>frei anströmbar !! <text:s/>Seit Beginn der Messung März 1995 ist direkt neben dem Container eine Baustelle (Hausneubau), sodaß die Interpretation der Meßwerte fraglich erscheint.</text:p>
          </table:table-cell>
          <table:table-cell table:number-columns-repeated="3"/>
          <table:table-cell office:value-type="string" calcext:value-type="string">
            <text:p>0101000020E864000000000000600C194100000080F07F5541</text:p>
          </table:table-cell>
          <table:table-cell table:number-columns-repeated="3"/>
          <table:table-cell office:value-type="float" office:value="103211000" calcext:value-type="float">
            <text:p>103211000</text:p>
          </table:table-cell>
        </table:table-row>
        <table:table-row table:style-name="ro1">
          <table:table-cell office:value-type="float" office:value="2613" calcext:value-type="float">
            <text:p>2613</text:p>
          </table:table-cell>
          <table:table-cell office:value-type="string" calcext:value-type="string">
            <text:p>MS01</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MS01</text:p>
          </table:table-cell>
          <table:table-cell office:value-type="string" calcext:value-type="string">
            <text:p>Münster - Mitte</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D8D81841000000C0BDF65541</text:p>
          </table:table-cell>
          <table:table-cell/>
          <table:table-cell office:value-type="float" office:value="60" calcext:value-type="float">
            <text:p>60</text:p>
          </table:table-cell>
          <table:table-cell/>
          <table:table-cell office:value-type="float" office:value="103211000" calcext:value-type="float">
            <text:p>103211000</text:p>
          </table:table-cell>
        </table:table-row>
        <table:table-row table:style-name="ro1">
          <table:table-cell office:value-type="float" office:value="2614" calcext:value-type="float">
            <text:p>2614</text:p>
          </table:table-cell>
          <table:table-cell office:value-type="string" calcext:value-type="string">
            <text:p>MS0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MS02</text:p>
          </table:table-cell>
          <table:table-cell office:value-type="string" calcext:value-type="string">
            <text:p>Münster - Gievenbeck</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BC8A184100000000A5F85541</text:p>
          </table:table-cell>
          <table:table-cell/>
          <table:table-cell office:value-type="float" office:value="70" calcext:value-type="float">
            <text:p>70</text:p>
          </table:table-cell>
          <table:table-cell/>
          <table:table-cell office:value-type="float" office:value="103211000" calcext:value-type="float">
            <text:p>103211000</text:p>
          </table:table-cell>
        </table:table-row>
        <table:table-row table:style-name="ro1">
          <table:table-cell office:value-type="float" office:value="2615" calcext:value-type="float">
            <text:p>2615</text:p>
          </table:table-cell>
          <table:table-cell office:value-type="string" calcext:value-type="string">
            <text:p>MS03</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MS03</text:p>
          </table:table-cell>
          <table:table-cell office:value-type="string" calcext:value-type="string">
            <text:p>Münster - Coerde</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84DB18410000008073FA5541</text:p>
          </table:table-cell>
          <table:table-cell/>
          <table:table-cell office:value-type="float" office:value="52" calcext:value-type="float">
            <text:p>52</text:p>
          </table:table-cell>
          <table:table-cell/>
          <table:table-cell office:value-type="float" office:value="103211000" calcext:value-type="float">
            <text:p>103211000</text:p>
          </table:table-cell>
        </table:table-row>
        <table:table-row table:style-name="ro1">
          <table:table-cell office:value-type="float" office:value="2616" calcext:value-type="float">
            <text:p>2616</text:p>
          </table:table-cell>
          <table:table-cell office:value-type="string" calcext:value-type="string">
            <text:p>MS04</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MS04</text:p>
          </table:table-cell>
          <table:table-cell office:value-type="string" calcext:value-type="string">
            <text:p>Münster - Geist</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E4B218410000000002F45541</text:p>
          </table:table-cell>
          <table:table-cell/>
          <table:table-cell office:value-type="float" office:value="61" calcext:value-type="float">
            <text:p>61</text:p>
          </table:table-cell>
          <table:table-cell/>
          <table:table-cell office:value-type="float" office:value="103211000" calcext:value-type="float">
            <text:p>103211000</text:p>
          </table:table-cell>
        </table:table-row>
        <table:table-row table:style-name="ro1">
          <table:table-cell office:value-type="float" office:value="2617" calcext:value-type="float">
            <text:p>2617</text:p>
          </table:table-cell>
          <table:table-cell office:value-type="string" calcext:value-type="string">
            <text:p>MS05</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MS05</text:p>
          </table:table-cell>
          <table:table-cell office:value-type="string" calcext:value-type="string">
            <text:p>Münster - Hiltrup</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08D6184100000040ABF05541</text:p>
          </table:table-cell>
          <table:table-cell/>
          <table:table-cell office:value-type="float" office:value="65" calcext:value-type="float">
            <text:p>65</text:p>
          </table:table-cell>
          <table:table-cell/>
          <table:table-cell office:value-type="float" office:value="103211000" calcext:value-type="float">
            <text:p>103211000</text:p>
          </table:table-cell>
        </table:table-row>
        <table:table-row table:style-name="ro1">
          <table:table-cell office:value-type="float" office:value="2618" calcext:value-type="float">
            <text:p>2618</text:p>
          </table:table-cell>
          <table:table-cell office:value-type="string" calcext:value-type="string">
            <text:p>MUCH</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MUCH</text:p>
          </table:table-cell>
          <table:table-cell office:value-type="string" calcext:value-type="string">
            <text:p>Much</text:p>
          </table:table-cell>
          <table:table-cell/>
          <table:table-cell office:value-type="string" calcext:value-type="string">
            <text:p>Luftqualitätsmessstelle</text:p>
          </table:table-cell>
          <table:table-cell office:value-type="string" calcext:value-type="string">
            <text:p>Die Station steht ortsmittig auf dem Vorparkplatz des Rathauses. Südlich der Station verläuft die stark befahrene B 56 direkt an der Station vorbei (Verkehrsaufkommen ca. 10000 Fahrzeuge pro Tag). Emittenten sind in Much nicht zu finden. Ein kleine Gewerbegebiet befindet sich ca 1,2 km nordwestlich der Station. Much selbst liegt in einer kleinen Senke. Die Hänge steigen auf ca. 250 m an. Die Gemeinde ist umgeben von Feldern, Wiesen und Wäldern.</text:p>
          </table:table-cell>
          <table:table-cell table:number-columns-repeated="3"/>
          <table:table-cell office:value-type="string" calcext:value-type="string">
            <text:p>0101000020E86400000000000098A917410000000057845541</text:p>
          </table:table-cell>
          <table:table-cell/>
          <table:table-cell office:value-type="float" office:value="225" calcext:value-type="float">
            <text:p>225</text:p>
          </table:table-cell>
          <table:table-cell/>
          <table:table-cell office:value-type="float" office:value="103211000" calcext:value-type="float">
            <text:p>103211000</text:p>
          </table:table-cell>
        </table:table-row>
        <table:table-row table:style-name="ro1">
          <table:table-cell office:value-type="float" office:value="2619" calcext:value-type="float">
            <text:p>2619</text:p>
          </table:table-cell>
          <table:table-cell office:value-type="string" calcext:value-type="string">
            <text:p>MUEW</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MUEW</text:p>
          </table:table-cell>
          <table:table-cell office:value-type="string" calcext:value-type="string">
            <text:p>Münster Weseler Straße 14</text:p>
          </table:table-cell>
          <table:table-cell/>
          <table:table-cell office:value-type="string" calcext:value-type="string">
            <text:p>Luftqualitätsmessstelle</text:p>
          </table:table-cell>
          <table:table-cell table:number-columns-repeated="3"/>
          <table:table-cell office:value-type="string" calcext:value-type="string">
            <text:p>DENW156</text:p>
          </table:table-cell>
          <table:table-cell office:value-type="string" calcext:value-type="string">
            <text:p>0101000020E86400000000000074BA184100000080FBF55541</text:p>
          </table:table-cell>
          <table:table-cell office:value-type="string" calcext:value-type="string">
            <text:p>Verkehr</text:p>
          </table:table-cell>
          <table:table-cell office:value-type="float" office:value="62" calcext:value-type="float">
            <text:p>62</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620" calcext:value-type="float">
            <text:p>2620</text:p>
          </table:table-cell>
          <table:table-cell office:value-type="string" calcext:value-type="string">
            <text:p>NAWI</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NAWI</text:p>
          </table:table-cell>
          <table:table-cell office:value-type="string" calcext:value-type="string">
            <text:p>Nachrodt-Wiblingswerde</text:p>
          </table:table-cell>
          <table:table-cell/>
          <table:table-cell office:value-type="string" calcext:value-type="string">
            <text:p>Luftqualitätsmessstelle</text:p>
          </table:table-cell>
          <table:table-cell office:value-type="string" calcext:value-type="string">
            <text:p>Neben dem Amtshaus an der B236.</text:p>
          </table:table-cell>
          <table:table-cell table:number-columns-repeated="3"/>
          <table:table-cell office:value-type="string" calcext:value-type="string">
            <text:p>0101000020E86400000000000090B71841000000C0FEB25541</text:p>
          </table:table-cell>
          <table:table-cell/>
          <table:table-cell office:value-type="float" office:value="144" calcext:value-type="float">
            <text:p>144</text:p>
          </table:table-cell>
          <table:table-cell/>
          <table:table-cell office:value-type="float" office:value="103211000" calcext:value-type="float">
            <text:p>103211000</text:p>
          </table:table-cell>
        </table:table-row>
        <table:table-row table:style-name="ro1">
          <table:table-cell office:value-type="float" office:value="2621" calcext:value-type="float">
            <text:p>2621</text:p>
          </table:table-cell>
          <table:table-cell office:value-type="string" calcext:value-type="string">
            <text:p>NERA</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NERA</text:p>
          </table:table-cell>
          <table:table-cell office:value-type="string" calcext:value-type="string">
            <text:p>Neuenrade</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B860194100000040D3AC5541</text:p>
          </table:table-cell>
          <table:table-cell/>
          <table:table-cell office:value-type="float" office:value="300" calcext:value-type="float">
            <text:p>300</text:p>
          </table:table-cell>
          <table:table-cell/>
          <table:table-cell office:value-type="float" office:value="103211000" calcext:value-type="float">
            <text:p>103211000</text:p>
          </table:table-cell>
        </table:table-row>
        <table:table-row table:style-name="ro1">
          <table:table-cell office:value-type="float" office:value="2622" calcext:value-type="float">
            <text:p>2622</text:p>
          </table:table-cell>
          <table:table-cell office:value-type="string" calcext:value-type="string">
            <text:p>NERH</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NERH</text:p>
          </table:table-cell>
          <table:table-cell office:value-type="string" calcext:value-type="string">
            <text:p>Neuss (Rheinhafen)</text:p>
          </table:table-cell>
          <table:table-cell/>
          <table:table-cell office:value-type="string" calcext:value-type="string">
            <text:p>Luftqualitätsmessstelle</text:p>
          </table:table-cell>
          <table:table-cell office:value-type="string" calcext:value-type="string">
            <text:p>Die Messstation steht auf dem Gelände der Firma UCT (Umschlag Container Terminal) im Neusser-Hafengebiet unmittelbar an der Kaimauer des Schiffsanlegers. Der Messcontainer wurde im Rahmen des europäischen Projekts "Clean Inland Shipping" (Clinsh) aufgestellt.</text:p>
          </table:table-cell>
          <table:table-cell table:number-columns-repeated="2"/>
          <table:table-cell office:value-type="string" calcext:value-type="string">
            <text:p>DENW381</text:p>
          </table:table-cell>
          <table:table-cell office:value-type="string" calcext:value-type="string">
            <text:p>0101000020E86400000000000048BB1441000000C0B2A75541</text:p>
          </table:table-cell>
          <table:table-cell office:value-type="string" calcext:value-type="string">
            <text:p>Hintergrund</text:p>
          </table:table-cell>
          <table:table-cell office:value-type="float" office:value="30" calcext:value-type="float">
            <text:p>30</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623" calcext:value-type="float">
            <text:p>2623</text:p>
          </table:table-cell>
          <table:table-cell office:value-type="string" calcext:value-type="string">
            <text:p>NER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NERS</text:p>
          </table:table-cell>
          <table:table-cell office:value-type="string" calcext:value-type="string">
            <text:p>Neuss Rheinstraße</text:p>
          </table:table-cell>
          <table:table-cell/>
          <table:table-cell office:value-type="string" calcext:value-type="string">
            <text:p>Luftqualitätsmessstelle</text:p>
          </table:table-cell>
          <table:table-cell table:number-columns-repeated="3"/>
          <table:table-cell office:value-type="string" calcext:value-type="string">
            <text:p>DENW395</text:p>
          </table:table-cell>
          <table:table-cell office:value-type="string" calcext:value-type="string">
            <text:p>0101000020E86400000000000088AE144100000080B2A55541</text:p>
          </table:table-cell>
          <table:table-cell office:value-type="string" calcext:value-type="string">
            <text:p>Verkehr</text:p>
          </table:table-cell>
          <table:table-cell office:value-type="float" office:value="36" calcext:value-type="float">
            <text:p>36</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624" calcext:value-type="float">
            <text:p>2624</text:p>
          </table:table-cell>
          <table:table-cell office:value-type="string" calcext:value-type="string">
            <text:p>NES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NESS</text:p>
          </table:table-cell>
          <table:table-cell office:value-type="string" calcext:value-type="string">
            <text:p>Neuss - Hafen</text:p>
          </table:table-cell>
          <table:table-cell/>
          <table:table-cell office:value-type="string" calcext:value-type="string">
            <text:p>Luftqualitätsmessstelle</text:p>
          </table:table-cell>
          <table:table-cell office:value-type="string" calcext:value-type="string">
            <text:p>Die Station steht im östlichen Hafenbereich (Hafenbecken 4) umgeben von Metallbetrieben und Verladeanlagen. Das Düsseldorfer Hafengebiet befindet sich ca. 2,5 km östlich. Nach Norden erstrecken sich weitere Metallbetriebe. Die Station ist frei anströmbar.</text:p>
          </table:table-cell>
          <table:table-cell table:number-columns-repeated="3"/>
          <table:table-cell office:value-type="string" calcext:value-type="string">
            <text:p>0101000020E86400000000000098BB1441000000C00DA75541</text:p>
          </table:table-cell>
          <table:table-cell/>
          <table:table-cell office:value-type="float" office:value="35" calcext:value-type="float">
            <text:p>35</text:p>
          </table:table-cell>
          <table:table-cell/>
          <table:table-cell office:value-type="float" office:value="103211000" calcext:value-type="float">
            <text:p>103211000</text:p>
          </table:table-cell>
        </table:table-row>
        <table:table-row table:style-name="ro1">
          <table:table-cell office:value-type="float" office:value="2625" calcext:value-type="float">
            <text:p>2625</text:p>
          </table:table-cell>
          <table:table-cell office:value-type="string" calcext:value-type="string">
            <text:p>NETP</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NETP</text:p>
          </table:table-cell>
          <table:table-cell office:value-type="string" calcext:value-type="string">
            <text:p>Netphen</text:p>
          </table:table-cell>
          <table:table-cell/>
          <table:table-cell office:value-type="string" calcext:value-type="string">
            <text:p>Luftqualitätsmessstelle</text:p>
          </table:table-cell>
          <table:table-cell office:value-type="string" calcext:value-type="string">
            <text:p>Die Station steht im südlichen Teil der Gemeinde in einer von West nach Ost hin ansteigenden Tallage. Beaufschlagung von KFZ-Emmissionen ( ca. 16000 Einheiten in 24 h ). Abstand zur Straße ca. 2m. Industriebetriebe liegen westlich und südwestlich der Station. 5 - 6 km westlich bzw. südwestlich liegen die Städte Geisweid, Weidenau und Siegen. Bedingt durch die Tallage ist die Anströmbarkeit nur eingeschränkt möglich.</text:p>
          </table:table-cell>
          <table:table-cell table:number-columns-repeated="3"/>
          <table:table-cell office:value-type="string" calcext:value-type="string">
            <text:p>0101000020E864000000000000A4AB1A410000004042845541</text:p>
          </table:table-cell>
          <table:table-cell/>
          <table:table-cell office:value-type="float" office:value="285" calcext:value-type="float">
            <text:p>285</text:p>
          </table:table-cell>
          <table:table-cell/>
          <table:table-cell office:value-type="float" office:value="103211000" calcext:value-type="float">
            <text:p>103211000</text:p>
          </table:table-cell>
        </table:table-row>
        <table:table-row table:style-name="ro1">
          <table:table-cell office:value-type="float" office:value="2626" calcext:value-type="float">
            <text:p>2626</text:p>
          </table:table-cell>
          <table:table-cell office:value-type="string" calcext:value-type="string">
            <text:p>NEU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NEUE</text:p>
          </table:table-cell>
          <table:table-cell office:value-type="string" calcext:value-type="string">
            <text:p>Neuss-Uedesheim</text:p>
          </table:table-cell>
          <table:table-cell/>
          <table:table-cell office:value-type="string" calcext:value-type="string">
            <text:p>Luftqualitätsmessstelle</text:p>
          </table:table-cell>
          <table:table-cell office:value-type="string" calcext:value-type="string">
            <text:p>Die Station steht im Stadtteil Uedesheim an der Bezirkssportanlage ca. 20 m südwestlich des alten TEMES Standortes. Ca 700m südlich der station befindet sich ein industriegebiet mit großen Aluminiumwerken (VAW, Alugral). Daran schließt sich in nordwestlicher Richtung ein Gewerbegebiet an. verkehrsimmisionen köönten von der Autobahn A 46/A 57 sowie der Bundesstraße 9 hervorgerufen werden, die sich von Nord nach Südwestlich um die Station schlängeln. (Abstand zwischen 0,7 und 1,5 km). Neuss selbst liegt ca. 7km nordwestlich. Die Station ist frei anströmbar.</text:p>
          </table:table-cell>
          <table:table-cell table:number-columns-repeated="3"/>
          <table:table-cell office:value-type="string" calcext:value-type="string">
            <text:p>0101000020E864000000000000EC0C1541000000805CA15541</text:p>
          </table:table-cell>
          <table:table-cell/>
          <table:table-cell office:value-type="float" office:value="37" calcext:value-type="float">
            <text:p>37</text:p>
          </table:table-cell>
          <table:table-cell/>
          <table:table-cell office:value-type="float" office:value="103211000" calcext:value-type="float">
            <text:p>103211000</text:p>
          </table:table-cell>
        </table:table-row>
        <table:table-row table:style-name="ro1">
          <table:table-cell office:value-type="float" office:value="2627" calcext:value-type="float">
            <text:p>2627</text:p>
          </table:table-cell>
          <table:table-cell office:value-type="string" calcext:value-type="string">
            <text:p>NEU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NEUS</text:p>
          </table:table-cell>
          <table:table-cell office:value-type="string" calcext:value-type="string">
            <text:p>Neuss</text:p>
          </table:table-cell>
          <table:table-cell/>
          <table:table-cell office:value-type="string" calcext:value-type="string">
            <text:p>Luftqualitätsmessstelle</text:p>
          </table:table-cell>
          <table:table-cell office:value-type="string" calcext:value-type="string">
            <text:p>Die Station steht auf einem Schulgelände, etwa 30 m von einer Hauptstraße entfernt, im südlichen Randbereich der Stadt Neuss. Etwa 500 m südlich verläuft die BAB A 57, die weiter östlich nach ca. 1,2 km in das Autobahndreieck Neuss mündet. Im Nahbereich der Station befindet sich ein Sportplatz, das unmittelbare Stationsumfeld besteht aus Wohnbebauung. Ca. 500 m westlich befindet sich ein Gewerbegebiet.</text:p>
          </table:table-cell>
          <table:table-cell table:number-columns-repeated="2"/>
          <table:table-cell office:value-type="string" calcext:value-type="string">
            <text:p>DENW047</text:p>
          </table:table-cell>
          <table:table-cell office:value-type="string" calcext:value-type="string">
            <text:p>0101000020E8640000000000001CAE144100000040B5A35541</text:p>
          </table:table-cell>
          <table:table-cell office:value-type="string" calcext:value-type="string">
            <text:p>Hintergrund</text:p>
          </table:table-cell>
          <table:table-cell office:value-type="float" office:value="40" calcext:value-type="float">
            <text:p>40</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628" calcext:value-type="float">
            <text:p>2628</text:p>
          </table:table-cell>
          <table:table-cell office:value-type="string" calcext:value-type="string">
            <text:p>NIKA</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NIKA</text:p>
          </table:table-cell>
          <table:table-cell office:value-type="string" calcext:value-type="string">
            <text:p>Niederkassel</text:p>
          </table:table-cell>
          <table:table-cell/>
          <table:table-cell office:value-type="string" calcext:value-type="string">
            <text:p>Luftqualitätsmessstelle</text:p>
          </table:table-cell>
          <table:table-cell office:value-type="string" calcext:value-type="string">
            <text:p>Die Station steht westlich des nördlich gelegenen Vorortes Ranzel an einem befestigten Feldweg. Südlich ca. 1 km stehen die Chemischen Werke Dynamit Nobel. Dahinter, auf der anderen Rheinseite ca. 2,5 km südwestlich, befinden sich große Raffinerieanlagen (Union Rheinische Braunkohle Kraftstoff AG). Die Degussa-Werke (Edelmetallgewinnung) stehen ca. 4 km westlich der Station. Der nördliche und hinter Ranzel westliche Raum besteht aus weiten, landwirtschaftlich genutzten Feldern. Das Gelände ist flach und eben, die Station frei anströmbar. <text:s/>Bemerkungen: Durch unmittelbar westlich angrenzende Felder kann es in Trockenperioden zu erhöhten Staubimmissionen kommen. <text:s/>Messung im Zuge der Neukonzeption LUQS2000 eingestellt</text:p>
          </table:table-cell>
          <table:table-cell table:number-columns-repeated="2"/>
          <table:table-cell office:value-type="string" calcext:value-type="string">
            <text:p>DENW061</text:p>
          </table:table-cell>
          <table:table-cell office:value-type="string" calcext:value-type="string">
            <text:p>0101000020E8640000000000005C0B164100000040347D5541</text:p>
          </table:table-cell>
          <table:table-cell office:value-type="string" calcext:value-type="string">
            <text:p>Hintergrund</text:p>
          </table:table-cell>
          <table:table-cell office:value-type="float" office:value="49" calcext:value-type="float">
            <text:p>49</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629" calcext:value-type="float">
            <text:p>2629</text:p>
          </table:table-cell>
          <table:table-cell office:value-type="string" calcext:value-type="string">
            <text:p>NOKI</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NOKI</text:p>
          </table:table-cell>
          <table:table-cell office:value-type="string" calcext:value-type="string">
            <text:p>Nordkirchen</text:p>
          </table:table-cell>
          <table:table-cell/>
          <table:table-cell office:value-type="string" calcext:value-type="string">
            <text:p>Luftqualitätsmessstelle</text:p>
          </table:table-cell>
          <table:table-cell office:value-type="string" calcext:value-type="string">
            <text:p>ehemalige TÜV-Messung</text:p>
          </table:table-cell>
          <table:table-cell table:number-columns-repeated="3"/>
          <table:table-cell office:value-type="string" calcext:value-type="string">
            <text:p>0101000020E8640000000000005C4D18410000004083DE5541</text:p>
          </table:table-cell>
          <table:table-cell/>
          <table:table-cell office:value-type="float" office:value="65" calcext:value-type="float">
            <text:p>65</text:p>
          </table:table-cell>
          <table:table-cell/>
          <table:table-cell office:value-type="float" office:value="103211000" calcext:value-type="float">
            <text:p>103211000</text:p>
          </table:table-cell>
        </table:table-row>
        <table:table-row table:style-name="ro1">
          <table:table-cell office:value-type="float" office:value="2285" calcext:value-type="float">
            <text:p>2285</text:p>
          </table:table-cell>
          <table:table-cell office:value-type="string" calcext:value-type="string">
            <text:p>OBDU</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0557" calcext:value-type="float">
            <text:p>40557</text:p>
          </table:table-cell>
          <table:table-cell office:value-type="string" calcext:value-type="string">
            <text:p>OBDU</text:p>
          </table:table-cell>
          <table:table-cell office:value-type="string" calcext:value-type="string">
            <text:p>Oberhausen Duisburger Straße 210</text:p>
          </table:table-cell>
          <table:table-cell/>
          <table:table-cell office:value-type="string" calcext:value-type="string">
            <text:p>Luftqualitätsmessstelle</text:p>
          </table:table-cell>
          <table:table-cell office:value-type="string" calcext:value-type="string">
            <text:p>Die NO2-Passivsammler sind an einem Schildermast vor Hausnr. 210 der Duisburger Straße (L452) an der zweispurigen, von SW nach NO verlaufenden Straße befestigt. Die Häuser im Bereich des Messpunkts sind 5-geschossig und stellen eine beidseitige Bebauung mit wenigen Lücken dar. Die Duisburger Straße kreuzt die K19 in 160 m Richtung SW in einer großen Kreuzung, in ca. 350 m Richtung NO die L215 und in 550 m SW beginnt die L447. In ca. 1,2 km Richtung NW verläuft die A42 welche sich in ca. 2 km Richtung NW in einem großen Autobahnkreuz mit der A3 kreuzt. In ca. 2,75 km Richtung SSO verläuft die A40, die sich ebenfalls in 4,65 km Richtung SW mit der A3 kreuzt. In 1,45 km Richtung O verläuft die B223, welche die A40 mit der A42 verbindet. In ca. 160 m Richtung NW und 700 m Richtung SO verlaufen parallel zur Duisburger Straße große Bahntrassen, welche sich in ca. 850 m Richtung NO kreuzen. Ca. 1 km Richtung NW befindet sich der Rhein-Herne-Kanal mit mehreren angrenzenden Industrie-und Gewerbegebieten. Ca. 3,85-4,2 km Richtung S verläuft die als Schifffahrtskanal ausgebaute Ruhr.</text:p>
          </table:table-cell>
          <table:table-cell table:number-columns-repeated="2"/>
          <table:table-cell office:value-type="string" calcext:value-type="string">
            <text:p>DENW402</text:p>
          </table:table-cell>
          <table:table-cell office:value-type="string" calcext:value-type="string">
            <text:p>0101000020E8640000000000008C5F15410000000086C35541</text:p>
          </table:table-cell>
          <table:table-cell office:value-type="string" calcext:value-type="string">
            <text:p>Verkehr</text:p>
          </table:table-cell>
          <table:table-cell office:value-type="float" office:value="33" calcext:value-type="float">
            <text:p>33</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630" calcext:value-type="float">
            <text:p>2630</text:p>
          </table:table-cell>
          <table:table-cell office:value-type="string" calcext:value-type="string">
            <text:p>OBZI</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OBZI</text:p>
          </table:table-cell>
          <table:table-cell office:value-type="string" calcext:value-type="string">
            <text:p>Oberzier</text:p>
          </table:table-cell>
          <table:table-cell/>
          <table:table-cell office:value-type="string" calcext:value-type="string">
            <text:p>Luftqualitätsmessstelle</text:p>
          </table:table-cell>
          <table:table-cell office:value-type="string" calcext:value-type="string">
            <text:p>Die Station steht am nordöstlichen Rand der Ortschaft Oberzier auf dem Gelände des gemeindlichen Bauhofs. Das gesamte Umfeld ist ländlicher Struktur. Als möglicher Emittent kommt der Hambacher Tagebau in Frage (Staubbelastung), der sich ca 1,5 km nordöstlich der Station befindet. Verkehrsimmissionen könnten von der Autobahn A4 gemessen werden, die ca. 2,5 km südlich der Station verläuft.</text:p>
          </table:table-cell>
          <table:table-cell table:number-columns-repeated="3"/>
          <table:table-cell office:value-type="string" calcext:value-type="string">
            <text:p>0101000020E8640000000000007CAE1341000000009A825541</text:p>
          </table:table-cell>
          <table:table-cell/>
          <table:table-cell office:value-type="float" office:value="112" calcext:value-type="float">
            <text:p>112</text:p>
          </table:table-cell>
          <table:table-cell/>
          <table:table-cell office:value-type="float" office:value="103211000" calcext:value-type="float">
            <text:p>103211000</text:p>
          </table:table-cell>
        </table:table-row>
        <table:table-row table:style-name="ro1">
          <table:table-cell office:value-type="float" office:value="2631" calcext:value-type="float">
            <text:p>2631</text:p>
          </table:table-cell>
          <table:table-cell office:value-type="string" calcext:value-type="string">
            <text:p>OCHT</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OCHT</text:p>
          </table:table-cell>
          <table:table-cell office:value-type="string" calcext:value-type="string">
            <text:p>Ochtrup</text:p>
          </table:table-cell>
          <table:table-cell/>
          <table:table-cell office:value-type="string" calcext:value-type="string">
            <text:p>Luftqualitätsmessstelle</text:p>
          </table:table-cell>
          <table:table-cell office:value-type="string" calcext:value-type="string">
            <text:p>Die Station steht ca. 200 m nördlich der stark befahrenen Bundesstraße 54 auf dem Zufahrtsweg zu einem Bauernhof (Mastbetrieb) ca. 20 m nordwestlich. Nach Gonau ist es ca. 5 km westlich und nach Ochtrup ca. 4 km östlich weit. Das direkte Umfeld ist ländlicher Struktur. Grund der Messung ist eine Sondermülldeponie die sich ca. 1 km südwestlich der Station befindet. Vor der Deponie befindet sich eine Karosseriewerkstatt, wo Fahrzeuge lackiert bzw. umgespritzt werden. Die Zufahrtstraße zur Station ist alleemäßig links und rechts von Bäumen eingefaßt, so daß aus Nord, Nordost, Ost und Südost keine freie Anströmung erfolgen kann.</text:p>
          </table:table-cell>
          <table:table-cell table:number-columns-repeated="3"/>
          <table:table-cell office:value-type="string" calcext:value-type="string">
            <text:p>0101000020E864000000000000B4CB16410000008018125641</text:p>
          </table:table-cell>
          <table:table-cell/>
          <table:table-cell office:value-type="float" office:value="57" calcext:value-type="float">
            <text:p>57</text:p>
          </table:table-cell>
          <table:table-cell/>
          <table:table-cell office:value-type="float" office:value="103211000" calcext:value-type="float">
            <text:p>103211000</text:p>
          </table:table-cell>
        </table:table-row>
        <table:table-row table:style-name="ro1">
          <table:table-cell office:value-type="float" office:value="2632" calcext:value-type="float">
            <text:p>2632</text:p>
          </table:table-cell>
          <table:table-cell office:value-type="string" calcext:value-type="string">
            <text:p>OELD</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OELD</text:p>
          </table:table-cell>
          <table:table-cell office:value-type="string" calcext:value-type="string">
            <text:p>Oelde</text:p>
          </table:table-cell>
          <table:table-cell/>
          <table:table-cell office:value-type="string" calcext:value-type="string">
            <text:p>Luftqualitätsmessstelle</text:p>
          </table:table-cell>
          <table:table-cell office:value-type="string" calcext:value-type="string">
            <text:p>Die Station steht östlich der Ortschaft auf dem seitlichen Parkplatz der Sporthalle. Ca. 600 m nördlich befindet sich eine Kläaranlage. Die Autobahn A2 verläuft von West nach Ost ca. 1,1 km südlich an der Station vorbei. Das gesamte Umfeld von Oelde ist ländlicher Struktur. Größere Emittenten sind nicht zu finden. Die Station ist frei anströmbar.</text:p>
          </table:table-cell>
          <table:table-cell table:number-columns-repeated="3"/>
          <table:table-cell office:value-type="string" calcext:value-type="string">
            <text:p>0101000020E86400000000000058FB1A41000000407EE75541</text:p>
          </table:table-cell>
          <table:table-cell/>
          <table:table-cell office:value-type="float" office:value="85" calcext:value-type="float">
            <text:p>85</text:p>
          </table:table-cell>
          <table:table-cell/>
          <table:table-cell office:value-type="float" office:value="103211000" calcext:value-type="float">
            <text:p>103211000</text:p>
          </table:table-cell>
        </table:table-row>
        <table:table-row table:style-name="ro1">
          <table:table-cell office:value-type="float" office:value="2633" calcext:value-type="float">
            <text:p>2633</text:p>
          </table:table-cell>
          <table:table-cell office:value-type="string" calcext:value-type="string">
            <text:p>OLP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OLP2</text:p>
          </table:table-cell>
          <table:table-cell office:value-type="string" calcext:value-type="string">
            <text:p>Olpe</text:p>
          </table:table-cell>
          <table:table-cell/>
          <table:table-cell office:value-type="string" calcext:value-type="string">
            <text:p>Luftqualitätsmessstelle</text:p>
          </table:table-cell>
          <table:table-cell office:value-type="string" calcext:value-type="string">
            <text:p>Die Station steht im Nordosten von Olpe am nordöstlichen Rand eines Gewerbegebietes auf dem städtischen Bauhof. Ca. 600 m südlich, abgeschirmt durch einen langgezogenen belaubten Wall, befindet sich ein weiteres Gewerbegebiet mit metallverarbeitenden Betrieben (Gießerei und Hoesch). Die Bundesstr. 54 verläuft ca. 100 m nördlich an der Station vorbei. Olpe selbst liegt in einer Talmulde (Höhe ca. 340 -350 m). Die bewaldeten Hänge steigen bis auf ca. 450 m an. Die Station ist frei anströmbar.</text:p>
          </table:table-cell>
          <table:table-cell table:number-columns-repeated="3"/>
          <table:table-cell office:value-type="string" calcext:value-type="string">
            <text:p>0101000020E8640000000000001CAA1941000000C031925541</text:p>
          </table:table-cell>
          <table:table-cell/>
          <table:table-cell office:value-type="float" office:value="355" calcext:value-type="float">
            <text:p>355</text:p>
          </table:table-cell>
          <table:table-cell/>
          <table:table-cell office:value-type="float" office:value="103211000" calcext:value-type="float">
            <text:p>103211000</text:p>
          </table:table-cell>
        </table:table-row>
        <table:table-row table:style-name="ro1">
          <table:table-cell office:value-type="float" office:value="2634" calcext:value-type="float">
            <text:p>2634</text:p>
          </table:table-cell>
          <table:table-cell office:value-type="string" calcext:value-type="string">
            <text:p>OST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OSTE</text:p>
          </table:table-cell>
          <table:table-cell office:value-type="string" calcext:value-type="string">
            <text:p>Osterfeld</text:p>
          </table:table-cell>
          <table:table-cell/>
          <table:table-cell office:value-type="string" calcext:value-type="string">
            <text:p>Luftqualitätsmessstelle</text:p>
          </table:table-cell>
          <table:table-cell office:value-type="string" calcext:value-type="string">
            <text:p>Die Station steht am nördlichen Rand der Stadt Oberhausen auf dem Parkplatz eines Schulgeländes. Ca. 400 m westlich verläuft die B223, die etwa 1,3 km nördlich in die BAB A2 mündet. Ebenfalls westlich (Entfernung ca. 2 km) verläuft die BAB A516 von Süd nach Nord. 2,5 km südwestlich zur Station befindet sich die Gutehoffnungshütte (GHH), 1 km östlich die Schachtanlagen der Zeche Jacobi, 2 km nördlich die Zeche Franz-Haniel. Das Gelände ist flach und eben, die Station frei anströmbar. <text:s/>Bemerkungen: Durch den Parkplatz kann es in den Vormittagsstunden zu erhöhten Autoabgaskonzentrationen kommen. <text:s/>Messung im Zuge der Neukonzeption LUQS2000 eingestellt</text:p>
          </table:table-cell>
          <table:table-cell table:number-columns-repeated="2"/>
          <table:table-cell office:value-type="string" calcext:value-type="string">
            <text:p>DENW035</text:p>
          </table:table-cell>
          <table:table-cell office:value-type="string" calcext:value-type="string">
            <text:p>0101000020E86400000000000030841541000000C0B1C85541</text:p>
          </table:table-cell>
          <table:table-cell office:value-type="string" calcext:value-type="string">
            <text:p>Hintergrund</text:p>
          </table:table-cell>
          <table:table-cell office:value-type="float" office:value="76" calcext:value-type="float">
            <text:p>76</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635" calcext:value-type="float">
            <text:p>2635</text:p>
          </table:table-cell>
          <table:table-cell office:value-type="string" calcext:value-type="string">
            <text:p>OVRT</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OVRT</text:p>
          </table:table-cell>
          <table:table-cell office:value-type="string" calcext:value-type="string">
            <text:p>Overath</text:p>
          </table:table-cell>
          <table:table-cell/>
          <table:table-cell office:value-type="string" calcext:value-type="string">
            <text:p>Luftqualitätsmessstelle</text:p>
          </table:table-cell>
          <table:table-cell office:value-type="string" calcext:value-type="string">
            <text:p>Die Station steht ortsmittig auf einem freien Platz. Die B55 und die L484 verlaufen ca. 100 m nördlich und westlich von der Station. Kleingewerbebetriebe befinden sich hauptsächlich südwestlich und westlich. Das Umfeld besteht ausschließlich aus Land- und Forstwirtschaft. Die BAB A4 verläuft ca. 1,8 km nördlich. Die Stadt Köln liegt ca. 24 km westlich. Die Station ist frei anströmbar.</text:p>
          </table:table-cell>
          <table:table-cell table:number-columns-repeated="3"/>
          <table:table-cell office:value-type="string" calcext:value-type="string">
            <text:p>0101000020E864000000000000B8281741000000C05A875541</text:p>
          </table:table-cell>
          <table:table-cell/>
          <table:table-cell office:value-type="float" office:value="90" calcext:value-type="float">
            <text:p>90</text:p>
          </table:table-cell>
          <table:table-cell/>
          <table:table-cell office:value-type="float" office:value="103211000" calcext:value-type="float">
            <text:p>103211000</text:p>
          </table:table-cell>
        </table:table-row>
        <table:table-row table:style-name="ro1">
          <table:table-cell office:value-type="float" office:value="2636" calcext:value-type="float">
            <text:p>2636</text:p>
          </table:table-cell>
          <table:table-cell office:value-type="string" calcext:value-type="string">
            <text:p>OVRU</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OVRU</text:p>
          </table:table-cell>
          <table:table-cell office:value-type="string" calcext:value-type="string">
            <text:p>Overath - Untereschbach</text:p>
          </table:table-cell>
          <table:table-cell/>
          <table:table-cell office:value-type="string" calcext:value-type="string">
            <text:p>Luftqualitätsmessstelle</text:p>
          </table:table-cell>
          <table:table-cell office:value-type="string" calcext:value-type="string">
            <text:p>Der Meßplatz liegt ca. 60 m südwestlich der Ampelgesteuerten Auf- und Abfahrt zur A 4 Overath-Untereschbach. Die BAB verläuft ca. 80 m südlich und ist gegenüber den Ansaugstutzen der MILIS-Station ca. 30 m überhöht. Die Zubringerstraße (Bahnhofstr.) ist ca. 6 m neben der Meßstation. Die Station steht in einer von südwest nach nordost verlaufenden Tallage. Der Meßort wurde wegen Verkehrsimmissionen ausgewählt. Die Station ist <text:s/>n i c h t <text:s/>frei anströmbar.</text:p>
          </table:table-cell>
          <table:table-cell table:number-columns-repeated="3"/>
          <table:table-cell office:value-type="string" calcext:value-type="string">
            <text:p>0101000020E8640000000000009CE016410000004071895541</text:p>
          </table:table-cell>
          <table:table-cell/>
          <table:table-cell office:value-type="float" office:value="95" calcext:value-type="float">
            <text:p>95</text:p>
          </table:table-cell>
          <table:table-cell/>
          <table:table-cell office:value-type="float" office:value="103211000" calcext:value-type="float">
            <text:p>103211000</text:p>
          </table:table-cell>
        </table:table-row>
        <table:table-row table:style-name="ro1">
          <table:table-cell office:value-type="float" office:value="2637" calcext:value-type="float">
            <text:p>2637</text:p>
          </table:table-cell>
          <table:table-cell office:value-type="string" calcext:value-type="string">
            <text:p>PAAR</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PAAR</text:p>
          </table:table-cell>
          <table:table-cell office:value-type="string" calcext:value-type="string">
            <text:p>Paderborn Am Rothoborn</text:p>
          </table:table-cell>
          <table:table-cell/>
          <table:table-cell office:value-type="string" calcext:value-type="string">
            <text:p>Luftqualitätsmessstelle</text:p>
          </table:table-cell>
          <table:table-cell table:number-columns-repeated="3"/>
          <table:table-cell office:value-type="string" calcext:value-type="string">
            <text:p>DENW263</text:p>
          </table:table-cell>
          <table:table-cell office:value-type="string" calcext:value-type="string">
            <text:p>0101000020E864000000000000587C1D4100000080A4DB5541</text:p>
          </table:table-cell>
          <table:table-cell office:value-type="string" calcext:value-type="string">
            <text:p>Hintergrund</text:p>
          </table:table-cell>
          <table:table-cell office:value-type="float" office:value="114" calcext:value-type="float">
            <text:p>114</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638" calcext:value-type="float">
            <text:p>2638</text:p>
          </table:table-cell>
          <table:table-cell office:value-type="string" calcext:value-type="string">
            <text:p>PABM</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PABM</text:p>
          </table:table-cell>
          <table:table-cell office:value-type="string" calcext:value-type="string">
            <text:p>Paderborn - Mitte</text:p>
          </table:table-cell>
          <table:table-cell/>
          <table:table-cell office:value-type="string" calcext:value-type="string">
            <text:p>Luftqualitätsmessstelle</text:p>
          </table:table-cell>
          <table:table-cell office:value-type="string" calcext:value-type="string">
            <text:p>Die Station steht ortsmittig auf dem großen Parkplatz vor der Stadthalle (Paderhalle). Das direkte Umfeld ist reine Wohnbebauung. Ein großes Gewerbegebiet befindet sich ca. 2,5 km südwestlich der Station. In Richtung Südwest schließt sich ein Industriegebiet mit einem Zementwerk und dazugehörigen Steinbrüchen an. Ein weiterer Großbetrieb ist die Marmeladenfabrik Stute, ca. 4,5 km südwestlich zur Station. Zur BAB 33, die Paderborn mit Bielefeld verbindet, ist es gut 3 km westlich weit. Durch hohe Bäume kann die Windmessung aus Nordwest beeinträtigt werden.</text:p>
          </table:table-cell>
          <table:table-cell table:number-columns-repeated="3"/>
          <table:table-cell office:value-type="string" calcext:value-type="string">
            <text:p>0101000020E8640000000000000C791D41000000C0DDDB5541</text:p>
          </table:table-cell>
          <table:table-cell/>
          <table:table-cell office:value-type="float" office:value="110" calcext:value-type="float">
            <text:p>110</text:p>
          </table:table-cell>
          <table:table-cell/>
          <table:table-cell office:value-type="float" office:value="103211000" calcext:value-type="float">
            <text:p>103211000</text:p>
          </table:table-cell>
        </table:table-row>
        <table:table-row table:style-name="ro1">
          <table:table-cell office:value-type="float" office:value="2639" calcext:value-type="float">
            <text:p>2639</text:p>
          </table:table-cell>
          <table:table-cell office:value-type="string" calcext:value-type="string">
            <text:p>PAB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PABS</text:p>
          </table:table-cell>
          <table:table-cell office:value-type="string" calcext:value-type="string">
            <text:p>Paderborn - Süd</text:p>
          </table:table-cell>
          <table:table-cell/>
          <table:table-cell office:value-type="string" calcext:value-type="string">
            <text:p>Luftqualitätsmessstelle</text:p>
          </table:table-cell>
          <table:table-cell office:value-type="string" calcext:value-type="string">
            <text:p>Die Station steht auf dem Parkplatz einer Schule. Das direkte Umfeld im nördlichen Radius der Station ist reine Wohnbebauung. Ca. 2 km westlich befindet sich ein großes Gewerbegebiet, daran schließt sich in südöstlicher Richtung ein Industriegebiet mit einem Zementwerk und den dazugehörigen Steinbrüchen an (Atlaswerke ca. 1 km Südwest). Ein weiterer Großbetrieb ist die Marmeladenfabrik Stute ca. 2 km Südwest. Die stark befahrene Umgehungsstr. B 64 verläuft von west nach Ost ca. 200 m südlich an der Station vorbei. Die Station ist frei anströmbar.</text:p>
          </table:table-cell>
          <table:table-cell table:number-columns-repeated="3"/>
          <table:table-cell office:value-type="string" calcext:value-type="string">
            <text:p>0101000020E864000000000000547C1D4100000080C9D95541</text:p>
          </table:table-cell>
          <table:table-cell/>
          <table:table-cell office:value-type="float" office:value="170" calcext:value-type="float">
            <text:p>170</text:p>
          </table:table-cell>
          <table:table-cell/>
          <table:table-cell office:value-type="float" office:value="103211000" calcext:value-type="float">
            <text:p>103211000</text:p>
          </table:table-cell>
        </table:table-row>
        <table:table-row table:style-name="ro1">
          <table:table-cell office:value-type="float" office:value="2640" calcext:value-type="float">
            <text:p>2640</text:p>
          </table:table-cell>
          <table:table-cell office:value-type="string" calcext:value-type="string">
            <text:p>PEWH</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PEWH</text:p>
          </table:table-cell>
          <table:table-cell office:value-type="string" calcext:value-type="string">
            <text:p>Petershagen - Wietersheim</text:p>
          </table:table-cell>
          <table:table-cell/>
          <table:table-cell office:value-type="string" calcext:value-type="string">
            <text:p>Luftqualitätsmessstelle</text:p>
          </table:table-cell>
          <table:table-cell office:value-type="string" calcext:value-type="string">
            <text:p>Die Station steht ca. 4 km südlich von Petershagen im Vorort Wietersheim vor dem Wasserwerk. An möglichen Emittenten findet man eine Mülldeponie ca. 1,7 km nordwestlich. Daran schließt sich in nördlicher Richtung eine Dachziegelbrennerei an. Zum Kohlekraftwerk Preussen Elektra ist es ca. 5 km nordöstlich, zum Mindener Hafengelände ca. 4 km südlich weit. Abgasimmissionen durch Kfz-Verkehr können duch die stark befahrene, 350 m westlich gelegene Bundesstr. 482 auftreten. Das Umfeld Wietersheim ist, unterbrochen von mehreren Sand- und Kiesgruben, ländlicher Struktur. Die Station ist frei anströmbar.</text:p>
          </table:table-cell>
          <table:table-cell table:number-columns-repeated="3"/>
          <table:table-cell office:value-type="string" calcext:value-type="string">
            <text:p>0101000020E864000000000000F0611E4100000000801E5641</text:p>
          </table:table-cell>
          <table:table-cell/>
          <table:table-cell office:value-type="float" office:value="45" calcext:value-type="float">
            <text:p>45</text:p>
          </table:table-cell>
          <table:table-cell/>
          <table:table-cell office:value-type="float" office:value="103211000" calcext:value-type="float">
            <text:p>103211000</text:p>
          </table:table-cell>
        </table:table-row>
        <table:table-row table:style-name="ro1">
          <table:table-cell office:value-type="float" office:value="2641" calcext:value-type="float">
            <text:p>2641</text:p>
          </table:table-cell>
          <table:table-cell office:value-type="string" calcext:value-type="string">
            <text:p>POL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POLS</text:p>
          </table:table-cell>
          <table:table-cell office:value-type="string" calcext:value-type="string">
            <text:p>Polsum</text:p>
          </table:table-cell>
          <table:table-cell/>
          <table:table-cell office:value-type="string" calcext:value-type="string">
            <text:p>Luftqualitätsmessstelle</text:p>
          </table:table-cell>
          <table:table-cell office:value-type="string" calcext:value-type="string">
            <text:p>Die Station steht am östlichen Rand des Vororts von Marl an einer kleinen Nebenstraße. Die BAB A41 verläuft ca. 1,5 km westlich zur Station (verlängerte B224). Das Stadtzentrum von Marl befindet sich ca. 4 km nordöstlich. Die ersten Gelsenkirchener Vororte mit Zechenanlagen und Kohlehausbrand befinden sich ca. 3 km südlich zur Station. Weitere Emittenten sind die ca. 3,5 km südwestlich gelegenen VEBA-Chemie-Werke. Das sonst umliegende Gebiet ist Weide und Ackerland. Es ist flach und eben, die Station frei anströmbar. <text:s/>Bemerkungen: Durch einen anliegenden Aschesportplatz ist bei Trockenperioden mit erhöhten Staubimmissionen aus westlicher Richtung zu rechnen. <text:s/>Messung im Zuge der Neukonzeption LUQS2000 eingestellt</text:p>
          </table:table-cell>
          <table:table-cell table:number-columns-repeated="2"/>
          <table:table-cell office:value-type="string" calcext:value-type="string">
            <text:p>DENW017</text:p>
          </table:table-cell>
          <table:table-cell office:value-type="string" calcext:value-type="string">
            <text:p>0101000020E864000000000000B8511641000000804ED35541</text:p>
          </table:table-cell>
          <table:table-cell office:value-type="string" calcext:value-type="string">
            <text:p>Hintergrund</text:p>
          </table:table-cell>
          <table:table-cell office:value-type="float" office:value="54" calcext:value-type="float">
            <text:p>54</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642" calcext:value-type="float">
            <text:p>2642</text:p>
          </table:table-cell>
          <table:table-cell office:value-type="string" calcext:value-type="string">
            <text:p>PULH</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PULH</text:p>
          </table:table-cell>
          <table:table-cell office:value-type="string" calcext:value-type="string">
            <text:p>Pulheim</text:p>
          </table:table-cell>
          <table:table-cell/>
          <table:table-cell office:value-type="string" calcext:value-type="string">
            <text:p>Luftqualitätsmessstelle</text:p>
          </table:table-cell>
          <table:table-cell office:value-type="string" calcext:value-type="string">
            <text:p>Vom 01.08.2000 bis 02.10.2000 MILIS-Messung. Die Station steht am nördlichen Rand der Ortschaft neben einem Friedhofsgelände. Das sonstige Umfeld ist reines Weide- und Ackerland. Der Ort selbst besteht aus reiner Wohnbebauung. Größere Emittenten sind auch im Umfeld nicht zu finden. Verkehrsbelastung könnte von der ca. 500 m südwetlich gelegenen BAB A59 kommen. Das Gelände ist flach und eben, die Station frei anströmbar. <text:s/>Bemerkungen: Durch die umliegenden Felder kann es bei Trockenperioden zu erhöhten Staubimmissionen kommen. Messung im Zuge der Neukonzeption LUQS2000 eingestellt.</text:p>
          </table:table-cell>
          <table:table-cell table:number-columns-repeated="2"/>
          <table:table-cell office:value-type="string" calcext:value-type="string">
            <text:p>DENW052</text:p>
          </table:table-cell>
          <table:table-cell office:value-type="string" calcext:value-type="string">
            <text:p>0101000020E864000000000000B00E1541000000C087905541</text:p>
          </table:table-cell>
          <table:table-cell office:value-type="string" calcext:value-type="string">
            <text:p>Hintergrund</text:p>
          </table:table-cell>
          <table:table-cell office:value-type="float" office:value="45" calcext:value-type="float">
            <text:p>45</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643" calcext:value-type="float">
            <text:p>2643</text:p>
          </table:table-cell>
          <table:table-cell office:value-type="string" calcext:value-type="string">
            <text:p>PUST</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PUST</text:p>
          </table:table-cell>
          <table:table-cell office:value-type="string" calcext:value-type="string">
            <text:p>Pulheim-Stommeln</text:p>
          </table:table-cell>
          <table:table-cell/>
          <table:table-cell office:value-type="string" calcext:value-type="string">
            <text:p>Luftqualitätsmessstelle</text:p>
          </table:table-cell>
          <table:table-cell office:value-type="string" calcext:value-type="string">
            <text:p>Die Station steht ca. 4 km nordwestlich von Pulheim im Vorort Stommeln ortsmittig auf einer Rasenfläche am Marktplatz. Das direkte Umfeld besteht aus reiner Wohn- und Geschäftsbebauung. Ca. 50 m nördlich verläuft die durch eine Umgehungsstraße verkehrsberuhigte B59. Das Umfeld von Stommeln ist ländlicher Struktur. Zu den Braunkohlekraftwerken Niederaußem und Neurath ist es ca. 6,5 km südwestlich bzw. 10 km westlich weit. Die Dormagener Bayerwerke beginnen ca. 8 km nordöstlich.</text:p>
          </table:table-cell>
          <table:table-cell table:number-columns-repeated="2"/>
          <table:table-cell office:value-type="string" calcext:value-type="string">
            <text:p>DENW192</text:p>
          </table:table-cell>
          <table:table-cell office:value-type="string" calcext:value-type="string">
            <text:p>0101000020E86400000000000044ED1441000000C0D9915541</text:p>
          </table:table-cell>
          <table:table-cell office:value-type="string" calcext:value-type="string">
            <text:p>Hintergrund</text:p>
          </table:table-cell>
          <table:table-cell office:value-type="float" office:value="51" calcext:value-type="float">
            <text:p>51</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644" calcext:value-type="float">
            <text:p>2644</text:p>
          </table:table-cell>
          <table:table-cell office:value-type="string" calcext:value-type="string">
            <text:p>RATI</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RATI</text:p>
          </table:table-cell>
          <table:table-cell office:value-type="string" calcext:value-type="string">
            <text:p>Ratingen</text:p>
          </table:table-cell>
          <table:table-cell/>
          <table:table-cell office:value-type="string" calcext:value-type="string">
            <text:p>Luftqualitätsmessstelle</text:p>
          </table:table-cell>
          <table:table-cell office:value-type="string" calcext:value-type="string">
            <text:p>Die Station steht am östlichen Rand des Vorortes von Düsseldorf an einem unbefahrenen Verbindungsweg zweier Ortsstraßen. Die BAB A44 verläuft ca. 1,1 km südlich und die BAB A3 2,7 km östlich zur Station. Das Umfeld ist Wohnbebauung mit einigen kleinen metallverarbeitenden Fabriken. Die Mannesmann-Röhrenwerke liegen ca. 4 km südwestlich. Das Gelände ist flach und eben, die Station frei anströmbar. <text:s/>Bemerkungen: Ein unmittelbar angrenzender Aschesportplatz kann während Trockenperioden zu erhöhten Staubimmissionen aus südöstlicher Richtung beitragen. <text:s/></text:p>
          </table:table-cell>
          <table:table-cell table:number-columns-repeated="2"/>
          <table:table-cell office:value-type="string" calcext:value-type="string">
            <text:p>DENW045</text:p>
          </table:table-cell>
          <table:table-cell office:value-type="string" calcext:value-type="string">
            <text:p>0101000020E864000000000000006715410000008043AF5541</text:p>
          </table:table-cell>
          <table:table-cell office:value-type="string" calcext:value-type="string">
            <text:p>Hintergrund</text:p>
          </table:table-cell>
          <table:table-cell office:value-type="float" office:value="63" calcext:value-type="float">
            <text:p>63</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645" calcext:value-type="float">
            <text:p>2645</text:p>
          </table:table-cell>
          <table:table-cell office:value-type="string" calcext:value-type="string">
            <text:p>RATN</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RATN</text:p>
          </table:table-cell>
          <table:table-cell office:value-type="string" calcext:value-type="string">
            <text:p>Ratingen - Tiefenbroich</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7038154100000040F2B05541</text:p>
          </table:table-cell>
          <table:table-cell/>
          <table:table-cell office:value-type="float" office:value="40" calcext:value-type="float">
            <text:p>40</text:p>
          </table:table-cell>
          <table:table-cell/>
          <table:table-cell office:value-type="float" office:value="103211000" calcext:value-type="float">
            <text:p>103211000</text:p>
          </table:table-cell>
        </table:table-row>
        <table:table-row table:style-name="ro1">
          <table:table-cell office:value-type="float" office:value="2646" calcext:value-type="float">
            <text:p>2646</text:p>
          </table:table-cell>
          <table:table-cell office:value-type="string" calcext:value-type="string">
            <text:p>RAVW</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RAVW</text:p>
          </table:table-cell>
          <table:table-cell office:value-type="string" calcext:value-type="string">
            <text:p>Radevormwald</text:p>
          </table:table-cell>
          <table:table-cell/>
          <table:table-cell office:value-type="string" calcext:value-type="string">
            <text:p>Luftqualitätsmessstelle</text:p>
          </table:table-cell>
          <table:table-cell table:number-columns-repeated="3"/>
          <table:table-cell office:value-type="string" calcext:value-type="string">
            <text:p>DENW233</text:p>
          </table:table-cell>
          <table:table-cell office:value-type="string" calcext:value-type="string">
            <text:p>0101000020E864000000000000406E17410000004089A45541</text:p>
          </table:table-cell>
          <table:table-cell office:value-type="string" calcext:value-type="string">
            <text:p>Verkehr</text:p>
          </table:table-cell>
          <table:table-cell office:value-type="float" office:value="360" calcext:value-type="float">
            <text:p>360</text:p>
          </table:table-cell>
          <table:table-cell/>
          <table:table-cell office:value-type="float" office:value="103211000" calcext:value-type="float">
            <text:p>103211000</text:p>
          </table:table-cell>
        </table:table-row>
        <table:table-row table:style-name="ro1">
          <table:table-cell office:value-type="float" office:value="2647" calcext:value-type="float">
            <text:p>2647</text:p>
          </table:table-cell>
          <table:table-cell office:value-type="string" calcext:value-type="string">
            <text:p>REAK</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REAK</text:p>
          </table:table-cell>
          <table:table-cell office:value-type="string" calcext:value-type="string">
            <text:p>Recklinghausen August-Kaiser-Straße</text:p>
          </table:table-cell>
          <table:table-cell/>
          <table:table-cell office:value-type="string" calcext:value-type="string">
            <text:p>Luftqualitätsmessstelle</text:p>
          </table:table-cell>
          <table:table-cell table:number-columns-repeated="3"/>
          <table:table-cell office:value-type="string" calcext:value-type="string">
            <text:p>DENW240</text:p>
          </table:table-cell>
          <table:table-cell office:value-type="string" calcext:value-type="string">
            <text:p>0101000020E864000000000000D4E8164100000000D0CB5541</text:p>
          </table:table-cell>
          <table:table-cell/>
          <table:table-cell office:value-type="float" office:value="49" calcext:value-type="float">
            <text:p>49</text:p>
          </table:table-cell>
          <table:table-cell/>
          <table:table-cell office:value-type="float" office:value="103211000" calcext:value-type="float">
            <text:p>103211000</text:p>
          </table:table-cell>
        </table:table-row>
        <table:table-row table:style-name="ro1">
          <table:table-cell office:value-type="float" office:value="2648" calcext:value-type="float">
            <text:p>2648</text:p>
          </table:table-cell>
          <table:table-cell office:value-type="string" calcext:value-type="string">
            <text:p>RECK</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RECK</text:p>
          </table:table-cell>
          <table:table-cell office:value-type="string" calcext:value-type="string">
            <text:p>Recklinghausen</text:p>
          </table:table-cell>
          <table:table-cell/>
          <table:table-cell office:value-type="string" calcext:value-type="string">
            <text:p>Luftqualitätsmessstelle</text:p>
          </table:table-cell>
          <table:table-cell office:value-type="string" calcext:value-type="string">
            <text:p>Die Station steht am östlichen Rand der Stadt auf einem befestigten Parkplatz einer Sportanlage. Ca. 2,5 km westlich bzw. 2 km südlich verlaufen die BAB A43 und BAB A2. Das westliche und südliche Umfeld ist reine Wohnbebauung. Der nördliche und östliche Bereich besteht aus Acker- und Weideflächen. Nennenswerte Emittenten im Umfeld sind nicht zu finden. Das Gelände ist flach und eben, die Station frei anströmbar. <text:s/>Messung im Zuge der Neukonzeption LUQS2000 eingestellt</text:p>
          </table:table-cell>
          <table:table-cell table:number-columns-repeated="2"/>
          <table:table-cell office:value-type="string" calcext:value-type="string">
            <text:p>DENW019</text:p>
          </table:table-cell>
          <table:table-cell office:value-type="string" calcext:value-type="string">
            <text:p>0101000020E8640000000000007C001741000000406AD05541</text:p>
          </table:table-cell>
          <table:table-cell office:value-type="string" calcext:value-type="string">
            <text:p>Industrie</text:p>
          </table:table-cell>
          <table:table-cell office:value-type="float" office:value="67" calcext:value-type="float">
            <text:p>67</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649" calcext:value-type="float">
            <text:p>2649</text:p>
          </table:table-cell>
          <table:table-cell office:value-type="string" calcext:value-type="string">
            <text:p>REE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REES</text:p>
          </table:table-cell>
          <table:table-cell office:value-type="string" calcext:value-type="string">
            <text:p>Rees</text:p>
          </table:table-cell>
          <table:table-cell/>
          <table:table-cell office:value-type="string" calcext:value-type="string">
            <text:p>Luftqualitätsmessstelle</text:p>
          </table:table-cell>
          <table:table-cell office:value-type="string" calcext:value-type="string">
            <text:p>Die Station steht am Südrand von Rees auf einem Parkstreifen ca. 150 m vom südlich gelegenen Rheinufer entfernt. Zwischen Rheinufer und Station befindet sich eine Futtermittelfabrik (ca. 80 bis 100 m südwestlich). Der Ort selbst ist reine Wohnbebauung. Ca. 1 km nördlich zur Station verläuft die Bundesstr. 8. Dahinter schließen sich kleinere Industriebetriebe (Metallverarbeitung) an. Die Bundesstr. 67 führt in Nord-Süd-Richtung ca. 1 km westlich an der Station vorbei. Die Station ist frei anströmbar.</text:p>
          </table:table-cell>
          <table:table-cell table:number-columns-repeated="3"/>
          <table:table-cell office:value-type="string" calcext:value-type="string">
            <text:p>0101000020E8640000000000001089134100000000D2E25541</text:p>
          </table:table-cell>
          <table:table-cell/>
          <table:table-cell office:value-type="float" office:value="15" calcext:value-type="float">
            <text:p>15</text:p>
          </table:table-cell>
          <table:table-cell/>
          <table:table-cell office:value-type="float" office:value="103211000" calcext:value-type="float">
            <text:p>103211000</text:p>
          </table:table-cell>
        </table:table-row>
        <table:table-row table:style-name="ro1">
          <table:table-cell office:value-type="float" office:value="2650" calcext:value-type="float">
            <text:p>2650</text:p>
          </table:table-cell>
          <table:table-cell office:value-type="string" calcext:value-type="string">
            <text:p>REHK</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REHK</text:p>
          </table:table-cell>
          <table:table-cell office:value-type="string" calcext:value-type="string">
            <text:p>Recklinghausen-Hochlarmark</text:p>
          </table:table-cell>
          <table:table-cell/>
          <table:table-cell office:value-type="string" calcext:value-type="string">
            <text:p>Luftqualitätsmessstelle</text:p>
          </table:table-cell>
          <table:table-cell table:number-columns-repeated="3"/>
          <table:table-cell office:value-type="string" calcext:value-type="string">
            <text:p>DENW374</text:p>
          </table:table-cell>
          <table:table-cell office:value-type="string" calcext:value-type="string">
            <text:p>0101000020E86400000000000038D8164100000080D7CB5541</text:p>
          </table:table-cell>
          <table:table-cell office:value-type="string" calcext:value-type="string">
            <text:p>Industrie</text:p>
          </table:table-cell>
          <table:table-cell office:value-type="float" office:value="45" calcext:value-type="float">
            <text:p>45</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651" calcext:value-type="float">
            <text:p>2651</text:p>
          </table:table-cell>
          <table:table-cell office:value-type="string" calcext:value-type="string">
            <text:p>REHO</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REHO</text:p>
          </table:table-cell>
          <table:table-cell office:value-type="string" calcext:value-type="string">
            <text:p>Recklinghausen - Hochlarmark</text:p>
          </table:table-cell>
          <table:table-cell/>
          <table:table-cell office:value-type="string" calcext:value-type="string">
            <text:p>Luftqualitätsmessstelle</text:p>
          </table:table-cell>
          <table:table-cell office:value-type="string" calcext:value-type="string">
            <text:p>Die Station steht ca. 2 km südöstlich der MILIS-Station aus dem Vormonat. Immissionen aus den gleichen Industrie-Anlagen, wie bei der Meßstation in Herten-Süd. Im nahen Umfeld der Meßstation sind Siedlungen, die fast ausschließlich mit Kohle-Heizungen betrieben werden. Die Autobahn A43 verläuft ca. 500 m östlich. Die Station ist <text:s/>n i c h t <text:s/>frei anströmbar.</text:p>
          </table:table-cell>
          <table:table-cell table:number-columns-repeated="3"/>
          <table:table-cell office:value-type="string" calcext:value-type="string">
            <text:p>0101000020E86400000000000060D71641000000C01FCC5541</text:p>
          </table:table-cell>
          <table:table-cell/>
          <table:table-cell office:value-type="float" office:value="52" calcext:value-type="float">
            <text:p>52</text:p>
          </table:table-cell>
          <table:table-cell/>
          <table:table-cell office:value-type="float" office:value="103211000" calcext:value-type="float">
            <text:p>103211000</text:p>
          </table:table-cell>
        </table:table-row>
        <table:table-row table:style-name="ro1">
          <table:table-cell office:value-type="float" office:value="2652" calcext:value-type="float">
            <text:p>2652</text:p>
          </table:table-cell>
          <table:table-cell office:value-type="string" calcext:value-type="string">
            <text:p>REH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REHS</text:p>
          </table:table-cell>
          <table:table-cell office:value-type="string" calcext:value-type="string">
            <text:p>Recklinghausen Hochstraße</text:p>
          </table:table-cell>
          <table:table-cell/>
          <table:table-cell office:value-type="string" calcext:value-type="string">
            <text:p>Luftqualitätsmessstelle</text:p>
          </table:table-cell>
          <table:table-cell table:number-columns-repeated="3"/>
          <table:table-cell office:value-type="string" calcext:value-type="string">
            <text:p>DENW241</text:p>
          </table:table-cell>
          <table:table-cell office:value-type="string" calcext:value-type="string">
            <text:p>0101000020E86400000000000088E7164100000040A4CD5541</text:p>
          </table:table-cell>
          <table:table-cell office:value-type="string" calcext:value-type="string">
            <text:p>Verkehr</text:p>
          </table:table-cell>
          <table:table-cell office:value-type="float" office:value="57" calcext:value-type="float">
            <text:p>57</text:p>
          </table:table-cell>
          <table:table-cell/>
          <table:table-cell office:value-type="float" office:value="103211000" calcext:value-type="float">
            <text:p>103211000</text:p>
          </table:table-cell>
        </table:table-row>
        <table:table-row table:style-name="ro1">
          <table:table-cell office:value-type="float" office:value="2653" calcext:value-type="float">
            <text:p>2653</text:p>
          </table:table-cell>
          <table:table-cell office:value-type="string" calcext:value-type="string">
            <text:p>REI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REIS</text:p>
          </table:table-cell>
          <table:table-cell office:value-type="string" calcext:value-type="string">
            <text:p>Düsseldorf-Reisholz</text:p>
          </table:table-cell>
          <table:table-cell/>
          <table:table-cell office:value-type="string" calcext:value-type="string">
            <text:p>Luftqualitätsmessstelle</text:p>
          </table:table-cell>
          <table:table-cell office:value-type="string" calcext:value-type="string">
            <text:p>Die Station steht auf einem unbefestigten Parkplatz vor einer Kleingartenanlage. Die BAB A46 verläuft etwa 100 m nördlich in Ost-West-Richtung. Das Autobahnkreuz Düsseldorf-Süd (BAB A46/A59) liegt etwa 750 m östlich. Südwestlich, in 1 km Entfernung, beginnen die Henkel-Werke. Weiter südlich schließen sich daran metallverarbeitende Betriebe an.</text:p>
          </table:table-cell>
          <table:table-cell table:number-columns-repeated="2"/>
          <table:table-cell office:value-type="string" calcext:value-type="string">
            <text:p>DENW048</text:p>
          </table:table-cell>
          <table:table-cell office:value-type="string" calcext:value-type="string">
            <text:p>0101000020E864000000000000F8621541000000400AA45541</text:p>
          </table:table-cell>
          <table:table-cell office:value-type="string" calcext:value-type="string">
            <text:p>Hintergrund</text:p>
          </table:table-cell>
          <table:table-cell office:value-type="float" office:value="44" calcext:value-type="float">
            <text:p>44</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654" calcext:value-type="float">
            <text:p>2654</text:p>
          </table:table-cell>
          <table:table-cell office:value-type="string" calcext:value-type="string">
            <text:p>REKA</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REKA</text:p>
          </table:table-cell>
          <table:table-cell office:value-type="string" calcext:value-type="string">
            <text:p>Recklinghausen Kaiserwall</text:p>
          </table:table-cell>
          <table:table-cell/>
          <table:table-cell office:value-type="string" calcext:value-type="string">
            <text:p>Luftqualitätsmessstelle</text:p>
          </table:table-cell>
          <table:table-cell office:value-type="string" calcext:value-type="string">
            <text:p>Die NO2-Passivsammler sind an einem Schildermast vor Haus Nr. 29 an der Landstraße L 524 befestigt. Die Straße ist im Bereich des Messpunktes 4-spurig. Die anliegenden Gebäude verfügen beidseitig über eine mehrstöckige Bebauung. Ca. 80 m östlich des Messpunktes verlaufen in Nord-Süd-Richtung Eisenbahnschienen (Recklinghausen HBf liegt ca. 300 m nord-östlich). Ca. 2 km westlich verläuft die BAB A 43(BAST Zählung 2010 80.900 KFZ/24h) und in ca. 3,2km südlich die BAB A2. In westlicher Richtung befindet sich die Bundesstraße B225 in ca. 800 m. In nördlicher Richtung befindet sich in ca. 840m die Kreisstraße K19. Ca. 140m nördlich befindet beginnt die Landstraße L 610 und in süd-westlicher Richtung befindet sich in ca. 360 m die Landstraße L524 als Verbindungsstraße zur L551.</text:p>
          </table:table-cell>
          <table:table-cell table:number-columns-repeated="2"/>
          <table:table-cell office:value-type="string" calcext:value-type="string">
            <text:p>DENW279</text:p>
          </table:table-cell>
          <table:table-cell office:value-type="string" calcext:value-type="string">
            <text:p>0101000020E864000000000000FCEA16410000000088D15541</text:p>
          </table:table-cell>
          <table:table-cell office:value-type="string" calcext:value-type="string">
            <text:p>Verkehr</text:p>
          </table:table-cell>
          <table:table-cell office:value-type="float" office:value="68" calcext:value-type="float">
            <text:p>68</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655" calcext:value-type="float">
            <text:p>2655</text:p>
          </table:table-cell>
          <table:table-cell office:value-type="string" calcext:value-type="string">
            <text:p>REK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REKE</text:p>
          </table:table-cell>
          <table:table-cell office:value-type="string" calcext:value-type="string">
            <text:p>Recke - Obersteinbeck</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80EF18410000004080205641</text:p>
          </table:table-cell>
          <table:table-cell/>
          <table:table-cell office:value-type="float" office:value="47" calcext:value-type="float">
            <text:p>47</text:p>
          </table:table-cell>
          <table:table-cell/>
          <table:table-cell office:value-type="float" office:value="103211000" calcext:value-type="float">
            <text:p>103211000</text:p>
          </table:table-cell>
        </table:table-row>
        <table:table-row table:style-name="ro1">
          <table:table-cell office:value-type="float" office:value="2656" calcext:value-type="float">
            <text:p>2656</text:p>
          </table:table-cell>
          <table:table-cell office:value-type="string" calcext:value-type="string">
            <text:p>REKO</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REKO</text:p>
          </table:table-cell>
          <table:table-cell office:value-type="string" calcext:value-type="string">
            <text:p>Recklinghausen Königswall 6</text:p>
          </table:table-cell>
          <table:table-cell/>
          <table:table-cell office:value-type="string" calcext:value-type="string">
            <text:p>Luftqualitätsmessstelle</text:p>
          </table:table-cell>
          <table:table-cell table:number-columns-repeated="3"/>
          <table:table-cell office:value-type="string" calcext:value-type="string">
            <text:p>DENW248</text:p>
          </table:table-cell>
          <table:table-cell office:value-type="string" calcext:value-type="string">
            <text:p>0101000020E864000000000000B4E316410000000073D15541</text:p>
          </table:table-cell>
          <table:table-cell office:value-type="string" calcext:value-type="string">
            <text:p>Verkehr</text:p>
          </table:table-cell>
          <table:table-cell office:value-type="float" office:value="75" calcext:value-type="float">
            <text:p>75</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657" calcext:value-type="float">
            <text:p>2657</text:p>
          </table:table-cell>
          <table:table-cell office:value-type="string" calcext:value-type="string">
            <text:p>REK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REKS</text:p>
          </table:table-cell>
          <table:table-cell office:value-type="string" calcext:value-type="string">
            <text:p>Recklinghausen Karlstraße</text:p>
          </table:table-cell>
          <table:table-cell/>
          <table:table-cell office:value-type="string" calcext:value-type="string">
            <text:p>Luftqualitätsmessstelle</text:p>
          </table:table-cell>
          <table:table-cell table:number-columns-repeated="3"/>
          <table:table-cell office:value-type="string" calcext:value-type="string">
            <text:p>DENW286</text:p>
          </table:table-cell>
          <table:table-cell office:value-type="string" calcext:value-type="string">
            <text:p>0101000020E86400000000000020D81641000000C0C9CB5541</text:p>
          </table:table-cell>
          <table:table-cell office:value-type="string" calcext:value-type="string">
            <text:p>Industrie</text:p>
          </table:table-cell>
          <table:table-cell office:value-type="float" office:value="45" calcext:value-type="float">
            <text:p>45</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658" calcext:value-type="float">
            <text:p>2658</text:p>
          </table:table-cell>
          <table:table-cell office:value-type="string" calcext:value-type="string">
            <text:p>REKW</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REKW</text:p>
          </table:table-cell>
          <table:table-cell office:value-type="string" calcext:value-type="string">
            <text:p>Recklinghausen Kurfürstenwall 16</text:p>
          </table:table-cell>
          <table:table-cell/>
          <table:table-cell office:value-type="string" calcext:value-type="string">
            <text:p>Luftqualitätsmessstelle</text:p>
          </table:table-cell>
          <table:table-cell table:number-columns-repeated="3"/>
          <table:table-cell office:value-type="string" calcext:value-type="string">
            <text:p>DENW242</text:p>
          </table:table-cell>
          <table:table-cell office:value-type="string" calcext:value-type="string">
            <text:p>0101000020E864000000000000A0E81641000000C0D7D15541</text:p>
          </table:table-cell>
          <table:table-cell office:value-type="string" calcext:value-type="string">
            <text:p>Verkehr</text:p>
          </table:table-cell>
          <table:table-cell office:value-type="float" office:value="75" calcext:value-type="float">
            <text:p>75</text:p>
          </table:table-cell>
          <table:table-cell/>
          <table:table-cell office:value-type="float" office:value="103211000" calcext:value-type="float">
            <text:p>103211000</text:p>
          </table:table-cell>
        </table:table-row>
        <table:table-row table:style-name="ro1">
          <table:table-cell office:value-type="float" office:value="2659" calcext:value-type="float">
            <text:p>2659</text:p>
          </table:table-cell>
          <table:table-cell office:value-type="string" calcext:value-type="string">
            <text:p>RELA</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RELA</text:p>
          </table:table-cell>
          <table:table-cell office:value-type="string" calcext:value-type="string">
            <text:p>Recke - Langenacker</text:p>
          </table:table-cell>
          <table:table-cell/>
          <table:table-cell office:value-type="string" calcext:value-type="string">
            <text:p>Luftqualitätsmessstelle</text:p>
          </table:table-cell>
          <table:table-cell office:value-type="string" calcext:value-type="string">
            <text:p>Die Station steht 1 km östlich von Recke an einer wenig befahrenen Landstraße. Das gesamte Umfeld ist ländlicher Struktur. Von Nord nach Ost erstreckt sich ein riesiges Moorgebiet um die Station. Als Emittenten können eine holzverarbeitene Fabrik ca. 250 m westlich und eine Ziegel- und Klinkerfabrik ca. 3,5 km südlich in Frage kommen. Verkehrsimmissionen sind nicht zu erwarten. Die Station ist frei anströmbar.</text:p>
          </table:table-cell>
          <table:table-cell table:number-columns-repeated="3"/>
          <table:table-cell office:value-type="string" calcext:value-type="string">
            <text:p>0101000020E8640000000000000C481941000000C002235641</text:p>
          </table:table-cell>
          <table:table-cell/>
          <table:table-cell office:value-type="float" office:value="48" calcext:value-type="float">
            <text:p>48</text:p>
          </table:table-cell>
          <table:table-cell/>
          <table:table-cell office:value-type="float" office:value="103211000" calcext:value-type="float">
            <text:p>103211000</text:p>
          </table:table-cell>
        </table:table-row>
        <table:table-row table:style-name="ro1">
          <table:table-cell office:value-type="float" office:value="2660" calcext:value-type="float">
            <text:p>2660</text:p>
          </table:table-cell>
          <table:table-cell office:value-type="string" calcext:value-type="string">
            <text:p>REM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REMS</text:p>
          </table:table-cell>
          <table:table-cell office:value-type="string" calcext:value-type="string">
            <text:p>Remscheid</text:p>
          </table:table-cell>
          <table:table-cell/>
          <table:table-cell office:value-type="string" calcext:value-type="string">
            <text:p>Luftqualitätsmessstelle</text:p>
          </table:table-cell>
          <table:table-cell office:value-type="string" calcext:value-type="string">
            <text:p>Die Station steht im östlichen Teil der Stadt innerhalb eines Gewerbegebietes mit westlicher und südlicher Ausdehnung. Die B 229 verläuft ca. 200 m südlich. Die Autobahn A 1 verläuft ca 1,5 km und das Gewerbegebiet der Stadt Lennep beginnt ca. 3 km östlich. Die Stadt Wermelskirchen liegt ca. 4 km südlich. Die Station ist frei anströmbar.</text:p>
          </table:table-cell>
          <table:table-cell table:number-columns-repeated="3"/>
          <table:table-cell office:value-type="string" calcext:value-type="string">
            <text:p>0101000020E864000000000000E0E51641000000C050A25541</text:p>
          </table:table-cell>
          <table:table-cell/>
          <table:table-cell office:value-type="float" office:value="350" calcext:value-type="float">
            <text:p>350</text:p>
          </table:table-cell>
          <table:table-cell/>
          <table:table-cell office:value-type="float" office:value="103211000" calcext:value-type="float">
            <text:p>103211000</text:p>
          </table:table-cell>
        </table:table-row>
        <table:table-row table:style-name="ro1">
          <table:table-cell office:value-type="float" office:value="2661" calcext:value-type="float">
            <text:p>2661</text:p>
          </table:table-cell>
          <table:table-cell office:value-type="string" calcext:value-type="string">
            <text:p>RESD</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RESD</text:p>
          </table:table-cell>
          <table:table-cell office:value-type="string" calcext:value-type="string">
            <text:p>Recklinghausen - Süd</text:p>
          </table:table-cell>
          <table:table-cell/>
          <table:table-cell office:value-type="string" calcext:value-type="string">
            <text:p>Luftqualitätsmessstelle</text:p>
          </table:table-cell>
          <table:table-cell office:value-type="string" calcext:value-type="string">
            <text:p>Die Station steht ca. 1,3 km südöstlich der Novembermessung 94 Recklinghausen-Hochlarmark (REHO) am Straßenrand einer Wohnsiedlung. Das Betriebsgelände der DEUMU (Deutsche Erz- und Metallunion-Schrottverwertung) befindet sich ca. 350 m in westlicher Richtung. Zum Recklinghausener Hafen, Kläranlage und Umspannwerk ist es ca. 500 m östlich. Die A43 verläuft in nordsüdlicher Richtung ca. 500 m westlich an der Station vorbei. Ein Heizkraftwerk der STEAG schließt sich daran an. 700 m nordwestlich zur Station befindet sich ein Gewerbegebiet mit metallverarbeitenden Betrieben. Das direkte Umfeld der Station ist eine 3 1/2 geschossige Wohnbebauung mit Kohlefeuerung. <text:s/>Die Anströmbarkeit der Station ist durch die Bebauung eingeschränkt.</text:p>
          </table:table-cell>
          <table:table-cell table:number-columns-repeated="3"/>
          <table:table-cell office:value-type="string" calcext:value-type="string">
            <text:p>0101000020E864000000000000E4E9164100000040C3CB5541</text:p>
          </table:table-cell>
          <table:table-cell/>
          <table:table-cell office:value-type="float" office:value="50" calcext:value-type="float">
            <text:p>50</text:p>
          </table:table-cell>
          <table:table-cell/>
          <table:table-cell office:value-type="float" office:value="103211000" calcext:value-type="float">
            <text:p>103211000</text:p>
          </table:table-cell>
        </table:table-row>
        <table:table-row table:style-name="ro1">
          <table:table-cell office:value-type="float" office:value="2662" calcext:value-type="float">
            <text:p>2662</text:p>
          </table:table-cell>
          <table:table-cell office:value-type="string" calcext:value-type="string">
            <text:p>RHEW</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RHEW</text:p>
          </table:table-cell>
          <table:table-cell office:value-type="string" calcext:value-type="string">
            <text:p>Rheda-Wiedenbrück</text:p>
          </table:table-cell>
          <table:table-cell/>
          <table:table-cell office:value-type="string" calcext:value-type="string">
            <text:p>Luftqualitätsmessstelle</text:p>
          </table:table-cell>
          <table:table-cell office:value-type="string" calcext:value-type="string">
            <text:p>Die Station steht ca. 1 km nördlich der Autobahn A2 im Ortsteil Rheda auf einem befestigtem Parkplatz. Zum Ortskern ist es ca. 300 m in westlicher Richtung. Das direkte Umfeld der Station hat Background Charakter (Wohnbebauung, durchzogen mit Grünanlagen). Grund der Messung sind mögliche Emissionen aus dem Spanplattenwerk der Fa. Pfleiderer, dass sich ca. 2 km westlich der Station in einem Gewerbegebiet befindet. Weitere Gewerbegebiete mit holzverarbeitenden Betrieben findet man im Ortsteil Wiedenbrück ca. 1,5 km südöstlich bzw. 2 km südlich zur Station (Westag Getalit). Verkehrsimmissionen könnten von der Durchgangsstraße L568 gemessen werden, die ca. 80 m südwestlich an der Station vorbeiführt.</text:p>
          </table:table-cell>
          <table:table-cell table:number-columns-repeated="3"/>
          <table:table-cell office:value-type="string" calcext:value-type="string">
            <text:p>0101000020E864000000000000F8901B41000000007BEA5541</text:p>
          </table:table-cell>
          <table:table-cell/>
          <table:table-cell office:value-type="float" office:value="70" calcext:value-type="float">
            <text:p>70</text:p>
          </table:table-cell>
          <table:table-cell/>
          <table:table-cell office:value-type="float" office:value="103211000" calcext:value-type="float">
            <text:p>103211000</text:p>
          </table:table-cell>
        </table:table-row>
        <table:table-row table:style-name="ro1">
          <table:table-cell office:value-type="float" office:value="2663" calcext:value-type="float">
            <text:p>2663</text:p>
          </table:table-cell>
          <table:table-cell office:value-type="string" calcext:value-type="string">
            <text:p>RHEY</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RHEY</text:p>
          </table:table-cell>
          <table:table-cell office:value-type="string" calcext:value-type="string">
            <text:p>Mönchengladbach - Rheydt</text:p>
          </table:table-cell>
          <table:table-cell/>
          <table:table-cell office:value-type="string" calcext:value-type="string">
            <text:p>Luftqualitätsmessstelle</text:p>
          </table:table-cell>
          <table:table-cell office:value-type="string" calcext:value-type="string">
            <text:p>Der Meßplatz liegt ziemlich ortsmittig im Stadtteil Rheydt auf einem Marktplatz. Unterhalb des Meßplatzes befindet sich eine Tiefgarage mit entsprechenden Abluftschächten. Die Ein- und Ausfahrt befindet sich neben der Meßstelle ( ca. 15m). Östlich des Meßplatzes (ca. 30m) führt eine stark befahrene Straße am Meßplatz vorbei. Industrie- und Gewerbeanlagen sind hauptsächlich nördlich angesiedelt. Der Standort ist hauptsächlich als Verkehrsimmissionsmeßplatz anzusehen. Die Meßstation ist <text:s/>n i c h t <text:s/>frei anströmbar.</text:p>
          </table:table-cell>
          <table:table-cell table:number-columns-repeated="3"/>
          <table:table-cell office:value-type="string" calcext:value-type="string">
            <text:p>0101000020E864000000000000C89E134100000000A6A25541</text:p>
          </table:table-cell>
          <table:table-cell/>
          <table:table-cell office:value-type="float" office:value="65" calcext:value-type="float">
            <text:p>65</text:p>
          </table:table-cell>
          <table:table-cell/>
          <table:table-cell office:value-type="float" office:value="103211000" calcext:value-type="float">
            <text:p>103211000</text:p>
          </table:table-cell>
        </table:table-row>
        <table:table-row table:style-name="ro1">
          <table:table-cell office:value-type="float" office:value="2664" calcext:value-type="float">
            <text:p>2664</text:p>
          </table:table-cell>
          <table:table-cell office:value-type="string" calcext:value-type="string">
            <text:p>RHN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RHNE</text:p>
          </table:table-cell>
          <table:table-cell office:value-type="string" calcext:value-type="string">
            <text:p>Rheine</text:p>
          </table:table-cell>
          <table:table-cell/>
          <table:table-cell office:value-type="string" calcext:value-type="string">
            <text:p>Luftqualitätsmessstelle</text:p>
          </table:table-cell>
          <table:table-cell office:value-type="string" calcext:value-type="string">
            <text:p>Die Station steht am südlichen Rand von Rheine auf dem Parkplatz des Bauhofes. Die stark befahrene Bundesstraße 481 verläuft in nordsüdlicher Richtung ca. 15 m westlich der Station. Dahinter schließt sich eine Güterbahnstrecke und eine Schotterverladeanlage an. Nördlich zur Station erstreckt sich ein Gewerbegebiet mit einzelnen metallverarbeitenden Betrieben. Nordöstlich zur Station in einer Entfernung von ca. 1 km befindet sich ein Kalksteinwerk. Daran schließt sich in südlicher Richtung eine Spinnerei und Weberei (F.A. Kümpers) an. Die Station ist frei anströmbar.</text:p>
          </table:table-cell>
          <table:table-cell table:number-columns-repeated="3"/>
          <table:table-cell office:value-type="string" calcext:value-type="string">
            <text:p>0101000020E864000000000000C0111841000000006D175641</text:p>
          </table:table-cell>
          <table:table-cell/>
          <table:table-cell office:value-type="float" office:value="38" calcext:value-type="float">
            <text:p>38</text:p>
          </table:table-cell>
          <table:table-cell/>
          <table:table-cell office:value-type="float" office:value="103211000" calcext:value-type="float">
            <text:p>103211000</text:p>
          </table:table-cell>
        </table:table-row>
        <table:table-row table:style-name="ro1">
          <table:table-cell office:value-type="float" office:value="2665" calcext:value-type="float">
            <text:p>2665</text:p>
          </table:table-cell>
          <table:table-cell office:value-type="string" calcext:value-type="string">
            <text:p>RHWI</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RHWI</text:p>
          </table:table-cell>
          <table:table-cell office:value-type="string" calcext:value-type="string">
            <text:p>Rheda-Wiedenbrück</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C8931B4100000040C8EA5541</text:p>
          </table:table-cell>
          <table:table-cell/>
          <table:table-cell office:value-type="float" office:value="70" calcext:value-type="float">
            <text:p>70</text:p>
          </table:table-cell>
          <table:table-cell/>
          <table:table-cell office:value-type="float" office:value="103211000" calcext:value-type="float">
            <text:p>103211000</text:p>
          </table:table-cell>
        </table:table-row>
        <table:table-row table:style-name="ro1">
          <table:table-cell office:value-type="float" office:value="2666" calcext:value-type="float">
            <text:p>2666</text:p>
          </table:table-cell>
          <table:table-cell office:value-type="string" calcext:value-type="string">
            <text:p>RIEH</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RIEH</text:p>
          </table:table-cell>
          <table:table-cell office:value-type="string" calcext:value-type="string">
            <text:p>Riehl</text:p>
          </table:table-cell>
          <table:table-cell/>
          <table:table-cell office:value-type="string" calcext:value-type="string">
            <text:p>Luftqualitätsmessstelle</text:p>
          </table:table-cell>
          <table:table-cell office:value-type="string" calcext:value-type="string">
            <text:p>Die Station steht im nördlichen Bereich der Stadt auf einem unbefestigten Parkplatz. Ca. 100 m westlich und sndlich verlaufen die B51 sowie eine Schnellstrasse zur A57. 500 m nördlich der Station beginnt das Riehler Hafengebiet, 1,5 km sndlich das Mnlheimer Hafengebiet mit Industrieanlagen. Das Gelände ist flach und eben, die Station frei anströmbar. <text:s/>Bemerkungen: Wegen des unbefestigten Parkplatzes ist bei trockenem Wetter mit erhöhten Staubimmissionen zu rechnen. Messung im Zuge der Neukonzeption LUQS2000 eingestellt</text:p>
          </table:table-cell>
          <table:table-cell table:number-columns-repeated="2"/>
          <table:table-cell office:value-type="string" calcext:value-type="string">
            <text:p>DENW056</text:p>
          </table:table-cell>
          <table:table-cell office:value-type="string" calcext:value-type="string">
            <text:p>0101000020E8640000000000000CE61541000000C0F48B5541</text:p>
          </table:table-cell>
          <table:table-cell office:value-type="string" calcext:value-type="string">
            <text:p>Hintergrund</text:p>
          </table:table-cell>
          <table:table-cell office:value-type="float" office:value="40" calcext:value-type="float">
            <text:p>40</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667" calcext:value-type="float">
            <text:p>2667</text:p>
          </table:table-cell>
          <table:table-cell office:value-type="string" calcext:value-type="string">
            <text:p>RIET</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RIET</text:p>
          </table:table-cell>
          <table:table-cell office:value-type="string" calcext:value-type="string">
            <text:p>Rietberg</text:p>
          </table:table-cell>
          <table:table-cell/>
          <table:table-cell office:value-type="string" calcext:value-type="string">
            <text:p>Luftqualitätsmessstelle</text:p>
          </table:table-cell>
          <table:table-cell office:value-type="string" calcext:value-type="string">
            <text:p>Die Station steht ortsmittig an einer verkehrsberuhigten (Einbuchtungen) Durchgangsstraße, die in nordsüdlicher Richtung verläuft. Es handelt sich um eine reine Verkehrsmessung. Kfz-Zählungen im August 1996 ergaben, daß ca. 7500 Fahrzeuge den Ort durchqueren. Links und rechts der Straße stehen 2 bis 3 geschossige Häuser. Die gesamte Straßenschlucht ist ca. 15 m breit. An Emittenten kommen eine Verzinkerei ca. 1 km nördlich und ein Gewerbegebiet ca. 1 km südlich in Frage. Das gesamte Umfeld ist ländlicher Struktur.</text:p>
          </table:table-cell>
          <table:table-cell table:number-columns-repeated="3"/>
          <table:table-cell office:value-type="string" calcext:value-type="string">
            <text:p>0101000020E864000000000000D41B1C410000000051E55541</text:p>
          </table:table-cell>
          <table:table-cell/>
          <table:table-cell office:value-type="float" office:value="78" calcext:value-type="float">
            <text:p>78</text:p>
          </table:table-cell>
          <table:table-cell/>
          <table:table-cell office:value-type="float" office:value="103211000" calcext:value-type="float">
            <text:p>103211000</text:p>
          </table:table-cell>
        </table:table-row>
        <table:table-row table:style-name="ro1">
          <table:table-cell office:value-type="float" office:value="2668" calcext:value-type="float">
            <text:p>2668</text:p>
          </table:table-cell>
          <table:table-cell office:value-type="string" calcext:value-type="string">
            <text:p>ROMM</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ROMM</text:p>
          </table:table-cell>
          <table:table-cell office:value-type="string" calcext:value-type="string">
            <text:p>Rommerskirchen</text:p>
          </table:table-cell>
          <table:table-cell/>
          <table:table-cell office:value-type="string" calcext:value-type="string">
            <text:p>Luftqualitätsmessstelle</text:p>
          </table:table-cell>
          <table:table-cell table:number-columns-repeated="3"/>
          <table:table-cell office:value-type="string" calcext:value-type="string">
            <text:p>DENW104</text:p>
          </table:table-cell>
          <table:table-cell office:value-type="string" calcext:value-type="string">
            <text:p>0101000020E86400000000000024A814410000004091935541</text:p>
          </table:table-cell>
          <table:table-cell office:value-type="string" calcext:value-type="string">
            <text:p>Industrie</text:p>
          </table:table-cell>
          <table:table-cell office:value-type="float" office:value="76" calcext:value-type="float">
            <text:p>76</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669" calcext:value-type="float">
            <text:p>2669</text:p>
          </table:table-cell>
          <table:table-cell office:value-type="string" calcext:value-type="string">
            <text:p>SAER</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SAER</text:p>
          </table:table-cell>
          <table:table-cell office:value-type="string" calcext:value-type="string">
            <text:p>Saerbeck</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04CA184100000080DB0D5641</text:p>
          </table:table-cell>
          <table:table-cell/>
          <table:table-cell office:value-type="float" office:value="45" calcext:value-type="float">
            <text:p>45</text:p>
          </table:table-cell>
          <table:table-cell/>
          <table:table-cell office:value-type="float" office:value="103211000" calcext:value-type="float">
            <text:p>103211000</text:p>
          </table:table-cell>
        </table:table-row>
        <table:table-row table:style-name="ro1">
          <table:table-cell office:value-type="float" office:value="2670" calcext:value-type="float">
            <text:p>2670</text:p>
          </table:table-cell>
          <table:table-cell office:value-type="string" calcext:value-type="string">
            <text:p>SALL</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SALL</text:p>
          </table:table-cell>
          <table:table-cell office:value-type="string" calcext:value-type="string">
            <text:p>Bad Salzuflen - Schötmar</text:p>
          </table:table-cell>
          <table:table-cell/>
          <table:table-cell office:value-type="string" calcext:value-type="string">
            <text:p>Luftqualitätsmessstelle</text:p>
          </table:table-cell>
          <table:table-cell office:value-type="string" calcext:value-type="string">
            <text:p>Die Station steht im südlichen Stadtteil Ehrsen auf einem Kinderspielplatz. Eine Bodendeponie befindet sich ca. 150 m westlich der Station. Damit verbunden fahren täglich über 100 LKWs an der Station vorbei. Ansonsten ist das direkte nördliche und östliche Umfeld reine Wohnbebauung, das südliche und westliche ländlicher Strucktur. An Emittenten befinden sich mehrere Industriegebiete ca. 1 bis 2 km westlich (Metall- und Kunststoffverarbeitung). Die B 239 verläuft ca. 1,5 km westlich in Nord-Süd-Richtung an der Station vorbei. Die Station ist frei anströmbar.</text:p>
          </table:table-cell>
          <table:table-cell table:number-columns-repeated="3"/>
          <table:table-cell office:value-type="string" calcext:value-type="string">
            <text:p>0101000020E864000000000000E4911D41000000809C005641</text:p>
          </table:table-cell>
          <table:table-cell/>
          <table:table-cell office:value-type="float" office:value="81" calcext:value-type="float">
            <text:p>81</text:p>
          </table:table-cell>
          <table:table-cell/>
          <table:table-cell office:value-type="float" office:value="103211000" calcext:value-type="float">
            <text:p>103211000</text:p>
          </table:table-cell>
        </table:table-row>
        <table:table-row table:style-name="ro1">
          <table:table-cell office:value-type="float" office:value="2671" calcext:value-type="float">
            <text:p>2671</text:p>
          </table:table-cell>
          <table:table-cell office:value-type="string" calcext:value-type="string">
            <text:p>SALU</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SALU</text:p>
          </table:table-cell>
          <table:table-cell office:value-type="string" calcext:value-type="string">
            <text:p>Bad Salzuflen - Innenstadt</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60741D41000000C016035641</text:p>
          </table:table-cell>
          <table:table-cell/>
          <table:table-cell office:value-type="float" office:value="70" calcext:value-type="float">
            <text:p>70</text:p>
          </table:table-cell>
          <table:table-cell/>
          <table:table-cell office:value-type="float" office:value="103211000" calcext:value-type="float">
            <text:p>103211000</text:p>
          </table:table-cell>
        </table:table-row>
        <table:table-row table:style-name="ro1">
          <table:table-cell office:value-type="float" office:value="2672" calcext:value-type="float">
            <text:p>2672</text:p>
          </table:table-cell>
          <table:table-cell office:value-type="string" calcext:value-type="string">
            <text:p>SCHM</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SCHM</text:p>
          </table:table-cell>
          <table:table-cell office:value-type="string" calcext:value-type="string">
            <text:p>Schwelm</text:p>
          </table:table-cell>
          <table:table-cell/>
          <table:table-cell office:value-type="string" calcext:value-type="string">
            <text:p>Luftqualitätsmessstelle</text:p>
          </table:table-cell>
          <table:table-cell office:value-type="string" calcext:value-type="string">
            <text:p>Schwelm liegt in einem Tal ( ca. 220m hoch ), dessen Hänge bis auf 300 m ansteigen. Die Station steht am westlichen Rand von Schwelm zwischen einem nordöstlich gelegenen Gewerbegebiet ( Entfernung ca. 1km ) und einem südlich gelegenen Industriegebiet ( Entfernung ca. 700m ) mit einem Stahlgußwerk. Als weiterer Emittent kommt eine ca. 500 m östlich gelegende Verzinkerei in Frage. Straßenimisionen können von der Autobahn A1 - ca. 1,5 km westlich gelegen- gemessen werden. Die Station ist frei anströmbar.</text:p>
          </table:table-cell>
          <table:table-cell table:number-columns-repeated="3"/>
          <table:table-cell office:value-type="string" calcext:value-type="string">
            <text:p>0101000020E86400000000000000311741000000C0EFAD5541</text:p>
          </table:table-cell>
          <table:table-cell/>
          <table:table-cell office:value-type="float" office:value="222" calcext:value-type="float">
            <text:p>222</text:p>
          </table:table-cell>
          <table:table-cell/>
          <table:table-cell office:value-type="float" office:value="103211000" calcext:value-type="float">
            <text:p>103211000</text:p>
          </table:table-cell>
        </table:table-row>
        <table:table-row table:style-name="ro1">
          <table:table-cell office:value-type="float" office:value="2673" calcext:value-type="float">
            <text:p>2673</text:p>
          </table:table-cell>
          <table:table-cell office:value-type="string" calcext:value-type="string">
            <text:p>SCHO1</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SCHO1</text:p>
          </table:table-cell>
          <table:table-cell office:value-type="string" calcext:value-type="string">
            <text:p>Gelsenkirchen-Hassel (Wasserburg Lüttinghof)</text:p>
          </table:table-cell>
          <table:table-cell/>
          <table:table-cell office:value-type="string" calcext:value-type="string">
            <text:p>Luftqualitätsmessstelle</text:p>
          </table:table-cell>
          <table:table-cell table:number-columns-repeated="3"/>
          <table:table-cell office:value-type="string" calcext:value-type="string">
            <text:p>DENW317</text:p>
          </table:table-cell>
          <table:table-cell office:value-type="string" calcext:value-type="string">
            <text:p>0101000020E8640000000000004C3916410000008065D25541</text:p>
          </table:table-cell>
          <table:table-cell office:value-type="string" calcext:value-type="string">
            <text:p>Industrie</text:p>
          </table:table-cell>
          <table:table-cell office:value-type="float" office:value="52" calcext:value-type="float">
            <text:p>52</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674" calcext:value-type="float">
            <text:p>2674</text:p>
          </table:table-cell>
          <table:table-cell office:value-type="string" calcext:value-type="string">
            <text:p>SCHO10</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SCHO10</text:p>
          </table:table-cell>
          <table:table-cell office:value-type="string" calcext:value-type="string">
            <text:p>Gelsenkirchen-Scholven Kirchhellenstraße</text:p>
          </table:table-cell>
          <table:table-cell/>
          <table:table-cell office:value-type="string" calcext:value-type="string">
            <text:p>Luftqualitätsmessstelle</text:p>
          </table:table-cell>
          <table:table-cell table:number-columns-repeated="3"/>
          <table:table-cell office:value-type="string" calcext:value-type="string">
            <text:p>DENW357</text:p>
          </table:table-cell>
          <table:table-cell office:value-type="string" calcext:value-type="string">
            <text:p>0101000020E864000000000000000F16410000004063D15541</text:p>
          </table:table-cell>
          <table:table-cell office:value-type="string" calcext:value-type="string">
            <text:p>Industrie</text:p>
          </table:table-cell>
          <table:table-cell office:value-type="float" office:value="55" calcext:value-type="float">
            <text:p>55</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675" calcext:value-type="float">
            <text:p>2675</text:p>
          </table:table-cell>
          <table:table-cell office:value-type="string" calcext:value-type="string">
            <text:p>SCHO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SCHO2</text:p>
          </table:table-cell>
          <table:table-cell office:value-type="string" calcext:value-type="string">
            <text:p>Gelsenkirchen-Hassel (Kleingartenanlage)</text:p>
          </table:table-cell>
          <table:table-cell/>
          <table:table-cell office:value-type="string" calcext:value-type="string">
            <text:p>Luftqualitätsmessstelle</text:p>
          </table:table-cell>
          <table:table-cell table:number-columns-repeated="3"/>
          <table:table-cell office:value-type="string" calcext:value-type="string">
            <text:p>DENW318</text:p>
          </table:table-cell>
          <table:table-cell office:value-type="string" calcext:value-type="string">
            <text:p>0101000020E864000000000000E03A16410000004072D15541</text:p>
          </table:table-cell>
          <table:table-cell office:value-type="string" calcext:value-type="string">
            <text:p>Industrie</text:p>
          </table:table-cell>
          <table:table-cell office:value-type="float" office:value="55" calcext:value-type="float">
            <text:p>55</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676" calcext:value-type="float">
            <text:p>2676</text:p>
          </table:table-cell>
          <table:table-cell office:value-type="string" calcext:value-type="string">
            <text:p>SCHO4</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SCHO4</text:p>
          </table:table-cell>
          <table:table-cell office:value-type="string" calcext:value-type="string">
            <text:p>Gelsenkirchen-Scholven Feldhauser Straße</text:p>
          </table:table-cell>
          <table:table-cell/>
          <table:table-cell office:value-type="string" calcext:value-type="string">
            <text:p>Luftqualitätsmessstelle</text:p>
          </table:table-cell>
          <table:table-cell table:number-columns-repeated="3"/>
          <table:table-cell office:value-type="string" calcext:value-type="string">
            <text:p>DENW320</text:p>
          </table:table-cell>
          <table:table-cell office:value-type="string" calcext:value-type="string">
            <text:p>0101000020E86400000000000074271641000000C08FCF5541</text:p>
          </table:table-cell>
          <table:table-cell office:value-type="string" calcext:value-type="string">
            <text:p>Industrie</text:p>
          </table:table-cell>
          <table:table-cell office:value-type="float" office:value="76" calcext:value-type="float">
            <text:p>76</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677" calcext:value-type="float">
            <text:p>2677</text:p>
          </table:table-cell>
          <table:table-cell office:value-type="string" calcext:value-type="string">
            <text:p>SCHO6</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SCHO6</text:p>
          </table:table-cell>
          <table:table-cell office:value-type="string" calcext:value-type="string">
            <text:p>Gelsenkirchen-Scholven Ulfkotter/Koesfeld</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702316410000000077D25541</text:p>
          </table:table-cell>
          <table:table-cell office:value-type="string" calcext:value-type="string">
            <text:p>Industrie</text:p>
          </table:table-cell>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678" calcext:value-type="float">
            <text:p>2678</text:p>
          </table:table-cell>
          <table:table-cell office:value-type="string" calcext:value-type="string">
            <text:p>SCHO7</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SCHO7</text:p>
          </table:table-cell>
          <table:table-cell office:value-type="string" calcext:value-type="string">
            <text:p>Gelsenkirchen-Scholven Altendorfer/Koesfeld</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AC24164100000000BCD25541</text:p>
          </table:table-cell>
          <table:table-cell office:value-type="string" calcext:value-type="string">
            <text:p>Industrie</text:p>
          </table:table-cell>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679" calcext:value-type="float">
            <text:p>2679</text:p>
          </table:table-cell>
          <table:table-cell office:value-type="string" calcext:value-type="string">
            <text:p>SCHO8</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SCHO8</text:p>
          </table:table-cell>
          <table:table-cell office:value-type="string" calcext:value-type="string">
            <text:p>Gelsenkirchen-Scholven Altendorf Friedhof</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0421164100000040B4D35541</text:p>
          </table:table-cell>
          <table:table-cell office:value-type="string" calcext:value-type="string">
            <text:p>Industrie</text:p>
          </table:table-cell>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680" calcext:value-type="float">
            <text:p>2680</text:p>
          </table:table-cell>
          <table:table-cell office:value-type="string" calcext:value-type="string">
            <text:p>SCHO9</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SCHO9</text:p>
          </table:table-cell>
          <table:table-cell office:value-type="string" calcext:value-type="string">
            <text:p>Gelsenkirchen-Scholven Bellendorfsweg Werkmitte</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D42516410000008080D15541</text:p>
          </table:table-cell>
          <table:table-cell office:value-type="string" calcext:value-type="string">
            <text:p>Industrie</text:p>
          </table:table-cell>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681" calcext:value-type="float">
            <text:p>2681</text:p>
          </table:table-cell>
          <table:table-cell office:value-type="string" calcext:value-type="string">
            <text:p>SCHW</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SCHW</text:p>
          </table:table-cell>
          <table:table-cell office:value-type="string" calcext:value-type="string">
            <text:p>Schwerte</text:p>
          </table:table-cell>
          <table:table-cell/>
          <table:table-cell office:value-type="string" calcext:value-type="string">
            <text:p>Luftqualitätsmessstelle</text:p>
          </table:table-cell>
          <table:table-cell office:value-type="string" calcext:value-type="string">
            <text:p>Die Station steht ca. 20 m westlich von einer stark befahrenen Stadtstraße auf öffentlichem Gelände neben dem Rathaus. Nördlich der Station befinden sich in einer Entfernung von ca. 300 m Ausbesserungswerke der Deutschen Bahn AG. Ca. 2 km nördlich verläuft die BAB A1. Der Ortskern befindet sich ca. 1,5 km südwestlich, daran schließen sich wiederum Bahnbetriebswerke an. Das Westhofener Kreuz ist ca. 4 km in gleicher Richtung entfernt. Das restliche Umfeld ist Wohngebiet. Das Gelände ist flach und eben, die Station frei anströmbar. <text:s/>23.3.2000 Zur Zeit ist mit sehr hohen Schwebstaubwerten zu rechnen, da die Strasse an der Station erneuert wird. Die Behelfsfahrbahn für den Verkehr ist nicht geteert. Baumassnahme dauert bis Herbst 2000 an.</text:p>
          </table:table-cell>
          <table:table-cell table:number-columns-repeated="2"/>
          <table:table-cell office:value-type="string" calcext:value-type="string">
            <text:p>DENW013</text:p>
          </table:table-cell>
          <table:table-cell office:value-type="string" calcext:value-type="string">
            <text:p>0101000020E864000000000000AC81184100000080F4BE5541</text:p>
          </table:table-cell>
          <table:table-cell office:value-type="string" calcext:value-type="string">
            <text:p>Hintergrund</text:p>
          </table:table-cell>
          <table:table-cell office:value-type="float" office:value="117" calcext:value-type="float">
            <text:p>117</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682" calcext:value-type="float">
            <text:p>2682</text:p>
          </table:table-cell>
          <table:table-cell office:value-type="string" calcext:value-type="string">
            <text:p>SEAL</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SEAL</text:p>
          </table:table-cell>
          <table:table-cell office:value-type="string" calcext:value-type="string">
            <text:p>Sendenhorst-Albersloh</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DC311941000000C04BEC5541</text:p>
          </table:table-cell>
          <table:table-cell/>
          <table:table-cell office:value-type="float" office:value="55" calcext:value-type="float">
            <text:p>55</text:p>
          </table:table-cell>
          <table:table-cell/>
          <table:table-cell office:value-type="float" office:value="103211000" calcext:value-type="float">
            <text:p>103211000</text:p>
          </table:table-cell>
        </table:table-row>
        <table:table-row table:style-name="ro1">
          <table:table-cell office:value-type="float" office:value="2683" calcext:value-type="float">
            <text:p>2683</text:p>
          </table:table-cell>
          <table:table-cell office:value-type="string" calcext:value-type="string">
            <text:p>SELF</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SELF</text:p>
          </table:table-cell>
          <table:table-cell office:value-type="string" calcext:value-type="string">
            <text:p>Selfkant</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883E11410000004045935541</text:p>
          </table:table-cell>
          <table:table-cell/>
          <table:table-cell office:value-type="float" office:value="45" calcext:value-type="float">
            <text:p>45</text:p>
          </table:table-cell>
          <table:table-cell/>
          <table:table-cell office:value-type="float" office:value="103211000" calcext:value-type="float">
            <text:p>103211000</text:p>
          </table:table-cell>
        </table:table-row>
        <table:table-row table:style-name="ro1">
          <table:table-cell office:value-type="float" office:value="2684" calcext:value-type="float">
            <text:p>2684</text:p>
          </table:table-cell>
          <table:table-cell office:value-type="string" calcext:value-type="string">
            <text:p>SEND</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SEND</text:p>
          </table:table-cell>
          <table:table-cell office:value-type="string" calcext:value-type="string">
            <text:p>Sendenhorst</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0C95194100000040C2E95541</text:p>
          </table:table-cell>
          <table:table-cell/>
          <table:table-cell office:value-type="float" office:value="60" calcext:value-type="float">
            <text:p>60</text:p>
          </table:table-cell>
          <table:table-cell/>
          <table:table-cell office:value-type="float" office:value="103211000" calcext:value-type="float">
            <text:p>103211000</text:p>
          </table:table-cell>
        </table:table-row>
        <table:table-row table:style-name="ro1">
          <table:table-cell office:value-type="float" office:value="2685" calcext:value-type="float">
            <text:p>2685</text:p>
          </table:table-cell>
          <table:table-cell office:value-type="string" calcext:value-type="string">
            <text:p>SGW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SGWE</text:p>
          </table:table-cell>
          <table:table-cell office:value-type="string" calcext:value-type="string">
            <text:p>Solingen Wald</text:p>
          </table:table-cell>
          <table:table-cell/>
          <table:table-cell office:value-type="string" calcext:value-type="string">
            <text:p>Luftqualitätsmessstelle</text:p>
          </table:table-cell>
          <table:table-cell office:value-type="string" calcext:value-type="string">
            <text:p>Schulhof</text:p>
          </table:table-cell>
          <table:table-cell table:number-columns-repeated="3"/>
          <table:table-cell office:value-type="string" calcext:value-type="string">
            <text:p>0101000020E864000000000000601E1641000000809FA25541</text:p>
          </table:table-cell>
          <table:table-cell/>
          <table:table-cell office:value-type="float" office:value="150" calcext:value-type="float">
            <text:p>150</text:p>
          </table:table-cell>
          <table:table-cell/>
          <table:table-cell office:value-type="float" office:value="103211000" calcext:value-type="float">
            <text:p>103211000</text:p>
          </table:table-cell>
        </table:table-row>
        <table:table-row table:style-name="ro1">
          <table:table-cell office:value-type="float" office:value="2686" calcext:value-type="float">
            <text:p>2686</text:p>
          </table:table-cell>
          <table:table-cell office:value-type="string" calcext:value-type="string">
            <text:p>SHAM</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SHAM</text:p>
          </table:table-cell>
          <table:table-cell office:value-type="string" calcext:value-type="string">
            <text:p>Schalksmühle</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44381841000000C0A5A85541</text:p>
          </table:table-cell>
          <table:table-cell/>
          <table:table-cell office:value-type="float" office:value="300" calcext:value-type="float">
            <text:p>300</text:p>
          </table:table-cell>
          <table:table-cell/>
          <table:table-cell office:value-type="float" office:value="103211000" calcext:value-type="float">
            <text:p>103211000</text:p>
          </table:table-cell>
        </table:table-row>
        <table:table-row table:style-name="ro1">
          <table:table-cell office:value-type="float" office:value="2687" calcext:value-type="float">
            <text:p>2687</text:p>
          </table:table-cell>
          <table:table-cell office:value-type="string" calcext:value-type="string">
            <text:p>SHHW</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SHHW</text:p>
          </table:table-cell>
          <table:table-cell office:value-type="string" calcext:value-type="string">
            <text:p>Schwerte Holzener Weg</text:p>
          </table:table-cell>
          <table:table-cell/>
          <table:table-cell office:value-type="string" calcext:value-type="string">
            <text:p>Luftqualitätsmessstelle</text:p>
          </table:table-cell>
          <table:table-cell table:number-columns-repeated="3"/>
          <table:table-cell office:value-type="string" calcext:value-type="string">
            <text:p>DENW282</text:p>
          </table:table-cell>
          <table:table-cell office:value-type="string" calcext:value-type="string">
            <text:p>0101000020E86400000000000038631841000000009EBE5541</text:p>
          </table:table-cell>
          <table:table-cell office:value-type="string" calcext:value-type="string">
            <text:p>Industrie</text:p>
          </table:table-cell>
          <table:table-cell office:value-type="float" office:value="132" calcext:value-type="float">
            <text:p>132</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688" calcext:value-type="float">
            <text:p>2688</text:p>
          </table:table-cell>
          <table:table-cell office:value-type="string" calcext:value-type="string">
            <text:p>SIF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SIFS</text:p>
          </table:table-cell>
          <table:table-cell office:value-type="string" calcext:value-type="string">
            <text:p>Siegen Frankfurter Straße</text:p>
          </table:table-cell>
          <table:table-cell/>
          <table:table-cell office:value-type="string" calcext:value-type="string">
            <text:p>Luftqualitätsmessstelle</text:p>
          </table:table-cell>
          <table:table-cell office:value-type="string" calcext:value-type="string">
            <text:p>Die NO2-Passivsammler sind an der von West nach Ost verlaufenden Bundesstraße B 54 vor der Hausnummer 38 am Rahmen eines Verkehrsschildes befestigt. Die anliegenden Gebäude verfügen beidseitig über eine mehrstöckige Bebauung. Der Bahnhof Siegen befindet sich ca. 800 m nord-westlich des Messpunktes. Ein größeres Industrie und Gewerbegebiet befindet sich ca. 165 m östlich vom Messpunkt. In westlicher Richtung befindet sich die Bundesstraße B62 in ca. 1 km. Ca. 680 m westlich kreuzt die Landstraße L 562 und in östlicher Richtung beginnt in ca. 330 m die Landstraße L 719.</text:p>
          </table:table-cell>
          <table:table-cell table:number-columns-repeated="2"/>
          <table:table-cell office:value-type="string" calcext:value-type="string">
            <text:p>DENW272</text:p>
          </table:table-cell>
          <table:table-cell office:value-type="string" calcext:value-type="string">
            <text:p>0101000020E864000000000000C4551A41000000C0D27F5541</text:p>
          </table:table-cell>
          <table:table-cell office:value-type="string" calcext:value-type="string">
            <text:p>Verkehr</text:p>
          </table:table-cell>
          <table:table-cell office:value-type="float" office:value="249" calcext:value-type="float">
            <text:p>249</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689" calcext:value-type="float">
            <text:p>2689</text:p>
          </table:table-cell>
          <table:table-cell office:value-type="string" calcext:value-type="string">
            <text:p>SIG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SIG2</text:p>
          </table:table-cell>
          <table:table-cell office:value-type="string" calcext:value-type="string">
            <text:p>Siegen Giersbergschule</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D8651A41000000004C815541</text:p>
          </table:table-cell>
          <table:table-cell/>
          <table:table-cell office:value-type="float" office:value="345" calcext:value-type="float">
            <text:p>345</text:p>
          </table:table-cell>
          <table:table-cell/>
          <table:table-cell office:value-type="float" office:value="103211000" calcext:value-type="float">
            <text:p>103211000</text:p>
          </table:table-cell>
        </table:table-row>
        <table:table-row table:style-name="ro1">
          <table:table-cell office:value-type="float" office:value="2690" calcext:value-type="float">
            <text:p>2690</text:p>
          </table:table-cell>
          <table:table-cell office:value-type="string" calcext:value-type="string">
            <text:p>SIGG</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SIGG</text:p>
          </table:table-cell>
          <table:table-cell office:value-type="string" calcext:value-type="string">
            <text:p>Siegen Giersbergschule</text:p>
          </table:table-cell>
          <table:table-cell/>
          <table:table-cell office:value-type="string" calcext:value-type="string">
            <text:p>Luftqualitätsmessstelle</text:p>
          </table:table-cell>
          <table:table-cell office:value-type="string" calcext:value-type="string">
            <text:p>Von Nord nach Süd, auf einer Länge von ca. 10 km, liegt Siegen eingebettet in einem Tal, dessen Höhe von 250 nach 300 m ansteigt. Die überwiegend als Wohnraum genutzten Hänge steigen bis auf ca. 380 m an. Siegen eine ehmalige Hüttenstadt, ist durchsetzt von zahlreichen Metallbetrieben wie Stahlwerke, Gießereien, Verzinkerei. Der Lebensraum für die Einwohner und auch der Straßenverkehr haben Großstadtcharakter. Zwei große Industriegebiete befinden sich ca. 1,5 km südlich bzw. 3 km südwestlich zur Station. Die Station selbst steht ca. 1,5 km nordöstlich des Zentrumstation auf dem Giersberg am Rande des Schulzentrums. Der freianströmbare Platz besteht aus Schotter, so daß in Trockenperioden mit eventuellen Staubimmissionen zu rechnen ist. Die Höhenlagen um Siegen herum, sind überwiegend bewaldet.</text:p>
          </table:table-cell>
          <table:table-cell table:number-columns-repeated="3"/>
          <table:table-cell office:value-type="string" calcext:value-type="string">
            <text:p>0101000020E86400000000000078661A410000008044815541</text:p>
          </table:table-cell>
          <table:table-cell/>
          <table:table-cell office:value-type="float" office:value="345" calcext:value-type="float">
            <text:p>345</text:p>
          </table:table-cell>
          <table:table-cell/>
          <table:table-cell office:value-type="float" office:value="103211000" calcext:value-type="float">
            <text:p>103211000</text:p>
          </table:table-cell>
        </table:table-row>
        <table:table-row table:style-name="ro1">
          <table:table-cell office:value-type="float" office:value="2691" calcext:value-type="float">
            <text:p>2691</text:p>
          </table:table-cell>
          <table:table-cell office:value-type="string" calcext:value-type="string">
            <text:p>SIGH</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SIGH</text:p>
          </table:table-cell>
          <table:table-cell office:value-type="string" calcext:value-type="string">
            <text:p>Siegen Haardter Berg</text:p>
          </table:table-cell>
          <table:table-cell/>
          <table:table-cell office:value-type="string" calcext:value-type="string">
            <text:p>Luftqualitätsmessstelle</text:p>
          </table:table-cell>
          <table:table-cell office:value-type="string" calcext:value-type="string">
            <text:p>Die Station steht im nördlich gelegenen Ortsteil Geisweid (westliche Höhenlage) auf dem Parkstreifen eines riesigen Schulkomplexes. An Emittenten kommen ein Krupp-Stahlwerk ca. 600 m westlich, eine Baustoffrecyclinganlage ca. 240 m nordwestlich und ein Industriegebiet ca. 600 m östlich in Frage. Straßenimmissionen könnten von den Bundesstraßen B 54 und 62 hervorgerufen werden, die u-förmig die Station in einer Entfernung von 500 - 600 m umlaufen. Zur 2. LRP-Meßstation ist es ca 1 km westlich weit (Tallage 250). Die Station ist frei anströmbar.</text:p>
          </table:table-cell>
          <table:table-cell table:number-columns-repeated="2"/>
          <table:table-cell office:value-type="string" calcext:value-type="string">
            <text:p>DENW132</text:p>
          </table:table-cell>
          <table:table-cell office:value-type="string" calcext:value-type="string">
            <text:p>0101000020E86400000000000088551A410000008050845541</text:p>
          </table:table-cell>
          <table:table-cell office:value-type="string" calcext:value-type="string">
            <text:p>Hintergrund</text:p>
          </table:table-cell>
          <table:table-cell office:value-type="float" office:value="370" calcext:value-type="float">
            <text:p>370</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692" calcext:value-type="float">
            <text:p>2692</text:p>
          </table:table-cell>
          <table:table-cell office:value-type="string" calcext:value-type="string">
            <text:p>SIGM</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SIGM</text:p>
          </table:table-cell>
          <table:table-cell office:value-type="string" calcext:value-type="string">
            <text:p>Siegen/Marienschule</text:p>
          </table:table-cell>
          <table:table-cell/>
          <table:table-cell office:value-type="string" calcext:value-type="string">
            <text:p>Luftqualitätsmessstelle</text:p>
          </table:table-cell>
          <table:table-cell office:value-type="string" calcext:value-type="string">
            <text:p>Die Station steht im nördlich gelegenen Ortsteil Geisweid (Tallage) auf einem Schulhof, eingebettet von mehreren Schul- und Wohngebäuden. Kohlefeuerung ist in diesem Bereich möglich. Ein großes Krupp-Stahlwerk befindet sich ca. 200m östlich bzw. nordöstlich. Ca. 1,5 km östlich schließt sich ein großes Industriegebiet an. Dazwischen, auf einer Höhe von 370 m ca. 1km vom Standort, befindet sich die 2. LRP-Meßstation in Siegen. Straßenimmissionen können von der stark befahrenen B 54 hervorgerufen werden, die von dem Stahlwerk von Nord nach Süd verläuft.</text:p>
          </table:table-cell>
          <table:table-cell table:number-columns-repeated="3"/>
          <table:table-cell office:value-type="string" calcext:value-type="string">
            <text:p>0101000020E8640000000000009C461A410000000030845541</text:p>
          </table:table-cell>
          <table:table-cell/>
          <table:table-cell office:value-type="float" office:value="251" calcext:value-type="float">
            <text:p>251</text:p>
          </table:table-cell>
          <table:table-cell/>
          <table:table-cell office:value-type="float" office:value="103211000" calcext:value-type="float">
            <text:p>103211000</text:p>
          </table:table-cell>
        </table:table-row>
        <table:table-row table:style-name="ro1">
          <table:table-cell office:value-type="float" office:value="2693" calcext:value-type="float">
            <text:p>2693</text:p>
          </table:table-cell>
          <table:table-cell office:value-type="string" calcext:value-type="string">
            <text:p>SIG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SIGS</text:p>
          </table:table-cell>
          <table:table-cell office:value-type="string" calcext:value-type="string">
            <text:p>Siegen Sandstraße 15</text:p>
          </table:table-cell>
          <table:table-cell/>
          <table:table-cell office:value-type="string" calcext:value-type="string">
            <text:p>Luftqualitätsmessstelle</text:p>
          </table:table-cell>
          <table:table-cell table:number-columns-repeated="3"/>
          <table:table-cell office:value-type="string" calcext:value-type="string">
            <text:p>DENW167</text:p>
          </table:table-cell>
          <table:table-cell office:value-type="string" calcext:value-type="string">
            <text:p>0101000020E86400000000000000501A410000004058805541</text:p>
          </table:table-cell>
          <table:table-cell office:value-type="string" calcext:value-type="string">
            <text:p>Verkehr</text:p>
          </table:table-cell>
          <table:table-cell office:value-type="float" office:value="247" calcext:value-type="float">
            <text:p>247</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694" calcext:value-type="float">
            <text:p>2694</text:p>
          </table:table-cell>
          <table:table-cell office:value-type="string" calcext:value-type="string">
            <text:p>SIGS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SIGS2</text:p>
          </table:table-cell>
          <table:table-cell office:value-type="string" calcext:value-type="string">
            <text:p>Siegen Sandstraße 18</text:p>
          </table:table-cell>
          <table:table-cell/>
          <table:table-cell office:value-type="string" calcext:value-type="string">
            <text:p>Luftqualitätsmessstelle</text:p>
          </table:table-cell>
          <table:table-cell office:value-type="string" calcext:value-type="string">
            <text:p>Die NO2-Passivsammler sind an einer 2-spurigen Hauptstraße befestigt. Der Bahnhof Siegen befindet sich ca. 400 m süd-westlich vom Messpunkt.</text:p>
          </table:table-cell>
          <table:table-cell table:number-columns-repeated="2"/>
          <table:table-cell office:value-type="string" calcext:value-type="string">
            <text:p>DENW342</text:p>
          </table:table-cell>
          <table:table-cell office:value-type="string" calcext:value-type="string">
            <text:p>0101000020E86400000000000050501A410000004056805541</text:p>
          </table:table-cell>
          <table:table-cell office:value-type="string" calcext:value-type="string">
            <text:p>Verkehr</text:p>
          </table:table-cell>
          <table:table-cell office:value-type="float" office:value="243" calcext:value-type="float">
            <text:p>243</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695" calcext:value-type="float">
            <text:p>2695</text:p>
          </table:table-cell>
          <table:table-cell office:value-type="string" calcext:value-type="string">
            <text:p>SIGV</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SIGV</text:p>
          </table:table-cell>
          <table:table-cell office:value-type="string" calcext:value-type="string">
            <text:p>Siegen Versorgungsbetr.</text:p>
          </table:table-cell>
          <table:table-cell/>
          <table:table-cell office:value-type="string" calcext:value-type="string">
            <text:p>Luftqualitätsmessstelle</text:p>
          </table:table-cell>
          <table:table-cell office:value-type="string" calcext:value-type="string">
            <text:p>Von Nord nach Süd, auf einer Länge von ca. 10 km, liegt Siegen eingebettet in einem Tal, dessen Höhe von 250 nach 300 m ansteigt. Die überwiegend als Wohnraum genutzten Hänge steigen bis auf ca. 380 m an. Siegen eine ehmalige Hüttenstadt, ist durchsetzt von zahlreichen Metallbetrieben wie Stahlwerke, Gießereien, Verzinkerei. Der Lebensraum für die Einwohner und auch der Straßenverkehr haben Großstadtcharakter. Die Station selbst steht auf dem asphaltierten Hof der Siegener Versorgungsbetriebe. Das Industriegebiet (BGH-Edellstahlherstellung) befindet sich ca. 500 m südlich der Station. Zur Stadtmitte ist es ebenfall 500 m nordöstlicher Richtung. <text:s/>Nächste LUQS-Station EGGE ca. 14,5 km nordöstlicher Richtung.</text:p>
          </table:table-cell>
          <table:table-cell table:number-columns-repeated="3"/>
          <table:table-cell office:value-type="string" calcext:value-type="string">
            <text:p>0101000020E864000000000000EC461A410000004002805541</text:p>
          </table:table-cell>
          <table:table-cell/>
          <table:table-cell office:value-type="float" office:value="260" calcext:value-type="float">
            <text:p>260</text:p>
          </table:table-cell>
          <table:table-cell/>
          <table:table-cell office:value-type="float" office:value="103211000" calcext:value-type="float">
            <text:p>103211000</text:p>
          </table:table-cell>
        </table:table-row>
        <table:table-row table:style-name="ro1">
          <table:table-cell office:value-type="float" office:value="2696" calcext:value-type="float">
            <text:p>2696</text:p>
          </table:table-cell>
          <table:table-cell office:value-type="string" calcext:value-type="string">
            <text:p>SIMI</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SIMI</text:p>
          </table:table-cell>
          <table:table-cell office:value-type="string" calcext:value-type="string">
            <text:p>Siegen/RWE-Gelände</text:p>
          </table:table-cell>
          <table:table-cell/>
          <table:table-cell office:value-type="string" calcext:value-type="string">
            <text:p>Luftqualitätsmessstelle</text:p>
          </table:table-cell>
          <table:table-cell office:value-type="string" calcext:value-type="string">
            <text:p>Von Nord nach Süd, auf einer Länge von ca. 10 km, liegt Siegen eingebettet in einem Tal, dessen Höhe von 250 nach 300 m ansteigt. Die überwiegend als Wohnraum genutzten Hänge steigen bis auf ca. 380 m an. Siegen eine ehmalige Hüttenstadt, ist durchsetzt von zahlreichen Metallbetrieben wie Stahlwerke, Gießereien, Verzinkerei. Der Lebensraum für die Einwohner und auch der Straßenverkehr haben Großstadtcharakter. Zwei große Industriegebiete befinden sich ca. 2 km südwestlich zur Station. Die Station selbst steht im Zentrum von Siegen auf dem Gelände des RWEs. Die Höhenlagen um Siegen herum, sin überwiegend bewaldet.</text:p>
          </table:table-cell>
          <table:table-cell table:number-columns-repeated="3"/>
          <table:table-cell office:value-type="string" calcext:value-type="string">
            <text:p>0101000020E86400000000000048551A41000000007F805541</text:p>
          </table:table-cell>
          <table:table-cell/>
          <table:table-cell office:value-type="float" office:value="307" calcext:value-type="float">
            <text:p>307</text:p>
          </table:table-cell>
          <table:table-cell/>
          <table:table-cell office:value-type="float" office:value="103211000" calcext:value-type="float">
            <text:p>103211000</text:p>
          </table:table-cell>
        </table:table-row>
        <table:table-row table:style-name="ro1">
          <table:table-cell office:value-type="float" office:value="2697" calcext:value-type="float">
            <text:p>2697</text:p>
          </table:table-cell>
          <table:table-cell office:value-type="string" calcext:value-type="string">
            <text:p>SON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SONS</text:p>
          </table:table-cell>
          <table:table-cell office:value-type="string" calcext:value-type="string">
            <text:p>Sonsbeck</text:p>
          </table:table-cell>
          <table:table-cell/>
          <table:table-cell office:value-type="string" calcext:value-type="string">
            <text:p>Luftqualitätsmessstelle</text:p>
          </table:table-cell>
          <table:table-cell office:value-type="string" calcext:value-type="string">
            <text:p>Die Station steht am östlichen Rand der Gemeinde auf dem Befestigten Innenhof des Pumpenwerkes (Regenrückgewinnungsanlage). Ca 100m südlich der Station befindet sich ein kleines Gewerbegebiet mit Metall und Holzverarbeitenen Betrieben. Nenneswert ist in diesem Gebiet noch eine Altölrecyclinganlage (ca 250m südöstlich zur Station). Das gesamte Umfeld von Sonsbeck ist ländlicher Struktur. Zur bundesautobahn A57 ist es ca 2km in westlicher Richtung weit. Die Station ist frei antrömbar.</text:p>
          </table:table-cell>
          <table:table-cell table:number-columns-repeated="3"/>
          <table:table-cell office:value-type="string" calcext:value-type="string">
            <text:p>0101000020E86400000000000060751341000000402FD25541</text:p>
          </table:table-cell>
          <table:table-cell/>
          <table:table-cell office:value-type="float" office:value="23" calcext:value-type="float">
            <text:p>23</text:p>
          </table:table-cell>
          <table:table-cell/>
          <table:table-cell office:value-type="float" office:value="103211000" calcext:value-type="float">
            <text:p>103211000</text:p>
          </table:table-cell>
        </table:table-row>
        <table:table-row table:style-name="ro1">
          <table:table-cell office:value-type="float" office:value="2698" calcext:value-type="float">
            <text:p>2698</text:p>
          </table:table-cell>
          <table:table-cell office:value-type="string" calcext:value-type="string">
            <text:p>SPEL</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SPEL</text:p>
          </table:table-cell>
          <table:table-cell office:value-type="string" calcext:value-type="string">
            <text:p>Spellen</text:p>
          </table:table-cell>
          <table:table-cell/>
          <table:table-cell office:value-type="string" calcext:value-type="string">
            <text:p>Luftqualitätsmessstelle</text:p>
          </table:table-cell>
          <table:table-cell office:value-type="string" calcext:value-type="string">
            <text:p>Die Station steht am südlichen Rand des Vorortes Voerde, neben einer Sportanlage. Die Stadt Voerde selbst liegt etwa 3 km östlich. Umgeben ist die Station von Feldern, die überwiegend zum Getreideanbau genutzt werden. Als Emittenten sind ein Kraftwerk 700 m südlich, eine Metallfabrik (KH-Deutz) ca. 2,5 km nördlich sowie ein Aluminium-Werk in Friedrichsfeld ca. 3,5 km nordöstlich zu nennen. Das Weseler Hafengebiet (Wesel-Datteln- Kanal / Rhein) mit Öl-Verladehafen befindet sich ebenfalls nördlich (Entfernung 4 km) zur Station. Das Gebiet ist flach und eben, die Station frei anströmbar. <text:s/>Messung im Zuge der Neukonzeption LUQS2000 eingestellt</text:p>
          </table:table-cell>
          <table:table-cell table:number-columns-repeated="2"/>
          <table:table-cell office:value-type="string" calcext:value-type="string">
            <text:p>DENW031</text:p>
          </table:table-cell>
          <table:table-cell office:value-type="string" calcext:value-type="string">
            <text:p>0101000020E864000000000000007814410000004001D15541</text:p>
          </table:table-cell>
          <table:table-cell office:value-type="string" calcext:value-type="string">
            <text:p>Hintergrund</text:p>
          </table:table-cell>
          <table:table-cell office:value-type="float" office:value="25" calcext:value-type="float">
            <text:p>25</text:p>
          </table:table-cell>
          <table:table-cell office:value-type="string" calcext:value-type="string">
            <text:p>ländlich stadtnah</text:p>
          </table:table-cell>
          <table:table-cell office:value-type="float" office:value="103211000" calcext:value-type="float">
            <text:p>103211000</text:p>
          </table:table-cell>
        </table:table-row>
        <table:table-row table:style-name="ro1">
          <table:table-cell office:value-type="float" office:value="2699" calcext:value-type="float">
            <text:p>2699</text:p>
          </table:table-cell>
          <table:table-cell office:value-type="string" calcext:value-type="string">
            <text:p>STAU</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STAU</text:p>
          </table:table-cell>
          <table:table-cell office:value-type="string" calcext:value-type="string">
            <text:p>Sankt Augustin</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E8A71641000000C0B3785541</text:p>
          </table:table-cell>
          <table:table-cell/>
          <table:table-cell office:value-type="float" office:value="50" calcext:value-type="float">
            <text:p>50</text:p>
          </table:table-cell>
          <table:table-cell/>
          <table:table-cell office:value-type="float" office:value="103211000" calcext:value-type="float">
            <text:p>103211000</text:p>
          </table:table-cell>
        </table:table-row>
        <table:table-row table:style-name="ro1">
          <table:table-cell office:value-type="float" office:value="2700" calcext:value-type="float">
            <text:p>2700</text:p>
          </table:table-cell>
          <table:table-cell office:value-type="string" calcext:value-type="string">
            <text:p>STEI</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STEI</text:p>
          </table:table-cell>
          <table:table-cell office:value-type="string" calcext:value-type="string">
            <text:p>Burgsteinfurt</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1493174100000000920B5641</text:p>
          </table:table-cell>
          <table:table-cell/>
          <table:table-cell office:value-type="float" office:value="65" calcext:value-type="float">
            <text:p>65</text:p>
          </table:table-cell>
          <table:table-cell/>
          <table:table-cell office:value-type="float" office:value="103211000" calcext:value-type="float">
            <text:p>103211000</text:p>
          </table:table-cell>
        </table:table-row>
        <table:table-row table:style-name="ro1">
          <table:table-cell office:value-type="float" office:value="2701" calcext:value-type="float">
            <text:p>2701</text:p>
          </table:table-cell>
          <table:table-cell office:value-type="string" calcext:value-type="string">
            <text:p>STO1</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STO1</text:p>
          </table:table-cell>
          <table:table-cell office:value-type="string" calcext:value-type="string">
            <text:p>Stolberg (Schule)</text:p>
          </table:table-cell>
          <table:table-cell/>
          <table:table-cell office:value-type="string" calcext:value-type="string">
            <text:p>Luftqualitätsmessstelle</text:p>
          </table:table-cell>
          <table:table-cell table:number-columns-repeated="3"/>
          <table:table-cell office:value-type="string" calcext:value-type="string">
            <text:p>DENW109</text:p>
          </table:table-cell>
          <table:table-cell office:value-type="string" calcext:value-type="string">
            <text:p>0101000020E8640000000000008C911241000000800C785541</text:p>
          </table:table-cell>
          <table:table-cell office:value-type="string" calcext:value-type="string">
            <text:p>Industrie</text:p>
          </table:table-cell>
          <table:table-cell office:value-type="float" office:value="185" calcext:value-type="float">
            <text:p>185</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702" calcext:value-type="float">
            <text:p>2702</text:p>
          </table:table-cell>
          <table:table-cell office:value-type="string" calcext:value-type="string">
            <text:p>STO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STO2</text:p>
          </table:table-cell>
          <table:table-cell office:value-type="string" calcext:value-type="string">
            <text:p>Stolberg (Sender)</text:p>
          </table:table-cell>
          <table:table-cell/>
          <table:table-cell office:value-type="string" calcext:value-type="string">
            <text:p>Luftqualitätsmessstelle</text:p>
          </table:table-cell>
          <table:table-cell table:number-columns-repeated="3"/>
          <table:table-cell office:value-type="string" calcext:value-type="string">
            <text:p>DENW108</text:p>
          </table:table-cell>
          <table:table-cell office:value-type="string" calcext:value-type="string">
            <text:p>0101000020E86400000000000038A81241000000C0EF785541</text:p>
          </table:table-cell>
          <table:table-cell office:value-type="string" calcext:value-type="string">
            <text:p>Industrie</text:p>
          </table:table-cell>
          <table:table-cell office:value-type="float" office:value="287" calcext:value-type="float">
            <text:p>287</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703" calcext:value-type="float">
            <text:p>2703</text:p>
          </table:table-cell>
          <table:table-cell office:value-type="string" calcext:value-type="string">
            <text:p>STO4</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STO4</text:p>
          </table:table-cell>
          <table:table-cell office:value-type="string" calcext:value-type="string">
            <text:p>Stolberg (Prym)</text:p>
          </table:table-cell>
          <table:table-cell/>
          <table:table-cell office:value-type="string" calcext:value-type="string">
            <text:p>Luftqualitätsmessstelle</text:p>
          </table:table-cell>
          <table:table-cell table:number-columns-repeated="3"/>
          <table:table-cell office:value-type="string" calcext:value-type="string">
            <text:p>DENW107</text:p>
          </table:table-cell>
          <table:table-cell office:value-type="string" calcext:value-type="string">
            <text:p>0101000020E864000000000000849B124100000000F2765541</text:p>
          </table:table-cell>
          <table:table-cell office:value-type="string" calcext:value-type="string">
            <text:p>Industrie</text:p>
          </table:table-cell>
          <table:table-cell office:value-type="float" office:value="260" calcext:value-type="float">
            <text:p>260</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704" calcext:value-type="float">
            <text:p>2704</text:p>
          </table:table-cell>
          <table:table-cell office:value-type="string" calcext:value-type="string">
            <text:p>STO5</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STO5</text:p>
          </table:table-cell>
          <table:table-cell office:value-type="string" calcext:value-type="string">
            <text:p>Stolberg (EWV-Parkplatz)</text:p>
          </table:table-cell>
          <table:table-cell/>
          <table:table-cell office:value-type="string" calcext:value-type="string">
            <text:p>Luftqualitätsmessstelle</text:p>
          </table:table-cell>
          <table:table-cell table:number-columns-repeated="3"/>
          <table:table-cell office:value-type="string" calcext:value-type="string">
            <text:p>DENW144</text:p>
          </table:table-cell>
          <table:table-cell office:value-type="string" calcext:value-type="string">
            <text:p>0101000020E864000000000000249A12410000008089775541</text:p>
          </table:table-cell>
          <table:table-cell office:value-type="string" calcext:value-type="string">
            <text:p>Industrie</text:p>
          </table:table-cell>
          <table:table-cell office:value-type="float" office:value="193" calcext:value-type="float">
            <text:p>193</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286" calcext:value-type="float">
            <text:p>2286</text:p>
          </table:table-cell>
          <table:table-cell office:value-type="string" calcext:value-type="string">
            <text:p>STOB</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0557" calcext:value-type="float">
            <text:p>40557</text:p>
          </table:table-cell>
          <table:table-cell office:value-type="string" calcext:value-type="string">
            <text:p>STOB</text:p>
          </table:table-cell>
          <table:table-cell office:value-type="string" calcext:value-type="string">
            <text:p>Stolberg Brauereistraße</text:p>
          </table:table-cell>
          <table:table-cell/>
          <table:table-cell office:value-type="string" calcext:value-type="string">
            <text:p>Luftqualitätsmessstelle</text:p>
          </table:table-cell>
          <table:table-cell table:number-columns-repeated="4"/>
          <table:table-cell table:style-name="ce1" office:value-type="string" calcext:value-type="string">
            <text:p>0101000020E864000000000000189812410000000045775541</text:p>
          </table:table-cell>
          <table:table-cell office:value-type="string" calcext:value-type="string">
            <text:p>Industrie</text:p>
          </table:table-cell>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05" calcext:value-type="float">
            <text:p>2705</text:p>
          </table:table-cell>
          <table:table-cell office:value-type="string" calcext:value-type="string">
            <text:p>STOL</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STOL</text:p>
          </table:table-cell>
          <table:table-cell office:value-type="string" calcext:value-type="string">
            <text:p>Stolberg</text:p>
          </table:table-cell>
          <table:table-cell/>
          <table:table-cell office:value-type="string" calcext:value-type="string">
            <text:p>Luftqualitätsmessstelle</text:p>
          </table:table-cell>
          <table:table-cell office:value-type="string" calcext:value-type="string">
            <text:p>Stolberg, auch Kupferstadt genannt, liegt in dem von nord nach süd verlaufenden Tal der Vicht. Die Station steht im südlichen Bereich der Stadt. Durch die Nähe zu einer Durchgangsstraße wird die Station durch verkehrsbedingte Emmissionen beaufschlagt. Industrieanlagen sind hauptsächlich Betriebe zur Verarbeitung von Blei-Kupfer-Messing. Im weiteren Umfeld sind außerdem einige Kalkstein-Abbaugebiete. Die Station ist frei anströmbar.</text:p>
          </table:table-cell>
          <table:table-cell table:number-columns-repeated="3"/>
          <table:table-cell office:value-type="string" calcext:value-type="string">
            <text:p>0101000020E864000000000000389B1241000000406E775541</text:p>
          </table:table-cell>
          <table:table-cell/>
          <table:table-cell office:value-type="float" office:value="190" calcext:value-type="float">
            <text:p>190</text:p>
          </table:table-cell>
          <table:table-cell/>
          <table:table-cell office:value-type="float" office:value="103211000" calcext:value-type="float">
            <text:p>103211000</text:p>
          </table:table-cell>
        </table:table-row>
        <table:table-row table:style-name="ro1">
          <table:table-cell office:value-type="float" office:value="2706" calcext:value-type="float">
            <text:p>2706</text:p>
          </table:table-cell>
          <table:table-cell office:value-type="string" calcext:value-type="string">
            <text:p>TRDB</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TRDB</text:p>
          </table:table-cell>
          <table:table-cell office:value-type="string" calcext:value-type="string">
            <text:p>Troisdorf Bergheim</text:p>
          </table:table-cell>
          <table:table-cell/>
          <table:table-cell office:value-type="string" calcext:value-type="string">
            <text:p>Luftqualitätsmessstelle</text:p>
          </table:table-cell>
          <table:table-cell office:value-type="string" calcext:value-type="string">
            <text:p>Parkplatz vor der Kirche</text:p>
          </table:table-cell>
          <table:table-cell table:number-columns-repeated="3"/>
          <table:table-cell office:value-type="string" calcext:value-type="string">
            <text:p>0101000020E8640000000000009C4E1641000000C088765541</text:p>
          </table:table-cell>
          <table:table-cell/>
          <table:table-cell office:value-type="float" office:value="50" calcext:value-type="float">
            <text:p>50</text:p>
          </table:table-cell>
          <table:table-cell/>
          <table:table-cell office:value-type="float" office:value="103211000" calcext:value-type="float">
            <text:p>103211000</text:p>
          </table:table-cell>
        </table:table-row>
        <table:table-row table:style-name="ro1">
          <table:table-cell office:value-type="float" office:value="2707" calcext:value-type="float">
            <text:p>2707</text:p>
          </table:table-cell>
          <table:table-cell office:value-type="string" calcext:value-type="string">
            <text:p>TRD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TRDS</text:p>
          </table:table-cell>
          <table:table-cell office:value-type="string" calcext:value-type="string">
            <text:p>Troisdorf Spich</text:p>
          </table:table-cell>
          <table:table-cell/>
          <table:table-cell office:value-type="string" calcext:value-type="string">
            <text:p>Luftqualitätsmessstelle</text:p>
          </table:table-cell>
          <table:table-cell office:value-type="string" calcext:value-type="string">
            <text:p>Spicher Platz</text:p>
          </table:table-cell>
          <table:table-cell table:number-columns-repeated="3"/>
          <table:table-cell office:value-type="string" calcext:value-type="string">
            <text:p>0101000020E864000000000000AC611641000000408B7C5541</text:p>
          </table:table-cell>
          <table:table-cell/>
          <table:table-cell office:value-type="float" office:value="55" calcext:value-type="float">
            <text:p>55</text:p>
          </table:table-cell>
          <table:table-cell/>
          <table:table-cell office:value-type="float" office:value="103211000" calcext:value-type="float">
            <text:p>103211000</text:p>
          </table:table-cell>
        </table:table-row>
        <table:table-row table:style-name="ro1">
          <table:table-cell office:value-type="float" office:value="2708" calcext:value-type="float">
            <text:p>2708</text:p>
          </table:table-cell>
          <table:table-cell office:value-type="string" calcext:value-type="string">
            <text:p>UED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UEDE</text:p>
          </table:table-cell>
          <table:table-cell office:value-type="string" calcext:value-type="string">
            <text:p>Uedesheim</text:p>
          </table:table-cell>
          <table:table-cell/>
          <table:table-cell office:value-type="string" calcext:value-type="string">
            <text:p>Luftqualitätsmessstelle</text:p>
          </table:table-cell>
          <table:table-cell office:value-type="string" calcext:value-type="string">
            <text:p>Die Station steht im südöstlich gelegenen Vorort von Neuss auf einer Freifläche. Der östliche Bereich zur Station ist abgedeckt durch Wohnbebauung, das sonstige direkt anliegende Umfeld ist Ackerland. An Emittenten ist ein Aluminiumwerk ca. 1,3 km südlich sowie ein Gewerbegebiet ca. 1,5 km westlich zu finden. Verkehrsbelastung ist von der 750 m westlich entfernten BAB A46, von der ca. 2 km südwestlich gelegenen BAB A57 und der B9, ebenfalls südwestliche Richtung/ Entfernung 600m, zu erwarten. <text:s/>Das Gelände ist flach und eben, die Station frei anströmbar. <text:s/>Bemerkungen: Bei Trockenperioden kann es durch die angrenzenden Felder - besonders im Frühjahr - zu erhöhten Staubimmissionen kommen. <text:s/>Messung im Zuge der Neukonzeption LUQS2000 eingestellt</text:p>
          </table:table-cell>
          <table:table-cell table:number-columns-repeated="2"/>
          <table:table-cell office:value-type="string" calcext:value-type="string">
            <text:p>DENW069</text:p>
          </table:table-cell>
          <table:table-cell office:value-type="string" calcext:value-type="string">
            <text:p>0101000020E864000000000000A80C1541000000006CA15541</text:p>
          </table:table-cell>
          <table:table-cell office:value-type="string" calcext:value-type="string">
            <text:p>Hintergrund</text:p>
          </table:table-cell>
          <table:table-cell office:value-type="float" office:value="37" calcext:value-type="float">
            <text:p>37</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709" calcext:value-type="float">
            <text:p>2709</text:p>
          </table:table-cell>
          <table:table-cell office:value-type="string" calcext:value-type="string">
            <text:p>UNIMU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UNIMUE</text:p>
          </table:table-cell>
          <table:table-cell office:value-type="string" calcext:value-type="string">
            <text:p>Uni Münster Levo Projekt</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047F18410000004048F35541</text:p>
          </table:table-cell>
          <table:table-cell/>
          <table:table-cell office:value-type="float" office:value="20" calcext:value-type="float">
            <text:p>20</text:p>
          </table:table-cell>
          <table:table-cell/>
          <table:table-cell office:value-type="float" office:value="103211000" calcext:value-type="float">
            <text:p>103211000</text:p>
          </table:table-cell>
        </table:table-row>
        <table:table-row table:style-name="ro1">
          <table:table-cell office:value-type="float" office:value="2710" calcext:value-type="float">
            <text:p>2710</text:p>
          </table:table-cell>
          <table:table-cell office:value-type="string" calcext:value-type="string">
            <text:p>VAAC</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AAC</text:p>
          </table:table-cell>
          <table:table-cell office:value-type="string" calcext:value-type="string">
            <text:p>Aachen Kaiserplatz</text:p>
          </table:table-cell>
          <table:table-cell/>
          <table:table-cell office:value-type="string" calcext:value-type="string">
            <text:p>Luftqualitätsmessstelle</text:p>
          </table:table-cell>
          <table:table-cell office:value-type="string" calcext:value-type="string">
            <text:p>Die Station steht an der nordwestlichen Seite eines Verkehrsknotenpunktes im östlichen Bereich des Aachener Ortskerns (B1 / B258). Der Kreuzungsbereich, etwa 10 m von der Station entfernt, wird durch eine Ampelanlage geregelt. Das Stationsumfeld besteht vorwiegend aus mehrgeschossigen Wohn- und Geschäftsgebäuden. Größere Gewerbegebiete befinden sich ca. 1,2 bis 2 km nordöstlich und östlich zur Station.</text:p>
          </table:table-cell>
          <table:table-cell table:number-columns-repeated="2"/>
          <table:table-cell office:value-type="string" calcext:value-type="string">
            <text:p>DENW099</text:p>
          </table:table-cell>
          <table:table-cell office:value-type="string" calcext:value-type="string">
            <text:p>0101000020E8640000000000004405124100000040E0785541</text:p>
          </table:table-cell>
          <table:table-cell office:value-type="string" calcext:value-type="string">
            <text:p>Verkehr</text:p>
          </table:table-cell>
          <table:table-cell office:value-type="float" office:value="170" calcext:value-type="float">
            <text:p>170</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11" calcext:value-type="float">
            <text:p>2711</text:p>
          </table:table-cell>
          <table:table-cell office:value-type="string" calcext:value-type="string">
            <text:p>VBI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BIE</text:p>
          </table:table-cell>
          <table:table-cell office:value-type="string" calcext:value-type="string">
            <text:p>Bielefeld Stapenhorststr</text:p>
          </table:table-cell>
          <table:table-cell/>
          <table:table-cell office:value-type="string" calcext:value-type="string">
            <text:p>Luftqualitätsmessstelle</text:p>
          </table:table-cell>
          <table:table-cell office:value-type="string" calcext:value-type="string">
            <text:p>Die Station steht am westlichen Stadtrand auf einer Grünfläche unter einer großen Platane. Von Südost nach Nordwest verläuft in etwa 5 m Entfernung eine zweispurige Hauptverkehrsstraße. Ca. 600 m östlich verlüft die Bundesstraße B 61. Das gesamte Stationsumfeld besteht aus Wohnbebauung.</text:p>
          </table:table-cell>
          <table:table-cell table:number-columns-repeated="2"/>
          <table:table-cell office:value-type="string" calcext:value-type="string">
            <text:p>DENW177</text:p>
          </table:table-cell>
          <table:table-cell office:value-type="string" calcext:value-type="string">
            <text:p>0101000020E86400000000000070811C41000000C014FD5541</text:p>
          </table:table-cell>
          <table:table-cell office:value-type="string" calcext:value-type="string">
            <text:p>Verkehr</text:p>
          </table:table-cell>
          <table:table-cell office:value-type="float" office:value="140" calcext:value-type="float">
            <text:p>140</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12" calcext:value-type="float">
            <text:p>2712</text:p>
          </table:table-cell>
          <table:table-cell office:value-type="string" calcext:value-type="string">
            <text:p>VBIO</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BIO</text:p>
          </table:table-cell>
          <table:table-cell office:value-type="string" calcext:value-type="string">
            <text:p>Bielefeld Osnabr. Str.</text:p>
          </table:table-cell>
          <table:table-cell/>
          <table:table-cell office:value-type="string" calcext:value-type="string">
            <text:p>Luftqualitätsmessstelle</text:p>
          </table:table-cell>
          <table:table-cell office:value-type="string" calcext:value-type="string">
            <text:p>Der Container steht im Stadtteil Quelle auf dem Gelände einer Trafostation, etwa 4 m von der stark befahrenen B 68, die u. a. als Zubringer zu den Autobahnen A 30 und A 33 genutzt wird, entfernt. Die B 68 mündet in die B 61, welche in ca. 500 m Entfernung zur Station von Nord nach Süd verläuft. Ca. 1 km südöstlich liegt ein Gewerbegebiet.</text:p>
          </table:table-cell>
          <table:table-cell table:number-columns-repeated="2"/>
          <table:table-cell office:value-type="string" calcext:value-type="string">
            <text:p>DENW140</text:p>
          </table:table-cell>
          <table:table-cell office:value-type="string" calcext:value-type="string">
            <text:p>0101000020E8640000000000006C621C41000000002FFA5541</text:p>
          </table:table-cell>
          <table:table-cell office:value-type="string" calcext:value-type="string">
            <text:p>Verkehr</text:p>
          </table:table-cell>
          <table:table-cell office:value-type="float" office:value="135" calcext:value-type="float">
            <text:p>135</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13" calcext:value-type="float">
            <text:p>2713</text:p>
          </table:table-cell>
          <table:table-cell office:value-type="string" calcext:value-type="string">
            <text:p>VBI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BIS</text:p>
          </table:table-cell>
          <table:table-cell office:value-type="string" calcext:value-type="string">
            <text:p>Bielefeld Stapenhorststraße</text:p>
          </table:table-cell>
          <table:table-cell/>
          <table:table-cell office:value-type="string" calcext:value-type="string">
            <text:p>Luftqualitätsmessstelle</text:p>
          </table:table-cell>
          <table:table-cell office:value-type="string" calcext:value-type="string">
            <text:p>Die Station steht am westlichen Rand der Stadtmitte auf einem Parkstreifen einer von Nordwest nach Südost verlaufenden zweispurigen Hauptstraße. Das gesamte Umfeld besteht aus Wohnbebauung. Die Häuser der Straße entlang sind 3- bis 4-geschossig hoch. Weitere Verkehrsimmissionen könnten noch von der ca. 600 m östlich verlaufenden Bundesstraße 61 (autobahnähnlich ausgebaut) gemessen werden. Die ehemalige Verkehrsstation VBIE stand ca. 180 m nordwestlich.</text:p>
          </table:table-cell>
          <table:table-cell table:number-columns-repeated="2"/>
          <table:table-cell office:value-type="string" calcext:value-type="string">
            <text:p>DENW186</text:p>
          </table:table-cell>
          <table:table-cell office:value-type="string" calcext:value-type="string">
            <text:p>0101000020E8640000000000008C831C4100000000F9FC5541</text:p>
          </table:table-cell>
          <table:table-cell office:value-type="string" calcext:value-type="string">
            <text:p>Verkehr</text:p>
          </table:table-cell>
          <table:table-cell office:value-type="float" office:value="130" calcext:value-type="float">
            <text:p>130</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14" calcext:value-type="float">
            <text:p>2714</text:p>
          </table:table-cell>
          <table:table-cell office:value-type="string" calcext:value-type="string">
            <text:p>VBOH</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BOH</text:p>
          </table:table-cell>
          <table:table-cell office:value-type="string" calcext:value-type="string">
            <text:p>Bochum Herner Straße</text:p>
          </table:table-cell>
          <table:table-cell/>
          <table:table-cell office:value-type="string" calcext:value-type="string">
            <text:p>Luftqualitätsmessstelle</text:p>
          </table:table-cell>
          <table:table-cell office:value-type="string" calcext:value-type="string">
            <text:p>Die Station steht im nördlich gelegenen Stadtteil Riemke stadteinwärts auf dem Parkstreifen der von Nord nach Süd verlaufenden vierspurigen Bundesstraße 51. Das direkte Umfeld besteht aus Wohnbebauung umlagert von nördlich und südlich gelegenen Gewerbegebieten, sowie Industrie (Degussa ca. 1 km westlich) und einer Bauschuttdeponie ca. 700m östlich. <text:s/>Die Autobahnen A 40 und A 43 verlaufen in einer Entfernung von ca. 1.5 km südlich und 500 m nördlich zur Station.</text:p>
          </table:table-cell>
          <table:table-cell table:number-columns-repeated="2"/>
          <table:table-cell office:value-type="string" calcext:value-type="string">
            <text:p>DENW204</text:p>
          </table:table-cell>
          <table:table-cell office:value-type="string" calcext:value-type="string">
            <text:p>0101000020E86400000000000028F016410000000064C65541</text:p>
          </table:table-cell>
          <table:table-cell office:value-type="string" calcext:value-type="string">
            <text:p>Verkehr</text:p>
          </table:table-cell>
          <table:table-cell office:value-type="float" office:value="71" calcext:value-type="float">
            <text:p>71</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15" calcext:value-type="float">
            <text:p>2715</text:p>
          </table:table-cell>
          <table:table-cell office:value-type="string" calcext:value-type="string">
            <text:p>VBOT</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BOT</text:p>
          </table:table-cell>
          <table:table-cell office:value-type="string" calcext:value-type="string">
            <text:p>Bottrop Peterstraße</text:p>
          </table:table-cell>
          <table:table-cell/>
          <table:table-cell office:value-type="string" calcext:value-type="string">
            <text:p>Luftqualitätsmessstelle</text:p>
          </table:table-cell>
          <table:table-cell office:value-type="string" calcext:value-type="string">
            <text:p>Der Messcontainer steht innerstädtisch auf dem Parkstreifen an einer von Nordwest nach Südost verlaufenden vierspurigen Hauptverkehrsstraße. Die anliegenden Häuser sind drei- bis viergeschossig. Das gesamte Umfeld besteht aus Wohnbebauung. Die Autobahnen A 2 und A 42 verlaufen ca. 3,5 km nördlich und 2 km südlich zur Station.</text:p>
          </table:table-cell>
          <table:table-cell table:number-columns-repeated="2"/>
          <table:table-cell office:value-type="string" calcext:value-type="string">
            <text:p>DENW201</text:p>
          </table:table-cell>
          <table:table-cell office:value-type="string" calcext:value-type="string">
            <text:p>0101000020E86400000000000034BA154100000080CBC75541</text:p>
          </table:table-cell>
          <table:table-cell office:value-type="string" calcext:value-type="string">
            <text:p>Verkehr</text:p>
          </table:table-cell>
          <table:table-cell office:value-type="float" office:value="59" calcext:value-type="float">
            <text:p>59</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16" calcext:value-type="float">
            <text:p>2716</text:p>
          </table:table-cell>
          <table:table-cell office:value-type="string" calcext:value-type="string">
            <text:p>VBOT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BOT2</text:p>
          </table:table-cell>
          <table:table-cell office:value-type="string" calcext:value-type="string">
            <text:p>Bottrop Peterstraße 10</text:p>
          </table:table-cell>
          <table:table-cell/>
          <table:table-cell office:value-type="string" calcext:value-type="string">
            <text:p>Luftqualitätsmessstelle</text:p>
          </table:table-cell>
          <table:table-cell table:number-columns-repeated="3"/>
          <table:table-cell office:value-type="string" calcext:value-type="string">
            <text:p>DENW234</text:p>
          </table:table-cell>
          <table:table-cell office:value-type="string" calcext:value-type="string">
            <text:p>0101000020E86400000000000054BA154100000000D1C75541</text:p>
          </table:table-cell>
          <table:table-cell office:value-type="string" calcext:value-type="string">
            <text:p>Verkehr</text:p>
          </table:table-cell>
          <table:table-cell office:value-type="float" office:value="60" calcext:value-type="float">
            <text:p>60</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17" calcext:value-type="float">
            <text:p>2717</text:p>
          </table:table-cell>
          <table:table-cell office:value-type="string" calcext:value-type="string">
            <text:p>VDDF</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DDF</text:p>
          </table:table-cell>
          <table:table-cell office:value-type="string" calcext:value-type="string">
            <text:p>Düsseldorf Mörsenbroich</text:p>
          </table:table-cell>
          <table:table-cell/>
          <table:table-cell office:value-type="string" calcext:value-type="string">
            <text:p>Luftqualitätsmessstelle</text:p>
          </table:table-cell>
          <table:table-cell office:value-type="string" calcext:value-type="string">
            <text:p>Die Station steht auf einer Fußgängerinsel im Bereich des "Mörsenbroicher Ei" im Kreuzungsbereich Heinrichstraße/Münsterstraße. Hier laufen die BAB A52, die Bundesstraßen B1, B7 und B8 sowie zwei stark befahrene Stadtstraßen zusammen. 500 m westlich befinden sich mittelständische Betriebe und Anlagen der Deutschen Bahn AG. Im direkten Stationsumfeld stehen Wohn- und Bürogebäude.</text:p>
          </table:table-cell>
          <table:table-cell table:number-columns-repeated="2"/>
          <table:table-cell office:value-type="string" calcext:value-type="string">
            <text:p>DENW072</text:p>
          </table:table-cell>
          <table:table-cell office:value-type="string" calcext:value-type="string">
            <text:p>0101000020E864000000000000D426154100000000E1AA5541</text:p>
          </table:table-cell>
          <table:table-cell office:value-type="string" calcext:value-type="string">
            <text:p>Verkehr</text:p>
          </table:table-cell>
          <table:table-cell office:value-type="float" office:value="38" calcext:value-type="float">
            <text:p>38</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18" calcext:value-type="float">
            <text:p>2718</text:p>
          </table:table-cell>
          <table:table-cell office:value-type="string" calcext:value-type="string">
            <text:p>VDIN</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DIN</text:p>
          </table:table-cell>
          <table:table-cell office:value-type="string" calcext:value-type="string">
            <text:p>Dinslak. Wilh.-Lant.-Str.</text:p>
          </table:table-cell>
          <table:table-cell/>
          <table:table-cell office:value-type="string" calcext:value-type="string">
            <text:p>Luftqualitätsmessstelle</text:p>
          </table:table-cell>
          <table:table-cell office:value-type="string" calcext:value-type="string">
            <text:p>Der Messcontainer steht nordöstlich des Zentrums auf dem Parkstreifen einer von Südost nach Nordwest verlaufenden, zweispurigen Hauptstraße. Die anliegenden Häuser sind drei- bis viergeschossig hoch. Das südliche und westliche Umfeld besteht aus Wohn- und Geschäftsbebauung. Nördlich und westlich hat sich Gewerbe angesiedelt. Die Bundesstraße B 8 verläuft ca. 750 m westlich an der Station vorbei.</text:p>
          </table:table-cell>
          <table:table-cell table:number-columns-repeated="2"/>
          <table:table-cell office:value-type="string" calcext:value-type="string">
            <text:p>DENW224</text:p>
          </table:table-cell>
          <table:table-cell office:value-type="string" calcext:value-type="string">
            <text:p>0101000020E864000000000000A8F51441000000001BCD5541</text:p>
          </table:table-cell>
          <table:table-cell office:value-type="string" calcext:value-type="string">
            <text:p>Verkehr</text:p>
          </table:table-cell>
          <table:table-cell office:value-type="float" office:value="32" calcext:value-type="float">
            <text:p>32</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19" calcext:value-type="float">
            <text:p>2719</text:p>
          </table:table-cell>
          <table:table-cell office:value-type="string" calcext:value-type="string">
            <text:p>VDN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DNS</text:p>
          </table:table-cell>
          <table:table-cell office:value-type="string" calcext:value-type="string">
            <text:p>Düren Schoeller Str.</text:p>
          </table:table-cell>
          <table:table-cell/>
          <table:table-cell office:value-type="string" calcext:value-type="string">
            <text:p>Luftqualitätsmessstelle</text:p>
          </table:table-cell>
          <table:table-cell office:value-type="string" calcext:value-type="string">
            <text:p>Der Messcontainer steht östlich des Zentrums auf dem Gehweg der von Nord nach Süd verlaufenden Bundesstraße 56. Das direkte Umfeld ist reine Wohnbebauung. Die anliegenden Häuser sind drei- bis viergeschossig. Um den Stadtkern herum im Abstand von 1 bis zu ca. 3 km zur Station befinden sich zahlreiche Gewerbegebiete. Die Autobahn A 4 verläuft ca. 4 km nördlich.</text:p>
          </table:table-cell>
          <table:table-cell table:number-columns-repeated="2"/>
          <table:table-cell office:value-type="string" calcext:value-type="string">
            <text:p>DENW258</text:p>
          </table:table-cell>
          <table:table-cell office:value-type="string" calcext:value-type="string">
            <text:p>0101000020E86400000000000054BC1341000000C0577B5541</text:p>
          </table:table-cell>
          <table:table-cell office:value-type="string" calcext:value-type="string">
            <text:p>Verkehr</text:p>
          </table:table-cell>
          <table:table-cell office:value-type="float" office:value="138" calcext:value-type="float">
            <text:p>138</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20" calcext:value-type="float">
            <text:p>2720</text:p>
          </table:table-cell>
          <table:table-cell office:value-type="string" calcext:value-type="string">
            <text:p>VDOM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DOM2</text:p>
          </table:table-cell>
          <table:table-cell office:value-type="string" calcext:value-type="string">
            <text:p>Dortmund Borsigstraße</text:p>
          </table:table-cell>
          <table:table-cell/>
          <table:table-cell office:value-type="string" calcext:value-type="string">
            <text:p>Luftqualitätsmessstelle</text:p>
          </table:table-cell>
          <table:table-cell table:number-columns-repeated="3"/>
          <table:table-cell office:value-type="string" calcext:value-type="string">
            <text:p>DENW214</text:p>
          </table:table-cell>
          <table:table-cell office:value-type="string" calcext:value-type="string">
            <text:p>0101000020E8640000000000000C1518410000000063C75541</text:p>
          </table:table-cell>
          <table:table-cell table:number-columns-repeated="3"/>
          <table:table-cell office:value-type="float" office:value="103211000" calcext:value-type="float">
            <text:p>103211000</text:p>
          </table:table-cell>
        </table:table-row>
        <table:table-row table:style-name="ro1">
          <table:table-cell office:value-type="float" office:value="2721" calcext:value-type="float">
            <text:p>2721</text:p>
          </table:table-cell>
          <table:table-cell office:value-type="string" calcext:value-type="string">
            <text:p>VDSR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DSR2</text:p>
          </table:table-cell>
          <table:table-cell office:value-type="string" calcext:value-type="string">
            <text:p>Düsseldorf Südring 110</text:p>
          </table:table-cell>
          <table:table-cell/>
          <table:table-cell office:value-type="string" calcext:value-type="string">
            <text:p>Luftqualitätsmessstelle</text:p>
          </table:table-cell>
          <table:table-cell office:value-type="string" calcext:value-type="string">
            <text:p>Die NO2-Passivsammler hängen an einer Laterne vor Haus Nr. 110. Der Messort befindet sich im südwestlich gelegenen Stadtteil Bilk stadteinwärts an der 6-spurigen Bundesstraße B326. Südlich des Messortes befinden sich zahlreiche Eigenheime, nördlich ca.50m entfernt befindet sich eine Autoreparaturwerkstatt. Zum weiteren Umfeld gehören Wohnbebauung und Gewerbebetriebe zum Stadtbild. Die BAB 46 verläuft ca. 800m südöstlich und die Bundesstraße 1 ca.400m westlich zur Station. Zum Düsseldorfer Hafengebiet ist es ca. 2km in nordwestlicher Richtung weit.</text:p>
          </table:table-cell>
          <table:table-cell table:number-columns-repeated="2"/>
          <table:table-cell office:value-type="string" calcext:value-type="string">
            <text:p>DENW370</text:p>
          </table:table-cell>
          <table:table-cell office:value-type="string" calcext:value-type="string">
            <text:p>0101000020E86400000000000000F914410000008083A55541</text:p>
          </table:table-cell>
          <table:table-cell office:value-type="string" calcext:value-type="string">
            <text:p>Verkehr</text:p>
          </table:table-cell>
          <table:table-cell office:value-type="float" office:value="38" calcext:value-type="float">
            <text:p>38</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22" calcext:value-type="float">
            <text:p>2722</text:p>
          </table:table-cell>
          <table:table-cell office:value-type="string" calcext:value-type="string">
            <text:p>VDUR</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DUR</text:p>
          </table:table-cell>
          <table:table-cell office:value-type="string" calcext:value-type="string">
            <text:p>Duisburg Fr.-E.-Straße</text:p>
          </table:table-cell>
          <table:table-cell/>
          <table:table-cell office:value-type="string" calcext:value-type="string">
            <text:p>Luftqualitätsmessstelle</text:p>
          </table:table-cell>
          <table:table-cell office:value-type="string" calcext:value-type="string">
            <text:p>Die Station steht im linksrheinischen Stadtbezirk Rheinhausen, Richtung Mitte an einer von Nord nach Süd verlaufenden vierspurigen Alleestraße. Die ca. 7-12 m von der Straße entfernten Wohnhäuser sind vier- bis fünfgeschossig hoch. Die Straße ist der Zubringer von der ca. 2,5 km nördlich verlaufenden BAB A 40 zum südwestlich (ca. 1,5 km Entfernung) gelegenen, 265 ha großen Logistikzentrum Logport. <text:s/>Weitere Gewerbe- und mittelständige Industriebetriebe befinden sich im Umfeld des Zentrums.</text:p>
          </table:table-cell>
          <table:table-cell table:number-columns-repeated="2"/>
          <table:table-cell office:value-type="string" calcext:value-type="string">
            <text:p>DENW205</text:p>
          </table:table-cell>
          <table:table-cell office:value-type="string" calcext:value-type="string">
            <text:p>0101000020E86400000000000040CE1441000000C083BC5541</text:p>
          </table:table-cell>
          <table:table-cell office:value-type="string" calcext:value-type="string">
            <text:p>Verkehr</text:p>
          </table:table-cell>
          <table:table-cell office:value-type="float" office:value="28" calcext:value-type="float">
            <text:p>28</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23" calcext:value-type="float">
            <text:p>2723</text:p>
          </table:table-cell>
          <table:table-cell office:value-type="string" calcext:value-type="string">
            <text:p>VDUR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DUR2</text:p>
          </table:table-cell>
          <table:table-cell office:value-type="string" calcext:value-type="string">
            <text:p>Duisburg Friedrich-Ebert-Straße 30</text:p>
          </table:table-cell>
          <table:table-cell/>
          <table:table-cell office:value-type="string" calcext:value-type="string">
            <text:p>Luftqualitätsmessstelle</text:p>
          </table:table-cell>
          <table:table-cell office:value-type="string" calcext:value-type="string">
            <text:p>Die NO2-Passivsammler sind an einer Laterne vor der Hausnummer 30 an der von Nord nach Süd verlaufende Landstraße L 473 befestigt. Auf beiden Straßenseiten befinden sich durchgehend Baumreihen. Das direkte Umfeld besteht aus drei- bis viergeschossigen Wohnhäusern. Der Messpunkt befindet sich ca.1,5 km westlich des Rheins. Größere Industrie und Gewerbegebiete befindet sich ca. 470m nördlich und ca. 1,4km süd-östlich vom Messpunkt. In südlicher Richtung befindet sich in ca. 1,4km eine Eisenbahnlinie (Güter). Nördlich kreuzt die Landstraße L 237 in ca. 370m.</text:p>
          </table:table-cell>
          <table:table-cell table:number-columns-repeated="2"/>
          <table:table-cell office:value-type="string" calcext:value-type="string">
            <text:p>DENW253</text:p>
          </table:table-cell>
          <table:table-cell office:value-type="string" calcext:value-type="string">
            <text:p>0101000020E86400000000000034CE1441000000C086BC5541</text:p>
          </table:table-cell>
          <table:table-cell office:value-type="string" calcext:value-type="string">
            <text:p>Verkehr</text:p>
          </table:table-cell>
          <table:table-cell office:value-type="float" office:value="28" calcext:value-type="float">
            <text:p>28</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24" calcext:value-type="float">
            <text:p>2724</text:p>
          </table:table-cell>
          <table:table-cell office:value-type="string" calcext:value-type="string">
            <text:p>VEAE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EAE2</text:p>
          </table:table-cell>
          <table:table-cell office:value-type="string" calcext:value-type="string">
            <text:p>Essen Gladbecker Straße 245</text:p>
          </table:table-cell>
          <table:table-cell/>
          <table:table-cell office:value-type="string" calcext:value-type="string">
            <text:p>Luftqualitätsmessstelle</text:p>
          </table:table-cell>
          <table:table-cell table:number-columns-repeated="3"/>
          <table:table-cell office:value-type="string" calcext:value-type="string">
            <text:p>DENW168</text:p>
          </table:table-cell>
          <table:table-cell office:value-type="string" calcext:value-type="string">
            <text:p>0101000020E864000000000000EC0F16410000000024C35541</text:p>
          </table:table-cell>
          <table:table-cell office:value-type="string" calcext:value-type="string">
            <text:p>Verkehr</text:p>
          </table:table-cell>
          <table:table-cell office:value-type="float" office:value="55" calcext:value-type="float">
            <text:p>55</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25" calcext:value-type="float">
            <text:p>2725</text:p>
          </table:table-cell>
          <table:table-cell office:value-type="string" calcext:value-type="string">
            <text:p>VEAE3</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EAE3</text:p>
          </table:table-cell>
          <table:table-cell office:value-type="string" calcext:value-type="string">
            <text:p>Essen In der Baumschule</text:p>
          </table:table-cell>
          <table:table-cell/>
          <table:table-cell office:value-type="string" calcext:value-type="string">
            <text:p>Luftqualitätsmessstelle</text:p>
          </table:table-cell>
          <table:table-cell office:value-type="string" calcext:value-type="string">
            <text:p>Die NO2-Passivsammler sind an einer Laterne gegenüber der Hausnummer 2 befestigt. Die Straße verläuft von Süd-West nach Nord-Ost. Das direkte Umfeld besteht aus Wohnbebauung. Ca. 50 m westlich entfernt vom Messpunkt verläuft die 4-spurige Bundesstraße B 224. Größere Industrie und Gewerbegebiete befindet sich ca. 740m westlich, ca. 590m nord-westlich und ca. 340m süd-westlich vom Messpunkt. In nördlicher Richtung befindet sich in ca. 570m eine Eisenbahnlinie (Güter). Südlich kreuzt die Kreisstraße K16 in ca. 250m und im Norden befinden sich in ca. 430m die Landstraße L20 und in ca. 3km die BAB A42. Östlich befindet sich noch in ca. 440m die Landstraße L448.</text:p>
          </table:table-cell>
          <table:table-cell table:number-columns-repeated="2"/>
          <table:table-cell office:value-type="string" calcext:value-type="string">
            <text:p>DENW169</text:p>
          </table:table-cell>
          <table:table-cell office:value-type="string" calcext:value-type="string">
            <text:p>0101000020E86400000000000058101641000000C036C35541</text:p>
          </table:table-cell>
          <table:table-cell office:value-type="string" calcext:value-type="string">
            <text:p>Hintergrund</text:p>
          </table:table-cell>
          <table:table-cell office:value-type="float" office:value="50" calcext:value-type="float">
            <text:p>50</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26" calcext:value-type="float">
            <text:p>2726</text:p>
          </table:table-cell>
          <table:table-cell office:value-type="string" calcext:value-type="string">
            <text:p>VEFD</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EFD</text:p>
          </table:table-cell>
          <table:table-cell office:value-type="string" calcext:value-type="string">
            <text:p>Essen Hombrucher Str.</text:p>
          </table:table-cell>
          <table:table-cell/>
          <table:table-cell office:value-type="string" calcext:value-type="string">
            <text:p>Luftqualitätsmessstelle</text:p>
          </table:table-cell>
          <table:table-cell office:value-type="string" calcext:value-type="string">
            <text:p>Der Messcontainer steht in einer Spielstraße im Stadtteil Frillendorf, unmittelbar vor einer Hauswand. Die Straße ist südlich durch eine Schallschutzwand vom Autobahndreieck Essen-Ost (A40/A52) getrennt. Das gesamte Umfeld besteht aus reiner Wohnbebauung.</text:p>
          </table:table-cell>
          <table:table-cell table:number-columns-repeated="2"/>
          <table:table-cell office:value-type="string" calcext:value-type="string">
            <text:p>DENW135</text:p>
          </table:table-cell>
          <table:table-cell office:value-type="string" calcext:value-type="string">
            <text:p>0101000020E864000000000000DC3B164100000000D0C05541</text:p>
          </table:table-cell>
          <table:table-cell office:value-type="string" calcext:value-type="string">
            <text:p>Verkehr</text:p>
          </table:table-cell>
          <table:table-cell office:value-type="float" office:value="103" calcext:value-type="float">
            <text:p>103</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27" calcext:value-type="float">
            <text:p>2727</text:p>
          </table:table-cell>
          <table:table-cell office:value-type="string" calcext:value-type="string">
            <text:p>VEFD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EFD2</text:p>
          </table:table-cell>
          <table:table-cell office:value-type="string" calcext:value-type="string">
            <text:p>Essen Hombrucher Straße 3</text:p>
          </table:table-cell>
          <table:table-cell/>
          <table:table-cell office:value-type="string" calcext:value-type="string">
            <text:p>Luftqualitätsmessstelle</text:p>
          </table:table-cell>
          <table:table-cell table:number-columns-repeated="3"/>
          <table:table-cell office:value-type="string" calcext:value-type="string">
            <text:p>DENW170</text:p>
          </table:table-cell>
          <table:table-cell office:value-type="string" calcext:value-type="string">
            <text:p>0101000020E8640000000000004C3B164100000000C6C05541</text:p>
          </table:table-cell>
          <table:table-cell office:value-type="string" calcext:value-type="string">
            <text:p>Verkehr</text:p>
          </table:table-cell>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28" calcext:value-type="float">
            <text:p>2728</text:p>
          </table:table-cell>
          <table:table-cell office:value-type="string" calcext:value-type="string">
            <text:p>VEFD4</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EFD4</text:p>
          </table:table-cell>
          <table:table-cell office:value-type="string" calcext:value-type="string">
            <text:p>Essen Hombrucher Straße 31</text:p>
          </table:table-cell>
          <table:table-cell/>
          <table:table-cell office:value-type="string" calcext:value-type="string">
            <text:p>Luftqualitätsmessstelle</text:p>
          </table:table-cell>
          <table:table-cell table:number-columns-repeated="3"/>
          <table:table-cell office:value-type="string" calcext:value-type="string">
            <text:p>DENW379</text:p>
          </table:table-cell>
          <table:table-cell office:value-type="string" calcext:value-type="string">
            <text:p>0101000020E8640000000000008C3D164100000040E2C05541</text:p>
          </table:table-cell>
          <table:table-cell office:value-type="string" calcext:value-type="string">
            <text:p>Verkehr</text:p>
          </table:table-cell>
          <table:table-cell office:value-type="float" office:value="130" calcext:value-type="float">
            <text:p>130</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29" calcext:value-type="float">
            <text:p>2729</text:p>
          </table:table-cell>
          <table:table-cell office:value-type="string" calcext:value-type="string">
            <text:p>VELO</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ELO</text:p>
          </table:table-cell>
          <table:table-cell office:value-type="string" calcext:value-type="string">
            <text:p>Velbert - Losenburg</text:p>
          </table:table-cell>
          <table:table-cell/>
          <table:table-cell office:value-type="string" calcext:value-type="string">
            <text:p>Luftqualitätsmessstelle</text:p>
          </table:table-cell>
          <table:table-cell office:value-type="string" calcext:value-type="string">
            <text:p>Die Station steht am nordwestlichen Rand von Velbert unmittelbar neben der Bundesstaße B 224. Die Autobahn A 44 befindet sich ca. 750 m südöstlich. Außer Kleinindustrie gibt es keine Emittenten. Die Station ist frei anströmbar.</text:p>
          </table:table-cell>
          <table:table-cell table:number-columns-repeated="3"/>
          <table:table-cell office:value-type="string" calcext:value-type="string">
            <text:p>0101000020E864000000000000881B1641000000809FB55541</text:p>
          </table:table-cell>
          <table:table-cell/>
          <table:table-cell office:value-type="float" office:value="180" calcext:value-type="float">
            <text:p>180</text:p>
          </table:table-cell>
          <table:table-cell/>
          <table:table-cell office:value-type="float" office:value="103211000" calcext:value-type="float">
            <text:p>103211000</text:p>
          </table:table-cell>
        </table:table-row>
        <table:table-row table:style-name="ro1">
          <table:table-cell office:value-type="float" office:value="2730" calcext:value-type="float">
            <text:p>2730</text:p>
          </table:table-cell>
          <table:table-cell office:value-type="string" calcext:value-type="string">
            <text:p>VEM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EME</text:p>
          </table:table-cell>
          <table:table-cell office:value-type="string" calcext:value-type="string">
            <text:p>Emmerich-Elt. Schmidtstr</text:p>
          </table:table-cell>
          <table:table-cell/>
          <table:table-cell office:value-type="string" calcext:value-type="string">
            <text:p>Luftqualitätsmessstelle</text:p>
          </table:table-cell>
          <table:table-cell office:value-type="string" calcext:value-type="string">
            <text:p>Der Messcontainer steht ca. 6,5 km nordwestlich der Stadt Emmerich an einer Hauptverkehrsstraße im Ortsteil Elten. Die Straße führt mittig durch den Ortsteil, ist ca. 6m breit und als Autobahnumgehung ausgewiesen. Die ein- bis zweistöckigen Wohnhäuser stehen nur durch einen schmalen Gehweg getrennt, unmittelbar an der Fahrbahn. Zur niederländischen Grenze ist es ca. 1 km südwestlich und zur Autobahn A3 ca. 2 km nordöstlich weit.</text:p>
          </table:table-cell>
          <table:table-cell table:number-columns-repeated="3"/>
          <table:table-cell office:value-type="string" calcext:value-type="string">
            <text:p>0101000020E864000000000000CC911241000000C00EF05541</text:p>
          </table:table-cell>
          <table:table-cell office:value-type="string" calcext:value-type="string">
            <text:p>Verkehr</text:p>
          </table:table-cell>
          <table:table-cell office:value-type="float" office:value="20" calcext:value-type="float">
            <text:p>20</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31" calcext:value-type="float">
            <text:p>2731</text:p>
          </table:table-cell>
          <table:table-cell office:value-type="string" calcext:value-type="string">
            <text:p>VENI</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ENI</text:p>
          </table:table-cell>
          <table:table-cell office:value-type="string" calcext:value-type="string">
            <text:p>Velbert-Nierenhof</text:p>
          </table:table-cell>
          <table:table-cell/>
          <table:table-cell office:value-type="string" calcext:value-type="string">
            <text:p>Luftqualitätsmessstelle</text:p>
          </table:table-cell>
          <table:table-cell office:value-type="string" calcext:value-type="string">
            <text:p>Die Station steht im nördlich gelegenden Vorort Nierenhof an einer belebten Kreuzung auf einer Grünfläche. Hier laufen die Landstraßen L439 (Richtung Essen-Kupferdreh), L427 (Richtung Velbert), L924 (Richtung Hattingen) und L107 (Richtung Wuppertal) zusammen. Das Vekehrsaufkommen beträgt täglich ca. 9000 Kraftfahrzeuge pro Tag und Straße. Der Messpunkt befindet sich in einer Tallage im Zentrum des Vorortes. Das gesamte Umfeld ist ländlicher Struktur. An Emittenten kommen eventuell die "Langenberger Kupfer- und Messingbetriebe" ca. 500m westlich und südlich zur Station in Frage. Ein Gewerbegebiet befindet sich südwestlich in gleicher Richtung.</text:p>
          </table:table-cell>
          <table:table-cell table:number-columns-repeated="3"/>
          <table:table-cell office:value-type="string" calcext:value-type="string">
            <text:p>0101000020E8640000000000007C9A16410000000084B75541</text:p>
          </table:table-cell>
          <table:table-cell/>
          <table:table-cell office:value-type="float" office:value="90" calcext:value-type="float">
            <text:p>90</text:p>
          </table:table-cell>
          <table:table-cell/>
          <table:table-cell office:value-type="float" office:value="103211000" calcext:value-type="float">
            <text:p>103211000</text:p>
          </table:table-cell>
        </table:table-row>
        <table:table-row table:style-name="ro1">
          <table:table-cell office:value-type="float" office:value="2732" calcext:value-type="float">
            <text:p>2732</text:p>
          </table:table-cell>
          <table:table-cell office:value-type="string" calcext:value-type="string">
            <text:p>VERO</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ERO</text:p>
          </table:table-cell>
          <table:table-cell office:value-type="string" calcext:value-type="string">
            <text:p>Velbert - Röttgen</text:p>
          </table:table-cell>
          <table:table-cell/>
          <table:table-cell office:value-type="string" calcext:value-type="string">
            <text:p>Luftqualitätsmessstelle</text:p>
          </table:table-cell>
          <table:table-cell office:value-type="string" calcext:value-type="string">
            <text:p>Die Station steht im östlich gelegenen Stadtteil auf dem Schulgrudstück des Berufsschulzentrums. Zur Anschlußstelle der Bundesstraße 224 ist es in westlicher Richtung ca. 100 m weit. Das Schulgelände grenzt an einer stark befahrenen Ortsstraße. Nördlich dieser Straße schließt sich ein Umspannwerk und ein metallverarbeitendes Industriegebiet an. Das Schulgelände selbst steht 30 m westlich zur Station und ist ca. 20 m hoch.</text:p>
          </table:table-cell>
          <table:table-cell table:number-columns-repeated="3"/>
          <table:table-cell office:value-type="string" calcext:value-type="string">
            <text:p>0101000020E864000000000000BC49164100000080D5B35541</text:p>
          </table:table-cell>
          <table:table-cell/>
          <table:table-cell office:value-type="float" office:value="190" calcext:value-type="float">
            <text:p>190</text:p>
          </table:table-cell>
          <table:table-cell/>
          <table:table-cell office:value-type="float" office:value="103211000" calcext:value-type="float">
            <text:p>103211000</text:p>
          </table:table-cell>
        </table:table-row>
        <table:table-row table:style-name="ro1">
          <table:table-cell office:value-type="float" office:value="2733" calcext:value-type="float">
            <text:p>2733</text:p>
          </table:table-cell>
          <table:table-cell office:value-type="string" calcext:value-type="string">
            <text:p>VER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ERS</text:p>
          </table:table-cell>
          <table:table-cell office:value-type="string" calcext:value-type="string">
            <text:p>Versmold</text:p>
          </table:table-cell>
          <table:table-cell/>
          <table:table-cell office:value-type="string" calcext:value-type="string">
            <text:p>Luftqualitätsmessstelle</text:p>
          </table:table-cell>
          <table:table-cell office:value-type="string" calcext:value-type="string">
            <text:p>Vor dem Rathaus</text:p>
          </table:table-cell>
          <table:table-cell table:number-columns-repeated="3"/>
          <table:table-cell office:value-type="string" calcext:value-type="string">
            <text:p>0101000020E86400000000000050F81A4100000040B2FE5541</text:p>
          </table:table-cell>
          <table:table-cell/>
          <table:table-cell office:value-type="float" office:value="70" calcext:value-type="float">
            <text:p>70</text:p>
          </table:table-cell>
          <table:table-cell/>
          <table:table-cell office:value-type="float" office:value="103211000" calcext:value-type="float">
            <text:p>103211000</text:p>
          </table:table-cell>
        </table:table-row>
        <table:table-row table:style-name="ro1">
          <table:table-cell office:value-type="float" office:value="2734" calcext:value-type="float">
            <text:p>2734</text:p>
          </table:table-cell>
          <table:table-cell office:value-type="string" calcext:value-type="string">
            <text:p>VERW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ERW2</text:p>
          </table:table-cell>
          <table:table-cell office:value-type="string" calcext:value-type="string">
            <text:p>Erwitte Soester Straße 9A</text:p>
          </table:table-cell>
          <table:table-cell/>
          <table:table-cell office:value-type="string" calcext:value-type="string">
            <text:p>Luftqualitätsmessstelle</text:p>
          </table:table-cell>
          <table:table-cell office:value-type="string" calcext:value-type="string">
            <text:p>Der Messpunkt befindet sich an der in West-Ost-Richtung verlaufenden B1/B55. Die NO2-Passivsammler sind an einer Laterne zwischen den Hausnummern 9 A und 7 befestigt. Das direkte Umfeld besteht aus Wohnbebauung. In östlicher Richtung befindet sich in ca. 110m eine Eisenbahnlinie (Bahnhof). Ca. 120 m vom Standort verläuft die B 55 in Richtung Norden und die L 734 in Richtung Süden. In ca. 3 km südlich die BAB A44. Größere Industrie und Gewerbegebiete befindet sich in ca. 470m süd-westlich und ein kleiners ca. 1,2km westlich vom Messpunkt. Die Portland Zementwerke GmbH und Spenner Zement GmbH befindet sich ca. 1 km südlich des Messpunktes.</text:p>
          </table:table-cell>
          <table:table-cell table:number-columns-repeated="2"/>
          <table:table-cell office:value-type="string" calcext:value-type="string">
            <text:p>DENW210</text:p>
          </table:table-cell>
          <table:table-cell office:value-type="string" calcext:value-type="string">
            <text:p>0101000020E864000000000000B0B41B41000000800AD05541</text:p>
          </table:table-cell>
          <table:table-cell office:value-type="string" calcext:value-type="string">
            <text:p>Verkehr</text:p>
          </table:table-cell>
          <table:table-cell office:value-type="float" office:value="103" calcext:value-type="float">
            <text:p>103</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35" calcext:value-type="float">
            <text:p>2735</text:p>
          </table:table-cell>
          <table:table-cell office:value-type="string" calcext:value-type="string">
            <text:p>VGES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GES2</text:p>
          </table:table-cell>
          <table:table-cell office:value-type="string" calcext:value-type="string">
            <text:p>Gelsenkirchen Kurt-Schumacher-Straße 114</text:p>
          </table:table-cell>
          <table:table-cell/>
          <table:table-cell office:value-type="string" calcext:value-type="string">
            <text:p>Luftqualitätsmessstelle</text:p>
          </table:table-cell>
          <table:table-cell table:number-columns-repeated="3"/>
          <table:table-cell office:value-type="string" calcext:value-type="string">
            <text:p>DENW235</text:p>
          </table:table-cell>
          <table:table-cell office:value-type="string" calcext:value-type="string">
            <text:p>0101000020E864000000000000986816410000008074C85541</text:p>
          </table:table-cell>
          <table:table-cell office:value-type="string" calcext:value-type="string">
            <text:p>Verkehr</text:p>
          </table:table-cell>
          <table:table-cell office:value-type="float" office:value="34" calcext:value-type="float">
            <text:p>34</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36" calcext:value-type="float">
            <text:p>2736</text:p>
          </table:table-cell>
          <table:table-cell office:value-type="string" calcext:value-type="string">
            <text:p>VGEV</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GEV</text:p>
          </table:table-cell>
          <table:table-cell office:value-type="string" calcext:value-type="string">
            <text:p>Gevelsberg Hagener Str.</text:p>
          </table:table-cell>
          <table:table-cell/>
          <table:table-cell office:value-type="string" calcext:value-type="string">
            <text:p>Luftqualitätsmessstelle</text:p>
          </table:table-cell>
          <table:table-cell office:value-type="string" calcext:value-type="string">
            <text:p>Die Station steht im Osten von Gevelsberg auf dem Parkstreifen der nordöstlich verlaufenden Bundesstraße 7. Die Straße ist zweispurig, die anliegenden Wohn- und Geschäftshäuser zwei- bis viergeschossig hoch. Im Südosten hinter der Wohnbebauung steigen die bewaldeten Hänge auf ca. 330 m an. Nördlich und östlich befinden sich hinter den anliegenden Häusern zahlreiche, mittelständige Gewerbe- und Industriebetriebe. Die Autobahn A 1 verläuft ca. 2 km nordwestlich an der Station vorbei.</text:p>
          </table:table-cell>
          <table:table-cell table:number-columns-repeated="2"/>
          <table:table-cell office:value-type="string" calcext:value-type="string">
            <text:p>DENW225</text:p>
          </table:table-cell>
          <table:table-cell office:value-type="string" calcext:value-type="string">
            <text:p>0101000020E864000000000000BC791741000000C07FB15541</text:p>
          </table:table-cell>
          <table:table-cell office:value-type="string" calcext:value-type="string">
            <text:p>Verkehr</text:p>
          </table:table-cell>
          <table:table-cell office:value-type="float" office:value="159" calcext:value-type="float">
            <text:p>159</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37" calcext:value-type="float">
            <text:p>2737</text:p>
          </table:table-cell>
          <table:table-cell office:value-type="string" calcext:value-type="string">
            <text:p>VGEV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GEV2</text:p>
          </table:table-cell>
          <table:table-cell office:value-type="string" calcext:value-type="string">
            <text:p>Gevelsberg Hagener Straße 12</text:p>
          </table:table-cell>
          <table:table-cell/>
          <table:table-cell office:value-type="string" calcext:value-type="string">
            <text:p>Luftqualitätsmessstelle</text:p>
          </table:table-cell>
          <table:table-cell table:number-columns-repeated="3"/>
          <table:table-cell office:value-type="string" calcext:value-type="string">
            <text:p>DENW280</text:p>
          </table:table-cell>
          <table:table-cell office:value-type="string" calcext:value-type="string">
            <text:p>0101000020E86400000000000080791741000000407BB15541</text:p>
          </table:table-cell>
          <table:table-cell office:value-type="string" calcext:value-type="string">
            <text:p>Verkehr</text:p>
          </table:table-cell>
          <table:table-cell office:value-type="float" office:value="161" calcext:value-type="float">
            <text:p>161</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38" calcext:value-type="float">
            <text:p>2738</text:p>
          </table:table-cell>
          <table:table-cell office:value-type="string" calcext:value-type="string">
            <text:p>VHAG</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HAG</text:p>
          </table:table-cell>
          <table:table-cell office:value-type="string" calcext:value-type="string">
            <text:p>Hagen Emilienplatz</text:p>
          </table:table-cell>
          <table:table-cell/>
          <table:table-cell office:value-type="string" calcext:value-type="string">
            <text:p>Luftqualitätsmessstelle</text:p>
          </table:table-cell>
          <table:table-cell office:value-type="string" calcext:value-type="string">
            <text:p>Die Station steht im Hagener Stadtzentrum auf einem befestigten Parkplatz im Kreuzungsbereich der Bundesstraße B54 und der Landstraße L702. Die Bundesstraße B7 verläuft etwa 250 m südöstlich. Industrieanlagen erstrecken sich von Nordwest bis Südwest in ca. 1,5 km Entfernung. Etwa 1,2 km nördlich befindet sich eine Müllverbrennungsanlage.</text:p>
          </table:table-cell>
          <table:table-cell table:number-columns-repeated="2"/>
          <table:table-cell office:value-type="string" calcext:value-type="string">
            <text:p>DENW077</text:p>
          </table:table-cell>
          <table:table-cell office:value-type="string" calcext:value-type="string">
            <text:p>0101000020E864000000000000AC0A1841000000C0ACB55541</text:p>
          </table:table-cell>
          <table:table-cell office:value-type="string" calcext:value-type="string">
            <text:p>Verkehr</text:p>
          </table:table-cell>
          <table:table-cell office:value-type="float" office:value="115" calcext:value-type="float">
            <text:p>115</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103" calcext:value-type="float">
            <text:p>2103</text:p>
          </table:table-cell>
          <table:table-cell office:value-type="string" calcext:value-type="string">
            <text:p>VHAG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VHAG2</text:p>
          </table:table-cell>
          <table:table-cell office:value-type="string" calcext:value-type="string">
            <text:p>Hagen Märkischer Ring 85</text:p>
          </table:table-cell>
          <table:table-cell/>
          <table:table-cell office:value-type="string" calcext:value-type="string">
            <text:p>Luftqualitätsmessstelle</text:p>
          </table:table-cell>
          <table:table-cell office:value-type="string" calcext:value-type="string">
            <text:p>Die NO2-Passivsammler sind am Halteverbotsschild vor dem Haus Nr. 85 befestigt. Das direkte Umfeld besteht aus mehrstöckige Wohnbebauung und Läden. Die von Nord-West nach Süd-Ost verlaufende Bundesstraße B 54 ist im Bereich des Messpunktes 4-spurig und kreuzt in ca. 150m süd-östlich die Bundesstraße B7. In ca. 90 m nord-westlich beginnt in einer großen Kreuzung die Landstraße L702 (Zubringer zur BAB A45/A46). Ca. 1,1 km westlich vom Messpunkt befindet sich eine Eisenbahntrasse (Hauptbahnhof). Größere Industrie und Gewerbegebiete befinden sich in ca. 1,1 km westlich und ein kleineres ca. 1 km südlich vom Messpunkt. In östlicher Richtung befindet sich die BAB A45 in ca. 2,6 km und in Nord westlicher Richtung die BAB A1 in ca. 4 km.</text:p>
          </table:table-cell>
          <table:table-cell table:number-columns-repeated="2"/>
          <table:table-cell office:value-type="string" calcext:value-type="string">
            <text:p>DENW281</text:p>
          </table:table-cell>
          <table:table-cell office:value-type="string" calcext:value-type="string">
            <text:p>0101000020E864000000000000FC0B1841000000C09FB55541</text:p>
          </table:table-cell>
          <table:table-cell office:value-type="string" calcext:value-type="string">
            <text:p>Verkehr</text:p>
          </table:table-cell>
          <table:table-cell office:value-type="float" office:value="120" calcext:value-type="float">
            <text:p>120</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39" calcext:value-type="float">
            <text:p>2739</text:p>
          </table:table-cell>
          <table:table-cell office:value-type="string" calcext:value-type="string">
            <text:p>VHAG3</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HAG3</text:p>
          </table:table-cell>
          <table:table-cell office:value-type="string" calcext:value-type="string">
            <text:p>Hagen Märkischer Ring 91</text:p>
          </table:table-cell>
          <table:table-cell/>
          <table:table-cell office:value-type="string" calcext:value-type="string">
            <text:p>Luftqualitätsmessstelle</text:p>
          </table:table-cell>
          <table:table-cell table:number-columns-repeated="3"/>
          <table:table-cell office:value-type="string" calcext:value-type="string">
            <text:p>DENW236</text:p>
          </table:table-cell>
          <table:table-cell office:value-type="string" calcext:value-type="string">
            <text:p>0101000020E864000000000000680C18410000008098B55541</text:p>
          </table:table-cell>
          <table:table-cell office:value-type="string" calcext:value-type="string">
            <text:p>Verkehr</text:p>
          </table:table-cell>
          <table:table-cell office:value-type="float" office:value="114" calcext:value-type="float">
            <text:p>114</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40" calcext:value-type="float">
            <text:p>2740</text:p>
          </table:table-cell>
          <table:table-cell office:value-type="string" calcext:value-type="string">
            <text:p>VHAW</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HAW</text:p>
          </table:table-cell>
          <table:table-cell office:value-type="string" calcext:value-type="string">
            <text:p>Hagen Wehringh. Str.</text:p>
          </table:table-cell>
          <table:table-cell/>
          <table:table-cell office:value-type="string" calcext:value-type="string">
            <text:p>Luftqualitätsmessstelle</text:p>
          </table:table-cell>
          <table:table-cell office:value-type="string" calcext:value-type="string">
            <text:p>Der Messcontainer steht eingebettet am Rande einer Hofeinfahrt zwischen zwei Häusern an der stark befahrenen Bundestraße 7. Die Straße ist vierspurig und verläuft von Nordost nach Südwest, sie verbindet Hagen mit Wuppertal. Die Wohnhäuser der Straßenschlucht sind bis zu fünf Etagen hoch. Das gesamte Umfeld ist Wohnbebauung in der sich das Firmengelände der Batteriefirma Varta ca. 300 m nordöstlich befindet.</text:p>
          </table:table-cell>
          <table:table-cell table:number-columns-repeated="2"/>
          <table:table-cell office:value-type="string" calcext:value-type="string">
            <text:p>DENW137</text:p>
          </table:table-cell>
          <table:table-cell office:value-type="string" calcext:value-type="string">
            <text:p>0101000020E86400000000000050F21741000000C00EB55541</text:p>
          </table:table-cell>
          <table:table-cell office:value-type="string" calcext:value-type="string">
            <text:p>Verkehr</text:p>
          </table:table-cell>
          <table:table-cell office:value-type="float" office:value="109" calcext:value-type="float">
            <text:p>109</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41" calcext:value-type="float">
            <text:p>2741</text:p>
          </table:table-cell>
          <table:table-cell office:value-type="string" calcext:value-type="string">
            <text:p>VHER</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HER</text:p>
          </table:table-cell>
          <table:table-cell office:value-type="string" calcext:value-type="string">
            <text:p>Herne Recklinghauser Straße</text:p>
          </table:table-cell>
          <table:table-cell/>
          <table:table-cell office:value-type="string" calcext:value-type="string">
            <text:p>Luftqualitätsmessstelle</text:p>
          </table:table-cell>
          <table:table-cell office:value-type="string" calcext:value-type="string">
            <text:p>Der Messcontainer steht im westlich gelegenen Stadtteil Unser Fritz auf dem Parkstreifen einer von Nord nach Süd verlaufenden vierspurigen Hauptstraße. Das direkte Umfeld besteht aus Wohnbebauung. Die anliegenden Häuser sind zweigeschossig. Der Straßenabschnitt ist eingerahmt von der BAB A 42 und der B 226, die ca. 150 m südlich bzw. nördlich an der Station vorbei führen. Hinter der Bundesstraße befindet sich das große Hafengelände des Rhein-Herne-Kanals. Kraftwerke, Chemiebetriebe sowie weitere Gewerbebetriebe auf den ehemaligen Schachtanlagen der Zeche Fritz gehören zum erweiterten Umfeld.</text:p>
          </table:table-cell>
          <table:table-cell table:number-columns-repeated="2"/>
          <table:table-cell office:value-type="string" calcext:value-type="string">
            <text:p>DENW203</text:p>
          </table:table-cell>
          <table:table-cell office:value-type="string" calcext:value-type="string">
            <text:p>0101000020E86400000000000028B01641000000C0FAC95541</text:p>
          </table:table-cell>
          <table:table-cell office:value-type="string" calcext:value-type="string">
            <text:p>Verkehr</text:p>
          </table:table-cell>
          <table:table-cell office:value-type="float" office:value="38" calcext:value-type="float">
            <text:p>38</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42" calcext:value-type="float">
            <text:p>2742</text:p>
          </table:table-cell>
          <table:table-cell office:value-type="string" calcext:value-type="string">
            <text:p>VHER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HER2</text:p>
          </table:table-cell>
          <table:table-cell office:value-type="string" calcext:value-type="string">
            <text:p>Herne Recklinghauser Straße 4</text:p>
          </table:table-cell>
          <table:table-cell/>
          <table:table-cell office:value-type="string" calcext:value-type="string">
            <text:p>Luftqualitätsmessstelle</text:p>
          </table:table-cell>
          <table:table-cell table:number-columns-repeated="3"/>
          <table:table-cell office:value-type="string" calcext:value-type="string">
            <text:p>DENW243</text:p>
          </table:table-cell>
          <table:table-cell office:value-type="string" calcext:value-type="string">
            <text:p>0101000020E8640000000000002CB0164100000080F1C95541</text:p>
          </table:table-cell>
          <table:table-cell office:value-type="string" calcext:value-type="string">
            <text:p>Verkehr</text:p>
          </table:table-cell>
          <table:table-cell office:value-type="float" office:value="38" calcext:value-type="float">
            <text:p>38</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43" calcext:value-type="float">
            <text:p>2743</text:p>
          </table:table-cell>
          <table:table-cell office:value-type="string" calcext:value-type="string">
            <text:p>VHK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HKS</text:p>
          </table:table-cell>
          <table:table-cell office:value-type="string" calcext:value-type="string">
            <text:p>Herten Kaiserstraße</text:p>
          </table:table-cell>
          <table:table-cell/>
          <table:table-cell office:value-type="string" calcext:value-type="string">
            <text:p>Luftqualitätsmessstelle</text:p>
          </table:table-cell>
          <table:table-cell table:number-columns-repeated="3"/>
          <table:table-cell office:value-type="string" calcext:value-type="string">
            <text:p>DENW273</text:p>
          </table:table-cell>
          <table:table-cell office:value-type="string" calcext:value-type="string">
            <text:p>0101000020E86400000000000068AB164100000000C9CF5541</text:p>
          </table:table-cell>
          <table:table-cell office:value-type="string" calcext:value-type="string">
            <text:p>Verkehr</text:p>
          </table:table-cell>
          <table:table-cell office:value-type="float" office:value="67" calcext:value-type="float">
            <text:p>67</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44" calcext:value-type="float">
            <text:p>2744</text:p>
          </table:table-cell>
          <table:table-cell office:value-type="string" calcext:value-type="string">
            <text:p>VHU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HUE</text:p>
          </table:table-cell>
          <table:table-cell office:value-type="string" calcext:value-type="string">
            <text:p>Hürth Luxemburger Str.</text:p>
          </table:table-cell>
          <table:table-cell/>
          <table:table-cell office:value-type="string" calcext:value-type="string">
            <text:p>Luftqualitätsmessstelle</text:p>
          </table:table-cell>
          <table:table-cell office:value-type="string" calcext:value-type="string">
            <text:p>Der Messcontainer steht auf einem Parkstreifen der von Nordost nach Südwest verlaufenden zweispurigen Bundesstraße 265. Das Umfeld besteht aus Wohn- und Geschäftsbebauung unterschiedlichster Höhe. Chemieanlagen, ein Braunkohlekraftwerk sowie eine Papierfabrik befinden sich in den Chemieparks von Knappsack ca. 2 bis 3 km südwestlich. Zu den Autobahnen A 1 und A 4 ist es ca. 3 km nordwestlich bzw. 2 km nordöstlich weit.</text:p>
          </table:table-cell>
          <table:table-cell table:number-columns-repeated="2"/>
          <table:table-cell office:value-type="string" calcext:value-type="string">
            <text:p>DENW223</text:p>
          </table:table-cell>
          <table:table-cell table:style-name="ce1" office:value-type="string" calcext:value-type="string">
            <text:p>0101000020E864000000000000507515410000000070825541</text:p>
          </table:table-cell>
          <table:table-cell office:value-type="string" calcext:value-type="string">
            <text:p>Verkehr</text:p>
          </table:table-cell>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45" calcext:value-type="float">
            <text:p>2745</text:p>
          </table:table-cell>
          <table:table-cell office:value-type="string" calcext:value-type="string">
            <text:p>VIE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IES</text:p>
          </table:table-cell>
          <table:table-cell office:value-type="string" calcext:value-type="string">
            <text:p>Viersen</text:p>
          </table:table-cell>
          <table:table-cell/>
          <table:table-cell office:value-type="string" calcext:value-type="string">
            <text:p>Luftqualitätsmessstelle</text:p>
          </table:table-cell>
          <table:table-cell office:value-type="string" calcext:value-type="string">
            <text:p>Die Station steht ca. 2 km nördlich von Viersen auf einem Bauernhof, der die Station mit Scheunen und Stallungen u-förmig (Gebäudeabstand 10-20m, nach Westen offen) umschließt. Das direkte Umfeld ist reines Acker- und Weideland. Immissionen können von zwei Industriegebieten mit Papierfabriken (ca. 2 km südlich und 3 km nordwestlich) herangetragen werden. Der Standort wurde ausgewählt, um Immissionen des Flugverkehrs zu erfassen (Sportflughafen Grefrath, AWACS Flughafen Geilenkirchen, Flughafen Mönchengladbach mit Luftfahrtschule NRW).</text:p>
          </table:table-cell>
          <table:table-cell table:number-columns-repeated="3"/>
          <table:table-cell office:value-type="string" calcext:value-type="string">
            <text:p>0101000020E864000000000000C47E13410000004068AF5541</text:p>
          </table:table-cell>
          <table:table-cell/>
          <table:table-cell office:value-type="float" office:value="34" calcext:value-type="float">
            <text:p>34</text:p>
          </table:table-cell>
          <table:table-cell/>
          <table:table-cell office:value-type="float" office:value="103211000" calcext:value-type="float">
            <text:p>103211000</text:p>
          </table:table-cell>
        </table:table-row>
        <table:table-row table:style-name="ro1">
          <table:table-cell office:value-type="float" office:value="2746" calcext:value-type="float">
            <text:p>2746</text:p>
          </table:table-cell>
          <table:table-cell office:value-type="string" calcext:value-type="string">
            <text:p>VIK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IKS</text:p>
          </table:table-cell>
          <table:table-cell office:value-type="string" calcext:value-type="string">
            <text:p>Viersen Krefelder Straße</text:p>
          </table:table-cell>
          <table:table-cell/>
          <table:table-cell office:value-type="string" calcext:value-type="string">
            <text:p>Luftqualitätsmessstelle</text:p>
          </table:table-cell>
          <table:table-cell table:number-columns-repeated="3"/>
          <table:table-cell office:value-type="string" calcext:value-type="string">
            <text:p>DENW237</text:p>
          </table:table-cell>
          <table:table-cell office:value-type="string" calcext:value-type="string">
            <text:p>0101000020E86400000000000090711341000000407AAC5541</text:p>
          </table:table-cell>
          <table:table-cell office:value-type="string" calcext:value-type="string">
            <text:p>Verkehr</text:p>
          </table:table-cell>
          <table:table-cell office:value-type="float" office:value="38" calcext:value-type="float">
            <text:p>38</text:p>
          </table:table-cell>
          <table:table-cell/>
          <table:table-cell office:value-type="float" office:value="103211000" calcext:value-type="float">
            <text:p>103211000</text:p>
          </table:table-cell>
        </table:table-row>
        <table:table-row table:style-name="ro1">
          <table:table-cell office:value-type="float" office:value="2747" calcext:value-type="float">
            <text:p>2747</text:p>
          </table:table-cell>
          <table:table-cell office:value-type="string" calcext:value-type="string">
            <text:p>VIS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ISE</text:p>
          </table:table-cell>
          <table:table-cell office:value-type="string" calcext:value-type="string">
            <text:p>Iserlohn Hohler Weg</text:p>
          </table:table-cell>
          <table:table-cell/>
          <table:table-cell office:value-type="string" calcext:value-type="string">
            <text:p>Luftqualitätsmessstelle</text:p>
          </table:table-cell>
          <table:table-cell office:value-type="string" calcext:value-type="string">
            <text:p>Der Messcontainer steht am südlichen Rand der Innenstadt an einer von West nach Ost verlaufenden abschüssigen Hauptstraße. Die Straße ist nur ca. 6 m breit. Die zwei- bis dreigeschossigen Wohnhäuser stehen nur durch einen schmalen Gehweg getrennt, unmittelbar an der Fahrbahn. Das gesamte Umfeld besteht aus Wohn- und Geschäftsgebäuden. Die Bundesstraße B 7 und die Autobahn A 46 verlaufen ca. 300 m und 1,5 km nörlich der Station.</text:p>
          </table:table-cell>
          <table:table-cell table:number-columns-repeated="2"/>
          <table:table-cell office:value-type="string" calcext:value-type="string">
            <text:p>DENW284</text:p>
          </table:table-cell>
          <table:table-cell office:value-type="string" calcext:value-type="string">
            <text:p>0101000020E86400000000000018FC1841000000C0DDB65541</text:p>
          </table:table-cell>
          <table:table-cell office:value-type="string" calcext:value-type="string">
            <text:p>Verkehr</text:p>
          </table:table-cell>
          <table:table-cell office:value-type="float" office:value="242" calcext:value-type="float">
            <text:p>242</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48" calcext:value-type="float">
            <text:p>2748</text:p>
          </table:table-cell>
          <table:table-cell office:value-type="string" calcext:value-type="string">
            <text:p>VISE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ISE2</text:p>
          </table:table-cell>
          <table:table-cell office:value-type="string" calcext:value-type="string">
            <text:p>Iserlohn Hohler Weg 31</text:p>
          </table:table-cell>
          <table:table-cell/>
          <table:table-cell office:value-type="string" calcext:value-type="string">
            <text:p>Luftqualitätsmessstelle</text:p>
          </table:table-cell>
          <table:table-cell table:number-columns-repeated="3"/>
          <table:table-cell office:value-type="string" calcext:value-type="string">
            <text:p>DENW295</text:p>
          </table:table-cell>
          <table:table-cell office:value-type="string" calcext:value-type="string">
            <text:p>0101000020E864000000000000E400194100000000B4B65541</text:p>
          </table:table-cell>
          <table:table-cell office:value-type="string" calcext:value-type="string">
            <text:p>Verkehr</text:p>
          </table:table-cell>
          <table:table-cell office:value-type="float" office:value="252" calcext:value-type="float">
            <text:p>252</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49" calcext:value-type="float">
            <text:p>2749</text:p>
          </table:table-cell>
          <table:table-cell office:value-type="string" calcext:value-type="string">
            <text:p>VIS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ISS</text:p>
          </table:table-cell>
          <table:table-cell office:value-type="string" calcext:value-type="string">
            <text:p>Viersen Süchtelner Straße</text:p>
          </table:table-cell>
          <table:table-cell/>
          <table:table-cell office:value-type="string" calcext:value-type="string">
            <text:p>Luftqualitätsmessstelle</text:p>
          </table:table-cell>
          <table:table-cell table:number-columns-repeated="3"/>
          <table:table-cell office:value-type="string" calcext:value-type="string">
            <text:p>DENW244</text:p>
          </table:table-cell>
          <table:table-cell office:value-type="string" calcext:value-type="string">
            <text:p>0101000020E8640000000000001C601341000000405CAD5541</text:p>
          </table:table-cell>
          <table:table-cell office:value-type="string" calcext:value-type="string">
            <text:p>Verkehr</text:p>
          </table:table-cell>
          <table:table-cell office:value-type="float" office:value="42" calcext:value-type="float">
            <text:p>42</text:p>
          </table:table-cell>
          <table:table-cell/>
          <table:table-cell office:value-type="float" office:value="103211000" calcext:value-type="float">
            <text:p>103211000</text:p>
          </table:table-cell>
        </table:table-row>
        <table:table-row table:style-name="ro1">
          <table:table-cell office:value-type="float" office:value="2750" calcext:value-type="float">
            <text:p>2750</text:p>
          </table:table-cell>
          <table:table-cell office:value-type="string" calcext:value-type="string">
            <text:p>VKO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KOE</text:p>
          </table:table-cell>
          <table:table-cell office:value-type="string" calcext:value-type="string">
            <text:p>Köln Hohenstaufenring</text:p>
          </table:table-cell>
          <table:table-cell/>
          <table:table-cell office:value-type="string" calcext:value-type="string">
            <text:p>Luftqualitätsmessstelle</text:p>
          </table:table-cell>
          <table:table-cell office:value-type="string" calcext:value-type="string">
            <text:p>Die Station steht an der stark befahrenen Bundesstraße B 9, die westlich der Innenstadt in Nord-Süd-Richtung verläuft. Die Straße ist vierspurig mit beidseitigen Parkstreifen, Rad- und Gehwegen. Die anliegenden Wohn- und Geschäftsgebäude sind sechs- bis achtgeschossig. Der Messcontainer ist etwa fünf Meter vom Straßenrand entfernt.</text:p>
          </table:table-cell>
          <table:table-cell table:number-columns-repeated="2"/>
          <table:table-cell office:value-type="string" calcext:value-type="string">
            <text:p>DENW145</text:p>
          </table:table-cell>
          <table:table-cell office:value-type="string" calcext:value-type="string">
            <text:p>0101000020E86400000000000058AE1541000000403D885541</text:p>
          </table:table-cell>
          <table:table-cell office:value-type="string" calcext:value-type="string">
            <text:p>Verkehr</text:p>
          </table:table-cell>
          <table:table-cell office:value-type="float" office:value="50" calcext:value-type="float">
            <text:p>50</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51" calcext:value-type="float">
            <text:p>2751</text:p>
          </table:table-cell>
          <table:table-cell office:value-type="string" calcext:value-type="string">
            <text:p>VKR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KRE</text:p>
          </table:table-cell>
          <table:table-cell office:value-type="string" calcext:value-type="string">
            <text:p>Kreuzau Mühlengasse</text:p>
          </table:table-cell>
          <table:table-cell/>
          <table:table-cell office:value-type="string" calcext:value-type="string">
            <text:p>Luftqualitätsmessstelle</text:p>
          </table:table-cell>
          <table:table-cell office:value-type="string" calcext:value-type="string">
            <text:p>Die NO2-Pasivsammler sind mit einem Abstandshalter in 2,98 m Höhe am Verkehrsschild (abknickende Vorfahrtsstraße) an einem Schildermast an der Kreisstraße K 39 vor Mühlengasse Nr. 5 angebracht. In ca. 80m östlicher Richtung beginnt die Kreisstraße K 32 und in ca. 280 m mündet sie in die Landstraße L 249. In unmittelbarer Nähe zum Messort befindet sich eine Papierfabrik. Eine weitere Papierfabrik befindet sich 2,8 km südwestlich des Messortes. Eine eingleisige Bahnstrecke verläuft 240 m östlich des Messortes. Größere Bundestraßen sind die B 56, welche ca. 3,5 km östlich verläuft und die B 399, welche sich ca. 3,8 km westlich befindet.</text:p>
          </table:table-cell>
          <table:table-cell table:number-columns-repeated="2"/>
          <table:table-cell office:value-type="string" calcext:value-type="string">
            <text:p>DENW386</text:p>
          </table:table-cell>
          <table:table-cell office:value-type="string" calcext:value-type="string">
            <text:p>0101000020E86400000000000070B4134100000080B6745541</text:p>
          </table:table-cell>
          <table:table-cell office:value-type="string" calcext:value-type="string">
            <text:p>Verkehr</text:p>
          </table:table-cell>
          <table:table-cell office:value-type="float" office:value="149" calcext:value-type="float">
            <text:p>149</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52" calcext:value-type="float">
            <text:p>2752</text:p>
          </table:table-cell>
          <table:table-cell office:value-type="string" calcext:value-type="string">
            <text:p>VLEV</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LEV</text:p>
          </table:table-cell>
          <table:table-cell office:value-type="string" calcext:value-type="string">
            <text:p>Leverkusen Alsenstraße</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E4FE1541000000400D935541</text:p>
          </table:table-cell>
          <table:table-cell/>
          <table:table-cell office:value-type="float" office:value="47" calcext:value-type="float">
            <text:p>47</text:p>
          </table:table-cell>
          <table:table-cell/>
          <table:table-cell office:value-type="float" office:value="103211000" calcext:value-type="float">
            <text:p>103211000</text:p>
          </table:table-cell>
        </table:table-row>
        <table:table-row table:style-name="ro1">
          <table:table-cell office:value-type="float" office:value="2753" calcext:value-type="float">
            <text:p>2753</text:p>
          </table:table-cell>
          <table:table-cell office:value-type="string" calcext:value-type="string">
            <text:p>VLSL</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LSL</text:p>
          </table:table-cell>
          <table:table-cell office:value-type="string" calcext:value-type="string">
            <text:p>Lüdenscheid Lennestraße</text:p>
          </table:table-cell>
          <table:table-cell/>
          <table:table-cell office:value-type="string" calcext:value-type="string">
            <text:p>Luftqualitätsmessstelle</text:p>
          </table:table-cell>
          <table:table-cell office:value-type="string" calcext:value-type="string">
            <text:p>Der Messcontainer steht im Nordosten von Lüdenscheid auf einem Parkstreifen einer von Ost nach West verlaufenden zweispurigen Ortsdurchgangsstraße. Das direkte Umfeld besteht aus Wohnbebauung. Die Straße ist nach Westen abfallend und hat am Standort Schluchtcharakter. Gewerbe befindet sich ca. 700 m nordwestlich und südwestlich zur Station. Die BAB 45 ist ca. 1 km in nordöstlicher Richtung entfernt.</text:p>
          </table:table-cell>
          <table:table-cell table:number-columns-repeated="2"/>
          <table:table-cell office:value-type="string" calcext:value-type="string">
            <text:p>DENW356</text:p>
          </table:table-cell>
          <table:table-cell office:value-type="string" calcext:value-type="string">
            <text:p>0101000020E86400000000000020BC184100000000FBA65541</text:p>
          </table:table-cell>
          <table:table-cell office:value-type="string" calcext:value-type="string">
            <text:p>Verkehr</text:p>
          </table:table-cell>
          <table:table-cell office:value-type="float" office:value="375" calcext:value-type="float">
            <text:p>375</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54" calcext:value-type="float">
            <text:p>2754</text:p>
          </table:table-cell>
          <table:table-cell office:value-type="string" calcext:value-type="string">
            <text:p>VMEB</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MEB</text:p>
          </table:table-cell>
          <table:table-cell office:value-type="string" calcext:value-type="string">
            <text:p>Mettmann Breite Straße</text:p>
          </table:table-cell>
          <table:table-cell/>
          <table:table-cell office:value-type="string" calcext:value-type="string">
            <text:p>Luftqualitätsmessstelle</text:p>
          </table:table-cell>
          <table:table-cell office:value-type="string" calcext:value-type="string">
            <text:p>Der Messcontainer steht ortsmittig auf dem Parkstreifen der dreispurigen Hauptstraße L 403. Die ca. 100 m lange und 15 m breite Straße mit zwei- bis viergeschossigen Wohn- und Geschäftshäusern liegt in einem Talkessel. Weitere Verkehrsimmissionen könnten von der ca. 50 m südlich vorbeiführenden B 7 gemessen werden. Die Autobahn A 3 befindet sich ca. 4,5 km westlich an der Station. Gewerbe hat sich ca. 700 m südwestlich zur Station angesiedelt.</text:p>
          </table:table-cell>
          <table:table-cell table:number-columns-repeated="3"/>
          <table:table-cell office:value-type="string" calcext:value-type="string">
            <text:p>0101000020E86400000000000050E81541000000C075AA5541</text:p>
          </table:table-cell>
          <table:table-cell office:value-type="string" calcext:value-type="string">
            <text:p>Verkehr</text:p>
          </table:table-cell>
          <table:table-cell office:value-type="float" office:value="117" calcext:value-type="float">
            <text:p>117</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55" calcext:value-type="float">
            <text:p>2755</text:p>
          </table:table-cell>
          <table:table-cell office:value-type="string" calcext:value-type="string">
            <text:p>VMEB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MEB2</text:p>
          </table:table-cell>
          <table:table-cell office:value-type="string" calcext:value-type="string">
            <text:p>Mettmann Breite Straße 10</text:p>
          </table:table-cell>
          <table:table-cell/>
          <table:table-cell office:value-type="string" calcext:value-type="string">
            <text:p>Luftqualitätsmessstelle</text:p>
          </table:table-cell>
          <table:table-cell office:value-type="string" calcext:value-type="string">
            <text:p>Die NO2-Passivsammler befinden sich an einem Schildermast rechts neben Haus Nr. 10. Die Halterungsdose ist mit einem Abstandshalter angebracht. Ursprünglich war der Passivsammler an einem Schild in der Breite Straße vor Haus Nr. 10 befestigt. Aufgrund von umfangreichen Baumaßnahmen in 2017 wurde der Passivsammler an einen nahegelegenen Mast verlegt, der nicht von den Baumaßnahmen betroffen war. Der Messort befindet sich ortsmittig an einer 3-spurigen Straße. Die ca. 100 m lange und 15 m breite Straße mit mehrgeschossigen Wohn- und Geschäftshäusern liegt in einem Talkessel. Südlich, etwa 170 m vom Messpunkt entfernt verläuft eine Eisenbahnlinie (Bahnhof). Die BAB A 3 befindet ca. 4,5 km westlich. Industrie- und Gewerbegebiete befinden sich ca. 600 m süd-östlich und ca. 500 m nord-östlich.</text:p>
          </table:table-cell>
          <table:table-cell table:number-columns-repeated="2"/>
          <table:table-cell office:value-type="string" calcext:value-type="string">
            <text:p>DENW291</text:p>
          </table:table-cell>
          <table:table-cell office:value-type="string" calcext:value-type="string">
            <text:p>0101000020E86400000000000070E815410000008073AA5541</text:p>
          </table:table-cell>
          <table:table-cell office:value-type="string" calcext:value-type="string">
            <text:p>Verkehr</text:p>
          </table:table-cell>
          <table:table-cell office:value-type="float" office:value="123" calcext:value-type="float">
            <text:p>123</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56" calcext:value-type="float">
            <text:p>2756</text:p>
          </table:table-cell>
          <table:table-cell office:value-type="string" calcext:value-type="string">
            <text:p>VMGR</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MGR</text:p>
          </table:table-cell>
          <table:table-cell office:value-type="string" calcext:value-type="string">
            <text:p>Mönchengladbach Düsseldorfer Straße</text:p>
          </table:table-cell>
          <table:table-cell/>
          <table:table-cell office:value-type="string" calcext:value-type="string">
            <text:p>Luftqualitätsmessstelle</text:p>
          </table:table-cell>
          <table:table-cell office:value-type="string" calcext:value-type="string">
            <text:p>Der Messcontainer steht am östlichen Rand des Mönchengladbacher Stadtteils Rheydt innerhalb einer Tempo 30 Zone. Die Düsseldorfer Straße ist durchgehend mit mehrgeschossigen Wohnhäusern bebaut, der Messcontainer steht in einer Baulücke auf einer Grünfläche mit Baumbestand. <text:s/>Etwa 300 m südlich und ca. 500 m nördlich befinden sich Gewerbegebiete. Die BAB A 61 verläuft ca. 1,5 km westlich.</text:p>
          </table:table-cell>
          <table:table-cell table:number-columns-repeated="2"/>
          <table:table-cell office:value-type="string" calcext:value-type="string">
            <text:p>DENW100</text:p>
          </table:table-cell>
          <table:table-cell office:value-type="string" calcext:value-type="string">
            <text:p>0101000020E864000000000000D0AC1341000000C0DCA25541</text:p>
          </table:table-cell>
          <table:table-cell office:value-type="string" calcext:value-type="string">
            <text:p>Verkehr</text:p>
          </table:table-cell>
          <table:table-cell office:value-type="float" office:value="55" calcext:value-type="float">
            <text:p>55</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57" calcext:value-type="float">
            <text:p>2757</text:p>
          </table:table-cell>
          <table:table-cell office:value-type="string" calcext:value-type="string">
            <text:p>VMS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MSS</text:p>
          </table:table-cell>
          <table:table-cell office:value-type="string" calcext:value-type="string">
            <text:p>Münster Steinfurt. Str.</text:p>
          </table:table-cell>
          <table:table-cell/>
          <table:table-cell office:value-type="string" calcext:value-type="string">
            <text:p>Luftqualitätsmessstelle</text:p>
          </table:table-cell>
          <table:table-cell office:value-type="string" calcext:value-type="string">
            <text:p>Der Messcontainer steht nordwestlich des Stadtkerns auf dem Parkstreifen einer vierspurigen Hauptverkehrsstraße. Hier treffen die Bundesstraßen B 219 und B 54 aufeinander. An beiden Straßenseiten stehen vier- bis fünfstöckige Wohngebäude. Das gesamte Umfeld ist reine Wohnbebauung.</text:p>
          </table:table-cell>
          <table:table-cell table:number-columns-repeated="2"/>
          <table:table-cell office:value-type="string" calcext:value-type="string">
            <text:p>DENW141</text:p>
          </table:table-cell>
          <table:table-cell office:value-type="string" calcext:value-type="string">
            <text:p>0101000020E8640000000000002CB418410000004076F75541</text:p>
          </table:table-cell>
          <table:table-cell office:value-type="string" calcext:value-type="string">
            <text:p>Verkehr</text:p>
          </table:table-cell>
          <table:table-cell office:value-type="float" office:value="60" calcext:value-type="float">
            <text:p>60</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58" calcext:value-type="float">
            <text:p>2758</text:p>
          </table:table-cell>
          <table:table-cell office:value-type="string" calcext:value-type="string">
            <text:p>VMSS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MSS2</text:p>
          </table:table-cell>
          <table:table-cell office:value-type="string" calcext:value-type="string">
            <text:p>Münster Steinfurter Straße 11</text:p>
          </table:table-cell>
          <table:table-cell/>
          <table:table-cell office:value-type="string" calcext:value-type="string">
            <text:p>Luftqualitätsmessstelle</text:p>
          </table:table-cell>
          <table:table-cell office:value-type="string" calcext:value-type="string">
            <text:p>Die NO2-Passivsammler sind an einem Verkehrshinweisschild an der von Nord-West nach Süd-Ost verlaufende Bundesstraße B 54/B 219 befestigt. In der Steinfurter Straße stehen in lockeren Abständen Straßenbäume in kleinen Grünflächen. Die Kronen beginnen in ca. 3,50 m. Die Bundesstraße hat im Bereich des Messpunktes je 3 Fahrspuren in beide Richtungen, die mittig durch einen schmalen Grünstreifen getrennt sind. Links und rechts der Straße stehen mehrgeschossige Wohngebäude. Ca. 3,1 km nord-westlich vom Messpunkt verläuft die BAB A 1. In ca. 140 m süd-östlicher Richtung befindet sich noch die Landstraße L 843. Um den Messplatz herum in ca. 750 m Entfernung verläuft die Kreisstraße K 6.</text:p>
          </table:table-cell>
          <table:table-cell table:number-columns-repeated="2"/>
          <table:table-cell office:value-type="string" calcext:value-type="string">
            <text:p>DENW268</text:p>
          </table:table-cell>
          <table:table-cell office:value-type="string" calcext:value-type="string">
            <text:p>0101000020E86400000000000040B41841000000C075F75541</text:p>
          </table:table-cell>
          <table:table-cell office:value-type="string" calcext:value-type="string">
            <text:p>Verkehr</text:p>
          </table:table-cell>
          <table:table-cell office:value-type="float" office:value="65" calcext:value-type="float">
            <text:p>65</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59" calcext:value-type="float">
            <text:p>2759</text:p>
          </table:table-cell>
          <table:table-cell office:value-type="string" calcext:value-type="string">
            <text:p>VMSW</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MSW</text:p>
          </table:table-cell>
          <table:table-cell office:value-type="string" calcext:value-type="string">
            <text:p>Münster Weseler Straße</text:p>
          </table:table-cell>
          <table:table-cell/>
          <table:table-cell office:value-type="string" calcext:value-type="string">
            <text:p>Luftqualitätsmessstelle</text:p>
          </table:table-cell>
          <table:table-cell office:value-type="string" calcext:value-type="string">
            <text:p>Der Messcontainer steht westlich des Stadtkerns auf dem Gehweg der von Nord nach Süd verlaufenden Bundesstraße 219. Die Straße ist hier 4-spurig plus stadteinwärts einer verlaufenen Rechtsabbiegerspur. Zum Fahrbahnrand ist es ca. 2,5 m weit, da sich zwischen Messcontainer und erster Fahrspur ein Radweg befindet. Links und rechts der Straße stehen 4-geschossige Wohngebäude - Gesamtstraßenbreite ca. 25m. Das gesamte Umfeld besteht aus Wohnbebauung. Emittenten sind nicht zu finden.</text:p>
          </table:table-cell>
          <table:table-cell table:number-columns-repeated="2"/>
          <table:table-cell office:value-type="string" calcext:value-type="string">
            <text:p>DENW199</text:p>
          </table:table-cell>
          <table:table-cell office:value-type="string" calcext:value-type="string">
            <text:p>0101000020E86400000000000074BA1841000000C0F1F55541</text:p>
          </table:table-cell>
          <table:table-cell office:value-type="string" calcext:value-type="string">
            <text:p>Verkehr</text:p>
          </table:table-cell>
          <table:table-cell office:value-type="float" office:value="59" calcext:value-type="float">
            <text:p>59</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60" calcext:value-type="float">
            <text:p>2760</text:p>
          </table:table-cell>
          <table:table-cell office:value-type="string" calcext:value-type="string">
            <text:p>VMU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MUE</text:p>
          </table:table-cell>
          <table:table-cell office:value-type="string" calcext:value-type="string">
            <text:p>Münster Friesenring</text:p>
          </table:table-cell>
          <table:table-cell/>
          <table:table-cell office:value-type="string" calcext:value-type="string">
            <text:p>Luftqualitätsmessstelle</text:p>
          </table:table-cell>
          <table:table-cell office:value-type="string" calcext:value-type="string">
            <text:p>Die Station steht etwa 1,5 km nördlich des Stadtzentrums von Münster an einer vierspurigen, stark befahrenen Ringstraße, unmittelbar neben dem Polizeipräsidium. <text:s/>Durch das Polizeigebäude und hohen Baumbewuchs ist die Station nur von der Straßenseite frei anströmbar. Das direkte Stationsumfeld besteht aus Wohngebäuden. Die B 219 verläuft von Nord nach Süd ca. 400 m westlich zur Station.</text:p>
          </table:table-cell>
          <table:table-cell table:number-columns-repeated="2"/>
          <table:table-cell office:value-type="string" calcext:value-type="string">
            <text:p>DENW098</text:p>
          </table:table-cell>
          <table:table-cell office:value-type="string" calcext:value-type="string">
            <text:p>0101000020E864000000000000B8B918410000004027F85541</text:p>
          </table:table-cell>
          <table:table-cell office:value-type="string" calcext:value-type="string">
            <text:p>Verkehr</text:p>
          </table:table-cell>
          <table:table-cell office:value-type="float" office:value="60" calcext:value-type="float">
            <text:p>60</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61" calcext:value-type="float">
            <text:p>2761</text:p>
          </table:table-cell>
          <table:table-cell office:value-type="string" calcext:value-type="string">
            <text:p>VNEM</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NEM</text:p>
          </table:table-cell>
          <table:table-cell office:value-type="string" calcext:value-type="string">
            <text:p>Neuss Friedrichstr.</text:p>
          </table:table-cell>
          <table:table-cell/>
          <table:table-cell office:value-type="string" calcext:value-type="string">
            <text:p>Luftqualitätsmessstelle</text:p>
          </table:table-cell>
          <table:table-cell office:value-type="string" calcext:value-type="string">
            <text:p>Der Messcontainer steht ca. 100 m hinter der Verknüpfung von mehreren stark befahrenen Ortseingangsstraßen auf dem Gehweg des Zubringers zur Stadtmitte. Ortseingangs ist die Straße einspurig. Ortsausgangs hat sie die Breite von zwei Spuren nebst Parkstreifen. Die anliegenden Gebäuse sind drei- bis viergeschossig hoch. Die Straße verläuft von Süd nach Nord. Weitere Verkehrsimmissionen könnten von der A 57 gemessen werden, die ca. 1 km südlich an der Station vorbeiläuft.</text:p>
          </table:table-cell>
          <table:table-cell table:number-columns-repeated="2"/>
          <table:table-cell office:value-type="string" calcext:value-type="string">
            <text:p>DENW138</text:p>
          </table:table-cell>
          <table:table-cell office:value-type="string" calcext:value-type="string">
            <text:p>0101000020E86400000000000054AD144100000000E9A45541</text:p>
          </table:table-cell>
          <table:table-cell office:value-type="string" calcext:value-type="string">
            <text:p>Verkehr</text:p>
          </table:table-cell>
          <table:table-cell office:value-type="float" office:value="40" calcext:value-type="float">
            <text:p>40</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62" calcext:value-type="float">
            <text:p>2762</text:p>
          </table:table-cell>
          <table:table-cell office:value-type="string" calcext:value-type="string">
            <text:p>VNEM3</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NEM3</text:p>
          </table:table-cell>
          <table:table-cell office:value-type="string" calcext:value-type="string">
            <text:p>Neuss Breitestraße</text:p>
          </table:table-cell>
          <table:table-cell/>
          <table:table-cell office:value-type="string" calcext:value-type="string">
            <text:p>Luftqualitätsmessstelle</text:p>
          </table:table-cell>
          <table:table-cell table:number-columns-repeated="3"/>
          <table:table-cell office:value-type="string" calcext:value-type="string">
            <text:p>DENW173</text:p>
          </table:table-cell>
          <table:table-cell office:value-type="string" calcext:value-type="string">
            <text:p>0101000020E86400000000000034AC14410000000006A55541</text:p>
          </table:table-cell>
          <table:table-cell office:value-type="string" calcext:value-type="string">
            <text:p>Verkehr</text:p>
          </table:table-cell>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63" calcext:value-type="float">
            <text:p>2763</text:p>
          </table:table-cell>
          <table:table-cell office:value-type="string" calcext:value-type="string">
            <text:p>VOG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OGE</text:p>
          </table:table-cell>
          <table:table-cell office:value-type="string" calcext:value-type="string">
            <text:p>Vogelsang</text:p>
          </table:table-cell>
          <table:table-cell/>
          <table:table-cell office:value-type="string" calcext:value-type="string">
            <text:p>Luftqualitätsmessstelle</text:p>
          </table:table-cell>
          <table:table-cell office:value-type="string" calcext:value-type="string">
            <text:p>Die Station steht im westlich gelegenen Vorort von Köln auf einem Schulgelände. Das direkte Umfeld ist reine Wohnbebauung. Durchwachsene Industrie mit Metallverarbeitung, Gewerbegebieten, Farbenfabriken usw. erstrecken sich in östlicher bis südöstlicher Richtung (Entfernung ca. 1 km). Der nordwestliche bis südwestliche Bereich außerhalb Vogelsangs ist reines Weide- und Ackerland. Verkehrsbelastung ist von der 2 km westlich gelegnenen BAB A1 und der 1,5 km nördlich verlaufenden B59 zu erwarten. Das Gelände ist flach und eben, die Station frei anströmbar. <text:s/>Messung im Zuge der Neukonzeption LUQS2000 eingestellt</text:p>
          </table:table-cell>
          <table:table-cell table:number-columns-repeated="2"/>
          <table:table-cell office:value-type="string" calcext:value-type="string">
            <text:p>DENW055</text:p>
          </table:table-cell>
          <table:table-cell office:value-type="string" calcext:value-type="string">
            <text:p>0101000020E864000000000000C86C1541000000809A8A5541</text:p>
          </table:table-cell>
          <table:table-cell office:value-type="string" calcext:value-type="string">
            <text:p>Hintergrund</text:p>
          </table:table-cell>
          <table:table-cell office:value-type="float" office:value="50" calcext:value-type="float">
            <text:p>50</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764" calcext:value-type="float">
            <text:p>2764</text:p>
          </table:table-cell>
          <table:table-cell office:value-type="string" calcext:value-type="string">
            <text:p>VPBF</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PBF</text:p>
          </table:table-cell>
          <table:table-cell office:value-type="string" calcext:value-type="string">
            <text:p>Paderborn Friedrichstr.</text:p>
          </table:table-cell>
          <table:table-cell/>
          <table:table-cell office:value-type="string" calcext:value-type="string">
            <text:p>Luftqualitätsmessstelle</text:p>
          </table:table-cell>
          <table:table-cell office:value-type="string" calcext:value-type="string">
            <text:p>Die Station steht im westlichen Bereich der Paderborner Innenstadt auf dem Parkstreifen einer vierspurigen Hauptverkehrsstraße. Die Bebauung der etwa 45 m breiten Straße besteht aus Wohn- und Geschäftsgebäuden. Etwa 2 km südwestlich der Station befindet sich ein Gewerbegebiet. Die BAB A 33 und die Bundesstraße B 64 verlaufen etwa 3 km westlich, bzw. 2 km südlich.</text:p>
          </table:table-cell>
          <table:table-cell table:number-columns-repeated="2"/>
          <table:table-cell office:value-type="string" calcext:value-type="string">
            <text:p>DENW183</text:p>
          </table:table-cell>
          <table:table-cell office:value-type="string" calcext:value-type="string">
            <text:p>0101000020E86400000000000034741D410000000095DB5541</text:p>
          </table:table-cell>
          <table:table-cell office:value-type="string" calcext:value-type="string">
            <text:p>Verkehr</text:p>
          </table:table-cell>
          <table:table-cell office:value-type="float" office:value="105" calcext:value-type="float">
            <text:p>105</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65" calcext:value-type="float">
            <text:p>2765</text:p>
          </table:table-cell>
          <table:table-cell office:value-type="string" calcext:value-type="string">
            <text:p>VREB</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REB</text:p>
          </table:table-cell>
          <table:table-cell office:value-type="string" calcext:value-type="string">
            <text:p>Recklingh. Bochumer Str.</text:p>
          </table:table-cell>
          <table:table-cell/>
          <table:table-cell office:value-type="string" calcext:value-type="string">
            <text:p>Luftqualitätsmessstelle</text:p>
          </table:table-cell>
          <table:table-cell office:value-type="string" calcext:value-type="string">
            <text:p>Der Messcontainer steht im südlich gelegenen Stadtteil König Ludwig in einer Parkbox der von Süd nach Nord verlaufenden Bundesstraße 51. Die Straße ist an dieser Stelle zweispurig, die anliegenden Wohn- und Geschäftshäuser sind vier- bis fünfgeschossig hoch. Das direkte Umfeld besteht aus Wohnbebauung. Industrie- und Gewerbebetriebe stehen auf ehemaligen Zechengeländen ca. 500 m nördlich. Die Autobahnen A 2 und A 43 verlaufen ca. 700 m nördlich bzw. 1,5 km westlich an der Station vorbei.</text:p>
          </table:table-cell>
          <table:table-cell table:number-columns-repeated="2"/>
          <table:table-cell office:value-type="string" calcext:value-type="string">
            <text:p>DENW220</text:p>
          </table:table-cell>
          <table:table-cell office:value-type="string" calcext:value-type="string">
            <text:p>0101000020E8640000000000002CF616410000008098CD5541</text:p>
          </table:table-cell>
          <table:table-cell office:value-type="string" calcext:value-type="string">
            <text:p>Verkehr</text:p>
          </table:table-cell>
          <table:table-cell office:value-type="float" office:value="52" calcext:value-type="float">
            <text:p>52</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025" calcext:value-type="float">
            <text:p>2025</text:p>
          </table:table-cell>
          <table:table-cell office:value-type="string" calcext:value-type="string">
            <text:p>VREB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VREB2</text:p>
          </table:table-cell>
          <table:table-cell office:value-type="string" calcext:value-type="string">
            <text:p>Recklinghausen Bochumer Straße</text:p>
          </table:table-cell>
          <table:table-cell/>
          <table:table-cell office:value-type="string" calcext:value-type="string">
            <text:p>Luftqualitätsmessstelle</text:p>
          </table:table-cell>
          <table:table-cell office:value-type="string" calcext:value-type="string">
            <text:p>Die NO2-Passivsammler sind an einer Laterne vor Haus Nr. 65 befestigt. In 2,8 m Entfernung befindet sich ein Baum, die Baumkrone beginnt deutlich über dem Passivsammler. Die von Süd nach Nord verlaufende Landstraße L 551 ist an dieser Stelle 2-spurig, die anliegenden Wohn- und Geschäftshäuser sind mehrgeschossig. Das direkte Umfeld besteht aus Wohnbebauung. Industrie- und Gewerbebetriebe befinden sich ca. 500 m nördlich auf ehemaligen Zechengeländen. Die BAB A 2 und BAB A 43 verlaufen ca. 800 m nördlich bzw. 1,5 km westlich und die BAB A 42 ca. 3,3 km südlich des Messortes. Südlich beginnt in ca. 600 m die Kreisstraße K 29 und in ca. 900 m die Kreisstraße K 21 und in ca. 1,8 km der Rhein-Herne- Kanal mit Stadthafen und Gewerbegebiete. Westlich, etwa 1 km vom Messpunkt entfernt verläuft eine Eisenbahntrasse (Bahnhof). Größere Industrie und Gewerbegebiete befinden sich ca. 300 m nord-östlich, ca. 380 m nord-westlich und 1,1 km süd-westlich vom Messpunkt entfernt.</text:p>
          </table:table-cell>
          <table:table-cell table:number-columns-repeated="2"/>
          <table:table-cell office:value-type="string" calcext:value-type="string">
            <text:p>DENW296</text:p>
          </table:table-cell>
          <table:table-cell office:value-type="string" calcext:value-type="string">
            <text:p>0101000020E86400000000000008F616410000004093CD5541</text:p>
          </table:table-cell>
          <table:table-cell office:value-type="string" calcext:value-type="string">
            <text:p>Verkehr</text:p>
          </table:table-cell>
          <table:table-cell office:value-type="float" office:value="54" calcext:value-type="float">
            <text:p>54</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66" calcext:value-type="float">
            <text:p>2766</text:p>
          </table:table-cell>
          <table:table-cell office:value-type="string" calcext:value-type="string">
            <text:p>VSCH</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SCH</text:p>
          </table:table-cell>
          <table:table-cell office:value-type="string" calcext:value-type="string">
            <text:p>Schwerte Hörder Straße</text:p>
          </table:table-cell>
          <table:table-cell/>
          <table:table-cell office:value-type="string" calcext:value-type="string">
            <text:p>Luftqualitätsmessstelle</text:p>
          </table:table-cell>
          <table:table-cell office:value-type="string" calcext:value-type="string">
            <text:p>Der Messcontainer steht im Norden des Zentrums an der von Nord nach Süd verlaufenden Bundesstraße 236 auf einem Parkstreifen. Zwei Eisenbahnbrücken begrenzen den Straßenabschnitt auf ca. 70 m, die gelockerte Wohnbebauung ist zwei- bis dreigeschossig hoch. In südwestlicher Richtung in einer Entfernung von ca. 350 m befindet sich eine Gießerei (Walter Hundhausen). In südlicher Richtung schließen sich die Deutsche Nickel GmbH und die Hoesch-Werke (Schwerter Profile) an. <text:s/>Zusätzliche Verkehrsimmissionen könnten von der ca. 1 km nördlich verlaufenden A 1 gemessen werden.</text:p>
          </table:table-cell>
          <table:table-cell table:number-columns-repeated="2"/>
          <table:table-cell office:value-type="string" calcext:value-type="string">
            <text:p>DENW292</text:p>
          </table:table-cell>
          <table:table-cell office:value-type="string" calcext:value-type="string">
            <text:p>0101000020E864000000000000D46C184100000080DCBE5541</text:p>
          </table:table-cell>
          <table:table-cell office:value-type="string" calcext:value-type="string">
            <text:p>Verkehr</text:p>
          </table:table-cell>
          <table:table-cell office:value-type="float" office:value="128" calcext:value-type="float">
            <text:p>128</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67" calcext:value-type="float">
            <text:p>2767</text:p>
          </table:table-cell>
          <table:table-cell office:value-type="string" calcext:value-type="string">
            <text:p>VSI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SIS</text:p>
          </table:table-cell>
          <table:table-cell office:value-type="string" calcext:value-type="string">
            <text:p>Siegen Sandstraße</text:p>
          </table:table-cell>
          <table:table-cell/>
          <table:table-cell office:value-type="string" calcext:value-type="string">
            <text:p>Luftqualitätsmessstelle</text:p>
          </table:table-cell>
          <table:table-cell office:value-type="string" calcext:value-type="string">
            <text:p>Der Messcontainer steht innerstädtisch auf dem Parkstreifen an der von Nordost nach Südwest verlaufenden vierspurigen Bundessstraße 54/62 Die anliegenden Häuser sind drei- bis viergeschossig. Das gesamte Umfeld besteht aus Wohn- und Geschäftsbebauung. Die autobahnähnlich ausgebaute Bundesstraße B 54 verläuft parallel ca. 150 m westlich. Zur Autobahn A 45 ist es ca. 3 km in südwestlicher Richtung weit. Industrie mit metallverarbeitenden Betrieben befinden sich ca. 1,5 km südwestlich sowie 4 km nördlich und östlich zur Station.</text:p>
          </table:table-cell>
          <table:table-cell table:number-columns-repeated="2"/>
          <table:table-cell office:value-type="string" calcext:value-type="string">
            <text:p>DENW202</text:p>
          </table:table-cell>
          <table:table-cell office:value-type="string" calcext:value-type="string">
            <text:p>0101000020E864000000000000DC4F1A410000008054805541</text:p>
          </table:table-cell>
          <table:table-cell office:value-type="string" calcext:value-type="string">
            <text:p>Verkehr</text:p>
          </table:table-cell>
          <table:table-cell office:value-type="float" office:value="307" calcext:value-type="float">
            <text:p>307</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68" calcext:value-type="float">
            <text:p>2768</text:p>
          </table:table-cell>
          <table:table-cell office:value-type="string" calcext:value-type="string">
            <text:p>VWIT</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WIT</text:p>
          </table:table-cell>
          <table:table-cell office:value-type="string" calcext:value-type="string">
            <text:p>Witten Ardeystr.</text:p>
          </table:table-cell>
          <table:table-cell/>
          <table:table-cell office:value-type="string" calcext:value-type="string">
            <text:p>Luftqualitätsmessstelle</text:p>
          </table:table-cell>
          <table:table-cell office:value-type="string" calcext:value-type="string">
            <text:p>Der Messcontainer steht östlich des Zentrums auf einem Parkstreifen an einer, an dieser Stelle <text:s/>von Südost nach Nordwest verlaufenden, zweispurigen Hauptstraße. Das west- und südliche direkte Umfeld besteht überwiegend aus Wohnbebauung, der Norden und Osten aus Gewerbe- und Industriegebäuden. Herauszuheben sind die chemischen Betriebe von Degussa ca. 400 m östlich und das Edelstahlwerk Swiss Steel ca. 1,3 km südwestlich. Die Autobahnen A 43 und A 44 verlaufen ca. 3 km westlich bzw. 2 km nördlich an der Station vorbei.</text:p>
          </table:table-cell>
          <table:table-cell table:number-columns-repeated="2"/>
          <table:table-cell office:value-type="string" calcext:value-type="string">
            <text:p>DENW221</text:p>
          </table:table-cell>
          <table:table-cell office:value-type="string" calcext:value-type="string">
            <text:p>0101000020E864000000000000EC7E1741000000807ABE5541</text:p>
          </table:table-cell>
          <table:table-cell office:value-type="string" calcext:value-type="string">
            <text:p>Verkehr</text:p>
          </table:table-cell>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69" calcext:value-type="float">
            <text:p>2769</text:p>
          </table:table-cell>
          <table:table-cell office:value-type="string" calcext:value-type="string">
            <text:p>VWUP</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VWUP</text:p>
          </table:table-cell>
          <table:table-cell office:value-type="string" calcext:value-type="string">
            <text:p>Wuppertal Fr.-E.-Allee</text:p>
          </table:table-cell>
          <table:table-cell/>
          <table:table-cell office:value-type="string" calcext:value-type="string">
            <text:p>Luftqualitätsmessstelle</text:p>
          </table:table-cell>
          <table:table-cell office:value-type="string" calcext:value-type="string">
            <text:p>Die Station steht im Wuppertaler Ortsteil Barmen auf dem Mittelstreifen der stark befahrenen, in Ost-West-Richtung verlaufenden, etwa 30 m breiten vierspurigen Bundesstraße B 7. An beiden Seiten der Straße befinden sich vier- bis fünfgeschossige Wohn- und Geschäftsgebäude, die der Straße Schluchtcharakter verleihen.</text:p>
          </table:table-cell>
          <table:table-cell table:number-columns-repeated="2"/>
          <table:table-cell office:value-type="string" calcext:value-type="string">
            <text:p>DENW097</text:p>
          </table:table-cell>
          <table:table-cell office:value-type="string" calcext:value-type="string">
            <text:p>0101000020E86400000000000098C8164100000040BAAB5541</text:p>
          </table:table-cell>
          <table:table-cell office:value-type="string" calcext:value-type="string">
            <text:p>Verkehr</text:p>
          </table:table-cell>
          <table:table-cell office:value-type="float" office:value="155" calcext:value-type="float">
            <text:p>155</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70" calcext:value-type="float">
            <text:p>2770</text:p>
          </table:table-cell>
          <table:table-cell office:value-type="string" calcext:value-type="string">
            <text:p>WABO</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WABO</text:p>
          </table:table-cell>
          <table:table-cell office:value-type="string" calcext:value-type="string">
            <text:p>Warburg - Bonenburg</text:p>
          </table:table-cell>
          <table:table-cell/>
          <table:table-cell office:value-type="string" calcext:value-type="string">
            <text:p>Luftqualitätsmessstelle</text:p>
          </table:table-cell>
          <table:table-cell office:value-type="string" calcext:value-type="string">
            <text:p>Bonnenburg, Kleingemeinde, östlich vom südlichen Teil des Eggegebirges gelegen. Geringfügiger Kfz-Verkehr, da der Durchgangsverkehr von einer Umgehungsstraße aufgenommen wird. Einziger Schadstoffemmittent ein Steinwerk (Abflußrohre etc.) ca. 800m südwestlich der Meßstation. Bonenburg liegt in einer leichten Tallage. Das weitere Umfeld ausschließlich Forst- und Landwirtschaft. Die Station ist frei anströmbar.</text:p>
          </table:table-cell>
          <table:table-cell table:number-columns-repeated="3"/>
          <table:table-cell office:value-type="string" calcext:value-type="string">
            <text:p>0101000020E86400000000000068C31E410000000035CA5541</text:p>
          </table:table-cell>
          <table:table-cell/>
          <table:table-cell office:value-type="float" office:value="260" calcext:value-type="float">
            <text:p>260</text:p>
          </table:table-cell>
          <table:table-cell/>
          <table:table-cell office:value-type="float" office:value="103211000" calcext:value-type="float">
            <text:p>103211000</text:p>
          </table:table-cell>
        </table:table-row>
        <table:table-row table:style-name="ro1">
          <table:table-cell office:value-type="float" office:value="2771" calcext:value-type="float">
            <text:p>2771</text:p>
          </table:table-cell>
          <table:table-cell office:value-type="string" calcext:value-type="string">
            <text:p>WAR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WARE</text:p>
          </table:table-cell>
          <table:table-cell office:value-type="string" calcext:value-type="string">
            <text:p>Warendorf</text:p>
          </table:table-cell>
          <table:table-cell/>
          <table:table-cell office:value-type="string" calcext:value-type="string">
            <text:p>Luftqualitätsmessstelle</text:p>
          </table:table-cell>
          <table:table-cell office:value-type="string" calcext:value-type="string">
            <text:p>Die Station steht im nördlichen Teil Warendorfs auf dem Parkplatz einer Grundschule. Das direkte Umfeld ist reine Wohnbebauung, das Umfeld Warendorfs ländlicher Struktur. Die Bundesstraße B 475 u. B 64 verlaufen ca. 1km östlich bzw. südlich an der Station vorbei. Emittenten sind im Umfeld nicht zu finden. Die Station ist frei anströmbar.</text:p>
          </table:table-cell>
          <table:table-cell table:number-columns-repeated="3"/>
          <table:table-cell office:value-type="string" calcext:value-type="string">
            <text:p>0101000020E86400000000000010541A410000000002F65541</text:p>
          </table:table-cell>
          <table:table-cell/>
          <table:table-cell office:value-type="float" office:value="55" calcext:value-type="float">
            <text:p>55</text:p>
          </table:table-cell>
          <table:table-cell/>
          <table:table-cell office:value-type="float" office:value="103211000" calcext:value-type="float">
            <text:p>103211000</text:p>
          </table:table-cell>
        </table:table-row>
        <table:table-row table:style-name="ro1">
          <table:table-cell office:value-type="float" office:value="2772" calcext:value-type="float">
            <text:p>2772</text:p>
          </table:table-cell>
          <table:table-cell office:value-type="string" calcext:value-type="string">
            <text:p>WEKI</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WEKI</text:p>
          </table:table-cell>
          <table:table-cell office:value-type="string" calcext:value-type="string">
            <text:p>Wermelskirchen</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80E2164100000000ED9D5541</text:p>
          </table:table-cell>
          <table:table-cell/>
          <table:table-cell office:value-type="float" office:value="312" calcext:value-type="float">
            <text:p>312</text:p>
          </table:table-cell>
          <table:table-cell/>
          <table:table-cell office:value-type="float" office:value="103211000" calcext:value-type="float">
            <text:p>103211000</text:p>
          </table:table-cell>
        </table:table-row>
        <table:table-row table:style-name="ro1">
          <table:table-cell office:value-type="float" office:value="2773" calcext:value-type="float">
            <text:p>2773</text:p>
          </table:table-cell>
          <table:table-cell office:value-type="string" calcext:value-type="string">
            <text:p>WELB</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WELB</text:p>
          </table:table-cell>
          <table:table-cell office:value-type="string" calcext:value-type="string">
            <text:p>Wuppertal - Barmen</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08CC164100000040CAAB5541</text:p>
          </table:table-cell>
          <table:table-cell/>
          <table:table-cell office:value-type="float" office:value="155" calcext:value-type="float">
            <text:p>155</text:p>
          </table:table-cell>
          <table:table-cell/>
          <table:table-cell office:value-type="float" office:value="103211000" calcext:value-type="float">
            <text:p>103211000</text:p>
          </table:table-cell>
        </table:table-row>
        <table:table-row table:style-name="ro1">
          <table:table-cell office:value-type="float" office:value="2774" calcext:value-type="float">
            <text:p>2774</text:p>
          </table:table-cell>
          <table:table-cell office:value-type="string" calcext:value-type="string">
            <text:p>WERD</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WERD</text:p>
          </table:table-cell>
          <table:table-cell office:value-type="string" calcext:value-type="string">
            <text:p>Werdohl</text:p>
          </table:table-cell>
          <table:table-cell/>
          <table:table-cell office:value-type="string" calcext:value-type="string">
            <text:p>Luftqualitätsmessstelle</text:p>
          </table:table-cell>
          <table:table-cell office:value-type="string" calcext:value-type="string">
            <text:p>In einer ausgesprochenen Tallage (185 m _ber NN) schlängelt sich die Lenne von Ost nach West durch Werdohl. Die bewaldeten Hänge steigen bis über 400 m an. Die Station steht im Wohngebiet auf einem befestigten Schulparkplatz. <text:s/>Bis auf den Norden ist das Wohngebiet eingerahmt von zahlreichen Industriebetrieben (VDM Krupp Gußdruck, Elektomark...). Vekehrsimmisionen könnten von der stark befahrenden B236 gemessen wewrden, die sich mit dem Flußlauf um die Station windet.</text:p>
          </table:table-cell>
          <table:table-cell table:number-columns-repeated="3"/>
          <table:table-cell office:value-type="string" calcext:value-type="string">
            <text:p>0101000020E864000000000000D04319410000000010AA5541</text:p>
          </table:table-cell>
          <table:table-cell/>
          <table:table-cell office:value-type="float" office:value="210" calcext:value-type="float">
            <text:p>210</text:p>
          </table:table-cell>
          <table:table-cell/>
          <table:table-cell office:value-type="float" office:value="103211000" calcext:value-type="float">
            <text:p>103211000</text:p>
          </table:table-cell>
        </table:table-row>
        <table:table-row table:style-name="ro1">
          <table:table-cell office:value-type="float" office:value="2775" calcext:value-type="float">
            <text:p>2775</text:p>
          </table:table-cell>
          <table:table-cell office:value-type="string" calcext:value-type="string">
            <text:p>WERN</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WERN</text:p>
          </table:table-cell>
          <table:table-cell office:value-type="string" calcext:value-type="string">
            <text:p>Werne-Evenkamp</text:p>
          </table:table-cell>
          <table:table-cell/>
          <table:table-cell office:value-type="string" calcext:value-type="string">
            <text:p>Luftqualitätsmessstelle</text:p>
          </table:table-cell>
          <table:table-cell office:value-type="string" calcext:value-type="string">
            <text:p>Die Station steht am östlichen Rand ca 1,5 km vom Ortskern entfernt auf einem unbefestigten Parkplatz neben einem Sportgelände. Östlich in einerEntfernung von ca. 2 km verläuft die BAB A3, westlich ca. 1,3 km zur Station die Bundesstraße B54. In südwestlicher Richtung befinden sich die Schachtanlagen Werne I und II (Entfernung ca. 1 km). Das Gebiet östlich zur Station kann man als ländlich beschreiben. Ansonsten ist die nähere Umgebung reine Wohnbebauung. Das Gelände ist flach und eben, die Station frei anströmbar. <text:s/>Bemerkungen: Bei Trockenperioden muß durch den Parkplatz mit erhöhten Staubkonzentrationen aus südlicher Richtung gerechnet werden.</text:p>
          </table:table-cell>
          <table:table-cell table:number-columns-repeated="2"/>
          <table:table-cell office:value-type="string" calcext:value-type="string">
            <text:p>DENW001</text:p>
          </table:table-cell>
          <table:table-cell office:value-type="string" calcext:value-type="string">
            <text:p>0101000020E8640000000000004CD6184100000080D1D65541</text:p>
          </table:table-cell>
          <table:table-cell office:value-type="string" calcext:value-type="string">
            <text:p>Hintergrund</text:p>
          </table:table-cell>
          <table:table-cell office:value-type="float" office:value="64" calcext:value-type="float">
            <text:p>64</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776" calcext:value-type="float">
            <text:p>2776</text:p>
          </table:table-cell>
          <table:table-cell office:value-type="string" calcext:value-type="string">
            <text:p>WES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WESE</text:p>
          </table:table-cell>
          <table:table-cell office:value-type="string" calcext:value-type="string">
            <text:p>Wesel-Feldmark</text:p>
          </table:table-cell>
          <table:table-cell/>
          <table:table-cell office:value-type="string" calcext:value-type="string">
            <text:p>Luftqualitätsmessstelle</text:p>
          </table:table-cell>
          <table:table-cell office:value-type="string" calcext:value-type="string">
            <text:p>Die Station steht etwa 2 km nordöstlich des Stadtzentrums am Ende einer Sackgasse, innerhalb eines Gewerbegebietes. Chemische Werke befinden sich ca. 600 m südwestlich der Station. Etwa 700 m südöstlich befindet sich ein weiteres Gewerbegebiet. Die Bundesstraßen B 70 und B 8 verlaufen ca. 200 m nordöstlich bzw. 1,3 km westlich an der Station vorbei.</text:p>
          </table:table-cell>
          <table:table-cell table:number-columns-repeated="2"/>
          <table:table-cell office:value-type="string" calcext:value-type="string">
            <text:p>DENW030</text:p>
          </table:table-cell>
          <table:table-cell office:value-type="string" calcext:value-type="string">
            <text:p>0101000020E864000000000000988314410000008014D95541</text:p>
          </table:table-cell>
          <table:table-cell office:value-type="string" calcext:value-type="string">
            <text:p>Hintergrund</text:p>
          </table:table-cell>
          <table:table-cell office:value-type="float" office:value="26" calcext:value-type="float">
            <text:p>26</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777" calcext:value-type="float">
            <text:p>2777</text:p>
          </table:table-cell>
          <table:table-cell office:value-type="string" calcext:value-type="string">
            <text:p>WES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WESS</text:p>
          </table:table-cell>
          <table:table-cell office:value-type="string" calcext:value-type="string">
            <text:p>Wesseling</text:p>
          </table:table-cell>
          <table:table-cell/>
          <table:table-cell office:value-type="string" calcext:value-type="string">
            <text:p>Luftqualitätsmessstelle</text:p>
          </table:table-cell>
          <table:table-cell office:value-type="string" calcext:value-type="string">
            <text:p>Die Station steht im Nordwesten des Ortes an einer Stadtstraße. Die BAB A555 befindet sich ca. 200 m westlich, die BAB A553 ist ca. 2,5 km in gleicher Richtung entfernt. Die großen Degussa-Werke (Edelmetallgewinnung) sowie ein Zementwerk befinden sich ca. 750 m nördlich der Station. Ölraffinerien liegen im weiten Umfeld ca. 2,5 km südöstlich und 3,5 km nördlich. Der westliche bis südliche Raum besteht aus landwirtschaftlich genutzten Feldern. Das Gelände ist flach und eben, die Station bis auf die westliche Richtung frei anströmbar. <text:s/>Bemerkungen: Die freie Anströmung aus westlicher Richtung kann durch hohe Bäume beeinträchtigt sein, welche in einer Entfernung von ca. 8-10 m zur Station stehen.</text:p>
          </table:table-cell>
          <table:table-cell table:number-columns-repeated="2"/>
          <table:table-cell office:value-type="string" calcext:value-type="string">
            <text:p>DENW060</text:p>
          </table:table-cell>
          <table:table-cell office:value-type="string" calcext:value-type="string">
            <text:p>0101000020E86400000000000014C8154100000080807C5541</text:p>
          </table:table-cell>
          <table:table-cell office:value-type="string" calcext:value-type="string">
            <text:p>Hintergrund</text:p>
          </table:table-cell>
          <table:table-cell office:value-type="float" office:value="58" calcext:value-type="float">
            <text:p>58</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778" calcext:value-type="float">
            <text:p>2778</text:p>
          </table:table-cell>
          <table:table-cell office:value-type="string" calcext:value-type="string">
            <text:p>WFRA</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WFRA</text:p>
          </table:table-cell>
          <table:table-cell office:value-type="string" calcext:value-type="string">
            <text:p>Wülfrath</text:p>
          </table:table-cell>
          <table:table-cell/>
          <table:table-cell office:value-type="string" calcext:value-type="string">
            <text:p>Luftqualitätsmessstelle</text:p>
          </table:table-cell>
          <table:table-cell office:value-type="string" calcext:value-type="string">
            <text:p>Die Station steht im Südwesten der Stadt stadtauswärts auf dem Gehweg der von Nord nach Süd verlaufenden L 403. Das direkte Umfeld besteht aus Wohnbebauung. Ca. 500 m nördlich zur Station befindet sich ein Gewerbegebiet. Dahinter erstrecken sich zahlreiche Steinbrüche mit einem Kalksteinwerk. Zum erweiterten Umfeld gehören weitere Kalksteinbrüche und landwirtschaftlich genutzte Flächen. Die autobahnähnlich ausgebaute B 224 verläuft ca. 4 km östlich der Station.</text:p>
          </table:table-cell>
          <table:table-cell table:number-columns-repeated="2"/>
          <table:table-cell office:value-type="string" calcext:value-type="string">
            <text:p>DENW218</text:p>
          </table:table-cell>
          <table:table-cell office:value-type="string" calcext:value-type="string">
            <text:p>0101000020E864000000000000E41A16410000000026AD5541</text:p>
          </table:table-cell>
          <table:table-cell office:value-type="string" calcext:value-type="string">
            <text:p>Industrie</text:p>
          </table:table-cell>
          <table:table-cell office:value-type="float" office:value="197" calcext:value-type="float">
            <text:p>197</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779" calcext:value-type="float">
            <text:p>2779</text:p>
          </table:table-cell>
          <table:table-cell office:value-type="string" calcext:value-type="string">
            <text:p>WFRT</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WFRT</text:p>
          </table:table-cell>
          <table:table-cell office:value-type="string" calcext:value-type="string">
            <text:p>Wülfrath - Rohdenhaus</text:p>
          </table:table-cell>
          <table:table-cell/>
          <table:table-cell office:value-type="string" calcext:value-type="string">
            <text:p>Luftqualitätsmessstelle</text:p>
          </table:table-cell>
          <table:table-cell office:value-type="string" calcext:value-type="string">
            <text:p>Die Station steht im Wohngebiet des Stadtteils Rohdenhaus vor einem Kinderspielplatz. Ein großes Kalksteinwerk befindet sich ca. 700 m nordöstlich der Station. Ca. 500 m westlich verläuft die Verbindungsstraße von Mettmann nach Velbert. Der Ortskern von Wülfrath mit vorgelagertem Kalkwerk liegt ca. 2 bzw. 3 km südöstlich.</text:p>
          </table:table-cell>
          <table:table-cell table:number-columns-repeated="3"/>
          <table:table-cell office:value-type="string" calcext:value-type="string">
            <text:p>0101000020E864000000000000540D16410000004028B05541</text:p>
          </table:table-cell>
          <table:table-cell/>
          <table:table-cell office:value-type="float" office:value="155" calcext:value-type="float">
            <text:p>155</text:p>
          </table:table-cell>
          <table:table-cell/>
          <table:table-cell office:value-type="float" office:value="103211000" calcext:value-type="float">
            <text:p>103211000</text:p>
          </table:table-cell>
        </table:table-row>
        <table:table-row table:style-name="ro1">
          <table:table-cell office:value-type="float" office:value="2780" calcext:value-type="float">
            <text:p>2780</text:p>
          </table:table-cell>
          <table:table-cell office:value-type="string" calcext:value-type="string">
            <text:p>WIBO</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WIBO</text:p>
          </table:table-cell>
          <table:table-cell office:value-type="string" calcext:value-type="string">
            <text:p>Witten Bodenborn 25</text:p>
          </table:table-cell>
          <table:table-cell/>
          <table:table-cell office:value-type="string" calcext:value-type="string">
            <text:p>Luftqualitätsmessstelle</text:p>
          </table:table-cell>
          <table:table-cell table:number-columns-repeated="3"/>
          <table:table-cell office:value-type="string" calcext:value-type="string">
            <text:p>DENW238</text:p>
          </table:table-cell>
          <table:table-cell office:value-type="string" calcext:value-type="string">
            <text:p>0101000020E864000000000000B0761741000000C0B4BC5541</text:p>
          </table:table-cell>
          <table:table-cell office:value-type="string" calcext:value-type="string">
            <text:p>Verkehr</text:p>
          </table:table-cell>
          <table:table-cell office:value-type="float" office:value="101" calcext:value-type="float">
            <text:p>101</text:p>
          </table:table-cell>
          <table:table-cell/>
          <table:table-cell office:value-type="float" office:value="103211000" calcext:value-type="float">
            <text:p>103211000</text:p>
          </table:table-cell>
        </table:table-row>
        <table:table-row table:style-name="ro1">
          <table:table-cell office:value-type="float" office:value="2781" calcext:value-type="float">
            <text:p>2781</text:p>
          </table:table-cell>
          <table:table-cell office:value-type="string" calcext:value-type="string">
            <text:p>WIM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WIM2</text:p>
          </table:table-cell>
          <table:table-cell office:value-type="string" calcext:value-type="string">
            <text:p>Witten-Mitte</text:p>
          </table:table-cell>
          <table:table-cell/>
          <table:table-cell office:value-type="string" calcext:value-type="string">
            <text:p>Luftqualitätsmessstelle</text:p>
          </table:table-cell>
          <table:table-cell office:value-type="string" calcext:value-type="string">
            <text:p>Die Station steht am südwestlichen Rand des Stadtzentrums in einer Sackgasse. 300 m südwestlich der Station befinden sich die Edelstahlwerke Witten-Krefeld. Ca 300 m südlich wird Schlacke verladen. Der südliche und östliche Stationshintergrund ist ländlicher Struktur, der Norden hat Stadtcharakter.</text:p>
          </table:table-cell>
          <table:table-cell table:number-columns-repeated="2"/>
          <table:table-cell office:value-type="string" calcext:value-type="string">
            <text:p>DENW174</text:p>
          </table:table-cell>
          <table:table-cell office:value-type="string" calcext:value-type="string">
            <text:p>0101000020E864000000000000F871174100000000DCBD5541</text:p>
          </table:table-cell>
          <table:table-cell office:value-type="string" calcext:value-type="string">
            <text:p>Industrie</text:p>
          </table:table-cell>
          <table:table-cell office:value-type="float" office:value="87" calcext:value-type="float">
            <text:p>87</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82" calcext:value-type="float">
            <text:p>2782</text:p>
          </table:table-cell>
          <table:table-cell office:value-type="string" calcext:value-type="string">
            <text:p>WIMI</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WIMI</text:p>
          </table:table-cell>
          <table:table-cell office:value-type="string" calcext:value-type="string">
            <text:p>Witten</text:p>
          </table:table-cell>
          <table:table-cell/>
          <table:table-cell office:value-type="string" calcext:value-type="string">
            <text:p>Luftqualitätsmessstelle</text:p>
          </table:table-cell>
          <table:table-cell office:value-type="string" calcext:value-type="string">
            <text:p>Die Station steht südwestlich Rand des Zentrums im Wendehammer einer Sackgasse. Ca. 200-300m westlich zur Station erstreckt sich das Wittener Edelstahlwerk. Die Schlackeverladung des Stahlwerkes soll nach Auskunft des STUA Hagens ca. 3000m südlich der Station erfolgen und große Staubimissionen hervorrufen. Der südliche und östliche Hintergrund ist ländlicher Struktur, der nördliche Bereich hat Stadtcharakter. Die Station ist aus westlichen und südlichen Richtungen frei anströmbar. Der nördliche und östliche Bereich ist durch die vorgelagerte Straßenschlucht der Sackgasse eingeengt. Eine ca. 15 m hohe Kastanie steht nördlich neben der Station. Zu erwähnen sind noch die Hüls Troisdorf Werke ca. 1,5 km nordöstlich der Station. Verkehrsimmissionen können durch eine stark befahrene Ortsumgehungsstraße gemessen werden. Sie verläuft ca. 25 m südlich zur Station. Die TEMES-Meßstationen WIT2 steht ca. 2 km nordwestlich</text:p>
          </table:table-cell>
          <table:table-cell table:number-columns-repeated="3"/>
          <table:table-cell office:value-type="string" calcext:value-type="string">
            <text:p>0101000020E864000000000000DC71174100000000DABD5541</text:p>
          </table:table-cell>
          <table:table-cell/>
          <table:table-cell office:value-type="float" office:value="87" calcext:value-type="float">
            <text:p>87</text:p>
          </table:table-cell>
          <table:table-cell/>
          <table:table-cell office:value-type="float" office:value="103211000" calcext:value-type="float">
            <text:p>103211000</text:p>
          </table:table-cell>
        </table:table-row>
        <table:table-row table:style-name="ro1">
          <table:table-cell office:value-type="float" office:value="2783" calcext:value-type="float">
            <text:p>2783</text:p>
          </table:table-cell>
          <table:table-cell office:value-type="string" calcext:value-type="string">
            <text:p>WIPP</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WIPP</text:p>
          </table:table-cell>
          <table:table-cell office:value-type="string" calcext:value-type="string">
            <text:p>Wipperfürth</text:p>
          </table:table-cell>
          <table:table-cell/>
          <table:table-cell office:value-type="string" calcext:value-type="string">
            <text:p>Luftqualitätsmessstelle</text:p>
          </table:table-cell>
          <table:table-cell office:value-type="string" calcext:value-type="string">
            <text:p>Marktplatz</text:p>
          </table:table-cell>
          <table:table-cell table:number-columns-repeated="3"/>
          <table:table-cell office:value-type="string" calcext:value-type="string">
            <text:p>0101000020E864000000000000A0AD1741000000405B9B5541</text:p>
          </table:table-cell>
          <table:table-cell/>
          <table:table-cell office:value-type="float" office:value="300" calcext:value-type="float">
            <text:p>300</text:p>
          </table:table-cell>
          <table:table-cell/>
          <table:table-cell office:value-type="float" office:value="103211000" calcext:value-type="float">
            <text:p>103211000</text:p>
          </table:table-cell>
        </table:table-row>
        <table:table-row table:style-name="ro1">
          <table:table-cell office:value-type="float" office:value="2784" calcext:value-type="float">
            <text:p>2784</text:p>
          </table:table-cell>
          <table:table-cell office:value-type="string" calcext:value-type="string">
            <text:p>WIT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WIT2</text:p>
          </table:table-cell>
          <table:table-cell office:value-type="string" calcext:value-type="string">
            <text:p>Witten-Annen</text:p>
          </table:table-cell>
          <table:table-cell/>
          <table:table-cell office:value-type="string" calcext:value-type="string">
            <text:p>Luftqualitätsmessstelle</text:p>
          </table:table-cell>
          <table:table-cell office:value-type="string" calcext:value-type="string">
            <text:p>Die Station steht im nordöstlichen Teil der Stadt auf dem unbefestigten Parkplatz einer Sportanlage neben einer stark befahrenen Stadtstraße. Nördlich der Station erstrecken sich vorwiegend Felder und Wiesen. Das übrige Stationsumfeld besteht vorwiegend aus Wohnbebauung, sowie einzelnen Metall verarbeitenden Betrieben. Die BAB A 44 verläuft 1,5 km nördlich in Ost-West-Richtung.</text:p>
          </table:table-cell>
          <table:table-cell table:number-columns-repeated="2"/>
          <table:table-cell office:value-type="string" calcext:value-type="string">
            <text:p>DENW012</text:p>
          </table:table-cell>
          <table:table-cell office:value-type="string" calcext:value-type="string">
            <text:p>0101000020E864000000000000E08D174100000080E7BE5541</text:p>
          </table:table-cell>
          <table:table-cell office:value-type="string" calcext:value-type="string">
            <text:p>Hintergrund</text:p>
          </table:table-cell>
          <table:table-cell office:value-type="float" office:value="116" calcext:value-type="float">
            <text:p>116</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785" calcext:value-type="float">
            <text:p>2785</text:p>
          </table:table-cell>
          <table:table-cell office:value-type="string" calcext:value-type="string">
            <text:p>WITT</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WITT</text:p>
          </table:table-cell>
          <table:table-cell office:value-type="string" calcext:value-type="string">
            <text:p>Witten</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EC87174100000000DFBE5541</text:p>
          </table:table-cell>
          <table:table-cell office:value-type="string" calcext:value-type="string">
            <text:p>Verkehr</text:p>
          </table:table-cell>
          <table:table-cell office:value-type="float" office:value="105" calcext:value-type="float">
            <text:p>105</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786" calcext:value-type="float">
            <text:p>2786</text:p>
          </table:table-cell>
          <table:table-cell office:value-type="string" calcext:value-type="string">
            <text:p>WOB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WOBE</text:p>
          </table:table-cell>
          <table:table-cell office:value-type="string" calcext:value-type="string">
            <text:p>Wuppertal - Oberbarmen</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9008174100000080AFAE5541</text:p>
          </table:table-cell>
          <table:table-cell/>
          <table:table-cell office:value-type="float" office:value="225" calcext:value-type="float">
            <text:p>225</text:p>
          </table:table-cell>
          <table:table-cell/>
          <table:table-cell office:value-type="float" office:value="103211000" calcext:value-type="float">
            <text:p>103211000</text:p>
          </table:table-cell>
        </table:table-row>
        <table:table-row table:style-name="ro1">
          <table:table-cell office:value-type="float" office:value="2787" calcext:value-type="float">
            <text:p>2787</text:p>
          </table:table-cell>
          <table:table-cell office:value-type="string" calcext:value-type="string">
            <text:p>WUBA</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WUBA</text:p>
          </table:table-cell>
          <table:table-cell office:value-type="string" calcext:value-type="string">
            <text:p>Wuppertal - Barmen</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B4DE16410000008059AC5541</text:p>
          </table:table-cell>
          <table:table-cell/>
          <table:table-cell office:value-type="float" office:value="160" calcext:value-type="float">
            <text:p>160</text:p>
          </table:table-cell>
          <table:table-cell/>
          <table:table-cell office:value-type="float" office:value="103211000" calcext:value-type="float">
            <text:p>103211000</text:p>
          </table:table-cell>
        </table:table-row>
        <table:table-row table:style-name="ro1">
          <table:table-cell office:value-type="float" office:value="2788" calcext:value-type="float">
            <text:p>2788</text:p>
          </table:table-cell>
          <table:table-cell office:value-type="string" calcext:value-type="string">
            <text:p>WUEL</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WUEL</text:p>
          </table:table-cell>
          <table:table-cell office:value-type="string" calcext:value-type="string">
            <text:p>Wuppertal - Elberfeld</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0C9D164100000000FAA95541</text:p>
          </table:table-cell>
          <table:table-cell/>
          <table:table-cell office:value-type="float" office:value="205" calcext:value-type="float">
            <text:p>205</text:p>
          </table:table-cell>
          <table:table-cell/>
          <table:table-cell office:value-type="float" office:value="103211000" calcext:value-type="float">
            <text:p>103211000</text:p>
          </table:table-cell>
        </table:table-row>
        <table:table-row table:style-name="ro1">
          <table:table-cell office:value-type="float" office:value="2789" calcext:value-type="float">
            <text:p>2789</text:p>
          </table:table-cell>
          <table:table-cell office:value-type="string" calcext:value-type="string">
            <text:p>WUEW</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WUEW</text:p>
          </table:table-cell>
          <table:table-cell office:value-type="string" calcext:value-type="string">
            <text:p>Wuppertal - Elberfeld-West</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506F1641000000C08FAA5541</text:p>
          </table:table-cell>
          <table:table-cell/>
          <table:table-cell office:value-type="float" office:value="190" calcext:value-type="float">
            <text:p>190</text:p>
          </table:table-cell>
          <table:table-cell/>
          <table:table-cell office:value-type="float" office:value="103211000" calcext:value-type="float">
            <text:p>103211000</text:p>
          </table:table-cell>
        </table:table-row>
        <table:table-row table:style-name="ro1">
          <table:table-cell office:value-type="float" office:value="2790" calcext:value-type="float">
            <text:p>2790</text:p>
          </table:table-cell>
          <table:table-cell office:value-type="string" calcext:value-type="string">
            <text:p>WULF</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WULF</text:p>
          </table:table-cell>
          <table:table-cell office:value-type="string" calcext:value-type="string">
            <text:p>Dorsten-Wulfen</text:p>
          </table:table-cell>
          <table:table-cell/>
          <table:table-cell office:value-type="string" calcext:value-type="string">
            <text:p>Luftqualitätsmessstelle</text:p>
          </table:table-cell>
          <table:table-cell office:value-type="string" calcext:value-type="string">
            <text:p>Die Station steht im nordöstlich gelegenen Stadtteil ca. 7 km vom Zentrum entfernt auf dem befestigten Parkplatz einer Autowerkstatt mit angrenzender Tankstelle. Bis auf den westlichen Teil Wulfens ist das direkte Umfeld reine Wohnbebauung. Westlich der Station befindet sich ein grosses Gewerbegebiet mit einer Eisengiesserei, die Grund der Messung ist (Entfernung ca. 70 m). Zwischen Giesserei und der Station verläuft von Nord nach Süd die stark befahrene Verbindungstr. Dorsten / Wulfen. Von hier könnten Verkehrsimmissionen gemessen werden. <text:s/>Die Station ist frei anströmbar.</text:p>
          </table:table-cell>
          <table:table-cell table:number-columns-repeated="3"/>
          <table:table-cell office:value-type="string" calcext:value-type="string">
            <text:p>0101000020E864000000000000D8231641000000C0F3DC5541</text:p>
          </table:table-cell>
          <table:table-cell/>
          <table:table-cell office:value-type="float" office:value="48" calcext:value-type="float">
            <text:p>48</text:p>
          </table:table-cell>
          <table:table-cell/>
          <table:table-cell office:value-type="float" office:value="103211000" calcext:value-type="float">
            <text:p>103211000</text:p>
          </table:table-cell>
        </table:table-row>
        <table:table-row table:style-name="ro1">
          <table:table-cell office:value-type="float" office:value="2791" calcext:value-type="float">
            <text:p>2791</text:p>
          </table:table-cell>
          <table:table-cell office:value-type="string" calcext:value-type="string">
            <text:p>WUOB</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WUOB</text:p>
          </table:table-cell>
          <table:table-cell office:value-type="string" calcext:value-type="string">
            <text:p>Wuppertal - Oberbarmen</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F0F7164100000080E5AD5541</text:p>
          </table:table-cell>
          <table:table-cell/>
          <table:table-cell office:value-type="float" office:value="180" calcext:value-type="float">
            <text:p>180</text:p>
          </table:table-cell>
          <table:table-cell/>
          <table:table-cell office:value-type="float" office:value="103211000" calcext:value-type="float">
            <text:p>103211000</text:p>
          </table:table-cell>
        </table:table-row>
        <table:table-row table:style-name="ro1">
          <table:table-cell office:value-type="float" office:value="2792" calcext:value-type="float">
            <text:p>2792</text:p>
          </table:table-cell>
          <table:table-cell office:value-type="string" calcext:value-type="string">
            <text:p>WUPP</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WUPP</text:p>
          </table:table-cell>
          <table:table-cell office:value-type="string" calcext:value-type="string">
            <text:p>Wuppertal Elberfeld</text:p>
          </table:table-cell>
          <table:table-cell/>
          <table:table-cell office:value-type="string" calcext:value-type="string">
            <text:p>Luftqualitätsmessstelle</text:p>
          </table:table-cell>
          <table:table-cell office:value-type="string" calcext:value-type="string">
            <text:p>Auf dem Gelände der Sagan Kaserne</text:p>
          </table:table-cell>
          <table:table-cell table:number-columns-repeated="3"/>
          <table:table-cell office:value-type="string" calcext:value-type="string">
            <text:p>0101000020E86400000000000024AF16410000000051A85541</text:p>
          </table:table-cell>
          <table:table-cell/>
          <table:table-cell office:value-type="float" office:value="285" calcext:value-type="float">
            <text:p>285</text:p>
          </table:table-cell>
          <table:table-cell/>
          <table:table-cell office:value-type="float" office:value="103211000" calcext:value-type="float">
            <text:p>103211000</text:p>
          </table:table-cell>
        </table:table-row>
        <table:table-row table:style-name="ro1">
          <table:table-cell office:value-type="float" office:value="2793" calcext:value-type="float">
            <text:p>2793</text:p>
          </table:table-cell>
          <table:table-cell office:value-type="string" calcext:value-type="string">
            <text:p>WUVO</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WUVO</text:p>
          </table:table-cell>
          <table:table-cell office:value-type="string" calcext:value-type="string">
            <text:p>Wuppertal - Vohwinkel</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605516410000000073A85541</text:p>
          </table:table-cell>
          <table:table-cell/>
          <table:table-cell office:value-type="float" office:value="170" calcext:value-type="float">
            <text:p>170</text:p>
          </table:table-cell>
          <table:table-cell/>
          <table:table-cell office:value-type="float" office:value="103211000" calcext:value-type="float">
            <text:p>103211000</text:p>
          </table:table-cell>
        </table:table-row>
        <table:table-row table:style-name="ro1">
          <table:table-cell office:value-type="float" office:value="2794" calcext:value-type="float">
            <text:p>2794</text:p>
          </table:table-cell>
          <table:table-cell office:value-type="string" calcext:value-type="string">
            <text:p>WWST</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WWST</text:p>
          </table:table-cell>
          <table:table-cell office:value-type="string" calcext:value-type="string">
            <text:p>Weilerswist</text:p>
          </table:table-cell>
          <table:table-cell/>
          <table:table-cell office:value-type="string" calcext:value-type="string">
            <text:p>Luftqualitätsmessstelle</text:p>
          </table:table-cell>
          <table:table-cell office:value-type="string" calcext:value-type="string">
            <text:p>Der Meßplatz liegt an der die Gemeinde Weilerswist durchquerenden B 51. Der Abstand zur Straße beträgt ca. 5 m. Die nächste Ampel ist ca. 20 m entfernt. Das nähere Umfeld wird hauptsächlich landwirtschaftlich genutzt. Ein Kleingewerbegebiet liegt ca. 600 m östlich der Meßstelle. Im weiteren Umfeld befinden sich die Städte Euskirchen, Düren, Wesseling/Brühl und Bonn. Die Messungen zielen hauptsächlich auf Verkehrsimmissionen. Die Station ist frei anströmbar.</text:p>
          </table:table-cell>
          <table:table-cell table:number-columns-repeated="3"/>
          <table:table-cell office:value-type="string" calcext:value-type="string">
            <text:p>0101000020E864000000000000B8361541000000C0C0745541</text:p>
          </table:table-cell>
          <table:table-cell/>
          <table:table-cell office:value-type="float" office:value="120" calcext:value-type="float">
            <text:p>120</text:p>
          </table:table-cell>
          <table:table-cell/>
          <table:table-cell office:value-type="float" office:value="103211000" calcext:value-type="float">
            <text:p>103211000</text:p>
          </table:table-cell>
        </table:table-row>
        <table:table-row table:style-name="ro1">
          <table:table-cell office:value-type="float" office:value="2795" calcext:value-type="float">
            <text:p>2795</text:p>
          </table:table-cell>
          <table:table-cell office:value-type="string" calcext:value-type="string">
            <text:p>XANT</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025" calcext:value-type="float">
            <text:p>41025</text:p>
          </table:table-cell>
          <table:table-cell office:value-type="string" calcext:value-type="string">
            <text:p>XANT</text:p>
          </table:table-cell>
          <table:table-cell office:value-type="string" calcext:value-type="string">
            <text:p>Xanten</text:p>
          </table:table-cell>
          <table:table-cell/>
          <table:table-cell office:value-type="string" calcext:value-type="string">
            <text:p>Luftqualitätsmessstelle</text:p>
          </table:table-cell>
          <table:table-cell office:value-type="string" calcext:value-type="string">
            <text:p>Die Station steht ca. 700 m südlich des Stadtzentrums am Rande eines Schulgrundstückes. Westlich der Station befindet sich ein Gewerbepark mit zahlreichen klein- und mittelständigen Unternehmen. Ansonsten ist das gesamte Umfeld reine Wohnbebauung. Die Bundesstraße B 57 verläuft in einem Abstand von ca. 1 km nordöstlich an der Station vorbei.</text:p>
          </table:table-cell>
          <table:table-cell table:number-columns-repeated="3"/>
          <table:table-cell office:value-type="string" calcext:value-type="string">
            <text:p>0101000020E864000000000000C0BE1341000000C0A4D75541</text:p>
          </table:table-cell>
          <table:table-cell/>
          <table:table-cell office:value-type="float" office:value="21" calcext:value-type="float">
            <text:p>21</text:p>
          </table:table-cell>
          <table:table-cell/>
          <table:table-cell office:value-type="float" office:value="103211000" calcext:value-type="float">
            <text:p>103211000</text:p>
          </table:table-cell>
        </table:table-row>
        <table:table-row table:style-name="ro1">
          <table:table-cell office:value-type="float" office:value="2796" calcext:value-type="float">
            <text:p>2796</text:p>
          </table:table-cell>
          <table:table-cell office:value-type="string" calcext:value-type="string">
            <text:p>DUM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282" calcext:value-type="float">
            <text:p>41282</text:p>
          </table:table-cell>
          <table:table-cell office:value-type="string" calcext:value-type="string">
            <text:p>DUMS</text:p>
          </table:table-cell>
          <table:table-cell office:value-type="string" calcext:value-type="string">
            <text:p>Duisburg Moerser Straße 245</text:p>
          </table:table-cell>
          <table:table-cell/>
          <table:table-cell office:value-type="string" calcext:value-type="string">
            <text:p>Luftqualitätsmessstelle</text:p>
          </table:table-cell>
          <table:table-cell office:value-type="string" calcext:value-type="string">
            <text:p>Die NO2-Passivsammler sind an einem Lichtmast vor Hausnr. 245 der zweispurigen, von Westen nach Osten verlaufenden Moerser Straße (K15) befestigt. Im Bereich des Messpunkts sind die Häuser 1-4-geschossig. Der Straßenabschnitt ist beidseitig, weitestgehend einheitlich bebaut und weist kaum Lücken auf. Die Moerser Straße mündet in 420 m Richtung Osten in die L 140 und die L 473. In westlicher Richtung verbindet sie mehrere Stadtteile und kreuzt in 2,1 km die L 237 und in 3,4 km die L 137. In ca. 1,4 km Richtung Süden verläuft die A40 und in ca. 3,4 km Richtung Norden die A42. In ca. 1,4 km Richtung SO und 2,65 km Richtung SW verlaufen große Bahntrassen, welche sich in ca. 3,8 km Richtung SSW kreuzen. Ca. 1,7 km Richtung OSO befindet sich der Rhein und in 2 km derselben Richtung das Hafengebiet der Stadt Duisburg mit mehreren angrenzenden Industrie- und Gewerbegebieten.</text:p>
          </table:table-cell>
          <table:table-cell table:number-columns-repeated="3"/>
          <table:table-cell office:value-type="string" calcext:value-type="string">
            <text:p>0101000020E864000000000000E4B5144100000040B6C05541</text:p>
          </table:table-cell>
          <table:table-cell office:value-type="string" calcext:value-type="string">
            <text:p>Verkehr</text:p>
          </table:table-cell>
          <table:table-cell office:value-type="float" office:value="31" calcext:value-type="float">
            <text:p>31</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97" calcext:value-type="float">
            <text:p>2797</text:p>
          </table:table-cell>
          <table:table-cell office:value-type="string" calcext:value-type="string">
            <text:p>STOA</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282" calcext:value-type="float">
            <text:p>41282</text:p>
          </table:table-cell>
          <table:table-cell office:value-type="string" calcext:value-type="string">
            <text:p>STOA</text:p>
          </table:table-cell>
          <table:table-cell office:value-type="string" calcext:value-type="string">
            <text:p>Stolberg Aachener Straße</text:p>
          </table:table-cell>
          <table:table-cell/>
          <table:table-cell office:value-type="string" calcext:value-type="string">
            <text:p>Luftqualitätsmessstelle</text:p>
          </table:table-cell>
          <table:table-cell office:value-type="string" calcext:value-type="string">
            <text:p>In Stolberg existiert seit über 100 Jahren eine Messing-, Zink-, und Bleiindustrie. Am Binsfeldhammer befindet sich die Bleihütte der Fa. Berzelius, die neben anderen Metallen Blei, Cadmium und Arsen emittiert. Das Tal der Vicht mit seinen Seitentälern sorgt dafür, dass bei Wind aus unterschiedlichen Richtungen die Emissionen von der Firma Berzelius in Richtung des Bahnhofs Stolberg-Altstadt und angrenzender Wohnbebauung getragen werden. Um die Auswirkungen dieser Emissionen auf die Umgebungsluft in benachbarten Wohngebieten zu überwachen, betreibt das LANUV seit 2008 die Messstelle Stolberg Heinrich-Böll-Platz (STOH). Wohngebiete befinden sich unmittelbar nördlich und östlich der Station. Im Jahr 2019 wies die Stadt Stolberg darauf hin, dass die Messstelle versetzt werden muss, da am Heinrich-Böll-Platz umfangreiche Bauarbeiten geplant seien. Als neuer Standort wurde daher ein Messgerät in der Brauereistraße aufgestellt (STOB). Unmittelbar westlich und nordwestlich der Station befinden sich Wohngebiete. 2020 wurden in STOB erhöhte Metallgehalte gemessen, und daher weitere Stationen (STOA, STOK) installiert, um die Ausdehnung des betroffenen Gebietes besser beurteilen zu können.</text:p>
          </table:table-cell>
          <table:table-cell table:number-columns-repeated="3"/>
          <table:table-cell office:value-type="string" calcext:value-type="string">
            <text:p>0101000020E864000000000000DC9512410000008016775541</text:p>
          </table:table-cell>
          <table:table-cell office:value-type="string" calcext:value-type="string">
            <text:p>Industrie</text:p>
          </table:table-cell>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798" calcext:value-type="float">
            <text:p>2798</text:p>
          </table:table-cell>
          <table:table-cell office:value-type="string" calcext:value-type="string">
            <text:p>STOK</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282" calcext:value-type="float">
            <text:p>41282</text:p>
          </table:table-cell>
          <table:table-cell office:value-type="string" calcext:value-type="string">
            <text:p>STOK</text:p>
          </table:table-cell>
          <table:table-cell office:value-type="string" calcext:value-type="string">
            <text:p>Stolberg Kranensterz</text:p>
          </table:table-cell>
          <table:table-cell/>
          <table:table-cell office:value-type="string" calcext:value-type="string">
            <text:p>Luftqualitätsmessstelle</text:p>
          </table:table-cell>
          <table:table-cell office:value-type="string" calcext:value-type="string">
            <text:p>In Stolberg existiert seit über 100 Jahren eine Messing-, Zink-, und Bleiindustrie. Am Binsfeldhammer befindet sich die Bleihütte der Fa. Berzelius, die neben anderen Metallen Blei, Cadmium und Arsen emittiert. Das Tal der Vicht mit seinen Seitentälern sorgt dafür, dass bei Wind aus unterschiedlichen Richtungen die Emissionen von der Firma Berzelius in Richtung des Bahnhofs Stolberg-Altstadt und angrenzender Wohnbebauung getragen werden. Um die Auswirkungen dieser Emissionen auf die Umgebungsluft in benachbarten Wohngebieten zu überwachen, betreibt das LANUV seit 2008 die Messstelle Stolberg Heinrich-Böll-Platz (STOH). Wohngebiete befinden sich unmittelbar nördlich und östlich der Station. Im Jahr 2019 wies die Stadt Stolberg darauf hin, dass die Messstelle versetzt werden muss, da am Heinrich-Böll-Platz umfangreiche Bauarbeiten geplant seien. Als neuer Standort wurde daher ein Messgerät in der Brauereistraße aufgestellt (STOB). Unmittelbar westlich und nordwestlich der Station befinden sich Wohngebiete. 2020 wurden in STOB erhöhte Metallgehalte gemessen, und daher weitere Stationen (STOA, STOK) installiert, um die Ausdehnung des betroffenen Gebietes besser beurteilen zu können.</text:p>
          </table:table-cell>
          <table:table-cell table:number-columns-repeated="3"/>
          <table:table-cell office:value-type="string" calcext:value-type="string">
            <text:p>0101000020E864000000000000EC931241000000C0F8765541</text:p>
          </table:table-cell>
          <table:table-cell office:value-type="string" calcext:value-type="string">
            <text:p>Industrie</text:p>
          </table:table-cell>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269" calcext:value-type="float">
            <text:p>2269</text:p>
          </table:table-cell>
          <table:table-cell office:value-type="string" calcext:value-type="string">
            <text:p>DOMR</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0557" calcext:value-type="float">
            <text:p>40557</text:p>
          </table:table-cell>
          <table:table-cell office:value-type="string" calcext:value-type="string">
            <text:p>DOMR</text:p>
          </table:table-cell>
          <table:table-cell office:value-type="string" calcext:value-type="string">
            <text:p>Dortmund Ruhrallee 61</text:p>
          </table:table-cell>
          <table:table-cell/>
          <table:table-cell office:value-type="string" calcext:value-type="string">
            <text:p>Luftqualitätsmessstelle</text:p>
          </table:table-cell>
          <table:table-cell office:value-type="string" calcext:value-type="string">
            <text:p>Die NO2-Passivsammler sind an einem Lichtmast vor Hausnr. 61 der vierspurigen, an diesem Straßenabschnitt von Nordosten nach Südwesten verlaufenden Ruhrallee (B54) befestigt. Die Häuser im Bereich des Messpunktes sind 4-5-geschossig und stellen eine beidseitige Bebauung dar. Die B54 ist, von N und S kommend, Zuleitungsstraße und Teil des inneren Stadtrings der Dortmunder Innenstadt. Vom Messpunkt aus mündet die B54 in ca. 590 m N in den inneren Stadtring. Die A40 wird in ca. 1,85 km WSW zur B1. In ca. 600 m S kreuzt sich die B54 mit der B1. Zwei Landstraßen münden in den inneren Stadtring aus jeweils zwei entgegengesetzten Richtungen: Die L684 in ca. 510 m WNW und die L663 in ca. 1,25 km NNO. Die L672 dient als Zuleitungsstraße in die B54 in ca. 460 m NNO. Zwei Nebenbahntrassen verlaufen in ca. 340 m NNW und in ca. 1,38 km S, eine Hauptbahntrasse in ca. 1,5 km NNW, welche sich in einem großen Bahntrassen Kreuz in ca. 2,2 km WNW vereinen. Es gibt mehrere Industrie-und Gewerbegebiete im Bereich des Messpunktes: Der Dortmunder Hafen beginnt in 2,75 km NW, ist mit Bahntrassen an das Schienennetz angebunden und hat zum S hin Anbindung an ein Industriegebiet. Ein größeres Industrie-und Gewerbegebiet erstreckt sich in ca. 1,6 km NO mehrere Kilometer nach O hin und ein kleineres Gewerbegebiet befindet sich in ca. 630 m ONO.</text:p>
          </table:table-cell>
          <table:table-cell table:number-columns-repeated="2"/>
          <table:table-cell office:value-type="string" calcext:value-type="string">
            <text:p>DENW410</text:p>
          </table:table-cell>
          <table:table-cell office:value-type="string" calcext:value-type="string">
            <text:p>0101000020E864000000000000300618410000004046C55541</text:p>
          </table:table-cell>
          <table:table-cell office:value-type="string" calcext:value-type="string">
            <text:p>Verkehr</text:p>
          </table:table-cell>
          <table:table-cell office:value-type="float" office:value="109" calcext:value-type="float">
            <text:p>109</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3095" calcext:value-type="float">
            <text:p>3095</text:p>
          </table:table-cell>
          <table:table-cell office:value-type="string" calcext:value-type="string">
            <text:p>LUMW</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345" calcext:value-type="float">
            <text:p>41345</text:p>
          </table:table-cell>
          <table:table-cell office:value-type="string" calcext:value-type="string">
            <text:p>LUMW</text:p>
          </table:table-cell>
          <table:table-cell office:value-type="string" calcext:value-type="string">
            <text:p>Lünen Mühlenweg</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600E1841000000802AD15541</text:p>
          </table:table-cell>
          <table:table-cell office:value-type="string" calcext:value-type="string">
            <text:p>Industrie</text:p>
          </table:table-cell>
          <table:table-cell office:value-type="float" office:value="51" calcext:value-type="float">
            <text:p>51</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3096" calcext:value-type="float">
            <text:p>3096</text:p>
          </table:table-cell>
          <table:table-cell office:value-type="string" calcext:value-type="string">
            <text:p>DDHF</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472" calcext:value-type="float">
            <text:p>41472</text:p>
          </table:table-cell>
          <table:table-cell office:value-type="string" calcext:value-type="string">
            <text:p>DDHF</text:p>
          </table:table-cell>
          <table:table-cell office:value-type="string" calcext:value-type="string">
            <text:p>Düsseldorf Herzogstraße 37</text:p>
          </table:table-cell>
          <table:table-cell/>
          <table:table-cell office:value-type="string" calcext:value-type="string">
            <text:p>Luftqualitätsmessstelle</text:p>
          </table:table-cell>
          <table:table-cell office:value-type="string" calcext:value-type="string">
            <text:p>Die NO2-Passivsammler sind an einem Schildermasten Richtung Straße vor Hausnr. 37 der von Westen nach Osten verlaufenden, vierspurigen Herzogstraße befestigt. Im Bereich des Messpunktes ist die Bebauung auf beiden Straßenseiten durchgängig und mehrgeschossig. Ca. 2,6 km Richtung S verläuft die A46 als Teil des außerstädtischen Autobahnnetzes Düsseldorfs. In ca. 1,15 km Richtung SO verläuft die B8 als Teil des äußeren Stadtrings. In ca. 165 m Richtung O verläuft die Corneliusstraße L52, welche als eine der Hauptverkehrsachsen den Verkehr durch den Kernbereich der Düsseldorfer Innenstadt fließen lässt und sich in ca. 240 m Richtung NO mit der L55 kreuzt. Die Rheinkniebrücke in ca. 340 m Richtung W dient als Verbindungsstraße in westrheinischen Stadtteile Düsseldorfs. Die nächste große Kreuzung befindet sich ca. 35 m Richtung O, bei der die Herzogstraße die Jahnstraße kreuzt. In ca. 89 m Richtung W befindet sich die Talstraße Ca. 680 m Richtung O befindet sich eine große Bahntrasse, an die sich der Düsseldorf Hbf direkt nördlich anschließt und zudem als lokales Schienenverkehrsdrehkreuz in alle Himmelsrichtungen fungiert. In ca. 1,1 km Richtung NW schlängelt sich der Rhein durch Düsseldorf. Am Rheinufer beginnt in ca. 1,45 km Richtung W der Hafen Düsseldorf, welcher sich auf der gegenüberliegenden Rheinseite fortsetzt und mit dem Neusser Hafen fusioniert. Ca. 1,6 km Richtung O beginnt ein größeres Gewerbegebiet, welches sich weiter Richtung Osten erstreckt und ca. 3,85 km Richtung N befindet sich ein kleines Industriegebiet.</text:p>
          </table:table-cell>
          <table:table-cell table:number-columns-repeated="2"/>
          <table:table-cell office:value-type="string" calcext:value-type="string">
            <text:p>DENW419</text:p>
          </table:table-cell>
          <table:table-cell office:value-type="string" calcext:value-type="string">
            <text:p>0101000020E8640000000000000C0E1541000000801AA75541</text:p>
          </table:table-cell>
          <table:table-cell office:value-type="string" calcext:value-type="string">
            <text:p>Verkehr</text:p>
          </table:table-cell>
          <table:table-cell office:value-type="float" office:value="37" calcext:value-type="float">
            <text:p>37</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3097" calcext:value-type="float">
            <text:p>3097</text:p>
          </table:table-cell>
          <table:table-cell office:value-type="string" calcext:value-type="string">
            <text:p>DDSB</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472" calcext:value-type="float">
            <text:p>41472</text:p>
          </table:table-cell>
          <table:table-cell office:value-type="string" calcext:value-type="string">
            <text:p>DDSB</text:p>
          </table:table-cell>
          <table:table-cell office:value-type="string" calcext:value-type="string">
            <text:p>Düsseldorf Südring 51</text:p>
          </table:table-cell>
          <table:table-cell/>
          <table:table-cell office:value-type="string" calcext:value-type="string">
            <text:p>Luftqualitätsmessstelle</text:p>
          </table:table-cell>
          <table:table-cell office:value-type="string" calcext:value-type="string">
            <text:p>Die NO2-Passivsammler sind per Abstandshalter an einem großen Parkhinweisschild Richtung Häuserfront vor Hausnr. 51 des von Westen nach Osten verlaufenden, 9-spurigen Südrings festgeklemmt. Im Bereich des Messpunktes ist die Bebauung auf der Straßenseite des Messpunktes homogen und mehrgeschossig. Zur anderen Straßenseite hin öffnet sich das Gelände stark zu allen Seiten hin. Der Südring ist eine Hauptverkehrsachse in Düsseldorf und Verbindungsachse nach Neuss über den Rhein. Ca. 140 m Richtung O zweigt die L293 vom Südring ab und verbindet diesen mit der A46 in ca. 1,1 km SSO. In ca. 4,25 km Richtung SW verläuft die A57, welche ebenso wie die A46 als Teil des außerstädtischen Autobahnrings fungiert. In ca. 1 km Richtung ONO wird der Südring (B326) zur B8 und zweigt in zwei verschiedene Richtungen ab. Ca. 1,1 km Richtung W mündet die B1 in den Südring. Die nächste große Kreuzung befindet sich ca. 41 m Richtung W, bei der der Südring die Aachener Straße kreuzt. In ca. 28 m Richtung O befindet sich die Karl-Schurz-Straße. Ca. 800 m Richtung N verläuft eine große Bahntrasse, welche Richtung Norden abknickt sich mit einer von Osten kommenden Bahntrasse in einem großen Schienenverkehrsdrehkreuz in ca. 1,7 km Richtung NO verbindet und die Bahntrassen über den Düsseldorf Hbf in alle Himmelsrichtungen weiterleitet. In ca. 1,55 km Richtung S schlängelt sich der Rhein durch Düsseldorf. Am Rheinufer beginnt in ca. 2 km Richtung NW der Hafen Düsseldorf, welcher sich auf der gegenüberliegenden Rheinseite fortsetzt und mit dem Neusser Hafen fusioniert. Ca. 3 km Richtung NO und ca. 4,85 km Richtung OSO befinden sich jeweils größere Gewerbegebiete, welches sich weiter Richtung Osten erstrecken und ca. 3,5 km Richtung SSW erstreckt sich ein bedeutendes Neusser Gewerbegebiet weiter Richtung SO.</text:p>
          </table:table-cell>
          <table:table-cell table:number-columns-repeated="2"/>
          <table:table-cell office:value-type="string" calcext:value-type="string">
            <text:p>DENW420</text:p>
          </table:table-cell>
          <table:table-cell office:value-type="string" calcext:value-type="string">
            <text:p>0101000020E864000000000000A80315410000008073A55541</text:p>
          </table:table-cell>
          <table:table-cell office:value-type="string" calcext:value-type="string">
            <text:p>Verkehr</text:p>
          </table:table-cell>
          <table:table-cell office:value-type="float" office:value="37" calcext:value-type="float">
            <text:p>37</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3098" calcext:value-type="float">
            <text:p>3098</text:p>
          </table:table-cell>
          <table:table-cell office:value-type="string" calcext:value-type="string">
            <text:p>DDUG</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472" calcext:value-type="float">
            <text:p>41472</text:p>
          </table:table-cell>
          <table:table-cell office:value-type="string" calcext:value-type="string">
            <text:p>DDUG</text:p>
          </table:table-cell>
          <table:table-cell office:value-type="string" calcext:value-type="string">
            <text:p>Düsseldorf Uerdinger Straße 108</text:p>
          </table:table-cell>
          <table:table-cell/>
          <table:table-cell office:value-type="string" calcext:value-type="string">
            <text:p>Luftqualitätsmessstelle</text:p>
          </table:table-cell>
          <table:table-cell office:value-type="string" calcext:value-type="string">
            <text:p>Die NO2-Passivsammler sind per Abstandshalter an einem Wegweiser für LKW Richtung Häuserfront vor Hausnr. 108 der von Südwesten nach Nordosten verlaufenden, insgesamt 10-spurigen Uerdinger Straße festgeklemmt. Die Straße ist so aufgebaut, dass jeweils in Fahrtrichtung und Gegenrichtung eine höher gelegene, dreispurige Straße entlang führt und mittig eine zweispurige, tiefer gelegene Straße. Im Bereich des Messpunktes ist die Bebauung mit Ausnahme von kleinen Unterbrechungen auf beiden Straßenseiten homogen und zudem mehrgeschossig. Die Dimensionen der Straßenschlucht und des naheliegenden, vielschichtigen Hauptverkehrsachsenkreuzes in ca. 70-80 m Richtung NO sind sehr groß. Drei große Bundesstraßen (B1, B7 und B8) treffen dort als wichtige Nord-Süd-Achse bzw. wichtige West-Ost-Achse zusammen. In ca. 2,1 km Richtung O mündet der nördliche Zubringer, welcher die Fortsetzung der A52 Richtung Norden darstellt. In ca. 2,15 km Richtung Norden verläuft die A44, welche sich in ca. 4,5 km Richtung NNO in dem großen Autobahnkreuz Düsseldorf Nord mit der A52 kreuzt. Ca. 770 m Richtung O kreuzt die L56 und ca. 2,15 km Richtung SW die L30 den Straßenverlauf. Die Meineckestraße stellt die nächstliegende Einmündung in ca. 30 m Richtung NO dar. In ca. 1,65 km Richtung O verläuft eine große Bahntrasse, welche weiter in südlicher Richtung in den Düsseldorf Hbf mit mehreren Bahntrassen aus allen Himmelsrichtungen zusammenläuft. In ca. 800 m Richtung SW führt die Theodor-Heuss-Brücke über den Rhein und in ca. 4,8 km Richtung WSW setzt sich die A52 weiter Richtung W fort. Der Düsseldorfer Flughafen beginnt in ca. 2,3 km Richtung N und der Düsseldorfer Hafen in ca. 3,7 km Richtung SSW. In ca. 900 m Richtung NO, 2,6 km Richtung NO und ca. 1,7 km Richtung WNW befinden sich Gewerbegebiete.</text:p>
          </table:table-cell>
          <table:table-cell table:number-columns-repeated="2"/>
          <table:table-cell office:value-type="string" calcext:value-type="string">
            <text:p>DENW421</text:p>
          </table:table-cell>
          <table:table-cell office:value-type="string" calcext:value-type="string">
            <text:p>0101000020E8640000000000003C041541000000C020AB5541</text:p>
          </table:table-cell>
          <table:table-cell office:value-type="string" calcext:value-type="string">
            <text:p>Verkehr</text:p>
          </table:table-cell>
          <table:table-cell office:value-type="float" office:value="36" calcext:value-type="float">
            <text:p>36</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3099" calcext:value-type="float">
            <text:p>3099</text:p>
          </table:table-cell>
          <table:table-cell office:value-type="string" calcext:value-type="string">
            <text:p>DUAR</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472" calcext:value-type="float">
            <text:p>41472</text:p>
          </table:table-cell>
          <table:table-cell office:value-type="string" calcext:value-type="string">
            <text:p>DUAR</text:p>
          </table:table-cell>
          <table:table-cell office:value-type="string" calcext:value-type="string">
            <text:p>Duisburg Asterlager Straße 122</text:p>
          </table:table-cell>
          <table:table-cell/>
          <table:table-cell office:value-type="string" calcext:value-type="string">
            <text:p>Luftqualitätsmessstelle</text:p>
          </table:table-cell>
          <table:table-cell office:value-type="string" calcext:value-type="string">
            <text:p>Die NO2-Passivsammler sind per Abstandshalter an einem Lichtmasten Richtung Straße vor Hausnr. 122 der von NW nach SO verlaufenden, 2-spurigen Asterlager Straße L473 vor einer Bushaltebucht befestigt. Die breiten Fahrbahnspuren sind für den LKW-Verkehr ausgelegt. Die Häuser im Bereich des Messpunktes sind mehrgeschossig. Auf der Seite des Passivsammlers ist die Bebauung durchgängig, aber auf der anderen Seite unterbrochen. Ca. 5 m rechts vom Messpunkt befindet sich die Haltelinie einer Fußgängerampel. Die L473 dient als Verbindungsstraße von der ca. 1,6 km nördlich gelegenen A40 in die südlichen Industriegebiete von Duisburg. Aufgrund der Nähe zur A40 und einer sich dort direkt anschließenden Großbaustelle kann sich der Verkehr Richtung A40 besonders im Berufsverkehr sehr weit zurück stauen. Ca. 4,5 km Richtung O verläuft die A59 in nord-südlicher Richtung. Die Theodorstraße mit ca. 21 m Richtung SO und der Mühlenweg mit ca. 64 m Richtung SW sind zwei ruhige Nebenstraßen. Die nächste große Kreuzung befindet sich ca. 334 m Richtung NW. In ca. 650 m Richtung S verläuft die L237 parallel zu einem Industriegebiet, welches sich ab 50-100 m südlich des Messpunktes anschließt. 3,2 km Richtung W verläuft die L137. In ca. 458 m Richtung NW mündet die große Kreisstraße K15 in die L473. Eine Bahntrasse verläuft in ca. 1,5 km Richtung NW und verdichtet sich in südlicher Richtung zu einem Transportnetz durch die südlichen Industriegebiete Duisburgs. Als wichtige Wasserstraße fließt der Rhein in ca. 1,13 km Richtung NO. Auf der anderen Rheinseite in ca. 1,5 km Richtung NW beginnt der Duisburger Hafen, welcher als überregionale Logistikdrehscheibe fungiert. Außer dem Industriegebiet, welches sich ab ca. 50-100 m südlich des Messpunktes anschließt, befinden sich in ca. 2,5 km Richtung SO (vor allem Logistik) und 4,65 km SW (Chemiepark) zwei Industriegebiete.</text:p>
          </table:table-cell>
          <table:table-cell table:number-columns-repeated="2"/>
          <table:table-cell office:value-type="string" calcext:value-type="string">
            <text:p>DENW418</text:p>
          </table:table-cell>
          <table:table-cell office:value-type="string" calcext:value-type="string">
            <text:p>0101000020E86400000000000054C714410000000092BD5541</text:p>
          </table:table-cell>
          <table:table-cell office:value-type="string" calcext:value-type="string">
            <text:p>Verkehr</text:p>
          </table:table-cell>
          <table:table-cell office:value-type="float" office:value="26" calcext:value-type="float">
            <text:p>26</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3100" calcext:value-type="float">
            <text:p>3100</text:p>
          </table:table-cell>
          <table:table-cell office:value-type="string" calcext:value-type="string">
            <text:p>KOAB</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472" calcext:value-type="float">
            <text:p>41472</text:p>
          </table:table-cell>
          <table:table-cell office:value-type="string" calcext:value-type="string">
            <text:p>KOAB</text:p>
          </table:table-cell>
          <table:table-cell office:value-type="string" calcext:value-type="string">
            <text:p>Köln Aachener Straße 491</text:p>
          </table:table-cell>
          <table:table-cell/>
          <table:table-cell office:value-type="string" calcext:value-type="string">
            <text:p>Luftqualitätsmessstelle</text:p>
          </table:table-cell>
          <table:table-cell office:value-type="string" calcext:value-type="string">
            <text:p>Die NO2-Passivsammler sind per Abstandshalter an einem Schildermasten knapp oberhalb von Parkhinweisschildern vor Hausnr. 491 der von Westen nach Osten verlaufenden Aachener Straße befestigt. Mittig der Straße befindet sich eine Straßenbahntrasse mit Straßenbahnlinien in beide Fahrtrichtungen. Im Bereich des Messpunktes ist die Bebauung auf beiden Straßenseiten homogen und mehrgeschossig. Die Aachener Straße stellt eine wichtige Ost-West-Achse von Kölns westlichen Außenbezirken in den inneren Stadtring dar. Ca. 3,65 km Richtung W kreuzt die Aachener Straße die A1. In ca. 3,15 km Richtung SSW verläuft die A4, welche wiederum die A1 in ca. 3,9 km Richtung WSW im Kreuz Köln-West kreuzt und Teil des äußeren Autobahnrings der Stadt Köln ist. Parallel zur Aachener Straße speisen mehrere Bundesstraßen die inneren Stadtringe Kölns. Davon sind die beiden nächstliegenden die B264 in ca. 1,15 km Richtung S und die B59 in ca. 1,8 km Richtung NO. In ca. 1,3 km Richtung W kreuzt die L34 als äußerster Stadtring und in ca. 1,6 km Richtung O die L100 als mittlerer Stadtring. Den innersten Stadtring stellt die B9 in ca. 2,6 km Richtung O dar. Die nächste große Kreuzung befindet sich ca. 64 m Richtung W, bei der die Aachener Straße den Maarweg/die Kitschburger Straße kreuzt. In ca. 124 m Richtung O befindet sich die Fürst-Plückler-Straße. Ca. 1,4 km Richtung N verläuft eine große Bahntrasse von WSW Richtung ONO und kreuzt sich in ca. 3,2 km Richtung NO mit mehreren Bahntrassen aus insgesamt vier Richtungen zu einem großen Betriebsbahnhof. Als wichtige Wasserstraße fließt in ca. 4,35 km Richtung O der Rhein. Ab ca. 200 m Richtung NNO erstreckt sich ein größeres Gewerbegebiet Richtung Norden. Ein weiteres Gewerbegebiet erstreckt sich ab ca. 3,3 km Richtung SW weiter Richtung Westen direkt mit dem Autobahnkreuz Köln-West als Anschlussstelle. Industriegebiete befinden sich in ca. 3 km Richtung NO, 4,4 km Richtung NNO und 3,85 km Richtung N.</text:p>
          </table:table-cell>
          <table:table-cell table:number-columns-repeated="2"/>
          <table:table-cell office:value-type="string" calcext:value-type="string">
            <text:p>DENW422</text:p>
          </table:table-cell>
          <table:table-cell office:value-type="string" calcext:value-type="string">
            <text:p>0101000020E864000000000000E0841541000000C09C885541</text:p>
          </table:table-cell>
          <table:table-cell office:value-type="string" calcext:value-type="string">
            <text:p>Verkehr</text:p>
          </table:table-cell>
          <table:table-cell office:value-type="float" office:value="51" calcext:value-type="float">
            <text:p>51</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3101" calcext:value-type="float">
            <text:p>3101</text:p>
          </table:table-cell>
          <table:table-cell office:value-type="string" calcext:value-type="string">
            <text:p>KOS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472" calcext:value-type="float">
            <text:p>41472</text:p>
          </table:table-cell>
          <table:table-cell office:value-type="string" calcext:value-type="string">
            <text:p>KOSE</text:p>
          </table:table-cell>
          <table:table-cell office:value-type="string" calcext:value-type="string">
            <text:p>Köln Subbelrather Straße 262</text:p>
          </table:table-cell>
          <table:table-cell/>
          <table:table-cell office:value-type="string" calcext:value-type="string">
            <text:p>Luftqualitätsmessstelle</text:p>
          </table:table-cell>
          <table:table-cell office:value-type="string" calcext:value-type="string">
            <text:p>Die NO2-Passivsammler sind an einem Lichtmasten mit Blick Richtung Straße nach links vor Hausnr. 262 der von Nordwesten nach Südosten verlaufenden, 2-spurigen Subbelrather Straße auf dem Parkstreifen befestigt. Die Häuser im Bereich des Messpunktes sind 4-5-geschossig. Im Bereich des Messpunktes ist die Bebauung durchgängig, wird allerdings Richtung Simarplatz durch kleine Einmündungen und schließlich durch den großen Platz mit der Kirche in ca. 110 m Richtung NW zunehmend offener. Die Landmannstraße in ca. 26 m Richtung NW und die Siemensstraße in ca. 49 m SO sind ruhige Nebenstraßen. Die nächste große Kreuzung befindet sich in ca. 154 m Richtung SO, bei der sich die Subbelrather Straße mit der großen Kreisstraße K12 kreuzt. Parallel zur Subbelrather Straße endet die A57 in ca. 850 m Richtung NO und mündet in die K4 und die K12. Die A57 kreuzt sich in ca. 5 km NNW mit der A1, welche sich wiederum in ca. 5,85 km Richtung SW mit der A4 kreuzt. Die Autobahnen sind Teil des Autobahnrings in Köln. Als wichtige Zuleitungsstraße in die inneren Stadtringe Kölns speist die Subbelrather Straße die L100 in ca. 1,2 km Richtung SO und die B9 in ca. 2 km Richtung SO. In ca. 410 m Richtung SW verläuft die B59, in ca. 1,95 km Richtung S die B55, in ca. 2,6 km ONO die B9, in ca. 2,45 km Richtung S die B264 und in 3,3 km Richtung SO die B265. Alle diese Bundestraßen sind Teil des Zuleitungsnetzes in den inneren Stadtkern von Köln. Als wichtige Wasserstraße fließt der Rhein in ca. 3,35 km Richtung OSO. In ca. 290 m SSO verläuft eine große Bahntrasse und befindet sich der Bahnhof Köln Ehrenfeld. Die Bahntrasse verläuft von West nach Ost und kreuzt sich in ca. 1,5 km Richtung O mit mehreren Bahntrassen aus insgesamt vier Richtungen zu einem großen Betriebsbahnhof. In ca. 410 m Richtung SSW erstreckt sich ein größeres Gewerbegebiet. Industriegebiete befinden sich in ca. 900 m Richtung NO, ca. 2,4 km Richtung N und ca. 2,6 km Richtung NW.</text:p>
          </table:table-cell>
          <table:table-cell table:number-columns-repeated="2"/>
          <table:table-cell office:value-type="string" calcext:value-type="string">
            <text:p>DENW417</text:p>
          </table:table-cell>
          <table:table-cell office:value-type="string" calcext:value-type="string">
            <text:p>0101000020E86400000000000008981541000000807C8A5541</text:p>
          </table:table-cell>
          <table:table-cell office:value-type="string" calcext:value-type="string">
            <text:p>Verkehr</text:p>
          </table:table-cell>
          <table:table-cell office:value-type="float" office:value="50" calcext:value-type="float">
            <text:p>50</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3102" calcext:value-type="float">
            <text:p>3102</text:p>
          </table:table-cell>
          <table:table-cell office:value-type="string" calcext:value-type="string">
            <text:p>STO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472" calcext:value-type="float">
            <text:p>41472</text:p>
          </table:table-cell>
          <table:table-cell office:value-type="string" calcext:value-type="string">
            <text:p>STOE</text:p>
          </table:table-cell>
          <table:table-cell office:value-type="string" calcext:value-type="string">
            <text:p>Stolberg EWV</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2C991241000000006D775541</text:p>
          </table:table-cell>
          <table:table-cell table:number-columns-repeated="3"/>
          <table:table-cell office:value-type="float" office:value="103211000" calcext:value-type="float">
            <text:p>103211000</text:p>
          </table:table-cell>
        </table:table-row>
        <table:table-row table:style-name="ro1">
          <table:table-cell office:value-type="float" office:value="3103" calcext:value-type="float">
            <text:p>3103</text:p>
          </table:table-cell>
          <table:table-cell office:value-type="string" calcext:value-type="string">
            <text:p>VDBI</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551" calcext:value-type="float">
            <text:p>41551</text:p>
          </table:table-cell>
          <table:table-cell office:value-type="string" calcext:value-type="string">
            <text:p>VDBI</text:p>
          </table:table-cell>
          <table:table-cell office:value-type="string" calcext:value-type="string">
            <text:p>Düsseldorf Merowingerstraße</text:p>
          </table:table-cell>
          <table:table-cell/>
          <table:table-cell office:value-type="string" calcext:value-type="string">
            <text:p>Luftqualitätsmessstelle</text:p>
          </table:table-cell>
          <table:table-cell table:number-columns-repeated="3"/>
          <table:table-cell office:value-type="string" calcext:value-type="string">
            <text:p>DENW430</text:p>
          </table:table-cell>
          <table:table-cell office:value-type="string" calcext:value-type="string">
            <text:p>0101000020E8640000000000004009154100000000B3A55541</text:p>
          </table:table-cell>
          <table:table-cell office:value-type="string" calcext:value-type="string">
            <text:p>Verkehr</text:p>
          </table:table-cell>
          <table:table-cell office:value-type="float" office:value="42" calcext:value-type="float">
            <text:p>42</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3104" calcext:value-type="float">
            <text:p>3104</text:p>
          </table:table-cell>
          <table:table-cell office:value-type="string" calcext:value-type="string">
            <text:p>BIED3</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619" calcext:value-type="float">
            <text:p>41619</text:p>
          </table:table-cell>
          <table:table-cell office:value-type="string" calcext:value-type="string">
            <text:p>BIED3</text:p>
          </table:table-cell>
          <table:table-cell office:value-type="string" calcext:value-type="string">
            <text:p>Bielefeld-Mitte</text:p>
          </table:table-cell>
          <table:table-cell/>
          <table:table-cell office:value-type="string" calcext:value-type="string">
            <text:p>Luftqualitätsmessstelle</text:p>
          </table:table-cell>
          <table:table-cell office:value-type="string" calcext:value-type="string">
            <text:p>Die NO2-Passivsammler sind per Abstandshalter an einem Schildermasten mit Blick Richtung Straße nach rechts vor Hausnr. 5-7 der von SSW nach NNO verlaufenden, 3-spurigen Herforder Straße befestigt. Die Straße ist auf der Seite der Passivsammler (ohne Sonderbusstreifen) zweispurig und auf der gegenüberliegenden Seite einspurig. Die Häuser im Bereich des Messpunktes sind 4-5-geschossig und auf beiden Straßenseiten durchgehend. Die Herforder Straße verläuft parallel zum Ostwestfalendamm B61 und ist die direkte Verbindungsstraße zwischen B66 und B61 durch die Innenstadtbereiche Bielefelds. In Fahrtrichtung SSW richtet sich die Straße nach ca. 55 m nach Westen hin aus und wird breiter. Die nächstgelegene größere Kreuzung befindet sich mit der Überleitung der Straße in den Jahnplatz und der Einmündung Friedrich-Verleger-Straße in ca. 54 m Richtung SSW. In ca. 55 m Richtung NNO kreuzt die Herforder Straße die Stresemannstraße und die Friedrich-Ebert-Straße. In ca. 430 m WNW verläuft die Bundesstraße B61. Ca. 570 m WSW beginnt die Landstraße L785, welche in Richtung OSO in die Bundesstraße B66 übergeht. NW in ca. 510 m beginnt die Landstraße L783. Ca. 400 m WNW verläuft eine Eisenbahntrasse, welche weiter nach NO hin in den Bielefeld Hbf mündet. <text:s/>Es gibt Richtung N und NO vom Messpunkt aus gesehen in ca. 900 m mehrere große Industrie- und Gewerbegebiete.</text:p>
          </table:table-cell>
          <table:table-cell table:number-columns-repeated="3"/>
          <table:table-cell office:value-type="string" calcext:value-type="string">
            <text:p>0101000020E86400000000000014911C4100000080BEFC5541</text:p>
          </table:table-cell>
          <table:table-cell office:value-type="string" calcext:value-type="string">
            <text:p>Verkehr</text:p>
          </table:table-cell>
          <table:table-cell office:value-type="float" office:value="114" calcext:value-type="float">
            <text:p>114</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3105" calcext:value-type="float">
            <text:p>3105</text:p>
          </table:table-cell>
          <table:table-cell office:value-type="string" calcext:value-type="string">
            <text:p>DUDU</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619" calcext:value-type="float">
            <text:p>41619</text:p>
          </table:table-cell>
          <table:table-cell office:value-type="string" calcext:value-type="string">
            <text:p>DUDU</text:p>
          </table:table-cell>
          <table:table-cell office:value-type="string" calcext:value-type="string">
            <text:p>Duisburg Duisburger Straße 66</text:p>
          </table:table-cell>
          <table:table-cell/>
          <table:table-cell office:value-type="string" calcext:value-type="string">
            <text:p>Luftqualitätsmessstelle</text:p>
          </table:table-cell>
          <table:table-cell office:value-type="string" calcext:value-type="string">
            <text:p>Die NO2-Passivsammler sind per Abstandshalter an einem Schildermasten mit Blick Richtung Straße nach rechts vor Hausnr. 66 der von S nach N verlaufenden, 2-spurigen Duisburger Straße L473 befestigt. Die Häuser im Bereich des Messpunktes sind zweigeschossig, auf der Straßenseite des Messpunktes lückenhaft und auf der vom Messpunkt gegenüberliegenden Straßenseite durchgehend. Die Duisburger Straße ist eine parallel zum Rhein verlaufende Landstraße, welche direkt von der südlich in ca. 350 m Entfernung verlaufenden A40 gespeist wird und eine Verbindungstraße zu verschiedenen Industriegebieten in der Umgebung darstellt. Der Zuflussbereich der A40 entspricht gleichzeitig der nächstgelegenen größeren Kreuzung. <text:s/>Die Uferstraße mit ca. 6 m Richtung S und die Bogenstraße mit ca. 90 m Richtung N stellen die beiden nächstgelegenen Einmündungen dar. In ca. 1,5 km Richtung NW kreuzt die L473 die von SW nach NO verlaufende L140. Ca. 120 m Richtung O verläuft der Rhein als wichtige Wasserstraße parallel zur L473. In ca. 1,5 km Richtung NO beginnt der Duisburger Hafen, welcher von sich anschließenden Logistikzentren gesäumt wird. <text:s/>Ein nah gelegenes Industriegebiet erstreckt sich in ca. 100 m Richtung N von NO nach SW.</text:p>
          </table:table-cell>
          <table:table-cell table:number-columns-repeated="3"/>
          <table:table-cell office:value-type="string" calcext:value-type="string">
            <text:p>0101000020E86400000000000044CB1441000000C095BF5541</text:p>
          </table:table-cell>
          <table:table-cell office:value-type="string" calcext:value-type="string">
            <text:p>Verkehr</text:p>
          </table:table-cell>
          <table:table-cell office:value-type="float" office:value="29" calcext:value-type="float">
            <text:p>29</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3106" calcext:value-type="float">
            <text:p>3106</text:p>
          </table:table-cell>
          <table:table-cell office:value-type="string" calcext:value-type="string">
            <text:p>DUKH</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619" calcext:value-type="float">
            <text:p>41619</text:p>
          </table:table-cell>
          <table:table-cell office:value-type="string" calcext:value-type="string">
            <text:p>DUKH</text:p>
          </table:table-cell>
          <table:table-cell office:value-type="string" calcext:value-type="string">
            <text:p>Duisburg Karl-Jarres-Straße 69</text:p>
          </table:table-cell>
          <table:table-cell/>
          <table:table-cell office:value-type="string" calcext:value-type="string">
            <text:p>Luftqualitätsmessstelle</text:p>
          </table:table-cell>
          <table:table-cell office:value-type="string" calcext:value-type="string">
            <text:p>Die NO2-Passivsammler sind an einem Lichtmasten mit Blick Richtung Fahrbahn vor Hausnr. 69 der von Westen nach Osten verlaufenden, 4-spurigen Karl-Jarres-Straße über dem Gehweg befestigt. Die Häuser im Bereich des Messpunktes sind 4-5-geschossig und die Bebauung ist durchgängig. Die beiden nächstgelegenen Kreuzungen befinden sich jeweils in ca. 60 m Richtung W und O, bei der die Karl-Jarres-Straße sich mit der Gitschiner Straße und der Heerstraße kreuzt. <text:s/>In ca. 300 m Richtung W wird die Karl-Jarres-Straße hinter der kreuzenden Wanheimer Straße zur Rheinhauser Straße. Auf diesem Straßenabschnitt sind auf ca. 150 m nur Tempo 30 erlaubt. Die Rheinhauser Straße führt anschließend weiter Richtung Rheinbrückenauffahrt in ca. 650 m Richtung W, welche Duisburg Hochfeld mit den linksrheinischen Stadteilen Duisburgs verbindet. Die Karl-Jarres-Straße ist eine Hauptverkehrsachse mitten durch Duisburg Hochfeld mit stark frequentiertem LKW-Verkehr. <text:s text:c="2"/>Ca. 1,95 km Richtung N verläuft die A40, in ca. 830 m Richtung O die A59 und in ca. 2,65 km Richtung O die A3, welche Teil des weitläufigen Autobahnnetzes in Duisburg sind. In ca. 1 km Richtung S befindet sich der Bhf Duisburg-Hochfeld Süd mit mehreren Bahntrassen, welche als wichtige West-Ost-Achse dienen und sich in 1,2 km Richtung SO mit parallel zur A59 verlaufenden Bahntrassen kreuzen, welche wiederum zum Duisburg Hbf in ca. 1,5 km Richtung NO führen. Der Rhein schmiegt sich in ca. 1,2 km Richtung WSW an Duisburg Hochfeld. In ca. 850 m Richtung W beginnt das Hafengebiet Duisburgs, welches sich weiter Richtung N über einen großen Hafen-Industrie-Komplex weiter zum Duisburger Hafen in ca. 2,65 km Richtung N zieht.</text:p>
          </table:table-cell>
          <table:table-cell table:number-columns-repeated="3"/>
          <table:table-cell office:value-type="string" calcext:value-type="string">
            <text:p>0101000020E86400000000000008011541000000403FBD5541</text:p>
          </table:table-cell>
          <table:table-cell office:value-type="string" calcext:value-type="string">
            <text:p>Verkehr</text:p>
          </table:table-cell>
          <table:table-cell office:value-type="float" office:value="32" calcext:value-type="float">
            <text:p>32</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3107" calcext:value-type="float">
            <text:p>3107</text:p>
          </table:table-cell>
          <table:table-cell office:value-type="string" calcext:value-type="string">
            <text:p>EAA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1619" calcext:value-type="float">
            <text:p>41619</text:p>
          </table:table-cell>
          <table:table-cell office:value-type="string" calcext:value-type="string">
            <text:p>EAAS</text:p>
          </table:table-cell>
          <table:table-cell office:value-type="string" calcext:value-type="string">
            <text:p>Essen Altenessener Straße 255</text:p>
          </table:table-cell>
          <table:table-cell/>
          <table:table-cell office:value-type="string" calcext:value-type="string">
            <text:p>Luftqualitätsmessstelle</text:p>
          </table:table-cell>
          <table:table-cell office:value-type="string" calcext:value-type="string">
            <text:p>Die NO2-Passivsammler sind per Abstandshalter an einem Lichtmasten mit Blick Richtung Straße nach rechts vor Hausnr. 255 der von S nach N verlaufenden, 4-spurigen Altenessener Straße L448 befestigt. Die Häuser im Bereich des Messpunktes sind mehrgeschossig und auf beiden Straßenseiten durchgehend. <text:s/>Die Altenessener Straße ist neben der Gladbecker Straße eine von zwei Hauptverkehrsachsen, welche die Essener Stadtmitte mit dem Essener Norden verbindet und stets sehr stark befahren ist. <text:s/>Ca. 2,45 km Richtung N verläuft die A42 in ostwestlicher Richtung. Die Krablerstraße mit ca. 70 m Richtung S und der Palmbuschweg mit ca. 90 m Richtung N stellen die beiden nächstgelegenen Einmündungen dar. Die nächstgelegene größere Kreuzung befindet sich mit der Einmündung Palmbuschweg zur Altenessener Straße in ca. 90 Richtung N. Die Gladbecker Straße B224 verläuft parallel zur Altenessener Straße in ca. 680 m Richtung W. <text:s/>Die Altenessener Straße wird in ca. 240 m Richtung S von der L20 und in ca. 850 m Richtung N von der L64 gekreuzt. In ca. 75 m Richtung S befindet sich der Altenessen Bhf als Station einer von W nach O verlaufenden Bahntrasse. Als Wasserstraße befindet sich der ost-westwärts verlaufende Rhein-Herne-Kanal in ca. 3 km Richtung N. <text:s/>Ein großes Gewerbegebiet-und Industriegebiet beginnt in ca. 2 km Richtung NW und erstreckt sich weit über den Rhein-Herne-Kanal hinaus Richtung Bottrop. Kleinere Gewerbegebiete erstrecken sich in ca. 80 m Richtung O und in 360 m Richtung WNW.</text:p>
          </table:table-cell>
          <table:table-cell table:number-columns-repeated="3"/>
          <table:table-cell office:value-type="string" calcext:value-type="string">
            <text:p>0101000020E864000000000000D0141641000000C0FBC35541</text:p>
          </table:table-cell>
          <table:table-cell office:value-type="string" calcext:value-type="string">
            <text:p>Verkehr</text:p>
          </table:table-cell>
          <table:table-cell office:value-type="float" office:value="41" calcext:value-type="float">
            <text:p>41</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2">
          <table:table-cell office:value-type="float" office:value="372" calcext:value-type="float">
            <text:p>372</text:p>
          </table:table-cell>
          <table:table-cell office:value-type="string" calcext:value-type="string">
            <text:p>AABU</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AABU</text:p>
          </table:table-cell>
          <table:table-cell office:value-type="string" calcext:value-type="string">
            <text:p>Aachen-Burtscheid</text:p>
          </table:table-cell>
          <table:table-cell/>
          <table:table-cell office:value-type="string" calcext:value-type="string">
            <text:p>Luftqualitätsmessstelle</text:p>
          </table:table-cell>
          <table:table-cell office:value-type="string" calcext:value-type="string">
            <text:p>Die Station steht im südlichen Aachener Vorort Burtscheid, im Bereich des Kurgebietes auf einer Grünfläche.</text:p>
            <text:p>Im Stationsumfeld befinden sich Kleingartenanlagen und freistehende zwei- bis dreigeschossige Wohnhäuser. Von Nord nach Süd steigt das Gelände von ca. 180 m auf 210 m an.</text:p>
            <text:p>Die B57 verläuft in Nord-Süd-Richtung ca. 500 m westlich der Station.</text:p>
          </table:table-cell>
          <table:table-cell table:number-columns-repeated="2"/>
          <table:table-cell office:value-type="string" calcext:value-type="string">
            <text:p>DENW094</text:p>
          </table:table-cell>
          <table:table-cell office:value-type="string" calcext:value-type="string">
            <text:p>0101000020E864000000000000B001124100000080B4765541</text:p>
          </table:table-cell>
          <table:table-cell office:value-type="string" calcext:value-type="string">
            <text:p>Hintergrund</text:p>
          </table:table-cell>
          <table:table-cell office:value-type="float" office:value="200" calcext:value-type="float">
            <text:p>200</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1815" calcext:value-type="float">
            <text:p>1815</text:p>
          </table:table-cell>
          <table:table-cell office:value-type="string" calcext:value-type="string">
            <text:p>AAHA</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AAHA</text:p>
          </table:table-cell>
          <table:table-cell office:value-type="string" calcext:value-type="string">
            <text:p>Aachen-Haaren</text:p>
          </table:table-cell>
          <table:table-cell/>
          <table:table-cell office:value-type="string" calcext:value-type="string">
            <text:p>Luftqualitätsmessstelle</text:p>
          </table:table-cell>
          <table:table-cell office:value-type="string" calcext:value-type="string">
            <text:p>Die NO2-Passivsammler hängen an einer Laterne vor Hausnummer 18 an der Landstraße L136. Die Häuser im Umfeld sind meist mehrgeschossig. Auf der gegenüberliegenden Straßenseite befindet sich ein Parkstreifen. Die BAB A4 verläuft ca. 950 m nördlich und die BAB A544 ca. 800 m süd-östlich des Messpunktes. Ca. 150 m süd-westlich befindet sich eine Eisenbahnlinie. Ca. 1,3 km nord-westlicher Richtung entfernt verläuft die Bundesstraße B57. Ca. 300 m nord-östlich beginnt die Landstraße L222 und süd-westlich in ca. 400 m kreuzt die Landstraße L260. Es gibt mehrere große Industrie- und Gewerbegebiete im Bereich des Messpunktes. Nord-westlich in ca 80 m, süd-westlich in ca. 320 m und süd-östlich in ca. 1 km.</text:p>
          </table:table-cell>
          <table:table-cell table:number-columns-repeated="2"/>
          <table:table-cell office:value-type="string" calcext:value-type="string">
            <text:p>DENW371</text:p>
          </table:table-cell>
          <table:table-cell office:value-type="string" calcext:value-type="string">
            <text:p>0101000020E864000000000000A024124100000080ED7A5541</text:p>
          </table:table-cell>
          <table:table-cell office:value-type="string" calcext:value-type="string">
            <text:p>Verkehr</text:p>
          </table:table-cell>
          <table:table-cell office:value-type="float" office:value="148" calcext:value-type="float">
            <text:p>148</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031" calcext:value-type="float">
            <text:p>2031</text:p>
          </table:table-cell>
          <table:table-cell office:value-type="string" calcext:value-type="string">
            <text:p>AAST</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AAST</text:p>
          </table:table-cell>
          <table:table-cell office:value-type="string" calcext:value-type="string">
            <text:p>Aachen Adalbertsteinweg</text:p>
          </table:table-cell>
          <table:table-cell/>
          <table:table-cell office:value-type="string" calcext:value-type="string">
            <text:p>Luftqualitätsmessstelle</text:p>
          </table:table-cell>
          <table:table-cell office:value-type="string" calcext:value-type="string">
            <text:p>Die NO2-Passivsammler sind an einer Laterne vor der Hausnummer 5 in Fahrtrichtung Kaiserplatz befestigt. Der Messpunkt befindet sich im Innenstadtbereich, an einer mehrspurigen von West nach Ost verlaufenden Bundesstraße B258, die beidseitig über mehrstöckige Wohnbebauung und Läden verfügt. Mit gesonderter Verkehrsspur (mittig liegend zwischen Links- und Rechtsabbieger) für Busse, diese mündet im Westen in ca. 80 m in die Bundesstraße B1 / B57. Ca. 500 m nördlich befindet sich die Bundesstraße B1 als Zubringer zur BAB A544. Größere Industriegebiete befinden sich ca. 950 m nord-östlich und 2 km östlich</text:p>
          </table:table-cell>
          <table:table-cell table:number-columns-repeated="2"/>
          <table:table-cell office:value-type="string" calcext:value-type="string">
            <text:p>DENW178</text:p>
          </table:table-cell>
          <table:table-cell office:value-type="string" calcext:value-type="string">
            <text:p>0101000020E864000000000000B806124100000080DD785541</text:p>
          </table:table-cell>
          <table:table-cell office:value-type="string" calcext:value-type="string">
            <text:p>Verkehr</text:p>
          </table:table-cell>
          <table:table-cell office:value-type="float" office:value="170" calcext:value-type="float">
            <text:p>170</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1957" calcext:value-type="float">
            <text:p>1957</text:p>
          </table:table-cell>
          <table:table-cell office:value-type="string" calcext:value-type="string">
            <text:p>BIED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BIED2</text:p>
          </table:table-cell>
          <table:table-cell office:value-type="string" calcext:value-type="string">
            <text:p>Bielefeld-Innenstadt</text:p>
          </table:table-cell>
          <table:table-cell/>
          <table:table-cell office:value-type="string" calcext:value-type="string">
            <text:p>Luftqualitätsmessstelle</text:p>
          </table:table-cell>
          <table:table-cell office:value-type="string" calcext:value-type="string">
            <text:p>Der NO2-Passivsammler hängt an einem Baum vor Haus Nr. 1-3. Die Baumkrone beginnt ab ca. 3,50 m. Das direkte Umfeld besteht aus mehrgeschossiger Wohnbebauung und Läden. Die 2018 neu eingerichtete Umweltspur (Bus- und Fahrradverkehr) wird der Fahrbahn zugerechnet. Unmittelbar vor dem Messort liegt eine Busspur, die in die Bushaltestelle am Jahnplatz übergeht. Der Einfluss haltender und wartender Busse wurde aus den Zahlen des Verkehrsunternehmens abgeschätzt und gegenüber dem restlichen Straßenverkehr am Haltepunkt in der Nähe des Passivsammlers als sehr gering eingestuft. Der Bereich der Busspur mit Haltestellen erstreckt sich auf die Hälfte des relevanten Straßenabschnitts und kann damit als typisch für diesen Abschnitt angesehen werden. Ca. 400 m westlich befindet sich eine Eisenbahntrasse (Hauptbahnhof). Ca. 500 m süd-westlich beginnt die Landstraße L785 und die Bundesstraße B66. Nord-westlich in ca. 620 m beginnt die Landstraße L783. Im Bereich nördlich und nord-östlich des Messpunktes in ca. 900 m befinden sich mehrere große Industrie- und Gewerbegebiete. Ca. 430 m westlich verläuft die Bundesstraße B61.</text:p>
          </table:table-cell>
          <table:table-cell table:number-columns-repeated="2"/>
          <table:table-cell office:value-type="string" calcext:value-type="string">
            <text:p>DENW361</text:p>
          </table:table-cell>
          <table:table-cell office:value-type="string" calcext:value-type="string">
            <text:p>0101000020E864000000000000EC901C4100000040B8FC5541</text:p>
          </table:table-cell>
          <table:table-cell office:value-type="string" calcext:value-type="string">
            <text:p>Verkehr</text:p>
          </table:table-cell>
          <table:table-cell office:value-type="float" office:value="114" calcext:value-type="float">
            <text:p>114</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2">
          <table:table-cell office:value-type="float" office:value="394" calcext:value-type="float">
            <text:p>394</text:p>
          </table:table-cell>
          <table:table-cell office:value-type="string" calcext:value-type="string">
            <text:p>BIEL</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BIEL</text:p>
          </table:table-cell>
          <table:table-cell office:value-type="string" calcext:value-type="string">
            <text:p>Bielefeld-Ost</text:p>
          </table:table-cell>
          <table:table-cell/>
          <table:table-cell office:value-type="string" calcext:value-type="string">
            <text:p>Luftqualitätsmessstelle</text:p>
          </table:table-cell>
          <table:table-cell office:value-type="string" calcext:value-type="string">
            <text:p>Der Messcontainer steht auf einer Grünfläche am Rande des Ravensberger Parks, in der Nähe der Kreuzung Hermann-Delius-Straße / Bleichstraße.</text:p>
            <text:p>Das Umfeld ist locker bebaut mit vielen Grünflächen. Das Stadtzentrum Bielefeld liegt etwa 1,2 km westlich.</text:p>
            <text:p>Die autobahnähnlich ausgebaute B 61 verläuft ca. 1,5 km westlich in Nord-Süd-Richtung.</text:p>
          </table:table-cell>
          <table:table-cell table:number-columns-repeated="2"/>
          <table:table-cell office:value-type="string" calcext:value-type="string">
            <text:p>DENW067</text:p>
          </table:table-cell>
          <table:table-cell office:value-type="string" calcext:value-type="string">
            <text:p>0101000020E8640000000000004CA01C41000000809FFC5541</text:p>
          </table:table-cell>
          <table:table-cell office:value-type="string" calcext:value-type="string">
            <text:p>Hintergrund</text:p>
          </table:table-cell>
          <table:table-cell office:value-type="float" office:value="106" calcext:value-type="float">
            <text:p>106</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1899" calcext:value-type="float">
            <text:p>1899</text:p>
          </table:table-cell>
          <table:table-cell office:value-type="string" calcext:value-type="string">
            <text:p>VOBM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VOBM2</text:p>
          </table:table-cell>
          <table:table-cell office:value-type="string" calcext:value-type="string">
            <text:p>Oberhausen Mülheimer Straße 116</text:p>
          </table:table-cell>
          <table:table-cell/>
          <table:table-cell office:value-type="string" calcext:value-type="string">
            <text:p>Luftqualitätsmessstelle</text:p>
          </table:table-cell>
          <table:table-cell office:value-type="string" calcext:value-type="string">
            <text:p>Die NO2-Passivsammler sind an einem Wegweiser an der Hausgrenze (Hausnummern 116 und 118) an der in Nord-Süd-Richtung verlaufenden Bundesstraße B223 befestigt. Die Straße ist 4-spurig mit geschlossener Wohnbebauung (mehrgeschossig). Die BAB A40 ist ca. 2,2 km südlich entfernt und die Bundesstraße B223 selbst mündet im Norden in ca. 2,2 km in die BAB A516 und in die BAB A42. Nord-westlich befinden sich in ca. 780 m der Gewerbe- und Technologiepark (Am Kaisergarten) und das Gewerbegebiet West 2 in ca. 1,4 km. Ca. 2,1 km in süd-östlicher Richtung befinden sich die Vallourec Deutschland GmbH Röhrenwerke und in südlicher Richtung kreuzt in 520 m die Landstraße L215. Westlich, etwa 750 m vom Messpunkt entfernt verläuft eine Eisenbahntrasse (Hauptbahnhof). Nördlich befindet sich in ca. 70 m die Kreisstraße K1 und in ca. 1,4 km kreuzten die Landstraße L452 und die Bundesstraße B231.</text:p>
          </table:table-cell>
          <table:table-cell table:number-columns-repeated="2"/>
          <table:table-cell office:value-type="string" calcext:value-type="string">
            <text:p>DENW209</text:p>
          </table:table-cell>
          <table:table-cell office:value-type="string" calcext:value-type="string">
            <text:p>0101000020E864000000000000A8761541000000801BC35541</text:p>
          </table:table-cell>
          <table:table-cell office:value-type="string" calcext:value-type="string">
            <text:p>Verkehr</text:p>
          </table:table-cell>
          <table:table-cell office:value-type="float" office:value="42" calcext:value-type="float">
            <text:p>42</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1895" calcext:value-type="float">
            <text:p>1895</text:p>
          </table:table-cell>
          <table:table-cell office:value-type="string" calcext:value-type="string">
            <text:p>BISH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BISH2</text:p>
          </table:table-cell>
          <table:table-cell office:value-type="string" calcext:value-type="string">
            <text:p>Bielefeld Stapenhorststraße 42</text:p>
          </table:table-cell>
          <table:table-cell/>
          <table:table-cell office:value-type="string" calcext:value-type="string">
            <text:p>Luftqualitätsmessstelle</text:p>
          </table:table-cell>
          <table:table-cell office:value-type="string" calcext:value-type="string">
            <text:p>Die NO2-Passivsammler sind an einem Baum vor der Hausnummer 42 befestigt. Die Baumkrone beginnt ab ca. 3,5 m. Unmittelbar an einer von Süd-Ost nach Nord-West verlaufenden 2-spurigen Landstraße L 785. Die Landstraße kreuzt in ca. 600 m östlich vom Messpunkt die Bundesstraße B 61. Das gesamte Messumfeld besteht aus mehrgeschossiger Wohnbebauung.</text:p>
          </table:table-cell>
          <table:table-cell table:number-columns-repeated="2"/>
          <table:table-cell office:value-type="string" calcext:value-type="string">
            <text:p>DENW228</text:p>
          </table:table-cell>
          <table:table-cell office:value-type="string" calcext:value-type="string">
            <text:p>0101000020E86400000000000060841C4100000000F0FC5541</text:p>
          </table:table-cell>
          <table:table-cell office:value-type="string" calcext:value-type="string">
            <text:p>Verkehr</text:p>
          </table:table-cell>
          <table:table-cell office:value-type="float" office:value="126" calcext:value-type="float">
            <text:p>126</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054" calcext:value-type="float">
            <text:p>2054</text:p>
          </table:table-cell>
          <table:table-cell office:value-type="string" calcext:value-type="string">
            <text:p>BOBO</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BOBO</text:p>
          </table:table-cell>
          <table:table-cell office:value-type="string" calcext:value-type="string">
            <text:p>Bonn Bornheimer Straße 35a</text:p>
          </table:table-cell>
          <table:table-cell/>
          <table:table-cell office:value-type="string" calcext:value-type="string">
            <text:p>Luftqualitätsmessstelle</text:p>
          </table:table-cell>
          <table:table-cell office:value-type="string" calcext:value-type="string">
            <text:p>Die ORSA- und NO2-Passivsammler befinden sich an einem Straßenmast vor dem Haus Nr. 35 a an der von West nach Ost verlaufenden 2-spurigen Bundesstraße B 56 im Innenstadtbereich, die beidseitig über mehrgeschossige Wohnbebauung verfügt. Vom Messpunkt entfernt beginnt in ca. 90 m westlicher Richtung die Landstraße L 183, die die Kreisstraße K 1 in 900 m kreuzt. Dieser Messpunkt liegt mittig zwischen ca. 1,5 km von der BAB 565 und ca. 1,5 km vom Rhein entfernt. Südlich in etwa 200 m Entfernung verläuft eine Eisenbahntrasse zum Bonner Hauptbahnhof. Größere Industrie und Gewerbegebiete befinden sich in ca. 400 m westlicher und ca. 230 m südwestlicher Richtung</text:p>
          </table:table-cell>
          <table:table-cell table:number-columns-repeated="2"/>
          <table:table-cell office:value-type="string" calcext:value-type="string">
            <text:p>DENW176</text:p>
          </table:table-cell>
          <table:table-cell office:value-type="string" calcext:value-type="string">
            <text:p>0101000020E864000000000000EC471641000000008D725541</text:p>
          </table:table-cell>
          <table:table-cell office:value-type="string" calcext:value-type="string">
            <text:p>Verkehr</text:p>
          </table:table-cell>
          <table:table-cell office:value-type="float" office:value="62" calcext:value-type="float">
            <text:p>62</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1620" calcext:value-type="float">
            <text:p>1620</text:p>
          </table:table-cell>
          <table:table-cell office:value-type="string" calcext:value-type="string">
            <text:p>BOD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BODS</text:p>
          </table:table-cell>
          <table:table-cell office:value-type="string" calcext:value-type="string">
            <text:p>Bochum Dorstener Straße</text:p>
          </table:table-cell>
          <table:table-cell/>
          <table:table-cell office:value-type="string" calcext:value-type="string">
            <text:p>Luftqualitätsmessstelle</text:p>
          </table:table-cell>
          <table:table-cell office:value-type="string" calcext:value-type="string">
            <text:p>Die NO2-Passivsammler sind mit einem Abstandshalter an einem Strommast vor Hausnummer 165 angebracht. Die Dorstener Straße (B 226) verläuft von OSO nach WNW und ist im Bereich des Messortes zweispurig mit einer zusätzlichen Abbiegespur in der Mitte der Fahrbahn. Der Messort befindet sich zwischen der Einmündung der Amtsstraße und der Feldsieper Straße. Die Einmündung der Amtsstraße ist mit einer Ampelanlage geregelt. Die Einmündungen können durch verstärkte Durchlüftung die Belastung etwas reduzieren, durch die Ampelanlage verursachte Verkehrsstockungen auf der gegenüberliegenden Seite können zu leicht erhöhten Emissionen führen. In der Summe kann angenommen werden, dass sich die ohnehin geringen Effekte kompensieren. Auf Messortseite befindet sich ein Parkstreifen. In der Straßenmitte verlaufen Straßenbahnschienen. Die Bebauung im Umfeld ist mehrgeschossig. Die Dorstener Straße kreuzt im Nordwesten des Messpunktes in 500 m, die A 40 und im Südosten in 1 km den Nordring (Stadtring). Es befinden sich in 900 m westlicher Richtung, 600 m nord-östlicher Richtung und in 500 m südlicher Richtung mehrere Industrie und Gewerbegebiete.</text:p>
          </table:table-cell>
          <table:table-cell table:number-columns-repeated="2"/>
          <table:table-cell office:value-type="string" calcext:value-type="string">
            <text:p>DENW384</text:p>
          </table:table-cell>
          <table:table-cell office:value-type="string" calcext:value-type="string">
            <text:p>0101000020E86400000000000044E11641000000C04DC45541</text:p>
          </table:table-cell>
          <table:table-cell office:value-type="string" calcext:value-type="string">
            <text:p>Verkehr</text:p>
          </table:table-cell>
          <table:table-cell office:value-type="float" office:value="74" calcext:value-type="float">
            <text:p>74</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159" calcext:value-type="float">
            <text:p>2159</text:p>
          </table:table-cell>
          <table:table-cell office:value-type="string" calcext:value-type="string">
            <text:p>BOK1</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BOK1</text:p>
          </table:table-cell>
          <table:table-cell office:value-type="string" calcext:value-type="string">
            <text:p>Bottrop (Kokerei 1)</text:p>
          </table:table-cell>
          <table:table-cell/>
          <table:table-cell office:value-type="string" calcext:value-type="string">
            <text:p>Luftqualitätsmessstelle</text:p>
          </table:table-cell>
          <table:table-cell office:value-type="string" calcext:value-type="string">
            <text:p>Die Passivsammler sind an einem Strommast vor dem Gelände der Fa. Ewald Gerlich befestigt. Dieser Messpunkt befindet sich ca. 200 m westlich der Kokerei Prosper, rechtsseitig verläuft in nord-südlicher Richtung die B 224. Ca. 1 km entfernt befindet sich die LUQS-Station BOTT.</text:p>
          </table:table-cell>
          <table:table-cell table:number-columns-repeated="2"/>
          <table:table-cell office:value-type="string" calcext:value-type="string">
            <text:p>DENW118</text:p>
          </table:table-cell>
          <table:table-cell office:value-type="string" calcext:value-type="string">
            <text:p>0101000020E86400000000000070FC1541000000C0A6C75541</text:p>
          </table:table-cell>
          <table:table-cell office:value-type="string" calcext:value-type="string">
            <text:p>Industrie</text:p>
          </table:table-cell>
          <table:table-cell office:value-type="float" office:value="40" calcext:value-type="float">
            <text:p>40</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1423" calcext:value-type="float">
            <text:p>1423</text:p>
          </table:table-cell>
          <table:table-cell office:value-type="string" calcext:value-type="string">
            <text:p>BOK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BOK2</text:p>
          </table:table-cell>
          <table:table-cell office:value-type="string" calcext:value-type="string">
            <text:p>Bottrop (Kokerei 2)</text:p>
          </table:table-cell>
          <table:table-cell/>
          <table:table-cell office:value-type="string" calcext:value-type="string">
            <text:p>Luftqualitätsmessstelle</text:p>
          </table:table-cell>
          <table:table-cell office:value-type="string" calcext:value-type="string">
            <text:p>Die Passivsammler sind an einer Laterne ca. 50 m vor der Kreuzung Prosperstraße linksseitig in nord-südlicher Fahrtrichtung befestigt. Westlich der Messstelle befindet sich das Alpincenter Bottrop, ca. 500 m südlich die Kokerei Prosper. Die LUQS-Station BOTT befindet sich etwa 800 m nord-östlich vom Messpunkt.</text:p>
          </table:table-cell>
          <table:table-cell table:number-columns-repeated="2"/>
          <table:table-cell office:value-type="string" calcext:value-type="string">
            <text:p>DENW119</text:p>
          </table:table-cell>
          <table:table-cell office:value-type="string" calcext:value-type="string">
            <text:p>0101000020E86400000000000024EC1541000000C0E7C75541</text:p>
          </table:table-cell>
          <table:table-cell office:value-type="string" calcext:value-type="string">
            <text:p>Industrie</text:p>
          </table:table-cell>
          <table:table-cell office:value-type="float" office:value="40" calcext:value-type="float">
            <text:p>40</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1424" calcext:value-type="float">
            <text:p>1424</text:p>
          </table:table-cell>
          <table:table-cell office:value-type="string" calcext:value-type="string">
            <text:p>BOK3</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BOK3</text:p>
          </table:table-cell>
          <table:table-cell office:value-type="string" calcext:value-type="string">
            <text:p>Bottrop (Kokerei 3)</text:p>
          </table:table-cell>
          <table:table-cell/>
          <table:table-cell office:value-type="string" calcext:value-type="string">
            <text:p>Luftqualitätsmessstelle</text:p>
          </table:table-cell>
          <table:table-cell office:value-type="string" calcext:value-type="string">
            <text:p>Die Passivsammler sind an einer Laterne ca. 50 m vor der Kreuzung Prosperstraße auf der linken Seite in nord-südlicher Fahrtrichtung befestigt. Westlich der Messstelle befindet sich das Alpincenter Bottrop, ca. 500 m südlich die Kokerei Prosper. Die LUQS-Station BOTT befindet sich etwa 400 m süd-westlich vom Messpunkt.</text:p>
          </table:table-cell>
          <table:table-cell table:number-columns-repeated="2"/>
          <table:table-cell office:value-type="string" calcext:value-type="string">
            <text:p>DENW120</text:p>
          </table:table-cell>
          <table:table-cell office:value-type="string" calcext:value-type="string">
            <text:p>0101000020E8640000000000000CF21541000000002FC85541</text:p>
          </table:table-cell>
          <table:table-cell office:value-type="string" calcext:value-type="string">
            <text:p>Industrie</text:p>
          </table:table-cell>
          <table:table-cell office:value-type="float" office:value="40" calcext:value-type="float">
            <text:p>40</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1425" calcext:value-type="float">
            <text:p>1425</text:p>
          </table:table-cell>
          <table:table-cell office:value-type="string" calcext:value-type="string">
            <text:p>BOK4</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BOK4</text:p>
          </table:table-cell>
          <table:table-cell office:value-type="string" calcext:value-type="string">
            <text:p>Bottrop (Kokerei 4)</text:p>
          </table:table-cell>
          <table:table-cell/>
          <table:table-cell office:value-type="string" calcext:value-type="string">
            <text:p>Luftqualitätsmessstelle</text:p>
          </table:table-cell>
          <table:table-cell office:value-type="string" calcext:value-type="string">
            <text:p>Die Passivsammler sind an einer Laterne Am Kämpchen/Ecke Prosperstraße etwa 500 m in nord-östlicher Richtung von der Kokerei Prosper entfernt. Die LUQS-Station BOTT befindet sich ca. 500 m in nord-westlicher Richtung vom Messpunkt.</text:p>
          </table:table-cell>
          <table:table-cell table:number-columns-repeated="2"/>
          <table:table-cell office:value-type="string" calcext:value-type="string">
            <text:p>DENW121</text:p>
          </table:table-cell>
          <table:table-cell office:value-type="string" calcext:value-type="string">
            <text:p>0101000020E8640000000000007CFA1541000000400DC85541</text:p>
          </table:table-cell>
          <table:table-cell office:value-type="string" calcext:value-type="string">
            <text:p>Industrie</text:p>
          </table:table-cell>
          <table:table-cell office:value-type="float" office:value="40" calcext:value-type="float">
            <text:p>40</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2">
          <table:table-cell office:value-type="float" office:value="405" calcext:value-type="float">
            <text:p>405</text:p>
          </table:table-cell>
          <table:table-cell office:value-type="string" calcext:value-type="string">
            <text:p>BONN</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BONN</text:p>
          </table:table-cell>
          <table:table-cell office:value-type="string" calcext:value-type="string">
            <text:p>Bonn-Auerberg</text:p>
          </table:table-cell>
          <table:table-cell/>
          <table:table-cell office:value-type="string" calcext:value-type="string">
            <text:p>Luftqualitätsmessstelle</text:p>
          </table:table-cell>
          <table:table-cell office:value-type="string" calcext:value-type="string">
            <text:p>Die Station steht auf einer Grünfläche im nördlichen Bereich Bonns.</text:p>
            <text:p>Die vielbefahrene Straße An der Josefshöhe verläuft ca. 41 m nördlich. In der Straße verlaufen Straßenbahngleise, eine Haltestelle liegt in unmittelbarer Nähe. Angrenzend an den Messstandort liegt ein großer Parkplatz mit wassergebundener Schotterdecke, süd- und südöstlich liegen Sportplätze.</text:p>
            <text:p>Das weitere Umfeld ist geprägt von größeren freistehenden Wohngebäuden und Grünflächen. Die BAB A 565 verläuft etwa 300 m südlich.</text:p>
          </table:table-cell>
          <table:table-cell table:number-columns-repeated="2"/>
          <table:table-cell office:value-type="string" calcext:value-type="string">
            <text:p>DENW062</text:p>
          </table:table-cell>
          <table:table-cell office:value-type="string" calcext:value-type="string">
            <text:p>0101000020E86400000000000048431641000000405D745541</text:p>
          </table:table-cell>
          <table:table-cell office:value-type="string" calcext:value-type="string">
            <text:p>Hintergrund</text:p>
          </table:table-cell>
          <table:table-cell office:value-type="float" office:value="60" calcext:value-type="float">
            <text:p>60</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2">
          <table:table-cell office:value-type="float" office:value="406" calcext:value-type="float">
            <text:p>406</text:p>
          </table:table-cell>
          <table:table-cell office:value-type="string" calcext:value-type="string">
            <text:p>BORG</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BORG</text:p>
          </table:table-cell>
          <table:table-cell office:value-type="string" calcext:value-type="string">
            <text:p>Borken-Gemen</text:p>
          </table:table-cell>
          <table:table-cell/>
          <table:table-cell office:value-type="string" calcext:value-type="string">
            <text:p>Luftqualitätsmessstelle</text:p>
          </table:table-cell>
          <table:table-cell office:value-type="string" calcext:value-type="string">
            <text:p>Der Messcontainer steht auf dem Gelände eines städtischen Pumpwerkes.</text:p>
            <text:p>Der nördliche und weiter entfernte östliche Bereich um die Station wird vorwiegend landwirtschaftlich genutzt. Östlich befindet sich ein Gewerbegebiet, das bis an die Station heranreicht.</text:p>
            <text:p>Südwestlich liegen Wohn- und Gewerbegebiete. 100 m nördlich verläuft die B 67.</text:p>
          </table:table-cell>
          <table:table-cell table:number-columns-repeated="2"/>
          <table:table-cell office:value-type="string" calcext:value-type="string">
            <text:p>DENW081</text:p>
          </table:table-cell>
          <table:table-cell office:value-type="string" calcext:value-type="string">
            <text:p>0101000020E864000000000000A4951541000000801DED5541</text:p>
          </table:table-cell>
          <table:table-cell office:value-type="string" calcext:value-type="string">
            <text:p>Hintergrund</text:p>
          </table:table-cell>
          <table:table-cell office:value-type="float" office:value="44" calcext:value-type="float">
            <text:p>44</text:p>
          </table:table-cell>
          <table:table-cell office:value-type="string" calcext:value-type="string">
            <text:p>ländlich stadtnah</text:p>
          </table:table-cell>
          <table:table-cell office:value-type="float" office:value="103211000" calcext:value-type="float">
            <text:p>103211000</text:p>
          </table:table-cell>
        </table:table-row>
        <table:table-row table:style-name="ro2">
          <table:table-cell office:value-type="float" office:value="418" calcext:value-type="float">
            <text:p>418</text:p>
          </table:table-cell>
          <table:table-cell office:value-type="string" calcext:value-type="string">
            <text:p>BUCH</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BUCH</text:p>
          </table:table-cell>
          <table:table-cell office:value-type="string" calcext:value-type="string">
            <text:p>Duisburg-Buchholz</text:p>
          </table:table-cell>
          <table:table-cell/>
          <table:table-cell office:value-type="string" calcext:value-type="string">
            <text:p>Luftqualitätsmessstelle</text:p>
          </table:table-cell>
          <table:table-cell office:value-type="string" calcext:value-type="string">
            <text:p>Die Station steht auf einem Schulgelände innerhalb eines Wohngebietes im Duisburger Stadtteil Buchholz.</text:p>
            <text:p>Die BAB A 59 verläuft etwa 750 m östlich, die B 8 ca. 250 m westlich an der Station vorbei. Nördlich und südwestlich in einer Entfernung von ca. 2-3 km befinden sich große Stahlwerke (Thyssen Niederrhein).</text:p>
            <text:p>Außerhalb des Wohngebietes dient der nördliche und östliche Bereich als Naherholungsgebiet.</text:p>
          </table:table-cell>
          <table:table-cell table:number-columns-repeated="2"/>
          <table:table-cell office:value-type="string" calcext:value-type="string">
            <text:p>DENW040</text:p>
          </table:table-cell>
          <table:table-cell office:value-type="string" calcext:value-type="string">
            <text:p>0101000020E86400000000000054041541000000C090B95541</text:p>
          </table:table-cell>
          <table:table-cell office:value-type="string" calcext:value-type="string">
            <text:p>Hintergrund</text:p>
          </table:table-cell>
          <table:table-cell office:value-type="float" office:value="35" calcext:value-type="float">
            <text:p>35</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1468" calcext:value-type="float">
            <text:p>1468</text:p>
          </table:table-cell>
          <table:table-cell office:value-type="string" calcext:value-type="string">
            <text:p>CARA6</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CARA6</text:p>
          </table:table-cell>
          <table:table-cell office:value-type="string" calcext:value-type="string">
            <text:p>Castrop-Rauxel (6)</text:p>
          </table:table-cell>
          <table:table-cell/>
          <table:table-cell office:value-type="string" calcext:value-type="string">
            <text:p>Luftqualitätsmessstelle</text:p>
          </table:table-cell>
          <table:table-cell office:value-type="string" calcext:value-type="string">
            <text:p>Der Messpunkt befindet sich unmittelbar im Bereich der Firma Rütgers Chemicals (Raffinerie für Steinkohlenteer). Gegenüber der Anlage befinden sich Wohnhäuser. Die Passivsammler sind an einer Laterne befestigt. Ca. 1,5 km südlich vom Messpunkt verläuft die A 42 in west-östlicher Richtung.</text:p>
          </table:table-cell>
          <table:table-cell table:number-columns-repeated="2"/>
          <table:table-cell office:value-type="string" calcext:value-type="string">
            <text:p>DENW127</text:p>
          </table:table-cell>
          <table:table-cell office:value-type="string" calcext:value-type="string">
            <text:p>0101000020E864000000000000C44E17410000004035CD5541</text:p>
          </table:table-cell>
          <table:table-cell office:value-type="string" calcext:value-type="string">
            <text:p>Industrie</text:p>
          </table:table-cell>
          <table:table-cell office:value-type="float" office:value="58" calcext:value-type="float">
            <text:p>58</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2">
          <table:table-cell office:value-type="float" office:value="424" calcext:value-type="float">
            <text:p>424</text:p>
          </table:table-cell>
          <table:table-cell office:value-type="string" calcext:value-type="string">
            <text:p>CHOR</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CHOR</text:p>
          </table:table-cell>
          <table:table-cell office:value-type="string" calcext:value-type="string">
            <text:p>Köln-Chorweiler</text:p>
          </table:table-cell>
          <table:table-cell/>
          <table:table-cell office:value-type="string" calcext:value-type="string">
            <text:p>Luftqualitätsmessstelle</text:p>
          </table:table-cell>
          <table:table-cell office:value-type="string" calcext:value-type="string">
            <text:p>Der Messcontainer steht auf einer Grünfläche am nordwestlichen Rand des Kölner Vorortes Chorweiler.</text:p>
            <text:p>In unmittelbarer Nähe wurde im Jahr 2018 ein altes Schulgebäude abgerissen und ein Neubau erstellt.</text:p>
            <text:p>Die BAB A 57 verläuft westlich in etwa 1,5 km Entfernung von Südost nach Nordwest. Ein Zubringer zum Stadtzentrum mit Einkaufspark verläuft in etwa 1 km Entfernung südlich des Standorts.</text:p>
          </table:table-cell>
          <table:table-cell table:number-columns-repeated="2"/>
          <table:table-cell office:value-type="string" calcext:value-type="string">
            <text:p>DENW053</text:p>
          </table:table-cell>
          <table:table-cell table:style-name="ce1" office:value-type="string" calcext:value-type="string">
            <text:p>0101000020E864000000000000387615410000004096915541</text:p>
          </table:table-cell>
          <table:table-cell office:value-type="string" calcext:value-type="string">
            <text:p>Hintergrund</text:p>
          </table:table-cell>
          <table:table-cell office:value-type="float" office:value="46" calcext:value-type="float">
            <text:p>46</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2">
          <table:table-cell office:value-type="float" office:value="426" calcext:value-type="float">
            <text:p>426</text:p>
          </table:table-cell>
          <table:table-cell office:value-type="string" calcext:value-type="string">
            <text:p>DATT</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DATT</text:p>
          </table:table-cell>
          <table:table-cell office:value-type="string" calcext:value-type="string">
            <text:p>Datteln-Hagem</text:p>
          </table:table-cell>
          <table:table-cell/>
          <table:table-cell office:value-type="string" calcext:value-type="string">
            <text:p>Luftqualitätsmessstelle</text:p>
          </table:table-cell>
          <table:table-cell office:value-type="string" calcext:value-type="string">
            <text:p>Die Station steht auf einem Schulparkplatz am südwestlichen Stadtrand.</text:p>
            <text:p>Das direkte Umfeld besteht aus aufgelockerter Wohnbebauung. Unmittelbar an die Station grenzt das Schulgelände mit Grünflächen und lichtem Baumbestand. Ca. 250 m östlich verläuft die Bundesstraße B 235 in Nord-Süd-Richtung. Hinter der Bundesstraße beginnt ein großes Gewerbegebiet.</text:p>
            <text:p>Südlich der Station befindet sich ein Kohlekraftwerk.</text:p>
          </table:table-cell>
          <table:table-cell table:number-columns-repeated="2"/>
          <table:table-cell office:value-type="string" calcext:value-type="string">
            <text:p>DENW002</text:p>
          </table:table-cell>
          <table:table-cell office:value-type="string" calcext:value-type="string">
            <text:p>0101000020E86400000000000074781741000000C059D45541</text:p>
          </table:table-cell>
          <table:table-cell office:value-type="string" calcext:value-type="string">
            <text:p>Hintergrund</text:p>
          </table:table-cell>
          <table:table-cell office:value-type="float" office:value="56" calcext:value-type="float">
            <text:p>56</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005" calcext:value-type="float">
            <text:p>2005</text:p>
          </table:table-cell>
          <table:table-cell office:value-type="string" calcext:value-type="string">
            <text:p>DBIL</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DBIL</text:p>
          </table:table-cell>
          <table:table-cell office:value-type="string" calcext:value-type="string">
            <text:p>Düsseldorf-Bilk</text:p>
          </table:table-cell>
          <table:table-cell/>
          <table:table-cell office:value-type="string" calcext:value-type="string">
            <text:p>Luftqualitätsmessstelle</text:p>
          </table:table-cell>
          <table:table-cell office:value-type="string" calcext:value-type="string">
            <text:p>Die NO2-Passivsammler sind an einem Mast vor dem Haus Nr. 77 an der 4-spurigen von Nord nach Süd verlaufenden Straße befestigt. Diese ist größtenteils mit mehrgeschossigen Wohnhäusern und vorgelagerten Parkflächen bebaut. Ca. 650 m nördlicher Richtung befindet sich eine Bahntrasse Ca. 70 m südlich vom Messpunkt verläuft die Bundesstraße B 326, von der aus die Landstraße L293 als Zubringer zur Autobahn A 46 dient. Die B 326 dient auch in ca. 600 m in östlicher Richtung als Verbindungsstraße zur B8 und L52. Hinter dem Haus in westlicher Richtung befindet sich ein großes Gewerbegebiet (Wohn- und Einkaufswelt) und in ca. 355 m in östlicher Richtung ein Gewerbepark.</text:p>
          </table:table-cell>
          <table:table-cell table:number-columns-repeated="2"/>
          <table:table-cell office:value-type="string" calcext:value-type="string">
            <text:p>DENW216</text:p>
          </table:table-cell>
          <table:table-cell office:value-type="string" calcext:value-type="string">
            <text:p>0101000020E8640000000000004409154100000040B1A55541</text:p>
          </table:table-cell>
          <table:table-cell office:value-type="string" calcext:value-type="string">
            <text:p>Verkehr</text:p>
          </table:table-cell>
          <table:table-cell office:value-type="float" office:value="42" calcext:value-type="float">
            <text:p>42</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1619" calcext:value-type="float">
            <text:p>1619</text:p>
          </table:table-cell>
          <table:table-cell office:value-type="string" calcext:value-type="string">
            <text:p>DDBB</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DDBB</text:p>
          </table:table-cell>
          <table:table-cell office:value-type="string" calcext:value-type="string">
            <text:p>Düsseldorf Bernburger Straße</text:p>
          </table:table-cell>
          <table:table-cell/>
          <table:table-cell office:value-type="string" calcext:value-type="string">
            <text:p>Luftqualitätsmessstelle</text:p>
          </table:table-cell>
          <table:table-cell office:value-type="string" calcext:value-type="string">
            <text:p>Die NO2-Passivsammmler hängen an Laterne Nr. 24 vor der Gemeinschaftshauptschule vor Haus-Nr. 44. Die von SO nach NW verlaufende Bernburger Straße (L 85) ist im Bereich des Messortes vierspurig. Die Fahrtrichtungen sind durch einen Grünstreifen getrennt. Auf den Mittel- und Seitenstreifen stehen hohe Bäume in weiten Abständen. Der nächstgelegene Baum auf dem Seitenstreifen ist ca. 10 m vom Passivsammler entfernt. Im Bereich des Messortes befinden sich Parkbuchten. Die Bebauung ist mehrgeschossig. Bahnlinien verlaufen ca. 145 m westlich und 130 m nördlich des Messortes. In ca. 300 m Entfernung befinden sich mehrere Gewerbegebiete und 2 große Industriegebiete in 1,3 km nordwestlicher und südlicher Richtung. In 370 m südöstlicher Richtung kreuzt die Karlsruher Straße (L 53/K 4). Die A 46 befindet sich ca. 1,3 km südlich des Messpunktes. Die Bundesstraße B 8 befindet sich ca. 3 km in nordwestlicher Richtung und die B 7 ca. 4 km in nördlicher Richtung.</text:p>
          </table:table-cell>
          <table:table-cell table:number-columns-repeated="2"/>
          <table:table-cell office:value-type="string" calcext:value-type="string">
            <text:p>DENW385</text:p>
          </table:table-cell>
          <table:table-cell office:value-type="string" calcext:value-type="string">
            <text:p>0101000020E864000000000000A04A15410000000053A55541</text:p>
          </table:table-cell>
          <table:table-cell office:value-type="string" calcext:value-type="string">
            <text:p>Verkehr</text:p>
          </table:table-cell>
          <table:table-cell office:value-type="float" office:value="44" calcext:value-type="float">
            <text:p>44</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028" calcext:value-type="float">
            <text:p>2028</text:p>
          </table:table-cell>
          <table:table-cell office:value-type="string" calcext:value-type="string">
            <text:p>DDBG</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DDBG</text:p>
          </table:table-cell>
          <table:table-cell office:value-type="string" calcext:value-type="string">
            <text:p>Düsseldorf Burgunderstraße</text:p>
          </table:table-cell>
          <table:table-cell/>
          <table:table-cell office:value-type="string" calcext:value-type="string">
            <text:p>Luftqualitätsmessstelle</text:p>
          </table:table-cell>
          <table:table-cell office:value-type="string" calcext:value-type="string">
            <text:p>Die NO2-Passivsammler hängen an einer Laterne vor Hausnummer 27. Die Landstraße L137 hat eine Nord- Südaurichtung und ist in diesem Bereich 4-spurig. In der Mitte befinden sich Straßenbahngleise. ca. 15 m entfernt befindet sich eine Bushaltestelle. Die anliegenden Häuser verfügen gegenüber über eine mehrgeschossige Wohnbebauung und Läden und auf der Messpunkt Seite über Gewerbebetriebe. Südlich in ca. 570 m kreuzen sich aus allen Richtungen mehrere Eisenbahnlinien (Güter). Um den Messpunkt herum, befindet sich ein Industrie und Gewerbegebiet. In ca. 880 m südlich beginnt der Hafen und in ca. 1,5 km östlich befindet sich der Rhein. Die BAB A52 verläuft ca. 850 m nord-östlich und die BAB A57 ca. 4 km westlich des Messpunktes. Nördlich in ca. 140 m beginnt die Landstraße L390, die als Zubringer zur BAB 52 und zur B7/B1/B8 dient. Südlich in ca. 710 m beginnt die Landstraße L380.</text:p>
          </table:table-cell>
          <table:table-cell table:number-columns-repeated="2"/>
          <table:table-cell office:value-type="string" calcext:value-type="string">
            <text:p>DENW368</text:p>
          </table:table-cell>
          <table:table-cell office:value-type="string" calcext:value-type="string">
            <text:p>0101000020E864000000000000B8B514410000000090A85541</text:p>
          </table:table-cell>
          <table:table-cell office:value-type="string" calcext:value-type="string">
            <text:p>Verkehr</text:p>
          </table:table-cell>
          <table:table-cell office:value-type="float" office:value="35" calcext:value-type="float">
            <text:p>35</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3">
          <table:table-cell office:value-type="float" office:value="427" calcext:value-type="float">
            <text:p>427</text:p>
          </table:table-cell>
          <table:table-cell office:value-type="string" calcext:value-type="string">
            <text:p>DDC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DDCS</text:p>
          </table:table-cell>
          <table:table-cell office:value-type="string" calcext:value-type="string">
            <text:p>Düsseldorf Corneliusstraße</text:p>
          </table:table-cell>
          <table:table-cell/>
          <table:table-cell office:value-type="string" calcext:value-type="string">
            <text:p>Luftqualitätsmessstelle</text:p>
          </table:table-cell>
          <table:table-cell office:value-type="string" calcext:value-type="string">
            <text:p>Die Station steht auf dem Seitenstreifen einer vierspurigen, in Nord-Süd-Richtung verlaufenden Straßenschlucht.</text:p>
            <text:p>Die Corneliusstraße ist beidseitig durchgehend mit mehrgeschossigen Wohn- und Geschäftshäusern bebaut. Die Seitenstreifen der Corneliusstraße weisen einen lockeren Baumbestand auf. Die nächstgelegenen Bäume sind ca. 4 bzw. 5 m vom Container-Mittelpunkt entfernt. Die Baumkronen beginnen deutlich oberhalb des Messeinlasses.</text:p>
          </table:table-cell>
          <table:table-cell table:number-columns-repeated="2"/>
          <table:table-cell office:value-type="string" calcext:value-type="string">
            <text:p>DENW082</text:p>
          </table:table-cell>
          <table:table-cell office:value-type="string" calcext:value-type="string">
            <text:p>0101000020E86400000000000090101541000000C0D6A65541</text:p>
          </table:table-cell>
          <table:table-cell office:value-type="string" calcext:value-type="string">
            <text:p>Verkehr</text:p>
          </table:table-cell>
          <table:table-cell office:value-type="float" office:value="45" calcext:value-type="float">
            <text:p>45</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248" calcext:value-type="float">
            <text:p>2248</text:p>
          </table:table-cell>
          <table:table-cell office:value-type="string" calcext:value-type="string">
            <text:p>DDKS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DDKS2</text:p>
          </table:table-cell>
          <table:table-cell office:value-type="string" calcext:value-type="string">
            <text:p>Düsseldorf Kaiserstraße 31</text:p>
          </table:table-cell>
          <table:table-cell/>
          <table:table-cell office:value-type="string" calcext:value-type="string">
            <text:p>Luftqualitätsmessstelle</text:p>
          </table:table-cell>
          <table:table-cell office:value-type="string" calcext:value-type="string">
            <text:p>Die NO2-Passivsammler sind mit einem Abstandshalter an einem Schildermast in 2,70 m Höhe vor Haus-Nr. 31 angebracht. Die Kaiserstraße ist Teil der L55 und im Bereich des Messortes 6-spurig (3 Fahrspuren pro Seite). In der Mitte der Straße befinden sich Straßenbahnschienen. Die umliegenden Häuser sind mehrgeschossig. Die A44 befindet sich ca. 4,6 km nördlich und die A46 4,6 km südlich des Messpunktes. Die A57 führt 9,7 km westlich und die A3 9,2 km östlich am Messpunkt vorbei.</text:p>
          </table:table-cell>
          <table:table-cell table:number-columns-repeated="2"/>
          <table:table-cell office:value-type="string" calcext:value-type="string">
            <text:p>DENW393</text:p>
          </table:table-cell>
          <table:table-cell office:value-type="string" calcext:value-type="string">
            <text:p>0101000020E864000000000000B00D15410000004009A95541</text:p>
          </table:table-cell>
          <table:table-cell office:value-type="string" calcext:value-type="string">
            <text:p>Verkehr</text:p>
          </table:table-cell>
          <table:table-cell office:value-type="float" office:value="39" calcext:value-type="float">
            <text:p>39</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1094" calcext:value-type="float">
            <text:p>1094</text:p>
          </table:table-cell>
          <table:table-cell office:value-type="string" calcext:value-type="string">
            <text:p>DOB11</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DOB11</text:p>
          </table:table-cell>
          <table:table-cell office:value-type="string" calcext:value-type="string">
            <text:p>Dortmund B1 Westfalendamm</text:p>
          </table:table-cell>
          <table:table-cell/>
          <table:table-cell office:value-type="string" calcext:value-type="string">
            <text:p>Luftqualitätsmessstelle</text:p>
          </table:table-cell>
          <table:table-cell office:value-type="string" calcext:value-type="string">
            <text:p>Die NO2-Passivsammler befinden sich auf der nördlichen Seite der Bundesstraße B 1 an einer Laterne vor der Hausnummer 190 Ecke Obere Brinkstraße (Heiland-Kirche und Kita, Evangelisches Gemeindezentrum). Die anliegenden Häuser sind mehrgeschossig. In nord-westlicher Richtung befindet sich in ca. 600 m ein Gewerbegebiet und in nördlicher Richtung befindet sich in ca. 650 m eine Eisenbahntrasse. In westlicher Richtung kreuzt in ca. 1,5 km die Landstraße L672. In östlicher Richtung kreuzt sich in ca. 1,1 km die Bundesstraße B236. In unmittelbarer Nähe der Passivsammler befinden sich keine Bäume.</text:p>
          </table:table-cell>
          <table:table-cell table:number-columns-repeated="2"/>
          <table:table-cell office:value-type="string" calcext:value-type="string">
            <text:p>DENW184</text:p>
          </table:table-cell>
          <table:table-cell office:value-type="string" calcext:value-type="string">
            <text:p>0101000020E8640000000000008C2C1841000000802FC55541</text:p>
          </table:table-cell>
          <table:table-cell office:value-type="string" calcext:value-type="string">
            <text:p>Verkehr</text:p>
          </table:table-cell>
          <table:table-cell office:value-type="float" office:value="122" calcext:value-type="float">
            <text:p>122</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1095" calcext:value-type="float">
            <text:p>1095</text:p>
          </table:table-cell>
          <table:table-cell office:value-type="string" calcext:value-type="string">
            <text:p>DOB1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DOB12</text:p>
          </table:table-cell>
          <table:table-cell office:value-type="string" calcext:value-type="string">
            <text:p>Dortmund B1 Rheinlanddamm</text:p>
          </table:table-cell>
          <table:table-cell/>
          <table:table-cell office:value-type="string" calcext:value-type="string">
            <text:p>Luftqualitätsmessstelle</text:p>
          </table:table-cell>
          <table:table-cell office:value-type="string" calcext:value-type="string">
            <text:p>Die NO2-Passivsammler befinden sich auf der nördlichen Seite der Bundesstraße B 1 an einer Laterne vor der Hausnummer 5/7, ca. 40 m westlich der Kreuzung Märkische Straße (Landstraße L672). In westlicher Richtung kreuzt in ca. 850 m die Bundesstraße B 54. Die anliegenden Häuser sind mehrgeschossig. In nördlicher Richtung befindet sich in ca. 650 m ein Gewerbegebiet und in ca. 650 m eine Eisenbahntrasse.</text:p>
          </table:table-cell>
          <table:table-cell table:number-columns-repeated="2"/>
          <table:table-cell office:value-type="string" calcext:value-type="string">
            <text:p>DENW185</text:p>
          </table:table-cell>
          <table:table-cell office:value-type="string" calcext:value-type="string">
            <text:p>0101000020E8640000000000001C15184100000000D7C45541</text:p>
          </table:table-cell>
          <table:table-cell office:value-type="string" calcext:value-type="string">
            <text:p>Verkehr</text:p>
          </table:table-cell>
          <table:table-cell office:value-type="float" office:value="124" calcext:value-type="float">
            <text:p>124</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168" calcext:value-type="float">
            <text:p>2168</text:p>
          </table:table-cell>
          <table:table-cell office:value-type="string" calcext:value-type="string">
            <text:p>DOHA3</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DOHA3</text:p>
          </table:table-cell>
          <table:table-cell office:value-type="string" calcext:value-type="string">
            <text:p>Dortmund-Hafen, Containerterminal</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14E81741000000C0F7C75541</text:p>
          </table:table-cell>
          <table:table-cell office:value-type="string" calcext:value-type="string">
            <text:p>Industrie</text:p>
          </table:table-cell>
          <table:table-cell office:value-type="float" office:value="74" calcext:value-type="float">
            <text:p>74</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4">
          <table:table-cell office:value-type="float" office:value="439" calcext:value-type="float">
            <text:p>439</text:p>
          </table:table-cell>
          <table:table-cell office:value-type="string" calcext:value-type="string">
            <text:p>DUB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DUB2</text:p>
          </table:table-cell>
          <table:table-cell office:value-type="string" calcext:value-type="string">
            <text:p>Duisburg-Bruckhausen</text:p>
          </table:table-cell>
          <table:table-cell/>
          <table:table-cell office:value-type="string" calcext:value-type="string">
            <text:p>Luftqualitätsmessstelle</text:p>
          </table:table-cell>
          <table:table-cell office:value-type="string" calcext:value-type="string">
            <text:p>Der Messcontainer steht an einer vierspurigen Hauptverkehrsstraße.</text:p>
            <text:p>In der Straße verläuft eine zweigleisige Straßenbahnstrecke, auf Höhe des Messcontainers liegt eine Haltestelle.</text:p>
            <text:p>Die BAB A 42 verläuft ca. 400 m südlich.</text:p>
            <text:p>Nördlich und westlich der Station erstreckt sich ein großer Industriekomplex mit Stahlproduktion und Kokerei.</text:p>
            <text:p>Das unmittelbare Umfeld der Station wurde parkähnlich mit Grünflächen und Bäumen neugestaltet.</text:p>
          </table:table-cell>
          <table:table-cell table:number-columns-repeated="2"/>
          <table:table-cell office:value-type="string" calcext:value-type="string">
            <text:p>DENW338</text:p>
          </table:table-cell>
          <table:table-cell office:value-type="string" calcext:value-type="string">
            <text:p>0101000020E864000000000000C4EB14410000000082C45541</text:p>
          </table:table-cell>
          <table:table-cell office:value-type="string" calcext:value-type="string">
            <text:p>Industrie</text:p>
          </table:table-cell>
          <table:table-cell office:value-type="float" office:value="24" calcext:value-type="float">
            <text:p>24</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217" calcext:value-type="float">
            <text:p>2217</text:p>
          </table:table-cell>
          <table:table-cell office:value-type="string" calcext:value-type="string">
            <text:p>DUB3</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DUB3</text:p>
          </table:table-cell>
          <table:table-cell office:value-type="string" calcext:value-type="string">
            <text:p>Duisburg-Bruckhausen Eilperhofstr.</text:p>
          </table:table-cell>
          <table:table-cell/>
          <table:table-cell office:value-type="string" calcext:value-type="string">
            <text:p>Luftqualitätsmessstelle</text:p>
          </table:table-cell>
          <table:table-cell table:number-columns-repeated="3"/>
          <table:table-cell office:value-type="string" calcext:value-type="string">
            <text:p>DENW392</text:p>
          </table:table-cell>
          <table:table-cell office:value-type="string" calcext:value-type="string">
            <text:p>0101000020E86400000000000034F214410000008000C55541</text:p>
          </table:table-cell>
          <table:table-cell office:value-type="string" calcext:value-type="string">
            <text:p>Industrie</text:p>
          </table:table-cell>
          <table:table-cell office:value-type="float" office:value="30" calcext:value-type="float">
            <text:p>30</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1951" calcext:value-type="float">
            <text:p>1951</text:p>
          </table:table-cell>
          <table:table-cell office:value-type="string" calcext:value-type="string">
            <text:p>DUDF3</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DUDF3</text:p>
          </table:table-cell>
          <table:table-cell office:value-type="string" calcext:value-type="string">
            <text:p>Düsseldorf (Flughafen 3)</text:p>
          </table:table-cell>
          <table:table-cell/>
          <table:table-cell office:value-type="string" calcext:value-type="string">
            <text:p>Luftqualitätsmessstelle</text:p>
          </table:table-cell>
          <table:table-cell office:value-type="string" calcext:value-type="string">
            <text:p>Die NO2-Passivsammler hängen an einer Laterne vor Haus Nr. 23. Das direkte Umfeld besteht aus freistehenden Einfamilienhäusern. Die Messstelle befindet sich in in unmittelbarer Nähe zur BAB A 44 (210 m nördlich) und Bundesstraße B 8 (120 m westlich). Nördlich befindet sich in ca. 290 m ein Flughafengelände und in ca. 1,8 km süd-westlich, befindet sich der Rhein. Ca. 200 m westlich befindet sich eine Eisenbahnlinie. Es gibt im Bereich süd-östlich des Messpunktes in ca. 1,8 km ein großes Industrie- und Gewerbegebiet und in ca. 760 m süd-westlich das Messegelände .</text:p>
          </table:table-cell>
          <table:table-cell table:number-columns-repeated="2"/>
          <table:table-cell office:value-type="string" calcext:value-type="string">
            <text:p>DENW345</text:p>
          </table:table-cell>
          <table:table-cell office:value-type="string" calcext:value-type="string">
            <text:p>0101000020E86400000000000044F41441000000C005AD5541</text:p>
          </table:table-cell>
          <table:table-cell office:value-type="string" calcext:value-type="string">
            <text:p>Hintergrund</text:p>
          </table:table-cell>
          <table:table-cell office:value-type="float" office:value="39" calcext:value-type="float">
            <text:p>39</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1677" calcext:value-type="float">
            <text:p>1677</text:p>
          </table:table-cell>
          <table:table-cell office:value-type="string" calcext:value-type="string">
            <text:p>DUDF5</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DUDF5</text:p>
          </table:table-cell>
          <table:table-cell office:value-type="string" calcext:value-type="string">
            <text:p>Düsseldorf (Flughafen 5)</text:p>
          </table:table-cell>
          <table:table-cell/>
          <table:table-cell office:value-type="string" calcext:value-type="string">
            <text:p>Luftqualitätsmessstelle</text:p>
          </table:table-cell>
          <table:table-cell office:value-type="string" calcext:value-type="string">
            <text:p>Die NO2-Passivsammler hängen an einer Laterne vor der Garage in der Einfahrt zu Haus Nr. 2. Das direkte Umfeld besteht aus überwiegend freistehenden Häusern. Direkt anliegend zum Passivsammler befindet sich eine Hecke, die auf Höhe des Passivsammlers endet. Ca. 170 m westlich vom Messpunkt verläuft die BAB A 52 und die kreuzt in ca. 1,3 km süd-westlich die BAB A 44. Der Flughafen befindet sich ca. 1,5 km westlich des Messpunktes und über dem Messpunkt fliegen die Flugzeuge in niedrieger Höhe. Westlich, etwa 1,7 km vom Messpunkt entfernt verläuft eine Eisenbahntrasse (Bahnhöfe). Größere Industrie und Gewerbegebiete befinden sich ca. 700 m östlich und ein kleineres Gewerbegebiet ca. 1 km südlich vom Messpunkt. Ca. 170 m südlich befindet sich die Landstraße L 422.</text:p>
          </table:table-cell>
          <table:table-cell table:number-columns-repeated="2"/>
          <table:table-cell office:value-type="string" calcext:value-type="string">
            <text:p>DENW347</text:p>
          </table:table-cell>
          <table:table-cell office:value-type="string" calcext:value-type="string">
            <text:p>0101000020E864000000000000D0331541000000405EB05541</text:p>
          </table:table-cell>
          <table:table-cell office:value-type="string" calcext:value-type="string">
            <text:p>Hintergrund</text:p>
          </table:table-cell>
          <table:table-cell office:value-type="float" office:value="42" calcext:value-type="float">
            <text:p>42</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221" calcext:value-type="float">
            <text:p>2221</text:p>
          </table:table-cell>
          <table:table-cell office:value-type="string" calcext:value-type="string">
            <text:p>DUEH</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DUEH</text:p>
          </table:table-cell>
          <table:table-cell office:value-type="string" calcext:value-type="string">
            <text:p>Duisburg-Ehingen</text:p>
          </table:table-cell>
          <table:table-cell/>
          <table:table-cell office:value-type="string" calcext:value-type="string">
            <text:p>Luftqualitätsmessstelle</text:p>
          </table:table-cell>
          <table:table-cell table:number-columns-repeated="3"/>
          <table:table-cell office:value-type="string" calcext:value-type="string">
            <text:p>DENW105</text:p>
          </table:table-cell>
          <table:table-cell office:value-type="string" calcext:value-type="string">
            <text:p>0101000020E86400000000000050BE144100000000ECB75541</text:p>
          </table:table-cell>
          <table:table-cell office:value-type="string" calcext:value-type="string">
            <text:p>Industrie</text:p>
          </table:table-cell>
          <table:table-cell office:value-type="float" office:value="41" calcext:value-type="float">
            <text:p>41</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1903" calcext:value-type="float">
            <text:p>1903</text:p>
          </table:table-cell>
          <table:table-cell office:value-type="string" calcext:value-type="string">
            <text:p>DUFW</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DUFW</text:p>
          </table:table-cell>
          <table:table-cell office:value-type="string" calcext:value-type="string">
            <text:p>Duisburg Friedrich-Wilhelm-Straße 25</text:p>
          </table:table-cell>
          <table:table-cell/>
          <table:table-cell office:value-type="string" calcext:value-type="string">
            <text:p>Luftqualitätsmessstelle</text:p>
          </table:table-cell>
          <table:table-cell office:value-type="string" calcext:value-type="string">
            <text:p>Die NO2-Passivammler sind an einer Laterne an der von West nach Ost verlaufenden Friedrich-Wilhelm-Straße angebracht. Die Straße ist im Bereich des Messpunktes in beide Richtungen zweispurig. Am Fahrbahnrand befindet sich ein Parkstreifen. Innen- und Außenhafen befinden sich ca. 700 m, die A40 ca. 800 m nordwestlich des Messortes. Der Rhein verläuft ca. 2,5 km westlich. Die A59 verläuft ca. 620 m und die A3 ca. 3 km östlich des Messortes. Eine Bahntrasse (Hauptbahnhof) befindet sich 800 m östlich und in 110 m östlicher Richtung kreuzt die Kreisstraße K5.</text:p>
          </table:table-cell>
          <table:table-cell table:number-columns-repeated="2"/>
          <table:table-cell office:value-type="string" calcext:value-type="string">
            <text:p>DENW376</text:p>
          </table:table-cell>
          <table:table-cell office:value-type="string" calcext:value-type="string">
            <text:p>0101000020E864000000000000D8071541000000C096BE5541</text:p>
          </table:table-cell>
          <table:table-cell office:value-type="string" calcext:value-type="string">
            <text:p>Verkehr</text:p>
          </table:table-cell>
          <table:table-cell office:value-type="float" office:value="32" calcext:value-type="float">
            <text:p>32</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1894" calcext:value-type="float">
            <text:p>1894</text:p>
          </table:table-cell>
          <table:table-cell office:value-type="string" calcext:value-type="string">
            <text:p>DUM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DUM2</text:p>
          </table:table-cell>
          <table:table-cell office:value-type="string" calcext:value-type="string">
            <text:p>Duisburg Kiebitzmühlenstraße</text:p>
          </table:table-cell>
          <table:table-cell/>
          <table:table-cell office:value-type="string" calcext:value-type="string">
            <text:p>Luftqualitätsmessstelle</text:p>
          </table:table-cell>
          <table:table-cell table:number-columns-repeated="3"/>
          <table:table-cell office:value-type="string" calcext:value-type="string">
            <text:p>DENW131</text:p>
          </table:table-cell>
          <table:table-cell office:value-type="string" calcext:value-type="string">
            <text:p>0101000020E86400000000000040F9144100000000BCC65541</text:p>
          </table:table-cell>
          <table:table-cell office:value-type="string" calcext:value-type="string">
            <text:p>Industrie</text:p>
          </table:table-cell>
          <table:table-cell office:value-type="float" office:value="27" calcext:value-type="float">
            <text:p>27</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059" calcext:value-type="float">
            <text:p>2059</text:p>
          </table:table-cell>
          <table:table-cell office:value-type="string" calcext:value-type="string">
            <text:p>DUMB</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DUMB</text:p>
          </table:table-cell>
          <table:table-cell office:value-type="string" calcext:value-type="string">
            <text:p>Duisburg Meiderich Bahnhofstraße</text:p>
          </table:table-cell>
          <table:table-cell/>
          <table:table-cell office:value-type="string" calcext:value-type="string">
            <text:p>Luftqualitätsmessstelle</text:p>
          </table:table-cell>
          <table:table-cell office:value-type="string" calcext:value-type="string">
            <text:p>Die NO2-Passivsammler sind an einer Laterne an der Bahnhofstraße (L447) angebracht. Diese verläuft von NO nach SW. Die Bebauung ist mehrgeschossig. Im Bereich des Messpunktes ist die Bahnhofstraße in Fahrtrichtung 1-spurig, in die Gegenrichtung 2-spurig. In der Nähe des Messortes befindet sich ein Parkplatz. Westlich des Messortes befinden sich die A59 in ca. 900 m und der Rhein in ca. 4 km Entfernung. Südlich des Messpunktes befinden sich der Duisburger Binnenhafen in ca. 700 m und die A40 in 2,1 km Entfernung. Nördlich befindet sich der Bahnhof Meiderich 200 m und die A42 2 km entfernt. Die A3 befindet sich 2,4 km östlich des Messortes. Der Abstand zum Rhein-Herne-Kanal, welcher von NO nach W verläuft, beträgt ca. 1,3 km.</text:p>
          </table:table-cell>
          <table:table-cell table:number-columns-repeated="2"/>
          <table:table-cell office:value-type="string" calcext:value-type="string">
            <text:p>DENW377</text:p>
          </table:table-cell>
          <table:table-cell office:value-type="string" calcext:value-type="string">
            <text:p>0101000020E864000000000000901C15410000000060C25541</text:p>
          </table:table-cell>
          <table:table-cell office:value-type="string" calcext:value-type="string">
            <text:p>Verkehr</text:p>
          </table:table-cell>
          <table:table-cell office:value-type="float" office:value="27" calcext:value-type="float">
            <text:p>27</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226" calcext:value-type="float">
            <text:p>2226</text:p>
          </table:table-cell>
          <table:table-cell office:value-type="string" calcext:value-type="string">
            <text:p>DURH</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DURH</text:p>
          </table:table-cell>
          <table:table-cell office:value-type="string" calcext:value-type="string">
            <text:p>Duisburg (Rheinhafen)</text:p>
          </table:table-cell>
          <table:table-cell/>
          <table:table-cell office:value-type="string" calcext:value-type="string">
            <text:p>Luftqualitätsmessstelle</text:p>
          </table:table-cell>
          <table:table-cell office:value-type="string" calcext:value-type="string">
            <text:p>Die Messstation steht in Duisburg-Laar auf dem Rhein-Deich gegenüber der Deichstraße Nr.11. Der Messcontainer wurde im Rahmen des europäischen Projekts "Clean Inland Shipping" (CLINSH) aufgestellt.</text:p>
          </table:table-cell>
          <table:table-cell table:number-columns-repeated="2"/>
          <table:table-cell office:value-type="string" calcext:value-type="string">
            <text:p>DENW382</text:p>
          </table:table-cell>
          <table:table-cell office:value-type="string" calcext:value-type="string">
            <text:p>0101000020E864000000000000D0E1144100000080D5C15541</text:p>
          </table:table-cell>
          <table:table-cell office:value-type="string" calcext:value-type="string">
            <text:p>Hintergrund</text:p>
          </table:table-cell>
          <table:table-cell office:value-type="float" office:value="28" calcext:value-type="float">
            <text:p>28</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1892" calcext:value-type="float">
            <text:p>1892</text:p>
          </table:table-cell>
          <table:table-cell office:value-type="string" calcext:value-type="string">
            <text:p>DUUM</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DUUM</text:p>
          </table:table-cell>
          <table:table-cell office:value-type="string" calcext:value-type="string">
            <text:p>Duisburg Bergstraße 48</text:p>
          </table:table-cell>
          <table:table-cell/>
          <table:table-cell office:value-type="string" calcext:value-type="string">
            <text:p>Luftqualitätsmessstelle</text:p>
          </table:table-cell>
          <table:table-cell table:number-columns-repeated="3"/>
          <table:table-cell office:value-type="string" calcext:value-type="string">
            <text:p>DENW254</text:p>
          </table:table-cell>
          <table:table-cell office:value-type="string" calcext:value-type="string">
            <text:p>0101000020E8640000000000005CFD14410000008090C25541</text:p>
          </table:table-cell>
          <table:table-cell office:value-type="string" calcext:value-type="string">
            <text:p>Industrie</text:p>
          </table:table-cell>
          <table:table-cell office:value-type="float" office:value="28" calcext:value-type="float">
            <text:p>28</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055" calcext:value-type="float">
            <text:p>2055</text:p>
          </table:table-cell>
          <table:table-cell office:value-type="string" calcext:value-type="string">
            <text:p>EFRO</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EFRO</text:p>
          </table:table-cell>
          <table:table-cell office:value-type="string" calcext:value-type="string">
            <text:p>Essen-Frohnhausen</text:p>
          </table:table-cell>
          <table:table-cell/>
          <table:table-cell office:value-type="string" calcext:value-type="string">
            <text:p>Luftqualitätsmessstelle</text:p>
          </table:table-cell>
          <table:table-cell office:value-type="string" calcext:value-type="string">
            <text:p>Die NO2-Passivsammler sind an einer Laterne vor der Hausackerstr. 11 etwa in Höhe des Autobahnausfahrtschildes E-Holsterhausen/Altendorf befestigt. Die anliegenden Häuser sind mehrgeschossig. Parallel hierzu verläuft die A 40 Richtung Bochum/Duisburg in west-östlicher Richtung. In westlicher Richtung befindet sich in ca. 124 m die Landstraße L20 und in ca. 160 m östlicher Richtung befindet sich die Kreisstraße K17. In nord-östlicher Richtung befindet sich in ca. 850 m ein Gewerbepark.</text:p>
          </table:table-cell>
          <table:table-cell table:number-columns-repeated="2"/>
          <table:table-cell office:value-type="string" calcext:value-type="string">
            <text:p>DENW215</text:p>
          </table:table-cell>
          <table:table-cell office:value-type="string" calcext:value-type="string">
            <text:p>0101000020E86400000000000078EE15410000000070BF5541</text:p>
          </table:table-cell>
          <table:table-cell office:value-type="string" calcext:value-type="string">
            <text:p>Verkehr</text:p>
          </table:table-cell>
          <table:table-cell office:value-type="float" office:value="102" calcext:value-type="float">
            <text:p>102</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2">
          <table:table-cell office:value-type="float" office:value="444" calcext:value-type="float">
            <text:p>444</text:p>
          </table:table-cell>
          <table:table-cell office:value-type="string" calcext:value-type="string">
            <text:p>EIF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EIFE</text:p>
          </table:table-cell>
          <table:table-cell office:value-type="string" calcext:value-type="string">
            <text:p>Simmerath (Eifel)</text:p>
          </table:table-cell>
          <table:table-cell/>
          <table:table-cell office:value-type="string" calcext:value-type="string">
            <text:p>Luftqualitätsmessstelle</text:p>
          </table:table-cell>
          <table:table-cell office:value-type="string" calcext:value-type="string">
            <text:p>Die Station steht an einem Feldweg, ca. 200 m von der westlich gelegenen, in Nord-Süd-Richtung verlaufenden Bundesstraße B 399 entfernt.</text:p>
            <text:p>Nördlich und östlich, etwa 30 m entfernt ist die Station von Fichtenwäldern umgeben. Südlich der Station liegen viehwirtschaftlich genutzte Wiesen.</text:p>
            <text:p>Die Gemeinde Lammersdorf mit vorgelagerter, metallverarbeitender Industrie liegt etwa 2 km südlich.</text:p>
          </table:table-cell>
          <table:table-cell table:number-columns-repeated="2"/>
          <table:table-cell office:value-type="string" calcext:value-type="string">
            <text:p>DENW064</text:p>
          </table:table-cell>
          <table:table-cell office:value-type="string" calcext:value-type="string">
            <text:p>0101000020E86400000000000074C9124100000000326B5541</text:p>
          </table:table-cell>
          <table:table-cell office:value-type="string" calcext:value-type="string">
            <text:p>Hintergrund</text:p>
          </table:table-cell>
          <table:table-cell office:value-type="float" office:value="580" calcext:value-type="float">
            <text:p>580</text:p>
          </table:table-cell>
          <table:table-cell office:value-type="string" calcext:value-type="string">
            <text:p>ländlich regional</text:p>
          </table:table-cell>
          <table:table-cell office:value-type="float" office:value="103211000" calcext:value-type="float">
            <text:p>103211000</text:p>
          </table:table-cell>
        </table:table-row>
        <table:table-row table:style-name="ro1">
          <table:table-cell office:value-type="float" office:value="2057" calcext:value-type="float">
            <text:p>2057</text:p>
          </table:table-cell>
          <table:table-cell office:value-type="string" calcext:value-type="string">
            <text:p>EKR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EKRS</text:p>
          </table:table-cell>
          <table:table-cell office:value-type="string" calcext:value-type="string">
            <text:p>Essen Krayer Straße 213</text:p>
          </table:table-cell>
          <table:table-cell/>
          <table:table-cell office:value-type="string" calcext:value-type="string">
            <text:p>Luftqualitätsmessstelle</text:p>
          </table:table-cell>
          <table:table-cell office:value-type="string" calcext:value-type="string">
            <text:p>Der NO2-Passivsammler befinden an einem Mast unter einem Straßenschild vor Haus Nr. 213, an der aus süd-nördlicher Richtung verlaufenden Landstraße L643. Die Straße weist einen lockeren Baumbestand auf, der nächste Baum befindet sich in 2,60 m Entfernung, die Krone beginnt in ca. 3 m. Die Krayer Straße ist im Messbereich eine Einbahnstraße. Die anliegenden Häuser verfügen beidseitig über mehrgeschossige Wohnbebauung und Läden. In ca. 70 m südlicher Richtung befindet sich die BAB A 40 in Richtung Bochum/Duisburg. In nördlicher Richtung befindet sich in ca. 350 m eine Eisenbahntrasse (Bahnhof). In südlicher Richtung kreuzt in ca. 550 m die Kreisstraße K11. Es gibt 3 Gewerbegebiete, in ca. 600 m nord-westlich, in ca. 700 m nord-östlich und in ca. 670 m süd-westlich.</text:p>
          </table:table-cell>
          <table:table-cell table:number-columns-repeated="2"/>
          <table:table-cell office:value-type="string" calcext:value-type="string">
            <text:p>DENW277</text:p>
          </table:table-cell>
          <table:table-cell office:value-type="string" calcext:value-type="string">
            <text:p>0101000020E864000000000000F060164100000000AFC15541</text:p>
          </table:table-cell>
          <table:table-cell office:value-type="string" calcext:value-type="string">
            <text:p>Verkehr</text:p>
          </table:table-cell>
          <table:table-cell office:value-type="float" office:value="77" calcext:value-type="float">
            <text:p>77</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5">
          <table:table-cell office:value-type="float" office:value="449" calcext:value-type="float">
            <text:p>449</text:p>
          </table:table-cell>
          <table:table-cell office:value-type="string" calcext:value-type="string">
            <text:p>ELAN</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ELAN</text:p>
          </table:table-cell>
          <table:table-cell office:value-type="string" calcext:value-type="string">
            <text:p>Essen-Schuir (LANUV)</text:p>
          </table:table-cell>
          <table:table-cell/>
          <table:table-cell office:value-type="string" calcext:value-type="string">
            <text:p>Luftqualitätsmessstelle</text:p>
          </table:table-cell>
          <table:table-cell office:value-type="string" calcext:value-type="string">
            <text:p>Der Messcontainer steht auf dem Gelände des Landesamtes für Natur, Umwelt und Verbraucherschutz NRW.</text:p>
            <text:p>Im direkten Umfeld der Station stehen einzelne Bäume, dahinter schließt sich der Parkplatz des LANUV an. Die Gebäude des LANUV liegen ca. 100 m südlich.</text:p>
            <text:p>Neben dem Messcontainer steht ein baugleicher Messcontainer für Versuchs- und Erprobungszwecke (LAB1). An der Station liegt die Einmündung der Wallneyer Straße in die Meisenburgstraße. Das weitere Umfeld ist von landwirtschaftlichen Nutzflächen geprägt.</text:p>
            <text:p>Die Autobahn A 52 führt ca. 70 m nordwestlich am Messcontainer vorbei, in gleicher Richtung beginnt in etwa 1 km Entfernung das Gelände des Essen-Mülheimer Flughafens.</text:p>
          </table:table-cell>
          <table:table-cell table:number-columns-repeated="2"/>
          <table:table-cell office:value-type="string" calcext:value-type="string">
            <text:p>DENW247</text:p>
          </table:table-cell>
          <table:table-cell office:value-type="string" calcext:value-type="string">
            <text:p>0101000020E864000000000000A4E115410000004082BB5541</text:p>
          </table:table-cell>
          <table:table-cell office:value-type="string" calcext:value-type="string">
            <text:p>Hintergrund</text:p>
          </table:table-cell>
          <table:table-cell office:value-type="float" office:value="155" calcext:value-type="float">
            <text:p>155</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2">
          <table:table-cell office:value-type="float" office:value="452" calcext:value-type="float">
            <text:p>452</text:p>
          </table:table-cell>
          <table:table-cell office:value-type="string" calcext:value-type="string">
            <text:p>ELSB</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ELSB</text:p>
          </table:table-cell>
          <table:table-cell office:value-type="string" calcext:value-type="string">
            <text:p>Elsdorf-Berrendorf</text:p>
          </table:table-cell>
          <table:table-cell/>
          <table:table-cell office:value-type="string" calcext:value-type="string">
            <text:p>Luftqualitätsmessstelle</text:p>
          </table:table-cell>
          <table:table-cell office:value-type="string" calcext:value-type="string">
            <text:p>Die Station steht auf dem Parkplatz eines Kindergartens in einer 30er Zone am Ortsrand.</text:p>
            <text:p>Der Tagebau Hambach (Braunkohleabbau) befindet ca.1km südwestlich der Station und erstreckt sich in südlicher Richtung. Das weitere Umfeld ist ländlicher Struktur mit Feldern und Wiesen.</text:p>
            <text:p>Etwa 1,3 km westlich liegt eine Zuckerfabrik, die BAB A 61 verläuft ca. 3 km nördlich der Station.</text:p>
          </table:table-cell>
          <table:table-cell table:number-columns-repeated="2"/>
          <table:table-cell office:value-type="string" calcext:value-type="string">
            <text:p>DENW182</text:p>
          </table:table-cell>
          <table:table-cell office:value-type="string" calcext:value-type="string">
            <text:p>0101000020E864000000000000A4251441000000C035885541</text:p>
          </table:table-cell>
          <table:table-cell office:value-type="string" calcext:value-type="string">
            <text:p>Industrie</text:p>
          </table:table-cell>
          <table:table-cell office:value-type="float" office:value="78" calcext:value-type="float">
            <text:p>78</text:p>
          </table:table-cell>
          <table:table-cell office:value-type="string" calcext:value-type="string">
            <text:p>ländlich stadtnah</text:p>
          </table:table-cell>
          <table:table-cell office:value-type="float" office:value="103211000" calcext:value-type="float">
            <text:p>103211000</text:p>
          </table:table-cell>
        </table:table-row>
        <table:table-row table:style-name="ro1">
          <table:table-cell office:value-type="float" office:value="969" calcext:value-type="float">
            <text:p>969</text:p>
          </table:table-cell>
          <table:table-cell office:value-type="string" calcext:value-type="string">
            <text:p>EMAL</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EMAL</text:p>
          </table:table-cell>
          <table:table-cell office:value-type="string" calcext:value-type="string">
            <text:p>Essen Alfredstraße 9/11</text:p>
          </table:table-cell>
          <table:table-cell/>
          <table:table-cell office:value-type="string" calcext:value-type="string">
            <text:p>Luftqualitätsmessstelle</text:p>
          </table:table-cell>
          <table:table-cell office:value-type="string" calcext:value-type="string">
            <text:p>Die NO2- Passivsammler sind an einer Laterne der aus nord-südlicher Richtung verlaufenden Bundesstraße B224 vor Haus Nr. 9/11 [etwa auf Höhe der Krawehl- und Kahrstraße] befestigt. Es handelt sich um eine 4-spurige Hauptverkehrsstraße, die in Richtung Stadtmitte führt. Die anliegenden Häuser verfügen beidseitig über mehrgeschossige Wohnbebauung und Läden. In nördlicher Richtung kreuzt in ca. 70 m die Kreisstraße K17 und nord-westlicher Richtung befindet sich in ca. 800 m die BAB A40. In nord-östlicher Richtung befindet sich in ca. 570 m Entfernung die Landstraße L451 und in südlicher Richtung kreuzt in ca. 500 m Entfernung die Landstraße L20.</text:p>
          </table:table-cell>
          <table:table-cell table:number-columns-repeated="2"/>
          <table:table-cell office:value-type="string" calcext:value-type="string">
            <text:p>DENW161</text:p>
          </table:table-cell>
          <table:table-cell office:value-type="string" calcext:value-type="string">
            <text:p>0101000020E864000000000000440D1641000000C00DBF5541</text:p>
          </table:table-cell>
          <table:table-cell office:value-type="string" calcext:value-type="string">
            <text:p>Verkehr</text:p>
          </table:table-cell>
          <table:table-cell office:value-type="float" office:value="114" calcext:value-type="float">
            <text:p>114</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163" calcext:value-type="float">
            <text:p>2163</text:p>
          </table:table-cell>
          <table:table-cell office:value-type="string" calcext:value-type="string">
            <text:p>ESW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ESWE</text:p>
          </table:table-cell>
          <table:table-cell office:value-type="string" calcext:value-type="string">
            <text:p>Eschweiler Auf dem Pesch</text:p>
          </table:table-cell>
          <table:table-cell/>
          <table:table-cell office:value-type="string" calcext:value-type="string">
            <text:p>Luftqualitätsmessstelle</text:p>
          </table:table-cell>
          <table:table-cell table:number-columns-repeated="3"/>
          <table:table-cell office:value-type="string" calcext:value-type="string">
            <text:p>DENW380</text:p>
          </table:table-cell>
          <table:table-cell office:value-type="string" calcext:value-type="string">
            <text:p>0101000020E86400000000000084F51241000000C01B7E5541</text:p>
          </table:table-cell>
          <table:table-cell office:value-type="string" calcext:value-type="string">
            <text:p>Industrie</text:p>
          </table:table-cell>
          <table:table-cell office:value-type="float" office:value="131" calcext:value-type="float">
            <text:p>131</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1757" calcext:value-type="float">
            <text:p>1757</text:p>
          </table:table-cell>
          <table:table-cell office:value-type="string" calcext:value-type="string">
            <text:p>ESWI</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ESWI</text:p>
          </table:table-cell>
          <table:table-cell office:value-type="string" calcext:value-type="string">
            <text:p>Eschweiler Indestraße</text:p>
          </table:table-cell>
          <table:table-cell/>
          <table:table-cell office:value-type="string" calcext:value-type="string">
            <text:p>Luftqualitätsmessstelle</text:p>
          </table:table-cell>
          <table:table-cell office:value-type="string" calcext:value-type="string">
            <text:p>Die NO2-Passivsammler sind an einer Laterne an der von West nach Ost verlaufenden Landstraße L 223 (K 33) vor Haus Nr. 83 befestigt. Das direkte Umfeld besteht auf einer Seite aus Wohnbebauung und Läden. Im Bereich des Messortes ist die Straße in Fahrtrichtung 3-spurig (1-geradeaus, 2-Linksabbieger) und in Gegenrichtung 2-spurig. Nördlich des Messortes in ca. 700 m verläuft die BAB A 4. In südlicher Richtung befindet sich in ca. 650 m eine Eisenbahnlinie (Bahnhof), ca. 110 m östlich kommt die Kreisstraße K 33 und verläuft parallel mit der Landstraße und verläßt sie in ca. 50 m westlich vom Messpunkt entfernt. Westlich befindet sich in ca. 80 m Entfernung ein Busbahnhof und ca. 1 km Entfernung ein größeres Gewerbegebiet.</text:p>
          </table:table-cell>
          <table:table-cell table:number-columns-repeated="2"/>
          <table:table-cell office:value-type="string" calcext:value-type="string">
            <text:p>DENW287</text:p>
          </table:table-cell>
          <table:table-cell office:value-type="string" calcext:value-type="string">
            <text:p>0101000020E86400000000000094C1124100000080697D5541</text:p>
          </table:table-cell>
          <table:table-cell office:value-type="string" calcext:value-type="string">
            <text:p>Verkehr</text:p>
          </table:table-cell>
          <table:table-cell office:value-type="float" office:value="140" calcext:value-type="float">
            <text:p>140</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2">
          <table:table-cell office:value-type="float" office:value="465" calcext:value-type="float">
            <text:p>465</text:p>
          </table:table-cell>
          <table:table-cell office:value-type="string" calcext:value-type="string">
            <text:p>EVOG</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EVOG</text:p>
          </table:table-cell>
          <table:table-cell office:value-type="string" calcext:value-type="string">
            <text:p>Essen-Vogelheim</text:p>
          </table:table-cell>
          <table:table-cell/>
          <table:table-cell office:value-type="string" calcext:value-type="string">
            <text:p>Luftqualitätsmessstelle</text:p>
          </table:table-cell>
          <table:table-cell office:value-type="string" calcext:value-type="string">
            <text:p>Die Station steht oberhalb einer Kleingartenanlage.</text:p>
            <text:p>Im nördlichen bis östlichen Umfeld der Station befindet sich ein Gewerbegebiet, dahinter beginnt das Hafengelände des Rhein-Herne-Kanals. Ca. 1,2 km westlich beginnen die Essener-Aluminium-Werke.</text:p>
            <text:p>Die BAB A 42 verläuft ca. 500 m nördlich von Ost nach West, die Bundesstraße B 224 etwa 1 km östlich von Nord nach Süd.</text:p>
          </table:table-cell>
          <table:table-cell table:number-columns-repeated="2"/>
          <table:table-cell office:value-type="string" calcext:value-type="string">
            <text:p>DENW024</text:p>
          </table:table-cell>
          <table:table-cell office:value-type="string" calcext:value-type="string">
            <text:p>0101000020E864000000000000ACF615410000004038C55541</text:p>
          </table:table-cell>
          <table:table-cell office:value-type="string" calcext:value-type="string">
            <text:p>Hintergrund</text:p>
          </table:table-cell>
          <table:table-cell office:value-type="float" office:value="40" calcext:value-type="float">
            <text:p>40</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210" calcext:value-type="float">
            <text:p>2210</text:p>
          </table:table-cell>
          <table:table-cell office:value-type="string" calcext:value-type="string">
            <text:p>EWEA</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EWEA</text:p>
          </table:table-cell>
          <table:table-cell office:value-type="string" calcext:value-type="string">
            <text:p>Essen Abteistraße</text:p>
          </table:table-cell>
          <table:table-cell/>
          <table:table-cell office:value-type="string" calcext:value-type="string">
            <text:p>Luftqualitätsmessstelle</text:p>
          </table:table-cell>
          <table:table-cell office:value-type="string" calcext:value-type="string">
            <text:p>Die NO2-Passivsammler befinden sich in der Abteistraße (B 224) in Essen Werden, vor Haus-Nr. 19. Es handelt sich hierbei um eine 2-spurige Einbahnstraße. Das direkte Umfeld besteht aus mehrgeschossiger Wohnbebauung und Läden. Der Messpunkt liegt im Ruhr Tal. Süd-westlich vom Messpunkt beginnen 2 Landstraßen in ca. 130 m die L 442 und in 240 m die L 242. Ca. 250 m süd-westlich befindet sich eine Eisenbahnlinie.</text:p>
          </table:table-cell>
          <table:table-cell table:number-columns-repeated="2"/>
          <table:table-cell office:value-type="string" calcext:value-type="string">
            <text:p>DENW373</text:p>
          </table:table-cell>
          <table:table-cell office:value-type="string" calcext:value-type="string">
            <text:p>0101000020E86400000000000058081641000000805CB95541</text:p>
          </table:table-cell>
          <table:table-cell office:value-type="string" calcext:value-type="string">
            <text:p>Verkehr</text:p>
          </table:table-cell>
          <table:table-cell office:value-type="float" office:value="53" calcext:value-type="float">
            <text:p>53</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1678" calcext:value-type="float">
            <text:p>1678</text:p>
          </table:table-cell>
          <table:table-cell office:value-type="string" calcext:value-type="string">
            <text:p>EWER</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EWER</text:p>
          </table:table-cell>
          <table:table-cell office:value-type="string" calcext:value-type="string">
            <text:p>Essen Brückstraße</text:p>
          </table:table-cell>
          <table:table-cell/>
          <table:table-cell office:value-type="string" calcext:value-type="string">
            <text:p>Luftqualitätsmessstelle</text:p>
          </table:table-cell>
          <table:table-cell office:value-type="string" calcext:value-type="string">
            <text:p>Die ORSA- und NO2-Passivsammler sind an der B 224 in Fahrtrichtung Essen-Bredeney an einer Laterne mit Hinweisschild (Folkwang-Hochschule) befestigt. Es handelt sich hierbei um eine Einbahnstraße. Das direkte Umfeld besteht aus mehrgeschossiger Wohnbebauung und Läden. Der Messpunkt liegt an einer Gebäudeecke, an dieser Stelle rückt die Randbebauung nahe an die Straße heran, der Gehweg verläuft weiter unter der Überbauung. Der Messpunkt liegt im Ruhrtal. Süd-westlich vom Messpunkt beginnen 2 Landstraßen in ca. 130 m die L 442 und in 240 m die L 242. Ca. 250 m süd-westlich befindet sich auch eine Eisenbahnlinie.</text:p>
          </table:table-cell>
          <table:table-cell table:number-columns-repeated="2"/>
          <table:table-cell office:value-type="string" calcext:value-type="string">
            <text:p>DENW162</text:p>
          </table:table-cell>
          <table:table-cell office:value-type="string" calcext:value-type="string">
            <text:p>0101000020E86400000000000054071641000000806AB95541</text:p>
          </table:table-cell>
          <table:table-cell office:value-type="string" calcext:value-type="string">
            <text:p>Verkehr</text:p>
          </table:table-cell>
          <table:table-cell office:value-type="float" office:value="53" calcext:value-type="float">
            <text:p>53</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2">
          <table:table-cell office:value-type="float" office:value="471" calcext:value-type="float">
            <text:p>471</text:p>
          </table:table-cell>
          <table:table-cell office:value-type="string" calcext:value-type="string">
            <text:p>GEL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GELS</text:p>
          </table:table-cell>
          <table:table-cell office:value-type="string" calcext:value-type="string">
            <text:p>Gelsenkirchen-Bismarck</text:p>
          </table:table-cell>
          <table:table-cell/>
          <table:table-cell office:value-type="string" calcext:value-type="string">
            <text:p>Luftqualitätsmessstelle</text:p>
          </table:table-cell>
          <table:table-cell office:value-type="string" calcext:value-type="string">
            <text:p>Der Messcontainer steht auf einem unbefestigten Parkplatz vor einer Sportanlage.</text:p>
            <text:p>Südlich neben der Sportanlage schließt sich ein Kleingartengelände an. Die BAB A 42 verläuft etwa 200 m nördlich der Station. Nördlich bis östlich der Station befindet sich ein Wohngebiet.</text:p>
            <text:p>Etwa 700 m südöstlich und südwestlich erstrecken sich große Gewerbegebiete.</text:p>
          </table:table-cell>
          <table:table-cell table:number-columns-repeated="2"/>
          <table:table-cell office:value-type="string" calcext:value-type="string">
            <text:p>DENW022</text:p>
          </table:table-cell>
          <table:table-cell office:value-type="string" calcext:value-type="string">
            <text:p>0101000020E864000000000000707B16410000008007C95541</text:p>
          </table:table-cell>
          <table:table-cell office:value-type="string" calcext:value-type="string">
            <text:p>Hintergrund</text:p>
          </table:table-cell>
          <table:table-cell office:value-type="float" office:value="30" calcext:value-type="float">
            <text:p>30</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236" calcext:value-type="float">
            <text:p>2236</text:p>
          </table:table-cell>
          <table:table-cell office:value-type="string" calcext:value-type="string">
            <text:p>GGR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GGRS</text:p>
          </table:table-cell>
          <table:table-cell office:value-type="string" calcext:value-type="string">
            <text:p>Gladbeck Grabenstraße 46</text:p>
          </table:table-cell>
          <table:table-cell/>
          <table:table-cell office:value-type="string" calcext:value-type="string">
            <text:p>Luftqualitätsmessstelle</text:p>
          </table:table-cell>
          <table:table-cell office:value-type="string" calcext:value-type="string">
            <text:p>Die NO2- Passivsammler sind an einer Laterne in 2,1 m Höhe vor Haus Nr. 46 der aus nord-südlicher Richtung verlaufende Kreisstraße K37 befestigt. Die anliegenden Häuser sind mehrgeschossig. Im Bereich der Einmündung zur Gartenstraße geht die Grabenstraße in die Landstraße über. Die Grabenstraße führt ca. 21m nach der Messtelle über eine Brücke über die B224 und geht im Bereich zur Einmündung Gartenstraße in die Landstraße über. Im Süden in ca. 1,4 km Entfernung befindet sich die BAB A2.</text:p>
          </table:table-cell>
          <table:table-cell table:number-columns-repeated="2"/>
          <table:table-cell office:value-type="string" calcext:value-type="string">
            <text:p>DENW278</text:p>
          </table:table-cell>
          <table:table-cell office:value-type="string" calcext:value-type="string">
            <text:p>0101000020E864000000000000540C16410000004022CD5541</text:p>
          </table:table-cell>
          <table:table-cell office:value-type="string" calcext:value-type="string">
            <text:p>Verkehr</text:p>
          </table:table-cell>
          <table:table-cell office:value-type="float" office:value="59" calcext:value-type="float">
            <text:p>59</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1931" calcext:value-type="float">
            <text:p>1931</text:p>
          </table:table-cell>
          <table:table-cell office:value-type="string" calcext:value-type="string">
            <text:p>GGRS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GGRS2</text:p>
          </table:table-cell>
          <table:table-cell office:value-type="string" calcext:value-type="string">
            <text:p>Gladbeck Grabenstraße 42</text:p>
          </table:table-cell>
          <table:table-cell/>
          <table:table-cell office:value-type="string" calcext:value-type="string">
            <text:p>Luftqualitätsmessstelle</text:p>
          </table:table-cell>
          <table:table-cell office:value-type="string" calcext:value-type="string">
            <text:p>Die NO2- Passivsammler sind an einer Laterne vor Haus Nr. 42 der aus nord-südlicher Richtung verlaufende Kreisstraße K37 befestigt. Die Kreisstraße kreuzt über eine Brücke in ca. 45 m Entfernung die Bundesstraße B 224/A52. Im Bereich der Einmündung zur Gartenstraße geht die Grabenstraße in die Landstraße über. Die anliegenden Häuser sind mehrgeschossig. Im Süden in ca. 1,4 km Entfernung befindet sich die BAB A2.</text:p>
          </table:table-cell>
          <table:table-cell table:number-columns-repeated="2"/>
          <table:table-cell office:value-type="string" calcext:value-type="string">
            <text:p>DENW299</text:p>
          </table:table-cell>
          <table:table-cell office:value-type="string" calcext:value-type="string">
            <text:p>0101000020E864000000000000280C16410000000029CD5541</text:p>
          </table:table-cell>
          <table:table-cell office:value-type="string" calcext:value-type="string">
            <text:p>Verkehr</text:p>
          </table:table-cell>
          <table:table-cell office:value-type="float" office:value="60" calcext:value-type="float">
            <text:p>60</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482" calcext:value-type="float">
            <text:p>482</text:p>
          </table:table-cell>
          <table:table-cell office:value-type="string" calcext:value-type="string">
            <text:p>GRGG</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GRGG</text:p>
          </table:table-cell>
          <table:table-cell office:value-type="string" calcext:value-type="string">
            <text:p>Grevenbroich-Gustorf</text:p>
          </table:table-cell>
          <table:table-cell/>
          <table:table-cell office:value-type="string" calcext:value-type="string">
            <text:p>Luftqualitätsmessstelle</text:p>
          </table:table-cell>
          <table:table-cell office:value-type="string" calcext:value-type="string">
            <text:p>Die Station steht am südlichen Rand des Ortsteils Gustorf-Gindorf am Ende einer Sackgasse. Ca. 800 m westlich beginnt hinter einem etwa 20 m hohen, begrünten Erdwall, der Braunkohletagebau Garzweiler I. Nördlich schließt sich ein Kohlebunker mit Umladestation an. Die Landstraße L 116 verläuft westlich in 80 m Entfernung in Nord-Süd-Richtung.</text:p>
          </table:table-cell>
          <table:table-cell table:number-columns-repeated="2"/>
          <table:table-cell office:value-type="string" calcext:value-type="string">
            <text:p>DENW180</text:p>
          </table:table-cell>
          <table:table-cell table:style-name="ce1" office:value-type="string" calcext:value-type="string">
            <text:p>0101000020E864000000000000841414410000008019975541</text:p>
          </table:table-cell>
          <table:table-cell office:value-type="string" calcext:value-type="string">
            <text:p>Industrie</text:p>
          </table:table-cell>
          <table:table-cell office:value-type="float" office:value="64" calcext:value-type="float">
            <text:p>64</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1365" calcext:value-type="float">
            <text:p>1365</text:p>
          </table:table-cell>
          <table:table-cell office:value-type="string" calcext:value-type="string">
            <text:p>HAM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HAMS</text:p>
          </table:table-cell>
          <table:table-cell office:value-type="string" calcext:value-type="string">
            <text:p>Hamm Münsterstraße</text:p>
          </table:table-cell>
          <table:table-cell/>
          <table:table-cell office:value-type="string" calcext:value-type="string">
            <text:p>Luftqualitätsmessstelle</text:p>
          </table:table-cell>
          <table:table-cell office:value-type="string" calcext:value-type="string">
            <text:p>Die NO2-Passivsammler sind an der 4-spurigen von Nord nach Süd verlaufende Bundesstraße B 61/B 63 am Mast eines Verkehrsschildes vor Haus Nr. 24 befestigt. Die anliegenden Häuser verfügen beidseitig über mehrgeschossige Wohnbebauung und Läden. Ca. 70 m westlich vom Messpunkt entfernt verlaufen mehrere Eisenbahnlinien. Nördlich beginnt in ca. 130 m die Landstraße L 507. Südlich befindet sich in ca. 700 m Entfernung der Dattel-Hamm-Kanal. Es gibt ein Gewerbegebiet in ca. 230 m Entfernung in Südlicher Richtung und östlich vom Messpunkt befindet sich der Sonderflugpatz Hamm-Lippewiesen.</text:p>
          </table:table-cell>
          <table:table-cell table:number-columns-repeated="2"/>
          <table:table-cell office:value-type="string" calcext:value-type="string">
            <text:p>DENW195</text:p>
          </table:table-cell>
          <table:table-cell office:value-type="string" calcext:value-type="string">
            <text:p>0101000020E864000000000000E47E194100000000ECD85541</text:p>
          </table:table-cell>
          <table:table-cell office:value-type="string" calcext:value-type="string">
            <text:p>Verkehr</text:p>
          </table:table-cell>
          <table:table-cell office:value-type="float" office:value="61" calcext:value-type="float">
            <text:p>61</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2">
          <table:table-cell office:value-type="float" office:value="491" calcext:value-type="float">
            <text:p>491</text:p>
          </table:table-cell>
          <table:table-cell office:value-type="string" calcext:value-type="string">
            <text:p>HATT</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HATT</text:p>
          </table:table-cell>
          <table:table-cell office:value-type="string" calcext:value-type="string">
            <text:p>Hattingen-Blankenstein</text:p>
          </table:table-cell>
          <table:table-cell/>
          <table:table-cell office:value-type="string" calcext:value-type="string">
            <text:p>Luftqualitätsmessstelle</text:p>
          </table:table-cell>
          <table:table-cell office:value-type="string" calcext:value-type="string">
            <text:p>Die Station steht auf einem unbefestigten Parkplatz im Stadtteil Blankenstein.</text:p>
            <text:p>Unmittelbar südlich der Station befindet sich ein kleines Gewerbegebiet mit vorwiegend Metall verarbeitenden Betrieben. Nordöstlich der Station befinden sich weitere Gewerbeflächen.</text:p>
            <text:p>Zur BAB A 43 ist es ca. 4 km in östlicher, und zur B 51 ca. 2,5 km in westlicher Richtung weit.</text:p>
          </table:table-cell>
          <table:table-cell table:number-columns-repeated="2"/>
          <table:table-cell office:value-type="string" calcext:value-type="string">
            <text:p>DENW029</text:p>
          </table:table-cell>
          <table:table-cell office:value-type="string" calcext:value-type="string">
            <text:p>0101000020E8640000000000007CE9164100000040A9BA5541</text:p>
          </table:table-cell>
          <table:table-cell office:value-type="string" calcext:value-type="string">
            <text:p>Hintergrund</text:p>
          </table:table-cell>
          <table:table-cell office:value-type="float" office:value="95" calcext:value-type="float">
            <text:p>95</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2">
          <table:table-cell office:value-type="float" office:value="508" calcext:value-type="float">
            <text:p>508</text:p>
          </table:table-cell>
          <table:table-cell office:value-type="string" calcext:value-type="string">
            <text:p>HUE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HUE2</text:p>
          </table:table-cell>
          <table:table-cell office:value-type="string" calcext:value-type="string">
            <text:p>Hürth</text:p>
          </table:table-cell>
          <table:table-cell/>
          <table:table-cell office:value-type="string" calcext:value-type="string">
            <text:p>Luftqualitätsmessstelle</text:p>
          </table:table-cell>
          <table:table-cell office:value-type="string" calcext:value-type="string">
            <text:p>Der Messcontainer steht am Ende einer Sackgasse.</text:p>
            <text:p>Etwa 20 m südlich verläuft eine verkehrsberuhigte Zubringerstraße zum Hürther Einkaufszentrum. Nördlich der Station befindet sich eine Sportanlage, das weitere Umfeld besteht überwiegend aus freistehenden Wohnhäusern.</text:p>
            <text:p>Die Bundesstraße B 265 verläuft ca. 800 m östlich, etwa 2 km südlich und 2,5 km südwestlich liegen größere Industrieparks mit chemischer Industrie.</text:p>
          </table:table-cell>
          <table:table-cell table:number-columns-repeated="2"/>
          <table:table-cell office:value-type="string" calcext:value-type="string">
            <text:p>DENW058</text:p>
          </table:table-cell>
          <table:table-cell table:style-name="ce1" office:value-type="string" calcext:value-type="string">
            <text:p>0101000020E864000000000000446315410000004010825541</text:p>
          </table:table-cell>
          <table:table-cell office:value-type="string" calcext:value-type="string">
            <text:p>Industrie</text:p>
          </table:table-cell>
          <table:table-cell office:value-type="float" office:value="92" calcext:value-type="float">
            <text:p>92</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5">
          <table:table-cell office:value-type="float" office:value="516" calcext:value-type="float">
            <text:p>516</text:p>
          </table:table-cell>
          <table:table-cell office:value-type="string" calcext:value-type="string">
            <text:p>JACK</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JACK</text:p>
          </table:table-cell>
          <table:table-cell office:value-type="string" calcext:value-type="string">
            <text:p>Jackerath</text:p>
          </table:table-cell>
          <table:table-cell/>
          <table:table-cell office:value-type="string" calcext:value-type="string">
            <text:p>Luftqualitätsmessstelle</text:p>
          </table:table-cell>
          <table:table-cell office:value-type="string" calcext:value-type="string">
            <text:p>Die Station steht auf einem Parkstreifen einer von Süd nach Nord verlaufenen Straße im Ort Jackerath der Gemeinde Titz.</text:p>
            <text:p>Das Umfeld der ländlich gelegenen Ortschaft besteht aus reiner Wohnbebauung. Von Osten her ist die Station durch einen anliegenden Sportplatz frei anströmbar.</text:p>
            <text:p>Die Autobahnen A 61 und A 44 verlaufen ca. 500 m nordöstlich bzw. westlich an der Station vorbei.</text:p>
            <text:p>Der Garzweiler Tagebau mit seinen Bandförderanlagen beginnt ca.1,5 km in nordöstlicher Richtung.</text:p>
          </table:table-cell>
          <table:table-cell table:number-columns-repeated="2"/>
          <table:table-cell office:value-type="string" calcext:value-type="string">
            <text:p>DENW329</text:p>
          </table:table-cell>
          <table:table-cell office:value-type="string" calcext:value-type="string">
            <text:p>0101000020E864000000000000889C13410000008019945541</text:p>
          </table:table-cell>
          <table:table-cell office:value-type="string" calcext:value-type="string">
            <text:p>Industrie</text:p>
          </table:table-cell>
          <table:table-cell office:value-type="float" office:value="112" calcext:value-type="float">
            <text:p>112</text:p>
          </table:table-cell>
          <table:table-cell office:value-type="string" calcext:value-type="string">
            <text:p>ländliches Gebiet</text:p>
          </table:table-cell>
          <table:table-cell office:value-type="float" office:value="103211000" calcext:value-type="float">
            <text:p>103211000</text:p>
          </table:table-cell>
        </table:table-row>
        <table:table-row table:style-name="ro1">
          <table:table-cell office:value-type="float" office:value="2244" calcext:value-type="float">
            <text:p>2244</text:p>
          </table:table-cell>
          <table:table-cell office:value-type="string" calcext:value-type="string">
            <text:p>KGOBI</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KGOBI</text:p>
          </table:table-cell>
          <table:table-cell office:value-type="string" calcext:value-type="string">
            <text:p>Köln-Godorf OBI</text:p>
          </table:table-cell>
          <table:table-cell/>
          <table:table-cell office:value-type="string" calcext:value-type="string">
            <text:p>Luftqualitätsmessstelle</text:p>
          </table:table-cell>
          <table:table-cell office:value-type="string" calcext:value-type="string">
            <text:p>Die ORSA-Passivsammler hängen an einer Laterne gegenüber dem OBI Parkplatz.</text:p>
          </table:table-cell>
          <table:table-cell table:number-columns-repeated="2"/>
          <table:table-cell office:value-type="string" calcext:value-type="string">
            <text:p>DENW387</text:p>
          </table:table-cell>
          <table:table-cell office:value-type="string" calcext:value-type="string">
            <text:p>0101000020E86400000000000060D1154100000000F57F5541</text:p>
          </table:table-cell>
          <table:table-cell office:value-type="string" calcext:value-type="string">
            <text:p>Industrie</text:p>
          </table:table-cell>
          <table:table-cell office:value-type="float" office:value="52" calcext:value-type="float">
            <text:p>52</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1088" calcext:value-type="float">
            <text:p>1088</text:p>
          </table:table-cell>
          <table:table-cell office:value-type="string" calcext:value-type="string">
            <text:p>KGOD</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KGOD</text:p>
          </table:table-cell>
          <table:table-cell office:value-type="string" calcext:value-type="string">
            <text:p>Köln-Godorf</text:p>
          </table:table-cell>
          <table:table-cell/>
          <table:table-cell office:value-type="string" calcext:value-type="string">
            <text:p>Luftqualitätsmessstelle</text:p>
          </table:table-cell>
          <table:table-cell office:value-type="string" calcext:value-type="string">
            <text:p>Die ORSA-Passivsammler sind an einer Laterne an der Bushaltestelle (Pierstraße) befestigt. Ca. 400 m nord-östlich vom Messpunkt befindet sich das Gelände der Rheinland Raffinerie.</text:p>
          </table:table-cell>
          <table:table-cell table:number-columns-repeated="2"/>
          <table:table-cell office:value-type="string" calcext:value-type="string">
            <text:p>DENW147</text:p>
          </table:table-cell>
          <table:table-cell office:value-type="string" calcext:value-type="string">
            <text:p>0101000020E864000000000000D8D1154100000040EB7E5541</text:p>
          </table:table-cell>
          <table:table-cell office:value-type="string" calcext:value-type="string">
            <text:p>Industrie</text:p>
          </table:table-cell>
          <table:table-cell office:value-type="float" office:value="54" calcext:value-type="float">
            <text:p>54</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1618" calcext:value-type="float">
            <text:p>1618</text:p>
          </table:table-cell>
          <table:table-cell office:value-type="string" calcext:value-type="string">
            <text:p>KGOJU</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KGOJU</text:p>
          </table:table-cell>
          <table:table-cell office:value-type="string" calcext:value-type="string">
            <text:p>Köln-Godorf Judenpfad</text:p>
          </table:table-cell>
          <table:table-cell/>
          <table:table-cell office:value-type="string" calcext:value-type="string">
            <text:p>Luftqualitätsmessstelle</text:p>
          </table:table-cell>
          <table:table-cell office:value-type="string" calcext:value-type="string">
            <text:p>Die ORSA-Passivsammler hängen an einer Laterne im Wendehammer der Straße Judenpfad.</text:p>
          </table:table-cell>
          <table:table-cell table:number-columns-repeated="2"/>
          <table:table-cell office:value-type="string" calcext:value-type="string">
            <text:p>DENW388</text:p>
          </table:table-cell>
          <table:table-cell office:value-type="string" calcext:value-type="string">
            <text:p>0101000020E86400000000000060D8154100000080D4805541</text:p>
          </table:table-cell>
          <table:table-cell office:value-type="string" calcext:value-type="string">
            <text:p>Hintergrund</text:p>
          </table:table-cell>
          <table:table-cell office:value-type="float" office:value="47" calcext:value-type="float">
            <text:p>47</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1091" calcext:value-type="float">
            <text:p>1091</text:p>
          </table:table-cell>
          <table:table-cell office:value-type="string" calcext:value-type="string">
            <text:p>KJU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KJUS</text:p>
          </table:table-cell>
          <table:table-cell office:value-type="string" calcext:value-type="string">
            <text:p>Köln Justinianstraße</text:p>
          </table:table-cell>
          <table:table-cell/>
          <table:table-cell office:value-type="string" calcext:value-type="string">
            <text:p>Luftqualitätsmessstelle</text:p>
          </table:table-cell>
          <table:table-cell office:value-type="string" calcext:value-type="string">
            <text:p>Die ORSA- und NO2-Passivsammler befinden sich ca. 600 m östlich des Rheins in der Justinianstraße 13-15 (L188). Es handelt sich um eine 4-spurige Straße, durch die mittig Bahnschienen verlaufen. Ca. 50 m nördlich des Messpunktes befindet sich der Bahnhof Deutz/Köln-Arena, die Landstraße L111 und die Landstraße L124 beginnen dort. Die Papierfabrik-Hainsberg GmbH befindet sich etwa 50 m nord-westlich vom Messpunkt.</text:p>
          </table:table-cell>
          <table:table-cell table:number-columns-repeated="2"/>
          <table:table-cell office:value-type="string" calcext:value-type="string">
            <text:p>DENW148</text:p>
          </table:table-cell>
          <table:table-cell office:value-type="string" calcext:value-type="string">
            <text:p>0101000020E8640000000000009CD81541000000C09A885541</text:p>
          </table:table-cell>
          <table:table-cell office:value-type="string" calcext:value-type="string">
            <text:p>Verkehr</text:p>
          </table:table-cell>
          <table:table-cell office:value-type="float" office:value="50" calcext:value-type="float">
            <text:p>50</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1862" calcext:value-type="float">
            <text:p>1862</text:p>
          </table:table-cell>
          <table:table-cell office:value-type="string" calcext:value-type="string">
            <text:p>KLLW</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KLLW</text:p>
          </table:table-cell>
          <table:table-cell office:value-type="string" calcext:value-type="string">
            <text:p>Köln Lindweilerweg 144</text:p>
          </table:table-cell>
          <table:table-cell/>
          <table:table-cell office:value-type="string" calcext:value-type="string">
            <text:p>Luftqualitätsmessstelle</text:p>
          </table:table-cell>
          <table:table-cell office:value-type="string" calcext:value-type="string">
            <text:p>Die NO2- Passivsammler hängen mit einem Abstandshalter über einen Gas- und Hydrantenschild an Laterne vor Haus Nr. 144. Östlich des Messpunktes liegt lockere Wohnbebauung vor, die aus freistehenden Einfamilienhäusern besteht. Westlich des Messpunktes, angrenzend an der gegenüberliegenden Straßenseite, befindet sich eine Kleingartenanlage. Dahinter befindet sich in etwa 220 m Entfernung die A 57, die A 1 befindet sich nördlich in ca. 450 m (Luftlinie). Das Kreuz Köln -Nord befindet sich Nordwestlich in ca. 630 m Entfernung (Luftlinie). Die nächste Keuzung (Lindweilerweg / Militärring) befindet sich 100 m nördlich des Messpunktes. Der Lindweilerweg (K 4) hat teilweise Alleecharakter. In unmittelbarer Nähe der Passivsammler befinden sich keine Bäume. Der Lindweilerweg hat je Fahrtrichtung eine Fahrspur, vor der Kreuzung sind zusätzlich 2 Linksabbiegerspuren und eine Rechtsabbiegerspur angelegt. Der Militärring (L 34) ist zweispurig je Fahrspur. Östlich befindet sich in ca. 330 m Luftlinie ein S-Bahnhof.</text:p>
          </table:table-cell>
          <table:table-cell table:number-columns-repeated="2"/>
          <table:table-cell office:value-type="string" calcext:value-type="string">
            <text:p>DENW353</text:p>
          </table:table-cell>
          <table:table-cell office:value-type="string" calcext:value-type="string">
            <text:p>0101000020E8640000000000005485154100000040F08E5541</text:p>
          </table:table-cell>
          <table:table-cell office:value-type="string" calcext:value-type="string">
            <text:p>Verkehr</text:p>
          </table:table-cell>
          <table:table-cell office:value-type="float" office:value="47" calcext:value-type="float">
            <text:p>47</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026" calcext:value-type="float">
            <text:p>2026</text:p>
          </table:table-cell>
          <table:table-cell office:value-type="string" calcext:value-type="string">
            <text:p>KMEB</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KMEB</text:p>
          </table:table-cell>
          <table:table-cell office:value-type="string" calcext:value-type="string">
            <text:p>Köln-Meschenich Brühler Landstraße</text:p>
          </table:table-cell>
          <table:table-cell/>
          <table:table-cell office:value-type="string" calcext:value-type="string">
            <text:p>Luftqualitätsmessstelle</text:p>
          </table:table-cell>
          <table:table-cell office:value-type="string" calcext:value-type="string">
            <text:p>Die NO2-Passivsammler befinden sich an einer Laterne vor dem Kindergartengelände mit der Haus Nr. 450, 3,50 m vor einer hohen Hecke. Die Brühler Landstraße (B 51) verläuft 2-spurig in Nord-Süd-Richtung. Auf beiden Seiten der Straße des Sammlers sind überwiegend freistehende Einfamilienhäuser. Das nächstgelgene Gebäude befindet sich ca. 16 m südlich des Messpunktes Ca. 300 m nördliche beginnt die Kreisstraße K 15. Der Messpunkt befindet sich ca. 1,4 km nördlich der Autobahn A 553, ca. 3 km westlich der Autobahn A 555 und ca. 3,2 km südlich der Autobahn A 4. Ca. 1,1 km westliche befindet sich eine von Nord nach Süd verlaufende Eisenbahntrasse. In nördlicher Richtung befindet sich in ca. 1,5 km ein großes Gewerbegebiet (Eifeltor).</text:p>
          </table:table-cell>
          <table:table-cell table:number-columns-repeated="2"/>
          <table:table-cell office:value-type="string" calcext:value-type="string">
            <text:p>DENW297</text:p>
          </table:table-cell>
          <table:table-cell office:value-type="string" calcext:value-type="string">
            <text:p>0101000020E864000000000000709A1541000000C01A805541</text:p>
          </table:table-cell>
          <table:table-cell office:value-type="string" calcext:value-type="string">
            <text:p>Verkehr</text:p>
          </table:table-cell>
          <table:table-cell office:value-type="float" office:value="60" calcext:value-type="float">
            <text:p>60</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2">
          <table:table-cell office:value-type="float" office:value="530" calcext:value-type="float">
            <text:p>530</text:p>
          </table:table-cell>
          <table:table-cell office:value-type="string" calcext:value-type="string">
            <text:p>KREF</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KREF</text:p>
          </table:table-cell>
          <table:table-cell office:value-type="string" calcext:value-type="string">
            <text:p>Krefeld-Linn</text:p>
          </table:table-cell>
          <table:table-cell/>
          <table:table-cell office:value-type="string" calcext:value-type="string">
            <text:p>Luftqualitätsmessstelle</text:p>
          </table:table-cell>
          <table:table-cell office:value-type="string" calcext:value-type="string">
            <text:p>Die Station steht an einer Nebenstraße auf einer Grünfläche inmitten eines Wohngebietes.</text:p>
            <text:p>Die Autobahn A 57 verläuft etwa 1 km westlich, die Bundesstrasse 288 ca. 1 km nördlich der Station.</text:p>
            <text:p>2 km östlich befinden sich Industrieanlagen und Verladehäfen. 500 m nördlich erstreckt sich ein Gewerbegebiet, 2,5 km nördlich liegen die Bayer-Werke Uerdingen.</text:p>
          </table:table-cell>
          <table:table-cell table:number-columns-repeated="2"/>
          <table:table-cell office:value-type="string" calcext:value-type="string">
            <text:p>DENW042</text:p>
          </table:table-cell>
          <table:table-cell office:value-type="string" calcext:value-type="string">
            <text:p>0101000020E8640000000000003C7C144100000040A7B45541</text:p>
          </table:table-cell>
          <table:table-cell office:value-type="string" calcext:value-type="string">
            <text:p>Hintergrund</text:p>
          </table:table-cell>
          <table:table-cell office:value-type="float" office:value="36" calcext:value-type="float">
            <text:p>36</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3">
          <table:table-cell office:value-type="float" office:value="535" calcext:value-type="float">
            <text:p>535</text:p>
          </table:table-cell>
          <table:table-cell office:value-type="string" calcext:value-type="string">
            <text:p>KRHA</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KRHA</text:p>
          </table:table-cell>
          <table:table-cell office:value-type="string" calcext:value-type="string">
            <text:p>Krefeld (Hafen)</text:p>
          </table:table-cell>
          <table:table-cell/>
          <table:table-cell office:value-type="string" calcext:value-type="string">
            <text:p>Luftqualitätsmessstelle</text:p>
          </table:table-cell>
          <table:table-cell office:value-type="string" calcext:value-type="string">
            <text:p>Der Messcontainer steht auf dem Parkplatz der Dreiring Werke (Seifenfabrik) im Gebiet des Krefelder Hafens an einer Sackgasse.</text:p>
            <text:p>Im Hafengebiet werden Anlagen zur Bauschuttverwertung sowie zur Dünger- und Futtermittelherstellung  betrieben. Die Anlieferung per Lkw erfolgt über die ca. 100 m nordöstlich gelegene Bataverstraße.</text:p>
          </table:table-cell>
          <table:table-cell table:number-columns-repeated="2"/>
          <table:table-cell office:value-type="string" calcext:value-type="string">
            <text:p>DENW116</text:p>
          </table:table-cell>
          <table:table-cell office:value-type="string" calcext:value-type="string">
            <text:p>0101000020E8640000000000001C9D14410000008020B55541</text:p>
          </table:table-cell>
          <table:table-cell office:value-type="string" calcext:value-type="string">
            <text:p>Industrie</text:p>
          </table:table-cell>
          <table:table-cell office:value-type="float" office:value="34" calcext:value-type="float">
            <text:p>34</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158" calcext:value-type="float">
            <text:p>2158</text:p>
          </table:table-cell>
          <table:table-cell office:value-type="string" calcext:value-type="string">
            <text:p>KRK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KRKS</text:p>
          </table:table-cell>
          <table:table-cell office:value-type="string" calcext:value-type="string">
            <text:p>Krefeld Kölner Straße 209</text:p>
          </table:table-cell>
          <table:table-cell/>
          <table:table-cell office:value-type="string" calcext:value-type="string">
            <text:p>Luftqualitätsmessstelle</text:p>
          </table:table-cell>
          <table:table-cell office:value-type="string" calcext:value-type="string">
            <text:p>Die NO2-Passivsammler befinden sich an einem Schildermast vor der Haus Nr. 209. Die Kölner Straße hat Alleecharakter. Der nächstgelegene Baum ist ca. 2 m entfernt. Die Krone beginnt in ca. 6 m Höhe. Die anliegenden Häuser verfügen beidseitig über mehrgeschossige Wohnbebauung und Läden. In ca. 900 m nördlicher Richtung befindet sich eine Eisenbahntrasse (Hauptbahnhof). Ca. 270 m östlich befindet sich ein Industriegebiet der Firma Evonik. Ca. 160 m südlich kreuzt die Bundesstraße B 57.</text:p>
          </table:table-cell>
          <table:table-cell table:number-columns-repeated="2"/>
          <table:table-cell office:value-type="string" calcext:value-type="string">
            <text:p>DENW251</text:p>
          </table:table-cell>
          <table:table-cell office:value-type="string" calcext:value-type="string">
            <text:p>0101000020E864000000000000D433144100000040A7B25541</text:p>
          </table:table-cell>
          <table:table-cell office:value-type="string" calcext:value-type="string">
            <text:p>Verkehr</text:p>
          </table:table-cell>
          <table:table-cell office:value-type="float" office:value="42" calcext:value-type="float">
            <text:p>42</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164" calcext:value-type="float">
            <text:p>2164</text:p>
          </table:table-cell>
          <table:table-cell office:value-type="string" calcext:value-type="string">
            <text:p>KROR</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KROR</text:p>
          </table:table-cell>
          <table:table-cell office:value-type="string" calcext:value-type="string">
            <text:p>Krefeld Oranierring</text:p>
          </table:table-cell>
          <table:table-cell/>
          <table:table-cell office:value-type="string" calcext:value-type="string">
            <text:p>Luftqualitätsmessstelle</text:p>
          </table:table-cell>
          <table:table-cell office:value-type="string" calcext:value-type="string">
            <text:p>Die NO2-Passivsammler sind an einer Laterne am Oranierring 54 befestigt. Der Oranierring ist eine von süd-westlich nach nord-östlich verlaufenden Bundesstraße (B 9). Die anliegenden Häuser verfügen beidseitig über mehrgeschossige Wohnbebauung und Läden. Die 4-spurige Bundesstraße ist durch eine Allee mittig unterbrochen. Die Baumkronen beginnen in ca. 5 m Höhe. Der Nordbahnhof befindet sich ca. 80 m süd-westlich vom Messpunkt. In ca. 400 m nord-westlicher Entfernung befindet sich ein größeres Gewerbegebiet. Nord-östlich in ca. 400 m beginnt die Landstraße L 473.</text:p>
          </table:table-cell>
          <table:table-cell table:number-columns-repeated="2"/>
          <table:table-cell office:value-type="string" calcext:value-type="string">
            <text:p>DENW252</text:p>
          </table:table-cell>
          <table:table-cell office:value-type="string" calcext:value-type="string">
            <text:p>0101000020E864000000000000841E14410000004025B55541</text:p>
          </table:table-cell>
          <table:table-cell office:value-type="string" calcext:value-type="string">
            <text:p>Verkehr</text:p>
          </table:table-cell>
          <table:table-cell office:value-type="float" office:value="41" calcext:value-type="float">
            <text:p>41</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6">
          <table:table-cell office:value-type="float" office:value="1893" calcext:value-type="float">
            <text:p>1893</text:p>
          </table:table-cell>
          <table:table-cell office:value-type="string" calcext:value-type="string">
            <text:p>KWEI</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KWEI</text:p>
          </table:table-cell>
          <table:table-cell office:value-type="string" calcext:value-type="string">
            <text:p>Köln-Weiden</text:p>
          </table:table-cell>
          <table:table-cell/>
          <table:table-cell office:value-type="string" calcext:value-type="string">
            <text:p>Luftqualitätsmessstelle</text:p>
          </table:table-cell>
          <table:table-cell office:value-type="string" calcext:value-type="string">
            <text:p>Die NO2-Passivsammler sind an einer Laterne vor Haus Nr.1253 (RheinCenter) befestigt.</text:p>
            <text:p>Es handelt sich um eine mehrspurige von West nach Ost verlaufende Landstraße L361,</text:p>
            <text:p>die durch Straßenbahnschienen unterbrochen ist.</text:p>
            <text:p>Direkt anliegend befindet sich das Einkauf-Center, gegenüber befindet sich sehr aufgelockerte Bebauung</text:p>
            <text:p>Ca. 1 km östlich des Messpunktes verläuft in Nord-Süd-Richtung die Autobahn A 1.</text:p>
            <text:p>Die in West-Ost-Richtung verlaufende Autobahn A 4 befindet sich ca. 1 km südlich.</text:p>
            <text:p>Das Autobahnkreuz Köln-West befindet sich ca. 1,3 km süd-östlich.</text:p>
            <text:p>Ca. 530 m nördlich vom Messpunkt befindet sich eine Eisenbahntrasse.</text:p>
            <text:p>Westlich in ca. 570 m kreuzt die Kreisstraße K6 und in 1,5 km kreuzt die L183, die ein Zubringer zur BAB A4 ist.</text:p>
          </table:table-cell>
          <table:table-cell table:number-columns-repeated="2"/>
          <table:table-cell office:value-type="string" calcext:value-type="string">
            <text:p>DENW219</text:p>
          </table:table-cell>
          <table:table-cell office:value-type="string" calcext:value-type="string">
            <text:p>0101000020E864000000000000083C154100000040DD885541</text:p>
          </table:table-cell>
          <table:table-cell office:value-type="string" calcext:value-type="string">
            <text:p>Verkehr</text:p>
          </table:table-cell>
          <table:table-cell office:value-type="float" office:value="65" calcext:value-type="float">
            <text:p>65</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165" calcext:value-type="float">
            <text:p>2165</text:p>
          </table:table-cell>
          <table:table-cell office:value-type="string" calcext:value-type="string">
            <text:p>LAS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LASS</text:p>
          </table:table-cell>
          <table:table-cell office:value-type="string" calcext:value-type="string">
            <text:p>Langenfeld Schneiderstraße</text:p>
          </table:table-cell>
          <table:table-cell/>
          <table:table-cell office:value-type="string" calcext:value-type="string">
            <text:p>Luftqualitätsmessstelle</text:p>
          </table:table-cell>
          <table:table-cell office:value-type="string" calcext:value-type="string">
            <text:p>Die NO2-Passivsammler sind an einer von Nord-West nach Süd-Ost verlaufenden Landstraße L 403 mit einem Abstandshalter an einem Mast mit Verkehrshinweisschild vor Haus Nr. 10 befestigt. In der Schneiderstr. stehen in lockeren Abständen Straßenbäume auf dem Seitenstreifen. Der nächstgelegene Baum ist ca. 0,3 m entfernt. Die Krone beginnt in ca. 4 m. Die Umgebung des Passivsammlers ist frei anstömbar, das Verkehrshinweisschild sowie der Baum stellen kein Hindernis dar. Dieser Messort liegt in einem angrenzenden Gewerbepark und Industriepark. Auf der gegenüberliegenden Straßenseite befinden sich Parkplätze und Einfahrten von Einzelhandelsgeschäften und einer Tankstelle, die für den Straßenabschnitt prägend sind. Die Landstraße L 403 führt ca. 200 m süd-östlich auf die Landstraße L 402 und nördlich in ca.1 km in die Landstraße L 353 / Kreisstraße K 6. Die BAB A 3 verläuft ca. 800 m östlich und die BAB A 542 in ca. 1,2 km südlich des Messpunktes. Ca. 570 m westlich vom Messpunkt befindet sich eine Eisenbahnlinie.</text:p>
          </table:table-cell>
          <table:table-cell table:number-columns-repeated="2"/>
          <table:table-cell office:value-type="string" calcext:value-type="string">
            <text:p>DENW232</text:p>
          </table:table-cell>
          <table:table-cell office:value-type="string" calcext:value-type="string">
            <text:p>0101000020E864000000000000B8D71541000000005B9C5541</text:p>
          </table:table-cell>
          <table:table-cell office:value-type="string" calcext:value-type="string">
            <text:p>Verkehr</text:p>
          </table:table-cell>
          <table:table-cell office:value-type="float" office:value="57" calcext:value-type="float">
            <text:p>57</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551" calcext:value-type="float">
            <text:p>551</text:p>
          </table:table-cell>
          <table:table-cell office:value-type="string" calcext:value-type="string">
            <text:p>LEV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LEV2</text:p>
          </table:table-cell>
          <table:table-cell office:value-type="string" calcext:value-type="string">
            <text:p>Leverkusen-Manfort</text:p>
          </table:table-cell>
          <table:table-cell/>
          <table:table-cell office:value-type="string" calcext:value-type="string">
            <text:p>Luftqualitätsmessstelle</text:p>
          </table:table-cell>
          <table:table-cell office:value-type="string" calcext:value-type="string">
            <text:p>Der Messcontainer steht in einem Wohngebiet auf einer Grünfläche vor einem Friedhof. Die BAB A 3 verläuft ca. 300 m östlich in Nord-Süd-Richtung. Chemische Industrie ist etwa 1,2 km westlich und etwa 1,8 km südöstlich angesiedelt. Eine Müllverbrennungsanlage befindet sich ca. 2 km nördlich.</text:p>
          </table:table-cell>
          <table:table-cell table:number-columns-repeated="2"/>
          <table:table-cell office:value-type="string" calcext:value-type="string">
            <text:p>DENW079</text:p>
          </table:table-cell>
          <table:table-cell office:value-type="string" calcext:value-type="string">
            <text:p>0101000020E8640000000000009CFA15410000000066925541</text:p>
          </table:table-cell>
          <table:table-cell office:value-type="string" calcext:value-type="string">
            <text:p>Hintergrund</text:p>
          </table:table-cell>
          <table:table-cell office:value-type="float" office:value="50" calcext:value-type="float">
            <text:p>50</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556" calcext:value-type="float">
            <text:p>556</text:p>
          </table:table-cell>
          <table:table-cell office:value-type="string" calcext:value-type="string">
            <text:p>LOER</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LOER</text:p>
          </table:table-cell>
          <table:table-cell office:value-type="string" calcext:value-type="string">
            <text:p>Düsseldorf-Lörick</text:p>
          </table:table-cell>
          <table:table-cell/>
          <table:table-cell office:value-type="string" calcext:value-type="string">
            <text:p>Luftqualitätsmessstelle</text:p>
          </table:table-cell>
          <table:table-cell office:value-type="string" calcext:value-type="string">
            <text:p>Der Messcontainer steht an der Zufahrtstraße des Parkplatzes der Erholungsstätte Lörick. Die L 30 verläuft ca. 40 m südlich, ca. 1 bis 1,5km südöstlich verläuft die B 7. Südöstlich liegt eine große Tennis-Anlage und ein Büropark, der nach Westen in Wohnbebauung übergeht. Das weitere Umfeld ist ländlicher Struktur. Die Start- und Landebahnen des Düsseldorfer Flughafens liegen etwa 3 km in nordöstlicher Richtung entfernt.</text:p>
          </table:table-cell>
          <table:table-cell table:number-columns-repeated="2"/>
          <table:table-cell office:value-type="string" calcext:value-type="string">
            <text:p>DENW071</text:p>
          </table:table-cell>
          <table:table-cell office:value-type="string" calcext:value-type="string">
            <text:p>0101000020E864000000000000BCDB144100000080DBAA5541</text:p>
          </table:table-cell>
          <table:table-cell office:value-type="string" calcext:value-type="string">
            <text:p>Hintergrund</text:p>
          </table:table-cell>
          <table:table-cell office:value-type="float" office:value="38" calcext:value-type="float">
            <text:p>38</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015" calcext:value-type="float">
            <text:p>2015</text:p>
          </table:table-cell>
          <table:table-cell office:value-type="string" calcext:value-type="string">
            <text:p>LUEV</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LUEV</text:p>
          </table:table-cell>
          <table:table-cell office:value-type="string" calcext:value-type="string">
            <text:p>Lünen Viktoriastraße</text:p>
          </table:table-cell>
          <table:table-cell/>
          <table:table-cell office:value-type="string" calcext:value-type="string">
            <text:p>Luftqualitätsmessstelle</text:p>
          </table:table-cell>
          <table:table-cell table:number-columns-repeated="3"/>
          <table:table-cell office:value-type="string" calcext:value-type="string">
            <text:p>DENW246</text:p>
          </table:table-cell>
          <table:table-cell office:value-type="string" calcext:value-type="string">
            <text:p>0101000020E86400000000000058461841000000007ED05541</text:p>
          </table:table-cell>
          <table:table-cell office:value-type="string" calcext:value-type="string">
            <text:p>Industrie</text:p>
          </table:table-cell>
          <table:table-cell office:value-type="float" office:value="54" calcext:value-type="float">
            <text:p>54</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053" calcext:value-type="float">
            <text:p>2053</text:p>
          </table:table-cell>
          <table:table-cell office:value-type="string" calcext:value-type="string">
            <text:p>LUMI</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LUMI</text:p>
          </table:table-cell>
          <table:table-cell office:value-type="string" calcext:value-type="string">
            <text:p>Lünen Frydagstraße</text:p>
          </table:table-cell>
          <table:table-cell/>
          <table:table-cell office:value-type="string" calcext:value-type="string">
            <text:p>Luftqualitätsmessstelle</text:p>
          </table:table-cell>
          <table:table-cell office:value-type="string" calcext:value-type="string">
            <text:p>LUMI: Feldgerät auf dem Gelände des THW Lünen, Frydagstr. 22 Seit Mitte Juni 2017, Messung von Feinstaub (PM10) und Staubinhaltsstoffen (Metalle)</text:p>
          </table:table-cell>
          <table:table-cell table:number-columns-repeated="2"/>
          <table:table-cell office:value-type="string" calcext:value-type="string">
            <text:p>DENW378</text:p>
          </table:table-cell>
          <table:table-cell office:value-type="string" calcext:value-type="string">
            <text:p>0101000020E864000000000000E81018410000008010D15541</text:p>
          </table:table-cell>
          <table:table-cell office:value-type="string" calcext:value-type="string">
            <text:p>Industrie</text:p>
          </table:table-cell>
          <table:table-cell office:value-type="float" office:value="51" calcext:value-type="float">
            <text:p>51</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239" calcext:value-type="float">
            <text:p>2239</text:p>
          </table:table-cell>
          <table:table-cell office:value-type="string" calcext:value-type="string">
            <text:p>MGHO</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MGHO</text:p>
          </table:table-cell>
          <table:table-cell office:value-type="string" calcext:value-type="string">
            <text:p>Mönchengladbach Aachener Straße 426/428</text:p>
          </table:table-cell>
          <table:table-cell/>
          <table:table-cell office:value-type="string" calcext:value-type="string">
            <text:p>Luftqualitätsmessstelle</text:p>
          </table:table-cell>
          <table:table-cell office:value-type="string" calcext:value-type="string">
            <text:p>Die ORSA- und NO2-Passivsammler sind an einer Laterne vor Haus Nr. 426 an einer von Nord-Ost nach Süd-West verlaufenden Bundesstraße B 57 befestigt. Die Straße ist im Bereich des Messpunktes 2-spurig und verfügt beidseitig über Parkstreifen. Die anliegenden Häuser verfügen beidseitig über mehrgeschossige Wohnbebauung und Läden. Die Bundesstraße B 57 führt nach ca. 700 m in süd-westlicher Richtung zur BAB A 61 (Richtung Nettetal/Kerpen) und in ca. 1,5 km in nord-östlicher Richtung auf die Bundesstraße B59. Gewerbe und Industrieparks gibt es in ca. 715 m östlicher und in ca. 420m nördlicher Entfernung. Ca. 150 m nord-östlich beginnt die Kreisstraße K4. Eine Eisenbahnlinie führt in nord-östlicher Richtung in ca. 320 m vorbei.</text:p>
          </table:table-cell>
          <table:table-cell table:number-columns-repeated="2"/>
          <table:table-cell office:value-type="string" calcext:value-type="string">
            <text:p>DENW165</text:p>
          </table:table-cell>
          <table:table-cell office:value-type="string" calcext:value-type="string">
            <text:p>0101000020E864000000000000207813410000008055A45541</text:p>
          </table:table-cell>
          <table:table-cell office:value-type="string" calcext:value-type="string">
            <text:p>Verkehr</text:p>
          </table:table-cell>
          <table:table-cell office:value-type="float" office:value="78" calcext:value-type="float">
            <text:p>78</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571" calcext:value-type="float">
            <text:p>571</text:p>
          </table:table-cell>
          <table:table-cell office:value-type="string" calcext:value-type="string">
            <text:p>MGRH</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MGRH</text:p>
          </table:table-cell>
          <table:table-cell office:value-type="string" calcext:value-type="string">
            <text:p>Mönchengladbach-Rheydt</text:p>
          </table:table-cell>
          <table:table-cell/>
          <table:table-cell office:value-type="string" calcext:value-type="string">
            <text:p>Luftqualitätsmessstelle</text:p>
          </table:table-cell>
          <table:table-cell office:value-type="string" calcext:value-type="string">
            <text:p>Die Station steht am südwestlichen Rand des Mönchengladbacher Vorortes Rheydt auf einer Grünfläche neben einer Schule. Die BAB A61 verläuft etwa 1,5 km westlich der Station von Nord nach Süd. Das gesamte Stationsumfeld besteht aus Wohnbebauung.</text:p>
          </table:table-cell>
          <table:table-cell table:number-columns-repeated="2"/>
          <table:table-cell office:value-type="string" calcext:value-type="string">
            <text:p>DENW096</text:p>
          </table:table-cell>
          <table:table-cell office:value-type="string" calcext:value-type="string">
            <text:p>0101000020E864000000000000888713410000004046A15541</text:p>
          </table:table-cell>
          <table:table-cell office:value-type="string" calcext:value-type="string">
            <text:p>Hintergrund</text:p>
          </table:table-cell>
          <table:table-cell office:value-type="float" office:value="83" calcext:value-type="float">
            <text:p>83</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027" calcext:value-type="float">
            <text:p>2027</text:p>
          </table:table-cell>
          <table:table-cell office:value-type="string" calcext:value-type="string">
            <text:p>MHK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MHKS</text:p>
          </table:table-cell>
          <table:table-cell office:value-type="string" calcext:value-type="string">
            <text:p>Mülheim Kölner Straße (B1)</text:p>
          </table:table-cell>
          <table:table-cell/>
          <table:table-cell office:value-type="string" calcext:value-type="string">
            <text:p>Luftqualitätsmessstelle</text:p>
          </table:table-cell>
          <table:table-cell office:value-type="string" calcext:value-type="string">
            <text:p>Die NO2-Passivsammler hängen vor dem Haus Nr. 387 an einer Laterne an der Bundesstraße B 1. Die Messstelle befindet sich in Fahrtrichtung Mülheim (von Düsseldorf kommend) mit je einer Fahrspur pro Richtung. Am Straßenabschnitt befinden sich merhgeschossige Häuser mit locker durchbrochener Bebauung. Im Süden kreuzt in ca. 940 m die Kreisstraße K 19 und in ca. 1,3 km süd-östlich die BAB A 52. In unmittelbarer Nähe befindet sich keine verkehrsreiche Kreuzung.</text:p>
          </table:table-cell>
          <table:table-cell table:number-columns-repeated="2"/>
          <table:table-cell office:value-type="string" calcext:value-type="string">
            <text:p>DENW305</text:p>
          </table:table-cell>
          <table:table-cell office:value-type="string" calcext:value-type="string">
            <text:p>0101000020E864000000000000A0701541000000407FB75541</text:p>
          </table:table-cell>
          <table:table-cell office:value-type="string" calcext:value-type="string">
            <text:p>Verkehr</text:p>
          </table:table-cell>
          <table:table-cell office:value-type="float" office:value="74" calcext:value-type="float">
            <text:p>74</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576" calcext:value-type="float">
            <text:p>576</text:p>
          </table:table-cell>
          <table:table-cell office:value-type="string" calcext:value-type="string">
            <text:p>MSG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MSGE</text:p>
          </table:table-cell>
          <table:table-cell office:value-type="string" calcext:value-type="string">
            <text:p>Münster-Geist</text:p>
          </table:table-cell>
          <table:table-cell/>
          <table:table-cell office:value-type="string" calcext:value-type="string">
            <text:p>Luftqualitätsmessstelle</text:p>
          </table:table-cell>
          <table:table-cell office:value-type="string" calcext:value-type="string">
            <text:p>Der Messcontainer steht auf dem Gelände der Ludwig Erhard Schule im Stadtteil Münster-Geist. Im direkten Stationsumfeld befinden sich neben dem Schulgebäude eine Kleingartenanlage und freistehende Wohngebäude. Ein Gewerbegebiet liegt etwa 1,5 km östlich bis südöstlich der Station. Die Bundesstraßen B 51, B 54 und B 219 verlaufen ca. 200 m südlich, 700 m östlich und 500 m westlich des Messcontainers.</text:p>
          </table:table-cell>
          <table:table-cell table:number-columns-repeated="2"/>
          <table:table-cell office:value-type="string" calcext:value-type="string">
            <text:p>DENW095</text:p>
          </table:table-cell>
          <table:table-cell office:value-type="string" calcext:value-type="string">
            <text:p>0101000020E86400000000000020B118410000008002F45541</text:p>
          </table:table-cell>
          <table:table-cell office:value-type="string" calcext:value-type="string">
            <text:p>Hintergrund</text:p>
          </table:table-cell>
          <table:table-cell office:value-type="float" office:value="64" calcext:value-type="float">
            <text:p>64</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099" calcext:value-type="float">
            <text:p>2099</text:p>
          </table:table-cell>
          <table:table-cell office:value-type="string" calcext:value-type="string">
            <text:p>NEK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NEKS</text:p>
          </table:table-cell>
          <table:table-cell office:value-type="string" calcext:value-type="string">
            <text:p>Neuss Krefelder Straße</text:p>
          </table:table-cell>
          <table:table-cell/>
          <table:table-cell office:value-type="string" calcext:value-type="string">
            <text:p>Luftqualitätsmessstelle</text:p>
          </table:table-cell>
          <table:table-cell office:value-type="string" calcext:value-type="string">
            <text:p>Die NO2-Passivsammler sind an einer Laterne vor Hausnummer 25 befestigt. Die Straße verläuft von Nord-West nach Süd-Ost und ist nur für Liefer- und Linienverkehr (Busse und Straßenbahnen) freigegeben. Die anliegenden Häuser verfügen beidseitig über merhgeschossige Wohnbebauung und Läden. Ca. 140 m nördlich befindet sich die von Nord-Östlich nach Süd-Westlich verlaufende Landstraße L 137 / L380 und die Landstraße L44 beginnt. Ca. 140 m nord-westlich vom Messpunkt befinden sich Eisenbahntrassen (Hauptbahnhof). Die BAB A 57 befindet sich in ca. 2 - 2,5 km Entfernung zum Messpunkt. Die BAB A 46 Richtung Neuss endet ca. 2,7 km süd-westlich des Messpunktes. Die BAB A 52 befindet sich in nördlicher Richtung in ca. 3,5 km Entfernung zum Messpunkt. Ca. 460 m östlich befindet sich der Rheinhafen und in ca. 300 m nord-westlich ein Gewerbegebiet.</text:p>
          </table:table-cell>
          <table:table-cell table:number-columns-repeated="2"/>
          <table:table-cell office:value-type="string" calcext:value-type="string">
            <text:p>DENW289</text:p>
          </table:table-cell>
          <table:table-cell office:value-type="string" calcext:value-type="string">
            <text:p>0101000020E86400000000000090A5144100000080DDA55541</text:p>
          </table:table-cell>
          <table:table-cell office:value-type="string" calcext:value-type="string">
            <text:p>Verkehr</text:p>
          </table:table-cell>
          <table:table-cell office:value-type="float" office:value="42" calcext:value-type="float">
            <text:p>42</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587" calcext:value-type="float">
            <text:p>587</text:p>
          </table:table-cell>
          <table:table-cell office:value-type="string" calcext:value-type="string">
            <text:p>NETT</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NETT</text:p>
          </table:table-cell>
          <table:table-cell office:value-type="string" calcext:value-type="string">
            <text:p>Nettetal-Kaldenkirchen</text:p>
          </table:table-cell>
          <table:table-cell/>
          <table:table-cell office:value-type="string" calcext:value-type="string">
            <text:p>Luftqualitätsmessstelle</text:p>
          </table:table-cell>
          <table:table-cell office:value-type="string" calcext:value-type="string">
            <text:p>Die Station steht am nördlichen Rand der Gemeinde Kaldenkirchen an einer Zufahrtstraße zu einem Grenzübergang in die Niederlande. Die BAB A 61 verläuft nordöstlich in etwa 850 m Entfernung. Die südliche Stationsumgebung ist Wohnbebauung. Das weitere Stationsumfeld wird vorwiegend landwirtschaftlich genutzt. Nordöstlich und südwestlich im weiter entfernten Stationsumfeld, befinden sich Gewerbegebiete.</text:p>
          </table:table-cell>
          <table:table-cell table:number-columns-repeated="2"/>
          <table:table-cell office:value-type="string" calcext:value-type="string">
            <text:p>DENW066</text:p>
          </table:table-cell>
          <table:table-cell office:value-type="string" calcext:value-type="string">
            <text:p>0101000020E864000000000000F0971241000000008FB45541</text:p>
          </table:table-cell>
          <table:table-cell office:value-type="string" calcext:value-type="string">
            <text:p>Hintergrund</text:p>
          </table:table-cell>
          <table:table-cell office:value-type="float" office:value="47" calcext:value-type="float">
            <text:p>47</text:p>
          </table:table-cell>
          <table:table-cell office:value-type="string" calcext:value-type="string">
            <text:p>ländlich stadtnah</text:p>
          </table:table-cell>
          <table:table-cell office:value-type="float" office:value="103211000" calcext:value-type="float">
            <text:p>103211000</text:p>
          </table:table-cell>
        </table:table-row>
        <table:table-row table:style-name="ro1">
          <table:table-cell office:value-type="float" office:value="590" calcext:value-type="float">
            <text:p>590</text:p>
          </table:table-cell>
          <table:table-cell office:value-type="string" calcext:value-type="string">
            <text:p>NIED</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NIED</text:p>
          </table:table-cell>
          <table:table-cell office:value-type="string" calcext:value-type="string">
            <text:p>Lünen-Niederaden</text:p>
          </table:table-cell>
          <table:table-cell/>
          <table:table-cell office:value-type="string" calcext:value-type="string">
            <text:p>Luftqualitätsmessstelle</text:p>
          </table:table-cell>
          <table:table-cell office:value-type="string" calcext:value-type="string">
            <text:p>Die Station steht in einem Wohngebiet auf einer Grünfläche etwa 4 km südöstlich des Stadtkerns. Unmittelbar angrenzend liegt eine Kindertagesstätte und eine Schule. Die BAB A2 verläuft südlich der Station in etwa 500 m Entfernung von Ost nach West. Das weitere Stationsumfeld ist ländlich geprägt, die nächste verkehrsreiche Kreuzung ist mehr als 200 m entfernt.</text:p>
          </table:table-cell>
          <table:table-cell table:number-columns-repeated="2"/>
          <table:table-cell office:value-type="string" calcext:value-type="string">
            <text:p>DENW006</text:p>
          </table:table-cell>
          <table:table-cell office:value-type="string" calcext:value-type="string">
            <text:p>0101000020E8640000000000007878184100000040ABCE5541</text:p>
          </table:table-cell>
          <table:table-cell office:value-type="string" calcext:value-type="string">
            <text:p>Hintergrund</text:p>
          </table:table-cell>
          <table:table-cell office:value-type="float" office:value="59" calcext:value-type="float">
            <text:p>59</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592" calcext:value-type="float">
            <text:p>592</text:p>
          </table:table-cell>
          <table:table-cell office:value-type="string" calcext:value-type="string">
            <text:p>NIZI</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NIZI</text:p>
          </table:table-cell>
          <table:table-cell office:value-type="string" calcext:value-type="string">
            <text:p>Niederzier</text:p>
          </table:table-cell>
          <table:table-cell/>
          <table:table-cell office:value-type="string" calcext:value-type="string">
            <text:p>Luftqualitätsmessstelle</text:p>
          </table:table-cell>
          <table:table-cell office:value-type="string" calcext:value-type="string">
            <text:p>Die Station steht am östlichen Rand der Gemeinde Niederzier neben einem unbefestigten Feldweg auf einer Grünfläche. Im unmittelbaren Stationsumfeld befinden sich ausschließlich landwirtschaftlich genutzte Flächen. Von Nordost nach Südost erstreckt sich in etwa 1 km Entfernung der Braunkohletagebau Hambach; die Verladeanlagen befinden sich etwa 2 km südöstlich der Station.</text:p>
          </table:table-cell>
          <table:table-cell table:number-columns-repeated="2"/>
          <table:table-cell office:value-type="string" calcext:value-type="string">
            <text:p>DENW074</text:p>
          </table:table-cell>
          <table:table-cell office:value-type="string" calcext:value-type="string">
            <text:p>0101000020E86400000000000018A71341000000C0BB835541</text:p>
          </table:table-cell>
          <table:table-cell office:value-type="string" calcext:value-type="string">
            <text:p>Industrie</text:p>
          </table:table-cell>
          <table:table-cell office:value-type="float" office:value="105" calcext:value-type="float">
            <text:p>105</text:p>
          </table:table-cell>
          <table:table-cell office:value-type="string" calcext:value-type="string">
            <text:p>ländlich stadtnah</text:p>
          </table:table-cell>
          <table:table-cell office:value-type="float" office:value="103211000" calcext:value-type="float">
            <text:p>103211000</text:p>
          </table:table-cell>
        </table:table-row>
        <table:table-row table:style-name="ro1">
          <table:table-cell office:value-type="float" office:value="2240" calcext:value-type="float">
            <text:p>2240</text:p>
          </table:table-cell>
          <table:table-cell office:value-type="string" calcext:value-type="string">
            <text:p>OVH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OVHS</text:p>
          </table:table-cell>
          <table:table-cell office:value-type="string" calcext:value-type="string">
            <text:p>Overath Hauptstraße 55</text:p>
          </table:table-cell>
          <table:table-cell/>
          <table:table-cell office:value-type="string" calcext:value-type="string">
            <text:p>Luftqualitätsmessstelle</text:p>
          </table:table-cell>
          <table:table-cell office:value-type="string" calcext:value-type="string">
            <text:p>Die ORSA- und NO2 -Passivsammler befinden sich an einer Laterne vor Haus Nr. 55 an der von West nach Ost verlaufenden Bundesstraße B 484. Die Straße weist einen lockeren Baumbestand auf, der nächste Baum befindet sich in 3 m Entfernung, die Krone beginnt in ca. 3 m. Der Baum ist charakteristisch für den restlichen Straßenabschnitt. Die anliegenden Häuser verfügen beidseitig über merhgeschossige Wohnbebauung und Läden. Ca. 111 m südlich vom Messpunkt befindet sich eine Eisenbahnlinie (Bahnhof). Der Messpunkt befindet sich ca. 1, 4 km südlich der in West-Ost-Richtung verlaufenden Autobahn A 4. Ca. 750 m östlich befindet sich die Landstraße L 312 und in westlicher Richtung in ca. 90 m beginnt die Kreisstraße K25 und in ca. 184 m die Landstraße L136. Ca. 240 m süd-westlich befindet sich ein Gewerbegebiet.</text:p>
          </table:table-cell>
          <table:table-cell table:number-columns-repeated="2"/>
          <table:table-cell office:value-type="string" calcext:value-type="string">
            <text:p>DENW213</text:p>
          </table:table-cell>
          <table:table-cell office:value-type="string" calcext:value-type="string">
            <text:p>0101000020E8640000000000005C2A1741000000807A875541</text:p>
          </table:table-cell>
          <table:table-cell office:value-type="string" calcext:value-type="string">
            <text:p>Verkehr</text:p>
          </table:table-cell>
          <table:table-cell office:value-type="float" office:value="92" calcext:value-type="float">
            <text:p>92</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032" calcext:value-type="float">
            <text:p>2032</text:p>
          </table:table-cell>
          <table:table-cell office:value-type="string" calcext:value-type="string">
            <text:p>PABA</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PABA</text:p>
          </table:table-cell>
          <table:table-cell office:value-type="string" calcext:value-type="string">
            <text:p>Paderborn Bahnhofstraße</text:p>
          </table:table-cell>
          <table:table-cell/>
          <table:table-cell office:value-type="string" calcext:value-type="string">
            <text:p>Luftqualitätsmessstelle</text:p>
          </table:table-cell>
          <table:table-cell office:value-type="string" calcext:value-type="string">
            <text:p>Die ORSA- und NO2-Passivsammler sind an einer Laterne vor der Hausnummer 11 befestigt. Die Bahnhofstraße verläuft von Süd-West nach Nord-Ost. Die Straße weist einen lockeren Baumbestand auf, der nächste Baum befindet sich in 0,7 m Entfernung, die Krone beginnt deutlich über dem Passivsammler. Die anliegenden Häuser verfügen über mehrgeschossige Wohnbebauung und Läden. Ca. 110 m süd-westlich befindet sich eine Eisenbahntrasse ( Hauptbahnhof). Ein größeres Industrie und Gewerbegebiet befindet sich ca. 800 m süd-westlich vom Messpunkt. Ca. 1,6 km westlich mündet die Bahnhofstraße in die Landstraße L 813. Ca. 1,5 km südlich befindet sich die Bundesstraße B64 und in westlicher Richtung befindet sich die BAB A33 in ca. 2,7 km.</text:p>
          </table:table-cell>
          <table:table-cell table:number-columns-repeated="2"/>
          <table:table-cell office:value-type="string" calcext:value-type="string">
            <text:p>DENW157</text:p>
          </table:table-cell>
          <table:table-cell office:value-type="string" calcext:value-type="string">
            <text:p>0101000020E8640000000000003C701D41000000C00ADB5541</text:p>
          </table:table-cell>
          <table:table-cell office:value-type="string" calcext:value-type="string">
            <text:p>Verkehr</text:p>
          </table:table-cell>
          <table:table-cell office:value-type="float" office:value="121" calcext:value-type="float">
            <text:p>121</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1127" calcext:value-type="float">
            <text:p>1127</text:p>
          </table:table-cell>
          <table:table-cell office:value-type="string" calcext:value-type="string">
            <text:p>PAFR</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PAFR</text:p>
          </table:table-cell>
          <table:table-cell office:value-type="string" calcext:value-type="string">
            <text:p>Paderborn Friedrichstraße 29</text:p>
          </table:table-cell>
          <table:table-cell/>
          <table:table-cell office:value-type="string" calcext:value-type="string">
            <text:p>Luftqualitätsmessstelle</text:p>
          </table:table-cell>
          <table:table-cell office:value-type="string" calcext:value-type="string">
            <text:p>Die ORSA- und NO2- Passivsammler sind an einer Laterne vor der Hausnummer 29 neben einem Besucherparkplatz befestigt. Die Straße verläuft im Bereich von Nord nach Süd und ist 5-spurig. Die anliegenden Häuser verfügen einseitig über merhgeschossige Wohnbebauung. Ca. 470 m südlich befindet sich eine Eisenbahntrasse ( Hauptbahnhof). Ein größeres Industrie und Gewerbegebiet befindet sich ca.1,3 km süd-westlich vom Messpunkt. Ca. 1,9 km südlich befindet sich die Bundesstraße B64 und ca. 2,5 km nördlich befindet sich die Bundesstraße B1. In westlicher Richtung befindet sich die BAB A33 in ca. 2,9 km.</text:p>
          </table:table-cell>
          <table:table-cell table:number-columns-repeated="2"/>
          <table:table-cell office:value-type="string" calcext:value-type="string">
            <text:p>DENW158</text:p>
          </table:table-cell>
          <table:table-cell office:value-type="string" calcext:value-type="string">
            <text:p>0101000020E8640000000000008C731D41000000C07FDB5541</text:p>
          </table:table-cell>
          <table:table-cell office:value-type="string" calcext:value-type="string">
            <text:p>Verkehr</text:p>
          </table:table-cell>
          <table:table-cell office:value-type="float" office:value="118" calcext:value-type="float">
            <text:p>118</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1632" calcext:value-type="float">
            <text:p>1632</text:p>
          </table:table-cell>
          <table:table-cell office:value-type="string" calcext:value-type="string">
            <text:p>PASN</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PASN</text:p>
          </table:table-cell>
          <table:table-cell office:value-type="string" calcext:value-type="string">
            <text:p>Paderborn-Schloss Neuhaus</text:p>
          </table:table-cell>
          <table:table-cell/>
          <table:table-cell office:value-type="string" calcext:value-type="string">
            <text:p>Luftqualitätsmessstelle</text:p>
          </table:table-cell>
          <table:table-cell office:value-type="string" calcext:value-type="string">
            <text:p>Der NO2- Passivsammler hängt an einem Baum vor Haus Nr. 10 an der Landstraße L 756. Die Krone beginnt in einer Höhe von ca. 3,50 m. Es handelt sich um mehrgeschossige Bebauung, die teilweise unterbrochen ist. Im unteren Geschoss befinden sich überwiegend Geschäfte. Ein größeres Industriegebiet (Benteler Gruppe) befindet sich ca. 200 m nord-östlich vom Messpunkt. In östlicher Richtung befindet sich in ca. 730 m eine Eisenbahnlinie. Südlich kreuzt die Landstraße L813 in ca. 220 m und im Westen befindet sich in ca. 750 m die BAB A33.</text:p>
          </table:table-cell>
          <table:table-cell table:number-columns-repeated="2"/>
          <table:table-cell office:value-type="string" calcext:value-type="string">
            <text:p>DENW363</text:p>
          </table:table-cell>
          <table:table-cell office:value-type="string" calcext:value-type="string">
            <text:p>0101000020E864000000000000A04D1D41000000C035DE5541</text:p>
          </table:table-cell>
          <table:table-cell office:value-type="string" calcext:value-type="string">
            <text:p>Verkehr</text:p>
          </table:table-cell>
          <table:table-cell office:value-type="float" office:value="105" calcext:value-type="float">
            <text:p>105</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609" calcext:value-type="float">
            <text:p>609</text:p>
          </table:table-cell>
          <table:table-cell office:value-type="string" calcext:value-type="string">
            <text:p>RAT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RAT2</text:p>
          </table:table-cell>
          <table:table-cell office:value-type="string" calcext:value-type="string">
            <text:p>Ratingen-Tiefenbroich</text:p>
          </table:table-cell>
          <table:table-cell/>
          <table:table-cell office:value-type="string" calcext:value-type="string">
            <text:p>Luftqualitätsmessstelle</text:p>
          </table:table-cell>
          <table:table-cell office:value-type="string" calcext:value-type="string">
            <text:p>Die Station steht am südwestlichen Rand eines Gewerbeparks im Ratinger Stadtteil Tiefenbroich. 800 m westlich verläuft die BAB A52, 500 m südlich die Landstraße L 422. Nördlich und südlich der Station befindet sich Wohnbebauung, das weitere Umfeld ist ländlicher Struktur. Das Düsseldorfer Flughafengelände verläuft in Süd-Ost-Richtung ca. 2,5 km südwestlich zur Station.</text:p>
          </table:table-cell>
          <table:table-cell table:number-columns-repeated="2"/>
          <table:table-cell office:value-type="string" calcext:value-type="string">
            <text:p>DENW078</text:p>
          </table:table-cell>
          <table:table-cell office:value-type="string" calcext:value-type="string">
            <text:p>0101000020E864000000000000003E1541000000809EB05541</text:p>
          </table:table-cell>
          <table:table-cell office:value-type="string" calcext:value-type="string">
            <text:p>Hintergrund</text:p>
          </table:table-cell>
          <table:table-cell office:value-type="float" office:value="42" calcext:value-type="float">
            <text:p>42</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2190" calcext:value-type="float">
            <text:p>2190</text:p>
          </table:table-cell>
          <table:table-cell office:value-type="string" calcext:value-type="string">
            <text:p>REMF</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REMF</text:p>
          </table:table-cell>
          <table:table-cell office:value-type="string" calcext:value-type="string">
            <text:p>Remscheid Freiheitstraße</text:p>
          </table:table-cell>
          <table:table-cell/>
          <table:table-cell office:value-type="string" calcext:value-type="string">
            <text:p>Luftqualitätsmessstelle</text:p>
          </table:table-cell>
          <table:table-cell office:value-type="string" calcext:value-type="string">
            <text:p>Die NO2-Passivsammler sind an der Bundesstraße B 229 an einer Laterne, mit einem Abstandshalter vor Haus. Nr. 140 zwischen der Brucher Straße und der Südstraße befestigt. Die Straße verläuft im Bereich von Nord-West nach Süd-Ost und ist 4-spurig. Die anliegenden Häuser verfügen beidseitig über mehrgeschossige Wohnbebauung und Läden. Ein größeres Industrie und Gewerbegebiet befindet sich ca. 80 m westlich vom Messpunkt. Ca. 400 m vom Westen nach Süden um den Messpunkt herum verlaufen Eisenbahnschienen. Ca. 500 m nord-westlich beginnt die Landstraße L 157 und in östlicher Richtung in ca. 1,3 km beginnt die Landstraße L 415.</text:p>
          </table:table-cell>
          <table:table-cell table:number-columns-repeated="2"/>
          <table:table-cell office:value-type="string" calcext:value-type="string">
            <text:p>DENW166</text:p>
          </table:table-cell>
          <table:table-cell office:value-type="string" calcext:value-type="string">
            <text:p>0101000020E864000000000000E8C21641000000C046A25541</text:p>
          </table:table-cell>
          <table:table-cell office:value-type="string" calcext:value-type="string">
            <text:p>Verkehr</text:p>
          </table:table-cell>
          <table:table-cell office:value-type="float" office:value="315" calcext:value-type="float">
            <text:p>315</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624" calcext:value-type="float">
            <text:p>624</text:p>
          </table:table-cell>
          <table:table-cell office:value-type="string" calcext:value-type="string">
            <text:p>ROD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RODE</text:p>
          </table:table-cell>
          <table:table-cell office:value-type="string" calcext:value-type="string">
            <text:p>Köln-Rodenkirchen</text:p>
          </table:table-cell>
          <table:table-cell/>
          <table:table-cell office:value-type="string" calcext:value-type="string">
            <text:p>Luftqualitätsmessstelle</text:p>
          </table:table-cell>
          <table:table-cell office:value-type="string" calcext:value-type="string">
            <text:p>Die Station steht innerhalb eines botanischen Gartens (Finkensgarten), etwa 20 m nördlich einer Hauptverkehrsstraße. Die Bundesstraße B 9 <text:s/>und die BAB A4 verlaufen ca. 150 m, bzw. 300 m westlich. Etwa 1,5 km südlich befinden sich Gewerbegebiete und daran anschließend Chemische Industrie. Das östliche Stationsumfeld besteht aus Wohn- und Geschäftsgebäuden sowie Grün- und Waldflächen.</text:p>
          </table:table-cell>
          <table:table-cell table:number-columns-repeated="2"/>
          <table:table-cell office:value-type="string" calcext:value-type="string">
            <text:p>DENW059</text:p>
          </table:table-cell>
          <table:table-cell office:value-type="string" calcext:value-type="string">
            <text:p>0101000020E86400000000000034DE15410000000056835541</text:p>
          </table:table-cell>
          <table:table-cell office:value-type="string" calcext:value-type="string">
            <text:p>Hintergrund</text:p>
          </table:table-cell>
          <table:table-cell office:value-type="float" office:value="50" calcext:value-type="float">
            <text:p>50</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625" calcext:value-type="float">
            <text:p>625</text:p>
          </table:table-cell>
          <table:table-cell office:value-type="string" calcext:value-type="string">
            <text:p>ROTH</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ROTH</text:p>
          </table:table-cell>
          <table:table-cell office:value-type="string" calcext:value-type="string">
            <text:p>Netphen Rothaargebirge</text:p>
          </table:table-cell>
          <table:table-cell/>
          <table:table-cell office:value-type="string" calcext:value-type="string">
            <text:p>Luftqualitätsmessstelle</text:p>
          </table:table-cell>
          <table:table-cell office:value-type="string" calcext:value-type="string">
            <text:p>Die Station steht in einem Waldgebiet, ca. 7,5 km in südöstlicher Richtung von Hilchenbach entfernt am Zufahrtsweg zum Forsthaus Hohenroth auf einer Wiese. Der Abstand zum Waldrand, überwiegend Fichtenbestand, beträgt etwa 70 m.</text:p>
          </table:table-cell>
          <table:table-cell table:number-columns-repeated="2"/>
          <table:table-cell office:value-type="string" calcext:value-type="string">
            <text:p>DENW065</text:p>
          </table:table-cell>
          <table:table-cell office:value-type="string" calcext:value-type="string">
            <text:p>0101000020E864000000000000300D1B410000000025865541</text:p>
          </table:table-cell>
          <table:table-cell office:value-type="string" calcext:value-type="string">
            <text:p>Hintergrund</text:p>
          </table:table-cell>
          <table:table-cell office:value-type="float" office:value="641" calcext:value-type="float">
            <text:p>641</text:p>
          </table:table-cell>
          <table:table-cell office:value-type="string" calcext:value-type="string">
            <text:p>ländlich regional</text:p>
          </table:table-cell>
          <table:table-cell office:value-type="float" office:value="103211000" calcext:value-type="float">
            <text:p>103211000</text:p>
          </table:table-cell>
        </table:table-row>
        <table:table-row table:style-name="ro1">
          <table:table-cell office:value-type="float" office:value="2266" calcext:value-type="float">
            <text:p>2266</text:p>
          </table:table-cell>
          <table:table-cell office:value-type="string" calcext:value-type="string">
            <text:p>DOHA5</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0557" calcext:value-type="float">
            <text:p>40557</text:p>
          </table:table-cell>
          <table:table-cell office:value-type="string" calcext:value-type="string">
            <text:p>DOHA5</text:p>
          </table:table-cell>
          <table:table-cell office:value-type="string" calcext:value-type="string">
            <text:p>Dortmund-Hafen, KGA Hafenwiese, Garten 224</text:p>
          </table:table-cell>
          <table:table-cell/>
          <table:table-cell office:value-type="string" calcext:value-type="string">
            <text:p>Luftqualitätsmessstelle</text:p>
          </table:table-cell>
          <table:table-cell table:number-columns-repeated="4"/>
          <table:table-cell office:value-type="string" calcext:value-type="string">
            <text:p>0101000020E864000000000000C4F11741000000C03AC85541</text:p>
          </table:table-cell>
          <table:table-cell office:value-type="string" calcext:value-type="string">
            <text:p>Industrie</text:p>
          </table:table-cell>
          <table:table-cell office:value-type="float" office:value="74" calcext:value-type="float">
            <text:p>74</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204" calcext:value-type="float">
            <text:p>2204</text:p>
          </table:table-cell>
          <table:table-cell office:value-type="string" calcext:value-type="string">
            <text:p>SCHO3</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SCHO3</text:p>
          </table:table-cell>
          <table:table-cell office:value-type="string" calcext:value-type="string">
            <text:p>Gelsenkirchen-Hassel Pawiker Straße</text:p>
          </table:table-cell>
          <table:table-cell/>
          <table:table-cell office:value-type="string" calcext:value-type="string">
            <text:p>Luftqualitätsmessstelle</text:p>
          </table:table-cell>
          <table:table-cell table:number-columns-repeated="3"/>
          <table:table-cell office:value-type="string" calcext:value-type="string">
            <text:p>DENW319</text:p>
          </table:table-cell>
          <table:table-cell office:value-type="string" calcext:value-type="string">
            <text:p>0101000020E864000000000000883D1641000000005BD05541</text:p>
          </table:table-cell>
          <table:table-cell office:value-type="string" calcext:value-type="string">
            <text:p>Industrie</text:p>
          </table:table-cell>
          <table:table-cell office:value-type="float" office:value="59" calcext:value-type="float">
            <text:p>59</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201" calcext:value-type="float">
            <text:p>2201</text:p>
          </table:table-cell>
          <table:table-cell office:value-type="string" calcext:value-type="string">
            <text:p>SCHO5</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SCHO5</text:p>
          </table:table-cell>
          <table:table-cell office:value-type="string" calcext:value-type="string">
            <text:p>Gelsenkirchen-Scholven Fünfhäuserweg</text:p>
          </table:table-cell>
          <table:table-cell/>
          <table:table-cell office:value-type="string" calcext:value-type="string">
            <text:p>Luftqualitätsmessstelle</text:p>
          </table:table-cell>
          <table:table-cell table:number-columns-repeated="3"/>
          <table:table-cell office:value-type="string" calcext:value-type="string">
            <text:p>DENW321</text:p>
          </table:table-cell>
          <table:table-cell office:value-type="string" calcext:value-type="string">
            <text:p>0101000020E8640000000000004424164100000040FFD15541</text:p>
          </table:table-cell>
          <table:table-cell office:value-type="string" calcext:value-type="string">
            <text:p>Industrie</text:p>
          </table:table-cell>
          <table:table-cell office:value-type="float" office:value="58" calcext:value-type="float">
            <text:p>58</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2">
          <table:table-cell office:value-type="float" office:value="636" calcext:value-type="float">
            <text:p>636</text:p>
          </table:table-cell>
          <table:table-cell office:value-type="string" calcext:value-type="string">
            <text:p>SHW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SHW2</text:p>
          </table:table-cell>
          <table:table-cell office:value-type="string" calcext:value-type="string">
            <text:p>Schwerte</text:p>
          </table:table-cell>
          <table:table-cell/>
          <table:table-cell office:value-type="string" calcext:value-type="string">
            <text:p>Luftqualitätsmessstelle</text:p>
          </table:table-cell>
          <table:table-cell office:value-type="string" calcext:value-type="string">
            <text:p>Die Station steht auf einer Grünfläche.</text:p>
            <text:p>Nördlich, in etwa 300 m Entfernung, befindet sich ein Ausbesserungswerk der Deutschen Bahn AG. An dieses Gelände schließt sich im Nordwesten ein Gewerbe- und Industriegebiet mit metall- und bauschuttverarbeitenden Betrieben, sowie einer Lackiererei an. Das weitere Stationsumfeld besteht aus Wohnbebauung.</text:p>
            <text:p>Ca. 1,5 km nördlich verläuft die BAB A 1 u. 1 km südwestlich die B 236.</text:p>
          </table:table-cell>
          <table:table-cell table:number-columns-repeated="2"/>
          <table:table-cell office:value-type="string" calcext:value-type="string">
            <text:p>DENW179</text:p>
          </table:table-cell>
          <table:table-cell office:value-type="string" calcext:value-type="string">
            <text:p>0101000020E864000000000000288118410000000014BF5541</text:p>
          </table:table-cell>
          <table:table-cell office:value-type="string" calcext:value-type="string">
            <text:p>Hintergrund</text:p>
          </table:table-cell>
          <table:table-cell office:value-type="float" office:value="118" calcext:value-type="float">
            <text:p>118</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637" calcext:value-type="float">
            <text:p>637</text:p>
          </table:table-cell>
          <table:table-cell office:value-type="string" calcext:value-type="string">
            <text:p>SICK</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SICK</text:p>
          </table:table-cell>
          <table:table-cell office:value-type="string" calcext:value-type="string">
            <text:p>Marl-Sickingmühle</text:p>
          </table:table-cell>
          <table:table-cell/>
          <table:table-cell office:value-type="string" calcext:value-type="string">
            <text:p>Luftqualitätsmessstelle</text:p>
          </table:table-cell>
          <table:table-cell office:value-type="string" calcext:value-type="string">
            <text:p>Die Station steht auf dem Gelände eines Kindergartens. Die BAB A 52 und A 43 verlaufen östlich in 1 bis 1,5 km Entfernung. Etwa 1,5 km nördlich und südwestlich beginnen Zechenanlagen. Südwestlich ca. 2 km entfernt erstrecken sich die Chemischen Werke Hüls. Das nähere Stationsumfeld besteht aus Wohnbebauung.</text:p>
          </table:table-cell>
          <table:table-cell table:number-columns-repeated="2"/>
          <table:table-cell office:value-type="string" calcext:value-type="string">
            <text:p>DENW015</text:p>
          </table:table-cell>
          <table:table-cell office:value-type="string" calcext:value-type="string">
            <text:p>0101000020E8640000000000006099164100000000F2DA5541</text:p>
          </table:table-cell>
          <table:table-cell office:value-type="string" calcext:value-type="string">
            <text:p>Hintergrund</text:p>
          </table:table-cell>
          <table:table-cell office:value-type="float" office:value="37" calcext:value-type="float">
            <text:p>37</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1993" calcext:value-type="float">
            <text:p>1993</text:p>
          </table:table-cell>
          <table:table-cell office:value-type="string" calcext:value-type="string">
            <text:p>SIGS3</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SIGS3</text:p>
          </table:table-cell>
          <table:table-cell office:value-type="string" calcext:value-type="string">
            <text:p>Siegen Sandstraße 15</text:p>
          </table:table-cell>
          <table:table-cell/>
          <table:table-cell office:value-type="string" calcext:value-type="string">
            <text:p>Luftqualitätsmessstelle</text:p>
          </table:table-cell>
          <table:table-cell office:value-type="string" calcext:value-type="string">
            <text:p>Die NO2-Passivsammler sind an einem Baum vor Hausnummer 15 an einer 2-spurigen Landstraße L562 befestigt. Die Straße weist auf beiden Straßenseiten einen lockeren Baumbestand auf, die Krone beginnt in ca. 3,50 m. Der Bahnhof Siegen befindet sich ca. 400 m süd-westlich vom Messpunkt mit anschließenden Gewerbegebieten. Ein größeres Gewerbegebiet befindet sich ca. 740 m nord-östlich vom Messpunkt. Um den Messplatz herum in ca. 400 m Entfernung befindet sich die Bundesstraße B54 und in ca. 3 km westlich die BAB A45. Die Kreisstraße K10 beginnt in ca. 60 m nord-östlich und in ca. 200 m nord-östlich auch die Landstraße L564.</text:p>
          </table:table-cell>
          <table:table-cell table:number-columns-repeated="2"/>
          <table:table-cell office:value-type="string" calcext:value-type="string">
            <text:p>DENW360</text:p>
          </table:table-cell>
          <table:table-cell office:value-type="string" calcext:value-type="string">
            <text:p>0101000020E86400000000000014501A41000000C057805541</text:p>
          </table:table-cell>
          <table:table-cell office:value-type="string" calcext:value-type="string">
            <text:p>Verkehr</text:p>
          </table:table-cell>
          <table:table-cell office:value-type="float" office:value="243" calcext:value-type="float">
            <text:p>243</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643" calcext:value-type="float">
            <text:p>643</text:p>
          </table:table-cell>
          <table:table-cell office:value-type="string" calcext:value-type="string">
            <text:p>SOE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SOES</text:p>
          </table:table-cell>
          <table:table-cell office:value-type="string" calcext:value-type="string">
            <text:p>Soest-Ost</text:p>
          </table:table-cell>
          <table:table-cell/>
          <table:table-cell office:value-type="string" calcext:value-type="string">
            <text:p>Luftqualitätsmessstelle</text:p>
          </table:table-cell>
          <table:table-cell office:value-type="string" calcext:value-type="string">
            <text:p>Die Station steht etwa 3 km östlich des Stadtzentrums auf einem Acker, umgeben von landwirtschaftlich genutzten Flächen. Die Bundesstraße B 1 verläuft etwa 600 m nördlich, 1,3 km, bzw. 2 km südlich die Bundesstraße B 475, bzw. die BAB A 44. Südwestlich, in 1,5 km Entfernung befindet sich ein Gewerbegebiet.</text:p>
          </table:table-cell>
          <table:table-cell table:number-columns-repeated="2"/>
          <table:table-cell office:value-type="string" calcext:value-type="string">
            <text:p>DENW068</text:p>
          </table:table-cell>
          <table:table-cell office:value-type="string" calcext:value-type="string">
            <text:p>0101000020E864000000000000E8E91A4100000040B8CB5541</text:p>
          </table:table-cell>
          <table:table-cell office:value-type="string" calcext:value-type="string">
            <text:p>Hintergrund</text:p>
          </table:table-cell>
          <table:table-cell office:value-type="float" office:value="108" calcext:value-type="float">
            <text:p>108</text:p>
          </table:table-cell>
          <table:table-cell office:value-type="string" calcext:value-type="string">
            <text:p>ländlich stadtnah</text:p>
          </table:table-cell>
          <table:table-cell office:value-type="float" office:value="103211000" calcext:value-type="float">
            <text:p>103211000</text:p>
          </table:table-cell>
        </table:table-row>
        <table:table-row table:style-name="ro1">
          <table:table-cell office:value-type="float" office:value="644" calcext:value-type="float">
            <text:p>644</text:p>
          </table:table-cell>
          <table:table-cell office:value-type="string" calcext:value-type="string">
            <text:p>SOLI</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SOLI</text:p>
          </table:table-cell>
          <table:table-cell office:value-type="string" calcext:value-type="string">
            <text:p>Solingen-Wald</text:p>
          </table:table-cell>
          <table:table-cell/>
          <table:table-cell office:value-type="string" calcext:value-type="string">
            <text:p>Luftqualitätsmessstelle</text:p>
          </table:table-cell>
          <table:table-cell office:value-type="string" calcext:value-type="string">
            <text:p>Die Station steht auf dem Gelände der Entsorgungsbetriebe, etwa 3 km vom Solinger Stadtzentrum entfernt, im Stadtteil Wald. Das Stationsumfeld besteht aus Wohnbebauung, durchsetzt mit mittelständischen, metallverarbeitenden Betrieben. Etwa 1,5 km südöstlich befindet sich eine Müllverbrennungsanlage. Zur B 224 ist es ca. 2 km in östlicher Richtung weit.</text:p>
          </table:table-cell>
          <table:table-cell table:number-columns-repeated="2"/>
          <table:table-cell office:value-type="string" calcext:value-type="string">
            <text:p>DENW080</text:p>
          </table:table-cell>
          <table:table-cell office:value-type="string" calcext:value-type="string">
            <text:p>0101000020E864000000000000E03516410000004020A35541</text:p>
          </table:table-cell>
          <table:table-cell office:value-type="string" calcext:value-type="string">
            <text:p>Hintergrund</text:p>
          </table:table-cell>
          <table:table-cell office:value-type="float" office:value="208" calcext:value-type="float">
            <text:p>208</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1897" calcext:value-type="float">
            <text:p>1897</text:p>
          </table:table-cell>
          <table:table-cell office:value-type="string" calcext:value-type="string">
            <text:p>STOH</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STOH</text:p>
          </table:table-cell>
          <table:table-cell office:value-type="string" calcext:value-type="string">
            <text:p>Stolberg Heinrich-Böll-Platz</text:p>
          </table:table-cell>
          <table:table-cell/>
          <table:table-cell office:value-type="string" calcext:value-type="string">
            <text:p>Luftqualitätsmessstelle</text:p>
          </table:table-cell>
          <table:table-cell table:number-columns-repeated="3"/>
          <table:table-cell office:value-type="string" calcext:value-type="string">
            <text:p>DENW245</text:p>
          </table:table-cell>
          <table:table-cell office:value-type="string" calcext:value-type="string">
            <text:p>0101000020E864000000000000389B1241000000406E775541</text:p>
          </table:table-cell>
          <table:table-cell office:value-type="string" calcext:value-type="string">
            <text:p>Industrie</text:p>
          </table:table-cell>
          <table:table-cell office:value-type="float" office:value="195" calcext:value-type="float">
            <text:p>195</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650" calcext:value-type="float">
            <text:p>650</text:p>
          </table:table-cell>
          <table:table-cell office:value-type="string" calcext:value-type="string">
            <text:p>STYR</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STYR</text:p>
          </table:table-cell>
          <table:table-cell office:value-type="string" calcext:value-type="string">
            <text:p>Mülheim-Styrum</text:p>
          </table:table-cell>
          <table:table-cell/>
          <table:table-cell office:value-type="string" calcext:value-type="string">
            <text:p>Luftqualitätsmessstelle</text:p>
          </table:table-cell>
          <table:table-cell office:value-type="string" calcext:value-type="string">
            <text:p>Die Station steht im Mülheimer Stadtteil Styrum innerhalb eines Wohngebietes neben einem Sportplatz. Die Autobahn A 40 verläuft etwa 250 m nördlich in Ost-West-Richtung, die Bundesstraße B 223 ca. 400 m westlich von Nord nach Süd. Gewerbegebiete und die Mannesmann Röhrenwerke befinden sich östlich bzw. südöstlich in etwa 1 km Entfernung.</text:p>
          </table:table-cell>
          <table:table-cell table:number-columns-repeated="2"/>
          <table:table-cell office:value-type="string" calcext:value-type="string">
            <text:p>DENW038</text:p>
          </table:table-cell>
          <table:table-cell office:value-type="string" calcext:value-type="string">
            <text:p>0101000020E864000000000000C0761541000000C0C3C05541</text:p>
          </table:table-cell>
          <table:table-cell office:value-type="string" calcext:value-type="string">
            <text:p>Hintergrund</text:p>
          </table:table-cell>
          <table:table-cell office:value-type="float" office:value="39" calcext:value-type="float">
            <text:p>39</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654" calcext:value-type="float">
            <text:p>654</text:p>
          </table:table-cell>
          <table:table-cell office:value-type="string" calcext:value-type="string">
            <text:p>UNNA</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UNNA</text:p>
          </table:table-cell>
          <table:table-cell office:value-type="string" calcext:value-type="string">
            <text:p>Unna-Königsborn</text:p>
          </table:table-cell>
          <table:table-cell/>
          <table:table-cell office:value-type="string" calcext:value-type="string">
            <text:p>Luftqualitätsmessstelle</text:p>
          </table:table-cell>
          <table:table-cell office:value-type="string" calcext:value-type="string">
            <text:p>Die Station steht auf einem Schulgelände innerhalb eines Wohngebietes, etwa 1,5 km nördlich des Stadtzentrums Unna. Der Bereich östlich der Station besteht aus Feldern und Wiesen. Etwa 2 km südöstlich befindet sich ein Gewerbegebiet. Die BAB A 1 verläuft westlich, ca. 2 km entfernt, von Nord nach Süd.</text:p>
          </table:table-cell>
          <table:table-cell table:number-columns-repeated="2"/>
          <table:table-cell office:value-type="string" calcext:value-type="string">
            <text:p>DENW010</text:p>
          </table:table-cell>
          <table:table-cell office:value-type="string" calcext:value-type="string">
            <text:p>0101000020E86400000000000050FD184100000080A7C95541</text:p>
          </table:table-cell>
          <table:table-cell office:value-type="string" calcext:value-type="string">
            <text:p>Hintergrund</text:p>
          </table:table-cell>
          <table:table-cell office:value-type="float" office:value="76" calcext:value-type="float">
            <text:p>76</text:p>
          </table:table-cell>
          <table:table-cell office:value-type="string" calcext:value-type="string">
            <text:p>vorstädtisches Gebiet</text:p>
          </table:table-cell>
          <table:table-cell office:value-type="float" office:value="103211000" calcext:value-type="float">
            <text:p>103211000</text:p>
          </table:table-cell>
        </table:table-row>
        <table:table-row table:style-name="ro1">
          <table:table-cell office:value-type="float" office:value="656" calcext:value-type="float">
            <text:p>656</text:p>
          </table:table-cell>
          <table:table-cell office:value-type="string" calcext:value-type="string">
            <text:p>VACW</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VACW</text:p>
          </table:table-cell>
          <table:table-cell office:value-type="string" calcext:value-type="string">
            <text:p>Aachen Wilhelmstraße</text:p>
          </table:table-cell>
          <table:table-cell/>
          <table:table-cell office:value-type="string" calcext:value-type="string">
            <text:p>Luftqualitätsmessstelle</text:p>
          </table:table-cell>
          <table:table-cell office:value-type="string" calcext:value-type="string">
            <text:p>Die Station steht östlich der Innenstadt auf dem Parkstreifen der von Nord nach Süd verlaufenden vierspurigen B 1 in Richtung Burtscheid. Das Umfeld besteht überwiegend aus Wohnbebauung. Die anliegenden Häuserreihen sind durchgehend mehrgeschossig bebaut. In der Wilhelmstraße stehen einzelne Straßenbäume, die Grünflächen im Umfeld der Messstation sind baumlos. Die Autobahnen A 4 und A 44 sind ca. 3 km nördlich bzw. 4,5 km südöstlich entfernt. Die BAB A 544 endet ca. 1,5 km nordöstlich.</text:p>
          </table:table-cell>
          <table:table-cell table:number-columns-repeated="2"/>
          <table:table-cell office:value-type="string" calcext:value-type="string">
            <text:p>DENW207</text:p>
          </table:table-cell>
          <table:table-cell office:value-type="string" calcext:value-type="string">
            <text:p>0101000020E8640000000000001005124100000040B2785541</text:p>
          </table:table-cell>
          <table:table-cell office:value-type="string" calcext:value-type="string">
            <text:p>Verkehr</text:p>
          </table:table-cell>
          <table:table-cell office:value-type="float" office:value="168" calcext:value-type="float">
            <text:p>168</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657" calcext:value-type="float">
            <text:p>657</text:p>
          </table:table-cell>
          <table:table-cell office:value-type="string" calcext:value-type="string">
            <text:p>VBID</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VBID</text:p>
          </table:table-cell>
          <table:table-cell office:value-type="string" calcext:value-type="string">
            <text:p>Bielefeld Detmolder Straße</text:p>
          </table:table-cell>
          <table:table-cell/>
          <table:table-cell office:value-type="string" calcext:value-type="string">
            <text:p>Luftqualitätsmessstelle</text:p>
          </table:table-cell>
          <table:table-cell office:value-type="string" calcext:value-type="string">
            <text:p>Der Messcontainer steht auf dem Parkstreifen an der stadteinwärts führenden Fahrspur der von Südost nach Nordwest verlaufenen vierspurigen B 66. Die Detmolder Straße ist mit mehrgeschossigen Wohnhäusern bebaut, die Häuserfront ist durch Hofeinfahrten und Grünflächen immer wieder unterbrochen, der Straßenschlucht-Charakter ist nur schwach ausgeprägt. In den Nachtstunden ist die Fahrgeschwindigkeit auf 30 km/h begrenzt. In der Straßenmitte verläuft eine zweigleisige Straßenbahntrasse, im unmittelbaren Umfeld befindet sich keine Haltestelle. Die autobahnähnlich ausgebaute B 61 ist ca. 3 km in westlicher und die BAB A 2 ist 4,5 km in östlicher Richtung entfernt.</text:p>
          </table:table-cell>
          <table:table-cell table:number-columns-repeated="2"/>
          <table:table-cell office:value-type="string" calcext:value-type="string">
            <text:p>DENW200</text:p>
          </table:table-cell>
          <table:table-cell office:value-type="string" calcext:value-type="string">
            <text:p>0101000020E864000000000000D8A41C4100000040B7FA5541</text:p>
          </table:table-cell>
          <table:table-cell office:value-type="string" calcext:value-type="string">
            <text:p>Verkehr</text:p>
          </table:table-cell>
          <table:table-cell office:value-type="float" office:value="137" calcext:value-type="float">
            <text:p>137</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7">
          <table:table-cell office:value-type="float" office:value="2243" calcext:value-type="float">
            <text:p>2243</text:p>
          </table:table-cell>
          <table:table-cell office:value-type="string" calcext:value-type="string">
            <text:p>VBIH</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VBIH</text:p>
          </table:table-cell>
          <table:table-cell office:value-type="string" calcext:value-type="string">
            <text:p>Bielefeld Herforder Straße</text:p>
          </table:table-cell>
          <table:table-cell/>
          <table:table-cell office:value-type="string" calcext:value-type="string">
            <text:p>Luftqualitätsmessstelle</text:p>
          </table:table-cell>
          <table:table-cell office:value-type="string" calcext:value-type="string">
            <text:p>Der Messcontainer steht im Innenstadtbereich auf dem Bürgersteig der Herforder Straße vor Hausnummer 7 zwischen Busspur und Fahrradweg, ein Passivsammler (BIED2) hängt auf Höhe der Hausnr. 1 - 3. Der Straßenabschnitt ist beidseitig durchgehend mit mehrstöckigen Wohn- und Geschäftshäusern bebaut. </text:p>
            <text:p>Auf dem Bürgersteig stehen einzelne Straßenbäume in kleinen Grünflächen. Der nächstgelegene Baum ist ca. 1,3 m entfernt, die Baumkrone beginnt in einer Höhe von ca. 3,2 m (Stand August 2018). </text:p>
            <text:p>Die Herforder Straße hatte ursprünglich zwei Fahrspuren pro Fahrtrichtung, ab Sommer 2018 wurde ein Verkehrsversuch zur Reduzierung des Individualverkehrs begonnen. Auf Höhe der Messstation wurde die Zahl der Fahrspuren auf eine pro Richtung reduziert. Zusätzlich gibt es noch eine Linksabbiegerspur und eine neu eingeführte Umweltspur für Busse und Radfahrer. Bei der Angabe des Abstandes zum Fahrbahnrand wurde die Umweltspur der Fahrbahn zugerechnet. </text:p>
            <text:p>Unmittelbar vor dem Messcontainer liegt eine Busspur, die in die nahegelegene Bushaltestelle am Jahnplatz übergeht. Der Einfluss haltender und wartender Busse wurde aus den Zahlen des Verkehrsunternehmens abgeschätzt und gegenüber dem restlichen Straßenverkehr am Haltepunkt in der Nähe des Passivsammlers (BIED2) als sehr gering eingestuft. Der Bereich der Busspur mit Haltestellen erstreckt sich auf die Hälfte des relevanten Straßenabschnitts und kann damit als typisch für diesen Abschnitt angesehen werden. </text:p>
            <text:p>Im Ladenlokal hinter dem Messcontainer wird ein Restaurant betrieben. Eine Abluftführung in Richtung Straße ist nicht erkennbar, so dass hier keine Emissionen die die Messungen stören könnten zu erwarten sind. </text:p>
            <text:p>Ca. 400 m westlich befindet sich eine Eisenbahntrasse (Hauptbahnhof). Ca. 500 m südwestlich beginnen die Landstraße L 785 und die Bundesstraße B 66. Nordwestlich in ca. 620 m beginnt die Landstraße L 783. Es gibt im Bereich nördlich und nordöstlich des Messpunktes in ca. 900 m mehrere große Industrie- und Gewerbegebiete, ca. 430 m westlich verläuft die Bundesstraße B 61.</text:p>
          </table:table-cell>
          <table:table-cell table:number-columns-repeated="2"/>
          <table:table-cell office:value-type="string" calcext:value-type="string">
            <text:p>DENW383</text:p>
          </table:table-cell>
          <table:table-cell office:value-type="string" calcext:value-type="string">
            <text:p>0101000020E86400000000000000911C4100000000BDFC5541</text:p>
          </table:table-cell>
          <table:table-cell office:value-type="string" calcext:value-type="string">
            <text:p>Verkehr</text:p>
          </table:table-cell>
          <table:table-cell office:value-type="float" office:value="113" calcext:value-type="float">
            <text:p>113</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1786" calcext:value-type="float">
            <text:p>1786</text:p>
          </table:table-cell>
          <table:table-cell office:value-type="string" calcext:value-type="string">
            <text:p>VBOH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VBOH2</text:p>
          </table:table-cell>
          <table:table-cell office:value-type="string" calcext:value-type="string">
            <text:p>Bochum Herner Straße 385</text:p>
          </table:table-cell>
          <table:table-cell/>
          <table:table-cell office:value-type="string" calcext:value-type="string">
            <text:p>Luftqualitätsmessstelle</text:p>
          </table:table-cell>
          <table:table-cell office:value-type="string" calcext:value-type="string">
            <text:p>Die NO2-Passivsammler hängen an einer Laterne im nördlich gelegenen Stadtteil Riemke stadteinwärts an der von Nord nach Süd verlaufenden 4-spurigen Landstraße L551. Das direkte Umfeld besteht aus merhgeschossiger Wohnbebauung und Läden. Nördlich in ca. 140 m und südlich in ca. 600 m gelegenen Gewerbegebieten, sowie Industrie (Evonik Industries AG ca.1 km westlich) und eine Bauschuttdeponie ca.850 m westlich. Die Autobahnen A40 und A43 verlaufen in einer Entfernung von ca. 1,5 km südlich und 600 m nördlich zum Messort. Ca. 430 m westlich befindet sich eine Eisenbahntrasse (Güterbahnhof). Ca. 40 m nördlich und südlich verlässt die Kreisstraße K17 die Landstraße.</text:p>
          </table:table-cell>
          <table:table-cell table:number-columns-repeated="2"/>
          <table:table-cell office:value-type="string" calcext:value-type="string">
            <text:p>DENW331</text:p>
          </table:table-cell>
          <table:table-cell office:value-type="string" calcext:value-type="string">
            <text:p>0101000020E86400000000000064F016410000000066C65541</text:p>
          </table:table-cell>
          <table:table-cell office:value-type="string" calcext:value-type="string">
            <text:p>Verkehr</text:p>
          </table:table-cell>
          <table:table-cell office:value-type="float" office:value="70" calcext:value-type="float">
            <text:p>70</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211" calcext:value-type="float">
            <text:p>2211</text:p>
          </table:table-cell>
          <table:table-cell office:value-type="string" calcext:value-type="string">
            <text:p>VBOT3</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VBOT3</text:p>
          </table:table-cell>
          <table:table-cell office:value-type="string" calcext:value-type="string">
            <text:p>Bottrop Peterstraße 9</text:p>
          </table:table-cell>
          <table:table-cell/>
          <table:table-cell office:value-type="string" calcext:value-type="string">
            <text:p>Luftqualitätsmessstelle</text:p>
          </table:table-cell>
          <table:table-cell office:value-type="string" calcext:value-type="string">
            <text:p>Die Halterungsdose mit den NO2-Passivsammlern ist mittels Abstandshalter in 2,75 m Höhe am Schild mit der Aufschrift "werktags 9-19 h" des Schildermastes vor Haus Nr. 9 befestigt. Die Peterstraße ist beidseitig durchgehend mit mehrgeschossigen Wohn- und Geschäftshäusern bebaut. Es handelt sich um eine von Nordwest nach Südost verlaufende Landstraße (L 641) mit zwei Fahrspuren je Richtung. In nördlicher Richtung befindet sich in ca. 1,3 km eine Eisenbahntrasse und danach befindet sich ein größeres Industrie und Gewerbegebiet. Nord-westlich kreuzt die Landstraße L 511 in ca. 330 m und und in ca. 500 m östlich die Landstraße L 631. Südlich befindet sich noch in ca. 1,8 km die BAB A 42 und in ca. 2,5 km der Rhein-Herne-Kanal mit Hafengebiet.</text:p>
          </table:table-cell>
          <table:table-cell table:number-columns-repeated="2"/>
          <table:table-cell office:value-type="string" calcext:value-type="string">
            <text:p>DENW364</text:p>
          </table:table-cell>
          <table:table-cell office:value-type="string" calcext:value-type="string">
            <text:p>0101000020E86400000000000074BA1541000000C0C9C75541</text:p>
          </table:table-cell>
          <table:table-cell office:value-type="string" calcext:value-type="string">
            <text:p>Verkehr</text:p>
          </table:table-cell>
          <table:table-cell office:value-type="float" office:value="59" calcext:value-type="float">
            <text:p>59</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052" calcext:value-type="float">
            <text:p>2052</text:p>
          </table:table-cell>
          <table:table-cell office:value-type="string" calcext:value-type="string">
            <text:p>VDIN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VDIN2</text:p>
          </table:table-cell>
          <table:table-cell office:value-type="string" calcext:value-type="string">
            <text:p>Dinslaken Wilhelm-Lantermann-Straße 33</text:p>
          </table:table-cell>
          <table:table-cell/>
          <table:table-cell office:value-type="string" calcext:value-type="string">
            <text:p>Luftqualitätsmessstelle</text:p>
          </table:table-cell>
          <table:table-cell office:value-type="string" calcext:value-type="string">
            <text:p>Die NO2-Passivsammler sind an einer Laterne vor Hausnummer 33 befestigt. Die Wilhelm-Lantermann-Straße verläuft zweispurig von Nordwest nach Südost. Die anliegenden Häuser sind mehrgeschossig. Südlich in 2 m Entfernung befindet sich ein Baum, dessen Baumkrone in ca. 3,50 m beginnt. Das südliche und westliche Umfeld besteht aus Wohn- und Geschäftsbebauung. In nord-östlicher Richtung befindet sich in ca. 150 m eine Eisenbahntrasse (Bahnhof) und in ca. 200 m ein Gewerbegebiet Dinslaken-Mitte. Die Landstraße L 1 führt ca. 180 m süd-östlich und die Bundesstraße B 8 ca. 850 m nord-westlich am Messort vorbei. Der Messpunkt befindet sich ca. 450 m nord-westlich der MCS Engineering GmbH (seid 2012 Efficient Provider Services GmbH) und anschließenden Gewerbegebiet.</text:p>
          </table:table-cell>
          <table:table-cell table:number-columns-repeated="2"/>
          <table:table-cell office:value-type="string" calcext:value-type="string">
            <text:p>DENW293</text:p>
          </table:table-cell>
          <table:table-cell office:value-type="string" calcext:value-type="string">
            <text:p>0101000020E86400000000000088F51441000000C018CD5541</text:p>
          </table:table-cell>
          <table:table-cell office:value-type="string" calcext:value-type="string">
            <text:p>Verkehr</text:p>
          </table:table-cell>
          <table:table-cell office:value-type="float" office:value="32" calcext:value-type="float">
            <text:p>32</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666" calcext:value-type="float">
            <text:p>666</text:p>
          </table:table-cell>
          <table:table-cell office:value-type="string" calcext:value-type="string">
            <text:p>VDOM</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VDOM</text:p>
          </table:table-cell>
          <table:table-cell office:value-type="string" calcext:value-type="string">
            <text:p>Dortmund Brackeler Straße</text:p>
          </table:table-cell>
          <table:table-cell/>
          <table:table-cell office:value-type="string" calcext:value-type="string">
            <text:p>Luftqualitätsmessstelle</text:p>
          </table:table-cell>
          <table:table-cell office:value-type="string" calcext:value-type="string">
            <text:p>Der Messcontainer steht nordöstlich des Stadtkerns auf dem Parkstreifen einer stark befahrenen, in Ost-West-Richtung verlaufenden Straße. Die Brackeler Straße ist beidseitig durchgehend mit mehrgeschossigen Wohn- und Geschäftshäusern bebaut. Im Norden und Osten schließen sich auf den ehemaligen Hüttenanlagen der Fa. Krupp-Hoesch zahlreiche Gewerbegebiete an. In der Brackeler Straße wachsen auf beiden Seiten Straßenbäume auf kleinen Grünflächen. Der nächstgelegene Baum steht ca. 2,5 m vom Container entfernt. Die Baumkrone beginnt in ca. 5 m Höhe.</text:p>
          </table:table-cell>
          <table:table-cell table:number-columns-repeated="2"/>
          <table:table-cell office:value-type="string" calcext:value-type="string">
            <text:p>DENW136</text:p>
          </table:table-cell>
          <table:table-cell office:value-type="string" calcext:value-type="string">
            <text:p>0101000020E864000000000000B41818410000008054C75541</text:p>
          </table:table-cell>
          <table:table-cell office:value-type="string" calcext:value-type="string">
            <text:p>Verkehr</text:p>
          </table:table-cell>
          <table:table-cell office:value-type="float" office:value="80" calcext:value-type="float">
            <text:p>80</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667" calcext:value-type="float">
            <text:p>667</text:p>
          </table:table-cell>
          <table:table-cell office:value-type="string" calcext:value-type="string">
            <text:p>VDOR</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VDOR</text:p>
          </table:table-cell>
          <table:table-cell office:value-type="string" calcext:value-type="string">
            <text:p>Dortmund Steinstraße</text:p>
          </table:table-cell>
          <table:table-cell/>
          <table:table-cell office:value-type="string" calcext:value-type="string">
            <text:p>Luftqualitätsmessstelle</text:p>
          </table:table-cell>
          <table:table-cell office:value-type="string" calcext:value-type="string">
            <text:p>Der Messcontainer steht auf einer Grünfläche an der Steinstraße, auf Höhe des Freiherr von Stein Platzes. Zwischen Gehweg und Fahrbahn befindet sich ein Taxi-Halteplatz. Die umliegenden Straßen sind mit mehrgeschossigen Wohn- und Geschäftshäusern bebaut, das unmittelbare Umfeld hat Platz-Charakter mit PKW-Parkplätzen und Grünflächen mit Bäumen, der Mittelstreifen der Steinstraße ist begrünt und mit großen Platanen bewachsen. Ca. 40 m westlich des Messcontainers verläuft die B 54 in Nord-Süd-Richtung.</text:p>
          </table:table-cell>
          <table:table-cell table:number-columns-repeated="2"/>
          <table:table-cell office:value-type="string" calcext:value-type="string">
            <text:p>DENW101</text:p>
          </table:table-cell>
          <table:table-cell office:value-type="string" calcext:value-type="string">
            <text:p>0101000020E864000000000000A0031841000000C0EDC65541</text:p>
          </table:table-cell>
          <table:table-cell office:value-type="string" calcext:value-type="string">
            <text:p>Verkehr</text:p>
          </table:table-cell>
          <table:table-cell office:value-type="float" office:value="79" calcext:value-type="float">
            <text:p>79</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668" calcext:value-type="float">
            <text:p>668</text:p>
          </table:table-cell>
          <table:table-cell office:value-type="string" calcext:value-type="string">
            <text:p>VDSR</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VDSR</text:p>
          </table:table-cell>
          <table:table-cell office:value-type="string" calcext:value-type="string">
            <text:p>Düsseldorf Südring</text:p>
          </table:table-cell>
          <table:table-cell/>
          <table:table-cell office:value-type="string" calcext:value-type="string">
            <text:p>Luftqualitätsmessstelle</text:p>
          </table:table-cell>
          <table:table-cell office:value-type="string" calcext:value-type="string">
            <text:p>Der Messcontainer steht im südwestlich gelegenen Stadtteil Bilk stadteinwärts an der sechsspurigen Bundesstraße 326. Südlich der Station befinden sich zahlreiche Eigenheime, nördlich ca. 50 m entfernt, befindet sich eine Autoreparaturwerkstatt. Zum weiteren Umfeld gehören Wohnbebauung und Gewerbebetriebe. Die BAB 46 verläuft ca. 800 m südöstlich und die Bundesstraße 1 ca. 400 m westlich zur Station. Zum Düsseldorfer Hafengebiet ist es ca. 2 km in nordwestlicher Richtung weit.</text:p>
          </table:table-cell>
          <table:table-cell table:number-columns-repeated="2"/>
          <table:table-cell office:value-type="string" calcext:value-type="string">
            <text:p>DENW354</text:p>
          </table:table-cell>
          <table:table-cell office:value-type="string" calcext:value-type="string">
            <text:p>0101000020E864000000000000D0F814410000008082A55541</text:p>
          </table:table-cell>
          <table:table-cell office:value-type="string" calcext:value-type="string">
            <text:p>Verkehr</text:p>
          </table:table-cell>
          <table:table-cell office:value-type="float" office:value="38" calcext:value-type="float">
            <text:p>38</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669" calcext:value-type="float">
            <text:p>669</text:p>
          </table:table-cell>
          <table:table-cell office:value-type="string" calcext:value-type="string">
            <text:p>VDUI</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VDUI</text:p>
          </table:table-cell>
          <table:table-cell office:value-type="string" calcext:value-type="string">
            <text:p>Duisburg Kardinal-Galen Straße</text:p>
          </table:table-cell>
          <table:table-cell/>
          <table:table-cell office:value-type="string" calcext:value-type="string">
            <text:p>Luftqualitätsmessstelle</text:p>
          </table:table-cell>
          <table:table-cell office:value-type="string" calcext:value-type="string">
            <text:p>Der Messcontainer steht auf dem Mittelstreifen einer stark befahrenen Durchgangsstraße am Rande der Duisburger Altstadt. Die Kardinal-Galen Straße ist beidseitig durchgehend mit mehrstöckigen Wohnhäusern bebaut. Auf dem Mittelstreifen stehen in lockerem Abstand große Platanen. Der nächste Baum ist ca. 8,6 m von der Station entfernt, die Baumkrone beginnt in einer Höhe von ca. 5 m (Stand August 2018). <text:s/>Die <text:s/>BAB A 59 verläuft ca. 250 m östlich und die und A 40 ca. <text:s/>1 km westlich der Station. Das Duisburger Hafengebiet beginnt etwa 500 m nördlich.</text:p>
          </table:table-cell>
          <table:table-cell table:number-columns-repeated="2"/>
          <table:table-cell office:value-type="string" calcext:value-type="string">
            <text:p>DENW112</text:p>
          </table:table-cell>
          <table:table-cell office:value-type="string" calcext:value-type="string">
            <text:p>0101000020E864000000000000C4101541000000803DBF5541</text:p>
          </table:table-cell>
          <table:table-cell office:value-type="string" calcext:value-type="string">
            <text:p>Verkehr</text:p>
          </table:table-cell>
          <table:table-cell office:value-type="float" office:value="36" calcext:value-type="float">
            <text:p>36</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671" calcext:value-type="float">
            <text:p>671</text:p>
          </table:table-cell>
          <table:table-cell office:value-type="string" calcext:value-type="string">
            <text:p>VEA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VEAE</text:p>
          </table:table-cell>
          <table:table-cell office:value-type="string" calcext:value-type="string">
            <text:p>Essen Gladbecker Straße</text:p>
          </table:table-cell>
          <table:table-cell/>
          <table:table-cell office:value-type="string" calcext:value-type="string">
            <text:p>Luftqualitätsmessstelle</text:p>
          </table:table-cell>
          <table:table-cell office:value-type="string" calcext:value-type="string">
            <text:p>Der Messcontainer steht auf einem Parkstreifen, unmittelbar an der vierspurigen Bundesstraße B 224. Die Gladbecker Straße ist beidseitig durchgehend mit mehrgeschossigen Wohngebäuden bebaut. In der Straße stehen einzelne kleine Straßenbäume. Der nächste Baum steht in ca. 1,4 m Abstand, die Krone beginnt in einer Höhe von ca. 3 m und hat einen Durchmesser von ca. 2 m (Stand August 2018). Gewerbegebiete befinden sich auf dem ehemaligen Krupp-Gelände, ca. 600 m südwestlich, bzw. 1 km nordwestlich der Station.</text:p>
          </table:table-cell>
          <table:table-cell table:number-columns-repeated="2"/>
          <table:table-cell office:value-type="string" calcext:value-type="string">
            <text:p>DENW134</text:p>
          </table:table-cell>
          <table:table-cell office:value-type="string" calcext:value-type="string">
            <text:p>0101000020E864000000000000201016410000008026C35541</text:p>
          </table:table-cell>
          <table:table-cell office:value-type="string" calcext:value-type="string">
            <text:p>Verkehr</text:p>
          </table:table-cell>
          <table:table-cell office:value-type="float" office:value="50" calcext:value-type="float">
            <text:p>50</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1807" calcext:value-type="float">
            <text:p>1807</text:p>
          </table:table-cell>
          <table:table-cell office:value-type="string" calcext:value-type="string">
            <text:p>VEFD3</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VEFD3</text:p>
          </table:table-cell>
          <table:table-cell office:value-type="string" calcext:value-type="string">
            <text:p>Essen Hombrucher Straße 21</text:p>
          </table:table-cell>
          <table:table-cell/>
          <table:table-cell office:value-type="string" calcext:value-type="string">
            <text:p>Luftqualitätsmessstelle</text:p>
          </table:table-cell>
          <table:table-cell office:value-type="string" calcext:value-type="string">
            <text:p>Die NO2-Passivsammler sind in der parallel zum Ruhrschnellweg (A 40 - in Fahrtrichtung Duisburg) führenden Straße an einer Laterne vor Hausnummer 21 befestigt, ca. 250 m nord-östlich vom Autobahndreieck Essen-Ost entfernt. Die Autobahn ist durch eine hohe Lärmschutzwand abgetrennt. Die Hombrucher Straße mündet in 190 m nordöstlicher Richtung auf die Landstraße L 20. In 250 m südlicher Richtung befindet sich eine Eisenbahntrasse. Mehrere Industrie und Gewerbegebiete befinden sich in 390 m nordwestlicher, in 770 m nordöstlicher und 500 m südöstlicher Richtung</text:p>
          </table:table-cell>
          <table:table-cell table:number-columns-repeated="2"/>
          <table:table-cell office:value-type="string" calcext:value-type="string">
            <text:p>DENW171</text:p>
          </table:table-cell>
          <table:table-cell office:value-type="string" calcext:value-type="string">
            <text:p>0101000020E864000000000000B43C164100000040D9C05541</text:p>
          </table:table-cell>
          <table:table-cell office:value-type="string" calcext:value-type="string">
            <text:p>Verkehr</text:p>
          </table:table-cell>
          <table:table-cell office:value-type="float" office:value="108" calcext:value-type="float">
            <text:p>108</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101" calcext:value-type="float">
            <text:p>2101</text:p>
          </table:table-cell>
          <table:table-cell office:value-type="string" calcext:value-type="string">
            <text:p>VEME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VEME2</text:p>
          </table:table-cell>
          <table:table-cell office:value-type="string" calcext:value-type="string">
            <text:p>Emmerich-Elten Schmidtstraße 3</text:p>
          </table:table-cell>
          <table:table-cell/>
          <table:table-cell office:value-type="string" calcext:value-type="string">
            <text:p>Luftqualitätsmessstelle</text:p>
          </table:table-cell>
          <table:table-cell office:value-type="string" calcext:value-type="string">
            <text:p>Die NO2-Passivsammler sind an einer Laterne an der Landstraße L 472, vor Hausnummer 3 befestigt. Der Messort befindet sich ca. 6,5 km nordwestlich der Stadt Emmerich an einer Hauptverkehrsstraße im Ortsteil Elten. Die Straße führt mittig durch den Ortsteil, ist ca. 6 m breit und als Autobahnumgehung ausgewiesen. Die mehrgeschossigen Wohnhäuser befinden sich, nur durch einen schmalen Gehweg getrennt, unmittelbar an der Fahrbahn. Die Landstraße kreuzt in 100 m südwestlicher Richtung die Bundesstraße B 8. Die niederländische Grenze befindet sich ca.1 km südwestlich und die Autobahn A 3 ist ca. 2 km nordöstlich gelegen.</text:p>
          </table:table-cell>
          <table:table-cell table:number-columns-repeated="2"/>
          <table:table-cell office:value-type="string" calcext:value-type="string">
            <text:p>DENW294</text:p>
          </table:table-cell>
          <table:table-cell office:value-type="string" calcext:value-type="string">
            <text:p>0101000020E8640000000000004C961241000000C0E0EF5541</text:p>
          </table:table-cell>
          <table:table-cell office:value-type="string" calcext:value-type="string">
            <text:p>Verkehr</text:p>
          </table:table-cell>
          <table:table-cell office:value-type="float" office:value="20" calcext:value-type="float">
            <text:p>20</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5">
          <table:table-cell office:value-type="float" office:value="517" calcext:value-type="float">
            <text:p>517</text:p>
          </table:table-cell>
          <table:table-cell office:value-type="string" calcext:value-type="string">
            <text:p>JHNK</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JHNK</text:p>
          </table:table-cell>
          <table:table-cell office:value-type="string" calcext:value-type="string">
            <text:p>Jüchen-Hochneukirch</text:p>
          </table:table-cell>
          <table:table-cell/>
          <table:table-cell office:value-type="string" calcext:value-type="string">
            <text:p>Luftqualitätsmessstelle</text:p>
          </table:table-cell>
          <table:table-cell office:value-type="string" calcext:value-type="string">
            <text:p>Die Station steht ca. 2,5 km westlich des Zentrums der Gemeinde Jüchen am südöstlichen Rand im Ortsteil Hochneukirch auf dem Parkplatz des Sportgeländes.</text:p>
            <text:p>Das westliche und nördliche Umfeld besteht aus Wohnbebauung und Kleingewerbe.</text:p>
            <text:p>Etwa 500 m südöstlich kreuzen sich die BAB A 46 und die BAB A 44 im Kreuz Holz.</text:p>
            <text:p>Etwa 600 m südlich beginnt der Braunkohletagebau Garzweiler II.</text:p>
          </table:table-cell>
          <table:table-cell table:number-columns-repeated="2"/>
          <table:table-cell office:value-type="string" calcext:value-type="string">
            <text:p>DENW337</text:p>
          </table:table-cell>
          <table:table-cell office:value-type="string" calcext:value-type="string">
            <text:p>0101000020E86400000000000008B4134100000000FC9A5541</text:p>
          </table:table-cell>
          <table:table-cell office:value-type="string" calcext:value-type="string">
            <text:p>Industrie</text:p>
          </table:table-cell>
          <table:table-cell office:value-type="float" office:value="83" calcext:value-type="float">
            <text:p>83</text:p>
          </table:table-cell>
          <table:table-cell office:value-type="string" calcext:value-type="string">
            <text:p>ländlich stadtnah</text:p>
          </table:table-cell>
          <table:table-cell office:value-type="float" office:value="103211000" calcext:value-type="float">
            <text:p>103211000</text:p>
          </table:table-cell>
        </table:table-row>
        <table:table-row table:style-name="ro1">
          <table:table-cell office:value-type="float" office:value="678" calcext:value-type="float">
            <text:p>678</text:p>
          </table:table-cell>
          <table:table-cell office:value-type="string" calcext:value-type="string">
            <text:p>VESN</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VESN</text:p>
          </table:table-cell>
          <table:table-cell office:value-type="string" calcext:value-type="string">
            <text:p>Essen-Ost Steeler Straße</text:p>
          </table:table-cell>
          <table:table-cell/>
          <table:table-cell office:value-type="string" calcext:value-type="string">
            <text:p>Luftqualitätsmessstelle</text:p>
          </table:table-cell>
          <table:table-cell office:value-type="string" calcext:value-type="string">
            <text:p>Der Messcontainer steht etwa 1 km östlich des Stadtzentrums von Essen auf einer Grünfläche im Kreuzungsbereich der Steeler Straße und der Markgrafenstraße (Zubringer zur A 40), der Messcontainer steht unmittelbar am Gehweg der Steeler Straße. <text:s text:c="2"/>Das Umfeld ist durchgehend mit mehrgeschossigen Wohnhäusern bebaut, unmittelbar am Messcontainer liegt der Dieter-Krebs-Platz mit Grünflächen, Bäumen und dem alten Wasserturm. Der nächstgelegene Baum ist ca. 4 m entfernt und ragt über den Messcontainer, die Baumkrone beginnt in einer Höhe von ca. 5 m (Stand September 2018).</text:p>
          </table:table-cell>
          <table:table-cell table:number-columns-repeated="2"/>
          <table:table-cell office:value-type="string" calcext:value-type="string">
            <text:p>DENW043</text:p>
          </table:table-cell>
          <table:table-cell office:value-type="string" calcext:value-type="string">
            <text:p>0101000020E864000000000000482A1641000000C033C05541</text:p>
          </table:table-cell>
          <table:table-cell office:value-type="string" calcext:value-type="string">
            <text:p>Verkehr</text:p>
          </table:table-cell>
          <table:table-cell office:value-type="float" office:value="113" calcext:value-type="float">
            <text:p>113</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679" calcext:value-type="float">
            <text:p>679</text:p>
          </table:table-cell>
          <table:table-cell office:value-type="string" calcext:value-type="string">
            <text:p>VGE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VGES</text:p>
          </table:table-cell>
          <table:table-cell office:value-type="string" calcext:value-type="string">
            <text:p>Gelsenkirchen Kurt-Schumacher-Straße</text:p>
          </table:table-cell>
          <table:table-cell/>
          <table:table-cell office:value-type="string" calcext:value-type="string">
            <text:p>Luftqualitätsmessstelle</text:p>
          </table:table-cell>
          <table:table-cell office:value-type="string" calcext:value-type="string">
            <text:p>Die Station steht im nördlich gelegenen Stadtteil Schalke stadteinwärts auf dem Parkstreifen einer von Nord nach Süd verlaufenen 4-spurigen Hauptstraße, getrennt in der Mitte durch Straßenbahnverkehr. Die Straße ist durchgehend mehrgeschossig bebaut. Zum direkten Umfeld gehören neben Wohnbebauung, Gewerbebetriebe auf den ehemaligen Zechengeländen Consolidation 1/6 und Industrieanlagen mit Metall verarbeitenden Betrieben. Die BAB A 42 schlängelt sich ca. 500 m nördlich an der Station vorbei. In der Kurt-Schumacher-Straße stehen einzelne Straßenbäume in kleinen Grünflächen auf den Parkstreifen. In ca. 5,5 m Entfernung steht ein kleiner Baum mit einem Kronendurchmesser von knapp 2 m (Stand August 2018). In ca. 4,5 m Entfernung steht eine Werbesäule auf dem Gehweg.</text:p>
          </table:table-cell>
          <table:table-cell table:number-columns-repeated="2"/>
          <table:table-cell office:value-type="string" calcext:value-type="string">
            <text:p>DENW208</text:p>
          </table:table-cell>
          <table:table-cell office:value-type="string" calcext:value-type="string">
            <text:p>0101000020E8640000000000006C681641000000C06FC85541</text:p>
          </table:table-cell>
          <table:table-cell office:value-type="string" calcext:value-type="string">
            <text:p>Verkehr</text:p>
          </table:table-cell>
          <table:table-cell office:value-type="float" office:value="36" calcext:value-type="float">
            <text:p>36</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681" calcext:value-type="float">
            <text:p>681</text:p>
          </table:table-cell>
          <table:table-cell office:value-type="string" calcext:value-type="string">
            <text:p>VGLG</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VGLG</text:p>
          </table:table-cell>
          <table:table-cell office:value-type="string" calcext:value-type="string">
            <text:p>Gladbeck Goethestraße</text:p>
          </table:table-cell>
          <table:table-cell/>
          <table:table-cell office:value-type="string" calcext:value-type="string">
            <text:p>Luftqualitätsmessstelle</text:p>
          </table:table-cell>
          <table:table-cell office:value-type="string" calcext:value-type="string">
            <text:p>Der Messcontainer steht auf dem Gehweg einer Nebenstraße. Auf beiden Seiten der Goethestraße stehen Bäume in kleinen Grünflächen. Der nächste Straßenbaum steht ca. 4 m entfernt, die Baumkrone beginnt in einer Höhe von etwa 5 m. Das Umfeld ist mit freistehenden Wohnhäusern bebaut, unmittelbar am Messcontainer liegt ein kleiner Garagenhof. Die gegenüberliegende Straßenseite besteht aus einer Grünfläche und Parkplätzen. <text:s/>Ca. 50 m südlich verläuft die B224 von Südwest nach Nordost, die in Ost-West-Richtung verlaufende A 2 liegt ca. 1,3 km südlich der Station.</text:p>
          </table:table-cell>
          <table:table-cell table:number-columns-repeated="2"/>
          <table:table-cell office:value-type="string" calcext:value-type="string">
            <text:p>DENW367</text:p>
          </table:table-cell>
          <table:table-cell office:value-type="string" calcext:value-type="string">
            <text:p>0101000020E864000000000000E004164100000080F7CC5541</text:p>
          </table:table-cell>
          <table:table-cell office:value-type="string" calcext:value-type="string">
            <text:p>Verkehr</text:p>
          </table:table-cell>
          <table:table-cell office:value-type="float" office:value="53" calcext:value-type="float">
            <text:p>53</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683" calcext:value-type="float">
            <text:p>683</text:p>
          </table:table-cell>
          <table:table-cell office:value-type="string" calcext:value-type="string">
            <text:p>VHAL</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VHAL</text:p>
          </table:table-cell>
          <table:table-cell office:value-type="string" calcext:value-type="string">
            <text:p>Halle(Westf.) Lange Str.</text:p>
          </table:table-cell>
          <table:table-cell/>
          <table:table-cell office:value-type="string" calcext:value-type="string">
            <text:p>Luftqualitätsmessstelle</text:p>
          </table:table-cell>
          <table:table-cell office:value-type="string" calcext:value-type="string">
            <text:p>Der Messcontainer steht östlich des Zentrums auf einem Parkstreifen an einer, an dieser Stelle <text:s/>von Südost nach Nordwest verlaufenen, zweispurigen Hauptstraße. Das west- und südliche direkte Umfeld besteht überwiegend aus Wohnbebauung, der Norden und Osten aus Gewerbe- und Industriegebäuden. Herauszuheben sind die Chemischen Betriebe von Degussa ca.400m östlich und das Edelstahlwerk Swiss Steel ca. 1,3km südwestlich. Die Autobahnen A43 und A44 verlaufen ca.3 km westlich bzw. 2 km nördlich an der Station vorbei.</text:p>
          </table:table-cell>
          <table:table-cell table:number-columns-repeated="2"/>
          <table:table-cell office:value-type="string" calcext:value-type="string">
            <text:p>DENW222</text:p>
          </table:table-cell>
          <table:table-cell office:value-type="string" calcext:value-type="string">
            <text:p>0101000020E864000000000000ECD71B4100000080E0005641</text:p>
          </table:table-cell>
          <table:table-cell office:value-type="string" calcext:value-type="string">
            <text:p>Verkehr</text:p>
          </table:table-cell>
          <table:table-cell office:value-type="float" office:value="130" calcext:value-type="float">
            <text:p>130</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684" calcext:value-type="float">
            <text:p>684</text:p>
          </table:table-cell>
          <table:table-cell office:value-type="string" calcext:value-type="string">
            <text:p>VHAM</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VHAM</text:p>
          </table:table-cell>
          <table:table-cell office:value-type="string" calcext:value-type="string">
            <text:p>Hagen Graf-von-Galen-Ring</text:p>
          </table:table-cell>
          <table:table-cell/>
          <table:table-cell office:value-type="string" calcext:value-type="string">
            <text:p>Luftqualitätsmessstelle</text:p>
          </table:table-cell>
          <table:table-cell office:value-type="string" calcext:value-type="string">
            <text:p>Die Station steht im Hagener Stadtzentrum an der vierspurigen Bundesstraße B 7, die im Bereich des Containers in Nord-Süd-Richtung verläuft. Die Straße ist beidseitig durchgehend mit mehrgeschossigen Wohn- und Geschäftshäusern bebaut. Auf dem Mittelstreifen und dem Seitenstreifen stehen Bäume in lockerem Abstand. Der nächste Straßenbaum steht ca. 8 m von der Station entfernt und hat eine Höhe von etwa 10 m. Der Haupt- und Busbahnhof liegt etwa 100 m südwestlich der Station, ca. 150 m nördlich kreuzt die Bundesstraße B 54.</text:p>
          </table:table-cell>
          <table:table-cell table:number-columns-repeated="2"/>
          <table:table-cell office:value-type="string" calcext:value-type="string">
            <text:p>DENW133</text:p>
          </table:table-cell>
          <table:table-cell office:value-type="string" calcext:value-type="string">
            <text:p>0101000020E86400000000000028FD174100000040E7B55541</text:p>
          </table:table-cell>
          <table:table-cell office:value-type="string" calcext:value-type="string">
            <text:p>Verkehr</text:p>
          </table:table-cell>
          <table:table-cell office:value-type="float" office:value="112" calcext:value-type="float">
            <text:p>112</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1714" calcext:value-type="float">
            <text:p>1714</text:p>
          </table:table-cell>
          <table:table-cell office:value-type="string" calcext:value-type="string">
            <text:p>VHER3</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VHER3</text:p>
          </table:table-cell>
          <table:table-cell office:value-type="string" calcext:value-type="string">
            <text:p>Herne Recklinghauser Straße 4/6</text:p>
          </table:table-cell>
          <table:table-cell/>
          <table:table-cell office:value-type="string" calcext:value-type="string">
            <text:p>Luftqualitätsmessstelle</text:p>
          </table:table-cell>
          <table:table-cell office:value-type="string" calcext:value-type="string">
            <text:p>Die NO2-Passivsammler sind am Verkehrsschild zwischen Hausnummer 4 und 6 befestigt. Es handelt sich um eine 4-spurige von Nord nach Süd verlaufende Landstraße L644 nahe der Auffahrt zum Emscherschnellweg (A 42), der südlich des Messpunktes verläuft. Der Straßenabschnitt ist eingerahmt von der A 42, die ca. 150m südlich und der B 226, die ca. 200 m nördlich am Messort vorbeiführen. Hinter der Bundesstraße befindet sich das große Hafengelände des Rhein-Herne-Kanals. Kraftwerke, Chemiebetriebe sowie weitere Gewerbebetriebe auf den ehemaligen Schachtanlagen der Zeche Fritz gehören zum erweiterten Umfeld. Ca. 45 m südlich befindet sich eine Eisenbahnlinie.</text:p>
          </table:table-cell>
          <table:table-cell table:number-columns-repeated="2"/>
          <table:table-cell office:value-type="string" calcext:value-type="string">
            <text:p>DENW369</text:p>
          </table:table-cell>
          <table:table-cell office:value-type="string" calcext:value-type="string">
            <text:p>0101000020E86400000000000038B0164100000080F6C95541</text:p>
          </table:table-cell>
          <table:table-cell office:value-type="string" calcext:value-type="string">
            <text:p>Verkehr</text:p>
          </table:table-cell>
          <table:table-cell office:value-type="float" office:value="38" calcext:value-type="float">
            <text:p>38</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1631" calcext:value-type="float">
            <text:p>1631</text:p>
          </table:table-cell>
          <table:table-cell office:value-type="string" calcext:value-type="string">
            <text:p>VHUE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VHUE2</text:p>
          </table:table-cell>
          <table:table-cell office:value-type="string" calcext:value-type="string">
            <text:p>Hürth Luxemburger Straße 344</text:p>
          </table:table-cell>
          <table:table-cell/>
          <table:table-cell office:value-type="string" calcext:value-type="string">
            <text:p>Luftqualitätsmessstelle</text:p>
          </table:table-cell>
          <table:table-cell office:value-type="string" calcext:value-type="string">
            <text:p>Die NO2-Passivsammler sind an einer Laterne unter einem Parkschild an der Bundesstraße B 265 befestigt, die von Süd-Westen in Richtung Nord-Osten verläuft. Das direkte Umfeld besteht aus mehrgeschossiger Wohnbebauung und Läden. Östlich, etwa 330 m vom Messpunkt entfernt verläuft eine Eisenbahnlinie (Güterbereich). In ca. 130 m nord-östlicher Richtung befinden sich die Landstraße L92 und in ca. 320 m süd-westlicher Richtung befindet sich die Landstraße L183. Die Autobahn A 4 verläuft ca. 2,5 km nord-östlich der Messstelle. Größere Gewerbegebiete (Hermülheim / Eifeltor) befinden sich ca. 380m westlich und ein kleineres ca. 600 m südlich vom Messpunkt.</text:p>
          </table:table-cell>
          <table:table-cell table:number-columns-repeated="2"/>
          <table:table-cell office:value-type="string" calcext:value-type="string">
            <text:p>DENW267</text:p>
          </table:table-cell>
          <table:table-cell office:value-type="string" calcext:value-type="string">
            <text:p>0101000020E86400000000000024751541000000406E825541</text:p>
          </table:table-cell>
          <table:table-cell office:value-type="string" calcext:value-type="string">
            <text:p>Verkehr</text:p>
          </table:table-cell>
          <table:table-cell office:value-type="float" office:value="65" calcext:value-type="float">
            <text:p>65</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690" calcext:value-type="float">
            <text:p>690</text:p>
          </table:table-cell>
          <table:table-cell office:value-type="string" calcext:value-type="string">
            <text:p>VKCL</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VKCL</text:p>
          </table:table-cell>
          <table:table-cell office:value-type="string" calcext:value-type="string">
            <text:p>Köln Clevischer Ring</text:p>
          </table:table-cell>
          <table:table-cell/>
          <table:table-cell office:value-type="string" calcext:value-type="string">
            <text:p>Luftqualitätsmessstelle</text:p>
          </table:table-cell>
          <table:table-cell office:value-type="string" calcext:value-type="string">
            <text:p>Der Messcontainer steht im nordöstlich gelegenen Stadtteil Mülheim stadteinwärts auf dem Parkstreifen der hier zusammenlaufenden Bundesstraßen B 8 und B 51. Auf Höhe des Messpunktes beginnt eine zusätzliche Abbiegespur zur Mülheimer Brücke, gegenüber beginnt eine Abbiegespur zum Parkhaus. Die Fahrbahnen sind durch einen ca. 3 m breiten Grünstreifen voneinander getrennt. Gegenüber der Station befindet sich eine ca. 8 m breite zweigleisige oberirdische Teilstrecke der U-Bahn hinter den Fahrbahnen. Auf der Seite des Containers ist der Clevische Ring durchgehend mit mehrgeschossigen Wohn- und Geschäftsgebäuden bebaut. Gegenüber liegt ein Geschäftsgebäude mit angeschlossenem Parkhaus. Der Seitenstreifen und der Mittelstreifen des Clevischen Rings sind mit hochstämmigen Platanen bewachsen. Der nächstgelegene Straßenbaum ist ca. 3 m vom Container-Mittelpunkt entfernt. Die Baumkrone beginnt in einer Höhe von ca. 5 bis 5,5 m.</text:p>
          </table:table-cell>
          <table:table-cell table:number-columns-repeated="2"/>
          <table:table-cell office:value-type="string" calcext:value-type="string">
            <text:p>DENW211</text:p>
          </table:table-cell>
          <table:table-cell office:value-type="string" calcext:value-type="string">
            <text:p>0101000020E86400000000000018F7154100000000398B5541</text:p>
          </table:table-cell>
          <table:table-cell office:value-type="string" calcext:value-type="string">
            <text:p>Verkehr</text:p>
          </table:table-cell>
          <table:table-cell office:value-type="float" office:value="53" calcext:value-type="float">
            <text:p>53</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1861" calcext:value-type="float">
            <text:p>1861</text:p>
          </table:table-cell>
          <table:table-cell office:value-type="string" calcext:value-type="string">
            <text:p>VKL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VKLS</text:p>
          </table:table-cell>
          <table:table-cell office:value-type="string" calcext:value-type="string">
            <text:p>Köln Luxemburger Straße</text:p>
          </table:table-cell>
          <table:table-cell/>
          <table:table-cell office:value-type="string" calcext:value-type="string">
            <text:p>Luftqualitätsmessstelle</text:p>
          </table:table-cell>
          <table:table-cell office:value-type="string" calcext:value-type="string">
            <text:p>Die NO2-Passivsammler hängen an einem Mast an der Bundesstraße B265 vor Haus Nr. 181-183 (Hackländer Haus). Die von SW nach NO verlaufende Bundesstraße ist in diesem Bereich vierspurig. Die Straßenseiten werden durch eine U-Bahnlinie getrennt. Die Bebauung ist undurchbrochen und mehrgeschossig. Der Rhein befindet sich ca. 2,5 km östlich des Messpunktes. Süd-Östlich, etwa 420 m vom Messpunkt entfernt verläuft eine Eisenbahntrasse. Ein größeres Gewerbegebiet befindet sich ca. 1,2 km östlich vom Messpunkt. Die BAB A4 befindet sich ca. 3 km südlich des Messpunktes und kreuzt in ca. 4,5 km BAB A555. Die BAB A1 befindet sich ca. 6,6 km westlicher Richtung In ca. 1,1 km nord-östlicher Richtung mündet die B 265 in die Bundesstraße B9 und B55. Ca. 30m nord-östlich befindet sich die Landstraße L100.</text:p>
          </table:table-cell>
          <table:table-cell table:number-columns-repeated="2"/>
          <table:table-cell office:value-type="string" calcext:value-type="string">
            <text:p>DENW336</text:p>
          </table:table-cell>
          <table:table-cell office:value-type="string" calcext:value-type="string">
            <text:p>0101000020E864000000000000DCA5154100000040BB865541</text:p>
          </table:table-cell>
          <table:table-cell office:value-type="string" calcext:value-type="string">
            <text:p>Verkehr</text:p>
          </table:table-cell>
          <table:table-cell office:value-type="float" office:value="56" calcext:value-type="float">
            <text:p>56</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692" calcext:value-type="float">
            <text:p>692</text:p>
          </table:table-cell>
          <table:table-cell office:value-type="string" calcext:value-type="string">
            <text:p>VKTU</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VKTU</text:p>
          </table:table-cell>
          <table:table-cell office:value-type="string" calcext:value-type="string">
            <text:p>Köln Turiner Straße</text:p>
          </table:table-cell>
          <table:table-cell/>
          <table:table-cell office:value-type="string" calcext:value-type="string">
            <text:p>Luftqualitätsmessstelle</text:p>
          </table:table-cell>
          <table:table-cell office:value-type="string" calcext:value-type="string">
            <text:p>Die Station steht im nördlichen Bereich der Innenstadt in Richtung Hbf. auf dem Gehweg einer von Nord nach Süd verlaufenen sechsspurigen Hauptstraße. Die Turiner Straße ist durchgehend mit mehrgeschossigen Wohn- und Gechäftshäusern <text:s/>bebaut. Auf dem Seitenstreifen stehen Bäume in lockerem Abstand, der nächste Baum steht ca. 1 m neben dem Messcontainer, die Krone beginnt in einer Höhe von ca. 5 m. Die Bundesstraßen B 9 und B 51 führen ca. 600 m westlich bzw. 400 m östlich an der Station vorbei. Die A 57 endet ca. 2 km nordwestlich.</text:p>
          </table:table-cell>
          <table:table-cell table:number-columns-repeated="2"/>
          <table:table-cell office:value-type="string" calcext:value-type="string">
            <text:p>DENW212</text:p>
          </table:table-cell>
          <table:table-cell office:value-type="string" calcext:value-type="string">
            <text:p>0101000020E864000000000000D4C21541000000C09E895541</text:p>
          </table:table-cell>
          <table:table-cell office:value-type="string" calcext:value-type="string">
            <text:p>Verkehr</text:p>
          </table:table-cell>
          <table:table-cell office:value-type="float" office:value="55" calcext:value-type="float">
            <text:p>55</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693" calcext:value-type="float">
            <text:p>693</text:p>
          </table:table-cell>
          <table:table-cell office:value-type="string" calcext:value-type="string">
            <text:p>VLEG</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VLEG</text:p>
          </table:table-cell>
          <table:table-cell office:value-type="string" calcext:value-type="string">
            <text:p>Leverkusen Gustav-Heinemann-Straße</text:p>
          </table:table-cell>
          <table:table-cell/>
          <table:table-cell office:value-type="string" calcext:value-type="string">
            <text:p>Luftqualitätsmessstelle</text:p>
          </table:table-cell>
          <table:table-cell office:value-type="string" calcext:value-type="string">
            <text:p>Der Messcontainer steht im Stadtteil Manfort auf dem Grünstreifen neben der an dieser Stelle 5-spurigen L 290. Das direkte Umfeld besteht aus aufgelockerter Wohnbebauung mit einzelnen Gewerbebetrieben. Hinter dem Grünstreifen befindet sich ein Wende-/Parkplatz. Ca. 50 m westlich der Station verläuft in einer Höhe von ca. 6 m die Autobahn A 3 hinter einer Lärmschutzwand. Das Autobahnkreuz Leverkusen, das die A 3 mit der A 1 verbindet, ist ca. 1 km in nördlicher Richtung entfernt. Die Bayer Betriebe erstrecken sich ca. 2 km südwestlich zur Station.</text:p>
          </table:table-cell>
          <table:table-cell table:number-columns-repeated="2"/>
          <table:table-cell office:value-type="string" calcext:value-type="string">
            <text:p>DENW355</text:p>
          </table:table-cell>
          <table:table-cell office:value-type="string" calcext:value-type="string">
            <text:p>0101000020E8640000000000004001164100000000AA925541</text:p>
          </table:table-cell>
          <table:table-cell office:value-type="string" calcext:value-type="string">
            <text:p>Verkehr</text:p>
          </table:table-cell>
          <table:table-cell office:value-type="float" office:value="49" calcext:value-type="float">
            <text:p>49</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3">
          <table:table-cell office:value-type="float" office:value="697" calcext:value-type="float">
            <text:p>697</text:p>
          </table:table-cell>
          <table:table-cell office:value-type="string" calcext:value-type="string">
            <text:p>VMGF</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VMGF</text:p>
          </table:table-cell>
          <table:table-cell office:value-type="string" calcext:value-type="string">
            <text:p>Mönchengladbach Friedrich-Ebert-Straße</text:p>
          </table:table-cell>
          <table:table-cell/>
          <table:table-cell office:value-type="string" calcext:value-type="string">
            <text:p>Luftqualitätsmessstelle</text:p>
          </table:table-cell>
          <table:table-cell office:value-type="string" calcext:value-type="string">
            <text:p>Der Messcontainer steht im südlich gelegenen Stadtteil Rheydt auf dem Parkstreifen einer von Nord nach Süd verlaufenen zweispurigen Hauptstraße. Die Friedrich-Ebert-Straße ist durchgehend mit mehrgeschossigen Wohn- und Geschäftshäusern bebaut.</text:p>
            <text:p>Die Autobahnen A 52 und A 61 verlaufen ca. 6 km nördlich, bzw. ca. 2,5 km westlich.</text:p>
          </table:table-cell>
          <table:table-cell table:number-columns-repeated="2"/>
          <table:table-cell office:value-type="string" calcext:value-type="string">
            <text:p>DENW259</text:p>
          </table:table-cell>
          <table:table-cell office:value-type="string" calcext:value-type="string">
            <text:p>0101000020E8640000000000001898134100000080D9A25541</text:p>
          </table:table-cell>
          <table:table-cell office:value-type="string" calcext:value-type="string">
            <text:p>Verkehr</text:p>
          </table:table-cell>
          <table:table-cell office:value-type="float" office:value="65" calcext:value-type="float">
            <text:p>65</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699" calcext:value-type="float">
            <text:p>699</text:p>
          </table:table-cell>
          <table:table-cell office:value-type="string" calcext:value-type="string">
            <text:p>VMHA</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VMHA</text:p>
          </table:table-cell>
          <table:table-cell office:value-type="string" calcext:value-type="string">
            <text:p>Mülheim Aktienstr.</text:p>
          </table:table-cell>
          <table:table-cell/>
          <table:table-cell office:value-type="string" calcext:value-type="string">
            <text:p>Luftqualitätsmessstelle</text:p>
          </table:table-cell>
          <table:table-cell office:value-type="string" calcext:value-type="string">
            <text:p>Der Messcontainer steht im Stadtteil Winkhausen stadtauswärts auf dem Parkstreifen einer von Südwest nach Nordost verlaufenen Hauptverkehrsstraße. Sie ist vierspurig, steil ansteigend und hat an dieser Stelle eine geschlossenen Wohnbebauung (vier- bis fünfgeschossig). Das gesamte Umfeld hat Stadtcharakter. Zur Autobahn A40 ist es ca. 1,2 km in nordöstlicher Richtung weit. Die Mannesmann Röhrenwerke mit Gewerbepark beginnen ca. 1 km westlich zur Station.</text:p>
          </table:table-cell>
          <table:table-cell table:number-columns-repeated="2"/>
          <table:table-cell office:value-type="string" calcext:value-type="string">
            <text:p>DENW187</text:p>
          </table:table-cell>
          <table:table-cell office:value-type="string" calcext:value-type="string">
            <text:p>0101000020E864000000000000DC971541000000405EBF5541</text:p>
          </table:table-cell>
          <table:table-cell office:value-type="string" calcext:value-type="string">
            <text:p>Verkehr</text:p>
          </table:table-cell>
          <table:table-cell office:value-type="float" office:value="80" calcext:value-type="float">
            <text:p>80</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702" calcext:value-type="float">
            <text:p>702</text:p>
          </table:table-cell>
          <table:table-cell office:value-type="string" calcext:value-type="string">
            <text:p>VMS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VMS2</text:p>
          </table:table-cell>
          <table:table-cell office:value-type="string" calcext:value-type="string">
            <text:p>Münster Weseler Straße</text:p>
          </table:table-cell>
          <table:table-cell/>
          <table:table-cell office:value-type="string" calcext:value-type="string">
            <text:p>Luftqualitätsmessstelle</text:p>
          </table:table-cell>
          <table:table-cell office:value-type="string" calcext:value-type="string">
            <text:p>Der Messcontainer steht westlich des Stadtkerns auf dem Gehweg der von Nord nach Süd verlaufenen Bundesstraße B 219. Die Straße ist hier 4-spurig plus einer stadtauswärts verlaufenen Linksabbiegerspur. Die Weseler Straße ist beidseitig durchgehend mit mehrgeschossigen Wohn- und Geschäftshäusern bebaut. Auf der Straßenseite des Messcontainers stehen einzelne Straßenbäume in kleinen Grünflächen. Der nächstgelegene Baum ist ca. 2,8 m entfernt, die Baumkrone beginnt in einer Höhe von etwa 3,5 m (Stand September 2018). Im Ladengeschäft unmittelbar am Messcontainer wird eine Textilpflege betrieben, es ist nicht erkennbar, dass Emissionen unmittelbar in Richtung des Messcontainers abgegeben werden.</text:p>
          </table:table-cell>
          <table:table-cell table:number-columns-repeated="2"/>
          <table:table-cell office:value-type="string" calcext:value-type="string">
            <text:p>DENW260</text:p>
          </table:table-cell>
          <table:table-cell office:value-type="string" calcext:value-type="string">
            <text:p>0101000020E8640000000000000CBA184100000080D1F55541</text:p>
          </table:table-cell>
          <table:table-cell office:value-type="string" calcext:value-type="string">
            <text:p>Verkehr</text:p>
          </table:table-cell>
          <table:table-cell office:value-type="float" office:value="66" calcext:value-type="float">
            <text:p>66</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1805" calcext:value-type="float">
            <text:p>1805</text:p>
          </table:table-cell>
          <table:table-cell office:value-type="string" calcext:value-type="string">
            <text:p>VMSB</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VMSB</text:p>
          </table:table-cell>
          <table:table-cell office:value-type="string" calcext:value-type="string">
            <text:p>Münster Bült</text:p>
          </table:table-cell>
          <table:table-cell/>
          <table:table-cell office:value-type="string" calcext:value-type="string">
            <text:p>Luftqualitätsmessstelle</text:p>
          </table:table-cell>
          <table:table-cell office:value-type="string" calcext:value-type="string">
            <text:p>Die NO2-Passivsammler befinden sich an einer Laterne, mit einem Abstandshalter vor Haus Nr. 18. Der Messort befindet an der von Nord-West nach Süd-Ost verlaufenden 2-spurigen Landstraße L 843. Er befindet sich nahe der Altstadt, ca. 70 m entfernt von einem Busbahnhof. Die anliegenden Häuser verfügen beidseitig über mehrgeschossige Wohnbebauung und Läden. Größere Industrie und Gewerbegebiete befinden sich ca. 1,4 km süd-östlich und dort befindet sich auch ein Hafen (Dortmund-Ems-Kanal). Östlich, etwa 500 m vom Messpunkt entfernt verläuft eine Eisenbahntrasse (Hauptbahnhof). Ca. 350 m süd-östlich beginnt die Landstraße L 586 und ca. 1,1km nord-westlich kreuzt die Bundestraße B 54.</text:p>
          </table:table-cell>
          <table:table-cell table:number-columns-repeated="2"/>
          <table:table-cell office:value-type="string" calcext:value-type="string">
            <text:p>DENW269</text:p>
          </table:table-cell>
          <table:table-cell office:value-type="string" calcext:value-type="string">
            <text:p>0101000020E8640000000000003CC7184100000080E5F65541</text:p>
          </table:table-cell>
          <table:table-cell office:value-type="string" calcext:value-type="string">
            <text:p>Verkehr</text:p>
          </table:table-cell>
          <table:table-cell office:value-type="float" office:value="63" calcext:value-type="float">
            <text:p>63</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267" calcext:value-type="float">
            <text:p>2267</text:p>
          </table:table-cell>
          <table:table-cell office:value-type="string" calcext:value-type="string">
            <text:p>DOMA</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0557" calcext:value-type="float">
            <text:p>40557</text:p>
          </table:table-cell>
          <table:table-cell office:value-type="string" calcext:value-type="string">
            <text:p>DOMA</text:p>
          </table:table-cell>
          <table:table-cell office:value-type="string" calcext:value-type="string">
            <text:p>Dortmund Mallinckrodtstraße 192</text:p>
          </table:table-cell>
          <table:table-cell/>
          <table:table-cell office:value-type="string" calcext:value-type="string">
            <text:p>Luftqualitätsmessstelle</text:p>
          </table:table-cell>
          <table:table-cell office:value-type="string" calcext:value-type="string">
            <text:p>Die NO2-Passivsammler sind am Stamm eines Baumes vor Hausnr. 192 der vierspurigen, von Westen nach Osten verlaufenden Mallinckrodtstraße (K16) befestigt. Die Häuser im Bereich des Messpunkts sind 6-geschossig und stellen eine beidseitige, durchgehende Bebauung dar. In ca. 4,85 km W kreuzt sich die K16 mit der A45 und dient als direkte Zuleitungsstraße in die B54 in ca. 360 m O, welche wiederum, von N und S kommend, Zuleitungsstraße und Teil des inneren Stadtrings in ca. 830 m S der Dortmunder Innenstadt ist. Zwei Landstraßen münden in den inneren Stadtring aus jeweils zwei entgegengesetzten Richtungen: Die L684 in ca. 1,02 km OSO und die L663 in ca. 1,12 km S. In ca. 2,85 km S verläuft die B1, welche sich in ca. 2,9 km SSO mit der B54 kreuzt. In ca. 640 m S beginnt die Bahntrasse des Hbf, welche sich nach W hin in kleinere Bahntrassen nach N, W und S aufteilt. Es gibt mehrere Industrie-und Gewerbegebiete im Bereich des Messpunktes: Der Dortmunder Hafen beginnt bereits in ca. 630 m NW, ist mit Bahntrassen an das Schienennetz angebunden und hat zum S hin Anbindung an ein Industriegebiet. Ein größeres Industrie-und Gewerbegebiet erstreckt sich in ca. 1,4 km OSO mehrere Kilometer nach O hin und ein kleineres Gewerbegebiet befindet sich in ca. 850 m NO und erstreckt sich weiter Richtung N.</text:p>
          </table:table-cell>
          <table:table-cell table:number-columns-repeated="2"/>
          <table:table-cell office:value-type="string" calcext:value-type="string">
            <text:p>DENW408</text:p>
          </table:table-cell>
          <table:table-cell office:value-type="string" calcext:value-type="string">
            <text:p>0101000020E8640000000000005CFA1741000000C06BC75541</text:p>
          </table:table-cell>
          <table:table-cell office:value-type="string" calcext:value-type="string">
            <text:p>Verkehr</text:p>
          </table:table-cell>
          <table:table-cell office:value-type="float" office:value="74" calcext:value-type="float">
            <text:p>74</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277" calcext:value-type="float">
            <text:p>2277</text:p>
          </table:table-cell>
          <table:table-cell office:value-type="string" calcext:value-type="string">
            <text:p>HAB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0557" calcext:value-type="float">
            <text:p>40557</text:p>
          </table:table-cell>
          <table:table-cell office:value-type="string" calcext:value-type="string">
            <text:p>HABE</text:p>
          </table:table-cell>
          <table:table-cell office:value-type="string" calcext:value-type="string">
            <text:p>Hagen Bergischer Ring 32</text:p>
          </table:table-cell>
          <table:table-cell/>
          <table:table-cell office:value-type="string" calcext:value-type="string">
            <text:p>Luftqualitätsmessstelle</text:p>
          </table:table-cell>
          <table:table-cell office:value-type="string" calcext:value-type="string">
            <text:p>Die NO2-Passivsammler sind per Abstandshalter an einem Schildermast vor Hausnr. 32 der vierspurigen, von Südwesten nach Nordosten verlaufenden Straße Bergischer Ring (L700) befestigt. Die Häuser im Bereich des Messpunkts sind fünfgeschossig und stellen eine durchgehende Bebauung dar. In ca. 430 m Richtung NO mündet der Bergische Ring in die B54. Die A45 befindet sich in ca. 2,9 km in Richtung ONO und kreuzt sich in 3,2 km Entfernung Richtung NO mit der A46, welche als Zubringer der Saarlandstraße dient. In 1,06 km nordwestlich vom Messpunkt befindet sich eine Bahntrasse und ab ca. 1,2 km Richtung NW beginnt die Bahntrasse des Hbf. Ein großes Industriegebiet erstreckt sich nordwestlich ab 1,65 km Entfernung entlang des Volme, einem Nebenfluss der Ruhr. Das Industriegebiet ist über Bahntrassen mit dem in 4,6 km in nordwestlicher Richtung gelegenen Güterbahnhof verbunden. In 3,7 km Richtung NO befindet sich ein größeres Industriegebiet, welches sich entlang des Flusses Lenne erstreckt. Ein weiteres Industriegebiet erstreckt sich ca. 850 m südöstlich entlang des Flusses Volme.</text:p>
          </table:table-cell>
          <table:table-cell table:number-columns-repeated="2"/>
          <table:table-cell office:value-type="string" calcext:value-type="string">
            <text:p>DENW404</text:p>
          </table:table-cell>
          <table:table-cell office:value-type="string" calcext:value-type="string">
            <text:p>0101000020E86400000000000010081841000000C005B55541</text:p>
          </table:table-cell>
          <table:table-cell office:value-type="string" calcext:value-type="string">
            <text:p>Verkehr</text:p>
          </table:table-cell>
          <table:table-cell office:value-type="float" office:value="115" calcext:value-type="float">
            <text:p>115</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287" calcext:value-type="float">
            <text:p>2287</text:p>
          </table:table-cell>
          <table:table-cell office:value-type="string" calcext:value-type="string">
            <text:p>VDOM3</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0557" calcext:value-type="float">
            <text:p>40557</text:p>
          </table:table-cell>
          <table:table-cell office:value-type="string" calcext:value-type="string">
            <text:p>VDOM3</text:p>
          </table:table-cell>
          <table:table-cell office:value-type="string" calcext:value-type="string">
            <text:p>Dortmund Borsigstraße 53</text:p>
          </table:table-cell>
          <table:table-cell/>
          <table:table-cell office:value-type="string" calcext:value-type="string">
            <text:p>Luftqualitätsmessstelle</text:p>
          </table:table-cell>
          <table:table-cell office:value-type="string" calcext:value-type="string">
            <text:p>Die NO2-Passivsammler sind an einem Lichtmast knapp vor Hausnr. 53 an der zweispurigen, von WNW nach OSO verlaufenden Borsigstraße (K16) befestigt. Die Häuser im Bereich des Messpunkts sind 5-6-geschossig und stellen eine durchgehende, beidseitige Bebauung dar. In ca. 1,2 km WSW verläuft die B54, welche als Zuleitungsstraße in den Kernbereich der Dortmunder Innenstadt, von N und S kommend, auch Teil des inneren Stadtrings in ca. 1 km SW ist. Zwei Landstraßen münden in den inneren Stadtring aus jeweils zwei entgegengesetzten Richtung: Die L684 aus Nord-Süd-Richtung, welche den Messpunkt in ca. 615 m WNW passiert und die L663 aus West-Ost-Richtung, welche am Messpunkt in ca. 1,06 km SSW vorbeiführt. In ca. 2,5 km SSO verläuft der B1, welche sich in ca. 3,5 km SO mit der B236 und in ca. 2,9 km SSW mit der B54 kreuzt. In ca. 110 m OSO befindet sich der Borsigplatz, welcher als großer Verkehrsknotenpunkt den Verkehr in die K17 verteilt. In 380 m SSO und 290 m WNW verlaufen zwei Bahntrassen, die sich in den Hbf in ca. 1,2 km WSW vereinen und von dort in großen Bahntrassenkreuzen nach N, S und W verlaufen. Es gibt mehrere Industrie-und Gewerbegebiete im Bereich des Messpunkts: Der Dortmunder Hafen beginnt ab ca. 1,95 km WNW und hat zum S hin Anbindung an ein Industriegebiet. Ein größeres Gewerbegebiet beginnt in ca. 400 m SSO und erstreckt sich mehrere Kilometer Richtung O. Ein weiteres größeres Gewerbegebiet schließt sich dem oben genannten Gewerbegebiet in ca. 1,45 km ONO an. Ein kleineres Gewerbegebiet beginnt in ca. 240 WNW und erstreckt sich weiter Richtung N.</text:p>
          </table:table-cell>
          <table:table-cell table:number-columns-repeated="2"/>
          <table:table-cell office:value-type="string" calcext:value-type="string">
            <text:p>DENW411</text:p>
          </table:table-cell>
          <table:table-cell office:value-type="string" calcext:value-type="string">
            <text:p>0101000020E864000000000000741418410000000065C75541</text:p>
          </table:table-cell>
          <table:table-cell office:value-type="string" calcext:value-type="string">
            <text:p>Verkehr</text:p>
          </table:table-cell>
          <table:table-cell office:value-type="float" office:value="77" calcext:value-type="float">
            <text:p>77</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288" calcext:value-type="float">
            <text:p>2288</text:p>
          </table:table-cell>
          <table:table-cell office:value-type="string" calcext:value-type="string">
            <text:p>VMEB3</text:p>
          </table:table-cell>
          <table:table-cell office:value-type="float" office:value="303211000" calcext:value-type="float">
            <text:p>303211000</text:p>
          </table:table-cell>
          <table:table-cell office:value-type="string" calcext:value-type="string">
            <text:p>FB 42 / FB43</text:p>
          </table:table-cell>
          <table:table-cell office:value-type="float" office:value="40557" calcext:value-type="float">
            <text:p>40557</text:p>
          </table:table-cell>
          <table:table-cell office:value-type="string" calcext:value-type="string">
            <text:p>VMEB3</text:p>
          </table:table-cell>
          <table:table-cell office:value-type="string" calcext:value-type="string">
            <text:p>Mettmann Breite Straße 5</text:p>
          </table:table-cell>
          <table:table-cell/>
          <table:table-cell office:value-type="string" calcext:value-type="string">
            <text:p>Luftqualitätsmessstelle</text:p>
          </table:table-cell>
          <table:table-cell office:value-type="string" calcext:value-type="string">
            <text:p>Die NO2-Passivsammler befinden sich an einer Laterne in 2,70 m Höhe. Der Messort befindet sich ortsmittig an einer eingeschränkten 2-spurigen Straße. Die ca. 100 m lange und 15 m breite Straße mit mehrgeschossigen Wohn- und Geschäftshäusern liegt in einem Talkessel. Südlich, etwa 170 m vom Messpunkt entfernt verläuft eine Eisenbahnlinie (Bahnhof). Die BAB A3 befindet ca. 4,5 km westlich. Industrie- und Gewerbegebiete befinden sich ca. 600 m süd-westlich und ca. 500 m nord-östlich.</text:p>
          </table:table-cell>
          <table:table-cell table:number-columns-repeated="2"/>
          <table:table-cell office:value-type="string" calcext:value-type="string">
            <text:p>DENW394</text:p>
          </table:table-cell>
          <table:table-cell office:value-type="string" calcext:value-type="string">
            <text:p>0101000020E86400000000000030E815410000000074AA5541</text:p>
          </table:table-cell>
          <table:table-cell office:value-type="string" calcext:value-type="string">
            <text:p>Verkehr</text:p>
          </table:table-cell>
          <table:table-cell office:value-type="float" office:value="116" calcext:value-type="float">
            <text:p>116</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003" calcext:value-type="float">
            <text:p>2003</text:p>
          </table:table-cell>
          <table:table-cell office:value-type="string" calcext:value-type="string">
            <text:p>VNEB</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VNEB</text:p>
          </table:table-cell>
          <table:table-cell office:value-type="string" calcext:value-type="string">
            <text:p>Neuss Batteriestraße</text:p>
          </table:table-cell>
          <table:table-cell/>
          <table:table-cell office:value-type="string" calcext:value-type="string">
            <text:p>Luftqualitätsmessstelle</text:p>
          </table:table-cell>
          <table:table-cell office:value-type="string" calcext:value-type="string">
            <text:p>Die NO2-Passivsammler sind an einem Laternenmast, vor der Stadtmauer von Nord-West nach Süd-Ost verlaufenden Straße, in Höhe des Marienberg Gymnasiums befestigt. Im Bereich des Messortes ist die Straße 3-spurig. Die Hafenbecken des Rheins befinden sich hinter dem gegenüberliegenden Parkhaus. Nord-westlich in ca. 800 m Entfernung verläuft eine Eisenbahntrasse (Bahnhof) und die Straße endet in ca. 860 m in die Landstraße L380. Die BAB A 52 liegt nördlich in ca. 4 km Entfernung und die von Norden nach Süden um den Messort verlaufende BAB A 57 ist ca. 1,6 km entfernt. Die BAB A 46 Richtung Neuss endet ca. 3 km südlich des Messpunktes, in Richtung Wuppertal beginnt sie ca. 6 km süd-östlich.</text:p>
          </table:table-cell>
          <table:table-cell table:number-columns-repeated="2"/>
          <table:table-cell office:value-type="string" calcext:value-type="string">
            <text:p>DENW290</text:p>
          </table:table-cell>
          <table:table-cell office:value-type="string" calcext:value-type="string">
            <text:p>0101000020E864000000000000BCAE144100000000AEA55541</text:p>
          </table:table-cell>
          <table:table-cell office:value-type="string" calcext:value-type="string">
            <text:p>Verkehr</text:p>
          </table:table-cell>
          <table:table-cell office:value-type="float" office:value="34" calcext:value-type="float">
            <text:p>34</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1898" calcext:value-type="float">
            <text:p>1898</text:p>
          </table:table-cell>
          <table:table-cell office:value-type="string" calcext:value-type="string">
            <text:p>VNEM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VNEM2</text:p>
          </table:table-cell>
          <table:table-cell office:value-type="string" calcext:value-type="string">
            <text:p>Neuss Friedrichstraße 29</text:p>
          </table:table-cell>
          <table:table-cell/>
          <table:table-cell office:value-type="string" calcext:value-type="string">
            <text:p>Luftqualitätsmessstelle</text:p>
          </table:table-cell>
          <table:table-cell office:value-type="string" calcext:value-type="string">
            <text:p>Die NO2-Passivsammler sind an einer Laterne vor der Hausnummer 29 auf einer von Nord nach Süd verlaufenden Straße befestigt. Links und rechts der Straße stehen mehrgeschossige Wohngebäude. Das gesamte Umfeld besteht aus Wohnbebauung. Ca. 160 m südlich mündet die Friedrichstraße in einem Knotenpunkt. Dort befindet sich die Landstraße L380 und die Landstraße L137. Ca. 550 m nord-östlich vom Messpunkt befindet sich das Hafenbecken (Zollhafen) mit anschließenden Industrie- und Gewerbeflächen. Süd-Westlich befindet sich in ca. 1,1 km ein größeres Gewerbegebiet. Um den Messplatz herum in ca. 870m Entfernung verläuft eine Eisenbahntrasse (Bahnhof). Östlich, etwa 520 m vom Messpunkt entfernt verläuft eine Eisenbahnlinie (Güter) und der Rhein ist ca. 2,5 km entfernt. Auch um den Messplatz herum in ca. 1,8 km Entfernung verläuft die BAB A57. Diese wird im Süd-Westen in ca. 2 km von der BAB A46 gekreuzt.</text:p>
          </table:table-cell>
          <table:table-cell table:number-columns-repeated="2"/>
          <table:table-cell office:value-type="string" calcext:value-type="string">
            <text:p>DENW172</text:p>
          </table:table-cell>
          <table:table-cell office:value-type="string" calcext:value-type="string">
            <text:p>0101000020E86400000000000044AD144100000080F1A45541</text:p>
          </table:table-cell>
          <table:table-cell office:value-type="string" calcext:value-type="string">
            <text:p>Verkehr</text:p>
          </table:table-cell>
          <table:table-cell office:value-type="float" office:value="40" calcext:value-type="float">
            <text:p>40</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705" calcext:value-type="float">
            <text:p>705</text:p>
          </table:table-cell>
          <table:table-cell office:value-type="string" calcext:value-type="string">
            <text:p>VOBM</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VOBM</text:p>
          </table:table-cell>
          <table:table-cell office:value-type="string" calcext:value-type="string">
            <text:p>Oberhausen Mülheimer Straße</text:p>
          </table:table-cell>
          <table:table-cell/>
          <table:table-cell office:value-type="string" calcext:value-type="string">
            <text:p>Luftqualitätsmessstelle</text:p>
          </table:table-cell>
          <table:table-cell office:value-type="string" calcext:value-type="string">
            <text:p>Der Messcontainer steht stadtmittig auf dem Parkstreifen der von Nord nach Süd verlaufenden Bundesstraße 223. Sie verbindet die beiden Autobahnen A 40 und A 42 und läuft im Norden in die Autobahn A 516. Die Straße ist vierspurig mit geschlossener Wohn- und Geschäftsbebauung. Das Vordach des angrenzenden Ladengescäfts ist ca. 2,5 m vom Container-Mittelpunkt entfernt. Das gesamte Umfeld hat Stadtcharakter. Zu den Mannesmann Röhrenwerken ist es ca. 2,5 km in südlicher Richtung.</text:p>
          </table:table-cell>
          <table:table-cell table:number-columns-repeated="2"/>
          <table:table-cell office:value-type="string" calcext:value-type="string">
            <text:p>DENW188</text:p>
          </table:table-cell>
          <table:table-cell office:value-type="string" calcext:value-type="string">
            <text:p>0101000020E8640000000000004C761541000000C019C35541</text:p>
          </table:table-cell>
          <table:table-cell office:value-type="string" calcext:value-type="string">
            <text:p>Verkehr</text:p>
          </table:table-cell>
          <table:table-cell office:value-type="float" office:value="47" calcext:value-type="float">
            <text:p>47</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1634" calcext:value-type="float">
            <text:p>1634</text:p>
          </table:table-cell>
          <table:table-cell office:value-type="string" calcext:value-type="string">
            <text:p>VSCH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VSCH2</text:p>
          </table:table-cell>
          <table:table-cell office:value-type="string" calcext:value-type="string">
            <text:p>Schwerte Hörder Straße 13</text:p>
          </table:table-cell>
          <table:table-cell/>
          <table:table-cell office:value-type="string" calcext:value-type="string">
            <text:p>Luftqualitätsmessstelle</text:p>
          </table:table-cell>
          <table:table-cell office:value-type="string" calcext:value-type="string">
            <text:p>Die NO2-Passivsammler hängen an einem Mast unterhalb eines Straßenschildes vor Haus Nr. 13 an der von Nord nach Süd verlaufenden Bundesstraße B 236 mit einer Fahrspur je Richtung. Die Bebauung ist teilweise unterbrochen und mehrgeschossig. Der Messort befindet sich zwischen zwei Eisenbahnbrücken (ca. 30 m nördlich und ca. 50 m südlich). Gegenüber des Messortes mündet eine Nebenstraße in die B 236, der Einfluss durch zusätzliche Belüftung ist gegenüber dem Einfluss der umliegenden Bahntrassen als gering einzustufen. Ein größeres Industriegebiet (ND PressTec GmbH und Gießerei) befindet sich ca. 100 m westlich, südwestlich vom Messpunkt. Ca. 1 km östlich befindet sich ein Gewerbe- und Industriegebiet (u.a. Metallverarbeitung). Ca. 100 m südlich beginnt die Landstraße L648 und in süd-östlicher Richtung kreuzt in ca. 840 m die Landstraße L673. In ca. 1 km kreuzt die BAB A1.</text:p>
          </table:table-cell>
          <table:table-cell table:number-columns-repeated="2"/>
          <table:table-cell office:value-type="string" calcext:value-type="string">
            <text:p>DENW365</text:p>
          </table:table-cell>
          <table:table-cell office:value-type="string" calcext:value-type="string">
            <text:p>0101000020E864000000000000D06C184100000080E0BE5541</text:p>
          </table:table-cell>
          <table:table-cell office:value-type="string" calcext:value-type="string">
            <text:p>Verkehr</text:p>
          </table:table-cell>
          <table:table-cell office:value-type="float" office:value="128" calcext:value-type="float">
            <text:p>128</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710" calcext:value-type="float">
            <text:p>710</text:p>
          </table:table-cell>
          <table:table-cell office:value-type="string" calcext:value-type="string">
            <text:p>VSGK</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VSGK</text:p>
          </table:table-cell>
          <table:table-cell office:value-type="string" calcext:value-type="string">
            <text:p>Solingen Kon.-Aden.-str</text:p>
          </table:table-cell>
          <table:table-cell/>
          <table:table-cell office:value-type="string" calcext:value-type="string">
            <text:p>Luftqualitätsmessstelle</text:p>
          </table:table-cell>
          <table:table-cell office:value-type="string" calcext:value-type="string">
            <text:p>Die Station steht innerstädtisch auf dem Parkstreifen der von Nord nach Süd verlaufenen vierspurigen Bundesstraße B 224. Die Konrad-Adenauerstraße ist durchgehend mit mehrgeschossigen Wohn- und Geschäftshäusern bebaut. Auf dem Mittelstreifen ist ebenfalls eine Grünfläche angelegt. Das Vordach des Ladengeschäfts ist ca. 2,6 m entfernt und ca. 2,5 m hoch. In ca. 600 m Entfernung führt die Bundesstraße B 229 südlich an der Station vorbei.</text:p>
          </table:table-cell>
          <table:table-cell table:number-columns-repeated="2"/>
          <table:table-cell office:value-type="string" calcext:value-type="string">
            <text:p>DENW206</text:p>
          </table:table-cell>
          <table:table-cell office:value-type="string" calcext:value-type="string">
            <text:p>0101000020E864000000000000E0571641000000803DA25541</text:p>
          </table:table-cell>
          <table:table-cell office:value-type="string" calcext:value-type="string">
            <text:p>Verkehr</text:p>
          </table:table-cell>
          <table:table-cell office:value-type="float" office:value="222" calcext:value-type="float">
            <text:p>222</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712" calcext:value-type="float">
            <text:p>712</text:p>
          </table:table-cell>
          <table:table-cell office:value-type="string" calcext:value-type="string">
            <text:p>VWEL</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VWEL</text:p>
          </table:table-cell>
          <table:table-cell office:value-type="string" calcext:value-type="string">
            <text:p>Wuppertal Gathe</text:p>
          </table:table-cell>
          <table:table-cell/>
          <table:table-cell office:value-type="string" calcext:value-type="string">
            <text:p>Luftqualitätsmessstelle</text:p>
          </table:table-cell>
          <table:table-cell office:value-type="string" calcext:value-type="string">
            <text:p>Der Messcontainer steht im Stadtteil Elberfeld stadteinwärts an einer vierspurigen Straße. Die Straße ist beidseitig durchgehend mit mehrgeschossigen Wohn- und Geschäftshäusern bebaut. Nördlich und südlich der Station verlaufen von West nach Ost in einer Entfernung von ca. 1 km und 600 m die Autobahn A 46 und die Bundesstraße B 7. Im Bereich des Messcontainers verläuft der Gehweg teilweise unter dem Überbau des anliegenden Gebäudes. Der Überbau ist ca. 4,4 m vom Container-Mittelpunkt entfernt. Unmittelbar am Container beginnt eine Bus-Spur, die nächste Bushaltestelle ist ca. 40 m entfernt.</text:p>
          </table:table-cell>
          <table:table-cell table:number-columns-repeated="2"/>
          <table:table-cell office:value-type="string" calcext:value-type="string">
            <text:p>DENW189</text:p>
          </table:table-cell>
          <table:table-cell office:value-type="string" calcext:value-type="string">
            <text:p>0101000020E864000000000000C4A01641000000404FAB5541</text:p>
          </table:table-cell>
          <table:table-cell office:value-type="string" calcext:value-type="string">
            <text:p>Verkehr</text:p>
          </table:table-cell>
          <table:table-cell office:value-type="float" office:value="158" calcext:value-type="float">
            <text:p>158</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716" calcext:value-type="float">
            <text:p>716</text:p>
          </table:table-cell>
          <table:table-cell office:value-type="string" calcext:value-type="string">
            <text:p>WALS</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WALS</text:p>
          </table:table-cell>
          <table:table-cell office:value-type="string" calcext:value-type="string">
            <text:p>Duisburg-Walsum</text:p>
          </table:table-cell>
          <table:table-cell/>
          <table:table-cell office:value-type="string" calcext:value-type="string">
            <text:p>Luftqualitätsmessstelle</text:p>
          </table:table-cell>
          <table:table-cell office:value-type="string" calcext:value-type="string">
            <text:p>Die Station steht vor einem Schulgelände innerhalb eines Wohngebietes. Ca. 750 m östlich verläuft die Duisburger Stadtautobahn A 59, sowie 250 m westlich die B 8 in Nord-Süd-Richtung. Im weiteren Umfeld erstrecken sich von Nord nach Süd ein Kohlekraftwerk, Zechenanlagen sowie eine Papierfabrik. Eine Kokerei und <text:s/>Stahlwerke schließen sich entlang des Rheins in südlicher Richtung an.</text:p>
          </table:table-cell>
          <table:table-cell table:number-columns-repeated="2"/>
          <table:table-cell office:value-type="string" calcext:value-type="string">
            <text:p>DENW034</text:p>
          </table:table-cell>
          <table:table-cell office:value-type="string" calcext:value-type="string">
            <text:p>0101000020E864000000000000DCFB144100000040AAC85541</text:p>
          </table:table-cell>
          <table:table-cell office:value-type="string" calcext:value-type="string">
            <text:p>Industrie</text:p>
          </table:table-cell>
          <table:table-cell office:value-type="float" office:value="17" calcext:value-type="float">
            <text:p>17</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2">
          <table:table-cell office:value-type="float" office:value="718" calcext:value-type="float">
            <text:p>718</text:p>
          </table:table-cell>
          <table:table-cell office:value-type="string" calcext:value-type="string">
            <text:p>WAST</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WAST</text:p>
          </table:table-cell>
          <table:table-cell office:value-type="string" calcext:value-type="string">
            <text:p>Warstein</text:p>
          </table:table-cell>
          <table:table-cell/>
          <table:table-cell office:value-type="string" calcext:value-type="string">
            <text:p>Luftqualitätsmessstelle</text:p>
          </table:table-cell>
          <table:table-cell office:value-type="string" calcext:value-type="string">
            <text:p>Die Station steht auf einem befestigten Platz am östlichen Ortsrand.</text:p>
            <text:p>Etwa 6 m westlich verläuft eine zweispurige Straße, die vorrangig als Zufahrt zu Steinbrüchen genutzt wird. Die Steinbrüche beginnen etwa 400 m südöstlich des Stationsstandortes und erstrecken sich weiter in südlicher Richtung.</text:p>
            <text:p>Die Bundesstraße B 55 ist ca. 450 m von der Station entfernt.</text:p>
          </table:table-cell>
          <table:table-cell table:number-columns-repeated="2"/>
          <table:table-cell office:value-type="string" calcext:value-type="string">
            <text:p>DENW181</text:p>
          </table:table-cell>
          <table:table-cell office:value-type="string" calcext:value-type="string">
            <text:p>0101000020E86400000000000060CE1B41000000C0B4BD5541</text:p>
          </table:table-cell>
          <table:table-cell office:value-type="string" calcext:value-type="string">
            <text:p>Industrie</text:p>
          </table:table-cell>
          <table:table-cell office:value-type="float" office:value="315" calcext:value-type="float">
            <text:p>315</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060" calcext:value-type="float">
            <text:p>2060</text:p>
          </table:table-cell>
          <table:table-cell office:value-type="string" calcext:value-type="string">
            <text:p>WIM3</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WIM3</text:p>
          </table:table-cell>
          <table:table-cell office:value-type="string" calcext:value-type="string">
            <text:p>Witten-Mitte</text:p>
          </table:table-cell>
          <table:table-cell/>
          <table:table-cell office:value-type="string" calcext:value-type="string">
            <text:p>Luftqualitätsmessstelle</text:p>
          </table:table-cell>
          <table:table-cell office:value-type="string" calcext:value-type="string">
            <text:p>Das Feldgerät steht am südwestlichen Rand des Stadtzentrums von Witten auf einem Parkplatz direkt vor dem Saalbau (Kulturforum). Das Edelstahlwerk erstreckt sich ca. 200 m westsüdwestlich des Messstandortes. Somit liegt der Messstandort in Hauptwindrichtung des Emittenten. Die Schlackeverladung erfolgt ca. 150 m südlich des Messstandortes. Zwischen Stahlwerk und Messstation verläuft eine Bahnstrecke. Der südliche Stationshintergrund ist durch das Ruhrtal geprägt. Der nördliche Bereich hat städtischen Charakter. Im Bereich des Edelstahlwerks wurden bereits 1999 (WIMI), 2005/2006 sowie 2010 (WIM2) Messungen durchgeführt. Die damaligen Messorte sind weniger als 150 m vom aktuellen Standort entfernt.</text:p>
          </table:table-cell>
          <table:table-cell table:number-columns-repeated="2"/>
          <table:table-cell office:value-type="string" calcext:value-type="string">
            <text:p>DENW375</text:p>
          </table:table-cell>
          <table:table-cell office:value-type="string" calcext:value-type="string">
            <text:p>0101000020E8640000000000009C721741000000C0BBBD5541</text:p>
          </table:table-cell>
          <table:table-cell office:value-type="string" calcext:value-type="string">
            <text:p>Industrie</text:p>
          </table:table-cell>
          <table:table-cell office:value-type="float" office:value="93" calcext:value-type="float">
            <text:p>93</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1956" calcext:value-type="float">
            <text:p>1956</text:p>
          </table:table-cell>
          <table:table-cell office:value-type="string" calcext:value-type="string">
            <text:p>WIZE</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WIZE</text:p>
          </table:table-cell>
          <table:table-cell office:value-type="string" calcext:value-type="string">
            <text:p>Witten-Zentrum</text:p>
          </table:table-cell>
          <table:table-cell/>
          <table:table-cell office:value-type="string" calcext:value-type="string">
            <text:p>Luftqualitätsmessstelle</text:p>
          </table:table-cell>
          <table:table-cell office:value-type="string" calcext:value-type="string">
            <text:p>Die NO2-Passivsammler sind am Mast eines Verkehrsschildes vor der Hausnummer 13 befestigt. Der Messpunkt befindet sich an einer 2-spurigen mit beidseitigen Parkmöglichkeiten versehenen von Nord nach Süd verlaufenden Landstraße L525 in der Stadtmitte. Das direkte Umfeld besteht aus mehrgeschossiger Wohnbebauung und Läden. Ca. 620 m westlich befindet sich eine Eisenbahntrasse (Hauptbahnhof). Die in West-Ost-Richtung verlaufende Autobahn A 44 ist ca. 2 km nördlich vom Messpunkt entfernt. Um den Messplatz herum in ca. 1 km Entfernung verläuft die Bundesstraße B226. Ca. 400 m südlich beginnt die Landstraße L660 und nördlich in ca. 700 m mündet die Landstraße L525 in die Landstraße L625. Größeres Industriegebiet und Gewerbepark befindet sich ca. 500 m nord-östlich (z.B. Evonik). Ca. 670 m süd-westlich Industriegebiete (Deutsche Edelstahlwerke) und ca. 630 m nord-westlich vom Messpunkt entfernt.</text:p>
          </table:table-cell>
          <table:table-cell table:number-columns-repeated="2"/>
          <table:table-cell office:value-type="string" calcext:value-type="string">
            <text:p>DENW239</text:p>
          </table:table-cell>
          <table:table-cell office:value-type="string" calcext:value-type="string">
            <text:p>0101000020E864000000000000C07617410000004047BE5541</text:p>
          </table:table-cell>
          <table:table-cell office:value-type="string" calcext:value-type="string">
            <text:p>Verkehr</text:p>
          </table:table-cell>
          <table:table-cell office:value-type="float" office:value="105" calcext:value-type="float">
            <text:p>105</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736" calcext:value-type="float">
            <text:p>736</text:p>
          </table:table-cell>
          <table:table-cell office:value-type="string" calcext:value-type="string">
            <text:p>WULA</text:p>
          </table:table-cell>
          <table:table-cell office:value-type="float" office:value="303211000" calcext:value-type="float">
            <text:p>303211000</text:p>
          </table:table-cell>
          <table:table-cell office:value-type="string" calcext:value-type="string">
            <text:p>FB 42 / FB43</text:p>
          </table:table-cell>
          <table:table-cell office:value-type="float" office:value="850" calcext:value-type="float">
            <text:p>850</text:p>
          </table:table-cell>
          <table:table-cell office:value-type="string" calcext:value-type="string">
            <text:p>WULA</text:p>
          </table:table-cell>
          <table:table-cell office:value-type="string" calcext:value-type="string">
            <text:p>Wuppertal-Langerfeld</text:p>
          </table:table-cell>
          <table:table-cell/>
          <table:table-cell office:value-type="string" calcext:value-type="string">
            <text:p>Luftqualitätsmessstelle</text:p>
          </table:table-cell>
          <table:table-cell office:value-type="string" calcext:value-type="string">
            <text:p>Die Station steht an einem Hang auf dem Parkplatz einer Kleingartenanlage im Stadtteil Langerfeld innerhalb eines Wohngebietes. Etwa 200 m südlich und 30 m tiefergelegen verläuft die Bundesstraße B7. Unmittelbar an der Bundesstraße liegt eine Gummi- und Kunststofffabrik.</text:p>
          </table:table-cell>
          <table:table-cell table:number-columns-repeated="2"/>
          <table:table-cell office:value-type="string" calcext:value-type="string">
            <text:p>DENW114</text:p>
          </table:table-cell>
          <table:table-cell office:value-type="string" calcext:value-type="string">
            <text:p>0101000020E86400000000000090FD16410000008001AD5541</text:p>
          </table:table-cell>
          <table:table-cell office:value-type="string" calcext:value-type="string">
            <text:p>Hintergrund</text:p>
          </table:table-cell>
          <table:table-cell office:value-type="float" office:value="186" calcext:value-type="float">
            <text:p>186</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258" calcext:value-type="float">
            <text:p>2258</text:p>
          </table:table-cell>
          <table:table-cell office:value-type="string" calcext:value-type="string">
            <text:p>VOBD</text:p>
          </table:table-cell>
          <table:table-cell office:value-type="float" office:value="303211000" calcext:value-type="float">
            <text:p>303211000</text:p>
          </table:table-cell>
          <table:table-cell office:value-type="string" calcext:value-type="string">
            <text:p>FB 42 / FB43</text:p>
          </table:table-cell>
          <table:table-cell office:value-type="float" office:value="39974" calcext:value-type="float">
            <text:p>39974</text:p>
          </table:table-cell>
          <table:table-cell office:value-type="string" calcext:value-type="string">
            <text:p>VOBD</text:p>
          </table:table-cell>
          <table:table-cell office:value-type="string" calcext:value-type="string">
            <text:p>Oberhausen Duisburger Straße</text:p>
          </table:table-cell>
          <table:table-cell/>
          <table:table-cell office:value-type="string" calcext:value-type="string">
            <text:p>Luftqualitätsmessstelle</text:p>
          </table:table-cell>
          <table:table-cell office:value-type="string" calcext:value-type="string">
            <text:p>Der Messcontainer steht an der zweispurigen, von SW nach NO verlaufenden Duisburger Straße (L 452) vor Hausnr. 208. Die Häuser im Bereich des Messpunkts sind 5-geschossig und stellen eine beidseitige Bebauung mit wenigen Lücken dar. Die Duisburger Straße kreuzt die K 19 in 160 m Richtung SW in einer großen Kreuzung, in ca. 350 m Richtung NO die L 215 und in 550 m SW beginnt die L 447. In ca. 1,2 km Richtung NW verläuft die A 42 welche sich in ca. 2 km Richtung NW in einem großen Autobahnkreuz mit der A 3 kreuzt. In ca. 2,75 km Richtung SSO verläuft die A 40, die sich ebenfalls in 4,65 km Richtung SW mit der A 3 kreuzt. In 1,45 km Richtung O verläuft die B 223, welche die A 40 mit der A 42 verbindet. In ca. 160 m Richtung NW und 700 m Richtung SO verlaufen parallel zur Duisburger Straße große Bahntrassen, welche sich in ca. 850 m Richtung NO kreuzen. Ca. 1 km Richtung NW befindet sich der Rhein-Herne-Kanal mit mehreren angrenzenden Industrie-und Gewerbegebieten. Ca. 4 km Richtung S verläuft die als Schifffahrtskanal ausgebaute Ruhr.</text:p>
          </table:table-cell>
          <table:table-cell table:style-name="ce1" office:value-type="string" calcext:value-type="string">
            <text:p>2020-12-16 00:00:00</text:p>
          </table:table-cell>
          <table:table-cell/>
          <table:table-cell office:value-type="string" calcext:value-type="string">
            <text:p>DENW415</text:p>
          </table:table-cell>
          <table:table-cell office:value-type="string" calcext:value-type="string">
            <text:p>0101000020E864000000000000905F1541000000C085C35541</text:p>
          </table:table-cell>
          <table:table-cell office:value-type="string" calcext:value-type="string">
            <text:p>Verkehr</text:p>
          </table:table-cell>
          <table:table-cell office:value-type="float" office:value="35" calcext:value-type="float">
            <text:p>35</text:p>
          </table:table-cell>
          <table:table-cell office:value-type="string" calcext:value-type="string">
            <text:p>städtisches Gebiet</text:p>
          </table:table-cell>
          <table:table-cell office:value-type="float" office:value="103211000" calcext:value-type="float">
            <text:p>103211000</text:p>
          </table:table-cell>
        </table:table-row>
        <table:table-row table:style-name="ro1">
          <table:table-cell office:value-type="float" office:value="2259" calcext:value-type="float">
            <text:p>2259</text:p>
          </table:table-cell>
          <table:table-cell office:value-type="string" calcext:value-type="string">
            <text:p>WES2</text:p>
          </table:table-cell>
          <table:table-cell office:value-type="float" office:value="303211000" calcext:value-type="float">
            <text:p>303211000</text:p>
          </table:table-cell>
          <table:table-cell office:value-type="string" calcext:value-type="string">
            <text:p>FB 42 / FB43</text:p>
          </table:table-cell>
          <table:table-cell office:value-type="float" office:value="39974" calcext:value-type="float">
            <text:p>39974</text:p>
          </table:table-cell>
          <table:table-cell office:value-type="string" calcext:value-type="string">
            <text:p>WES2</text:p>
          </table:table-cell>
          <table:table-cell office:value-type="string" calcext:value-type="string">
            <text:p>Wesel-Obrighoven</text:p>
          </table:table-cell>
          <table:table-cell/>
          <table:table-cell office:value-type="string" calcext:value-type="string">
            <text:p>Luftqualitätsmessstelle</text:p>
          </table:table-cell>
          <table:table-cell office:value-type="string" calcext:value-type="string">
            <text:p>Die Station steht etwa 2,5 km nordöstlich des Stadtzentrums neben einen Bolzplatz am östlichen Rand der Gemeinde Obrighoven. Im unmittelbaren Stationsumfeld befinden sich ausschließlich landwirtschaftlich genutzte Flächen. Die Bundesstraße B 70 verläuft ca. 600 m nordwestlich und die B 58 verläuft ca. 1,5 km südlich an der Station vorbei. Ein Gewerbe-/Industriegebiet liegt ca. 2 km westlich der Station.</text:p>
          </table:table-cell>
          <table:table-cell table:style-name="ce1" office:value-type="string" calcext:value-type="string">
            <text:p>2020-11-19 00:00:00</text:p>
          </table:table-cell>
          <table:table-cell/>
          <table:table-cell office:value-type="string" calcext:value-type="string">
            <text:p>DENW405</text:p>
          </table:table-cell>
          <table:table-cell office:value-type="string" calcext:value-type="string">
            <text:p>0101000020E864000000000000249F14410000004019D95541</text:p>
          </table:table-cell>
          <table:table-cell office:value-type="string" calcext:value-type="string">
            <text:p>Hintergrund</text:p>
          </table:table-cell>
          <table:table-cell/>
          <table:table-cell office:value-type="string" calcext:value-type="string">
            <text:p>ländlich stadtnah</text:p>
          </table:table-cell>
          <table:table-cell office:value-type="float" office:value="103211000" calcext:value-type="float">
            <text:p>103211000</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meta:document-statistic meta:table-count="1" meta:cell-count="8969" meta:object-count="0"/>
  </office:meta>
</office:document-meta>
</file>